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language="cs" fo:country="CZ" officeooo:rsid="33a241c7" officeooo:paragraph-rsid="33a241c7"/>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style="normal" fo:font-weight="normal" style:font-style-asian="normal" style:font-weight-asian="normal" style:font-style-complex="normal" style:font-weight-complex="normal"/>
    </style:style>
    <style:style style:name="P26" style:family="paragraph" style:parent-style-name="Text_20_body">
      <style:text-properties fo:font-style="normal" fo:font-weight="normal" officeooo:paragraph-rsid="336dd01b" style:font-style-asian="normal" style:font-weight-asian="normal" style:font-style-complex="normal" style:font-weight-complex="normal"/>
    </style:style>
    <style:style style:name="P27" style:family="paragraph" style:parent-style-name="Text_20_body">
      <style:text-properties fo:font-style="normal" fo:font-weight="normal" officeooo:rsid="2fbfcbc4" officeooo:paragraph-rsid="336ec5c1" style:font-style-asian="normal" style:font-weight-asian="normal" style:font-style-complex="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fo:font-weight="bold" officeooo:paragraph-rsid="2b9995d8" style:font-weight-asian="bold" style:font-weight-complex="bold"/>
    </style:style>
    <style:style style:name="P30" style:family="paragraph" style:parent-style-name="Text_20_body">
      <style:text-properties fo:font-weight="bold" officeooo:paragraph-rsid="2bca5b60" style:font-weight-asian="bold" style:font-weight-complex="bold"/>
    </style:style>
    <style:style style:name="P31" style:family="paragraph" style:parent-style-name="Text_20_body">
      <style:text-properties fo:font-weight="bold" officeooo:paragraph-rsid="2bcdcece" style:font-weight-asian="bold" style:font-weight-complex="bold"/>
    </style:style>
    <style:style style:name="P32" style:family="paragraph" style:parent-style-name="Text_20_body">
      <style:text-properties fo:font-weight="bold" officeooo:rsid="2bd5c778" officeooo:paragraph-rsid="2bd5c778" style:font-weight-asian="bold" style:font-weight-complex="bold"/>
    </style:style>
    <style:style style:name="P33" style:family="paragraph" style:parent-style-name="Text_20_body">
      <style:text-properties fo:font-weight="bold" officeooo:rsid="2bca5b60" officeooo:paragraph-rsid="2bca5b60" style:font-weight-asian="bold" style:font-weight-complex="bold"/>
    </style:style>
    <style:style style:name="P34" style:family="paragraph" style:parent-style-name="Text_20_body">
      <style:text-properties fo:font-weight="bold" officeooo:paragraph-rsid="2bdf96d1" style:font-weight-asian="bold" style:font-weight-complex="bold"/>
    </style:style>
    <style:style style:name="P35" style:family="paragraph" style:parent-style-name="Text_20_body">
      <style:text-properties fo:font-weight="bold" officeooo:paragraph-rsid="2e83110c" style:font-weight-asian="bold" style:font-weight-complex="bold"/>
    </style:style>
    <style:style style:name="P36" style:family="paragraph" style:parent-style-name="Text_20_body">
      <style:text-properties fo:font-weight="bold" officeooo:paragraph-rsid="30e3e9c0" style:font-weight-asian="bold" style:font-weight-complex="bold"/>
    </style:style>
    <style:style style:name="P37" style:family="paragraph" style:parent-style-name="Text_20_body">
      <style:text-properties fo:font-weight="bold" officeooo:rsid="3100d386" officeooo:paragraph-rsid="3100d386" style:font-weight-asian="bold" style:font-weight-complex="bold"/>
    </style:style>
    <style:style style:name="P38" style:family="paragraph" style:parent-style-name="Text_20_body">
      <style:text-properties fo:font-weight="bold" officeooo:rsid="327e7733" officeooo:paragraph-rsid="327e7733" style:font-weight-asian="bold" style:font-weight-complex="bold"/>
    </style:style>
    <style:style style:name="P39" style:family="paragraph" style:parent-style-name="Text_20_body">
      <style:text-properties fo:font-weight="bold" officeooo:paragraph-rsid="32d63187" style:font-weight-asian="bold" style:font-weight-complex="bold"/>
    </style:style>
    <style:style style:name="P40" style:family="paragraph" style:parent-style-name="Text_20_body">
      <style:text-properties fo:font-weight="bold" officeooo:paragraph-rsid="32d95dcd" style:font-weight-asian="bold" style:font-weight-complex="bold"/>
    </style:style>
    <style:style style:name="P41" style:family="paragraph" style:parent-style-name="Text_20_body">
      <style:text-properties fo:font-weight="bold" officeooo:rsid="333b6e8c" officeooo:paragraph-rsid="335198a6" style:font-weight-asian="bold" style:font-weight-complex="bold"/>
    </style:style>
    <style:style style:name="P42" style:family="paragraph" style:parent-style-name="Text_20_body">
      <style:text-properties style:font-name="Georgia3" fo:font-size="18pt" officeooo:rsid="25dfe54b" style:font-size-asian="18pt" style:font-size-complex="18pt"/>
    </style:style>
    <style:style style:name="P43" style:family="paragraph" style:parent-style-name="Text_20_body">
      <style:text-properties officeooo:paragraph-rsid="2b9995d8"/>
    </style:style>
    <style:style style:name="P44" style:family="paragraph" style:parent-style-name="Text_20_body">
      <style:text-properties officeooo:paragraph-rsid="2b9a50b8"/>
    </style:style>
    <style:style style:name="P45" style:family="paragraph" style:parent-style-name="Text_20_body">
      <style:text-properties officeooo:rsid="2b9a50b8" officeooo:paragraph-rsid="2b9a50b8"/>
    </style:style>
    <style:style style:name="P46" style:family="paragraph" style:parent-style-name="Text_20_body">
      <style:text-properties officeooo:paragraph-rsid="2b9fc56a"/>
    </style:style>
    <style:style style:name="P47" style:family="paragraph" style:parent-style-name="Text_20_body">
      <style:text-properties officeooo:paragraph-rsid="2ba6c530"/>
    </style:style>
    <style:style style:name="P48" style:family="paragraph" style:parent-style-name="Text_20_body">
      <style:text-properties officeooo:rsid="2ba79455" officeooo:paragraph-rsid="2ba79455"/>
    </style:style>
    <style:style style:name="P49" style:family="paragraph" style:parent-style-name="Text_20_body">
      <style:text-properties officeooo:paragraph-rsid="2ba79455"/>
    </style:style>
    <style:style style:name="P50" style:family="paragraph" style:parent-style-name="Text_20_body">
      <style:text-properties officeooo:paragraph-rsid="2ba7d54f"/>
    </style:style>
    <style:style style:name="P51" style:family="paragraph" style:parent-style-name="Text_20_body">
      <style:text-properties officeooo:paragraph-rsid="2ba9166b"/>
    </style:style>
    <style:style style:name="P52" style:family="paragraph" style:parent-style-name="Text_20_body">
      <style:text-properties officeooo:paragraph-rsid="2bacda3a"/>
    </style:style>
    <style:style style:name="P53" style:family="paragraph" style:parent-style-name="Text_20_body">
      <style:text-properties officeooo:rsid="2baeecc3" officeooo:paragraph-rsid="2bb06401"/>
    </style:style>
    <style:style style:name="P54" style:family="paragraph" style:parent-style-name="Text_20_body">
      <style:text-properties officeooo:paragraph-rsid="2bb41f57"/>
    </style:style>
    <style:style style:name="P55" style:family="paragraph" style:parent-style-name="Text_20_body">
      <style:text-properties officeooo:rsid="2b9b72b7" officeooo:paragraph-rsid="2ba6c530"/>
    </style:style>
    <style:style style:name="P56" style:family="paragraph" style:parent-style-name="Text_20_body">
      <style:text-properties officeooo:rsid="2bb74245" officeooo:paragraph-rsid="2bb74245"/>
    </style:style>
    <style:style style:name="P57" style:family="paragraph" style:parent-style-name="Text_20_body">
      <style:text-properties officeooo:paragraph-rsid="2bba4cd0"/>
    </style:style>
    <style:style style:name="P58" style:family="paragraph" style:parent-style-name="Text_20_body">
      <style:text-properties officeooo:paragraph-rsid="2bbcb077"/>
    </style:style>
    <style:style style:name="P59" style:family="paragraph" style:parent-style-name="Text_20_body">
      <style:text-properties officeooo:rsid="2bca5b60" officeooo:paragraph-rsid="2bca5b60"/>
    </style:style>
    <style:style style:name="P60" style:family="paragraph" style:parent-style-name="Text_20_body">
      <style:text-properties officeooo:paragraph-rsid="2bca5b60"/>
    </style:style>
    <style:style style:name="P61" style:family="paragraph" style:parent-style-name="Text_20_body">
      <style:text-properties officeooo:paragraph-rsid="2bcf9c3b"/>
    </style:style>
    <style:style style:name="P62" style:family="paragraph" style:parent-style-name="Text_20_body">
      <style:text-properties officeooo:paragraph-rsid="2bd16ab3"/>
    </style:style>
    <style:style style:name="P63" style:family="paragraph" style:parent-style-name="Text_20_body">
      <style:text-properties officeooo:paragraph-rsid="2bdc79e8"/>
    </style:style>
    <style:style style:name="P64" style:family="paragraph" style:parent-style-name="Text_20_body">
      <style:text-properties officeooo:paragraph-rsid="2bdf96d1"/>
    </style:style>
    <style:style style:name="P65" style:family="paragraph" style:parent-style-name="Text_20_body">
      <style:text-properties officeooo:paragraph-rsid="2be594ff"/>
    </style:style>
    <style:style style:name="P66" style:family="paragraph" style:parent-style-name="Text_20_body">
      <style:text-properties officeooo:paragraph-rsid="2be9d552"/>
    </style:style>
    <style:style style:name="P67" style:family="paragraph" style:parent-style-name="Text_20_body">
      <style:text-properties officeooo:paragraph-rsid="2bf084a8"/>
    </style:style>
    <style:style style:name="P68" style:family="paragraph" style:parent-style-name="Text_20_body">
      <style:text-properties officeooo:paragraph-rsid="2bf4c6f4"/>
    </style:style>
    <style:style style:name="P69" style:family="paragraph" style:parent-style-name="Text_20_body">
      <style:text-properties officeooo:paragraph-rsid="2bf4e318"/>
    </style:style>
    <style:style style:name="P70" style:family="paragraph" style:parent-style-name="Text_20_body">
      <style:text-properties officeooo:rsid="457f82fb" officeooo:paragraph-rsid="2bf512a0"/>
    </style:style>
    <style:style style:name="P71"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2"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3"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4"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5"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6"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7"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8"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9"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80"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81" style:family="paragraph" style:parent-style-name="Text_20_body">
      <style:text-properties style:use-window-font-color="true" style:font-name="Georgia" fo:font-size="13pt" fo:letter-spacing="0.004cm" fo:language="cs" fo:country="CZ" fo:font-style="normal" fo:font-weight="bold" officeooo:rsid="32c972b1"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82" style:family="paragraph" style:parent-style-name="Text_20_body">
      <style:text-properties officeooo:paragraph-rsid="2bfda84f"/>
    </style:style>
    <style:style style:name="P83" style:family="paragraph" style:parent-style-name="Text_20_body">
      <style:text-properties officeooo:paragraph-rsid="2bfb1099"/>
    </style:style>
    <style:style style:name="P84" style:family="paragraph" style:parent-style-name="Text_20_body">
      <style:text-properties officeooo:paragraph-rsid="2c007857"/>
    </style:style>
    <style:style style:name="P85" style:family="paragraph" style:parent-style-name="Text_20_body">
      <style:text-properties officeooo:rsid="2c0c0d2b" officeooo:paragraph-rsid="2c13e078"/>
    </style:style>
    <style:style style:name="P86" style:family="paragraph" style:parent-style-name="Text_20_body">
      <style:text-properties officeooo:rsid="2c0c0d2b" officeooo:paragraph-rsid="2c171b44"/>
    </style:style>
    <style:style style:name="P87" style:family="paragraph" style:parent-style-name="Text_20_body">
      <style:text-properties officeooo:rsid="2c0c0d2b" officeooo:paragraph-rsid="2c0c0d2b"/>
    </style:style>
    <style:style style:name="P88" style:family="paragraph" style:parent-style-name="Text_20_body">
      <style:text-properties officeooo:rsid="2c0c0d2b" officeooo:paragraph-rsid="2c480505"/>
    </style:style>
    <style:style style:name="P89" style:family="paragraph" style:parent-style-name="Text_20_body">
      <style:text-properties officeooo:rsid="2c15191c" officeooo:paragraph-rsid="2c15191c"/>
    </style:style>
    <style:style style:name="P90" style:family="paragraph" style:parent-style-name="Text_20_body">
      <style:text-properties officeooo:rsid="2c4489e5" officeooo:paragraph-rsid="2c4489e5"/>
    </style:style>
    <style:style style:name="P91" style:family="paragraph" style:parent-style-name="Text_20_body">
      <style:text-properties officeooo:rsid="2c13e078" officeooo:paragraph-rsid="2c171b44"/>
    </style:style>
    <style:style style:name="P92" style:family="paragraph" style:parent-style-name="Text_20_body">
      <style:text-properties officeooo:rsid="2c4bf231" officeooo:paragraph-rsid="2c4bf231"/>
    </style:style>
    <style:style style:name="P93" style:family="paragraph" style:parent-style-name="Text_20_body">
      <style:text-properties fo:font-style="italic" officeooo:rsid="2c515064" officeooo:paragraph-rsid="2c515064" style:font-style-asian="italic" style:font-style-complex="italic"/>
    </style:style>
    <style:style style:name="P94" style:family="paragraph" style:parent-style-name="Text_20_body">
      <style:text-properties fo:font-style="italic" officeooo:rsid="2c5355c7" officeooo:paragraph-rsid="2cee8599" style:font-style-asian="italic" style:font-style-complex="italic"/>
    </style:style>
    <style:style style:name="P95" style:family="paragraph" style:parent-style-name="Text_20_body">
      <style:text-properties fo:font-style="italic" officeooo:paragraph-rsid="30940385" style:font-style-asian="italic" style:font-style-complex="italic"/>
    </style:style>
    <style:style style:name="P96" style:family="paragraph" style:parent-style-name="Text_20_body">
      <style:text-properties fo:font-style="italic" officeooo:rsid="32813236" officeooo:paragraph-rsid="32813236" style:font-style-asian="italic" style:font-style-complex="italic"/>
    </style:style>
    <style:style style:name="P97" style:family="paragraph" style:parent-style-name="Text_20_body">
      <style:text-properties fo:font-style="italic" officeooo:rsid="32997a19" officeooo:paragraph-rsid="32997a19" style:font-style-asian="italic" style:font-style-complex="italic"/>
    </style:style>
    <style:style style:name="P98" style:family="paragraph" style:parent-style-name="Text_20_body">
      <style:text-properties fo:font-style="italic" fo:font-weight="bold" style:font-style-asian="italic" style:font-weight-asian="bold" style:font-style-complex="italic" style:font-weight-complex="bold"/>
    </style:style>
    <style:style style:name="P9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10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10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102" style:family="paragraph" style:parent-style-name="Text_20_body">
      <style:text-properties officeooo:rsid="2c519c9a" officeooo:paragraph-rsid="2c519c9a"/>
    </style:style>
    <style:style style:name="P103" style:family="paragraph" style:parent-style-name="Text_20_body">
      <style:text-properties officeooo:rsid="2c581f95" officeooo:paragraph-rsid="2c581f95"/>
    </style:style>
    <style:style style:name="P104" style:family="paragraph" style:parent-style-name="Text_20_body">
      <style:text-properties officeooo:rsid="2c5cf113" officeooo:paragraph-rsid="2c5cf113"/>
    </style:style>
    <style:style style:name="P105" style:family="paragraph" style:parent-style-name="Text_20_body">
      <style:text-properties officeooo:rsid="2c6def8a" officeooo:paragraph-rsid="2c6def8a"/>
    </style:style>
    <style:style style:name="P106" style:family="paragraph" style:parent-style-name="Text_20_body">
      <style:text-properties officeooo:rsid="2c6fa4e1" officeooo:paragraph-rsid="2c6fa4e1"/>
    </style:style>
    <style:style style:name="P107" style:family="paragraph" style:parent-style-name="Text_20_body">
      <style:text-properties officeooo:rsid="2c94a64a" officeooo:paragraph-rsid="2c94a64a"/>
    </style:style>
    <style:style style:name="P108" style:family="paragraph" style:parent-style-name="Text_20_body">
      <style:text-properties officeooo:rsid="2c99992c" officeooo:paragraph-rsid="2c99992c"/>
    </style:style>
    <style:style style:name="P109" style:family="paragraph" style:parent-style-name="Text_20_body">
      <style:text-properties officeooo:rsid="2c9e0dd4" officeooo:paragraph-rsid="2c9e0dd4"/>
    </style:style>
    <style:style style:name="P110" style:family="paragraph" style:parent-style-name="Text_20_body">
      <style:text-properties officeooo:rsid="2c007857" officeooo:paragraph-rsid="2cb6b463"/>
    </style:style>
    <style:style style:name="P111" style:family="paragraph" style:parent-style-name="Text_20_body">
      <style:text-properties officeooo:rsid="2c35a5ed" officeooo:paragraph-rsid="2caa16ea"/>
    </style:style>
    <style:style style:name="P112" style:family="paragraph" style:parent-style-name="Text_20_body">
      <style:text-properties officeooo:rsid="2cb2aa48" officeooo:paragraph-rsid="2cb2aa48"/>
    </style:style>
    <style:style style:name="P113" style:family="paragraph" style:parent-style-name="Text_20_body">
      <style:text-properties officeooo:rsid="2cb47170" officeooo:paragraph-rsid="2cb47170"/>
    </style:style>
    <style:style style:name="P114" style:family="paragraph" style:parent-style-name="Text_20_body">
      <style:text-properties officeooo:rsid="2cbe6177" officeooo:paragraph-rsid="2cbe6177"/>
    </style:style>
    <style:style style:name="P115" style:family="paragraph" style:parent-style-name="Text_20_body">
      <style:text-properties fo:language="en" fo:country="US" officeooo:rsid="2ce71b3a" officeooo:paragraph-rsid="2ce71b3a"/>
    </style:style>
    <style:style style:name="P116" style:family="paragraph" style:parent-style-name="Text_20_body">
      <style:text-properties fo:language="en" fo:country="US" fo:font-weight="bold" officeooo:rsid="2ce66433" officeooo:paragraph-rsid="2ce66433" style:font-weight-asian="bold" style:font-weight-complex="bold"/>
    </style:style>
    <style:style style:name="P117" style:family="paragraph" style:parent-style-name="Text_20_body">
      <style:text-properties fo:language="en" fo:country="US" fo:font-weight="normal" officeooo:rsid="2cee8599" officeooo:paragraph-rsid="2cee8599" style:font-weight-asian="normal" style:font-weight-complex="normal"/>
    </style:style>
    <style:style style:name="P118" style:family="paragraph" style:parent-style-name="Text_20_body">
      <style:text-properties fo:language="en" fo:country="US" fo:font-weight="normal" officeooo:rsid="2cf82827" officeooo:paragraph-rsid="2cf82827" style:font-weight-asian="normal" style:font-weight-complex="normal"/>
    </style:style>
    <style:style style:name="P119" style:family="paragraph" style:parent-style-name="Text_20_body">
      <style:text-properties fo:language="en" fo:country="US" officeooo:rsid="2cf1339a" officeooo:paragraph-rsid="2cf1339a"/>
    </style:style>
    <style:style style:name="P120" style:family="paragraph" style:parent-style-name="Text_20_body">
      <style:text-properties fo:language="en" fo:country="US" officeooo:rsid="2cf5e8e0" officeooo:paragraph-rsid="2cf5e8e0"/>
    </style:style>
    <style:style style:name="P121" style:family="paragraph" style:parent-style-name="Text_20_body">
      <style:text-properties fo:language="en" fo:country="US" officeooo:rsid="2d29ccb3" officeooo:paragraph-rsid="2d29ccb3"/>
    </style:style>
    <style:style style:name="P122" style:family="paragraph" style:parent-style-name="Text_20_body">
      <style:text-properties fo:language="en" fo:country="US" officeooo:rsid="2d2e7f53" officeooo:paragraph-rsid="2d2e7f53"/>
    </style:style>
    <style:style style:name="P12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24" style:family="paragraph" style:parent-style-name="Text_20_body">
      <style:text-properties officeooo:rsid="2ce382d3" officeooo:paragraph-rsid="2ce382d3"/>
    </style:style>
    <style:style style:name="P125" style:family="paragraph" style:parent-style-name="Text_20_body">
      <style:text-properties officeooo:rsid="2ce53766" officeooo:paragraph-rsid="2ce53766"/>
    </style:style>
    <style:style style:name="P126" style:family="paragraph" style:parent-style-name="Text_20_body">
      <style:text-properties officeooo:rsid="2ce66433" officeooo:paragraph-rsid="2ce66433"/>
    </style:style>
    <style:style style:name="P127" style:family="paragraph" style:parent-style-name="Text_20_body">
      <style:text-properties fo:font-weight="normal" style:font-weight-asian="normal" style:font-weight-complex="normal"/>
    </style:style>
    <style:style style:name="P128" style:family="paragraph" style:parent-style-name="Text_20_body">
      <style:text-properties fo:font-weight="normal" officeooo:rsid="2ce71b3a" officeooo:paragraph-rsid="2ce71b3a" style:font-weight-asian="normal" style:font-weight-complex="normal"/>
    </style:style>
    <style:style style:name="P129" style:family="paragraph" style:parent-style-name="Text_20_body">
      <style:text-properties fo:font-weight="normal" officeooo:rsid="2cee8599" officeooo:paragraph-rsid="2cee8599" style:font-weight-asian="normal" style:font-weight-complex="normal"/>
    </style:style>
    <style:style style:name="P130" style:family="paragraph" style:parent-style-name="Text_20_body">
      <style:text-properties officeooo:rsid="2ceb3f5f" officeooo:paragraph-rsid="2ceb3f5f"/>
    </style:style>
    <style:style style:name="P131" style:family="paragraph" style:parent-style-name="Text_20_body">
      <style:text-properties officeooo:rsid="2cebd37f" officeooo:paragraph-rsid="2cebd37f"/>
    </style:style>
    <style:style style:name="P132" style:family="paragraph" style:parent-style-name="Text_20_body">
      <style:text-properties officeooo:rsid="2ced7fce" officeooo:paragraph-rsid="2ced7fce"/>
    </style:style>
    <style:style style:name="P133" style:family="paragraph" style:parent-style-name="Text_20_body">
      <style:text-properties officeooo:rsid="2c91b2da" officeooo:paragraph-rsid="2cee8599"/>
    </style:style>
    <style:style style:name="P134" style:family="paragraph" style:parent-style-name="Text_20_body">
      <style:text-properties officeooo:paragraph-rsid="2cee8d5d"/>
    </style:style>
    <style:style style:name="P135" style:family="paragraph" style:parent-style-name="Text_20_body">
      <style:text-properties officeooo:rsid="2cf0341c" officeooo:paragraph-rsid="2cf0341c"/>
    </style:style>
    <style:style style:name="P136" style:family="paragraph" style:parent-style-name="Text_20_body">
      <style:text-properties officeooo:rsid="2cf30dac" officeooo:paragraph-rsid="2cf30dac"/>
    </style:style>
    <style:style style:name="P137" style:family="paragraph" style:parent-style-name="Text_20_body">
      <style:text-properties officeooo:rsid="2cf761e3" officeooo:paragraph-rsid="2cf761e3"/>
    </style:style>
    <style:style style:name="P138" style:family="paragraph" style:parent-style-name="Text_20_body">
      <style:text-properties officeooo:rsid="2cf761e3" officeooo:paragraph-rsid="2cf82827"/>
    </style:style>
    <style:style style:name="P139" style:family="paragraph" style:parent-style-name="Text_20_body">
      <style:text-properties officeooo:rsid="2cfaa825" officeooo:paragraph-rsid="2d06debb"/>
    </style:style>
    <style:style style:name="P140" style:family="paragraph" style:parent-style-name="Text_20_body">
      <style:text-properties officeooo:rsid="2cfecf69" officeooo:paragraph-rsid="2cfecf69"/>
    </style:style>
    <style:style style:name="P141" style:family="paragraph" style:parent-style-name="Text_20_body">
      <style:text-properties officeooo:rsid="2d025fb0" officeooo:paragraph-rsid="2d025fb0"/>
    </style:style>
    <style:style style:name="P142" style:family="paragraph" style:parent-style-name="Text_20_body">
      <style:text-properties officeooo:rsid="2cea0ce4" officeooo:paragraph-rsid="2cea0ce4"/>
    </style:style>
    <style:style style:name="P143" style:family="paragraph" style:parent-style-name="Text_20_body">
      <style:text-properties officeooo:rsid="44d131c2" officeooo:paragraph-rsid="2d18aad7"/>
    </style:style>
    <style:style style:name="P144" style:family="paragraph" style:parent-style-name="Text_20_body">
      <style:text-properties officeooo:rsid="2be964fe" officeooo:paragraph-rsid="2d24af7d"/>
    </style:style>
    <style:style style:name="P145" style:family="paragraph" style:parent-style-name="Text_20_body">
      <style:text-properties officeooo:rsid="2d24af7d" officeooo:paragraph-rsid="2d24af7d"/>
    </style:style>
    <style:style style:name="P146" style:family="paragraph" style:parent-style-name="Text_20_body">
      <style:text-properties officeooo:rsid="2d27ee33" officeooo:paragraph-rsid="2d27ee33"/>
    </style:style>
    <style:style style:name="P147" style:family="paragraph" style:parent-style-name="Text_20_body">
      <style:text-properties officeooo:rsid="2d2934ba" officeooo:paragraph-rsid="2d2934ba"/>
    </style:style>
    <style:style style:name="P148" style:family="paragraph" style:parent-style-name="Text_20_body">
      <style:text-properties officeooo:rsid="2d369bed" officeooo:paragraph-rsid="2d369bed"/>
    </style:style>
    <style:style style:name="P149" style:family="paragraph" style:parent-style-name="Text_20_body">
      <style:text-properties officeooo:rsid="2d3f6243" officeooo:paragraph-rsid="2d3f6243"/>
    </style:style>
    <style:style style:name="P150" style:family="paragraph" style:parent-style-name="Text_20_body">
      <style:text-properties officeooo:paragraph-rsid="2d47d820"/>
    </style:style>
    <style:style style:name="P151" style:family="paragraph" style:parent-style-name="Text_20_body">
      <style:text-properties officeooo:paragraph-rsid="2d534fb0"/>
    </style:style>
    <style:style style:name="P152" style:family="paragraph" style:parent-style-name="Text_20_body">
      <style:text-properties officeooo:rsid="2d794b0f" officeooo:paragraph-rsid="2d794b0f"/>
    </style:style>
    <style:style style:name="P153" style:family="paragraph" style:parent-style-name="Text_20_body">
      <style:text-properties officeooo:paragraph-rsid="2d7a1f5e"/>
    </style:style>
    <style:style style:name="P154" style:family="paragraph" style:parent-style-name="Text_20_body">
      <style:text-properties officeooo:rsid="2d7bf0b1" officeooo:paragraph-rsid="2d7bf0b1"/>
    </style:style>
    <style:style style:name="P155" style:family="paragraph" style:parent-style-name="Text_20_body">
      <style:text-properties officeooo:paragraph-rsid="2d7dc180"/>
    </style:style>
    <style:style style:name="P156" style:family="paragraph" style:parent-style-name="Text_20_body">
      <style:text-properties officeooo:rsid="2d815f9e" officeooo:paragraph-rsid="2d82b280"/>
    </style:style>
    <style:style style:name="P157" style:family="paragraph" style:parent-style-name="Text_20_body">
      <style:text-properties officeooo:rsid="2d82b280" officeooo:paragraph-rsid="2d82b280"/>
    </style:style>
    <style:style style:name="P158" style:family="paragraph" style:parent-style-name="Text_20_body">
      <style:text-properties officeooo:rsid="2d8e7578" officeooo:paragraph-rsid="2d8e7578"/>
    </style:style>
    <style:style style:name="P159" style:family="paragraph" style:parent-style-name="Text_20_body">
      <style:text-properties officeooo:rsid="2da111e9" officeooo:paragraph-rsid="2da111e9"/>
    </style:style>
    <style:style style:name="P160" style:family="paragraph" style:parent-style-name="Text_20_body">
      <style:text-properties officeooo:rsid="2c8397d5" officeooo:paragraph-rsid="2c8397d5"/>
    </style:style>
    <style:style style:name="P161" style:family="paragraph" style:parent-style-name="Text_20_body">
      <style:text-properties officeooo:rsid="2c54a4fb" officeooo:paragraph-rsid="2c54a4fb"/>
    </style:style>
    <style:style style:name="P162" style:family="paragraph" style:parent-style-name="Text_20_body">
      <style:text-properties officeooo:paragraph-rsid="2dd4592e"/>
    </style:style>
    <style:style style:name="P163" style:family="paragraph" style:parent-style-name="Text_20_body">
      <style:text-properties officeooo:paragraph-rsid="2ddaf02d"/>
    </style:style>
    <style:style style:name="P164" style:family="paragraph" style:parent-style-name="Text_20_body">
      <style:text-properties officeooo:rsid="2dec9d0c" officeooo:paragraph-rsid="2decc4d6"/>
    </style:style>
    <style:style style:name="P165" style:family="paragraph" style:parent-style-name="Text_20_body">
      <style:text-properties officeooo:paragraph-rsid="2df00d68"/>
    </style:style>
    <style:style style:name="P166" style:family="paragraph" style:parent-style-name="Text_20_body">
      <style:text-properties officeooo:paragraph-rsid="2df8dc0f"/>
    </style:style>
    <style:style style:name="P167" style:family="paragraph" style:parent-style-name="Text_20_body">
      <style:text-properties officeooo:rsid="2d58a08e" officeooo:paragraph-rsid="2da3b615"/>
    </style:style>
    <style:style style:name="P168" style:family="paragraph" style:parent-style-name="Text_20_body">
      <style:text-properties officeooo:paragraph-rsid="2e256785"/>
    </style:style>
    <style:style style:name="P169" style:family="paragraph" style:parent-style-name="Text_20_body">
      <style:text-properties officeooo:rsid="2e256785" officeooo:paragraph-rsid="2e256785"/>
    </style:style>
    <style:style style:name="P170" style:family="paragraph" style:parent-style-name="Text_20_body">
      <style:text-properties officeooo:paragraph-rsid="2e2859ba"/>
    </style:style>
    <style:style style:name="P171" style:family="paragraph" style:parent-style-name="Text_20_body">
      <style:text-properties officeooo:paragraph-rsid="2e2f781f"/>
    </style:style>
    <style:style style:name="P172" style:family="paragraph" style:parent-style-name="Text_20_body">
      <style:text-properties officeooo:paragraph-rsid="2e329540"/>
    </style:style>
    <style:style style:name="P173" style:family="paragraph" style:parent-style-name="Text_20_body">
      <style:text-properties officeooo:paragraph-rsid="2e3389d8"/>
    </style:style>
    <style:style style:name="P174" style:family="paragraph" style:parent-style-name="Text_20_body">
      <style:text-properties officeooo:rsid="2e43a448" officeooo:paragraph-rsid="2e43a448"/>
    </style:style>
    <style:style style:name="P175" style:family="paragraph" style:parent-style-name="Text_20_body">
      <style:text-properties officeooo:paragraph-rsid="2e6285c5"/>
    </style:style>
    <style:style style:name="P176" style:family="paragraph" style:parent-style-name="Text_20_body">
      <style:text-properties officeooo:rsid="2f07c93a" officeooo:paragraph-rsid="2f07c93a"/>
    </style:style>
    <style:style style:name="P177" style:family="paragraph" style:parent-style-name="Text_20_body">
      <style:text-properties officeooo:rsid="2f52e2f6" officeooo:paragraph-rsid="2f52e2f6"/>
    </style:style>
    <style:style style:name="P178" style:family="paragraph" style:parent-style-name="Text_20_body">
      <style:text-properties officeooo:paragraph-rsid="2be3cbac"/>
    </style:style>
    <style:style style:name="P179" style:family="paragraph" style:parent-style-name="Text_20_body">
      <style:text-properties officeooo:rsid="458ffa75" officeooo:paragraph-rsid="2f98c31b"/>
    </style:style>
    <style:style style:name="P180" style:family="paragraph" style:parent-style-name="Text_20_body">
      <style:text-properties officeooo:rsid="2f98c31b" officeooo:paragraph-rsid="2f98c31b"/>
    </style:style>
    <style:style style:name="P181" style:family="paragraph" style:parent-style-name="Text_20_body">
      <style:text-properties officeooo:rsid="2fc643c3" officeooo:paragraph-rsid="2fc643c3"/>
    </style:style>
    <style:style style:name="P182" style:family="paragraph" style:parent-style-name="Text_20_body">
      <style:text-properties fo:font-size="15pt" fo:font-weight="bold" style:font-size-asian="15pt" style:font-weight-asian="bold" style:font-size-complex="15pt" style:font-weight-complex="bold"/>
    </style:style>
    <style:style style:name="P183"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4"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5" style:family="paragraph" style:parent-style-name="Text_20_body">
      <style:text-properties fo:font-size="10.5pt" fo:font-style="italic" fo:font-weight="bold" officeooo:paragraph-rsid="3322a080" style:font-size-asian="10.5pt" style:font-style-asian="italic" style:font-weight-asian="bold" style:font-size-complex="10.5pt" style:font-style-complex="italic" style:font-weight-complex="bold"/>
    </style:style>
    <style:style style:name="P186" style:family="paragraph" style:parent-style-name="Text_20_body">
      <style:text-properties fo:font-size="10.5pt" fo:font-style="italic" fo:font-weight="bold" officeooo:paragraph-rsid="33435665" style:font-size-asian="10.5pt" style:font-style-asian="italic" style:font-weight-asian="bold" style:font-size-complex="10.5pt" style:font-style-complex="italic" style:font-weight-complex="bold"/>
    </style:style>
    <style:style style:name="P187" style:family="paragraph" style:parent-style-name="Text_20_body">
      <style:text-properties fo:font-size="10.5pt" fo:font-style="normal" fo:font-weight="normal" officeooo:paragraph-rsid="33219b18" style:font-size-asian="10.5pt" style:font-style-asian="normal" style:font-weight-asian="normal" style:font-size-complex="10.5pt" style:font-style-complex="normal" style:font-weight-complex="normal"/>
    </style:style>
    <style:style style:name="P188" style:family="paragraph" style:parent-style-name="Text_20_body">
      <style:text-properties fo:font-size="10.5pt" fo:font-style="normal" fo:font-weight="normal" officeooo:paragraph-rsid="3321dbd0" style:font-size-asian="10.5pt" style:font-style-asian="normal" style:font-weight-asian="normal" style:font-size-complex="10.5pt" style:font-style-complex="normal" style:font-weight-complex="normal"/>
    </style:style>
    <style:style style:name="P189" style:family="paragraph" style:parent-style-name="Text_20_body">
      <style:text-properties fo:font-size="10.5pt" fo:font-style="normal" fo:font-weight="normal" officeooo:paragraph-rsid="3322619d" style:font-size-asian="10.5pt" style:font-style-asian="normal" style:font-weight-asian="normal" style:font-size-complex="10.5pt" style:font-style-complex="normal" style:font-weight-complex="normal"/>
    </style:style>
    <style:style style:name="P190" style:family="paragraph" style:parent-style-name="Text_20_body">
      <style:text-properties fo:font-size="10.5pt" fo:font-style="normal" fo:font-weight="normal" officeooo:paragraph-rsid="33233f2d" style:font-size-asian="10.5pt" style:font-style-asian="normal" style:font-weight-asian="normal" style:font-size-complex="10.5pt" style:font-style-complex="normal" style:font-weight-complex="normal"/>
    </style:style>
    <style:style style:name="P191" style:family="paragraph" style:parent-style-name="Text_20_body">
      <style:text-properties fo:font-size="10.5pt" fo:font-style="normal" fo:font-weight="normal" officeooo:paragraph-rsid="3323ff06" style:font-size-asian="10.5pt" style:font-style-asian="normal" style:font-weight-asian="normal" style:font-size-complex="10.5pt" style:font-style-complex="normal" style:font-weight-complex="normal"/>
    </style:style>
    <style:style style:name="P192" style:family="paragraph" style:parent-style-name="Text_20_body">
      <style:text-properties fo:font-size="10.5pt" fo:font-style="normal" fo:font-weight="normal" officeooo:paragraph-rsid="33524636" style:font-size-asian="10.5pt" style:font-style-asian="normal" style:font-weight-asian="normal" style:font-size-complex="10.5pt" style:font-style-complex="normal" style:font-weight-complex="normal"/>
    </style:style>
    <style:style style:name="P193" style:family="paragraph" style:parent-style-name="Text_20_body">
      <style:text-properties fo:font-size="10.5pt" fo:font-style="normal" fo:font-weight="normal" officeooo:paragraph-rsid="33610fe2" style:font-size-asian="10.5pt" style:font-style-asian="normal" style:font-weight-asian="normal" style:font-size-complex="10.5pt" style:font-style-complex="normal" style:font-weight-complex="normal"/>
    </style:style>
    <style:style style:name="P194" style:family="paragraph" style:parent-style-name="Text_20_body">
      <style:text-properties fo:font-size="10.5pt" fo:font-style="normal" fo:font-weight="normal" officeooo:paragraph-rsid="3362681a" style:font-size-asian="10.5pt" style:font-style-asian="normal" style:font-weight-asian="normal" style:font-size-complex="10.5pt" style:font-style-complex="normal" style:font-weight-complex="normal"/>
    </style:style>
    <style:style style:name="P195" style:family="paragraph" style:parent-style-name="Text_20_body">
      <style:text-properties fo:font-size="10.5pt" fo:font-style="normal" fo:font-weight="normal" officeooo:paragraph-rsid="33633b83" style:font-size-asian="10.5pt" style:font-style-asian="normal" style:font-weight-asian="normal" style:font-size-complex="10.5pt" style:font-style-complex="normal" style:font-weight-complex="normal"/>
    </style:style>
    <style:style style:name="P196" style:family="paragraph" style:parent-style-name="Text_20_body">
      <style:text-properties fo:font-size="10.5pt" fo:font-style="normal" fo:font-weight="normal" officeooo:paragraph-rsid="3365ada4" style:font-size-asian="10.5pt" style:font-style-asian="normal" style:font-weight-asian="normal" style:font-size-complex="10.5pt" style:font-style-complex="normal" style:font-weight-complex="normal"/>
    </style:style>
    <style:style style:name="P197" style:family="paragraph" style:parent-style-name="Text_20_body">
      <style:text-properties fo:font-size="10.5pt" fo:font-style="normal" fo:font-weight="normal" officeooo:paragraph-rsid="3370693e" style:font-size-asian="10.5pt" style:font-style-asian="normal" style:font-weight-asian="normal" style:font-size-complex="10.5pt" style:font-style-complex="normal" style:font-weight-complex="normal"/>
    </style:style>
    <style:style style:name="P198" style:family="paragraph" style:parent-style-name="Text_20_body">
      <style:text-properties fo:font-size="10.5pt" fo:font-style="normal" fo:font-weight="normal" officeooo:paragraph-rsid="33736ddc" style:font-size-asian="10.5pt" style:font-style-asian="normal" style:font-weight-asian="normal" style:font-size-complex="10.5pt" style:font-style-complex="normal" style:font-weight-complex="normal"/>
    </style:style>
    <style:style style:name="P199" style:family="paragraph" style:parent-style-name="Text_20_body">
      <style:text-properties fo:font-size="10.5pt" fo:font-style="normal" fo:font-weight="normal" officeooo:paragraph-rsid="33899787" style:font-size-asian="10.5pt" style:font-style-asian="normal" style:font-weight-asian="normal" style:font-size-complex="10.5pt" style:font-style-complex="normal" style:font-weight-complex="normal"/>
    </style:style>
    <style:style style:name="P200" style:family="paragraph" style:parent-style-name="Text_20_body">
      <style:text-properties fo:font-size="13pt" fo:font-weight="bold" style:font-size-asian="13pt" style:font-weight-asian="bold" style:font-size-complex="13pt" style:font-weight-complex="bold"/>
    </style:style>
    <style:style style:name="P201" style:family="paragraph" style:parent-style-name="Text_20_body">
      <style:text-properties fo:font-size="13pt" fo:font-weight="bold" officeooo:paragraph-rsid="31614591" style:font-size-asian="13pt" style:font-weight-asian="bold" style:font-size-complex="13pt" style:font-weight-complex="bold"/>
    </style:style>
    <style:style style:name="P202"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203"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204"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205"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206"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207"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208"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209"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210"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211"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212"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213" style:family="paragraph" style:parent-style-name="Text_20_body">
      <style:text-properties fo:font-size="13pt" fo:font-weight="bold" officeooo:paragraph-rsid="316fb426" style:font-size-asian="13pt" style:font-weight-asian="bold" style:font-size-complex="13pt" style:font-weight-complex="bold"/>
    </style:style>
    <style:style style:name="P214" style:family="paragraph" style:parent-style-name="Text_20_body">
      <style:text-properties fo:font-size="13pt" fo:font-weight="bold" officeooo:paragraph-rsid="318314bb" style:font-size-asian="13pt" style:font-weight-asian="bold" style:font-size-complex="13pt" style:font-weight-complex="bold"/>
    </style:style>
    <style:style style:name="P215" style:family="paragraph" style:parent-style-name="Text_20_body">
      <style:text-properties fo:font-size="13pt" fo:font-weight="bold" officeooo:paragraph-rsid="31839e15" style:font-size-asian="13pt" style:font-weight-asian="bold" style:font-size-complex="13pt" style:font-weight-complex="bold"/>
    </style:style>
    <style:style style:name="P216" style:family="paragraph" style:parent-style-name="Text_20_body">
      <style:text-properties fo:font-size="13pt" fo:font-weight="bold" officeooo:paragraph-rsid="318924e2" style:font-size-asian="13pt" style:font-weight-asian="bold" style:font-size-complex="13pt" style:font-weight-complex="bold"/>
    </style:style>
    <style:style style:name="P217" style:family="paragraph" style:parent-style-name="Text_20_body">
      <style:text-properties fo:font-size="13pt" fo:font-weight="bold" officeooo:paragraph-rsid="31918cfa" style:font-size-asian="13pt" style:font-weight-asian="bold" style:font-size-complex="13pt" style:font-weight-complex="bold"/>
    </style:style>
    <style:style style:name="P218" style:family="paragraph" style:parent-style-name="Text_20_body">
      <style:text-properties fo:font-size="13pt" fo:font-weight="bold" officeooo:paragraph-rsid="319fafca" style:font-size-asian="13pt" style:font-weight-asian="bold" style:font-size-complex="13pt" style:font-weight-complex="bold"/>
    </style:style>
    <style:style style:name="P219" style:family="paragraph" style:parent-style-name="Text_20_body">
      <style:text-properties fo:font-size="13pt" fo:font-weight="bold" officeooo:paragraph-rsid="322d3b6f" style:font-size-asian="13pt" style:font-weight-asian="bold" style:font-size-complex="13pt" style:font-weight-complex="bold"/>
    </style:style>
    <style:style style:name="P220" style:family="paragraph" style:parent-style-name="Text_20_body">
      <style:text-properties fo:font-size="13pt" fo:font-weight="bold" officeooo:paragraph-rsid="322f3851" style:font-size-asian="13pt" style:font-weight-asian="bold" style:font-size-complex="13pt" style:font-weight-complex="bold"/>
    </style:style>
    <style:style style:name="P221" style:family="paragraph" style:parent-style-name="Text_20_body">
      <style:text-properties fo:font-size="13pt" fo:font-weight="bold" officeooo:paragraph-rsid="3279631a" style:font-size-asian="13pt" style:font-weight-asian="bold" style:font-size-complex="13pt" style:font-weight-complex="bold"/>
    </style:style>
    <style:style style:name="P222" style:family="paragraph" style:parent-style-name="Text_20_body">
      <style:text-properties fo:font-size="13pt" fo:font-weight="bold" officeooo:paragraph-rsid="32a53caf" style:font-size-asian="13pt" style:font-weight-asian="bold" style:font-size-complex="13pt" style:font-weight-complex="bold"/>
    </style:style>
    <style:style style:name="P223"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224" style:family="paragraph" style:parent-style-name="Text_20_body">
      <style:text-properties officeooo:rsid="2fed4c6d" officeooo:paragraph-rsid="2fed4c6d"/>
    </style:style>
    <style:style style:name="P225" style:family="paragraph" style:parent-style-name="Text_20_body">
      <style:text-properties officeooo:paragraph-rsid="2c0e5fab"/>
    </style:style>
    <style:style style:name="P226" style:family="paragraph" style:parent-style-name="Text_20_body">
      <style:text-properties officeooo:paragraph-rsid="30189d06"/>
    </style:style>
    <style:style style:name="P227"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28"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29"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30"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31"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32"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33"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34"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35"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36"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37"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38"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39"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40"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41"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42"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43"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44" style:family="paragraph" style:parent-style-name="Text_20_body">
      <style:text-properties officeooo:paragraph-rsid="305a04d9"/>
    </style:style>
    <style:style style:name="P245" style:family="paragraph" style:parent-style-name="Text_20_body">
      <style:text-properties officeooo:paragraph-rsid="307d065c"/>
    </style:style>
    <style:style style:name="P246" style:family="paragraph" style:parent-style-name="Text_20_body">
      <style:text-properties officeooo:paragraph-rsid="307ec870"/>
    </style:style>
    <style:style style:name="P247" style:family="paragraph" style:parent-style-name="Text_20_body">
      <style:text-properties officeooo:paragraph-rsid="30881042"/>
    </style:style>
    <style:style style:name="P248" style:family="paragraph" style:parent-style-name="Text_20_body">
      <style:text-properties officeooo:paragraph-rsid="30abfd50"/>
    </style:style>
    <style:style style:name="P249" style:family="paragraph" style:parent-style-name="Text_20_body">
      <style:text-properties officeooo:paragraph-rsid="30b64dd1"/>
    </style:style>
    <style:style style:name="P250" style:family="paragraph" style:parent-style-name="Text_20_body">
      <style:text-properties officeooo:paragraph-rsid="30d6dcbb"/>
    </style:style>
    <style:style style:name="P251" style:family="paragraph" style:parent-style-name="Text_20_body">
      <style:text-properties officeooo:paragraph-rsid="30d8dd53"/>
    </style:style>
    <style:style style:name="P252" style:family="paragraph" style:parent-style-name="Text_20_body">
      <style:text-properties officeooo:paragraph-rsid="30d95fe8"/>
    </style:style>
    <style:style style:name="P253" style:family="paragraph" style:parent-style-name="Text_20_body">
      <style:text-properties officeooo:paragraph-rsid="30da8e70"/>
    </style:style>
    <style:style style:name="P254" style:family="paragraph" style:parent-style-name="Text_20_body">
      <style:text-properties officeooo:paragraph-rsid="30dbbd87"/>
    </style:style>
    <style:style style:name="P255" style:family="paragraph" style:parent-style-name="Text_20_body">
      <style:text-properties officeooo:paragraph-rsid="30d1332d"/>
    </style:style>
    <style:style style:name="P256" style:family="paragraph" style:parent-style-name="Text_20_body">
      <style:text-properties officeooo:paragraph-rsid="30e089bb"/>
    </style:style>
    <style:style style:name="P257" style:family="paragraph" style:parent-style-name="Text_20_body">
      <style:text-properties officeooo:paragraph-rsid="30e19bdb"/>
    </style:style>
    <style:style style:name="P258" style:family="paragraph" style:parent-style-name="Text_20_body">
      <style:text-properties officeooo:paragraph-rsid="30e3e9c0"/>
    </style:style>
    <style:style style:name="P259" style:family="paragraph" style:parent-style-name="Text_20_body">
      <style:text-properties officeooo:paragraph-rsid="30e45c19"/>
    </style:style>
    <style:style style:name="P260" style:family="paragraph" style:parent-style-name="Text_20_body">
      <style:text-properties officeooo:paragraph-rsid="30e5e58e"/>
    </style:style>
    <style:style style:name="P261" style:family="paragraph" style:parent-style-name="Text_20_body">
      <style:text-properties officeooo:paragraph-rsid="30e712b0"/>
    </style:style>
    <style:style style:name="P262" style:family="paragraph" style:parent-style-name="Text_20_body">
      <style:text-properties officeooo:paragraph-rsid="30e859ca"/>
    </style:style>
    <style:style style:name="P263" style:family="paragraph" style:parent-style-name="Text_20_body">
      <style:text-properties officeooo:paragraph-rsid="30cd132d"/>
    </style:style>
    <style:style style:name="P264" style:family="paragraph" style:parent-style-name="Text_20_body">
      <style:text-properties officeooo:rsid="30519c39" officeooo:paragraph-rsid="31614591"/>
    </style:style>
    <style:style style:name="P265" style:family="paragraph" style:parent-style-name="Text_20_body">
      <style:text-properties officeooo:rsid="30519c39" officeooo:paragraph-rsid="31626698"/>
    </style:style>
    <style:style style:name="P266" style:family="paragraph" style:parent-style-name="Text_20_body">
      <style:text-properties officeooo:rsid="30519c39" officeooo:paragraph-rsid="316dd70a"/>
    </style:style>
    <style:style style:name="P267" style:family="paragraph" style:parent-style-name="Text_20_body">
      <style:text-properties officeooo:rsid="30519c39" officeooo:paragraph-rsid="31936132"/>
    </style:style>
    <style:style style:name="P268" style:family="paragraph" style:parent-style-name="Text_20_body">
      <style:text-properties officeooo:rsid="30519c39" officeooo:paragraph-rsid="31a488c1"/>
    </style:style>
    <style:style style:name="P269" style:family="paragraph" style:parent-style-name="Text_20_body">
      <style:text-properties officeooo:paragraph-rsid="31614591"/>
    </style:style>
    <style:style style:name="P270" style:family="paragraph" style:parent-style-name="Text_20_body">
      <style:text-properties officeooo:rsid="316706ac" officeooo:paragraph-rsid="316706ac"/>
    </style:style>
    <style:style style:name="P271" style:family="paragraph" style:parent-style-name="Text_20_body">
      <style:text-properties officeooo:paragraph-rsid="315e2121"/>
    </style:style>
    <style:style style:name="P272" style:family="paragraph" style:parent-style-name="Text_20_body">
      <style:text-properties officeooo:paragraph-rsid="316f8378"/>
    </style:style>
    <style:style style:name="P273" style:family="paragraph" style:parent-style-name="Text_20_body">
      <style:text-properties officeooo:paragraph-rsid="317dda40"/>
    </style:style>
    <style:style style:name="P274" style:family="paragraph" style:parent-style-name="Text_20_body">
      <style:text-properties officeooo:paragraph-rsid="318af5bb"/>
    </style:style>
    <style:style style:name="P275" style:family="paragraph" style:parent-style-name="Text_20_body">
      <style:text-properties officeooo:paragraph-rsid="31a0f38c"/>
    </style:style>
    <style:style style:name="P276" style:family="paragraph" style:parent-style-name="Text_20_body">
      <style:text-properties officeooo:rsid="31bda1d7" officeooo:paragraph-rsid="31bda1d7"/>
    </style:style>
    <style:style style:name="P277" style:family="paragraph" style:parent-style-name="Text_20_body">
      <style:text-properties officeooo:paragraph-rsid="31c5ad26"/>
    </style:style>
    <style:style style:name="P278" style:family="paragraph" style:parent-style-name="Text_20_body">
      <style:text-properties officeooo:paragraph-rsid="31e38869"/>
    </style:style>
    <style:style style:name="P279" style:family="paragraph" style:parent-style-name="Text_20_body">
      <style:text-properties officeooo:paragraph-rsid="32c519ce"/>
    </style:style>
    <style:style style:name="P280" style:family="paragraph" style:parent-style-name="Text_20_body">
      <style:text-properties officeooo:paragraph-rsid="322d3b6f"/>
    </style:style>
    <style:style style:name="P281" style:family="paragraph" style:parent-style-name="Text_20_body">
      <style:text-properties officeooo:paragraph-rsid="3231ff16"/>
    </style:style>
    <style:style style:name="P282" style:family="paragraph" style:parent-style-name="Text_20_body">
      <style:text-properties officeooo:paragraph-rsid="327ebc35"/>
    </style:style>
    <style:style style:name="P283" style:family="paragraph" style:parent-style-name="Text_20_body">
      <style:text-properties officeooo:paragraph-rsid="32814d78"/>
    </style:style>
    <style:style style:name="P284" style:family="paragraph" style:parent-style-name="Text_20_body">
      <style:text-properties officeooo:paragraph-rsid="32997a19"/>
    </style:style>
    <style:style style:name="P285" style:family="paragraph" style:parent-style-name="Text_20_body">
      <style:text-properties officeooo:paragraph-rsid="32a92568"/>
    </style:style>
    <style:style style:name="P286" style:family="paragraph" style:parent-style-name="Text_20_body">
      <style:text-properties officeooo:paragraph-rsid="32a9ec43"/>
    </style:style>
    <style:style style:name="P287" style:family="paragraph" style:parent-style-name="Text_20_body">
      <style:text-properties officeooo:paragraph-rsid="32ac0ee4"/>
    </style:style>
    <style:style style:name="P288" style:family="paragraph" style:parent-style-name="Text_20_body">
      <style:text-properties officeooo:paragraph-rsid="32ad7a4e"/>
    </style:style>
    <style:style style:name="P289" style:family="paragraph" style:parent-style-name="Text_20_body">
      <style:text-properties officeooo:paragraph-rsid="32d63187"/>
    </style:style>
    <style:style style:name="P290" style:family="paragraph" style:parent-style-name="Text_20_body">
      <style:text-properties officeooo:paragraph-rsid="2f5f500f"/>
    </style:style>
    <style:style style:name="P291" style:family="paragraph" style:parent-style-name="Text_20_body">
      <style:text-properties officeooo:paragraph-rsid="2bfc0601"/>
    </style:style>
    <style:style style:name="P292" style:family="paragraph" style:parent-style-name="Text_20_body">
      <style:text-properties officeooo:rsid="32f9b4c8" officeooo:paragraph-rsid="32f9b4c8"/>
    </style:style>
    <style:style style:name="P293" style:family="paragraph" style:parent-style-name="Text_20_body">
      <style:text-properties officeooo:rsid="32fa292c" officeooo:paragraph-rsid="32fa292c"/>
    </style:style>
    <style:style style:name="P294" style:family="paragraph" style:parent-style-name="Text_20_body">
      <style:text-properties officeooo:paragraph-rsid="3311db6a"/>
    </style:style>
    <style:style style:name="P295" style:family="paragraph" style:parent-style-name="Text_20_body">
      <style:text-properties officeooo:paragraph-rsid="3316b94c"/>
    </style:style>
    <style:style style:name="P296" style:family="paragraph" style:parent-style-name="Text_20_body">
      <style:text-properties officeooo:paragraph-rsid="331fe6e9"/>
    </style:style>
    <style:style style:name="P297" style:family="paragraph" style:parent-style-name="Text_20_body">
      <style:text-properties officeooo:paragraph-rsid="332140ef"/>
    </style:style>
    <style:style style:name="P298" style:family="paragraph" style:parent-style-name="Text_20_body">
      <style:text-properties officeooo:paragraph-rsid="3322a080"/>
    </style:style>
    <style:style style:name="P299" style:family="paragraph" style:parent-style-name="Text_20_body">
      <style:text-properties officeooo:paragraph-rsid="3323ff06"/>
    </style:style>
    <style:style style:name="P300" style:family="paragraph" style:parent-style-name="Text_20_body">
      <style:text-properties officeooo:paragraph-rsid="332553d5"/>
    </style:style>
    <style:style style:name="P301" style:family="paragraph" style:parent-style-name="Text_20_body">
      <style:text-properties officeooo:paragraph-rsid="332f9d85"/>
    </style:style>
    <style:style style:name="P302" style:family="paragraph" style:parent-style-name="Text_20_body">
      <style:text-properties officeooo:paragraph-rsid="333288d1"/>
    </style:style>
    <style:style style:name="P303" style:family="paragraph" style:parent-style-name="Text_20_body">
      <style:text-properties officeooo:paragraph-rsid="336074f2"/>
    </style:style>
    <style:style style:name="P304" style:family="paragraph" style:parent-style-name="Text_20_body">
      <style:text-properties officeooo:paragraph-rsid="33397726"/>
    </style:style>
    <style:style style:name="P305" style:family="paragraph" style:parent-style-name="Text_20_body">
      <style:text-properties officeooo:paragraph-rsid="3339abb7"/>
    </style:style>
    <style:style style:name="P306" style:family="paragraph" style:parent-style-name="Text_20_body">
      <style:text-properties officeooo:rsid="333b6e8c" officeooo:paragraph-rsid="333b6e8c"/>
    </style:style>
    <style:style style:name="P307" style:family="paragraph" style:parent-style-name="Text_20_body">
      <style:text-properties officeooo:paragraph-rsid="3341679e"/>
    </style:style>
    <style:style style:name="P308" style:family="paragraph" style:parent-style-name="Text_20_body">
      <style:text-properties officeooo:paragraph-rsid="3341d448"/>
    </style:style>
    <style:style style:name="P309" style:family="paragraph" style:parent-style-name="Text_20_body">
      <style:text-properties officeooo:paragraph-rsid="3344b96a"/>
    </style:style>
    <style:style style:name="P310" style:family="paragraph" style:parent-style-name="Text_20_body">
      <style:text-properties officeooo:paragraph-rsid="3344bad3"/>
    </style:style>
    <style:style style:name="P311" style:family="paragraph" style:parent-style-name="Text_20_body">
      <style:text-properties officeooo:paragraph-rsid="33219b18"/>
    </style:style>
    <style:style style:name="P312" style:family="paragraph" style:parent-style-name="Text_20_body">
      <style:text-properties officeooo:paragraph-rsid="3346aa8a"/>
    </style:style>
    <style:style style:name="P313" style:family="paragraph" style:parent-style-name="Text_20_body">
      <style:text-properties officeooo:paragraph-rsid="334a9d65"/>
    </style:style>
    <style:style style:name="P314" style:family="paragraph" style:parent-style-name="Text_20_body">
      <style:text-properties officeooo:paragraph-rsid="334c0723"/>
    </style:style>
    <style:style style:name="P315" style:family="paragraph" style:parent-style-name="Text_20_body">
      <style:text-properties officeooo:paragraph-rsid="334ea542"/>
    </style:style>
    <style:style style:name="P316" style:family="paragraph" style:parent-style-name="Text_20_body">
      <style:text-properties officeooo:paragraph-rsid="3352a9d8"/>
    </style:style>
    <style:style style:name="P317" style:family="paragraph" style:parent-style-name="Text_20_body">
      <style:text-properties officeooo:paragraph-rsid="3353d888"/>
    </style:style>
    <style:style style:name="P318" style:family="paragraph" style:parent-style-name="Text_20_body">
      <style:text-properties officeooo:paragraph-rsid="335ccbb8"/>
    </style:style>
    <style:style style:name="P319" style:family="paragraph" style:parent-style-name="Text_20_body">
      <style:text-properties officeooo:paragraph-rsid="335ec92a"/>
    </style:style>
    <style:style style:name="P320" style:family="paragraph" style:parent-style-name="Text_20_body">
      <style:text-properties officeooo:paragraph-rsid="335fe1dc"/>
    </style:style>
    <style:style style:name="P321" style:family="paragraph" style:parent-style-name="Text_20_body">
      <style:text-properties officeooo:paragraph-rsid="3364897e"/>
    </style:style>
    <style:style style:name="P322" style:family="paragraph" style:parent-style-name="Text_20_body">
      <style:text-properties officeooo:paragraph-rsid="3368ce58"/>
    </style:style>
    <style:style style:name="P323" style:family="paragraph" style:parent-style-name="Text_20_body">
      <style:text-properties officeooo:paragraph-rsid="336c0f66"/>
    </style:style>
    <style:style style:name="P324" style:family="paragraph" style:parent-style-name="Text_20_body">
      <style:text-properties officeooo:paragraph-rsid="336c7bbf"/>
    </style:style>
    <style:style style:name="P325" style:family="paragraph" style:parent-style-name="Text_20_body">
      <style:text-properties officeooo:paragraph-rsid="33736ddc"/>
    </style:style>
    <style:style style:name="P326" style:family="paragraph" style:parent-style-name="Text_20_body">
      <style:text-properties officeooo:paragraph-rsid="337188f9"/>
    </style:style>
    <style:style style:name="P327" style:family="paragraph" style:parent-style-name="Text_20_body">
      <style:text-properties officeooo:rsid="2f1412ff" officeooo:paragraph-rsid="2f5634dd"/>
    </style:style>
    <style:style style:name="P328" style:family="paragraph" style:parent-style-name="Text_20_body">
      <style:text-properties officeooo:rsid="33961497" officeooo:paragraph-rsid="33961497"/>
    </style:style>
    <style:style style:name="P32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30"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31" style:family="paragraph" style:parent-style-name="Table_20_Contents">
      <style:text-properties officeooo:paragraph-rsid="2bfc0601"/>
    </style:style>
    <style:style style:name="P332" style:family="paragraph" style:parent-style-name="Standalone_20_Property">
      <style:paragraph-properties fo:margin-left="1.251cm" fo:margin-right="0cm" fo:text-indent="-0.4cm" style:auto-text-indent="false"/>
    </style:style>
    <style:style style:name="P333" style:family="paragraph" style:parent-style-name="Standalone_20_Property">
      <style:paragraph-properties fo:margin-left="1.251cm" fo:margin-right="0cm" fo:text-indent="-0.4cm" style:auto-text-indent="false"/>
      <style:text-properties officeooo:paragraph-rsid="2b9a50b8"/>
    </style:style>
    <style:style style:name="P334" style:family="paragraph" style:parent-style-name="Standalone_20_Property">
      <style:paragraph-properties fo:margin-left="1.251cm" fo:margin-right="0cm" fo:text-indent="-0.4cm" style:auto-text-indent="false"/>
      <style:text-properties officeooo:paragraph-rsid="2bbe54a2"/>
    </style:style>
    <style:style style:name="P335" style:family="paragraph" style:parent-style-name="Standalone_20_Property">
      <style:paragraph-properties fo:margin-left="1.251cm" fo:margin-right="0cm" fo:text-indent="-0.4cm" style:auto-text-indent="false"/>
      <style:text-properties officeooo:paragraph-rsid="2bc3c6ea"/>
    </style:style>
    <style:style style:name="P336"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337"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338"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339"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340"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341"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342"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343"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344" style:family="paragraph" style:parent-style-name="Standalone_20_Property">
      <style:paragraph-properties fo:margin-left="1.251cm" fo:margin-right="0cm" fo:text-indent="-0.4cm" style:auto-text-indent="false"/>
      <style:text-properties officeooo:paragraph-rsid="2dc33a59"/>
    </style:style>
    <style:style style:name="P345" style:family="paragraph" style:parent-style-name="Standalone_20_Property">
      <style:paragraph-properties fo:margin-left="1.251cm" fo:margin-right="0cm" fo:text-indent="-0.4cm" style:auto-text-indent="false"/>
      <style:text-properties officeooo:paragraph-rsid="2de11937"/>
    </style:style>
    <style:style style:name="P346" style:family="paragraph" style:parent-style-name="Property_20_level_20_0">
      <style:paragraph-properties fo:margin-left="1.251cm" fo:margin-right="0cm" fo:text-indent="-0.4cm" style:auto-text-indent="false"/>
      <style:text-properties officeooo:paragraph-rsid="2b9a50b8"/>
    </style:style>
    <style:style style:name="P347" style:family="paragraph" style:parent-style-name="Property_20_level_20_0">
      <style:paragraph-properties fo:margin-left="1.251cm" fo:margin-right="0cm" fo:text-indent="-0.4cm" style:auto-text-indent="false"/>
      <style:text-properties officeooo:paragraph-rsid="2bbe54a2"/>
    </style:style>
    <style:style style:name="P348" style:family="paragraph" style:parent-style-name="Property_20_level_20_0">
      <style:paragraph-properties fo:margin-left="1.251cm" fo:margin-right="0cm" fo:text-indent="-0.4cm" style:auto-text-indent="false"/>
      <style:text-properties officeooo:paragraph-rsid="2bc3c6ea"/>
    </style:style>
    <style:style style:name="P349" style:family="paragraph" style:parent-style-name="Property_20_level_20_0">
      <style:paragraph-properties fo:margin-left="1.251cm" fo:margin-right="0cm" fo:text-indent="-0.4cm" style:auto-text-indent="false"/>
      <style:text-properties officeooo:paragraph-rsid="2dc33a59"/>
    </style:style>
    <style:style style:name="P350" style:family="paragraph" style:parent-style-name="Property_20_level_20_0">
      <style:paragraph-properties fo:margin-left="1.251cm" fo:margin-right="0cm" fo:text-indent="-0.4cm" style:auto-text-indent="false"/>
      <style:text-properties officeooo:rsid="2dc4a356" officeooo:paragraph-rsid="2dc4a356"/>
    </style:style>
    <style:style style:name="P351" style:family="paragraph" style:parent-style-name="Property_20_level_20_0">
      <style:paragraph-properties fo:margin-left="1.251cm" fo:margin-right="0cm" fo:text-indent="-0.4cm" style:auto-text-indent="false"/>
      <style:text-properties officeooo:paragraph-rsid="2de11937"/>
    </style:style>
    <style:style style:name="P352" style:family="paragraph" style:parent-style-name="Property_20_level_20_1">
      <style:paragraph-properties fo:margin-left="1.251cm" fo:margin-right="0cm" fo:text-indent="-0.4cm" style:auto-text-indent="false"/>
      <style:text-properties officeooo:paragraph-rsid="2d7a1f5e"/>
    </style:style>
    <style:style style:name="P353" style:family="paragraph" style:parent-style-name="Property_20_level_20_1">
      <style:paragraph-properties fo:margin-left="1.251cm" fo:margin-right="0cm" fo:text-indent="-0.4cm" style:auto-text-indent="false"/>
      <style:text-properties officeooo:paragraph-rsid="2d7f7a89"/>
    </style:style>
    <style:style style:name="P354"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355" style:family="paragraph" style:parent-style-name="Contents_20_1">
      <style:paragraph-properties>
        <style:tab-stops>
          <style:tab-stop style:position="10.797cm" style:type="right" style:leader-style="dotted" style:leader-text="."/>
        </style:tab-stops>
      </style:paragraph-properties>
    </style:style>
    <style:style style:name="P356" style:family="paragraph" style:parent-style-name="Contents_20_2">
      <style:paragraph-properties>
        <style:tab-stops>
          <style:tab-stop style:position="10.797cm" style:type="right" style:leader-style="dotted" style:leader-text="."/>
        </style:tab-stops>
      </style:paragraph-properties>
    </style:style>
    <style:style style:name="P35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358" style:family="paragraph" style:parent-style-name="Text_20_body">
      <style:paragraph-properties fo:margin-top="0cm" fo:margin-bottom="0cm" loext:contextual-spacing="false"/>
      <style:text-properties officeooo:paragraph-rsid="2bfc0601"/>
    </style:style>
    <style:style style:name="P359"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360" style:family="paragraph" style:parent-style-name="Text_20_body">
      <style:paragraph-properties fo:margin-left="1.251cm" fo:margin-right="0cm" fo:text-indent="0cm" style:auto-text-indent="false"/>
      <style:text-properties officeooo:rsid="2d693de4" officeooo:paragraph-rsid="2d693de4"/>
    </style:style>
    <style:style style:name="P361" style:family="paragraph" style:parent-style-name="Example_20_Header">
      <style:text-properties officeooo:paragraph-rsid="2cc27d39"/>
    </style:style>
    <style:style style:name="P362" style:family="paragraph" style:parent-style-name="Example_20_Header">
      <style:text-properties officeooo:rsid="2cc784fd" officeooo:paragraph-rsid="2cc784fd"/>
    </style:style>
    <style:style style:name="P363" style:family="paragraph" style:parent-style-name="Property_20_level_20_1">
      <style:text-properties officeooo:paragraph-rsid="2d7a1f5e"/>
    </style:style>
    <style:style style:name="P364" style:family="paragraph" style:parent-style-name="Property_20_level_20_1">
      <style:text-properties officeooo:paragraph-rsid="2d7f7a89"/>
    </style:style>
    <style:style style:name="P365" style:family="paragraph" style:parent-style-name="Property_20_level_20_0">
      <style:text-properties officeooo:paragraph-rsid="2d7a1f5e"/>
    </style:style>
    <style:style style:name="P366" style:family="paragraph" style:parent-style-name="Standalone_20_Property">
      <style:text-properties officeooo:paragraph-rsid="2d7a1f5e"/>
    </style:style>
    <style:style style:name="P367" style:family="paragraph" style:parent-style-name="Standalone_20_Property">
      <style:text-properties officeooo:paragraph-rsid="2df00d68"/>
    </style:style>
    <style:style style:name="P368" style:family="paragraph" style:parent-style-name="Standalone_20_Property">
      <style:text-properties officeooo:paragraph-rsid="2df350ff"/>
    </style:style>
    <style:style style:name="P369" style:family="paragraph" style:parent-style-name="Standalone_20_Property">
      <style:text-properties officeooo:paragraph-rsid="2e5b448b"/>
    </style:style>
    <style:style style:name="P370" style:family="paragraph" style:parent-style-name="Standalone_20_Property">
      <style:text-properties officeooo:paragraph-rsid="2e6285c5"/>
    </style:style>
    <style:style style:name="P371" style:family="paragraph" style:parent-style-name="Standalone_20_Property">
      <style:text-properties officeooo:paragraph-rsid="2e662700"/>
    </style:style>
    <style:style style:name="P372" style:family="paragraph" style:parent-style-name="Standalone_20_Property">
      <style:text-properties fo:color="#1841ce"/>
    </style:style>
    <style:style style:name="P373" style:family="paragraph" style:parent-style-name="Standalone_20_Property">
      <style:text-properties fo:color="#1841ce" fo:font-weight="bold" style:font-weight-asian="bold" style:font-weight-complex="bold"/>
    </style:style>
    <style:style style:name="P374" style:family="paragraph" style:parent-style-name="Standalone_20_Property">
      <style:text-properties fo:color="#1841ce" fo:font-weight="bold" officeooo:rsid="31a78948" officeooo:paragraph-rsid="31a78948" style:font-weight-asian="bold" style:font-weight-complex="bold"/>
    </style:style>
    <style:style style:name="P375" style:family="paragraph" style:parent-style-name="Standalone_20_Property">
      <style:text-properties officeooo:paragraph-rsid="2e709a3a"/>
    </style:style>
    <style:style style:name="P376" style:family="paragraph" style:parent-style-name="Standalone_20_Property">
      <style:text-properties officeooo:paragraph-rsid="2e862898"/>
    </style:style>
    <style:style style:name="P377" style:family="paragraph" style:parent-style-name="Standalone_20_Property">
      <style:text-properties fo:font-weight="bold" style:font-weight-asian="bold" style:font-weight-complex="bold"/>
    </style:style>
    <style:style style:name="P378" style:family="paragraph" style:parent-style-name="Standalone_20_Property">
      <style:text-properties fo:font-weight="bold" officeooo:paragraph-rsid="32183820" style:font-weight-asian="bold" style:font-weight-complex="bold"/>
    </style:style>
    <style:style style:name="P379" style:family="paragraph" style:parent-style-name="Standalone_20_Property">
      <style:text-properties fo:font-weight="bold" officeooo:paragraph-rsid="32a7add5" style:font-weight-asian="bold" style:font-weight-complex="bold"/>
    </style:style>
    <style:style style:name="P380" style:family="paragraph" style:parent-style-name="Standalone_20_Property">
      <style:text-properties officeooo:paragraph-rsid="2eb00aed"/>
    </style:style>
    <style:style style:name="P381" style:family="paragraph" style:parent-style-name="Standalone_20_Property">
      <style:text-properties officeooo:paragraph-rsid="2fa42f9a"/>
    </style:style>
    <style:style style:name="P382" style:family="paragraph" style:parent-style-name="Standalone_20_Property">
      <style:text-properties officeooo:paragraph-rsid="2fc06ab8"/>
    </style:style>
    <style:style style:name="P383" style:family="paragraph" style:parent-style-name="Standalone_20_Property">
      <style:text-properties officeooo:paragraph-rsid="2fd0e1a4"/>
    </style:style>
    <style:style style:name="P384" style:family="paragraph" style:parent-style-name="Standalone_20_Property">
      <style:text-properties officeooo:paragraph-rsid="2fd9f8b2"/>
    </style:style>
    <style:style style:name="P385" style:family="paragraph" style:parent-style-name="Standalone_20_Property">
      <style:text-properties officeooo:paragraph-rsid="301ef6b2"/>
    </style:style>
    <style:style style:name="P386" style:family="paragraph" style:parent-style-name="Standalone_20_Property">
      <style:text-properties officeooo:paragraph-rsid="304e5034"/>
    </style:style>
    <style:style style:name="P387" style:family="paragraph" style:parent-style-name="Standalone_20_Property">
      <style:text-properties officeooo:rsid="3074e248" officeooo:paragraph-rsid="30940385"/>
    </style:style>
    <style:style style:name="P388" style:family="paragraph" style:parent-style-name="Standalone_20_Property">
      <style:text-properties officeooo:paragraph-rsid="310c25cb"/>
    </style:style>
    <style:style style:name="P389"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90" style:family="paragraph" style:parent-style-name="Standalone_20_Property">
      <style:text-properties officeooo:paragraph-rsid="310f6242"/>
    </style:style>
    <style:style style:name="P391" style:family="paragraph" style:parent-style-name="Standalone_20_Property">
      <style:text-properties officeooo:paragraph-rsid="31151d77"/>
    </style:style>
    <style:style style:name="P392" style:family="paragraph" style:parent-style-name="Standalone_20_Property">
      <style:text-properties officeooo:paragraph-rsid="3116238e"/>
    </style:style>
    <style:style style:name="P393" style:family="paragraph" style:parent-style-name="Standalone_20_Property">
      <style:text-properties officeooo:paragraph-rsid="3117868c"/>
    </style:style>
    <style:style style:name="P394" style:family="paragraph" style:parent-style-name="Standalone_20_Property">
      <style:text-properties officeooo:paragraph-rsid="31225b42"/>
    </style:style>
    <style:style style:name="P395" style:family="paragraph" style:parent-style-name="Standalone_20_Property">
      <style:text-properties officeooo:paragraph-rsid="314ccc29"/>
    </style:style>
    <style:style style:name="P396" style:family="paragraph" style:parent-style-name="Standalone_20_Property">
      <style:text-properties officeooo:paragraph-rsid="313e3873"/>
    </style:style>
    <style:style style:name="P397" style:family="paragraph" style:parent-style-name="Standalone_20_Property">
      <style:text-properties officeooo:paragraph-rsid="3148003b"/>
    </style:style>
    <style:style style:name="P398"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99" style:family="paragraph" style:parent-style-name="Standalone_20_Property">
      <style:text-properties officeooo:paragraph-rsid="31b94552"/>
    </style:style>
    <style:style style:name="P400" style:family="paragraph" style:parent-style-name="Standalone_20_Property">
      <style:text-properties officeooo:rsid="31de22e0" officeooo:paragraph-rsid="31dfc8a2"/>
    </style:style>
    <style:style style:name="P401" style:family="paragraph" style:parent-style-name="Standalone_20_Property">
      <style:text-properties officeooo:paragraph-rsid="31fbcabe"/>
    </style:style>
    <style:style style:name="P402" style:family="paragraph" style:parent-style-name="Standalone_20_Property">
      <style:text-properties fo:font-style="italic" officeooo:rsid="32813236" officeooo:paragraph-rsid="3287bdf9" style:font-style-asian="italic" style:font-style-complex="italic"/>
    </style:style>
    <style:style style:name="P403" style:family="paragraph" style:parent-style-name="Standalone_20_Property">
      <style:text-properties officeooo:paragraph-rsid="324a309b"/>
    </style:style>
    <style:style style:name="P404" style:family="paragraph" style:parent-style-name="Standalone_20_Property">
      <style:text-properties officeooo:paragraph-rsid="325aedf5"/>
    </style:style>
    <style:style style:name="P405" style:family="paragraph" style:parent-style-name="Standalone_20_Property">
      <style:text-properties officeooo:paragraph-rsid="3261b976"/>
    </style:style>
    <style:style style:name="P406" style:family="paragraph" style:parent-style-name="Standalone_20_Property">
      <style:text-properties officeooo:paragraph-rsid="3268136b"/>
    </style:style>
    <style:style style:name="P407" style:family="paragraph" style:parent-style-name="Standalone_20_Property">
      <style:text-properties officeooo:paragraph-rsid="326f535a"/>
    </style:style>
    <style:style style:name="P408" style:family="paragraph" style:parent-style-name="Standalone_20_Property">
      <style:text-properties officeooo:paragraph-rsid="32813236"/>
    </style:style>
    <style:style style:name="P409" style:family="paragraph" style:parent-style-name="Standalone_20_Property">
      <style:text-properties officeooo:paragraph-rsid="32a50ba9"/>
    </style:style>
    <style:style style:name="P410" style:family="paragraph" style:parent-style-name="Standalone_20_Property">
      <style:text-properties officeooo:paragraph-rsid="32a53caf"/>
    </style:style>
    <style:style style:name="P411" style:family="paragraph" style:parent-style-name="Standalone_20_Property">
      <style:text-properties officeooo:paragraph-rsid="32ad7dc9"/>
    </style:style>
    <style:style style:name="P412" style:family="paragraph" style:parent-style-name="Standalone_20_Property">
      <style:text-properties officeooo:paragraph-rsid="32c70d0b"/>
    </style:style>
    <style:style style:name="P413" style:family="paragraph" style:parent-style-name="Standalone_20_Property">
      <style:text-properties officeooo:paragraph-rsid="32d35e3f"/>
    </style:style>
    <style:style style:name="P414" style:family="paragraph" style:parent-style-name="Standalone_20_Property">
      <style:text-properties officeooo:paragraph-rsid="32d68ef1"/>
    </style:style>
    <style:style style:name="P415" style:family="paragraph" style:parent-style-name="Standalone_20_Property">
      <style:text-properties officeooo:paragraph-rsid="330e3830"/>
    </style:style>
    <style:style style:name="P416" style:family="paragraph" style:parent-style-name="Standalone_20_Property">
      <style:text-properties officeooo:paragraph-rsid="3314c34f"/>
    </style:style>
    <style:style style:name="P417" style:family="paragraph" style:parent-style-name="Standalone_20_Property">
      <style:text-properties officeooo:paragraph-rsid="33903869"/>
    </style:style>
    <style:style style:name="P418" style:family="paragraph" style:parent-style-name="Property_20_Header">
      <style:text-properties officeooo:paragraph-rsid="2d7a1f5e"/>
    </style:style>
    <style:style style:name="P419" style:family="paragraph" style:parent-style-name="Property_20_Header">
      <style:text-properties officeooo:paragraph-rsid="2d7f7a89"/>
    </style:style>
    <style:style style:name="P420" style:family="paragraph" style:parent-style-name="Standalone_20_Property">
      <style:paragraph-properties fo:margin-left="0cm" fo:margin-right="0cm" fo:text-indent="0cm" style:auto-text-indent="false"/>
      <style:text-properties officeooo:paragraph-rsid="2e06aabe"/>
    </style:style>
    <style:style style:name="P421" style:family="paragraph" style:parent-style-name="Standalone_20_Property">
      <style:paragraph-properties fo:margin-left="0cm" fo:margin-right="0cm" fo:text-indent="0cm" style:auto-text-indent="false"/>
      <style:text-properties officeooo:paragraph-rsid="2fd0e1a4"/>
    </style:style>
    <style:style style:name="P422" style:family="paragraph" style:parent-style-name="Standalone_20_Property">
      <style:paragraph-properties fo:margin-left="1.27cm" fo:margin-right="0cm" fo:text-indent="-0.4cm" style:auto-text-indent="false"/>
      <style:text-properties officeooo:paragraph-rsid="31029abf"/>
    </style:style>
    <style:style style:name="P423" style:family="paragraph" style:parent-style-name="Standard" style:master-page-name="First_20_Page">
      <style:paragraph-properties style:page-number="auto"/>
    </style:style>
    <style:style style:name="P424" style:family="paragraph" style:parent-style-name="Body_20_Text_20__28_Rules_29_" style:list-style-name="L67">
      <style:paragraph-properties style:line-height-at-least="0.6cm">
        <style:tab-stops>
          <style:tab-stop style:position="0.499cm"/>
        </style:tab-stops>
      </style:paragraph-properties>
    </style:style>
    <style:style style:name="P425" style:family="paragraph" style:parent-style-name="Body_20_Text_20__28_Rules_29_" style:list-style-name="L67">
      <style:paragraph-properties style:line-height-at-least="0.6cm">
        <style:tab-stops>
          <style:tab-stop style:position="0.499cm"/>
        </style:tab-stops>
      </style:paragraph-properties>
      <style:text-properties officeooo:rsid="30a7cc2b" officeooo:paragraph-rsid="30a7cc2b"/>
    </style:style>
    <style:style style:name="P426" style:family="paragraph" style:parent-style-name="Body_20_Text_20__28_Rules_29_" style:list-style-name="L64"/>
    <style:style style:name="P427" style:family="paragraph" style:parent-style-name="Heading_20_1">
      <style:text-properties officeooo:rsid="2bf7dfae" officeooo:paragraph-rsid="2bf7dfae"/>
    </style:style>
    <style:style style:name="P428" style:family="paragraph" style:parent-style-name="Heading_20_1">
      <style:text-properties officeooo:rsid="2bf4c6f4" officeooo:paragraph-rsid="2bf4c6f4"/>
    </style:style>
    <style:style style:name="P429" style:family="paragraph" style:parent-style-name="Heading_20_1">
      <style:text-properties officeooo:rsid="2ea3793b" officeooo:paragraph-rsid="2ea3793b"/>
    </style:style>
    <style:style style:name="P430" style:family="paragraph" style:parent-style-name="Heading_20_2">
      <style:text-properties officeooo:rsid="2f03d6c0" officeooo:paragraph-rsid="2f03d6c0"/>
    </style:style>
    <style:style style:name="P431" style:family="paragraph" style:parent-style-name="Heading_20_2">
      <style:text-properties officeooo:paragraph-rsid="2bfa470a"/>
    </style:style>
    <style:style style:name="P432" style:family="paragraph" style:parent-style-name="Heading_20_2">
      <style:text-properties officeooo:paragraph-rsid="2bf9c65f"/>
    </style:style>
    <style:style style:name="P433" style:family="paragraph" style:parent-style-name="Heading_20_2">
      <style:text-properties officeooo:paragraph-rsid="2bf084a8"/>
    </style:style>
    <style:style style:name="P434" style:family="paragraph" style:parent-style-name="Heading_20_2">
      <style:text-properties officeooo:paragraph-rsid="2bfb1099"/>
    </style:style>
    <style:style style:name="P435" style:family="paragraph" style:parent-style-name="Heading_20_2">
      <style:text-properties officeooo:paragraph-rsid="2c007857"/>
    </style:style>
    <style:style style:name="P436" style:family="paragraph" style:parent-style-name="Heading_20_2">
      <style:text-properties officeooo:rsid="2d79ddc6" officeooo:paragraph-rsid="2d79ddc6"/>
    </style:style>
    <style:style style:name="P437" style:family="paragraph" style:parent-style-name="Heading_20_2">
      <style:text-properties officeooo:paragraph-rsid="2bfc0601"/>
    </style:style>
    <style:style style:name="P438" style:family="paragraph" style:parent-style-name="Heading_20_2">
      <style:text-properties officeooo:rsid="2b98908f" officeooo:paragraph-rsid="2b98908f"/>
    </style:style>
    <style:style style:name="P439" style:family="paragraph" style:parent-style-name="Heading_20_3">
      <style:text-properties officeooo:paragraph-rsid="2f4fdfca"/>
    </style:style>
    <style:style style:name="P440" style:family="paragraph" style:parent-style-name="Heading_20_3">
      <style:text-properties officeooo:paragraph-rsid="2f5501eb"/>
    </style:style>
    <style:style style:name="P441" style:family="paragraph" style:parent-style-name="Heading_20_3">
      <style:text-properties officeooo:paragraph-rsid="2f52e2f6"/>
    </style:style>
    <style:style style:name="P442" style:family="paragraph" style:parent-style-name="Heading_20_3">
      <style:text-properties officeooo:rsid="32fa292c" officeooo:paragraph-rsid="32fa292c"/>
    </style:style>
    <style:style style:name="P443" style:family="paragraph" style:parent-style-name="Heading_20_3">
      <style:text-properties style:use-window-font-color="true" style:font-name="Georgia2" fo:font-size="13pt" fo:letter-spacing="0.004cm" fo:language="cs" fo:country="CZ" fo:font-style="normal" fo:font-weight="bold" officeooo:rsid="32fb7777"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444" style:family="paragraph" style:parent-style-name="Heading_20_3">
      <style:text-properties officeooo:rsid="2c6d5fd0" officeooo:paragraph-rsid="2c6d5fd0"/>
    </style:style>
    <style:style style:name="P445" style:family="paragraph" style:parent-style-name="Heading_20_3">
      <style:text-properties officeooo:rsid="2c007857" officeooo:paragraph-rsid="2c007857"/>
    </style:style>
    <style:style style:name="P446" style:family="paragraph" style:parent-style-name="Heading_20_3">
      <style:text-properties officeooo:paragraph-rsid="2bfda84f"/>
    </style:style>
    <style:style style:name="P447" style:family="paragraph" style:parent-style-name="Heading_20_3">
      <style:text-properties officeooo:paragraph-rsid="2c007857"/>
    </style:style>
    <style:style style:name="P448" style:family="paragraph" style:parent-style-name="Heading_20_4">
      <style:text-properties officeooo:paragraph-rsid="2bfc0601"/>
    </style:style>
    <style:style style:name="P449" style:family="paragraph" style:parent-style-name="Heading_20_4">
      <style:text-properties officeooo:rsid="44bcafe2"/>
    </style:style>
    <style:style style:name="P450" style:family="paragraph" style:parent-style-name="Heading_20_5">
      <style:text-properties officeooo:paragraph-rsid="2bb06401"/>
    </style:style>
    <style:style style:name="P451" style:family="paragraph" style:parent-style-name="Heading_20_5">
      <style:text-properties style:use-window-font-color="true" style:font-name="Georgia2" fo:font-size="10pt" fo:letter-spacing="0.004cm" fo:language="cs" fo:country="CZ" fo:font-weight="bold" officeooo:rsid="339f891d" officeooo:paragraph-rsid="339f891d"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452" style:family="paragraph" style:parent-style-name="Heading_20_5">
      <style:text-properties officeooo:rsid="2c6def8a" officeooo:paragraph-rsid="2c6def8a"/>
    </style:style>
    <style:style style:name="P453" style:family="paragraph" style:parent-style-name="Heading_20_5">
      <style:text-properties officeooo:paragraph-rsid="2cb47170"/>
    </style:style>
    <style:style style:name="P454" style:family="paragraph" style:parent-style-name="Heading_20_6">
      <style:text-properties officeooo:paragraph-rsid="2cee8599"/>
    </style:style>
    <style:style style:name="P455" style:family="paragraph" style:parent-style-name="Heading_20_6">
      <style:text-properties style:use-window-font-color="true" style:font-name="Georgia2" fo:font-size="14pt" fo:letter-spacing="0.004cm" fo:language="cs" fo:country="CZ" style:text-underline-style="none" fo:font-weight="bold" officeooo:rsid="3221b074" officeooo:paragraph-rsid="3221b074"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P456" style:family="paragraph" style:parent-style-name="Property_20_Header" style:list-style-name="L14">
      <style:text-properties officeooo:paragraph-rsid="2f34f9eb"/>
    </style:style>
    <style:style style:name="P457" style:family="paragraph" style:parent-style-name="Property_20_Header" style:list-style-name="L17">
      <style:text-properties officeooo:paragraph-rsid="2f24f113"/>
    </style:style>
    <style:style style:name="P458" style:family="paragraph" style:parent-style-name="Property_20_Header" style:list-style-name="L20">
      <style:text-properties officeooo:paragraph-rsid="2d89328c"/>
    </style:style>
    <style:style style:name="P459" style:family="paragraph" style:parent-style-name="Property_20_Header" style:list-style-name="L42">
      <style:text-properties officeooo:paragraph-rsid="2de58670"/>
    </style:style>
    <style:style style:name="P460" style:family="paragraph" style:parent-style-name="Property_20_Header" style:list-style-name="L42">
      <style:text-properties officeooo:paragraph-rsid="2de51bf9"/>
    </style:style>
    <style:style style:name="P461" style:family="paragraph" style:parent-style-name="Property_20_Header" style:list-style-name="L48"/>
    <style:style style:name="P462" style:family="paragraph" style:parent-style-name="Property_20_Header" style:list-style-name="L48">
      <style:text-properties officeooo:paragraph-rsid="30452d68"/>
    </style:style>
    <style:style style:name="P463" style:family="paragraph" style:parent-style-name="Property_20_Header" style:list-style-name="L87">
      <style:text-properties officeooo:paragraph-rsid="2f9b36fe"/>
    </style:style>
    <style:style style:name="P464" style:family="paragraph" style:parent-style-name="Property_20_Header" style:list-style-name="L158">
      <style:text-properties officeooo:paragraph-rsid="2cc474b2"/>
    </style:style>
    <style:style style:name="P465" style:family="paragraph" style:parent-style-name="Property_20_level_20_0" style:list-style-name="L4">
      <style:text-properties style:text-line-through-style="none" style:text-line-through-type="none" style:text-underline-style="none" officeooo:paragraph-rsid="2c854c83"/>
    </style:style>
    <style:style style:name="P466" style:family="paragraph" style:parent-style-name="Property_20_level_20_0" style:list-style-name="L14">
      <style:text-properties officeooo:paragraph-rsid="2f34f9eb"/>
    </style:style>
    <style:style style:name="P467" style:family="paragraph" style:parent-style-name="Property_20_level_20_0" style:list-style-name="L14">
      <style:text-properties officeooo:rsid="51d7a411" officeooo:paragraph-rsid="2f439211"/>
    </style:style>
    <style:style style:name="P468" style:family="paragraph" style:parent-style-name="Property_20_level_20_0" style:list-style-name="L17">
      <style:text-properties officeooo:paragraph-rsid="2f24f113"/>
    </style:style>
    <style:style style:name="P469" style:family="paragraph" style:parent-style-name="Property_20_level_20_0" style:list-style-name="L17">
      <style:text-properties fo:font-style="normal" fo:font-weight="normal" officeooo:rsid="2ed8d14d" officeooo:paragraph-rsid="2f24f113" style:font-style-asian="normal" style:font-weight-asian="normal" style:font-style-complex="normal" style:font-weight-complex="normal"/>
    </style:style>
    <style:style style:name="P470" style:family="paragraph" style:parent-style-name="Property_20_level_20_0" style:list-style-name="L20">
      <style:text-properties officeooo:paragraph-rsid="2d943ddd"/>
    </style:style>
    <style:style style:name="P471" style:family="paragraph" style:parent-style-name="Property_20_level_20_0" style:list-style-name="L20">
      <style:text-properties officeooo:paragraph-rsid="2e9a0a70"/>
    </style:style>
    <style:style style:name="P472" style:family="paragraph" style:parent-style-name="Property_20_level_20_0" style:list-style-name="L25">
      <style:text-properties officeooo:paragraph-rsid="2e95a0be"/>
    </style:style>
    <style:style style:name="P473" style:family="paragraph" style:parent-style-name="Property_20_level_20_0" style:list-style-name="L29">
      <style:text-properties officeooo:paragraph-rsid="2c343530"/>
    </style:style>
    <style:style style:name="P474" style:family="paragraph" style:parent-style-name="Property_20_level_20_0" style:list-style-name="L42">
      <style:text-properties fo:font-style="italic" officeooo:rsid="511538e7" officeooo:paragraph-rsid="2de58670" style:font-style-asian="italic" style:font-style-complex="italic"/>
    </style:style>
    <style:style style:name="P475" style:family="paragraph" style:parent-style-name="Property_20_level_20_0" style:list-style-name="L61">
      <style:text-properties style:font-name="Cambria" officeooo:paragraph-rsid="2ff27b9b" fo:background-color="transparent"/>
    </style:style>
    <style:style style:name="P476" style:family="paragraph" style:parent-style-name="Property_20_level_20_0" style:list-style-name="L61">
      <style:text-properties style:font-name="Cambria" officeooo:paragraph-rsid="2ff1f608" fo:background-color="transparent"/>
    </style:style>
    <style:style style:name="P477" style:family="paragraph" style:parent-style-name="Property_20_level_20_0" style:list-style-name="L62">
      <style:text-properties style:font-name="Cambria" officeooo:paragraph-rsid="2ff27b9b" fo:background-color="transparent"/>
    </style:style>
    <style:style style:name="P478" style:family="paragraph" style:parent-style-name="Property_20_level_20_0" style:list-style-name="L62">
      <style:text-properties style:font-name="Cambria" officeooo:paragraph-rsid="2ff4bd08" fo:background-color="transparent"/>
    </style:style>
    <style:style style:name="P479" style:family="paragraph" style:parent-style-name="Property_20_level_20_0" style:list-style-name="L62">
      <style:text-properties style:font-name="Cambria" officeooo:paragraph-rsid="3001e794" fo:background-color="transparent"/>
    </style:style>
    <style:style style:name="P480" style:family="paragraph" style:parent-style-name="Property_20_level_20_0" style:list-style-name="L62">
      <style:text-properties style:font-name="Cambria" officeooo:paragraph-rsid="30472dc5" fo:background-color="transparent"/>
    </style:style>
    <style:style style:name="P481" style:family="paragraph" style:parent-style-name="Property_20_level_20_0" style:list-style-name="L62">
      <style:text-properties style:font-name="Cambria" officeooo:paragraph-rsid="3047fc77" fo:background-color="transparent"/>
    </style:style>
    <style:style style:name="P482" style:family="paragraph" style:parent-style-name="Property_20_level_20_0" style:list-style-name="L62">
      <style:text-properties style:font-name="Cambria" officeooo:paragraph-rsid="304847ad" fo:background-color="transparent"/>
    </style:style>
    <style:style style:name="P483" style:family="paragraph" style:parent-style-name="Property_20_level_20_0" style:list-style-name="L62">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484" style:family="paragraph" style:parent-style-name="Property_20_level_20_0" style:list-style-name="L62">
      <style:text-properties officeooo:paragraph-rsid="3001e794"/>
    </style:style>
    <style:style style:name="P485" style:family="paragraph" style:parent-style-name="Property_20_level_20_0" style:list-style-name="L79">
      <style:text-properties officeooo:paragraph-rsid="2bc853ba"/>
    </style:style>
    <style:style style:name="P486" style:family="paragraph" style:parent-style-name="Property_20_level_20_0" style:list-style-name="L87">
      <style:text-properties officeooo:paragraph-rsid="2f62fb48"/>
    </style:style>
    <style:style style:name="P487" style:family="paragraph" style:parent-style-name="Property_20_level_20_0" style:list-style-name="L87">
      <style:text-properties officeooo:paragraph-rsid="32ff76ec"/>
    </style:style>
    <style:style style:name="P488" style:family="paragraph" style:parent-style-name="Property_20_level_20_0" style:list-style-name="L95">
      <style:text-properties officeooo:paragraph-rsid="2f5b5974"/>
    </style:style>
    <style:style style:name="P489" style:family="paragraph" style:parent-style-name="Property_20_level_20_0" style:list-style-name="L99">
      <style:text-properties officeooo:paragraph-rsid="2faa342f"/>
    </style:style>
    <style:style style:name="P490" style:family="paragraph" style:parent-style-name="Property_20_level_20_0" style:list-style-name="L105">
      <style:text-properties officeooo:paragraph-rsid="2fbde9cc"/>
    </style:style>
    <style:style style:name="P491" style:family="paragraph" style:parent-style-name="Property_20_level_20_0" style:list-style-name="L107">
      <style:text-properties officeooo:paragraph-rsid="2fc0a669"/>
    </style:style>
    <style:style style:name="P492" style:family="paragraph" style:parent-style-name="Property_20_level_20_0" style:list-style-name="L107">
      <style:text-properties officeooo:paragraph-rsid="2fc0c66f"/>
    </style:style>
    <style:style style:name="P493" style:family="paragraph" style:parent-style-name="Property_20_level_20_0" style:list-style-name="L107">
      <style:text-properties officeooo:paragraph-rsid="2fc444f8"/>
    </style:style>
    <style:style style:name="P494" style:family="paragraph" style:parent-style-name="Property_20_level_20_0" style:list-style-name="L109">
      <style:text-properties officeooo:paragraph-rsid="2fce751d"/>
    </style:style>
    <style:style style:name="P495" style:family="paragraph" style:parent-style-name="Property_20_level_20_0" style:list-style-name="L158">
      <style:text-properties officeooo:paragraph-rsid="2cc474b2"/>
    </style:style>
    <style:style style:name="P496" style:family="paragraph" style:parent-style-name="Property_20_level_20_1" style:list-style-name="L17">
      <style:text-properties officeooo:paragraph-rsid="2f24f113"/>
    </style:style>
    <style:style style:name="P497" style:family="paragraph" style:parent-style-name="Property_20_level_20_1" style:list-style-name="L17">
      <style:text-properties officeooo:rsid="2ee47530" officeooo:paragraph-rsid="2f24f113"/>
    </style:style>
    <style:style style:name="P498" style:family="paragraph" style:parent-style-name="Property_20_level_20_1" style:list-style-name="L20">
      <style:text-properties officeooo:paragraph-rsid="2d89328c"/>
    </style:style>
    <style:style style:name="P499" style:family="paragraph" style:parent-style-name="Property_20_level_20_1" style:list-style-name="L42"/>
    <style:style style:name="P500" style:family="paragraph" style:parent-style-name="Property_20_level_20_1" style:list-style-name="L48"/>
    <style:style style:name="P501" style:family="paragraph" style:parent-style-name="Property_20_level_20_1" style:list-style-name="L48">
      <style:text-properties officeooo:rsid="2e12f8b3" officeooo:paragraph-rsid="2e140440"/>
    </style:style>
    <style:style style:name="P502" style:family="paragraph" style:parent-style-name="Property_20_level_20_1" style:list-style-name="L67"/>
    <style:style style:name="P503" style:family="paragraph" style:parent-style-name="Property_20_level_20_1" style:list-style-name="L67">
      <style:text-properties officeooo:paragraph-rsid="30b5e209"/>
    </style:style>
    <style:style style:name="P504" style:family="paragraph" style:parent-style-name="Property_20_level_20_1" style:list-style-name="L95">
      <style:text-properties officeooo:paragraph-rsid="2f5b5974"/>
    </style:style>
    <style:style style:name="P505" style:family="paragraph" style:parent-style-name="Property_20_level_20_1" style:list-style-name="L158">
      <style:text-properties officeooo:paragraph-rsid="2cc474b2"/>
    </style:style>
    <style:style style:name="P506" style:family="paragraph" style:parent-style-name="Property_20_level_20_1" style:list-style-name="L20">
      <style:paragraph-properties fo:margin-left="1.251cm" fo:margin-right="0cm" fo:text-indent="-0.4cm" style:auto-text-indent="false"/>
      <style:text-properties officeooo:paragraph-rsid="2d89328c"/>
    </style:style>
    <style:style style:name="P507" style:family="paragraph" style:parent-style-name="Standalone_20_Property" style:list-style-name="L4">
      <style:text-properties officeooo:paragraph-rsid="2c854c83"/>
    </style:style>
    <style:style style:name="P508" style:family="paragraph" style:parent-style-name="Standalone_20_Property" style:list-style-name="L4">
      <style:text-properties style:text-line-through-style="none" style:text-line-through-type="none" style:text-underline-style="none" officeooo:paragraph-rsid="2c854c83"/>
    </style:style>
    <style:style style:name="P509" style:family="paragraph" style:parent-style-name="Standalone_20_Property" style:list-style-name="L14"/>
    <style:style style:name="P510" style:family="paragraph" style:parent-style-name="Standalone_20_Property" style:list-style-name="L14">
      <style:text-properties officeooo:paragraph-rsid="2f2d3dfc"/>
    </style:style>
    <style:style style:name="P511" style:family="paragraph" style:parent-style-name="Standalone_20_Property" style:list-style-name="L14">
      <style:text-properties officeooo:paragraph-rsid="2f34f9eb"/>
    </style:style>
    <style:style style:name="P512" style:family="paragraph" style:parent-style-name="Standalone_20_Property" style:list-style-name="L14">
      <style:text-properties officeooo:paragraph-rsid="2f38db1e"/>
    </style:style>
    <style:style style:name="P513" style:family="paragraph" style:parent-style-name="Standalone_20_Property" style:list-style-name="L14">
      <style:text-properties officeooo:paragraph-rsid="2f439211"/>
    </style:style>
    <style:style style:name="P514" style:family="paragraph" style:parent-style-name="Standalone_20_Property" style:list-style-name="L14">
      <style:text-properties fo:font-style="italic" officeooo:rsid="511538e7" officeooo:paragraph-rsid="2f2d3dfc" style:font-style-asian="italic" style:font-style-complex="italic"/>
    </style:style>
    <style:style style:name="P515" style:family="paragraph" style:parent-style-name="Standalone_20_Property" style:list-style-name="L17">
      <style:text-properties fo:font-style="italic" officeooo:rsid="511538e7" officeooo:paragraph-rsid="2f24f113" style:font-style-asian="italic" style:font-style-complex="italic"/>
    </style:style>
    <style:style style:name="P516" style:family="paragraph" style:parent-style-name="Standalone_20_Property" style:list-style-name="L42">
      <style:text-properties fo:font-style="italic" officeooo:rsid="511538e7" officeooo:paragraph-rsid="2de51bf9" style:font-style-asian="italic" style:font-style-complex="italic"/>
    </style:style>
    <style:style style:name="P517" style:family="paragraph" style:parent-style-name="Standalone_20_Property" style:list-style-name="L87">
      <style:text-properties fo:font-style="italic" officeooo:rsid="511538e7" officeooo:paragraph-rsid="2f9b36fe" style:font-style-asian="italic" style:font-style-complex="italic"/>
    </style:style>
    <style:style style:name="P518" style:family="paragraph" style:parent-style-name="Standalone_20_Property" style:list-style-name="L101">
      <style:text-properties fo:font-style="italic" officeooo:rsid="511538e7" officeooo:paragraph-rsid="2faea777" style:font-style-asian="italic" style:font-style-complex="italic"/>
    </style:style>
    <style:style style:name="P519" style:family="paragraph" style:parent-style-name="Standalone_20_Property" style:list-style-name="L112">
      <style:text-properties fo:font-style="italic" officeooo:rsid="511538e7" officeooo:paragraph-rsid="2fc9c77f" style:font-style-asian="italic" style:font-style-complex="italic"/>
    </style:style>
    <style:style style:name="P520" style:family="paragraph" style:parent-style-name="Standalone_20_Property" style:list-style-name="L163">
      <style:text-properties fo:font-style="italic" officeooo:rsid="313fe9e4" officeooo:paragraph-rsid="313fe9e4" style:font-style-asian="italic" style:font-style-complex="italic"/>
    </style:style>
    <style:style style:name="P521" style:family="paragraph" style:parent-style-name="Standalone_20_Property" style:list-style-name="L87">
      <style:text-properties fo:font-style="italic" fo:font-weight="normal" officeooo:paragraph-rsid="32ff76ec" style:font-style-asian="italic" style:font-weight-asian="normal" style:font-style-complex="italic" style:font-weight-complex="normal"/>
    </style:style>
    <style:style style:name="P522" style:family="paragraph" style:parent-style-name="Standalone_20_Property" style:list-style-name="L14">
      <style:text-properties officeooo:rsid="2f2d3dfc" officeooo:paragraph-rsid="2f2d3dfc"/>
    </style:style>
    <style:style style:name="P523" style:family="paragraph" style:parent-style-name="Standalone_20_Property" style:list-style-name="L15"/>
    <style:style style:name="P524" style:family="paragraph" style:parent-style-name="Standalone_20_Property" style:list-style-name="L14">
      <style:text-properties officeooo:rsid="2f38db1e" officeooo:paragraph-rsid="2f38db1e"/>
    </style:style>
    <style:style style:name="P525" style:family="paragraph" style:parent-style-name="Standalone_20_Property" style:list-style-name="L17"/>
    <style:style style:name="P526" style:family="paragraph" style:parent-style-name="Standalone_20_Property" style:list-style-name="L17">
      <style:text-properties officeooo:paragraph-rsid="2f24f113"/>
    </style:style>
    <style:style style:name="P527" style:family="paragraph" style:parent-style-name="Standalone_20_Property" style:list-style-name="L17">
      <style:text-properties officeooo:rsid="2f24f113" officeooo:paragraph-rsid="2f24f113"/>
    </style:style>
    <style:style style:name="P528" style:family="paragraph" style:parent-style-name="Standalone_20_Property" style:list-style-name="L17">
      <style:text-properties fo:font-style="normal" fo:font-weight="normal" officeooo:rsid="2ed8d14d" officeooo:paragraph-rsid="2f24f113" style:font-style-asian="normal" style:font-weight-asian="normal" style:font-style-complex="normal" style:font-weight-complex="normal"/>
    </style:style>
    <style:style style:name="P529" style:family="paragraph" style:parent-style-name="Standalone_20_Property" style:list-style-name="L20">
      <style:text-properties fo:font-style="normal" officeooo:rsid="2d92599d" officeooo:paragraph-rsid="2d943ddd" style:font-style-asian="normal" style:font-style-complex="normal"/>
    </style:style>
    <style:style style:name="P530" style:family="paragraph" style:parent-style-name="Standalone_20_Property" style:list-style-name="L20">
      <style:text-properties fo:font-style="normal" officeooo:rsid="2d92599d" officeooo:paragraph-rsid="2d9b6e7f" style:font-style-asian="normal" style:font-style-complex="normal"/>
    </style:style>
    <style:style style:name="P531" style:family="paragraph" style:parent-style-name="Standalone_20_Property" style:list-style-name="L17">
      <style:text-properties officeooo:rsid="2edbde94" officeooo:paragraph-rsid="2f24f113"/>
    </style:style>
    <style:style style:name="P532" style:family="paragraph" style:parent-style-name="Standalone_20_Property" style:list-style-name="L20"/>
    <style:style style:name="P533" style:family="paragraph" style:parent-style-name="Standalone_20_Property" style:list-style-name="L20">
      <style:text-properties officeooo:paragraph-rsid="2d943ddd"/>
    </style:style>
    <style:style style:name="P534" style:family="paragraph" style:parent-style-name="Standalone_20_Property" style:list-style-name="L20">
      <style:text-properties officeooo:paragraph-rsid="2d89328c"/>
    </style:style>
    <style:style style:name="P535" style:family="paragraph" style:parent-style-name="Standalone_20_Property" style:list-style-name="L20">
      <style:text-properties officeooo:paragraph-rsid="2e9a0a70"/>
    </style:style>
    <style:style style:name="P536" style:family="paragraph" style:parent-style-name="Standalone_20_Property" style:list-style-name="L20">
      <style:text-properties officeooo:paragraph-rsid="2e9b1689"/>
    </style:style>
    <style:style style:name="P537" style:family="paragraph" style:parent-style-name="Standalone_20_Property" style:list-style-name="L20">
      <style:text-properties officeooo:paragraph-rsid="2e864252"/>
    </style:style>
    <style:style style:name="P538" style:family="paragraph" style:parent-style-name="Standalone_20_Property" style:list-style-name="L25">
      <style:text-properties officeooo:paragraph-rsid="2e95a0be"/>
    </style:style>
    <style:style style:name="P539" style:family="paragraph" style:parent-style-name="Standalone_20_Property" style:list-style-name="L20">
      <style:text-properties officeooo:rsid="516d15c5" officeooo:paragraph-rsid="2e9b1689"/>
    </style:style>
    <style:style style:name="P540" style:family="paragraph" style:parent-style-name="Standalone_20_Property" style:list-style-name="L87">
      <style:text-properties officeooo:rsid="516d15c5" officeooo:paragraph-rsid="32ff76ec"/>
    </style:style>
    <style:style style:name="P541" style:family="paragraph" style:parent-style-name="Standalone_20_Property" style:list-style-name="L29">
      <style:text-properties officeooo:paragraph-rsid="2c343530"/>
    </style:style>
    <style:style style:name="P542" style:family="paragraph" style:parent-style-name="Standalone_20_Property" style:list-style-name="L37">
      <style:text-properties officeooo:rsid="2dc83137" officeooo:paragraph-rsid="2ded40d3"/>
    </style:style>
    <style:style style:name="P543" style:family="paragraph" style:parent-style-name="Standalone_20_Property" style:list-style-name="L42">
      <style:text-properties officeooo:paragraph-rsid="2de51bf9"/>
    </style:style>
    <style:style style:name="P544" style:family="paragraph" style:parent-style-name="Standalone_20_Property" style:list-style-name="L48"/>
    <style:style style:name="P545" style:family="paragraph" style:parent-style-name="Standalone_20_Property" style:list-style-name="L48">
      <style:text-properties officeooo:paragraph-rsid="2e0f0fe2"/>
    </style:style>
    <style:style style:name="P546" style:family="paragraph" style:parent-style-name="Standalone_20_Property" style:list-style-name="L52"/>
    <style:style style:name="P547" style:family="paragraph" style:parent-style-name="Standalone_20_Property" style:list-style-name="L61">
      <style:text-properties style:font-name="Cambria" officeooo:paragraph-rsid="2ff1f608" fo:background-color="transparent"/>
    </style:style>
    <style:style style:name="P548" style:family="paragraph" style:parent-style-name="Standalone_20_Property" style:list-style-name="L62">
      <style:text-properties style:font-name="Cambria" officeooo:paragraph-rsid="2ff27b9b" fo:background-color="transparent"/>
    </style:style>
    <style:style style:name="P549" style:family="paragraph" style:parent-style-name="Standalone_20_Property" style:list-style-name="L62">
      <style:text-properties style:font-name="Cambria" officeooo:paragraph-rsid="3047fc77" fo:background-color="transparent"/>
    </style:style>
    <style:style style:name="P550" style:family="paragraph" style:parent-style-name="Standalone_20_Property" style:list-style-name="L62">
      <style:text-properties style:font-name="Cambria" officeooo:paragraph-rsid="304847ad" fo:background-color="transparent"/>
    </style:style>
    <style:style style:name="P551" style:family="paragraph" style:parent-style-name="Standalone_20_Property" style:list-style-name="L62">
      <style:text-properties style:font-name="Cambria" officeooo:rsid="302e0832" officeooo:paragraph-rsid="30472dc5" fo:background-color="transparent"/>
    </style:style>
    <style:style style:name="P552" style:family="paragraph" style:parent-style-name="Standalone_20_Property" style:list-style-name="L62">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553" style:family="paragraph" style:parent-style-name="Standalone_20_Property" style:list-style-name="L62">
      <style:text-properties officeooo:paragraph-rsid="3001e794"/>
    </style:style>
    <style:style style:name="P554" style:family="paragraph" style:parent-style-name="Standalone_20_Property" style:list-style-name="L62">
      <style:text-properties officeooo:paragraph-rsid="30472dc5"/>
    </style:style>
    <style:style style:name="P555" style:family="paragraph" style:parent-style-name="Standalone_20_Property" style:list-style-name="L62">
      <style:text-properties officeooo:paragraph-rsid="3047fc77"/>
    </style:style>
    <style:style style:name="P556" style:family="paragraph" style:parent-style-name="Standalone_20_Property" style:list-style-name="L62">
      <style:text-properties officeooo:paragraph-rsid="304847ad"/>
    </style:style>
    <style:style style:name="P557" style:family="paragraph" style:parent-style-name="Standalone_20_Property" style:list-style-name="L62">
      <style:text-properties officeooo:paragraph-rsid="2ff27b9b"/>
    </style:style>
    <style:style style:name="P558" style:family="paragraph" style:parent-style-name="Standalone_20_Property" style:list-style-name="L72">
      <style:text-properties officeooo:paragraph-rsid="310c25cb"/>
    </style:style>
    <style:style style:name="P559" style:family="paragraph" style:parent-style-name="Standalone_20_Property" style:list-style-name="L75">
      <style:text-properties officeooo:paragraph-rsid="304e5034"/>
    </style:style>
    <style:style style:name="P560" style:family="paragraph" style:parent-style-name="Standalone_20_Property" style:list-style-name="L79">
      <style:text-properties officeooo:paragraph-rsid="2bc853ba"/>
    </style:style>
    <style:style style:name="P561" style:family="paragraph" style:parent-style-name="Standalone_20_Property" style:list-style-name="L87">
      <style:text-properties officeooo:paragraph-rsid="2f65d8c1"/>
    </style:style>
    <style:style style:name="P562" style:family="paragraph" style:parent-style-name="Standalone_20_Property" style:list-style-name="L87">
      <style:text-properties officeooo:paragraph-rsid="2f62fb48"/>
    </style:style>
    <style:style style:name="P563" style:family="paragraph" style:parent-style-name="Standalone_20_Property" style:list-style-name="L87">
      <style:text-properties officeooo:paragraph-rsid="32ff76ec"/>
    </style:style>
    <style:style style:name="P564" style:family="paragraph" style:parent-style-name="Standalone_20_Property" style:list-style-name="L87">
      <style:text-properties officeooo:rsid="2f7712eb" officeooo:paragraph-rsid="2f9b36fe"/>
    </style:style>
    <style:style style:name="P565" style:family="paragraph" style:parent-style-name="Standalone_20_Property" style:list-style-name="L87">
      <style:text-properties officeooo:rsid="50d5cab6" officeooo:paragraph-rsid="2f65d8c1"/>
    </style:style>
    <style:style style:name="P566" style:family="paragraph" style:parent-style-name="Standalone_20_Property" style:list-style-name="L95">
      <style:text-properties officeooo:paragraph-rsid="2f5b5974"/>
    </style:style>
    <style:style style:name="P567" style:family="paragraph" style:parent-style-name="Standalone_20_Property" style:list-style-name="L96">
      <style:text-properties officeooo:paragraph-rsid="33356022"/>
    </style:style>
    <style:style style:name="P568" style:family="paragraph" style:parent-style-name="Standalone_20_Property" style:list-style-name="L99">
      <style:text-properties officeooo:paragraph-rsid="2faa342f"/>
    </style:style>
    <style:style style:name="P569" style:family="paragraph" style:parent-style-name="Standalone_20_Property" style:list-style-name="L99">
      <style:text-properties officeooo:rsid="2fab0604" officeooo:paragraph-rsid="2fab0604"/>
    </style:style>
    <style:style style:name="P570" style:family="paragraph" style:parent-style-name="Standalone_20_Property" style:list-style-name="L101">
      <style:text-properties officeooo:paragraph-rsid="2fdd037d"/>
    </style:style>
    <style:style style:name="P571" style:family="paragraph" style:parent-style-name="Standalone_20_Property" style:list-style-name="L103">
      <style:text-properties officeooo:rsid="333ec016" officeooo:paragraph-rsid="333fe3eb"/>
    </style:style>
    <style:style style:name="P572" style:family="paragraph" style:parent-style-name="Standalone_20_Property" style:list-style-name="L105">
      <style:text-properties officeooo:paragraph-rsid="2fbde9cc"/>
    </style:style>
    <style:style style:name="P573" style:family="paragraph" style:parent-style-name="Standalone_20_Property" style:list-style-name="L105">
      <style:text-properties officeooo:rsid="2fbd8ba7" officeooo:paragraph-rsid="2fbde9cc"/>
    </style:style>
    <style:style style:name="P574" style:family="paragraph" style:parent-style-name="Standalone_20_Property" style:list-style-name="L107">
      <style:text-properties officeooo:paragraph-rsid="2fc0a669"/>
    </style:style>
    <style:style style:name="P575" style:family="paragraph" style:parent-style-name="Standalone_20_Property" style:list-style-name="L107">
      <style:text-properties officeooo:paragraph-rsid="2fc444f8"/>
    </style:style>
    <style:style style:name="P576" style:family="paragraph" style:parent-style-name="Standalone_20_Property" style:list-style-name="L107">
      <style:text-properties officeooo:rsid="2fc25e15" officeooo:paragraph-rsid="2fc444f8"/>
    </style:style>
    <style:style style:name="P577" style:family="paragraph" style:parent-style-name="Standalone_20_Property" style:list-style-name="L109">
      <style:text-properties officeooo:paragraph-rsid="2fce751d"/>
    </style:style>
    <style:style style:name="P578" style:family="paragraph" style:parent-style-name="Standalone_20_Property" style:list-style-name="L111">
      <style:text-properties officeooo:paragraph-rsid="2fd0e1a4"/>
    </style:style>
    <style:style style:name="P579" style:family="paragraph" style:parent-style-name="Standalone_20_Property" style:list-style-name="L114">
      <style:text-properties officeooo:paragraph-rsid="2fdb2b8a"/>
    </style:style>
    <style:style style:name="P580" style:family="paragraph" style:parent-style-name="Standalone_20_Property" style:list-style-name="L114">
      <style:text-properties officeooo:paragraph-rsid="2fda70e0"/>
    </style:style>
    <style:style style:name="P581" style:family="paragraph" style:parent-style-name="Standalone_20_Property" style:list-style-name="L158">
      <style:text-properties officeooo:paragraph-rsid="2cc474b2"/>
    </style:style>
    <style:style style:name="P582" style:family="paragraph" style:parent-style-name="Standalone_20_Property" style:list-style-name="L163">
      <style:text-properties officeooo:paragraph-rsid="313fe9e4"/>
    </style:style>
    <style:style style:name="P583" style:family="paragraph" style:parent-style-name="Standalone_20_Property" style:list-style-name="L175">
      <style:text-properties officeooo:paragraph-rsid="31fcb38d"/>
    </style:style>
    <style:style style:name="P584" style:family="paragraph" style:parent-style-name="Standalone_20_Property" style:list-style-name="L97">
      <style:paragraph-properties fo:margin-left="0cm" fo:margin-right="0cm" fo:text-indent="0cm" style:auto-text-indent="false"/>
      <style:text-properties officeooo:paragraph-rsid="331afe68"/>
    </style:style>
    <style:style style:name="P585" style:family="paragraph" style:parent-style-name="Standalone_20_Property_20__28_Properties_29_" style:list-style-name="L67">
      <style:paragraph-properties style:line-height-at-least="0.6cm">
        <style:tab-stops>
          <style:tab-stop style:position="0.499cm"/>
        </style:tab-stops>
      </style:paragraph-properties>
      <style:text-properties officeooo:paragraph-rsid="30a92541"/>
    </style:style>
    <style:style style:name="P586" style:family="paragraph" style:parent-style-name="Text_20_body" style:list-style-name="L1">
      <style:text-properties officeooo:rsid="2f060a62" officeooo:paragraph-rsid="2f087c71"/>
    </style:style>
    <style:style style:name="P587" style:family="paragraph" style:parent-style-name="Text_20_body" style:list-style-name="L3">
      <style:text-properties officeooo:rsid="2f060a62" officeooo:paragraph-rsid="2f060a62"/>
    </style:style>
    <style:style style:name="P588" style:family="paragraph" style:parent-style-name="Text_20_body" style:list-style-name="L2">
      <style:text-properties officeooo:rsid="2f0274b6" officeooo:paragraph-rsid="2f0274b6"/>
    </style:style>
    <style:style style:name="P589"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90" style:family="paragraph" style:parent-style-name="Text_20_body" style:list-style-name="L17">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91" style:family="paragraph" style:parent-style-name="Text_20_body" style:list-style-name="L87">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92" style:family="paragraph" style:parent-style-name="Text_20_body" style:list-style-name="L87">
      <style:text-properties style:use-window-font-color="true" style:font-name="Georgia" fo:font-size="10pt" fo:letter-spacing="0.004cm" fo:language="cs" fo:country="CZ" officeooo:rsid="2f5f500f"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93" style:family="paragraph" style:parent-style-name="Text_20_body" style:list-style-name="L87">
      <style:text-properties style:use-window-font-color="true" style:font-name="Georgia" fo:font-size="10pt" fo:letter-spacing="0.004cm" fo:language="cs" fo:country="CZ" officeooo:rsid="2f646e7c" officeooo:paragraph-rsid="32ff76ec" style:letter-kerning="true" style:font-name-asian="Times New Roman" style:font-size-asian="10pt" style:language-asian="zxx" style:country-asian="none" style:font-name-complex="Times New Roman" style:font-size-complex="12pt" style:language-complex="ar" style:country-complex="SA"/>
    </style:style>
    <style:style style:name="P594" style:family="paragraph" style:parent-style-name="Text_20_body" style:list-style-name="L66">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5" style:family="paragraph" style:parent-style-name="Text_20_body" style:list-style-name="L16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6" style:family="paragraph" style:parent-style-name="Text_20_body" style:list-style-name="L166">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97" style:family="paragraph" style:parent-style-name="Text_20_body" style:list-style-name="L12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8" style:family="paragraph" style:parent-style-name="Text_20_body" style:list-style-name="L12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99" style:family="paragraph" style:parent-style-name="Text_20_body" style:list-style-name="L12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0" style:family="paragraph" style:parent-style-name="Text_20_body" style:list-style-name="L13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1" style:family="paragraph" style:parent-style-name="Text_20_body" style:list-style-name="L14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2" style:family="paragraph" style:parent-style-name="Text_20_body" style:list-style-name="L13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3" style:family="paragraph" style:parent-style-name="Text_20_body" style:list-style-name="L13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4" style:family="paragraph" style:parent-style-name="Text_20_body" style:list-style-name="L13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5" style:family="paragraph" style:parent-style-name="Text_20_body" style:list-style-name="L14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6" style:family="paragraph" style:parent-style-name="Text_20_body" style:list-style-name="L14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7" style:family="paragraph" style:parent-style-name="Text_20_body" style:list-style-name="L14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8" style:family="paragraph" style:parent-style-name="Text_20_body" style:list-style-name="L14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09" style:family="paragraph" style:parent-style-name="Text_20_body" style:list-style-name="L14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0" style:family="paragraph" style:parent-style-name="Text_20_body" style:list-style-name="L14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1" style:family="paragraph" style:parent-style-name="Text_20_body" style:list-style-name="L14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2" style:family="paragraph" style:parent-style-name="Text_20_body" style:list-style-name="L15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3" style:family="paragraph" style:parent-style-name="Text_20_body" style:list-style-name="L15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4" style:family="paragraph" style:parent-style-name="Text_20_body" style:list-style-name="L15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5" style:family="paragraph" style:parent-style-name="Text_20_body" style:list-style-name="L16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6" style:family="paragraph" style:parent-style-name="Text_20_body" style:list-style-name="L15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7" style:family="paragraph" style:parent-style-name="Text_20_body" style:list-style-name="L15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8" style:family="paragraph" style:parent-style-name="Text_20_body" style:list-style-name="L15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19" style:family="paragraph" style:parent-style-name="Text_20_body" style:list-style-name="L15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0" style:family="paragraph" style:parent-style-name="Text_20_body" style:list-style-name="L15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1" style:family="paragraph" style:parent-style-name="Text_20_body" style:list-style-name="L15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2" style:family="paragraph" style:parent-style-name="Text_20_body" style:list-style-name="L15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3" style:family="paragraph" style:parent-style-name="Text_20_body" style:list-style-name="L15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4" style:family="paragraph" style:parent-style-name="Text_20_body" style:list-style-name="L16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5" style:family="paragraph" style:parent-style-name="Text_20_body" style:list-style-name="L166">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26"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7" style:family="paragraph" style:parent-style-name="Text_20_body" style:list-style-name="L20">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628" style:family="paragraph" style:parent-style-name="Text_20_body" style:list-style-name="L3">
      <style:text-properties officeooo:rsid="2f0a5d8e" officeooo:paragraph-rsid="2f0a5d8e"/>
    </style:style>
    <style:style style:name="P629" style:family="paragraph" style:parent-style-name="Text_20_body" style:list-style-name="L4">
      <style:text-properties officeooo:paragraph-rsid="2c30b1aa"/>
    </style:style>
    <style:style style:name="P630" style:family="paragraph" style:parent-style-name="Text_20_body" style:list-style-name="L4">
      <style:text-properties officeooo:paragraph-rsid="2c3e40fa"/>
    </style:style>
    <style:style style:name="P631" style:family="paragraph" style:parent-style-name="Text_20_body" style:list-style-name="L5">
      <style:text-properties fo:font-style="italic" fo:font-weight="bold" style:font-style-asian="italic" style:font-weight-asian="bold" style:font-style-complex="italic" style:font-weight-complex="bold"/>
    </style:style>
    <style:style style:name="P632" style:family="paragraph" style:parent-style-name="Text_20_body" style:list-style-name="L6">
      <style:text-properties fo:font-style="italic" fo:font-weight="bold" style:font-style-asian="italic" style:font-weight-asian="bold" style:font-style-complex="italic" style:font-weight-complex="bold"/>
    </style:style>
    <style:style style:name="P633" style:family="paragraph" style:parent-style-name="Text_20_body" style:list-style-name="L7">
      <style:text-properties fo:font-style="italic" fo:font-weight="bold" style:font-style-asian="italic" style:font-weight-asian="bold" style:font-style-complex="italic" style:font-weight-complex="bold"/>
    </style:style>
    <style:style style:name="P634"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635"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636" style:family="paragraph" style:parent-style-name="Text_20_body" style:list-style-name="L14">
      <style:text-properties fo:font-style="italic" fo:font-weight="bold" style:font-style-asian="italic" style:font-weight-asian="bold" style:font-style-complex="italic" style:font-weight-complex="bold"/>
    </style:style>
    <style:style style:name="P637" style:family="paragraph" style:parent-style-name="Text_20_body" style:list-style-name="L17">
      <style:text-properties fo:font-style="italic" fo:font-weight="bold" officeooo:rsid="2ed8d14d" officeooo:paragraph-rsid="2f24f113" style:font-style-asian="italic" style:font-weight-asian="bold" style:font-style-complex="italic" style:font-weight-complex="bold"/>
    </style:style>
    <style:style style:name="P638" style:family="paragraph" style:parent-style-name="Text_20_body" style:list-style-name="L17">
      <style:text-properties fo:font-style="italic" fo:font-weight="bold" officeooo:rsid="2ee47530" officeooo:paragraph-rsid="2f24f113" style:font-style-asian="italic" style:font-weight-asian="bold" style:font-style-complex="italic" style:font-weight-complex="bold"/>
    </style:style>
    <style:style style:name="P639" style:family="paragraph" style:parent-style-name="Text_20_body" style:list-style-name="L17">
      <style:text-properties fo:font-style="italic" fo:font-weight="bold" officeooo:rsid="2eec5d1a" officeooo:paragraph-rsid="2f24f113" style:font-style-asian="italic" style:font-weight-asian="bold" style:font-style-complex="italic" style:font-weight-complex="bold"/>
    </style:style>
    <style:style style:name="P640" style:family="paragraph" style:parent-style-name="Text_20_body" style:list-style-name="L25">
      <style:text-properties fo:font-style="italic" fo:font-weight="bold" officeooo:rsid="2e95a0be" officeooo:paragraph-rsid="2e95a0be" style:font-style-asian="italic" style:font-weight-asian="bold" style:font-style-complex="italic" style:font-weight-complex="bold"/>
    </style:style>
    <style:style style:name="P641" style:family="paragraph" style:parent-style-name="Text_20_body" style:list-style-name="L60">
      <style:text-properties fo:font-style="italic" fo:font-weight="bold" officeooo:rsid="2ff1f608" officeooo:paragraph-rsid="2ff1f608" style:font-style-asian="italic" style:font-weight-asian="bold" style:font-style-complex="italic" style:font-weight-complex="bold"/>
    </style:style>
    <style:style style:name="P642" style:family="paragraph" style:parent-style-name="Text_20_body" style:list-style-name="L68">
      <style:text-properties fo:font-style="italic" fo:font-weight="bold" style:font-style-asian="italic" style:font-weight-asian="bold" style:font-style-complex="italic" style:font-weight-complex="bold"/>
    </style:style>
    <style:style style:name="P643" style:family="paragraph" style:parent-style-name="Text_20_body" style:list-style-name="L87">
      <style:text-properties fo:font-style="italic" fo:font-weight="bold" officeooo:rsid="2f9c54ec" officeooo:paragraph-rsid="2f9c54ec" style:font-style-asian="italic" style:font-weight-asian="bold" style:font-style-complex="italic" style:font-weight-complex="bold"/>
    </style:style>
    <style:style style:name="P644" style:family="paragraph" style:parent-style-name="Text_20_body" style:list-style-name="L87">
      <style:text-properties fo:font-style="italic" fo:font-weight="bold" style:font-style-asian="italic" style:font-weight-asian="bold" style:font-style-complex="italic" style:font-weight-complex="bold"/>
    </style:style>
    <style:style style:name="P645" style:family="paragraph" style:parent-style-name="Text_20_body" style:list-style-name="L87">
      <style:text-properties fo:font-style="italic" fo:font-weight="bold" officeooo:paragraph-rsid="32ff76ec" style:font-style-asian="italic" style:font-weight-asian="bold" style:font-style-complex="italic" style:font-weight-complex="bold"/>
    </style:style>
    <style:style style:name="P646" style:family="paragraph" style:parent-style-name="Text_20_body" style:list-style-name="L87">
      <style:text-properties fo:font-style="italic" fo:font-weight="bold" officeooo:rsid="2f62fb48" officeooo:paragraph-rsid="2f62fb48" style:font-style-asian="italic" style:font-weight-asian="bold" style:font-style-complex="italic" style:font-weight-complex="bold"/>
    </style:style>
    <style:style style:name="P647" style:family="paragraph" style:parent-style-name="Text_20_body" style:list-style-name="L95">
      <style:text-properties fo:font-style="italic" fo:font-weight="bold" officeooo:rsid="2f5b5974" officeooo:paragraph-rsid="2f5b5974" style:font-style-asian="italic" style:font-weight-asian="bold" style:font-style-complex="italic" style:font-weight-complex="bold"/>
    </style:style>
    <style:style style:name="P648" style:family="paragraph" style:parent-style-name="Text_20_body" style:list-style-name="L98">
      <style:text-properties fo:font-style="italic" fo:font-weight="bold" officeooo:rsid="2fab0604" officeooo:paragraph-rsid="2fab0604" style:font-style-asian="italic" style:font-weight-asian="bold" style:font-style-complex="italic" style:font-weight-complex="bold"/>
    </style:style>
    <style:style style:name="P649" style:family="paragraph" style:parent-style-name="Text_20_body" style:list-style-name="L104">
      <style:text-properties fo:font-style="italic" fo:font-weight="bold" officeooo:rsid="2fbd8ba7" officeooo:paragraph-rsid="2fbd8ba7" style:font-style-asian="italic" style:font-weight-asian="bold" style:font-style-complex="italic" style:font-weight-complex="bold"/>
    </style:style>
    <style:style style:name="P650" style:family="paragraph" style:parent-style-name="Text_20_body" style:list-style-name="L105">
      <style:text-properties fo:font-style="italic" fo:font-weight="bold" officeooo:rsid="2fbd8ba7" officeooo:paragraph-rsid="2fe0e7ff" style:font-style-asian="italic" style:font-weight-asian="bold" style:font-style-complex="italic" style:font-weight-complex="bold"/>
    </style:style>
    <style:style style:name="P651" style:family="paragraph" style:parent-style-name="Text_20_body" style:list-style-name="L107">
      <style:text-properties fo:font-style="italic" fo:font-weight="bold" officeooo:rsid="2fc0a669" style:font-style-asian="italic" style:font-weight-asian="bold" style:font-style-complex="italic" style:font-weight-complex="bold"/>
    </style:style>
    <style:style style:name="P652" style:family="paragraph" style:parent-style-name="Text_20_body" style:list-style-name="L109">
      <style:text-properties fo:font-style="italic" fo:font-weight="bold" officeooo:rsid="2fce751d" officeooo:paragraph-rsid="2fce751d" style:font-style-asian="italic" style:font-weight-asian="bold" style:font-style-complex="italic" style:font-weight-complex="bold"/>
    </style:style>
    <style:style style:name="P653" style:family="paragraph" style:parent-style-name="Text_20_body" style:list-style-name="L110">
      <style:text-properties fo:font-style="italic" fo:font-weight="bold" officeooo:rsid="2fd0e1a4" officeooo:paragraph-rsid="2fd0e1a4" style:font-style-asian="italic" style:font-weight-asian="bold" style:font-style-complex="italic" style:font-weight-complex="bold"/>
    </style:style>
    <style:style style:name="P654" style:family="paragraph" style:parent-style-name="Text_20_body" style:list-style-name="L112">
      <style:text-properties fo:font-style="italic" fo:font-weight="bold" officeooo:rsid="2fd1f8c9" officeooo:paragraph-rsid="2fd1f8c9" style:font-style-asian="italic" style:font-weight-asian="bold" style:font-style-complex="italic" style:font-weight-complex="bold"/>
    </style:style>
    <style:style style:name="P655" style:family="paragraph" style:parent-style-name="Text_20_body" style:list-style-name="L17">
      <style:text-properties fo:font-style="italic" fo:font-weight="bold" officeooo:rsid="2ed8d14d" officeooo:paragraph-rsid="2f24f113" fo:background-color="transparent" style:font-style-asian="italic" style:font-weight-asian="bold" style:font-style-complex="italic" style:font-weight-complex="bold"/>
    </style:style>
    <style:style style:name="P656" style:family="paragraph" style:parent-style-name="Text_20_body" style:list-style-name="L17">
      <style:text-properties fo:font-style="italic" fo:font-weight="bold" officeooo:rsid="2edbde94" officeooo:paragraph-rsid="2f24f113" fo:background-color="transparent" style:font-style-asian="italic" style:font-weight-asian="bold" style:font-style-complex="italic" style:font-weight-complex="bold"/>
    </style:style>
    <style:style style:name="P657"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658" style:family="paragraph" style:parent-style-name="Text_20_body" style:list-style-name="L20">
      <style:text-properties fo:font-style="italic" officeooo:rsid="2d92599d" officeooo:paragraph-rsid="2d92599d" style:font-style-asian="italic" style:font-style-complex="italic"/>
    </style:style>
    <style:style style:name="P659" style:family="paragraph" style:parent-style-name="Text_20_body" style:list-style-name="L20">
      <style:text-properties fo:font-style="italic" officeooo:rsid="2d89328c" officeooo:paragraph-rsid="2d89328c" style:font-style-asian="italic" style:font-style-complex="italic"/>
    </style:style>
    <style:style style:name="P660" style:family="paragraph" style:parent-style-name="Text_20_body" style:list-style-name="L25">
      <style:text-properties fo:font-style="italic" officeooo:rsid="2e99f5e8" officeooo:paragraph-rsid="2e99f5e8" style:font-style-asian="italic" style:font-style-complex="italic"/>
    </style:style>
    <style:style style:name="P661" style:family="paragraph" style:parent-style-name="Text_20_body" style:list-style-name="L27">
      <style:text-properties fo:font-style="italic" officeooo:paragraph-rsid="2f235fff" style:font-style-asian="italic" style:font-style-complex="italic"/>
    </style:style>
    <style:style style:name="P662" style:family="paragraph" style:parent-style-name="Text_20_body" style:list-style-name="L27">
      <style:text-properties fo:font-style="italic" officeooo:rsid="31287c80" officeooo:paragraph-rsid="31287c80" style:font-style-asian="italic" style:font-style-complex="italic"/>
    </style:style>
    <style:style style:name="P663" style:family="paragraph" style:parent-style-name="Text_20_body" style:list-style-name="L29">
      <style:text-properties fo:font-style="italic" officeooo:rsid="312b0242" officeooo:paragraph-rsid="312b0242" style:font-style-asian="italic" style:font-style-complex="italic"/>
    </style:style>
    <style:style style:name="P664" style:family="paragraph" style:parent-style-name="Text_20_body" style:list-style-name="L59">
      <style:text-properties fo:font-style="italic" officeooo:paragraph-rsid="3012f45a" style:font-style-asian="italic" style:font-style-complex="italic"/>
    </style:style>
    <style:style style:name="P665" style:family="paragraph" style:parent-style-name="Text_20_body" style:list-style-name="L88">
      <style:text-properties fo:font-style="italic" style:font-style-asian="italic" style:font-style-complex="italic"/>
    </style:style>
    <style:style style:name="P666" style:family="paragraph" style:parent-style-name="Text_20_body" style:list-style-name="L89">
      <style:text-properties fo:font-style="italic" style:font-style-asian="italic" style:font-style-complex="italic"/>
    </style:style>
    <style:style style:name="P667" style:family="paragraph" style:parent-style-name="Text_20_body" style:list-style-name="L90">
      <style:text-properties fo:font-style="italic" style:font-style-asian="italic" style:font-style-complex="italic"/>
    </style:style>
    <style:style style:name="P668" style:family="paragraph" style:parent-style-name="Text_20_body" style:list-style-name="L91">
      <style:text-properties fo:font-style="italic" style:font-style-asian="italic" style:font-style-complex="italic"/>
    </style:style>
    <style:style style:name="P669" style:family="paragraph" style:parent-style-name="Text_20_body" style:list-style-name="L92">
      <style:text-properties fo:font-style="italic" style:font-style-asian="italic" style:font-style-complex="italic"/>
    </style:style>
    <style:style style:name="P670" style:family="paragraph" style:parent-style-name="Text_20_body" style:list-style-name="L93">
      <style:text-properties fo:font-style="italic" style:font-style-asian="italic" style:font-style-complex="italic"/>
    </style:style>
    <style:style style:name="P671" style:family="paragraph" style:parent-style-name="Text_20_body" style:list-style-name="L94">
      <style:text-properties fo:font-style="italic" style:font-style-asian="italic" style:font-style-complex="italic"/>
    </style:style>
    <style:style style:name="P672" style:family="paragraph" style:parent-style-name="Text_20_body" style:list-style-name="L160">
      <style:text-properties fo:font-style="italic" officeooo:paragraph-rsid="2cbe6177" style:font-style-asian="italic" style:font-style-complex="italic"/>
    </style:style>
    <style:style style:name="P673" style:family="paragraph" style:parent-style-name="Text_20_body" style:list-style-name="L162">
      <style:text-properties fo:font-style="italic" officeooo:rsid="313fe9e4" officeooo:paragraph-rsid="313fe9e4" style:font-style-asian="italic" style:font-style-complex="italic"/>
    </style:style>
    <style:style style:name="P674" style:family="paragraph" style:parent-style-name="Text_20_body" style:list-style-name="L163">
      <style:text-properties fo:font-style="italic" officeooo:rsid="313fe9e4" officeooo:paragraph-rsid="313fe9e4" style:font-style-asian="italic" style:font-style-complex="italic"/>
    </style:style>
    <style:style style:name="P675" style:family="paragraph" style:parent-style-name="Text_20_body" style:list-style-name="L167">
      <style:text-properties fo:font-style="italic" style:font-style-asian="italic" style:font-style-complex="italic"/>
    </style:style>
    <style:style style:name="P676" style:family="paragraph" style:parent-style-name="Text_20_body" style:list-style-name="L168">
      <style:text-properties fo:font-style="italic" style:font-style-asian="italic" style:font-style-complex="italic"/>
    </style:style>
    <style:style style:name="P677" style:family="paragraph" style:parent-style-name="Text_20_body" style:list-style-name="L168">
      <style:text-properties fo:font-style="italic" officeooo:rsid="31ae8d24" officeooo:paragraph-rsid="31ae8d24" style:font-style-asian="italic" style:font-style-complex="italic"/>
    </style:style>
    <style:style style:name="P678" style:family="paragraph" style:parent-style-name="Text_20_body" style:list-style-name="L173">
      <style:text-properties fo:font-style="italic" style:font-style-asian="italic" style:font-style-complex="italic"/>
    </style:style>
    <style:style style:name="P679" style:family="paragraph" style:parent-style-name="Text_20_body" style:list-style-name="L173">
      <style:text-properties fo:font-style="italic" officeooo:paragraph-rsid="32c70d0b" style:font-style-asian="italic" style:font-style-complex="italic"/>
    </style:style>
    <style:style style:name="P680" style:family="paragraph" style:parent-style-name="Text_20_body" style:list-style-name="L178">
      <style:text-properties fo:font-style="italic" style:font-style-asian="italic" style:font-style-complex="italic"/>
    </style:style>
    <style:style style:name="P681" style:family="paragraph" style:parent-style-name="Text_20_body" style:list-style-name="L179">
      <style:text-properties fo:font-style="italic" style:font-style-asian="italic" style:font-style-complex="italic"/>
    </style:style>
    <style:style style:name="P682" style:family="paragraph" style:parent-style-name="Text_20_body" style:list-style-name="L180">
      <style:text-properties fo:font-style="italic" style:font-style-asian="italic" style:font-style-complex="italic"/>
    </style:style>
    <style:style style:name="P683" style:family="paragraph" style:parent-style-name="Text_20_body" style:list-style-name="L180">
      <style:text-properties fo:font-style="italic" officeooo:paragraph-rsid="32d81b33" style:font-style-asian="italic" style:font-style-complex="italic"/>
    </style:style>
    <style:style style:name="P684" style:family="paragraph" style:parent-style-name="Text_20_body" style:list-style-name="L181">
      <style:text-properties fo:font-style="italic" style:font-style-asian="italic" style:font-style-complex="italic"/>
    </style:style>
    <style:style style:name="P685" style:family="paragraph" style:parent-style-name="Text_20_body" style:list-style-name="L182">
      <style:text-properties fo:font-style="italic" style:font-style-asian="italic" style:font-style-complex="italic"/>
    </style:style>
    <style:style style:name="P686" style:family="paragraph" style:parent-style-name="Text_20_body" style:list-style-name="L184">
      <style:text-properties fo:font-style="italic" style:font-style-asian="italic" style:font-style-complex="italic"/>
    </style:style>
    <style:style style:name="P687" style:family="paragraph" style:parent-style-name="Text_20_body" style:list-style-name="L104">
      <style:text-properties fo:font-style="italic" fo:font-weight="normal" officeooo:rsid="33903869" officeooo:paragraph-rsid="33903869" style:font-style-asian="italic" style:font-weight-asian="normal" style:font-style-complex="italic" style:font-weight-complex="normal"/>
    </style:style>
    <style:style style:name="P688" style:family="paragraph" style:parent-style-name="Text_20_body" style:list-style-name="L5">
      <style:text-properties officeooo:rsid="2e3add85" officeooo:paragraph-rsid="2e3add85"/>
    </style:style>
    <style:style style:name="P689" style:family="paragraph" style:parent-style-name="Text_20_body" style:list-style-name="L6">
      <style:text-properties officeooo:rsid="2e3add85" officeooo:paragraph-rsid="2e3add85"/>
    </style:style>
    <style:style style:name="P690" style:family="paragraph" style:parent-style-name="Text_20_body" style:list-style-name="L6">
      <style:text-properties officeooo:rsid="2e392998" officeooo:paragraph-rsid="2e392998"/>
    </style:style>
    <style:style style:name="P691" style:family="paragraph" style:parent-style-name="Text_20_body" style:list-style-name="L4">
      <style:text-properties officeooo:rsid="2e35c073" officeooo:paragraph-rsid="2e35c073"/>
    </style:style>
    <style:style style:name="P692" style:family="paragraph" style:parent-style-name="Text_20_body" style:list-style-name="L4">
      <style:text-properties officeooo:rsid="2e34e093" officeooo:paragraph-rsid="2f8297f2"/>
    </style:style>
    <style:style style:name="P693" style:family="paragraph" style:parent-style-name="Text_20_body" style:list-style-name="L4">
      <style:text-properties officeooo:rsid="2e3f2b59" officeooo:paragraph-rsid="2e3f2b59"/>
    </style:style>
    <style:style style:name="P694" style:family="paragraph" style:parent-style-name="Text_20_body" style:list-style-name="L4">
      <style:text-properties officeooo:rsid="2e375532" officeooo:paragraph-rsid="2e375532"/>
    </style:style>
    <style:style style:name="P695" style:family="paragraph" style:parent-style-name="Text_20_body" style:list-style-name="L8">
      <style:text-properties officeooo:rsid="2f8b7fd6" officeooo:paragraph-rsid="2f8b7fd6"/>
    </style:style>
    <style:style style:name="P696" style:family="paragraph" style:parent-style-name="Text_20_body" style:list-style-name="L4">
      <style:text-properties style:text-line-through-style="none" style:text-line-through-type="none" style:text-underline-style="none" officeooo:paragraph-rsid="2c854c83"/>
    </style:style>
    <style:style style:name="P697" style:family="paragraph" style:parent-style-name="Text_20_body" style:list-style-name="L4">
      <style:text-properties style:text-line-through-style="none" style:text-line-through-type="none" style:text-underline-style="none" officeooo:rsid="2c4cd8a3" officeooo:paragraph-rsid="2c854c83"/>
    </style:style>
    <style:style style:name="P698" style:family="paragraph" style:parent-style-name="Text_20_body" style:list-style-name="L4">
      <style:text-properties style:text-line-through-style="none" style:text-line-through-type="none" style:text-underline-style="none" officeooo:rsid="2d1994e4" officeooo:paragraph-rsid="2d1994e4"/>
    </style:style>
    <style:style style:name="P699" style:family="paragraph" style:parent-style-name="Text_20_body" style:list-style-name="L4">
      <style:text-properties style:text-line-through-style="none" style:text-line-through-type="none" style:text-underline-style="none" officeooo:rsid="2d19cc00" officeooo:paragraph-rsid="2d19cc00"/>
    </style:style>
    <style:style style:name="P700" style:family="paragraph" style:parent-style-name="Text_20_body" style:list-style-name="L107">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701" style:family="paragraph" style:parent-style-name="Text_20_body" style:list-style-name="L11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702" style:family="paragraph" style:parent-style-name="Text_20_body" style:list-style-name="L109">
      <style:text-properties style:text-line-through-style="none" style:text-line-through-type="none" officeooo:rsid="337b0032" officeooo:paragraph-rsid="337b0032"/>
    </style:style>
    <style:style style:name="P703" style:family="paragraph" style:parent-style-name="Text_20_body" style:list-style-name="L158">
      <style:text-properties style:text-line-through-style="none" style:text-line-through-type="none" officeooo:paragraph-rsid="2cc6471e"/>
    </style:style>
    <style:style style:name="P704" style:family="paragraph" style:parent-style-name="Text_20_body" style:list-style-name="L158">
      <style:text-properties style:text-line-through-style="none" style:text-line-through-type="none" officeooo:rsid="2cc6471e" officeooo:paragraph-rsid="2cc6471e"/>
    </style:style>
    <style:style style:name="P705" style:family="paragraph" style:parent-style-name="Text_20_body" style:list-style-name="L4">
      <style:text-properties officeooo:rsid="2d1994e4" officeooo:paragraph-rsid="2d1994e4"/>
    </style:style>
    <style:style style:name="P706" style:family="paragraph" style:parent-style-name="Text_20_body" style:list-style-name="L4">
      <style:text-properties officeooo:rsid="2d19cc00" officeooo:paragraph-rsid="2d19cc00"/>
    </style:style>
    <style:style style:name="P707" style:family="paragraph" style:parent-style-name="Text_20_body" style:list-style-name="L9">
      <style:text-properties officeooo:paragraph-rsid="2bf4c6f4"/>
    </style:style>
    <style:style style:name="P708" style:family="paragraph" style:parent-style-name="Text_20_body" style:list-style-name="L10"/>
    <style:style style:name="P709" style:family="paragraph" style:parent-style-name="Text_20_body" style:list-style-name="L11"/>
    <style:style style:name="P710" style:family="paragraph" style:parent-style-name="Text_20_body" style:list-style-name="L12"/>
    <style:style style:name="P711" style:family="paragraph" style:parent-style-name="Text_20_body" style:list-style-name="L13">
      <style:text-properties officeooo:paragraph-rsid="2f49173c"/>
    </style:style>
    <style:style style:name="P712" style:family="paragraph" style:parent-style-name="Text_20_body" style:list-style-name="L13">
      <style:text-properties officeooo:rsid="2f4b13b5" officeooo:paragraph-rsid="2f4b13b5"/>
    </style:style>
    <style:style style:name="P713" style:family="paragraph" style:parent-style-name="Text_20_body" style:list-style-name="L16">
      <style:text-properties officeooo:rsid="2f4b13b5" officeooo:paragraph-rsid="2f4fdfca"/>
    </style:style>
    <style:style style:name="P714" style:family="paragraph" style:parent-style-name="Text_20_body" style:list-style-name="L19">
      <style:text-properties officeooo:rsid="2f4b13b5" officeooo:paragraph-rsid="2f5501eb"/>
    </style:style>
    <style:style style:name="P715" style:family="paragraph" style:parent-style-name="Text_20_body" style:list-style-name="L26">
      <style:text-properties officeooo:rsid="2f4b13b5" officeooo:paragraph-rsid="2f52e2f6"/>
    </style:style>
    <style:style style:name="P716" style:family="paragraph" style:parent-style-name="Text_20_body" style:list-style-name="L13">
      <style:text-properties officeooo:rsid="2f49173c" officeooo:paragraph-rsid="2f49173c"/>
    </style:style>
    <style:style style:name="P717" style:family="paragraph" style:parent-style-name="Text_20_body" style:list-style-name="L14">
      <style:text-properties officeooo:paragraph-rsid="2bf00e6e"/>
    </style:style>
    <style:style style:name="P718" style:family="paragraph" style:parent-style-name="Text_20_body" style:list-style-name="L14">
      <style:text-properties officeooo:paragraph-rsid="2f3b28f4"/>
    </style:style>
    <style:style style:name="P719" style:family="paragraph" style:parent-style-name="Text_20_body" style:list-style-name="L14">
      <style:text-properties officeooo:rsid="2f24f113" officeooo:paragraph-rsid="2f2bddd6"/>
    </style:style>
    <style:style style:name="P720" style:family="paragraph" style:parent-style-name="Text_20_body" style:list-style-name="L17">
      <style:text-properties officeooo:rsid="2f24f113" officeooo:paragraph-rsid="2f24f113"/>
    </style:style>
    <style:style style:name="P721" style:family="paragraph" style:parent-style-name="Text_20_body" style:list-style-name="L14">
      <style:text-properties officeooo:paragraph-rsid="2bf00e6e" fo:background-color="transparent"/>
    </style:style>
    <style:style style:name="P722" style:family="paragraph" style:parent-style-name="Text_20_body" style:list-style-name="L14">
      <style:text-properties officeooo:rsid="2f2ee20c" officeooo:paragraph-rsid="2f2ee20c"/>
    </style:style>
    <style:style style:name="P723" style:family="paragraph" style:parent-style-name="Text_20_body" style:list-style-name="L14">
      <style:text-properties officeooo:rsid="2f2ee20c" officeooo:paragraph-rsid="2f38db1e"/>
    </style:style>
    <style:style style:name="P724" style:family="paragraph" style:parent-style-name="Text_20_body" style:list-style-name="L14">
      <style:text-properties officeooo:rsid="2f2d3dfc" officeooo:paragraph-rsid="2f30b49f"/>
    </style:style>
    <style:style style:name="P725" style:family="paragraph" style:parent-style-name="Text_20_body" style:list-style-name="L14">
      <style:text-properties officeooo:rsid="2f3b28f4" officeooo:paragraph-rsid="2f3b28f4"/>
    </style:style>
    <style:style style:name="P726" style:family="paragraph" style:parent-style-name="Text_20_body" style:list-style-name="L16">
      <style:text-properties officeooo:rsid="2f4fdfca" officeooo:paragraph-rsid="2f4fdfca"/>
    </style:style>
    <style:style style:name="P727" style:family="paragraph" style:parent-style-name="Text_20_body" style:list-style-name="L19">
      <style:text-properties officeooo:rsid="2f4fdfca" officeooo:paragraph-rsid="2f5501eb"/>
    </style:style>
    <style:style style:name="P728" style:family="paragraph" style:parent-style-name="Text_20_body" style:list-style-name="L26">
      <style:text-properties officeooo:rsid="2f4fdfca" officeooo:paragraph-rsid="2f52e2f6"/>
    </style:style>
    <style:style style:name="P729" style:family="paragraph" style:parent-style-name="Text_20_body" style:list-style-name="L16">
      <style:text-properties officeooo:rsid="2f5634dd" officeooo:paragraph-rsid="2f5634dd"/>
    </style:style>
    <style:style style:name="P730" style:family="paragraph" style:parent-style-name="Text_20_body" style:list-style-name="L16">
      <style:text-properties officeooo:rsid="2f1412ff" officeooo:paragraph-rsid="2f5634dd"/>
    </style:style>
    <style:style style:name="P731" style:family="paragraph" style:parent-style-name="Text_20_body" style:list-style-name="L17">
      <style:text-properties officeooo:paragraph-rsid="2f24f113"/>
    </style:style>
    <style:style style:name="P732" style:family="paragraph" style:parent-style-name="Text_20_body" style:list-style-name="L17">
      <style:text-properties officeooo:rsid="2f14ad99" officeooo:paragraph-rsid="2f24f113"/>
    </style:style>
    <style:style style:name="P733" style:family="paragraph" style:parent-style-name="Text_20_body" style:list-style-name="L17">
      <style:text-properties officeooo:rsid="2ef55f54" officeooo:paragraph-rsid="2f24f113"/>
    </style:style>
    <style:style style:name="P734" style:family="paragraph" style:parent-style-name="Text_20_body" style:list-style-name="L17">
      <style:text-properties officeooo:rsid="2ef76aa4" officeooo:paragraph-rsid="2f24f113"/>
    </style:style>
    <style:style style:name="P735" style:family="paragraph" style:parent-style-name="Text_20_body" style:list-style-name="L18">
      <style:text-properties officeooo:paragraph-rsid="2f24f113"/>
    </style:style>
    <style:style style:name="P736" style:family="paragraph" style:parent-style-name="Text_20_body" style:list-style-name="L18">
      <style:text-properties officeooo:rsid="2ef80bec" officeooo:paragraph-rsid="2f24f113"/>
    </style:style>
    <style:style style:name="P737" style:family="paragraph" style:parent-style-name="Text_20_body" style:list-style-name="L17">
      <style:text-properties officeooo:rsid="2efcf662" officeooo:paragraph-rsid="2f24f113"/>
    </style:style>
    <style:style style:name="P738" style:family="paragraph" style:parent-style-name="Text_20_body" style:list-style-name="L19">
      <style:text-properties officeooo:rsid="2f5501eb" officeooo:paragraph-rsid="2f5501eb"/>
    </style:style>
    <style:style style:name="P739" style:family="paragraph" style:parent-style-name="Text_20_body" style:list-style-name="L20"/>
    <style:style style:name="P740" style:family="paragraph" style:parent-style-name="Text_20_body" style:list-style-name="L20">
      <style:text-properties officeooo:paragraph-rsid="2f19b27e"/>
    </style:style>
    <style:style style:name="P741" style:family="paragraph" style:parent-style-name="Text_20_body" style:list-style-name="L20">
      <style:text-properties officeooo:paragraph-rsid="2d90f701"/>
    </style:style>
    <style:style style:name="P742" style:family="paragraph" style:parent-style-name="Text_20_body" style:list-style-name="L20">
      <style:text-properties officeooo:paragraph-rsid="2bf9c65f"/>
    </style:style>
    <style:style style:name="P743" style:family="paragraph" style:parent-style-name="Text_20_body" style:list-style-name="L20">
      <style:text-properties officeooo:paragraph-rsid="2f1b08cb"/>
    </style:style>
    <style:style style:name="P744" style:family="paragraph" style:parent-style-name="Text_20_body" style:list-style-name="L20">
      <style:text-properties officeooo:paragraph-rsid="2e9a0a70"/>
    </style:style>
    <style:style style:name="P745" style:family="paragraph" style:parent-style-name="Text_20_body" style:list-style-name="L21">
      <style:text-properties officeooo:rsid="2f17426c" officeooo:paragraph-rsid="2f17426c"/>
    </style:style>
    <style:style style:name="P746" style:family="paragraph" style:parent-style-name="Text_20_body" style:list-style-name="L22">
      <style:text-properties officeooo:rsid="2d8b0dfd" officeooo:paragraph-rsid="2d90f701"/>
    </style:style>
    <style:style style:name="P747" style:family="paragraph" style:parent-style-name="Text_20_body" style:list-style-name="L20">
      <style:text-properties officeooo:rsid="2d8b0dfd" officeooo:paragraph-rsid="2d992d80"/>
    </style:style>
    <style:style style:name="P748" style:family="paragraph" style:parent-style-name="Text_20_body" style:list-style-name="L23">
      <style:text-properties officeooo:rsid="2d8b0dfd" officeooo:paragraph-rsid="2d992d80"/>
    </style:style>
    <style:style style:name="P749" style:family="paragraph" style:parent-style-name="Text_20_body" style:list-style-name="L171">
      <style:text-properties officeooo:rsid="2d8b0dfd" officeooo:paragraph-rsid="2e864252"/>
    </style:style>
    <style:style style:name="P750" style:family="paragraph" style:parent-style-name="Text_20_body" style:list-style-name="L20">
      <style:text-properties fo:font-style="normal" officeooo:rsid="2d946029" officeooo:paragraph-rsid="2d946029" style:font-style-asian="normal" style:font-style-complex="normal"/>
    </style:style>
    <style:style style:name="P751" style:family="paragraph" style:parent-style-name="Text_20_body" style:list-style-name="L20">
      <style:text-properties fo:font-style="normal" officeooo:rsid="2d946029" officeooo:paragraph-rsid="2d9abcf7" style:font-style-asian="normal" style:font-style-complex="normal"/>
    </style:style>
    <style:style style:name="P752" style:family="paragraph" style:parent-style-name="Text_20_body" style:list-style-name="L133">
      <style:text-properties fo:font-style="normal" officeooo:rsid="2c0d2125" officeooo:paragraph-rsid="2c0d2125" style:font-style-asian="normal" style:font-style-complex="normal"/>
    </style:style>
    <style:style style:name="P753" style:family="paragraph" style:parent-style-name="Text_20_body" style:list-style-name="L107">
      <style:text-properties fo:font-style="normal" fo:font-weight="normal" officeooo:rsid="2fc0a669" officeooo:paragraph-rsid="2fc0c66f" style:font-style-asian="normal" style:font-weight-asian="normal" style:font-style-complex="normal" style:font-weight-complex="normal"/>
    </style:style>
    <style:style style:name="P754" style:family="paragraph" style:parent-style-name="Text_20_body" style:list-style-name="L109">
      <style:text-properties fo:font-style="normal" fo:font-weight="normal" officeooo:rsid="2fce751d" officeooo:paragraph-rsid="2fce751d" style:font-style-asian="normal" style:font-weight-asian="normal" style:font-style-complex="normal" style:font-weight-complex="normal"/>
    </style:style>
    <style:style style:name="P755" style:family="paragraph" style:parent-style-name="Text_20_body" style:list-style-name="L24">
      <style:text-properties officeooo:paragraph-rsid="2f1cb79f"/>
    </style:style>
    <style:style style:name="P756" style:family="paragraph" style:parent-style-name="Text_20_body" style:list-style-name="L24">
      <style:text-properties officeooo:paragraph-rsid="2bf9c65f"/>
    </style:style>
    <style:style style:name="P757" style:family="paragraph" style:parent-style-name="Text_20_body" style:list-style-name="L20">
      <style:text-properties officeooo:rsid="2d89328c" officeooo:paragraph-rsid="2d89328c"/>
    </style:style>
    <style:style style:name="P758" style:family="paragraph" style:parent-style-name="Text_20_body" style:list-style-name="L20">
      <style:text-properties officeooo:rsid="2d89328c" officeooo:paragraph-rsid="2e8e13bc"/>
    </style:style>
    <style:style style:name="P759" style:family="paragraph" style:parent-style-name="Text_20_body" style:list-style-name="L20">
      <style:text-properties officeooo:rsid="2dc83137" officeooo:paragraph-rsid="2e8c30f4"/>
    </style:style>
    <style:style style:name="P760" style:family="paragraph" style:parent-style-name="Text_20_body" style:list-style-name="L37">
      <style:text-properties officeooo:rsid="2dc83137" officeooo:paragraph-rsid="2dcc7533"/>
    </style:style>
    <style:style style:name="P761" style:family="paragraph" style:parent-style-name="Text_20_body" style:list-style-name="L20">
      <style:text-properties officeooo:rsid="2e99c0c1" officeooo:paragraph-rsid="2e99c0c1"/>
    </style:style>
    <style:style style:name="P762" style:family="paragraph" style:parent-style-name="Text_20_body" style:list-style-name="L20">
      <style:text-properties officeooo:rsid="2e8e13bc" officeooo:paragraph-rsid="2e8e13bc"/>
    </style:style>
    <style:style style:name="P763" style:family="paragraph" style:parent-style-name="Text_20_body" style:list-style-name="L25">
      <style:text-properties officeooo:paragraph-rsid="2e95a0be"/>
    </style:style>
    <style:style style:name="P764" style:family="paragraph" style:parent-style-name="Text_20_body" style:list-style-name="L25">
      <style:text-properties officeooo:rsid="2e8ffbb2" officeooo:paragraph-rsid="2e8ffbb2"/>
    </style:style>
    <style:style style:name="P765" style:family="paragraph" style:parent-style-name="Text_20_body" style:list-style-name="L25">
      <style:text-properties officeooo:rsid="2e95a0be" officeooo:paragraph-rsid="2e95a0be"/>
    </style:style>
    <style:style style:name="P766" style:family="paragraph" style:parent-style-name="Text_20_body" style:list-style-name="L20">
      <style:text-properties officeooo:rsid="2f1eb7e3" officeooo:paragraph-rsid="2f235fff"/>
    </style:style>
    <style:style style:name="P767" style:family="paragraph" style:parent-style-name="Text_20_body" style:list-style-name="L20">
      <style:text-properties officeooo:rsid="2e9a0a70" officeooo:paragraph-rsid="2bf9c65f"/>
    </style:style>
    <style:style style:name="P768" style:family="paragraph" style:parent-style-name="Text_20_body" style:list-style-name="L20">
      <style:text-properties style:text-line-through-style="solid" style:text-line-through-type="single" officeooo:paragraph-rsid="2e94311a"/>
    </style:style>
    <style:style style:name="P769" style:family="paragraph" style:parent-style-name="Text_20_body" style:list-style-name="L20">
      <style:text-properties style:text-line-through-style="solid" style:text-line-through-type="single" officeooo:paragraph-rsid="2e9264c4"/>
    </style:style>
    <style:style style:name="P770" style:family="paragraph" style:parent-style-name="Text_20_body" style:list-style-name="L29">
      <style:text-properties style:text-line-through-style="solid" style:text-line-through-type="single" officeooo:rsid="2b98908f" officeooo:paragraph-rsid="2c2d6ec4"/>
    </style:style>
    <style:style style:name="P771" style:family="paragraph" style:parent-style-name="Text_20_body" style:list-style-name="L124">
      <style:text-properties style:text-line-through-style="solid" style:text-line-through-type="single" officeooo:paragraph-rsid="2c390c31"/>
    </style:style>
    <style:style style:name="P772" style:family="paragraph" style:parent-style-name="Text_20_body" style:list-style-name="L124">
      <style:text-properties style:text-line-through-style="solid" style:text-line-through-type="single" officeooo:paragraph-rsid="2c30b1aa"/>
    </style:style>
    <style:style style:name="P773" style:family="paragraph" style:parent-style-name="Text_20_body" style:list-style-name="L26">
      <style:text-properties officeooo:rsid="2f503d72" officeooo:paragraph-rsid="2f52e2f6"/>
    </style:style>
    <style:style style:name="P774" style:family="paragraph" style:parent-style-name="Text_20_body" style:list-style-name="L27">
      <style:text-properties officeooo:paragraph-rsid="2f235fff"/>
    </style:style>
    <style:style style:name="P775" style:family="paragraph" style:parent-style-name="Text_20_body" style:list-style-name="L28">
      <style:text-properties officeooo:paragraph-rsid="2f235fff"/>
    </style:style>
    <style:style style:name="P776" style:family="paragraph" style:parent-style-name="Text_20_body" style:list-style-name="L27">
      <style:text-properties officeooo:rsid="2c1e16cf" officeooo:paragraph-rsid="2f235fff"/>
    </style:style>
    <style:style style:name="P777" style:family="paragraph" style:parent-style-name="Text_20_body" style:list-style-name="L27">
      <style:text-properties officeooo:rsid="31286c72" officeooo:paragraph-rsid="31286c72"/>
    </style:style>
    <style:style style:name="P778" style:family="paragraph" style:parent-style-name="Text_20_body" style:list-style-name="L29">
      <style:text-properties officeooo:paragraph-rsid="2bee3468"/>
    </style:style>
    <style:style style:name="P779" style:family="paragraph" style:parent-style-name="Text_20_body" style:list-style-name="L29">
      <style:text-properties officeooo:paragraph-rsid="2f235fff"/>
    </style:style>
    <style:style style:name="P780" style:family="paragraph" style:parent-style-name="Text_20_body" style:list-style-name="L29">
      <style:text-properties officeooo:paragraph-rsid="312b0242"/>
    </style:style>
    <style:style style:name="P781" style:family="paragraph" style:parent-style-name="Text_20_body" style:list-style-name="L29">
      <style:text-properties officeooo:paragraph-rsid="31381d48"/>
    </style:style>
    <style:style style:name="P782" style:family="paragraph" style:parent-style-name="Text_20_body" style:list-style-name="L29">
      <style:text-properties officeooo:paragraph-rsid="31346b0b"/>
    </style:style>
    <style:style style:name="P783" style:family="paragraph" style:parent-style-name="Text_20_body" style:list-style-name="L29">
      <style:text-properties fo:font-weight="bold" officeooo:rsid="312b0242" officeooo:paragraph-rsid="312b0242" style:font-weight-asian="bold" style:font-weight-complex="bold"/>
    </style:style>
    <style:style style:name="P784" style:family="paragraph" style:parent-style-name="Text_20_body" style:list-style-name="L29">
      <style:text-properties officeooo:rsid="312b0242" officeooo:paragraph-rsid="312b0242"/>
    </style:style>
    <style:style style:name="P785" style:family="paragraph" style:parent-style-name="Text_20_body" style:list-style-name="L29">
      <style:text-properties officeooo:rsid="3131d3bf" officeooo:paragraph-rsid="313314dd"/>
    </style:style>
    <style:style style:name="P786" style:family="paragraph" style:parent-style-name="Text_20_body" style:list-style-name="L29">
      <style:text-properties officeooo:rsid="313314dd" officeooo:paragraph-rsid="313314dd"/>
    </style:style>
    <style:style style:name="P787" style:family="paragraph" style:parent-style-name="Text_20_body" style:list-style-name="L29">
      <style:text-properties officeooo:rsid="3138e568" officeooo:paragraph-rsid="3138e568"/>
    </style:style>
    <style:style style:name="P788" style:family="paragraph" style:parent-style-name="Text_20_body" style:list-style-name="L29">
      <style:text-properties officeooo:rsid="2b98908f" officeooo:paragraph-rsid="2bee3468"/>
    </style:style>
    <style:style style:name="P789" style:family="paragraph" style:parent-style-name="Text_20_body" style:list-style-name="L29">
      <style:text-properties officeooo:rsid="2c7af555" officeooo:paragraph-rsid="2c7af555"/>
    </style:style>
    <style:style style:name="P790" style:family="paragraph" style:parent-style-name="Text_20_body" style:list-style-name="L30">
      <style:text-properties officeooo:paragraph-rsid="2d693de4"/>
    </style:style>
    <style:style style:name="P791" style:family="paragraph" style:parent-style-name="Text_20_body" style:list-style-name="L31">
      <style:text-properties officeooo:paragraph-rsid="2db4722c"/>
    </style:style>
    <style:style style:name="P792" style:family="paragraph" style:parent-style-name="Text_20_body" style:list-style-name="L31">
      <style:text-properties officeooo:rsid="2d693de4" officeooo:paragraph-rsid="2d693de4"/>
    </style:style>
    <style:style style:name="P793" style:family="paragraph" style:parent-style-name="Text_20_body" style:list-style-name="L31">
      <style:text-properties officeooo:rsid="2d693de4" officeooo:paragraph-rsid="2db4722c"/>
    </style:style>
    <style:style style:name="P794" style:family="paragraph" style:parent-style-name="Text_20_body" style:list-style-name="L31">
      <style:text-properties officeooo:rsid="2d693de4" officeooo:paragraph-rsid="2d9f807f"/>
    </style:style>
    <style:style style:name="P795" style:family="paragraph" style:parent-style-name="Text_20_body" style:list-style-name="L32">
      <style:text-properties officeooo:rsid="2d693de4" officeooo:paragraph-rsid="2d693de4"/>
    </style:style>
    <style:style style:name="P796" style:family="paragraph" style:parent-style-name="Text_20_body" style:list-style-name="L33">
      <style:text-properties officeooo:rsid="2d62ea8d" officeooo:paragraph-rsid="2d62ea8d"/>
    </style:style>
    <style:style style:name="P797" style:family="paragraph" style:parent-style-name="Text_20_body" style:list-style-name="L34">
      <style:text-properties officeooo:paragraph-rsid="2f8d0bb6"/>
    </style:style>
    <style:style style:name="P798" style:family="paragraph" style:parent-style-name="Text_20_body" style:list-style-name="L34">
      <style:text-properties officeooo:paragraph-rsid="2f9262fc"/>
    </style:style>
    <style:style style:name="P799" style:family="paragraph" style:parent-style-name="Text_20_body" style:list-style-name="L34">
      <style:text-properties officeooo:rsid="2da111e9" officeooo:paragraph-rsid="2da111e9"/>
    </style:style>
    <style:style style:name="P800" style:family="paragraph" style:parent-style-name="Text_20_body" style:list-style-name="L34">
      <style:text-properties officeooo:rsid="2f8d0bb6" officeooo:paragraph-rsid="2f8d0bb6"/>
    </style:style>
    <style:style style:name="P801" style:family="paragraph" style:parent-style-name="Text_20_body" style:list-style-name="L34">
      <style:text-properties officeooo:rsid="2f90b1d0" officeooo:paragraph-rsid="2f90b1d0"/>
    </style:style>
    <style:style style:name="P802" style:family="paragraph" style:parent-style-name="Text_20_body" style:list-style-name="L35">
      <style:text-properties officeooo:rsid="2d8e7578" officeooo:paragraph-rsid="2d8e7578"/>
    </style:style>
    <style:style style:name="P803" style:family="paragraph" style:parent-style-name="Text_20_body" style:list-style-name="L35">
      <style:text-properties officeooo:rsid="2d8e7578" officeooo:paragraph-rsid="2d8f7e6a"/>
    </style:style>
    <style:style style:name="P804" style:family="paragraph" style:parent-style-name="Text_20_body" style:list-style-name="L36">
      <style:text-properties fo:language="cs" fo:country="CZ" officeooo:rsid="2e269220" officeooo:paragraph-rsid="2e269220"/>
    </style:style>
    <style:style style:name="P805" style:family="paragraph" style:parent-style-name="Text_20_body" style:list-style-name="L146">
      <style:text-properties fo:language="cs" fo:country="CZ" officeooo:rsid="2c5b1123" officeooo:paragraph-rsid="2cc8ec30"/>
    </style:style>
    <style:style style:name="P806" style:family="paragraph" style:parent-style-name="Text_20_body" style:list-style-name="L146">
      <style:text-properties fo:language="cs" fo:country="CZ" officeooo:rsid="2c5cf113" officeooo:paragraph-rsid="2c82759d"/>
    </style:style>
    <style:style style:name="P807" style:family="paragraph" style:parent-style-name="Text_20_body" style:list-style-name="L185">
      <style:text-properties fo:language="cs" fo:country="CZ" fo:font-style="normal" officeooo:rsid="1ff514e4" officeooo:paragraph-rsid="31c5ad26" style:font-style-asian="normal" style:font-style-complex="normal"/>
    </style:style>
    <style:style style:name="P808" style:family="paragraph" style:parent-style-name="Text_20_body" style:list-style-name="L38">
      <style:text-properties officeooo:paragraph-rsid="2e2b7947"/>
    </style:style>
    <style:style style:name="P809" style:family="paragraph" style:parent-style-name="Text_20_body" style:list-style-name="L39">
      <style:text-properties officeooo:paragraph-rsid="2dd33f0d"/>
    </style:style>
    <style:style style:name="P810" style:family="paragraph" style:parent-style-name="Text_20_body" style:list-style-name="L40">
      <style:text-properties officeooo:paragraph-rsid="2e2f781f"/>
    </style:style>
    <style:style style:name="P811" style:family="paragraph" style:parent-style-name="Text_20_body" style:list-style-name="L41">
      <style:text-properties officeooo:paragraph-rsid="2e3389d8"/>
    </style:style>
    <style:style style:name="P812" style:family="paragraph" style:parent-style-name="Text_20_body" style:list-style-name="L41">
      <style:text-properties officeooo:rsid="2e3389d8" officeooo:paragraph-rsid="2e3389d8"/>
    </style:style>
    <style:style style:name="P813" style:family="paragraph" style:parent-style-name="Text_20_body" style:list-style-name="L42">
      <style:text-properties officeooo:paragraph-rsid="2de51bf9"/>
    </style:style>
    <style:style style:name="P814" style:family="paragraph" style:parent-style-name="Text_20_body" style:list-style-name="L42">
      <style:text-properties officeooo:rsid="2e49b8cc" officeooo:paragraph-rsid="2e49b8cc"/>
    </style:style>
    <style:style style:name="P815" style:family="paragraph" style:parent-style-name="Text_20_body" style:list-style-name="L43">
      <style:text-properties officeooo:paragraph-rsid="2de2c4a9"/>
    </style:style>
    <style:style style:name="P816" style:family="paragraph" style:parent-style-name="Text_20_body" style:list-style-name="L44">
      <style:text-properties officeooo:paragraph-rsid="2bf084a8"/>
    </style:style>
    <style:style style:name="P817" style:family="paragraph" style:parent-style-name="Text_20_body" style:list-style-name="L44">
      <style:text-properties officeooo:rsid="2e4bc4f0" officeooo:paragraph-rsid="2e4bc4f0"/>
    </style:style>
    <style:style style:name="P818" style:family="paragraph" style:parent-style-name="Text_20_body" style:list-style-name="L45">
      <style:text-properties officeooo:paragraph-rsid="2dfbf69c"/>
    </style:style>
    <style:style style:name="P819" style:family="paragraph" style:parent-style-name="Text_20_body" style:list-style-name="L45">
      <style:text-properties officeooo:rsid="2dfb3720" officeooo:paragraph-rsid="2dfdcb9e"/>
    </style:style>
    <style:style style:name="P820" style:family="paragraph" style:parent-style-name="Text_20_body" style:list-style-name="L45">
      <style:text-properties officeooo:rsid="2dfdcb9e" officeooo:paragraph-rsid="2dfdcb9e"/>
    </style:style>
    <style:style style:name="P821" style:family="paragraph" style:parent-style-name="Text_20_body" style:list-style-name="L45">
      <style:text-properties officeooo:rsid="2df8dc0f" officeooo:paragraph-rsid="2df8dc0f"/>
    </style:style>
    <style:style style:name="P822" style:family="paragraph" style:parent-style-name="Text_20_body" style:list-style-name="L45">
      <style:text-properties officeooo:rsid="2df8dc0f" officeooo:paragraph-rsid="2dfbf69c"/>
    </style:style>
    <style:style style:name="P823" style:family="paragraph" style:parent-style-name="Text_20_body" style:list-style-name="L45">
      <style:text-properties officeooo:rsid="30279643" officeooo:paragraph-rsid="30279643"/>
    </style:style>
    <style:style style:name="P824" style:family="paragraph" style:parent-style-name="Text_20_body" style:list-style-name="L46">
      <style:text-properties officeooo:paragraph-rsid="2bf084a8"/>
    </style:style>
    <style:style style:name="P825" style:family="paragraph" style:parent-style-name="Text_20_body" style:list-style-name="L47">
      <style:text-properties officeooo:rsid="2e52833f" officeooo:paragraph-rsid="2e52833f"/>
    </style:style>
    <style:style style:name="P826" style:family="paragraph" style:parent-style-name="Text_20_body" style:list-style-name="L48">
      <style:text-properties officeooo:paragraph-rsid="2e0f0fe2"/>
    </style:style>
    <style:style style:name="P827" style:family="paragraph" style:parent-style-name="Text_20_body" style:list-style-name="L48">
      <style:text-properties officeooo:rsid="3043b47e" officeooo:paragraph-rsid="3043b47e"/>
    </style:style>
    <style:style style:name="P828" style:family="paragraph" style:parent-style-name="Text_20_body" style:list-style-name="L49">
      <style:text-properties officeooo:paragraph-rsid="2bf084a8"/>
    </style:style>
    <style:style style:name="P829" style:family="paragraph" style:parent-style-name="Text_20_body" style:list-style-name="L50">
      <style:text-properties fo:color="#1841ce" officeooo:rsid="2e6e0a48" officeooo:paragraph-rsid="2e6e0a48"/>
    </style:style>
    <style:style style:name="P830" style:family="paragraph" style:parent-style-name="Text_20_body" style:list-style-name="L51">
      <style:text-properties officeooo:paragraph-rsid="2bf084a8"/>
    </style:style>
    <style:style style:name="P831" style:family="paragraph" style:parent-style-name="Text_20_body" style:list-style-name="L53"/>
    <style:style style:name="P832" style:family="paragraph" style:parent-style-name="Text_20_body" style:list-style-name="L53">
      <style:text-properties officeooo:paragraph-rsid="2e7dcae7"/>
    </style:style>
    <style:style style:name="P833" style:family="paragraph" style:parent-style-name="Text_20_body" style:list-style-name="L54">
      <style:text-properties officeooo:paragraph-rsid="2dc6397c"/>
    </style:style>
    <style:style style:name="P834" style:family="paragraph" style:parent-style-name="Text_20_body" style:list-style-name="L55">
      <style:text-properties officeooo:rsid="2dbe4f85" officeooo:paragraph-rsid="2dbe4f85"/>
    </style:style>
    <style:style style:name="P835" style:family="paragraph" style:parent-style-name="Text_20_body" style:list-style-name="L56">
      <style:text-properties officeooo:rsid="2e44778a" officeooo:paragraph-rsid="2e44778a"/>
    </style:style>
    <style:style style:name="P836" style:family="paragraph" style:parent-style-name="Text_20_body" style:list-style-name="L57"/>
    <style:style style:name="P837" style:family="paragraph" style:parent-style-name="Text_20_body" style:list-style-name="L57">
      <style:text-properties officeooo:rsid="2d27ee33" officeooo:paragraph-rsid="2d27ee33"/>
    </style:style>
    <style:style style:name="P838" style:family="paragraph" style:parent-style-name="Text_20_body" style:list-style-name="L58">
      <style:text-properties officeooo:rsid="457fa2ff" officeooo:paragraph-rsid="2bf512a0"/>
    </style:style>
    <style:style style:name="P839" style:family="paragraph" style:parent-style-name="Text_20_body" style:list-style-name="L58">
      <style:text-properties officeooo:rsid="2be964fe" officeooo:paragraph-rsid="2bf512a0"/>
    </style:style>
    <style:style style:name="P840" style:family="paragraph" style:parent-style-name="Text_20_body" style:list-style-name="L62">
      <style:text-properties officeooo:paragraph-rsid="30472dc5"/>
    </style:style>
    <style:style style:name="P841" style:family="paragraph" style:parent-style-name="Text_20_body" style:list-style-name="L62">
      <style:text-properties officeooo:paragraph-rsid="3047fc77"/>
    </style:style>
    <style:style style:name="P842" style:family="paragraph" style:parent-style-name="Text_20_body" style:list-style-name="L62">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843" style:family="paragraph" style:parent-style-name="Text_20_body" style:list-style-name="L62">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844" style:family="paragraph" style:parent-style-name="Text_20_body" style:list-style-name="L62">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845" style:family="paragraph" style:parent-style-name="Text_20_body" style:list-style-name="L62">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846" style:family="paragraph" style:parent-style-name="Text_20_body" style:list-style-name="L62">
      <style:text-properties style:font-name="Cambria" officeooo:paragraph-rsid="2ff27b9b" fo:background-color="transparent"/>
    </style:style>
    <style:style style:name="P847" style:family="paragraph" style:parent-style-name="Text_20_body" style:list-style-name="L62">
      <style:text-properties style:font-name="Cambria" officeooo:paragraph-rsid="2ff4bd08" fo:background-color="transparent"/>
    </style:style>
    <style:style style:name="P848" style:family="paragraph" style:parent-style-name="Text_20_body" style:list-style-name="L62">
      <style:text-properties style:font-name="Cambria" officeooo:paragraph-rsid="3001e794" fo:background-color="transparent"/>
    </style:style>
    <style:style style:name="P849" style:family="paragraph" style:parent-style-name="Text_20_body" style:list-style-name="L62">
      <style:text-properties style:font-name="Cambria" officeooo:paragraph-rsid="30472dc5" fo:background-color="transparent"/>
    </style:style>
    <style:style style:name="P850" style:family="paragraph" style:parent-style-name="Text_20_body" style:list-style-name="L62">
      <style:text-properties style:font-name="Cambria" officeooo:paragraph-rsid="3047fc77" fo:background-color="transparent"/>
    </style:style>
    <style:style style:name="P851" style:family="paragraph" style:parent-style-name="Text_20_body" style:list-style-name="L62">
      <style:text-properties style:font-name="Cambria" officeooo:paragraph-rsid="304847ad" fo:background-color="transparent"/>
    </style:style>
    <style:style style:name="P852" style:family="paragraph" style:parent-style-name="Text_20_body" style:list-style-name="L63">
      <style:text-properties officeooo:paragraph-rsid="308a2cbb"/>
    </style:style>
    <style:style style:name="P853" style:family="paragraph" style:parent-style-name="Text_20_body" style:list-style-name="L64"/>
    <style:style style:name="P854" style:family="paragraph" style:parent-style-name="Text_20_body" style:list-style-name="L64">
      <style:text-properties officeooo:paragraph-rsid="30bb18d6"/>
    </style:style>
    <style:style style:name="P855" style:family="paragraph" style:parent-style-name="Text_20_body" style:list-style-name="L64">
      <style:text-properties officeooo:paragraph-rsid="30bdcb44"/>
    </style:style>
    <style:style style:name="P856" style:family="paragraph" style:parent-style-name="Text_20_body" style:list-style-name="L64">
      <style:text-properties officeooo:paragraph-rsid="2ff9d73a"/>
    </style:style>
    <style:style style:name="P857" style:family="paragraph" style:parent-style-name="Text_20_body" style:list-style-name="L64">
      <style:text-properties officeooo:paragraph-rsid="3195e8c5"/>
    </style:style>
    <style:style style:name="P858" style:family="paragraph" style:parent-style-name="Text_20_body" style:list-style-name="L64">
      <style:text-properties officeooo:rsid="2ff9d73a" officeooo:paragraph-rsid="2ff9d73a"/>
    </style:style>
    <style:style style:name="P859" style:family="paragraph" style:parent-style-name="Text_20_body" style:list-style-name="L64">
      <style:text-properties officeooo:rsid="2ffb2068" officeooo:paragraph-rsid="30bdcb44"/>
    </style:style>
    <style:style style:name="P860" style:family="paragraph" style:parent-style-name="Text_20_body" style:list-style-name="L64">
      <style:text-properties officeooo:rsid="2ffc655e" officeooo:paragraph-rsid="30bdcb44"/>
    </style:style>
    <style:style style:name="P861" style:family="paragraph" style:parent-style-name="Text_20_body" style:list-style-name="L65">
      <style:text-properties officeooo:paragraph-rsid="30b64dd1"/>
    </style:style>
    <style:style style:name="P862" style:family="paragraph" style:parent-style-name="Text_20_body" style:list-style-name="L65">
      <style:text-properties officeooo:rsid="30b64dd1" officeooo:paragraph-rsid="30b64dd1"/>
    </style:style>
    <style:style style:name="P863" style:family="paragraph" style:parent-style-name="Text_20_body" style:list-style-name="L67"/>
    <style:style style:name="P864" style:family="paragraph" style:parent-style-name="Text_20_body" style:list-style-name="L69"/>
    <style:style style:name="P865" style:family="paragraph" style:parent-style-name="Text_20_body" style:list-style-name="L69">
      <style:text-properties officeooo:paragraph-rsid="304a1cdd"/>
    </style:style>
    <style:style style:name="P866" style:family="paragraph" style:parent-style-name="Text_20_body" style:list-style-name="L70"/>
    <style:style style:name="P867" style:family="paragraph" style:parent-style-name="Text_20_body" style:list-style-name="L71">
      <style:text-properties officeooo:rsid="31056f47" officeooo:paragraph-rsid="31056f47"/>
    </style:style>
    <style:style style:name="P868" style:family="paragraph" style:parent-style-name="Text_20_body" style:list-style-name="L71">
      <style:text-properties officeooo:rsid="310740e2" officeooo:paragraph-rsid="310740e2"/>
    </style:style>
    <style:style style:name="P869" style:family="paragraph" style:parent-style-name="Text_20_body" style:list-style-name="L72">
      <style:text-properties officeooo:paragraph-rsid="310c25cb"/>
    </style:style>
    <style:style style:name="P870" style:family="paragraph" style:parent-style-name="Text_20_body" style:list-style-name="L73">
      <style:text-properties officeooo:rsid="3124511e" officeooo:paragraph-rsid="3124511e"/>
    </style:style>
    <style:style style:name="P871" style:family="paragraph" style:parent-style-name="Text_20_body" style:list-style-name="L74"/>
    <style:style style:name="P872" style:family="paragraph" style:parent-style-name="Text_20_body" style:list-style-name="L76">
      <style:text-properties officeooo:paragraph-rsid="2c37d9b4"/>
    </style:style>
    <style:style style:name="P873" style:family="paragraph" style:parent-style-name="Text_20_body" style:list-style-name="L76">
      <style:text-properties officeooo:paragraph-rsid="2c240468"/>
    </style:style>
    <style:style style:name="P874" style:family="paragraph" style:parent-style-name="Text_20_body" style:list-style-name="L76">
      <style:text-properties officeooo:paragraph-rsid="3055f5bf"/>
    </style:style>
    <style:style style:name="P875" style:family="paragraph" style:parent-style-name="Text_20_body" style:list-style-name="L76">
      <style:text-properties officeooo:rsid="3055f5bf" officeooo:paragraph-rsid="3055f5bf"/>
    </style:style>
    <style:style style:name="P876" style:family="paragraph" style:parent-style-name="Text_20_body" style:list-style-name="L77">
      <style:text-properties officeooo:paragraph-rsid="31c0cc18"/>
    </style:style>
    <style:style style:name="P877" style:family="paragraph" style:parent-style-name="Text_20_body" style:list-style-name="L78">
      <style:text-properties officeooo:paragraph-rsid="2bacda3a"/>
    </style:style>
    <style:style style:name="P878" style:family="paragraph" style:parent-style-name="Text_20_body" style:list-style-name="L79">
      <style:text-properties officeooo:paragraph-rsid="2bc954a0"/>
    </style:style>
    <style:style style:name="P879" style:family="paragraph" style:parent-style-name="Text_20_body" style:list-style-name="L79">
      <style:text-properties officeooo:rsid="2bc853ba" officeooo:paragraph-rsid="2bc853ba"/>
    </style:style>
    <style:style style:name="P880" style:family="paragraph" style:parent-style-name="Text_20_body" style:list-style-name="L80">
      <style:text-properties officeooo:paragraph-rsid="2baeecc3"/>
    </style:style>
    <style:style style:name="P881" style:family="paragraph" style:parent-style-name="Text_20_body" style:list-style-name="L81">
      <style:text-properties officeooo:rsid="2d369bed" officeooo:paragraph-rsid="2d47d820"/>
    </style:style>
    <style:style style:name="P882" style:family="paragraph" style:parent-style-name="Text_20_body" style:list-style-name="L121">
      <style:text-properties officeooo:rsid="2d369bed" officeooo:paragraph-rsid="2d50fccf"/>
    </style:style>
    <style:style style:name="P883" style:family="paragraph" style:parent-style-name="Text_20_body" style:list-style-name="L81">
      <style:text-properties officeooo:rsid="2d3a2fe2" officeooo:paragraph-rsid="2d47d820"/>
    </style:style>
    <style:style style:name="P884" style:family="paragraph" style:parent-style-name="Text_20_body" style:list-style-name="L82">
      <style:text-properties officeooo:paragraph-rsid="2d7bf0b1"/>
    </style:style>
    <style:style style:name="P885" style:family="paragraph" style:parent-style-name="Text_20_body" style:list-style-name="L83">
      <style:text-properties officeooo:rsid="2d8508d2" officeooo:paragraph-rsid="2d8508d2"/>
    </style:style>
    <style:style style:name="P886" style:family="paragraph" style:parent-style-name="Text_20_body" style:list-style-name="L84">
      <style:text-properties officeooo:paragraph-rsid="2d84afa8"/>
    </style:style>
    <style:style style:name="P887" style:family="paragraph" style:parent-style-name="Text_20_body" style:list-style-name="L84">
      <style:text-properties officeooo:rsid="2d841b89" officeooo:paragraph-rsid="2d841b89"/>
    </style:style>
    <style:style style:name="P888" style:family="paragraph" style:parent-style-name="Text_20_body" style:list-style-name="L84">
      <style:text-properties officeooo:rsid="2d84afa8" officeooo:paragraph-rsid="2d84afa8"/>
    </style:style>
    <style:style style:name="P889" style:family="paragraph" style:parent-style-name="Text_20_body" style:list-style-name="L85">
      <style:text-properties officeooo:paragraph-rsid="32f8a05e"/>
    </style:style>
    <style:style style:name="P890" style:family="paragraph" style:parent-style-name="Text_20_body" style:list-style-name="L85">
      <style:text-properties officeooo:rsid="32f6b63c" officeooo:paragraph-rsid="32f6b63c"/>
    </style:style>
    <style:style style:name="P891" style:family="paragraph" style:parent-style-name="Text_20_body" style:list-style-name="L85">
      <style:text-properties officeooo:rsid="32f9b4c8" officeooo:paragraph-rsid="32f9b4c8"/>
    </style:style>
    <style:style style:name="P892" style:family="paragraph" style:parent-style-name="Text_20_body" style:list-style-name="L86">
      <style:text-properties officeooo:paragraph-rsid="2f5f500f"/>
    </style:style>
    <style:style style:name="P893" style:family="paragraph" style:parent-style-name="Text_20_body" style:list-style-name="L87"/>
    <style:style style:name="P894" style:family="paragraph" style:parent-style-name="Text_20_body" style:list-style-name="L87">
      <style:text-properties officeooo:paragraph-rsid="32f55142"/>
    </style:style>
    <style:style style:name="P895" style:family="paragraph" style:parent-style-name="Text_20_body" style:list-style-name="L87">
      <style:text-properties officeooo:paragraph-rsid="2f9b36fe"/>
    </style:style>
    <style:style style:name="P896" style:family="paragraph" style:parent-style-name="Text_20_body" style:list-style-name="L87">
      <style:text-properties officeooo:paragraph-rsid="2f5f500f"/>
    </style:style>
    <style:style style:name="P897" style:family="paragraph" style:parent-style-name="Text_20_body" style:list-style-name="L87">
      <style:text-properties officeooo:paragraph-rsid="2f65d8c1"/>
    </style:style>
    <style:style style:name="P898" style:family="paragraph" style:parent-style-name="Text_20_body" style:list-style-name="L87">
      <style:text-properties officeooo:paragraph-rsid="33062e35"/>
    </style:style>
    <style:style style:name="P899" style:family="paragraph" style:parent-style-name="Text_20_body" style:list-style-name="L87">
      <style:text-properties officeooo:paragraph-rsid="2f6ca673"/>
    </style:style>
    <style:style style:name="P900" style:family="paragraph" style:parent-style-name="Text_20_body" style:list-style-name="L87">
      <style:text-properties officeooo:paragraph-rsid="2f62fb48"/>
    </style:style>
    <style:style style:name="P901" style:family="paragraph" style:parent-style-name="Text_20_body" style:list-style-name="L87">
      <style:text-properties officeooo:paragraph-rsid="32ff76ec"/>
    </style:style>
    <style:style style:name="P902" style:family="paragraph" style:parent-style-name="Text_20_body" style:list-style-name="L87">
      <style:text-properties officeooo:rsid="2f5f500f" officeooo:paragraph-rsid="2f5f500f"/>
    </style:style>
    <style:style style:name="P903" style:family="paragraph" style:parent-style-name="Text_20_body" style:list-style-name="L87">
      <style:text-properties officeooo:rsid="510e477b" officeooo:paragraph-rsid="2f65d8c1"/>
    </style:style>
    <style:style style:name="P904" style:family="paragraph" style:parent-style-name="Text_20_body" style:list-style-name="L87">
      <style:text-properties officeooo:rsid="2f70bd45" officeooo:paragraph-rsid="2f70bd45"/>
    </style:style>
    <style:style style:name="P905" style:family="paragraph" style:parent-style-name="Text_20_body" style:list-style-name="L87">
      <style:text-properties officeooo:rsid="2f6fcf85" officeooo:paragraph-rsid="2f6fcf85"/>
    </style:style>
    <style:style style:name="P906" style:family="paragraph" style:parent-style-name="Text_20_body" style:list-style-name="L87">
      <style:text-properties officeooo:rsid="32ff76ec" officeooo:paragraph-rsid="32ff76ec"/>
    </style:style>
    <style:style style:name="P907" style:family="paragraph" style:parent-style-name="Text_20_body" style:list-style-name="L95">
      <style:text-properties officeooo:paragraph-rsid="2f5b5974"/>
    </style:style>
    <style:style style:name="P908" style:family="paragraph" style:parent-style-name="Text_20_body" style:list-style-name="L96">
      <style:text-properties officeooo:paragraph-rsid="336074f2"/>
    </style:style>
    <style:style style:name="P909" style:family="paragraph" style:parent-style-name="Text_20_body" style:list-style-name="L99">
      <style:text-properties officeooo:paragraph-rsid="2faa342f"/>
    </style:style>
    <style:style style:name="P910" style:family="paragraph" style:parent-style-name="Text_20_body" style:list-style-name="L100">
      <style:text-properties officeooo:paragraph-rsid="2fadc193"/>
    </style:style>
    <style:style style:name="P911" style:family="paragraph" style:parent-style-name="Text_20_body" style:list-style-name="L100">
      <style:text-properties officeooo:paragraph-rsid="2fe0e7ff"/>
    </style:style>
    <style:style style:name="P912" style:family="paragraph" style:parent-style-name="Text_20_body" style:list-style-name="L101"/>
    <style:style style:name="P913" style:family="paragraph" style:parent-style-name="Text_20_body" style:list-style-name="L101">
      <style:text-properties officeooo:paragraph-rsid="2faea777"/>
    </style:style>
    <style:style style:name="P914" style:family="paragraph" style:parent-style-name="Text_20_body" style:list-style-name="L101">
      <style:text-properties officeooo:paragraph-rsid="2fc9c77f"/>
    </style:style>
    <style:style style:name="P915" style:family="paragraph" style:parent-style-name="Text_20_body" style:list-style-name="L101">
      <style:text-properties officeooo:paragraph-rsid="2fdd037d"/>
    </style:style>
    <style:style style:name="P916" style:family="paragraph" style:parent-style-name="Text_20_body" style:list-style-name="L101">
      <style:text-properties officeooo:rsid="2fdf29cf" officeooo:paragraph-rsid="2fdf29cf"/>
    </style:style>
    <style:style style:name="P917" style:family="paragraph" style:parent-style-name="Text_20_body" style:list-style-name="L102">
      <style:text-properties officeooo:paragraph-rsid="2fafad22"/>
    </style:style>
    <style:style style:name="P918" style:family="paragraph" style:parent-style-name="Text_20_body" style:list-style-name="L102">
      <style:text-properties officeooo:paragraph-rsid="33332214"/>
    </style:style>
    <style:style style:name="P919" style:family="paragraph" style:parent-style-name="Text_20_body" style:list-style-name="L105">
      <style:text-properties officeooo:paragraph-rsid="2fbd8ba7"/>
    </style:style>
    <style:style style:name="P920" style:family="paragraph" style:parent-style-name="Text_20_body" style:list-style-name="L105">
      <style:text-properties officeooo:paragraph-rsid="2fbde9cc"/>
    </style:style>
    <style:style style:name="P921" style:family="paragraph" style:parent-style-name="Text_20_body" style:list-style-name="L106">
      <style:text-properties officeooo:rsid="2fbfcbc4" officeooo:paragraph-rsid="3382db5a"/>
    </style:style>
    <style:style style:name="P922" style:family="paragraph" style:parent-style-name="Text_20_body" style:list-style-name="L107">
      <style:text-properties officeooo:paragraph-rsid="2fc0a669"/>
    </style:style>
    <style:style style:name="P923" style:family="paragraph" style:parent-style-name="Text_20_body" style:list-style-name="L107">
      <style:text-properties officeooo:paragraph-rsid="2fc444f8"/>
    </style:style>
    <style:style style:name="P924" style:family="paragraph" style:parent-style-name="Text_20_body" style:list-style-name="L107">
      <style:text-properties officeooo:rsid="2fc25e15" officeooo:paragraph-rsid="2fc25e15"/>
    </style:style>
    <style:style style:name="P925" style:family="paragraph" style:parent-style-name="Text_20_body" style:list-style-name="L109">
      <style:text-properties officeooo:rsid="2fc25e15" officeooo:paragraph-rsid="2fce751d"/>
    </style:style>
    <style:style style:name="P926" style:family="paragraph" style:parent-style-name="Text_20_body" style:list-style-name="L107">
      <style:text-properties officeooo:rsid="4f4b5fb5" officeooo:paragraph-rsid="2fc444f8"/>
    </style:style>
    <style:style style:name="P927" style:family="paragraph" style:parent-style-name="Text_20_body" style:list-style-name="L108">
      <style:text-properties officeooo:paragraph-rsid="3379da0c"/>
    </style:style>
    <style:style style:name="P928" style:family="paragraph" style:parent-style-name="Text_20_body" style:list-style-name="L109">
      <style:text-properties officeooo:paragraph-rsid="2fce751d"/>
    </style:style>
    <style:style style:name="P929" style:family="paragraph" style:parent-style-name="Text_20_body" style:list-style-name="L112">
      <style:text-properties officeooo:paragraph-rsid="2fc9c77f"/>
    </style:style>
    <style:style style:name="P930" style:family="paragraph" style:parent-style-name="Text_20_body" style:list-style-name="L112">
      <style:text-properties officeooo:rsid="2fd1f8c9" officeooo:paragraph-rsid="2fd1f8c9"/>
    </style:style>
    <style:style style:name="P931" style:family="paragraph" style:parent-style-name="Text_20_body" style:list-style-name="L112">
      <style:text-properties officeooo:rsid="2fd2235a" officeooo:paragraph-rsid="2fd36304"/>
    </style:style>
    <style:style style:name="P932" style:family="paragraph" style:parent-style-name="Text_20_body" style:list-style-name="L113">
      <style:text-properties officeooo:rsid="33804707" officeooo:paragraph-rsid="33804707"/>
    </style:style>
    <style:style style:name="P933" style:family="paragraph" style:parent-style-name="Text_20_body" style:list-style-name="L113">
      <style:text-properties officeooo:rsid="339cd680" officeooo:paragraph-rsid="339cd680"/>
    </style:style>
    <style:style style:name="P934" style:family="paragraph" style:parent-style-name="Text_20_body" style:list-style-name="L114">
      <style:text-properties officeooo:paragraph-rsid="2fd9f8b2"/>
    </style:style>
    <style:style style:name="P935" style:family="paragraph" style:parent-style-name="Text_20_body" style:list-style-name="L114">
      <style:text-properties officeooo:rsid="2fdb2b8a" officeooo:paragraph-rsid="2fdc8fdf"/>
    </style:style>
    <style:style style:name="P936" style:family="paragraph" style:parent-style-name="Text_20_body" style:list-style-name="L114">
      <style:text-properties officeooo:rsid="338dd646" officeooo:paragraph-rsid="338dd646"/>
    </style:style>
    <style:style style:name="P937" style:family="paragraph" style:parent-style-name="Text_20_body" style:list-style-name="L115">
      <style:text-properties officeooo:paragraph-rsid="339689c0"/>
    </style:style>
    <style:style style:name="P938" style:family="paragraph" style:parent-style-name="Text_20_body" style:list-style-name="L115">
      <style:text-properties officeooo:rsid="33961497" officeooo:paragraph-rsid="33961497"/>
    </style:style>
    <style:style style:name="P939" style:family="paragraph" style:parent-style-name="Text_20_body" style:list-style-name="L116">
      <style:text-properties officeooo:rsid="4588b715" officeooo:paragraph-rsid="2c007857"/>
    </style:style>
    <style:style style:name="P940" style:family="paragraph" style:parent-style-name="Text_20_body" style:list-style-name="L116">
      <style:text-properties officeooo:rsid="4589fbf6" officeooo:paragraph-rsid="2c007857"/>
    </style:style>
    <style:style style:name="P941" style:family="paragraph" style:parent-style-name="Text_20_body" style:list-style-name="L117">
      <style:text-properties officeooo:paragraph-rsid="2c007857"/>
    </style:style>
    <style:style style:name="P942" style:family="paragraph" style:parent-style-name="Text_20_body" style:list-style-name="L117">
      <style:text-properties officeooo:rsid="458d9c32" officeooo:paragraph-rsid="2c007857"/>
    </style:style>
    <style:style style:name="P943" style:family="paragraph" style:parent-style-name="Text_20_body" style:list-style-name="L118">
      <style:text-properties officeooo:rsid="2fed4c6d" officeooo:paragraph-rsid="2fed4c6d"/>
    </style:style>
    <style:style style:name="P944" style:family="paragraph" style:parent-style-name="Text_20_body" style:list-style-name="L119">
      <style:text-properties officeooo:paragraph-rsid="2d53ff92"/>
    </style:style>
    <style:style style:name="P945" style:family="paragraph" style:parent-style-name="Text_20_body" style:list-style-name="L119">
      <style:text-properties officeooo:rsid="2d525afc" officeooo:paragraph-rsid="2d534fb0"/>
    </style:style>
    <style:style style:name="P946" style:family="paragraph" style:parent-style-name="Text_20_body" style:list-style-name="L120">
      <style:text-properties officeooo:rsid="2d3f6243" officeooo:paragraph-rsid="2d3f6243"/>
    </style:style>
    <style:style style:name="P947" style:family="paragraph" style:parent-style-name="Text_20_body" style:list-style-name="L120">
      <style:text-properties officeooo:rsid="2d454cab" officeooo:paragraph-rsid="2d454cab"/>
    </style:style>
    <style:style style:name="P948" style:family="paragraph" style:parent-style-name="Text_20_body" style:list-style-name="L121">
      <style:text-properties officeooo:paragraph-rsid="2d369bed"/>
    </style:style>
    <style:style style:name="P949" style:family="paragraph" style:parent-style-name="Text_20_body" style:list-style-name="L122">
      <style:text-properties officeooo:paragraph-rsid="2c3f1791"/>
    </style:style>
    <style:style style:name="P950" style:family="paragraph" style:parent-style-name="Text_20_body" style:list-style-name="L123">
      <style:text-properties officeooo:rsid="2c390c31" officeooo:paragraph-rsid="2c3f1791"/>
    </style:style>
    <style:style style:name="P951" style:family="paragraph" style:parent-style-name="Text_20_body" style:list-style-name="L125">
      <style:text-properties officeooo:paragraph-rsid="2bed3183"/>
    </style:style>
    <style:style style:name="P952" style:family="paragraph" style:parent-style-name="Text_20_body" style:list-style-name="L126">
      <style:text-properties officeooo:paragraph-rsid="2cd7e1f2"/>
    </style:style>
    <style:style style:name="P953" style:family="paragraph" style:parent-style-name="Text_20_body" style:list-style-name="L126">
      <style:text-properties officeooo:paragraph-rsid="2c8a7ed7"/>
    </style:style>
    <style:style style:name="P954" style:family="paragraph" style:parent-style-name="Text_20_body" style:list-style-name="L127">
      <style:text-properties officeooo:paragraph-rsid="2fb6b151"/>
    </style:style>
    <style:style style:name="P955" style:family="paragraph" style:parent-style-name="Text_20_body" style:list-style-name="L127">
      <style:text-properties officeooo:rsid="2c07aafa" officeooo:paragraph-rsid="2c07aafa"/>
    </style:style>
    <style:style style:name="P956" style:family="paragraph" style:parent-style-name="Text_20_body" style:list-style-name="L127">
      <style:text-properties officeooo:rsid="2c06749f" officeooo:paragraph-rsid="2c06749f"/>
    </style:style>
    <style:style style:name="P957" style:family="paragraph" style:parent-style-name="Text_20_body" style:list-style-name="L127">
      <style:text-properties officeooo:rsid="2c06749f" officeooo:paragraph-rsid="2fbb4bb1"/>
    </style:style>
    <style:style style:name="P958" style:family="paragraph" style:parent-style-name="Text_20_body" style:list-style-name="L127">
      <style:text-properties officeooo:rsid="2c06749f" officeooo:paragraph-rsid="2fb6b151"/>
    </style:style>
    <style:style style:name="P959" style:family="paragraph" style:parent-style-name="Text_20_body" style:list-style-name="L129">
      <style:text-properties officeooo:rsid="2c48be07" officeooo:paragraph-rsid="2c48be07"/>
    </style:style>
    <style:style style:name="P960" style:family="paragraph" style:parent-style-name="Text_20_body" style:list-style-name="L130">
      <style:text-properties officeooo:rsid="2c48e1be" officeooo:paragraph-rsid="2c48e1be"/>
    </style:style>
    <style:style style:name="P961" style:family="paragraph" style:parent-style-name="Text_20_body" style:list-style-name="L130">
      <style:text-properties officeooo:rsid="2c48e1be" officeooo:paragraph-rsid="2c495bf9"/>
    </style:style>
    <style:style style:name="P962" style:family="paragraph" style:parent-style-name="Text_20_body" style:list-style-name="L131">
      <style:text-properties officeooo:rsid="2c48e1be" officeooo:paragraph-rsid="2c495bf9"/>
    </style:style>
    <style:style style:name="P963" style:family="paragraph" style:parent-style-name="Text_20_body" style:list-style-name="L132">
      <style:text-properties officeooo:paragraph-rsid="2f8401dc"/>
    </style:style>
    <style:style style:name="P964" style:family="paragraph" style:parent-style-name="Text_20_body" style:list-style-name="L133"/>
    <style:style style:name="P965" style:family="paragraph" style:parent-style-name="Text_20_body" style:list-style-name="L134">
      <style:text-properties officeooo:paragraph-rsid="2c007857"/>
    </style:style>
    <style:style style:name="P966" style:family="paragraph" style:parent-style-name="Text_20_body" style:list-style-name="L134">
      <style:text-properties officeooo:rsid="2c5e6aff" officeooo:paragraph-rsid="2c5e6aff"/>
    </style:style>
    <style:style style:name="P967" style:family="paragraph" style:parent-style-name="Text_20_body" style:list-style-name="L134">
      <style:text-properties officeooo:rsid="450d2fc9" officeooo:paragraph-rsid="2c007857"/>
    </style:style>
    <style:style style:name="P968" style:family="paragraph" style:parent-style-name="Text_20_body" style:list-style-name="L134">
      <style:text-properties officeooo:rsid="2c71a7b1" officeooo:paragraph-rsid="2c71a7b1"/>
    </style:style>
    <style:style style:name="P969" style:family="paragraph" style:parent-style-name="Text_20_body" style:list-style-name="L135">
      <style:text-properties officeooo:rsid="2c71a7b1" officeooo:paragraph-rsid="2c71a7b1"/>
    </style:style>
    <style:style style:name="P970" style:family="paragraph" style:parent-style-name="Text_20_body" style:list-style-name="L135">
      <style:text-properties officeooo:rsid="2c6def8a" officeooo:paragraph-rsid="2c6def8a"/>
    </style:style>
    <style:style style:name="P971" style:family="paragraph" style:parent-style-name="Text_20_body" style:list-style-name="L135">
      <style:text-properties officeooo:rsid="2d3fd467" officeooo:paragraph-rsid="2d3fd467"/>
    </style:style>
    <style:style style:name="P972" style:family="paragraph" style:parent-style-name="Text_20_body" style:list-style-name="L135">
      <style:text-properties officeooo:rsid="2d417bfa" officeooo:paragraph-rsid="2d417bfa"/>
    </style:style>
    <style:style style:name="P973" style:family="paragraph" style:parent-style-name="Text_20_body" style:list-style-name="L136">
      <style:text-properties officeooo:rsid="2c6fa4e1" officeooo:paragraph-rsid="2c6fa4e1"/>
    </style:style>
    <style:style style:name="P974" style:family="paragraph" style:parent-style-name="Text_20_body" style:list-style-name="L136">
      <style:text-properties officeooo:rsid="2c7790e9" officeooo:paragraph-rsid="2c7790e9"/>
    </style:style>
    <style:style style:name="P975" style:family="paragraph" style:parent-style-name="Text_20_body" style:list-style-name="L136">
      <style:text-properties officeooo:rsid="2c70c4df" officeooo:paragraph-rsid="2c70c4df"/>
    </style:style>
    <style:style style:name="P976" style:family="paragraph" style:parent-style-name="Text_20_body" style:list-style-name="L136">
      <style:text-properties officeooo:rsid="2c74dfee" officeooo:paragraph-rsid="2c74dfee"/>
    </style:style>
    <style:style style:name="P977" style:family="paragraph" style:parent-style-name="Text_20_body" style:list-style-name="L137">
      <style:text-properties fo:language="en" fo:country="US" officeooo:rsid="2cac2e6a" officeooo:paragraph-rsid="2cac2e6a"/>
    </style:style>
    <style:style style:name="P978" style:family="paragraph" style:parent-style-name="Text_20_body" style:list-style-name="L137">
      <style:text-properties officeooo:rsid="2c659d00" officeooo:paragraph-rsid="2c659d00"/>
    </style:style>
    <style:style style:name="P979" style:family="paragraph" style:parent-style-name="Text_20_body" style:list-style-name="L138">
      <style:text-properties officeooo:rsid="44f54ae5" officeooo:paragraph-rsid="2c007857"/>
    </style:style>
    <style:style style:name="P980" style:family="paragraph" style:parent-style-name="Text_20_body" style:list-style-name="L139">
      <style:text-properties officeooo:paragraph-rsid="2cee8599"/>
    </style:style>
    <style:style style:name="P981" style:family="paragraph" style:parent-style-name="Text_20_body" style:list-style-name="L139">
      <style:text-properties officeooo:rsid="2c8e5df4" officeooo:paragraph-rsid="2cee8599"/>
    </style:style>
    <style:style style:name="P982" style:family="paragraph" style:parent-style-name="Text_20_body" style:list-style-name="L140">
      <style:text-properties officeooo:rsid="2cae2371" officeooo:paragraph-rsid="2cb6b463"/>
    </style:style>
    <style:style style:name="P983" style:family="paragraph" style:parent-style-name="Text_20_body" style:list-style-name="L141">
      <style:text-properties officeooo:rsid="2cb6b463" officeooo:paragraph-rsid="2cb6b463"/>
    </style:style>
    <style:style style:name="P984" style:family="paragraph" style:parent-style-name="Text_20_body" style:list-style-name="L142">
      <style:text-properties officeooo:paragraph-rsid="2cd96a13"/>
    </style:style>
    <style:style style:name="P985" style:family="paragraph" style:parent-style-name="Text_20_body" style:list-style-name="L143">
      <style:text-properties officeooo:paragraph-rsid="2cd96a13"/>
    </style:style>
    <style:style style:name="P986" style:family="paragraph" style:parent-style-name="Text_20_body" style:list-style-name="L144">
      <style:text-properties officeooo:paragraph-rsid="2c007857"/>
    </style:style>
    <style:style style:name="P987" style:family="paragraph" style:parent-style-name="Text_20_body" style:list-style-name="L144">
      <style:text-properties officeooo:rsid="44e6fd76" officeooo:paragraph-rsid="2c007857"/>
    </style:style>
    <style:style style:name="P988" style:family="paragraph" style:parent-style-name="Text_20_body" style:list-style-name="L144">
      <style:text-properties officeooo:rsid="44eae54a" officeooo:paragraph-rsid="2c007857"/>
    </style:style>
    <style:style style:name="P989" style:family="paragraph" style:parent-style-name="Text_20_body" style:list-style-name="L144">
      <style:text-properties officeooo:rsid="44eb46c6" officeooo:paragraph-rsid="2c007857"/>
    </style:style>
    <style:style style:name="P990" style:family="paragraph" style:parent-style-name="Text_20_body" style:list-style-name="L144">
      <style:text-properties officeooo:rsid="2cb7772a" officeooo:paragraph-rsid="2c007857"/>
    </style:style>
    <style:style style:name="P991" style:family="paragraph" style:parent-style-name="Text_20_body" style:list-style-name="L145">
      <style:text-properties officeooo:paragraph-rsid="2c8397d5"/>
    </style:style>
    <style:style style:name="P992" style:family="paragraph" style:parent-style-name="Text_20_body" style:list-style-name="L146">
      <style:text-properties officeooo:rsid="2c5cf113" officeooo:paragraph-rsid="2c82759d"/>
    </style:style>
    <style:style style:name="P993" style:family="paragraph" style:parent-style-name="Text_20_body" style:list-style-name="L147">
      <style:text-properties officeooo:rsid="2cb2aa48" officeooo:paragraph-rsid="2cb2aa48"/>
    </style:style>
    <style:style style:name="P994" style:family="paragraph" style:parent-style-name="Text_20_body" style:list-style-name="L148">
      <style:text-properties officeooo:rsid="2cb53ccb" officeooo:paragraph-rsid="2cb53ccb"/>
    </style:style>
    <style:style style:name="P995" style:family="paragraph" style:parent-style-name="Text_20_body" style:list-style-name="L149">
      <style:text-properties officeooo:rsid="2c58ed67" officeooo:paragraph-rsid="2c58ed67"/>
    </style:style>
    <style:style style:name="P996" style:family="paragraph" style:parent-style-name="Text_20_body" style:list-style-name="L150">
      <style:text-properties officeooo:paragraph-rsid="2c5cf113"/>
    </style:style>
    <style:style style:name="P997" style:family="paragraph" style:parent-style-name="Text_20_body" style:list-style-name="L151">
      <style:text-properties officeooo:paragraph-rsid="2c007857"/>
    </style:style>
    <style:style style:name="P998" style:family="paragraph" style:parent-style-name="Text_20_body" style:list-style-name="L151">
      <style:text-properties officeooo:rsid="2c5cb6cd" officeooo:paragraph-rsid="2c5cb6cd"/>
    </style:style>
    <style:style style:name="P999" style:family="paragraph" style:parent-style-name="Text_20_body" style:list-style-name="L152">
      <style:text-properties officeooo:rsid="2c9e0dd4" officeooo:paragraph-rsid="2c9e0dd4"/>
    </style:style>
    <style:style style:name="P1000" style:family="paragraph" style:parent-style-name="Text_20_body" style:list-style-name="L154">
      <style:text-properties officeooo:paragraph-rsid="2c007857"/>
    </style:style>
    <style:style style:name="P1001" style:family="paragraph" style:parent-style-name="Text_20_body" style:list-style-name="L155">
      <style:text-properties officeooo:paragraph-rsid="2d18aad7"/>
    </style:style>
    <style:style style:name="P1002" style:family="paragraph" style:parent-style-name="Text_20_body" style:list-style-name="L157">
      <style:text-properties officeooo:paragraph-rsid="2c007857"/>
    </style:style>
    <style:style style:name="P1003" style:family="paragraph" style:parent-style-name="Text_20_body" style:list-style-name="L157">
      <style:text-properties officeooo:paragraph-rsid="2cbfa104"/>
    </style:style>
    <style:style style:name="P1004" style:family="paragraph" style:parent-style-name="Text_20_body" style:list-style-name="L158">
      <style:text-properties officeooo:paragraph-rsid="2c30b1aa"/>
    </style:style>
    <style:style style:name="P1005" style:family="paragraph" style:parent-style-name="Text_20_body" style:list-style-name="L158">
      <style:text-properties officeooo:paragraph-rsid="2cca6be2"/>
    </style:style>
    <style:style style:name="P1006" style:family="paragraph" style:parent-style-name="Text_20_body" style:list-style-name="L159">
      <style:text-properties officeooo:rsid="44e442b7" officeooo:paragraph-rsid="2cc27d39"/>
    </style:style>
    <style:style style:name="P1007" style:family="paragraph" style:parent-style-name="Text_20_body" style:list-style-name="L160">
      <style:text-properties officeooo:paragraph-rsid="2cbe6177"/>
    </style:style>
    <style:style style:name="P1008" style:family="paragraph" style:parent-style-name="Text_20_body" style:list-style-name="L161">
      <style:text-properties officeooo:paragraph-rsid="2bfda84f"/>
    </style:style>
    <style:style style:name="P1009" style:family="paragraph" style:parent-style-name="Text_20_body" style:list-style-name="L163"/>
    <style:style style:name="P1010" style:family="paragraph" style:parent-style-name="Text_20_body" style:list-style-name="L164"/>
    <style:style style:name="P1011" style:family="paragraph" style:parent-style-name="Text_20_body" style:list-style-name="L164">
      <style:text-properties officeooo:paragraph-rsid="3184f6c9"/>
    </style:style>
    <style:style style:name="P1012" style:family="paragraph" style:parent-style-name="Text_20_body" style:list-style-name="L164">
      <style:text-properties officeooo:rsid="317f218a" officeooo:paragraph-rsid="317f218a"/>
    </style:style>
    <style:style style:name="P1013" style:family="paragraph" style:parent-style-name="Text_20_body" style:list-style-name="L165">
      <style:text-properties officeooo:paragraph-rsid="2bfda84f"/>
    </style:style>
    <style:style style:name="P1014" style:family="paragraph" style:parent-style-name="Text_20_body" style:list-style-name="L166"/>
    <style:style style:name="P1015" style:family="paragraph" style:parent-style-name="Text_20_body" style:list-style-name="L166">
      <style:text-properties officeooo:paragraph-rsid="318c6b01"/>
    </style:style>
    <style:style style:name="P1016" style:family="paragraph" style:parent-style-name="Text_20_body" style:list-style-name="L167"/>
    <style:style style:name="P1017" style:family="paragraph" style:parent-style-name="Text_20_body" style:list-style-name="L168"/>
    <style:style style:name="P1018" style:family="paragraph" style:parent-style-name="Text_20_body" style:list-style-name="L168">
      <style:text-properties officeooo:paragraph-rsid="31c753a2"/>
    </style:style>
    <style:style style:name="P1019" style:family="paragraph" style:parent-style-name="Text_20_body" style:list-style-name="L16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1020" style:family="paragraph" style:parent-style-name="Text_20_body" style:list-style-name="L169">
      <style:paragraph-properties fo:orphans="2" fo:widows="2"/>
      <style:text-properties officeooo:paragraph-rsid="2bf6ed61"/>
    </style:style>
    <style:style style:name="P1021" style:family="paragraph" style:parent-style-name="Text_20_body" style:list-style-name="L169">
      <style:paragraph-properties fo:orphans="2" fo:widows="2"/>
      <style:text-properties officeooo:paragraph-rsid="2f897113"/>
    </style:style>
    <style:style style:name="P1022" style:family="paragraph" style:parent-style-name="Text_20_body" style:list-style-name="L170">
      <style:paragraph-properties fo:orphans="2" fo:widows="2"/>
      <style:text-properties officeooo:paragraph-rsid="2d75f758"/>
    </style:style>
    <style:style style:name="P1023" style:family="paragraph" style:parent-style-name="Text_20_body" style:list-style-name="L170">
      <style:paragraph-properties fo:orphans="2" fo:widows="2"/>
      <style:text-properties officeooo:rsid="2d72aaa6" officeooo:paragraph-rsid="2d72aaa6"/>
    </style:style>
    <style:style style:name="P1024" style:family="paragraph" style:parent-style-name="Text_20_body" style:list-style-name="L170">
      <style:paragraph-properties fo:orphans="2" fo:widows="2"/>
      <style:text-properties officeooo:rsid="45856b88" officeooo:paragraph-rsid="2d75f758"/>
    </style:style>
    <style:style style:name="P1025" style:family="paragraph" style:parent-style-name="Text_20_body" style:list-style-name="L172">
      <style:text-properties officeooo:paragraph-rsid="32bbc939"/>
    </style:style>
    <style:style style:name="P1026" style:family="paragraph" style:parent-style-name="Text_20_body" style:list-style-name="L173"/>
    <style:style style:name="P1027" style:family="paragraph" style:parent-style-name="Text_20_body" style:list-style-name="L173">
      <style:text-properties officeooo:paragraph-rsid="32c70d0b"/>
    </style:style>
    <style:style style:name="P1028" style:family="paragraph" style:parent-style-name="Text_20_body" style:list-style-name="L173">
      <style:text-properties officeooo:paragraph-rsid="32c519ce"/>
    </style:style>
    <style:style style:name="P1029" style:family="paragraph" style:parent-style-name="Text_20_body" style:list-style-name="L173">
      <style:text-properties officeooo:paragraph-rsid="3292fc28"/>
    </style:style>
    <style:style style:name="P1030" style:family="paragraph" style:parent-style-name="Text_20_body" style:list-style-name="L173">
      <style:text-properties officeooo:paragraph-rsid="3294c36a"/>
    </style:style>
    <style:style style:name="P1031" style:family="paragraph" style:parent-style-name="Text_20_body" style:list-style-name="L173">
      <style:text-properties officeooo:rsid="328db274" officeooo:paragraph-rsid="32c519ce"/>
    </style:style>
    <style:style style:name="P1032" style:family="paragraph" style:parent-style-name="Text_20_body" style:list-style-name="L173">
      <style:text-properties officeooo:rsid="328db274" officeooo:paragraph-rsid="3292fc28"/>
    </style:style>
    <style:style style:name="P1033" style:family="paragraph" style:parent-style-name="Text_20_body" style:list-style-name="L173">
      <style:text-properties officeooo:rsid="328db274" officeooo:paragraph-rsid="3294c36a"/>
    </style:style>
    <style:style style:name="P1034" style:family="paragraph" style:parent-style-name="Text_20_body" style:list-style-name="L174">
      <style:text-properties officeooo:rsid="32ca493f" officeooo:paragraph-rsid="32cbbb11"/>
    </style:style>
    <style:style style:name="P1035" style:family="paragraph" style:parent-style-name="Text_20_body" style:list-style-name="L176">
      <style:text-properties officeooo:paragraph-rsid="3210edf0"/>
    </style:style>
    <style:style style:name="P1036" style:family="paragraph" style:parent-style-name="Text_20_body" style:list-style-name="L177">
      <style:text-properties fo:font-size="13pt" fo:font-weight="bold" officeooo:rsid="30519c39" officeooo:paragraph-rsid="321f5143" style:font-size-asian="13pt" style:font-weight-asian="bold" style:font-size-complex="13pt" style:font-weight-complex="bold"/>
    </style:style>
    <style:style style:name="P1037" style:family="paragraph" style:parent-style-name="Text_20_body" style:list-style-name="L178"/>
    <style:style style:name="P1038" style:family="paragraph" style:parent-style-name="Text_20_body" style:list-style-name="L179"/>
    <style:style style:name="P1039" style:family="paragraph" style:parent-style-name="Text_20_body" style:list-style-name="L180"/>
    <style:style style:name="P1040" style:family="paragraph" style:parent-style-name="Text_20_body" style:list-style-name="L180">
      <style:text-properties officeooo:paragraph-rsid="32d81b33"/>
    </style:style>
    <style:style style:name="P1041" style:family="paragraph" style:parent-style-name="Text_20_body" style:list-style-name="L180">
      <style:text-properties officeooo:rsid="32a92568" officeooo:paragraph-rsid="32a92568"/>
    </style:style>
    <style:style style:name="P1042" style:family="paragraph" style:parent-style-name="Text_20_body" style:list-style-name="L181"/>
    <style:style style:name="P1043" style:family="paragraph" style:parent-style-name="Text_20_body" style:list-style-name="L182"/>
    <style:style style:name="P1044" style:family="paragraph" style:parent-style-name="Text_20_body" style:list-style-name="L183">
      <style:text-properties officeooo:paragraph-rsid="3272316a"/>
    </style:style>
    <style:style style:name="P1045" style:family="paragraph" style:parent-style-name="Text_20_body" style:list-style-name="L183">
      <style:text-properties fo:font-weight="normal" officeooo:rsid="327141f8" officeooo:paragraph-rsid="327141f8" style:font-weight-asian="normal" style:font-weight-complex="normal"/>
    </style:style>
    <style:style style:name="P1046" style:family="paragraph" style:parent-style-name="Text_20_body" style:list-style-name="L184">
      <style:text-properties fo:font-weight="normal" officeooo:rsid="329e6c1d" officeooo:paragraph-rsid="329e6c1d" style:font-weight-asian="normal" style:font-weight-complex="normal"/>
    </style:style>
    <style:style style:name="P1047" style:family="paragraph" style:parent-style-name="Text_20_body" style:list-style-name="L184"/>
    <style:style style:name="P1048" style:family="paragraph" style:parent-style-name="Text_20_body" style:list-style-name="L185">
      <style:text-properties officeooo:paragraph-rsid="31c5ad26"/>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fo:font-style="italic" officeooo:rsid="3395c7a1" style:font-style-asian="italic" style:font-style-complex="italic"/>
    </style:style>
    <style:style style:name="T18" style:family="text">
      <style:text-properties style:text-line-through-style="none" style:text-line-through-type="none" style:text-underline-style="none"/>
    </style:style>
    <style:style style:name="T19" style:family="text">
      <style:text-properties style:text-line-through-style="none" style:text-line-through-type="none" style:text-underline-style="none" officeooo:rsid="4a4167eb"/>
    </style:style>
    <style:style style:name="T20" style:family="text">
      <style:text-properties style:text-line-through-style="none" style:text-line-through-type="none" style:text-underline-style="none" officeooo:rsid="2d1a7160"/>
    </style:style>
    <style:style style:name="T21" style:family="text">
      <style:text-properties style:text-line-through-style="none" style:text-line-through-type="none" fo:font-style="normal" style:font-style-asian="normal" style:font-style-complex="normal"/>
    </style:style>
    <style:style style:name="T22" style:family="text">
      <style:text-properties style:text-line-through-style="none" style:text-line-through-type="none" fo:font-style="normal" officeooo:rsid="4de7a789" style:font-style-asian="normal" style:font-style-complex="normal"/>
    </style:style>
    <style:style style:name="T23" style:family="text">
      <style:text-properties style:text-line-through-style="none" style:text-line-through-type="none" fo:font-style="normal" officeooo:rsid="4dba6cb9" style:font-style-asian="normal" style:font-style-complex="normal"/>
    </style:style>
    <style:style style:name="T24" style:family="text">
      <style:text-properties style:text-line-through-style="none" style:text-line-through-type="none" fo:font-style="normal" officeooo:rsid="2edbde94" style:font-style-asian="normal" style:font-style-complex="normal"/>
    </style:style>
    <style:style style:name="T25" style:family="text">
      <style:text-properties style:text-line-through-style="none" style:text-line-through-type="none" fo:font-style="normal" officeooo:rsid="2fdf1422" style:font-style-asian="normal" style:font-style-complex="normal"/>
    </style:style>
    <style:style style:name="T26" style:family="text">
      <style:text-properties style:text-line-through-style="none" style:text-line-through-type="none" fo:font-style="normal" officeooo:rsid="4a4167eb" style:font-style-asian="normal" style:font-style-complex="normal"/>
    </style:style>
    <style:style style:name="T27" style:family="text">
      <style:text-properties style:text-line-through-style="none" style:text-line-through-type="none" fo:font-style="normal" officeooo:rsid="4ef6f267" style:font-style-asian="normal" style:font-style-complex="normal"/>
    </style:style>
    <style:style style:name="T28" style:family="text">
      <style:text-properties style:text-line-through-style="none" style:text-line-through-type="none" fo:font-style="normal" officeooo:rsid="2ff2ba63" style:font-style-asian="normal" style:font-style-complex="normal"/>
    </style:style>
    <style:style style:name="T29" style:family="text">
      <style:text-properties style:text-line-through-style="none" style:text-line-through-type="none" fo:font-style="normal" officeooo:rsid="3003209d" style:font-style-asian="normal" style:font-style-complex="normal"/>
    </style:style>
    <style:style style:name="T30" style:family="text">
      <style:text-properties style:text-line-through-style="none" style:text-line-through-type="none" officeooo:rsid="4dba6cb9"/>
    </style:style>
    <style:style style:name="T31" style:family="text">
      <style:text-properties style:text-line-through-style="none" style:text-line-through-type="none" officeooo:rsid="4de7a789"/>
    </style:style>
    <style:style style:name="T32" style:family="text">
      <style:text-properties style:text-line-through-style="none" style:text-line-through-type="none" officeooo:rsid="504091e7"/>
    </style:style>
    <style:style style:name="T33" style:family="text">
      <style:text-properties style:text-line-through-style="none" style:text-line-through-type="none" officeooo:rsid="503b24ff"/>
    </style:style>
    <style:style style:name="T34" style:family="text">
      <style:text-properties style:text-line-through-style="none" style:text-line-through-type="none" officeooo:rsid="4a4167eb"/>
    </style:style>
    <style:style style:name="T35" style:family="text">
      <style:text-properties style:text-line-through-style="none" style:text-line-through-type="none" officeooo:rsid="503d29ce"/>
    </style:style>
    <style:style style:name="T36" style:family="text">
      <style:text-properties style:text-line-through-style="none" style:text-line-through-type="none" officeooo:rsid="50387b66"/>
    </style:style>
    <style:style style:name="T37" style:family="text">
      <style:text-properties style:text-line-through-style="none" style:text-line-through-type="none" officeooo:rsid="503dc632"/>
    </style:style>
    <style:style style:name="T38" style:family="text">
      <style:text-properties style:text-line-through-style="none" style:text-line-through-type="none" officeooo:rsid="2d7dc180"/>
    </style:style>
    <style:style style:name="T39" style:family="text">
      <style:text-properties style:text-line-through-style="none" style:text-line-through-type="none" officeooo:rsid="2d7f7a89"/>
    </style:style>
    <style:style style:name="T40" style:family="text">
      <style:text-properties style:text-line-through-style="none" style:text-line-through-type="none" officeooo:rsid="50fbf249"/>
    </style:style>
    <style:style style:name="T41" style:family="text">
      <style:text-properties style:text-line-through-style="none" style:text-line-through-type="none" officeooo:rsid="2d90f701"/>
    </style:style>
    <style:style style:name="T42" style:family="text">
      <style:text-properties style:text-line-through-style="none" style:text-line-through-type="none" officeooo:rsid="5094a0fd"/>
    </style:style>
    <style:style style:name="T43" style:family="text">
      <style:text-properties style:text-line-through-style="none" style:text-line-through-type="none" fo:font-weight="bold" style:font-weight-asian="bold" style:font-weight-complex="bold"/>
    </style:style>
    <style:style style:name="T44" style:family="text">
      <style:text-properties style:text-line-through-style="none" style:text-line-through-type="none" fo:font-weight="bold" officeooo:rsid="2d9abcf7" style:font-weight-asian="bold" style:font-weight-complex="bold"/>
    </style:style>
    <style:style style:name="T45" style:family="text">
      <style:text-properties style:text-line-through-style="none" style:text-line-through-type="none" officeooo:rsid="2d97bfa4"/>
    </style:style>
    <style:style style:name="T46" style:family="text">
      <style:text-properties style:text-line-through-style="none" style:text-line-through-type="none" officeooo:rsid="2d992d80"/>
    </style:style>
    <style:style style:name="T47" style:family="text">
      <style:text-properties style:text-line-through-style="none" style:text-line-through-type="none" officeooo:rsid="2d9abcf7"/>
    </style:style>
    <style:style style:name="T48" style:family="text">
      <style:text-properties style:text-line-through-style="none" style:text-line-through-type="none" officeooo:rsid="2d9b2254"/>
    </style:style>
    <style:style style:name="T49" style:family="text">
      <style:text-properties style:text-line-through-style="none" style:text-line-through-type="none" officeooo:rsid="2d9c4ccf"/>
    </style:style>
    <style:style style:name="T50" style:family="text">
      <style:text-properties style:text-line-through-style="none" style:text-line-through-type="none" officeooo:rsid="2dc33a59"/>
    </style:style>
    <style:style style:name="T51" style:family="text">
      <style:text-properties style:text-line-through-style="none" style:text-line-through-type="none" officeooo:rsid="4f802e82"/>
    </style:style>
    <style:style style:name="T52" style:family="text">
      <style:text-properties style:text-line-through-style="none" style:text-line-through-type="none" officeooo:rsid="4f83fff4"/>
    </style:style>
    <style:style style:name="T53" style:family="text">
      <style:text-properties style:text-line-through-style="none" style:text-line-through-type="none" officeooo:rsid="4f7e51b9"/>
    </style:style>
    <style:style style:name="T54" style:family="text">
      <style:text-properties style:text-line-through-style="none" style:text-line-through-type="none" officeooo:rsid="2de2c4a9"/>
    </style:style>
    <style:style style:name="T55" style:family="text">
      <style:text-properties style:text-line-through-style="none" style:text-line-through-type="none" officeooo:rsid="50986eb3"/>
    </style:style>
    <style:style style:name="T56" style:family="text">
      <style:text-properties style:text-line-through-style="none" style:text-line-through-type="none" officeooo:rsid="514feebc"/>
    </style:style>
    <style:style style:name="T57" style:family="text">
      <style:text-properties style:text-line-through-style="none" style:text-line-through-type="none" officeooo:rsid="514f4f03"/>
    </style:style>
    <style:style style:name="T58" style:family="text">
      <style:text-properties style:text-line-through-style="none" style:text-line-through-type="none" officeooo:rsid="2e0f0fe2"/>
    </style:style>
    <style:style style:name="T59" style:family="text">
      <style:text-properties style:text-line-through-style="none" style:text-line-through-type="none" officeooo:rsid="4b875a34"/>
    </style:style>
    <style:style style:name="T60" style:family="text">
      <style:text-properties style:text-line-through-style="none" style:text-line-through-type="none" officeooo:rsid="2e8afb77"/>
    </style:style>
    <style:style style:name="T61" style:family="text">
      <style:text-properties style:text-line-through-style="none" style:text-line-through-type="none" officeooo:rsid="2e8e13bc"/>
    </style:style>
    <style:style style:name="T62" style:family="text">
      <style:text-properties style:text-line-through-style="none" style:text-line-through-type="none" officeooo:rsid="4e953a66"/>
    </style:style>
    <style:style style:name="T63" style:family="text">
      <style:text-properties style:text-line-through-style="none" style:text-line-through-type="none" officeooo:rsid="4ea75534"/>
    </style:style>
    <style:style style:name="T64" style:family="text">
      <style:text-properties style:text-line-through-style="none" style:text-line-through-type="none" officeooo:rsid="4ea8ed76"/>
    </style:style>
    <style:style style:name="T65" style:family="text">
      <style:text-properties style:text-line-through-style="none" style:text-line-through-type="none" officeooo:rsid="516a7a80"/>
    </style:style>
    <style:style style:name="T66" style:family="text">
      <style:text-properties style:text-line-through-style="none" style:text-line-through-type="none" officeooo:rsid="516b5ba8"/>
    </style:style>
    <style:style style:name="T67" style:family="text">
      <style:text-properties style:text-line-through-style="none" style:text-line-through-type="none" officeooo:rsid="516d15c5"/>
    </style:style>
    <style:style style:name="T68" style:family="text">
      <style:text-properties style:text-line-through-style="none" style:text-line-through-type="none" officeooo:rsid="511bcb0a"/>
    </style:style>
    <style:style style:name="T69" style:family="text">
      <style:text-properties style:text-line-through-style="none" style:text-line-through-type="none" officeooo:rsid="511ab09d"/>
    </style:style>
    <style:style style:name="T70" style:family="text">
      <style:text-properties style:text-line-through-style="none" style:text-line-through-type="none" officeooo:rsid="4cd367c2"/>
    </style:style>
    <style:style style:name="T71" style:family="text">
      <style:text-properties style:text-line-through-style="none" style:text-line-through-type="none" officeooo:rsid="51879bc1"/>
    </style:style>
    <style:style style:name="T72" style:family="text">
      <style:text-properties style:text-line-through-style="none" style:text-line-through-type="none" officeooo:rsid="2eec5d1a"/>
    </style:style>
    <style:style style:name="T73" style:family="text">
      <style:text-properties style:text-line-through-style="none" style:text-line-through-type="none" officeooo:rsid="2ef42453"/>
    </style:style>
    <style:style style:name="T74" style:family="text">
      <style:text-properties style:text-line-through-style="none" style:text-line-through-type="none" officeooo:rsid="2ef55f54"/>
    </style:style>
    <style:style style:name="T75" style:family="text">
      <style:text-properties style:text-line-through-style="none" style:text-line-through-type="none" officeooo:rsid="500da72b"/>
    </style:style>
    <style:style style:name="T76" style:family="text">
      <style:text-properties style:text-line-through-style="none" style:text-line-through-type="none" officeooo:rsid="50742996"/>
    </style:style>
    <style:style style:name="T77" style:family="text">
      <style:text-properties style:text-line-through-style="none" style:text-line-through-type="none" officeooo:rsid="50704078"/>
    </style:style>
    <style:style style:name="T78" style:family="text">
      <style:text-properties style:text-line-through-style="none" style:text-line-through-type="none" officeooo:rsid="5091797b"/>
    </style:style>
    <style:style style:name="T79" style:family="text">
      <style:text-properties style:text-line-through-style="none" style:text-line-through-type="none" officeooo:rsid="49f9015f" fo:background-color="transparent" loext:char-shading-value="0"/>
    </style:style>
    <style:style style:name="T80" style:family="text">
      <style:text-properties style:text-line-through-style="none" style:text-line-through-type="none" officeooo:rsid="4a356b10" fo:background-color="transparent" loext:char-shading-value="0"/>
    </style:style>
    <style:style style:name="T81" style:family="text">
      <style:text-properties style:text-line-through-style="none" style:text-line-through-type="none" officeooo:rsid="50fbf249" fo:background-color="transparent" loext:char-shading-value="0"/>
    </style:style>
    <style:style style:name="T82" style:family="text">
      <style:text-properties style:text-line-through-style="none" style:text-line-through-type="none" officeooo:rsid="2f2d3dfc" fo:background-color="transparent" loext:char-shading-value="0"/>
    </style:style>
    <style:style style:name="T83" style:family="text">
      <style:text-properties style:text-line-through-style="none" style:text-line-through-type="none" officeooo:rsid="2f38db1e" fo:background-color="transparent" loext:char-shading-value="0"/>
    </style:style>
    <style:style style:name="T84" style:family="text">
      <style:text-properties style:text-line-through-style="none" style:text-line-through-type="none" officeooo:rsid="4e6e84f5"/>
    </style:style>
    <style:style style:name="T85" style:family="text">
      <style:text-properties style:text-line-through-style="none" style:text-line-through-type="none" officeooo:rsid="4e80fd39"/>
    </style:style>
    <style:style style:name="T86" style:family="text">
      <style:text-properties style:text-line-through-style="none" style:text-line-through-type="none" officeooo:rsid="4ee3c9e7"/>
    </style:style>
    <style:style style:name="T87" style:family="text">
      <style:text-properties style:text-line-through-style="none" style:text-line-through-type="none" officeooo:rsid="4e841f79"/>
    </style:style>
    <style:style style:name="T88" style:family="text">
      <style:text-properties style:text-line-through-style="none" style:text-line-through-type="none" officeooo:rsid="2f5b5974"/>
    </style:style>
    <style:style style:name="T89" style:family="text">
      <style:text-properties style:text-line-through-style="none" style:text-line-through-type="none" officeooo:rsid="4bb6de42"/>
    </style:style>
    <style:style style:name="T90" style:family="text">
      <style:text-properties style:text-line-through-style="none" style:text-line-through-type="none" officeooo:rsid="4b26ed81"/>
    </style:style>
    <style:style style:name="T91" style:family="text">
      <style:text-properties style:text-line-through-style="none" style:text-line-through-type="none" officeooo:rsid="50e8f7fd"/>
    </style:style>
    <style:style style:name="T92" style:family="text">
      <style:text-properties style:text-line-through-style="none" style:text-line-through-type="none" officeooo:rsid="51141268"/>
    </style:style>
    <style:style style:name="T93" style:family="text">
      <style:text-properties style:text-line-through-style="none" style:text-line-through-type="none" officeooo:rsid="2fadc193"/>
    </style:style>
    <style:style style:name="T94" style:family="text">
      <style:text-properties style:text-line-through-style="none" style:text-line-through-type="none" officeooo:rsid="515f36fd"/>
    </style:style>
    <style:style style:name="T95" style:family="text">
      <style:text-properties style:text-line-through-style="none" style:text-line-through-type="none" officeooo:rsid="2fc0c66f"/>
    </style:style>
    <style:style style:name="T96" style:family="text">
      <style:text-properties style:text-line-through-style="none" style:text-line-through-type="none" officeooo:rsid="4f0cac21"/>
    </style:style>
    <style:style style:name="T97" style:family="text">
      <style:text-properties style:text-line-through-style="none" style:text-line-through-type="none" officeooo:rsid="4f0bb4fa"/>
    </style:style>
    <style:style style:name="T98" style:family="text">
      <style:text-properties style:text-line-through-style="none" style:text-line-through-type="none" officeooo:rsid="4f4cecb8"/>
    </style:style>
    <style:style style:name="T99" style:family="text">
      <style:text-properties style:text-line-through-style="none" style:text-line-through-type="none" officeooo:rsid="2fc444f8"/>
    </style:style>
    <style:style style:name="T100" style:family="text">
      <style:text-properties style:text-line-through-style="none" style:text-line-through-type="none" officeooo:rsid="2fc9c77f"/>
    </style:style>
    <style:style style:name="T101" style:family="text">
      <style:text-properties style:text-line-through-style="none" style:text-line-through-type="none" officeooo:rsid="2fce751d"/>
    </style:style>
    <style:style style:name="T102" style:family="text">
      <style:text-properties style:text-line-through-style="none" style:text-line-through-type="none" officeooo:rsid="2fd9f8b2"/>
    </style:style>
    <style:style style:name="T103" style:family="text">
      <style:text-properties style:text-line-through-style="none" style:text-line-through-type="none" officeooo:rsid="2fda70e0"/>
    </style:style>
    <style:style style:name="T104" style:family="text">
      <style:text-properties style:text-line-through-style="none" style:text-line-through-type="none" officeooo:rsid="2fdd037d"/>
    </style:style>
    <style:style style:name="T105" style:family="text">
      <style:text-properties style:text-line-through-style="none" style:text-line-through-type="none" officeooo:rsid="51e1a421"/>
    </style:style>
    <style:style style:name="T106" style:family="text">
      <style:text-properties style:text-line-through-style="none" style:text-line-through-type="none" officeooo:rsid="4ef6f267"/>
    </style:style>
    <style:style style:name="T107" style:family="text">
      <style:text-properties style:text-line-through-style="none" style:text-line-through-type="none" officeooo:rsid="2ff27b9b"/>
    </style:style>
    <style:style style:name="T108"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text-line-through-style="none" style:text-line-through-type="none" officeooo:rsid="2ff2ba63"/>
    </style:style>
    <style:style style:name="T110"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1"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4"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5"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8" style:family="text">
      <style:text-properties style:text-line-through-style="none" style:text-line-through-type="none" style:font-name="Cambria" officeooo:rsid="4a4167eb" fo:background-color="transparent" loext:char-shading-value="0"/>
    </style:style>
    <style:style style:name="T119" style:family="text">
      <style:text-properties style:text-line-through-style="none" style:text-line-through-type="none" style:font-name="Cambria" officeooo:rsid="4ef6f267" fo:background-color="transparent" loext:char-shading-value="0"/>
    </style:style>
    <style:style style:name="T120" style:family="text">
      <style:text-properties style:text-line-through-style="none" style:text-line-through-type="none" style:font-name="Cambria" officeooo:rsid="3047fc77" fo:background-color="transparent" loext:char-shading-value="0"/>
    </style:style>
    <style:style style:name="T121" style:family="text">
      <style:text-properties style:text-line-through-style="none" style:text-line-through-type="none" style:font-name="Cambria" officeooo:rsid="2ff27b9b" fo:background-color="transparent" loext:char-shading-value="0"/>
    </style:style>
    <style:style style:name="T122" style:family="text">
      <style:text-properties style:text-line-through-style="none" style:text-line-through-type="none" style:font-name="Cambria" officeooo:rsid="33ac9c88" fo:background-color="transparent" loext:char-shading-value="0"/>
    </style:style>
    <style:style style:name="T123" style:family="text">
      <style:text-properties style:text-line-through-style="none" style:text-line-through-type="none" officeooo:rsid="3001e794"/>
    </style:style>
    <style:style style:name="T124" style:family="text">
      <style:text-properties style:text-line-through-style="none" style:text-line-through-type="none" officeooo:rsid="2da915a3"/>
    </style:style>
    <style:style style:name="T125" style:family="text">
      <style:text-properties style:text-line-through-style="none" style:text-line-through-type="none" officeooo:rsid="30167ab2"/>
    </style:style>
    <style:style style:name="T126" style:family="text">
      <style:text-properties style:text-line-through-style="none" style:text-line-through-type="none" officeooo:rsid="2da7c89f"/>
    </style:style>
    <style:style style:name="T127" style:family="text">
      <style:text-properties style:text-line-through-style="none" style:text-line-through-type="none" officeooo:rsid="2e20753c"/>
    </style:style>
    <style:style style:name="T128" style:family="text">
      <style:text-properties style:text-line-through-style="none" style:text-line-through-type="none" officeooo:rsid="30452d68"/>
    </style:style>
    <style:style style:name="T129" style:family="text">
      <style:text-properties style:text-line-through-style="none" style:text-line-through-type="none" officeooo:rsid="30472dc5"/>
    </style:style>
    <style:style style:name="T130" style:family="text">
      <style:text-properties style:text-line-through-style="none" style:text-line-through-type="none" officeooo:rsid="304847ad"/>
    </style:style>
    <style:style style:name="T131" style:family="text">
      <style:text-properties style:text-line-through-style="none" style:text-line-through-type="none" officeooo:rsid="31127e0f"/>
    </style:style>
    <style:style style:name="T132" style:family="text">
      <style:text-properties style:text-line-through-style="none" style:text-line-through-type="none" officeooo:rsid="311fc0a8"/>
    </style:style>
    <style:style style:name="T133" style:family="text">
      <style:text-properties style:text-line-through-style="none" style:text-line-through-type="none" officeooo:rsid="33aab7fd"/>
    </style:style>
    <style:style style:name="T134" style:family="text">
      <style:text-properties fo:language="cs" fo:country="CZ"/>
    </style:style>
    <style:style style:name="T135" style:family="text">
      <style:text-properties fo:language="cs" fo:country="CZ" officeooo:rsid="2be98962"/>
    </style:style>
    <style:style style:name="T136" style:family="text">
      <style:text-properties fo:language="cs" fo:country="CZ" officeooo:rsid="2be9d552"/>
    </style:style>
    <style:style style:name="T137" style:family="text">
      <style:text-properties fo:language="cs" fo:country="CZ" officeooo:rsid="2bea78a7"/>
    </style:style>
    <style:style style:name="T138" style:family="text">
      <style:text-properties fo:language="cs" fo:country="CZ" officeooo:rsid="2bebebe1"/>
    </style:style>
    <style:style style:name="T139" style:family="text">
      <style:text-properties fo:language="cs" fo:country="CZ" officeooo:rsid="2bf9944c"/>
    </style:style>
    <style:style style:name="T140" style:family="text">
      <style:text-properties fo:language="cs" fo:country="CZ" officeooo:rsid="2c1b0dac"/>
    </style:style>
    <style:style style:name="T141" style:family="text">
      <style:text-properties fo:language="cs" fo:country="CZ" style:language-asian="zxx" style:country-asian="none" style:language-complex="ar" style:country-complex="SA"/>
    </style:style>
    <style:style style:name="T142" style:family="text">
      <style:text-properties fo:language="cs" fo:country="CZ" officeooo:rsid="2c477683"/>
    </style:style>
    <style:style style:name="T143" style:family="text">
      <style:text-properties fo:language="cs" fo:country="CZ" officeooo:rsid="2c480505"/>
    </style:style>
    <style:style style:name="T144" style:family="text">
      <style:text-properties fo:language="cs" fo:country="CZ" officeooo:rsid="2c48be07"/>
    </style:style>
    <style:style style:name="T145" style:family="text">
      <style:text-properties fo:language="cs" fo:country="CZ" officeooo:rsid="2c8571e4"/>
    </style:style>
    <style:style style:name="T146" style:family="text">
      <style:text-properties fo:language="cs" fo:country="CZ" officeooo:rsid="2cb72c25"/>
    </style:style>
    <style:style style:name="T147" style:family="text">
      <style:text-properties fo:language="cs" fo:country="CZ" fo:font-weight="bold" style:font-weight-asian="bold" style:font-weight-complex="bold"/>
    </style:style>
    <style:style style:name="T148" style:family="text">
      <style:text-properties fo:language="cs" fo:country="CZ" fo:font-weight="bold" officeooo:rsid="311a24c4" style:font-weight-asian="bold" style:font-weight-complex="bold"/>
    </style:style>
    <style:style style:name="T149" style:family="text">
      <style:text-properties fo:language="cs" fo:country="CZ" fo:font-weight="bold" officeooo:rsid="312c80f6" style:font-weight-asian="bold" style:font-weight-complex="bold"/>
    </style:style>
    <style:style style:name="T150" style:family="text">
      <style:text-properties fo:language="cs" fo:country="CZ" fo:font-weight="bold" officeooo:rsid="315a5a1f" style:font-weight-asian="bold" style:font-weight-complex="bold"/>
    </style:style>
    <style:style style:name="T151" style:family="text">
      <style:text-properties fo:language="cs" fo:country="CZ" fo:font-weight="bold" officeooo:rsid="315639cb" style:font-weight-asian="bold" style:font-weight-complex="bold"/>
    </style:style>
    <style:style style:name="T152" style:family="text">
      <style:text-properties fo:language="cs" fo:country="CZ" fo:font-weight="bold" officeooo:rsid="32c519ce" style:font-weight-asian="bold" style:font-weight-complex="bold"/>
    </style:style>
    <style:style style:name="T153" style:family="text">
      <style:text-properties fo:language="cs" fo:country="CZ" fo:font-weight="bold" officeooo:rsid="32c8a3df" style:font-weight-asian="bold" style:font-weight-complex="bold"/>
    </style:style>
    <style:style style:name="T154" style:family="text">
      <style:text-properties fo:language="cs" fo:country="CZ" fo:font-weight="bold" style:language-asian="zxx" style:country-asian="none" style:font-weight-asian="bold" style:language-complex="ar" style:country-complex="SA" style:font-weight-complex="bold"/>
    </style:style>
    <style:style style:name="T155" style:family="text">
      <style:text-properties fo:language="cs" fo:country="CZ" fo:font-weight="normal" style:font-weight-asian="normal" style:font-weight-complex="normal"/>
    </style:style>
    <style:style style:name="T156" style:family="text">
      <style:text-properties fo:language="cs" fo:country="CZ" fo:font-weight="normal" officeooo:rsid="2ce71b3a" style:font-weight-asian="normal" style:font-weight-complex="normal"/>
    </style:style>
    <style:style style:name="T157" style:family="text">
      <style:text-properties fo:language="cs" fo:country="CZ" fo:font-weight="normal" officeooo:rsid="2de46560" style:font-weight-asian="normal" style:font-weight-complex="normal"/>
    </style:style>
    <style:style style:name="T158" style:family="text">
      <style:text-properties fo:language="cs" fo:country="CZ" fo:font-weight="normal" officeooo:rsid="2df56763" style:font-weight-asian="normal" style:font-weight-complex="normal"/>
    </style:style>
    <style:style style:name="T159" style:family="text">
      <style:text-properties fo:language="cs" fo:country="CZ" fo:font-weight="normal" officeooo:rsid="2fbce079" style:font-weight-asian="normal" style:font-weight-complex="normal"/>
    </style:style>
    <style:style style:name="T160" style:family="text">
      <style:text-properties fo:language="cs" fo:country="CZ" fo:font-weight="normal" officeooo:rsid="315a5a1f" style:font-weight-asian="normal" style:font-weight-complex="normal"/>
    </style:style>
    <style:style style:name="T161" style:family="text">
      <style:text-properties fo:language="cs" fo:country="CZ" fo:font-weight="normal" officeooo:rsid="315f5728" style:font-weight-asian="normal" style:font-weight-complex="normal"/>
    </style:style>
    <style:style style:name="T162" style:family="text">
      <style:text-properties fo:language="cs" fo:country="CZ" fo:font-weight="normal" officeooo:rsid="31614591" style:font-weight-asian="normal" style:font-weight-complex="normal"/>
    </style:style>
    <style:style style:name="T163" style:family="text">
      <style:text-properties fo:language="cs" fo:country="CZ" fo:font-weight="normal" officeooo:rsid="316367e7" style:font-weight-asian="normal" style:font-weight-complex="normal"/>
    </style:style>
    <style:style style:name="T164" style:family="text">
      <style:text-properties fo:language="cs" fo:country="CZ" fo:font-weight="normal" officeooo:rsid="316dd70a" style:font-weight-asian="normal" style:font-weight-complex="normal"/>
    </style:style>
    <style:style style:name="T165" style:family="text">
      <style:text-properties fo:language="cs" fo:country="CZ" fo:font-weight="normal" officeooo:rsid="317dda40" style:font-weight-asian="normal" style:font-weight-complex="normal"/>
    </style:style>
    <style:style style:name="T166" style:family="text">
      <style:text-properties fo:language="cs" fo:country="CZ" fo:font-weight="normal" officeooo:rsid="317e27c3" style:font-weight-asian="normal" style:font-weight-complex="normal"/>
    </style:style>
    <style:style style:name="T167" style:family="text">
      <style:text-properties fo:language="cs" fo:country="CZ" fo:font-weight="normal" officeooo:rsid="3180cec5" style:font-weight-asian="normal" style:font-weight-complex="normal"/>
    </style:style>
    <style:style style:name="T168" style:family="text">
      <style:text-properties fo:language="cs" fo:country="CZ" fo:font-weight="normal" officeooo:rsid="318af5bb" style:font-weight-asian="normal" style:font-weight-complex="normal"/>
    </style:style>
    <style:style style:name="T169" style:family="text">
      <style:text-properties fo:language="cs" fo:country="CZ" fo:font-weight="normal" officeooo:rsid="3219ef03" style:font-weight-asian="normal" style:font-weight-complex="normal"/>
    </style:style>
    <style:style style:name="T170" style:family="text">
      <style:text-properties fo:language="cs" fo:country="CZ" fo:font-weight="normal" officeooo:rsid="32672596" style:font-weight-asian="normal" style:font-weight-complex="normal"/>
    </style:style>
    <style:style style:name="T171" style:family="text">
      <style:text-properties fo:language="cs" fo:country="CZ" fo:font-weight="normal" officeooo:rsid="328f9fee" style:font-weight-asian="normal" style:font-weight-complex="normal"/>
    </style:style>
    <style:style style:name="T172" style:family="text">
      <style:text-properties fo:language="cs" fo:country="CZ" fo:font-weight="normal" officeooo:rsid="3272316a" style:font-weight-asian="normal" style:font-weight-complex="normal"/>
    </style:style>
    <style:style style:name="T173" style:family="text">
      <style:text-properties fo:language="cs" fo:country="CZ" fo:font-weight="normal" officeooo:rsid="32c8a3df" style:font-weight-asian="normal" style:font-weight-complex="normal"/>
    </style:style>
    <style:style style:name="T174" style:family="text">
      <style:text-properties fo:language="cs" fo:country="CZ" fo:font-weight="normal" officeooo:rsid="31f9bc83" style:font-weight-asian="normal" style:font-weight-complex="normal"/>
    </style:style>
    <style:style style:name="T175" style:family="text">
      <style:text-properties fo:language="cs" fo:country="CZ" fo:font-weight="normal" style:language-asian="zxx" style:country-asian="none" style:font-weight-asian="normal" style:language-complex="ar" style:country-complex="SA" style:font-weight-complex="normal"/>
    </style:style>
    <style:style style:name="T176" style:family="text">
      <style:text-properties fo:language="cs" fo:country="CZ" officeooo:rsid="2ce9720a"/>
    </style:style>
    <style:style style:name="T177" style:family="text">
      <style:text-properties fo:language="cs" fo:country="CZ" fo:font-style="italic" style:font-style-asian="italic" style:font-style-complex="italic"/>
    </style:style>
    <style:style style:name="T178" style:family="text">
      <style:text-properties fo:language="cs" fo:country="CZ" fo:font-style="italic" officeooo:rsid="2bdf96d1" style:font-style-asian="italic" style:font-style-complex="italic"/>
    </style:style>
    <style:style style:name="T179" style:family="text">
      <style:text-properties fo:language="cs" fo:country="CZ" fo:font-style="italic" officeooo:rsid="3219ef03" style:font-style-asian="italic" style:font-style-complex="italic"/>
    </style:style>
    <style:style style:name="T180" style:family="text">
      <style:text-properties fo:language="cs" fo:country="CZ" fo:font-style="italic" style:language-asian="zxx" style:country-asian="none" style:font-style-asian="italic" style:language-complex="ar" style:country-complex="SA" style:font-style-complex="italic"/>
    </style:style>
    <style:style style:name="T181" style:family="text">
      <style:text-properties fo:language="cs" fo:country="CZ" fo:font-style="italic" officeooo:rsid="30119579" style:language-asian="zxx" style:country-asian="none" style:font-style-asian="italic" style:language-complex="ar" style:country-complex="SA" style:font-style-complex="italic"/>
    </style:style>
    <style:style style:name="T182" style:family="text">
      <style:text-properties fo:language="cs" fo:country="CZ" fo:font-style="italic" style:language-asian="cs" style:country-asian="CZ" style:font-style-asian="italic" style:language-complex="ar" style:country-complex="SA" style:font-style-complex="italic"/>
    </style:style>
    <style:style style:name="T183" style:family="text">
      <style:text-properties fo:language="cs" fo:country="CZ" fo:font-style="italic" style:language-asian="cs" style:country-asian="CZ" style:font-style-asian="italic" style:font-style-complex="italic"/>
    </style:style>
    <style:style style:name="T184" style:family="text">
      <style:text-properties fo:language="cs" fo:country="CZ" fo:font-style="italic" officeooo:rsid="2e1e63e1" style:language-asian="cs" style:country-asian="CZ" style:font-style-asian="italic" style:font-style-complex="italic"/>
    </style:style>
    <style:style style:name="T185" style:family="text">
      <style:text-properties fo:language="cs" fo:country="CZ" fo:font-style="normal" style:font-style-asian="normal" style:font-style-complex="normal"/>
    </style:style>
    <style:style style:name="T186" style:family="text">
      <style:text-properties fo:language="cs" fo:country="CZ" fo:font-style="normal" officeooo:rsid="2bdf96d1" style:font-style-asian="normal" style:font-style-complex="normal"/>
    </style:style>
    <style:style style:name="T187" style:family="text">
      <style:text-properties fo:language="cs" fo:country="CZ" fo:font-style="normal" officeooo:rsid="2bdfc203" style:font-style-asian="normal" style:font-style-complex="normal"/>
    </style:style>
    <style:style style:name="T188" style:family="text">
      <style:text-properties fo:language="cs" fo:country="CZ" fo:font-style="normal" officeooo:rsid="2d84afa8" style:font-style-asian="normal" style:font-style-complex="normal"/>
    </style:style>
    <style:style style:name="T189" style:family="text">
      <style:text-properties fo:language="cs" fo:country="CZ" fo:font-style="normal" style:language-asian="zxx" style:country-asian="none" style:font-style-asian="normal" style:language-complex="ar" style:country-complex="SA" style:font-style-complex="normal"/>
    </style:style>
    <style:style style:name="T190" style:family="text">
      <style:text-properties fo:language="cs" fo:country="CZ" fo:font-style="normal" style:language-asian="cs" style:country-asian="CZ" style:font-style-asian="normal" style:language-complex="ar" style:country-complex="SA" style:font-style-complex="normal"/>
    </style:style>
    <style:style style:name="T191" style:family="text">
      <style:text-properties fo:language="cs" fo:country="CZ" fo:font-style="normal" officeooo:rsid="2ffd8f91" style:language-asian="cs" style:country-asian="CZ" style:font-style-asian="normal" style:language-complex="ar" style:country-complex="SA" style:font-style-complex="normal"/>
    </style:style>
    <style:style style:name="T192" style:family="text">
      <style:text-properties fo:language="cs" fo:country="CZ" fo:font-style="normal" officeooo:rsid="3052621c" style:language-asian="cs" style:country-asian="CZ" style:font-style-asian="normal" style:language-complex="ar" style:country-complex="SA" style:font-style-complex="normal"/>
    </style:style>
    <style:style style:name="T193" style:family="text">
      <style:text-properties fo:language="cs" fo:country="CZ" fo:font-style="normal" style:language-asian="cs" style:country-asian="CZ" style:font-style-asian="normal" style:font-style-complex="normal"/>
    </style:style>
    <style:style style:name="T194" style:family="text">
      <style:text-properties fo:language="cs" fo:country="CZ" fo:font-style="normal" fo:font-weight="bold" style:font-style-asian="normal" style:font-weight-asian="bold" style:font-style-complex="normal" style:font-weight-complex="bold"/>
    </style:style>
    <style:style style:name="T195" style:family="text">
      <style:text-properties fo:language="cs" fo:country="CZ" officeooo:rsid="2cee8d5d"/>
    </style:style>
    <style:style style:name="T196" style:family="text">
      <style:text-properties fo:language="cs" fo:country="CZ" officeooo:rsid="2cf30dac"/>
    </style:style>
    <style:style style:name="T197" style:family="text">
      <style:text-properties fo:language="cs" fo:country="CZ" officeooo:rsid="2cf4dcba"/>
    </style:style>
    <style:style style:name="T198" style:family="text">
      <style:text-properties fo:language="cs" fo:country="CZ" officeooo:rsid="2cf7b45a"/>
    </style:style>
    <style:style style:name="T199" style:family="text">
      <style:text-properties fo:language="cs" fo:country="CZ" officeooo:rsid="2cf9799d"/>
    </style:style>
    <style:style style:name="T200" style:family="text">
      <style:text-properties fo:language="cs" fo:country="CZ" officeooo:rsid="2d0a878d"/>
    </style:style>
    <style:style style:name="T201" style:family="text">
      <style:text-properties fo:language="cs" fo:country="CZ" officeooo:rsid="2d0b6f52"/>
    </style:style>
    <style:style style:name="T202" style:family="text">
      <style:text-properties fo:language="cs" fo:country="CZ" officeooo:rsid="2d1994e4"/>
    </style:style>
    <style:style style:name="T203" style:family="text">
      <style:text-properties fo:language="cs" fo:country="CZ" officeooo:rsid="2d2b66a0"/>
    </style:style>
    <style:style style:name="T204" style:family="text">
      <style:text-properties fo:language="cs" fo:country="CZ" officeooo:rsid="2d2d3ef0"/>
    </style:style>
    <style:style style:name="T205" style:family="text">
      <style:text-properties fo:language="cs" fo:country="CZ" officeooo:rsid="2d369bed"/>
    </style:style>
    <style:style style:name="T206" style:family="text">
      <style:text-properties fo:language="cs" fo:country="CZ" officeooo:rsid="2d3a20e2"/>
    </style:style>
    <style:style style:name="T207" style:family="text">
      <style:text-properties fo:language="cs" fo:country="CZ" officeooo:rsid="2d3a2fe2"/>
    </style:style>
    <style:style style:name="T208" style:family="text">
      <style:text-properties fo:language="cs" fo:country="CZ" officeooo:rsid="2d3abe17"/>
    </style:style>
    <style:style style:name="T209" style:family="text">
      <style:text-properties fo:language="cs" fo:country="CZ" officeooo:rsid="2d3c10fa"/>
    </style:style>
    <style:style style:name="T210" style:family="text">
      <style:text-properties fo:language="cs" fo:country="CZ" officeooo:rsid="2d45fda9"/>
    </style:style>
    <style:style style:name="T211" style:family="text">
      <style:text-properties fo:language="cs" fo:country="CZ" officeooo:rsid="2d47af22"/>
    </style:style>
    <style:style style:name="T212" style:family="text">
      <style:text-properties fo:language="cs" fo:country="CZ" officeooo:rsid="2d494420"/>
    </style:style>
    <style:style style:name="T213" style:family="text">
      <style:text-properties fo:language="cs" fo:country="CZ" officeooo:rsid="2d4cfada"/>
    </style:style>
    <style:style style:name="T214" style:family="text">
      <style:text-properties fo:language="cs" fo:country="CZ" officeooo:rsid="2d4e9031"/>
    </style:style>
    <style:style style:name="T215" style:family="text">
      <style:text-properties fo:language="cs" fo:country="CZ" officeooo:rsid="2d4f0029"/>
    </style:style>
    <style:style style:name="T216" style:family="text">
      <style:text-properties fo:language="cs" fo:country="CZ" officeooo:rsid="2d6299e2"/>
    </style:style>
    <style:style style:name="T217" style:family="text">
      <style:text-properties fo:language="cs" fo:country="CZ" officeooo:rsid="2d9f807f"/>
    </style:style>
    <style:style style:name="T218" style:family="text">
      <style:text-properties fo:language="cs" fo:country="CZ" officeooo:rsid="2d669438"/>
    </style:style>
    <style:style style:name="T219" style:family="text">
      <style:text-properties fo:language="cs" fo:country="CZ" officeooo:rsid="2db4cd4f"/>
    </style:style>
    <style:style style:name="T220" style:family="text">
      <style:text-properties fo:language="cs" fo:country="CZ" officeooo:rsid="2dd33f0d"/>
    </style:style>
    <style:style style:name="T221" style:family="text">
      <style:text-properties fo:language="cs" fo:country="CZ" officeooo:rsid="2dd34059"/>
    </style:style>
    <style:style style:name="T222" style:family="text">
      <style:text-properties fo:language="cs" fo:country="CZ" officeooo:rsid="2dd418fa"/>
    </style:style>
    <style:style style:name="T223" style:family="text">
      <style:text-properties fo:language="cs" fo:country="CZ" officeooo:rsid="2df350ff"/>
    </style:style>
    <style:style style:name="T224" style:family="text">
      <style:text-properties fo:language="cs" fo:country="CZ" officeooo:rsid="2dfb3720"/>
    </style:style>
    <style:style style:name="T225" style:family="text">
      <style:text-properties fo:language="cs" fo:country="CZ" style:language-asian="cs" style:country-asian="CZ"/>
    </style:style>
    <style:style style:name="T226" style:family="text">
      <style:text-properties fo:language="cs" fo:country="CZ" style:language-asian="cs" style:country-asian="CZ" style:language-complex="ar" style:country-complex="SA"/>
    </style:style>
    <style:style style:name="T227" style:family="text">
      <style:text-properties fo:language="cs" fo:country="CZ" officeooo:rsid="2e2d8f9c"/>
    </style:style>
    <style:style style:name="T228" style:family="text">
      <style:text-properties fo:language="cs" fo:country="CZ" style:text-underline-style="none" officeooo:rsid="2e329540"/>
    </style:style>
    <style:style style:name="T229" style:family="text">
      <style:text-properties fo:language="cs" fo:country="CZ" style:text-underline-style="none" officeooo:rsid="2e60d11e"/>
    </style:style>
    <style:style style:name="T230" style:family="text">
      <style:text-properties fo:language="cs" fo:country="CZ" officeooo:rsid="2e5bd9d6"/>
    </style:style>
    <style:style style:name="T231" style:family="text">
      <style:text-properties fo:language="cs" fo:country="CZ" officeooo:rsid="2e7dcae7"/>
    </style:style>
    <style:style style:name="T232" style:family="text">
      <style:text-properties fo:language="cs" fo:country="CZ" officeooo:rsid="2ea87936"/>
    </style:style>
    <style:style style:name="T233" style:family="text">
      <style:text-properties fo:language="cs" fo:country="CZ" officeooo:rsid="2f1b08cb"/>
    </style:style>
    <style:style style:name="T234" style:family="text">
      <style:text-properties fo:language="cs" fo:country="CZ" officeooo:rsid="2f235fff"/>
    </style:style>
    <style:style style:name="T235" style:family="text">
      <style:text-properties fo:language="cs" fo:country="CZ" officeooo:rsid="2ce71b3a"/>
    </style:style>
    <style:style style:name="T236" style:family="text">
      <style:text-properties fo:language="cs" fo:country="CZ" officeooo:rsid="311dc0cb"/>
    </style:style>
    <style:style style:name="T237" style:family="text">
      <style:text-properties fo:language="cs" fo:country="CZ" officeooo:rsid="312b41d1"/>
    </style:style>
    <style:style style:name="T238" style:family="text">
      <style:text-properties fo:language="cs" fo:country="CZ" officeooo:rsid="312c80f6"/>
    </style:style>
    <style:style style:name="T239" style:family="text">
      <style:text-properties fo:language="cs" fo:country="CZ" officeooo:rsid="312e4d20"/>
    </style:style>
    <style:style style:name="T240" style:family="text">
      <style:text-properties fo:language="cs" fo:country="CZ" officeooo:rsid="312ea22c"/>
    </style:style>
    <style:style style:name="T241" style:family="text">
      <style:text-properties fo:language="cs" fo:country="CZ" officeooo:rsid="313314dd"/>
    </style:style>
    <style:style style:name="T242" style:family="text">
      <style:text-properties fo:language="cs" fo:country="CZ" officeooo:rsid="31346b0b"/>
    </style:style>
    <style:style style:name="T243" style:family="text">
      <style:text-properties fo:language="cs" fo:country="CZ" style:text-underline-style="solid" style:text-underline-width="auto" style:text-underline-color="font-color"/>
    </style:style>
    <style:style style:name="T244" style:family="text">
      <style:text-properties fo:language="cs" fo:country="CZ" style:text-underline-style="solid" style:text-underline-width="auto" style:text-underline-color="font-color" officeooo:rsid="313314dd"/>
    </style:style>
    <style:style style:name="T245" style:family="text">
      <style:text-properties fo:language="cs" fo:country="CZ" style:text-underline-style="solid" style:text-underline-width="auto" style:text-underline-color="font-color" officeooo:rsid="3137b239"/>
    </style:style>
    <style:style style:name="T246" style:family="text">
      <style:text-properties fo:language="cs" fo:country="CZ" style:text-underline-style="solid" style:text-underline-width="auto" style:text-underline-color="font-color" officeooo:rsid="31381d48"/>
    </style:style>
    <style:style style:name="T247" style:family="text">
      <style:text-properties fo:language="cs" fo:country="CZ" officeooo:rsid="3137b239"/>
    </style:style>
    <style:style style:name="T248" style:family="text">
      <style:text-properties fo:language="cs" fo:country="CZ" officeooo:rsid="2c21a43d"/>
    </style:style>
    <style:style style:name="T249" style:family="text">
      <style:text-properties fo:language="cs" fo:country="CZ" officeooo:rsid="31381d48"/>
    </style:style>
    <style:style style:name="T250" style:family="text">
      <style:text-properties fo:language="cs" fo:country="CZ" officeooo:rsid="315bf204"/>
    </style:style>
    <style:style style:name="T251" style:family="text">
      <style:text-properties fo:language="cs" fo:country="CZ" officeooo:rsid="315dd0d5"/>
    </style:style>
    <style:style style:name="T252" style:family="text">
      <style:text-properties fo:language="cs" fo:country="CZ" officeooo:rsid="315e2121"/>
    </style:style>
    <style:style style:name="T253" style:family="text">
      <style:text-properties fo:language="cs" fo:country="CZ" officeooo:rsid="315639cb"/>
    </style:style>
    <style:style style:name="T254" style:family="text">
      <style:text-properties fo:language="cs" fo:country="CZ" officeooo:rsid="3169d222"/>
    </style:style>
    <style:style style:name="T255" style:family="text">
      <style:text-properties fo:language="cs" fo:country="CZ" officeooo:rsid="31936132"/>
    </style:style>
    <style:style style:name="T256" style:family="text">
      <style:text-properties fo:language="cs" fo:country="CZ" officeooo:rsid="31991c97"/>
    </style:style>
    <style:style style:name="T257" style:family="text">
      <style:text-properties fo:language="cs" fo:country="CZ" officeooo:rsid="3199f8ed"/>
    </style:style>
    <style:style style:name="T258" style:family="text">
      <style:text-properties fo:language="cs" fo:country="CZ" officeooo:rsid="319a5df1"/>
    </style:style>
    <style:style style:name="T259" style:family="text">
      <style:text-properties fo:language="cs" fo:country="CZ" officeooo:rsid="319a8bfb"/>
    </style:style>
    <style:style style:name="T260" style:family="text">
      <style:text-properties fo:language="cs" fo:country="CZ" officeooo:rsid="31b7fdbe"/>
    </style:style>
    <style:style style:name="T261" style:family="text">
      <style:text-properties fo:language="cs" fo:country="CZ" officeooo:rsid="31bcb053"/>
    </style:style>
    <style:style style:name="T262" style:family="text">
      <style:text-properties fo:language="cs" fo:country="CZ" officeooo:rsid="31f9bc83"/>
    </style:style>
    <style:style style:name="T263" style:family="text">
      <style:text-properties fo:language="cs" fo:country="CZ" officeooo:rsid="32b53839"/>
    </style:style>
    <style:style style:name="T264" style:family="text">
      <style:text-properties fo:language="cs" fo:country="CZ" officeooo:rsid="32bd5ea8"/>
    </style:style>
    <style:style style:name="T265" style:family="text">
      <style:text-properties fo:language="cs" fo:country="CZ" officeooo:rsid="32c4231a"/>
    </style:style>
    <style:style style:name="T266" style:family="text">
      <style:text-properties fo:language="cs" fo:country="CZ" officeooo:rsid="32c4bd9b"/>
    </style:style>
    <style:style style:name="T267" style:family="text">
      <style:text-properties fo:language="cs" fo:country="CZ" officeooo:rsid="32c519ce"/>
    </style:style>
    <style:style style:name="T268" style:family="text">
      <style:text-properties fo:language="cs" fo:country="CZ" officeooo:rsid="32c5fd4c"/>
    </style:style>
    <style:style style:name="T269" style:family="text">
      <style:text-properties fo:language="cs" fo:country="CZ" officeooo:rsid="32c8a3df"/>
    </style:style>
    <style:style style:name="T270" style:family="text">
      <style:text-properties fo:language="cs" fo:country="CZ" officeooo:rsid="33002016"/>
    </style:style>
    <style:style style:name="T271" style:family="text">
      <style:text-properties fo:language="cs" fo:country="CZ" officeooo:rsid="339cdc15"/>
    </style:style>
    <style:style style:name="T272" style:family="text">
      <style:text-properties fo:font-style="italic" style:font-style-asian="italic" style:font-style-complex="italic"/>
    </style:style>
    <style:style style:name="T273" style:family="text">
      <style:text-properties fo:font-style="italic" officeooo:rsid="2bb06401" style:font-style-asian="italic" style:font-style-complex="italic"/>
    </style:style>
    <style:style style:name="T274" style:family="text">
      <style:text-properties fo:font-style="italic" officeooo:rsid="2bdad164" style:font-style-asian="italic" style:font-style-complex="italic"/>
    </style:style>
    <style:style style:name="T275" style:family="text">
      <style:text-properties fo:font-style="italic" officeooo:rsid="2bdf96d1" style:font-style-asian="italic" style:font-style-complex="italic"/>
    </style:style>
    <style:style style:name="T276" style:family="text">
      <style:text-properties fo:font-style="italic" officeooo:rsid="4588b715" style:font-style-asian="italic" style:font-style-complex="italic"/>
    </style:style>
    <style:style style:name="T277" style:family="text">
      <style:text-properties fo:font-style="italic" officeooo:rsid="2c5cf113" style:font-style-asian="italic" style:font-style-complex="italic"/>
    </style:style>
    <style:style style:name="T278" style:family="text">
      <style:text-properties fo:font-style="italic" officeooo:rsid="2c99992c" style:font-style-asian="italic" style:font-style-complex="italic"/>
    </style:style>
    <style:style style:name="T279" style:family="text">
      <style:text-properties fo:font-style="italic" officeooo:rsid="2d525afc" style:font-style-asian="italic" style:font-style-complex="italic"/>
    </style:style>
    <style:style style:name="T280" style:family="text">
      <style:text-properties fo:font-style="italic" officeooo:rsid="2d534fb0" style:font-style-asian="italic" style:font-style-complex="italic"/>
    </style:style>
    <style:style style:name="T281" style:family="text">
      <style:text-properties fo:font-style="italic" officeooo:rsid="503dc632" style:font-style-asian="italic" style:font-style-complex="italic"/>
    </style:style>
    <style:style style:name="T282" style:family="text">
      <style:text-properties fo:font-style="italic" officeooo:rsid="45703752" style:font-style-asian="italic" style:font-style-complex="italic"/>
    </style:style>
    <style:style style:name="T283" style:family="text">
      <style:text-properties fo:font-style="italic" officeooo:rsid="2d8b0dfd" style:font-style-asian="italic" style:font-style-complex="italic"/>
    </style:style>
    <style:style style:name="T284" style:family="text">
      <style:text-properties fo:font-style="italic" officeooo:rsid="2d90f701" style:font-style-asian="italic" style:font-style-complex="italic"/>
    </style:style>
    <style:style style:name="T285" style:family="text">
      <style:text-properties fo:font-style="italic" officeooo:rsid="2dcd463e" style:font-style-asian="italic" style:font-style-complex="italic"/>
    </style:style>
    <style:style style:name="T286" style:family="text">
      <style:text-properties fo:font-style="italic" officeooo:rsid="2dce3e15" style:font-style-asian="italic" style:font-style-complex="italic"/>
    </style:style>
    <style:style style:name="T287" style:family="text">
      <style:text-properties fo:font-style="italic" officeooo:rsid="2dcf42e9" style:font-style-asian="italic" style:font-style-complex="italic"/>
    </style:style>
    <style:style style:name="T288" style:family="text">
      <style:text-properties fo:font-style="italic" officeooo:rsid="2decc4d6" style:font-style-asian="italic" style:font-style-complex="italic"/>
    </style:style>
    <style:style style:name="T289" style:family="text">
      <style:text-properties fo:font-style="italic" officeooo:rsid="2e1e63e1" style:font-style-asian="italic" style:font-style-complex="italic"/>
    </style:style>
    <style:style style:name="T290" style:family="text">
      <style:text-properties fo:font-style="italic" officeooo:rsid="2e329540" style:font-style-asian="italic" style:font-style-complex="italic"/>
    </style:style>
    <style:style style:name="T291" style:family="text">
      <style:text-properties fo:font-style="italic" officeooo:rsid="2e4380c6" style:font-style-asian="italic" style:font-style-complex="italic"/>
    </style:style>
    <style:style style:name="T292" style:family="text">
      <style:text-properties fo:font-style="italic" officeooo:rsid="2e791353" style:font-style-asian="italic" style:font-style-complex="italic"/>
    </style:style>
    <style:style style:name="T293" style:family="text">
      <style:text-properties fo:font-style="italic" officeooo:rsid="2d6299e2" style:font-style-asian="italic" style:font-style-complex="italic"/>
    </style:style>
    <style:style style:name="T294" style:family="text">
      <style:text-properties fo:font-style="italic" officeooo:rsid="2e7dcae7" style:font-style-asian="italic" style:font-style-complex="italic"/>
    </style:style>
    <style:style style:name="T295" style:family="text">
      <style:text-properties fo:font-style="italic" officeooo:rsid="4fafaa48" style:font-style-asian="italic" style:font-style-complex="italic"/>
    </style:style>
    <style:style style:name="T296" style:family="text">
      <style:text-properties fo:font-style="italic" officeooo:rsid="2ef9e020" style:font-style-asian="italic" style:font-style-complex="italic"/>
    </style:style>
    <style:style style:name="T297" style:family="text">
      <style:text-properties fo:font-style="italic" officeooo:rsid="2efb8c0f" style:font-style-asian="italic" style:font-style-complex="italic"/>
    </style:style>
    <style:style style:name="T298" style:family="text">
      <style:text-properties fo:font-style="italic" officeooo:rsid="500da72b" style:font-style-asian="italic" style:font-style-complex="italic"/>
    </style:style>
    <style:style style:name="T299" style:family="text">
      <style:text-properties fo:font-style="italic" officeooo:rsid="3f23ef29" style:font-style-asian="italic" style:font-style-complex="italic"/>
    </style:style>
    <style:style style:name="T300" style:family="text">
      <style:text-properties fo:font-style="italic" officeooo:rsid="3ecd1329" style:font-style-asian="italic" style:font-style-complex="italic"/>
    </style:style>
    <style:style style:name="T301" style:family="text">
      <style:text-properties fo:font-style="italic" officeooo:rsid="3ed19b7b" style:font-style-asian="italic" style:font-style-complex="italic"/>
    </style:style>
    <style:style style:name="T302" style:family="text">
      <style:text-properties fo:font-style="italic" officeooo:rsid="3f253ee7" style:font-style-asian="italic" style:font-style-complex="italic"/>
    </style:style>
    <style:style style:name="T303" style:family="text">
      <style:text-properties fo:font-style="italic" officeooo:rsid="3eda7c58" style:font-style-asian="italic" style:font-style-complex="italic"/>
    </style:style>
    <style:style style:name="T304" style:family="text">
      <style:text-properties fo:font-style="italic" officeooo:rsid="4ee3fc97" style:font-style-asian="italic" style:font-style-complex="italic"/>
    </style:style>
    <style:style style:name="T305" style:family="text">
      <style:text-properties fo:font-style="italic" officeooo:rsid="4e7fda3f" style:font-style-asian="italic" style:font-style-complex="italic"/>
    </style:style>
    <style:style style:name="T306" style:family="text">
      <style:text-properties fo:font-style="italic" officeooo:rsid="4e446939" style:font-style-asian="italic" style:font-style-complex="italic"/>
    </style:style>
    <style:style style:name="T307" style:family="text">
      <style:text-properties fo:font-style="italic" officeooo:rsid="16077e11" style:font-style-asian="italic" style:font-style-complex="italic"/>
    </style:style>
    <style:style style:name="T308" style:family="text">
      <style:text-properties fo:font-style="italic" officeooo:rsid="16282f48" style:font-style-asian="italic" style:font-style-complex="italic"/>
    </style:style>
    <style:style style:name="T309" style:family="text">
      <style:text-properties fo:font-style="italic" officeooo:rsid="4a67efe2" style:font-style-asian="italic" style:font-style-complex="italic"/>
    </style:style>
    <style:style style:name="T310" style:family="text">
      <style:text-properties fo:font-style="italic" officeooo:rsid="50d891c3" style:font-style-asian="italic" style:font-style-complex="italic"/>
    </style:style>
    <style:style style:name="T311" style:family="text">
      <style:text-properties fo:font-style="italic" officeooo:rsid="2f67fb10" style:font-style-asian="italic" style:font-style-complex="italic"/>
    </style:style>
    <style:style style:name="T312" style:family="text">
      <style:text-properties fo:font-style="italic" officeooo:rsid="2f7880f5" style:font-style-asian="italic" style:font-style-complex="italic"/>
    </style:style>
    <style:style style:name="T313" style:family="text">
      <style:text-properties fo:font-style="italic" officeooo:rsid="2fbfaede" style:font-style-asian="italic" style:font-style-complex="italic"/>
    </style:style>
    <style:style style:name="T314" style:family="text">
      <style:text-properties fo:font-style="italic" officeooo:rsid="2fac9a7d" style:font-style-asian="italic" style:font-style-complex="italic"/>
    </style:style>
    <style:style style:name="T315" style:family="text">
      <style:text-properties fo:font-style="italic" officeooo:rsid="3004c7b2" style:font-style-asian="italic" style:font-style-complex="italic"/>
    </style:style>
    <style:style style:name="T316" style:family="text">
      <style:text-properties fo:font-style="italic" officeooo:rsid="304126e4" style:font-style-asian="italic" style:font-style-complex="italic"/>
    </style:style>
    <style:style style:name="T317" style:family="text">
      <style:text-properties fo:font-style="italic" officeooo:rsid="304e13f0" style:font-style-asian="italic" style:font-style-complex="italic"/>
    </style:style>
    <style:style style:name="T318" style:family="text">
      <style:text-properties fo:font-style="italic" officeooo:rsid="30abfd50" style:font-style-asian="italic" style:font-style-complex="italic"/>
    </style:style>
    <style:style style:name="T319" style:family="text">
      <style:text-properties fo:font-style="italic" officeooo:rsid="31089f2d" style:font-style-asian="italic" style:font-style-complex="italic"/>
    </style:style>
    <style:style style:name="T320" style:family="text">
      <style:text-properties fo:font-style="italic" officeooo:rsid="318c6b01" style:font-style-asian="italic" style:font-style-complex="italic"/>
    </style:style>
    <style:style style:name="T321" style:family="text">
      <style:text-properties fo:font-style="italic" officeooo:rsid="318eb22e" style:font-style-asian="italic" style:font-style-complex="italic"/>
    </style:style>
    <style:style style:name="T322" style:family="text">
      <style:text-properties fo:font-style="italic" officeooo:rsid="31dbb4e0" style:font-style-asian="italic" style:font-style-complex="italic"/>
    </style:style>
    <style:style style:name="T323" style:family="text">
      <style:text-properties fo:font-style="italic" officeooo:rsid="31edcd94" style:font-style-asian="italic" style:font-style-complex="italic"/>
    </style:style>
    <style:style style:name="T324" style:family="text">
      <style:text-properties fo:font-style="italic" officeooo:rsid="31fcb38d" style:font-style-asian="italic" style:font-style-complex="italic"/>
    </style:style>
    <style:style style:name="T325" style:family="text">
      <style:text-properties fo:font-style="italic" officeooo:rsid="31ff0c97" style:font-style-asian="italic" style:font-style-complex="italic"/>
    </style:style>
    <style:style style:name="T326" style:family="text">
      <style:text-properties fo:font-style="italic" officeooo:rsid="3200d658" style:font-style-asian="italic" style:font-style-complex="italic"/>
    </style:style>
    <style:style style:name="T327" style:family="text">
      <style:text-properties fo:font-style="italic" officeooo:rsid="323617bf" style:font-style-asian="italic" style:font-style-complex="italic"/>
    </style:style>
    <style:style style:name="T328" style:family="text">
      <style:text-properties fo:font-style="italic" officeooo:rsid="32413ed4" style:font-style-asian="italic" style:font-style-complex="italic"/>
    </style:style>
    <style:style style:name="T329" style:family="text">
      <style:text-properties fo:font-style="italic" officeooo:rsid="324d5a85" style:font-style-asian="italic" style:font-style-complex="italic"/>
    </style:style>
    <style:style style:name="T330" style:family="text">
      <style:text-properties fo:font-style="italic" officeooo:rsid="325aedf5" style:font-style-asian="italic" style:font-style-complex="italic"/>
    </style:style>
    <style:style style:name="T331" style:family="text">
      <style:text-properties fo:font-style="italic" officeooo:rsid="3288dd39" style:font-style-asian="italic" style:font-style-complex="italic"/>
    </style:style>
    <style:style style:name="T332" style:family="text">
      <style:text-properties fo:font-style="italic" officeooo:rsid="328c5d86" style:font-style-asian="italic" style:font-style-complex="italic"/>
    </style:style>
    <style:style style:name="T333" style:family="text">
      <style:text-properties fo:font-style="italic" officeooo:rsid="3292fc28" style:font-style-asian="italic" style:font-style-complex="italic"/>
    </style:style>
    <style:style style:name="T334" style:family="text">
      <style:text-properties fo:font-style="italic" officeooo:rsid="328db274" style:font-style-asian="italic" style:font-style-complex="italic"/>
    </style:style>
    <style:style style:name="T335" style:family="text">
      <style:text-properties fo:font-style="italic" officeooo:rsid="3296e907" style:font-style-asian="italic" style:font-style-complex="italic"/>
    </style:style>
    <style:style style:name="T336" style:family="text">
      <style:text-properties fo:font-style="italic" officeooo:rsid="32ad7dc9" style:font-style-asian="italic" style:font-style-complex="italic"/>
    </style:style>
    <style:style style:name="T337" style:family="text">
      <style:text-properties fo:font-style="italic" officeooo:rsid="32cbbb11" style:font-style-asian="italic" style:font-style-complex="italic"/>
    </style:style>
    <style:style style:name="T338" style:family="text">
      <style:text-properties fo:font-style="italic" officeooo:rsid="32cf2ff5" style:font-style-asian="italic" style:font-style-complex="italic"/>
    </style:style>
    <style:style style:name="T339" style:family="text">
      <style:text-properties fo:font-style="italic" officeooo:rsid="516d15c5" style:font-style-asian="italic" style:font-style-complex="italic"/>
    </style:style>
    <style:style style:name="T340" style:family="text">
      <style:text-properties fo:font-style="italic" officeooo:rsid="33062e35" style:font-style-asian="italic" style:font-style-complex="italic"/>
    </style:style>
    <style:style style:name="T341" style:family="text">
      <style:text-properties fo:font-style="italic" officeooo:rsid="3382db5a" style:font-style-asian="italic" style:font-style-complex="italic"/>
    </style:style>
    <style:style style:name="T342" style:family="text">
      <style:text-properties fo:font-style="italic" fo:font-weight="normal" style:font-style-asian="italic" style:font-weight-asian="normal" style:font-style-complex="italic" style:font-weight-complex="normal"/>
    </style:style>
    <style:style style:name="T343" style:family="text">
      <style:text-properties fo:font-style="italic" fo:font-weight="normal" officeooo:rsid="31b1491c" style:font-style-asian="italic" style:font-weight-asian="normal" style:font-style-complex="italic" style:font-weight-complex="normal"/>
    </style:style>
    <style:style style:name="T344" style:family="text">
      <style:text-properties fo:font-style="italic" fo:font-weight="normal" officeooo:rsid="32183820" style:font-style-asian="italic" style:font-weight-asian="normal" style:font-style-complex="italic" style:font-weight-complex="normal"/>
    </style:style>
    <style:style style:name="T345" style:family="text">
      <style:text-properties fo:font-style="italic" fo:font-weight="bold" style:font-style-asian="italic" style:font-weight-asian="bold" style:font-style-complex="italic" style:font-weight-complex="bold"/>
    </style:style>
    <style:style style:name="T346" style:family="text">
      <style:text-properties fo:font-style="italic" fo:font-weight="bold" officeooo:rsid="2bbba14c" style:font-style-asian="italic" style:font-weight-asian="bold" style:font-style-complex="italic" style:font-weight-complex="bold"/>
    </style:style>
    <style:style style:name="T347" style:family="text">
      <style:text-properties fo:font-style="italic" fo:font-weight="bold" officeooo:rsid="2fc06ab8" style:font-style-asian="italic" style:font-weight-asian="bold" style:font-style-complex="italic" style:font-weight-complex="bold"/>
    </style:style>
    <style:style style:name="T348" style:family="text">
      <style:text-properties fo:font-style="italic" style:text-underline-style="solid" style:text-underline-width="auto" style:text-underline-color="font-color" style:font-style-asian="italic" style:font-style-complex="italic"/>
    </style:style>
    <style:style style:name="T349" style:family="text">
      <style:text-properties fo:font-style="italic" style:text-underline-style="none" style:font-style-asian="italic" style:font-style-complex="italic"/>
    </style:style>
    <style:style style:name="T350" style:family="text">
      <style:text-properties fo:font-style="normal" style:font-style-asian="normal" style:font-style-complex="normal"/>
    </style:style>
    <style:style style:name="T351" style:family="text">
      <style:text-properties fo:font-style="normal" officeooo:rsid="2b98908f" style:font-style-asian="normal" style:font-style-complex="normal"/>
    </style:style>
    <style:style style:name="T352" style:family="text">
      <style:text-properties fo:font-style="normal" officeooo:rsid="2b9fc56a" style:font-style-asian="normal" style:font-style-complex="normal"/>
    </style:style>
    <style:style style:name="T353" style:family="text">
      <style:text-properties fo:font-style="normal" officeooo:rsid="2ba10d87" style:font-style-asian="normal" style:font-style-complex="normal"/>
    </style:style>
    <style:style style:name="T354" style:family="text">
      <style:text-properties fo:font-style="normal" officeooo:rsid="2ba358bb" style:font-style-asian="normal" style:font-style-complex="normal"/>
    </style:style>
    <style:style style:name="T355" style:family="text">
      <style:text-properties fo:font-style="normal" officeooo:rsid="2bacda3a" style:font-style-asian="normal" style:font-style-complex="normal"/>
    </style:style>
    <style:style style:name="T356" style:family="text">
      <style:text-properties fo:font-style="normal" officeooo:rsid="2baeecc3" style:font-style-asian="normal" style:font-style-complex="normal"/>
    </style:style>
    <style:style style:name="T357" style:family="text">
      <style:text-properties fo:font-style="normal" officeooo:rsid="2bb06401" style:font-style-asian="normal" style:font-style-complex="normal"/>
    </style:style>
    <style:style style:name="T358" style:family="text">
      <style:text-properties fo:font-style="normal" officeooo:rsid="2bb1a8ac" style:font-style-asian="normal" style:font-style-complex="normal"/>
    </style:style>
    <style:style style:name="T359" style:family="text">
      <style:text-properties fo:font-style="normal" officeooo:rsid="2bb2d558" style:font-style-asian="normal" style:font-style-complex="normal"/>
    </style:style>
    <style:style style:name="T360" style:family="text">
      <style:text-properties fo:font-style="normal" officeooo:rsid="2bb41f57" style:font-style-asian="normal" style:font-style-complex="normal"/>
    </style:style>
    <style:style style:name="T361" style:family="text">
      <style:text-properties fo:font-style="normal" officeooo:rsid="2bc6b18b" style:font-style-asian="normal" style:font-style-complex="normal"/>
    </style:style>
    <style:style style:name="T362" style:family="text">
      <style:text-properties fo:font-style="normal" officeooo:rsid="2bce39a6" style:font-style-asian="normal" style:font-style-complex="normal"/>
    </style:style>
    <style:style style:name="T363" style:family="text">
      <style:text-properties fo:font-style="normal" officeooo:rsid="2bdad164" style:font-style-asian="normal" style:font-style-complex="normal"/>
    </style:style>
    <style:style style:name="T364" style:family="text">
      <style:text-properties fo:font-style="normal" officeooo:rsid="2bdc79e8" style:font-style-asian="normal" style:font-style-complex="normal"/>
    </style:style>
    <style:style style:name="T365" style:family="text">
      <style:text-properties fo:font-style="normal" officeooo:rsid="2bdf96d1" style:font-style-asian="normal" style:font-style-complex="normal"/>
    </style:style>
    <style:style style:name="T366" style:family="text">
      <style:text-properties fo:font-style="normal" officeooo:rsid="2be1890c" style:font-style-asian="normal" style:font-style-complex="normal"/>
    </style:style>
    <style:style style:name="T367" style:family="text">
      <style:text-properties fo:font-style="normal" officeooo:rsid="2be23750" style:font-style-asian="normal" style:font-style-complex="normal"/>
    </style:style>
    <style:style style:name="T368" style:family="text">
      <style:text-properties fo:font-style="normal" officeooo:rsid="2d1b6126" style:font-style-asian="normal" style:font-style-complex="normal"/>
    </style:style>
    <style:style style:name="T369" style:family="text">
      <style:text-properties fo:font-style="normal" officeooo:rsid="503dc632" style:font-style-asian="normal" style:font-style-complex="normal"/>
    </style:style>
    <style:style style:name="T370" style:family="text">
      <style:text-properties fo:font-style="normal" officeooo:rsid="503cf89e" style:font-style-asian="normal" style:font-style-complex="normal"/>
    </style:style>
    <style:style style:name="T371" style:family="text">
      <style:text-properties fo:font-style="normal" officeooo:rsid="504650d2" style:font-style-asian="normal" style:font-style-complex="normal"/>
    </style:style>
    <style:style style:name="T372" style:family="text">
      <style:text-properties fo:font-style="normal" officeooo:rsid="45df761a" style:font-style-asian="normal" style:font-style-complex="normal"/>
    </style:style>
    <style:style style:name="T373" style:family="text">
      <style:text-properties fo:font-style="normal" officeooo:rsid="45703752" style:font-style-asian="normal" style:font-style-complex="normal"/>
    </style:style>
    <style:style style:name="T374" style:family="text">
      <style:text-properties fo:font-style="normal" officeooo:rsid="2d84afa8" style:font-style-asian="normal" style:font-style-complex="normal"/>
    </style:style>
    <style:style style:name="T375" style:family="text">
      <style:text-properties fo:font-style="normal" officeooo:rsid="2d8b0dfd" style:font-style-asian="normal" style:font-style-complex="normal"/>
    </style:style>
    <style:style style:name="T376" style:family="text">
      <style:text-properties fo:font-style="normal" officeooo:rsid="2dce3e15" style:font-style-asian="normal" style:font-style-complex="normal"/>
    </style:style>
    <style:style style:name="T377" style:family="text">
      <style:text-properties fo:font-style="normal" officeooo:rsid="2dce6318" style:font-style-asian="normal" style:font-style-complex="normal"/>
    </style:style>
    <style:style style:name="T378" style:family="text">
      <style:text-properties fo:font-style="normal" officeooo:rsid="2dcd463e" style:font-style-asian="normal" style:font-style-complex="normal"/>
    </style:style>
    <style:style style:name="T379" style:family="text">
      <style:text-properties fo:font-style="normal" officeooo:rsid="2decc4d6" style:font-style-asian="normal" style:font-style-complex="normal"/>
    </style:style>
    <style:style style:name="T380" style:family="text">
      <style:text-properties fo:font-style="normal" officeooo:rsid="2e2be1b5" style:font-style-asian="normal" style:font-style-complex="normal"/>
    </style:style>
    <style:style style:name="T381" style:family="text">
      <style:text-properties fo:font-style="normal" officeooo:rsid="2e791353" style:font-style-asian="normal" style:font-style-complex="normal"/>
    </style:style>
    <style:style style:name="T382" style:family="text">
      <style:text-properties fo:font-style="normal" officeooo:rsid="4f83fff4" style:font-style-asian="normal" style:font-style-complex="normal"/>
    </style:style>
    <style:style style:name="T383" style:family="text">
      <style:text-properties fo:font-style="normal" officeooo:rsid="516d15c5" style:font-style-asian="normal" style:font-style-complex="normal"/>
    </style:style>
    <style:style style:name="T384" style:family="text">
      <style:text-properties fo:font-style="normal" officeooo:rsid="516e30ab" style:font-style-asian="normal" style:font-style-complex="normal"/>
    </style:style>
    <style:style style:name="T385" style:family="text">
      <style:text-properties fo:font-style="normal" officeooo:rsid="2ef9e020" style:font-style-asian="normal" style:font-style-complex="normal"/>
    </style:style>
    <style:style style:name="T386" style:family="text">
      <style:text-properties fo:font-style="normal" officeooo:rsid="3ecd1329" style:font-style-asian="normal" style:font-style-complex="normal"/>
    </style:style>
    <style:style style:name="T387" style:family="text">
      <style:text-properties fo:font-style="normal" officeooo:rsid="3ecf313d" style:font-style-asian="normal" style:font-style-complex="normal"/>
    </style:style>
    <style:style style:name="T388" style:family="text">
      <style:text-properties fo:font-style="normal" officeooo:rsid="3f231cec" style:font-style-asian="normal" style:font-style-complex="normal"/>
    </style:style>
    <style:style style:name="T389" style:family="text">
      <style:text-properties fo:font-style="normal" officeooo:rsid="51716728" style:font-style-asian="normal" style:font-style-complex="normal"/>
    </style:style>
    <style:style style:name="T390" style:family="text">
      <style:text-properties fo:font-style="normal" officeooo:rsid="510a2795" style:font-style-asian="normal" style:font-style-complex="normal"/>
    </style:style>
    <style:style style:name="T391" style:family="text">
      <style:text-properties fo:font-style="normal" officeooo:rsid="510b14e4" style:font-style-asian="normal" style:font-style-complex="normal"/>
    </style:style>
    <style:style style:name="T392" style:family="text">
      <style:text-properties fo:font-style="normal" officeooo:rsid="16282f48" style:font-style-asian="normal" style:font-style-complex="normal"/>
    </style:style>
    <style:style style:name="T393" style:family="text">
      <style:text-properties fo:font-style="normal" officeooo:rsid="50d891c3" style:font-style-asian="normal" style:font-style-complex="normal"/>
    </style:style>
    <style:style style:name="T394" style:family="text">
      <style:text-properties fo:font-style="normal" officeooo:rsid="2f7880f5" style:font-style-asian="normal" style:font-style-complex="normal"/>
    </style:style>
    <style:style style:name="T395" style:family="text">
      <style:text-properties fo:font-style="normal" officeooo:rsid="3012f45a" style:font-style-asian="normal" style:font-style-complex="normal"/>
    </style:style>
    <style:style style:name="T396" style:family="text">
      <style:text-properties fo:font-style="normal" officeooo:rsid="303988d6" style:font-style-asian="normal" style:font-style-complex="normal"/>
    </style:style>
    <style:style style:name="T397" style:family="text">
      <style:text-properties fo:font-style="normal" officeooo:rsid="303bb0bd" style:font-style-asian="normal" style:font-style-complex="normal"/>
    </style:style>
    <style:style style:name="T398" style:family="text">
      <style:text-properties fo:font-style="normal" officeooo:rsid="3124511e" style:font-style-asian="normal" style:font-style-complex="normal"/>
    </style:style>
    <style:style style:name="T399" style:family="text">
      <style:text-properties fo:font-style="normal" officeooo:rsid="313fe9e4" style:font-style-asian="normal" style:font-style-complex="normal"/>
    </style:style>
    <style:style style:name="T400" style:family="text">
      <style:text-properties fo:font-style="normal" officeooo:rsid="31f65c9f" style:font-style-asian="normal" style:font-style-complex="normal"/>
    </style:style>
    <style:style style:name="T401" style:family="text">
      <style:text-properties fo:font-style="normal" officeooo:rsid="32d9833f" style:font-style-asian="normal" style:font-style-complex="normal"/>
    </style:style>
    <style:style style:name="T402" style:family="text">
      <style:text-properties fo:font-style="normal" fo:font-weight="bold" style:font-style-asian="normal" style:font-weight-asian="bold" style:font-style-complex="normal" style:font-weight-complex="bold"/>
    </style:style>
    <style:style style:name="T403" style:family="text">
      <style:text-properties fo:font-style="normal" fo:font-weight="normal" style:font-style-asian="normal" style:font-weight-asian="normal" style:font-style-complex="normal" style:font-weight-complex="normal"/>
    </style:style>
    <style:style style:name="T404" style:family="text">
      <style:text-properties fo:font-style="normal" fo:font-weight="normal" officeooo:rsid="2bdf96d1" style:font-style-asian="normal" style:font-weight-asian="normal" style:font-style-complex="normal" style:font-weight-complex="normal"/>
    </style:style>
    <style:style style:name="T405" style:family="text">
      <style:text-properties fo:font-style="normal" fo:font-weight="normal" officeooo:rsid="3322a080" style:font-style-asian="normal" style:font-weight-asian="normal" style:font-style-complex="normal" style:font-weight-complex="normal"/>
    </style:style>
    <style:style style:name="T406" style:family="text">
      <style:text-properties fo:font-style="normal" style:text-underline-style="solid" style:text-underline-width="auto" style:text-underline-color="font-color" officeooo:rsid="2bb41f57" style:font-style-asian="normal" style:font-style-complex="normal"/>
    </style:style>
    <style:style style:name="T407" style:family="text">
      <style:text-properties fo:font-style="normal" style:text-underline-style="solid" style:text-underline-width="auto" style:text-underline-color="font-color" officeooo:rsid="2bce39a6" style:font-style-asian="normal" style:font-style-complex="normal"/>
    </style:style>
    <style:style style:name="T408" style:family="text">
      <style:text-properties fo:font-weight="bold" style:font-weight-asian="bold" style:font-weight-complex="bold"/>
    </style:style>
    <style:style style:name="T409" style:family="text">
      <style:text-properties fo:font-weight="bold" officeooo:rsid="2bb1a8ac" style:font-weight-asian="bold" style:font-weight-complex="bold"/>
    </style:style>
    <style:style style:name="T410" style:family="text">
      <style:text-properties fo:font-weight="bold" officeooo:rsid="2bc6b18b" style:font-weight-asian="bold" style:font-weight-complex="bold"/>
    </style:style>
    <style:style style:name="T411" style:family="text">
      <style:text-properties fo:font-weight="bold" officeooo:rsid="2ba79455" style:font-weight-asian="bold" style:font-weight-complex="bold"/>
    </style:style>
    <style:style style:name="T412" style:family="text">
      <style:text-properties fo:font-weight="bold" officeooo:rsid="2be98962" style:font-weight-asian="bold" style:font-weight-complex="bold"/>
    </style:style>
    <style:style style:name="T413" style:family="text">
      <style:text-properties fo:font-weight="bold" officeooo:rsid="2c37d9b4" style:font-weight-asian="bold" style:font-weight-complex="bold"/>
    </style:style>
    <style:style style:name="T414" style:family="text">
      <style:text-properties fo:font-weight="bold" officeooo:rsid="2c141b9b" style:font-weight-asian="bold" style:font-weight-complex="bold"/>
    </style:style>
    <style:style style:name="T415" style:family="text">
      <style:text-properties fo:font-weight="bold" officeooo:rsid="2c13e078" style:font-weight-asian="bold" style:font-weight-complex="bold"/>
    </style:style>
    <style:style style:name="T416" style:family="text">
      <style:text-properties fo:font-weight="bold" officeooo:rsid="2c480505" style:font-weight-asian="bold" style:font-weight-complex="bold"/>
    </style:style>
    <style:style style:name="T417" style:family="text">
      <style:text-properties fo:font-weight="bold" officeooo:rsid="2c152ac4" style:font-weight-asian="bold" style:font-weight-complex="bold"/>
    </style:style>
    <style:style style:name="T418" style:family="text">
      <style:text-properties fo:font-weight="bold" officeooo:rsid="2cfc463c" style:font-weight-asian="bold" style:font-weight-complex="bold"/>
    </style:style>
    <style:style style:name="T419" style:family="text">
      <style:text-properties fo:font-weight="bold" officeooo:rsid="2d7bf0b1" style:font-weight-asian="bold" style:font-weight-complex="bold"/>
    </style:style>
    <style:style style:name="T420" style:family="text">
      <style:text-properties fo:font-weight="bold" officeooo:rsid="2d8508d2" style:font-weight-asian="bold" style:font-weight-complex="bold"/>
    </style:style>
    <style:style style:name="T421" style:family="text">
      <style:text-properties fo:font-weight="bold" officeooo:rsid="2dc1b7e5" style:font-weight-asian="bold" style:font-weight-complex="bold"/>
    </style:style>
    <style:style style:name="T422" style:family="text">
      <style:text-properties fo:font-weight="bold" officeooo:rsid="2dd34059" style:font-weight-asian="bold" style:font-weight-complex="bold"/>
    </style:style>
    <style:style style:name="T423" style:family="text">
      <style:text-properties fo:font-weight="bold" officeooo:rsid="2ddaf02d" style:font-weight-asian="bold" style:font-weight-complex="bold"/>
    </style:style>
    <style:style style:name="T424" style:family="text">
      <style:text-properties fo:font-weight="bold" officeooo:rsid="2decc4d6" style:font-weight-asian="bold" style:font-weight-complex="bold"/>
    </style:style>
    <style:style style:name="T425" style:family="text">
      <style:text-properties fo:font-weight="bold" officeooo:rsid="2df4dc04" style:font-weight-asian="bold" style:font-weight-complex="bold"/>
    </style:style>
    <style:style style:name="T426" style:family="text">
      <style:text-properties fo:font-weight="bold" officeooo:rsid="2df57239" style:font-weight-asian="bold" style:font-weight-complex="bold"/>
    </style:style>
    <style:style style:name="T427" style:family="text">
      <style:text-properties fo:font-weight="bold" officeooo:rsid="2df5adf1" style:font-weight-asian="bold" style:font-weight-complex="bold"/>
    </style:style>
    <style:style style:name="T428" style:family="text">
      <style:text-properties fo:font-weight="bold" officeooo:rsid="2df8dc0f" style:font-weight-asian="bold" style:font-weight-complex="bold"/>
    </style:style>
    <style:style style:name="T429" style:family="text">
      <style:text-properties fo:font-weight="bold" officeooo:rsid="2dfb3720" style:font-weight-asian="bold" style:font-weight-complex="bold"/>
    </style:style>
    <style:style style:name="T430" style:family="text">
      <style:text-properties fo:font-weight="bold" officeooo:rsid="2dfdcb9e" style:font-weight-asian="bold" style:font-weight-complex="bold"/>
    </style:style>
    <style:style style:name="T431" style:family="text">
      <style:text-properties fo:font-weight="bold" officeooo:rsid="2e025ec8" style:font-weight-asian="bold" style:font-weight-complex="bold"/>
    </style:style>
    <style:style style:name="T432" style:family="text">
      <style:text-properties fo:font-weight="bold" officeooo:rsid="2e199b7f" style:font-weight-asian="bold" style:font-weight-complex="bold"/>
    </style:style>
    <style:style style:name="T433" style:family="text">
      <style:text-properties fo:font-weight="bold" officeooo:rsid="2e3389d8" style:font-weight-asian="bold" style:font-weight-complex="bold"/>
    </style:style>
    <style:style style:name="T434" style:family="text">
      <style:text-properties fo:font-weight="bold" officeooo:rsid="2e42079e" style:font-weight-asian="bold" style:font-weight-complex="bold"/>
    </style:style>
    <style:style style:name="T435" style:family="text">
      <style:text-properties fo:font-weight="bold" officeooo:rsid="2e4e1492" style:font-weight-asian="bold" style:font-weight-complex="bold"/>
    </style:style>
    <style:style style:name="T436" style:family="text">
      <style:text-properties fo:font-weight="bold" officeooo:rsid="2e545b54" style:font-weight-asian="bold" style:font-weight-complex="bold"/>
    </style:style>
    <style:style style:name="T437" style:family="text">
      <style:text-properties fo:font-weight="bold" officeooo:rsid="2dbd0347" style:font-weight-asian="bold" style:font-weight-complex="bold"/>
    </style:style>
    <style:style style:name="T438" style:family="text">
      <style:text-properties fo:font-weight="bold" officeooo:rsid="2e59694c" style:font-weight-asian="bold" style:font-weight-complex="bold"/>
    </style:style>
    <style:style style:name="T439" style:family="text">
      <style:text-properties fo:font-weight="bold" officeooo:rsid="2e662700" style:font-weight-asian="bold" style:font-weight-complex="bold"/>
    </style:style>
    <style:style style:name="T440" style:family="text">
      <style:text-properties fo:font-weight="bold" officeooo:rsid="2e7fff42" style:font-weight-asian="bold" style:font-weight-complex="bold"/>
    </style:style>
    <style:style style:name="T441" style:family="text">
      <style:text-properties fo:font-weight="bold" officeooo:rsid="2e84e8bd" style:font-weight-asian="bold" style:font-weight-complex="bold"/>
    </style:style>
    <style:style style:name="T442" style:family="text">
      <style:text-properties fo:font-weight="bold" officeooo:rsid="2e857c32" style:font-weight-asian="bold" style:font-weight-complex="bold"/>
    </style:style>
    <style:style style:name="T443" style:family="text">
      <style:text-properties fo:font-weight="bold" officeooo:rsid="2ea88bac" style:font-weight-asian="bold" style:font-weight-complex="bold"/>
    </style:style>
    <style:style style:name="T444" style:family="text">
      <style:text-properties fo:font-weight="bold" officeooo:rsid="2ebd2a05" style:font-weight-asian="bold" style:font-weight-complex="bold"/>
    </style:style>
    <style:style style:name="T445" style:family="text">
      <style:text-properties fo:font-weight="bold" officeooo:rsid="2ec548ae" style:font-weight-asian="bold" style:font-weight-complex="bold"/>
    </style:style>
    <style:style style:name="T446" style:family="text">
      <style:text-properties fo:font-weight="bold" officeooo:rsid="2ec939ea" style:font-weight-asian="bold" style:font-weight-complex="bold"/>
    </style:style>
    <style:style style:name="T447" style:family="text">
      <style:text-properties fo:font-weight="bold" officeooo:rsid="2fac9a7d" style:font-weight-asian="bold" style:font-weight-complex="bold"/>
    </style:style>
    <style:style style:name="T448" style:family="text">
      <style:text-properties fo:font-weight="bold" officeooo:rsid="2fd1f8c9" style:font-weight-asian="bold" style:font-weight-complex="bold"/>
    </style:style>
    <style:style style:name="T449" style:family="text">
      <style:text-properties fo:font-weight="bold" officeooo:rsid="30519c39" style:font-weight-asian="bold" style:font-weight-complex="bold"/>
    </style:style>
    <style:style style:name="T450" style:family="text">
      <style:text-properties fo:font-weight="bold" officeooo:rsid="30b9879e" style:font-weight-asian="bold" style:font-weight-complex="bold"/>
    </style:style>
    <style:style style:name="T451" style:family="text">
      <style:text-properties fo:font-weight="bold" officeooo:rsid="30c65228" style:font-weight-asian="bold" style:font-weight-complex="bold"/>
    </style:style>
    <style:style style:name="T452" style:family="text">
      <style:text-properties fo:font-weight="bold" officeooo:rsid="310a3848" style:font-weight-asian="bold" style:font-weight-complex="bold"/>
    </style:style>
    <style:style style:name="T453" style:family="text">
      <style:text-properties fo:font-weight="bold" officeooo:rsid="31171adb" style:font-weight-asian="bold" style:font-weight-complex="bold"/>
    </style:style>
    <style:style style:name="T454" style:family="text">
      <style:text-properties fo:font-weight="bold" officeooo:rsid="311921e9" style:font-weight-asian="bold" style:font-weight-complex="bold"/>
    </style:style>
    <style:style style:name="T455" style:family="text">
      <style:text-properties fo:font-weight="bold" officeooo:rsid="311a24c4" style:font-weight-asian="bold" style:font-weight-complex="bold"/>
    </style:style>
    <style:style style:name="T456" style:family="text">
      <style:text-properties fo:font-weight="bold" officeooo:rsid="314b455b" style:font-weight-asian="bold" style:font-weight-complex="bold"/>
    </style:style>
    <style:style style:name="T457" style:family="text">
      <style:text-properties fo:font-weight="bold" officeooo:rsid="316ee2cd" style:font-weight-asian="bold" style:font-weight-complex="bold"/>
    </style:style>
    <style:style style:name="T458" style:family="text">
      <style:text-properties fo:font-weight="bold" officeooo:rsid="31c62585" style:font-weight-asian="bold" style:font-weight-complex="bold"/>
    </style:style>
    <style:style style:name="T459" style:family="text">
      <style:text-properties fo:font-weight="bold" officeooo:rsid="320fd419" style:font-weight-asian="bold" style:font-weight-complex="bold"/>
    </style:style>
    <style:style style:name="T460" style:family="text">
      <style:text-properties fo:font-weight="bold" officeooo:rsid="3273e87e" style:font-weight-asian="bold" style:font-weight-complex="bold"/>
    </style:style>
    <style:style style:name="T461" style:family="text">
      <style:text-properties fo:font-weight="bold" officeooo:rsid="32badb97" style:font-weight-asian="bold" style:font-weight-complex="bold"/>
    </style:style>
    <style:style style:name="T462" style:family="text">
      <style:text-properties fo:font-weight="bold" officeooo:rsid="32c8a3df" style:font-weight-asian="bold" style:font-weight-complex="bold"/>
    </style:style>
    <style:style style:name="T463" style:family="text">
      <style:text-properties fo:font-weight="bold" officeooo:rsid="3362203b" style:font-weight-asian="bold" style:font-weight-complex="bold"/>
    </style:style>
    <style:style style:name="T464" style:family="text">
      <style:text-properties fo:font-weight="normal" style:font-weight-asian="normal" style:font-weight-complex="normal"/>
    </style:style>
    <style:style style:name="T465" style:family="text">
      <style:text-properties fo:font-weight="normal" officeooo:rsid="2bcdcece" style:font-weight-asian="normal" style:font-weight-complex="normal"/>
    </style:style>
    <style:style style:name="T466" style:family="text">
      <style:text-properties fo:font-weight="normal" officeooo:rsid="2bd654ba" style:font-weight-asian="normal" style:font-weight-complex="normal"/>
    </style:style>
    <style:style style:name="T467" style:family="text">
      <style:text-properties fo:font-weight="normal" officeooo:rsid="2bdf96d1" style:font-weight-asian="normal" style:font-weight-complex="normal"/>
    </style:style>
    <style:style style:name="T468" style:family="text">
      <style:text-properties fo:font-weight="normal" officeooo:rsid="2be26839" style:font-weight-asian="normal" style:font-weight-complex="normal"/>
    </style:style>
    <style:style style:name="T469" style:family="text">
      <style:text-properties fo:font-weight="normal" officeooo:rsid="2ce71b3a" style:font-weight-asian="normal" style:font-weight-complex="normal"/>
    </style:style>
    <style:style style:name="T470" style:family="text">
      <style:text-properties fo:font-weight="normal" officeooo:rsid="2ce9720a" style:font-weight-asian="normal" style:font-weight-complex="normal"/>
    </style:style>
    <style:style style:name="T471" style:family="text">
      <style:text-properties fo:font-weight="normal" officeooo:rsid="2ddaf02d" style:font-weight-asian="normal" style:font-weight-complex="normal"/>
    </style:style>
    <style:style style:name="T472" style:family="text">
      <style:text-properties fo:font-weight="normal" officeooo:rsid="2dd158b3" style:font-weight-asian="normal" style:font-weight-complex="normal"/>
    </style:style>
    <style:style style:name="T473" style:family="text">
      <style:text-properties fo:font-weight="normal" officeooo:rsid="2e020dad" style:font-weight-asian="normal" style:font-weight-complex="normal"/>
    </style:style>
    <style:style style:name="T474" style:family="text">
      <style:text-properties fo:font-weight="normal" officeooo:rsid="2e545b54" style:font-weight-asian="normal" style:font-weight-complex="normal"/>
    </style:style>
    <style:style style:name="T475" style:family="text">
      <style:text-properties fo:font-weight="normal" officeooo:rsid="2e64a1f7" style:font-weight-asian="normal" style:font-weight-complex="normal"/>
    </style:style>
    <style:style style:name="T476" style:family="text">
      <style:text-properties fo:font-weight="normal" officeooo:rsid="2e83110c" style:font-weight-asian="normal" style:font-weight-complex="normal"/>
    </style:style>
    <style:style style:name="T477" style:family="text">
      <style:text-properties fo:font-weight="normal" officeooo:rsid="2fb0a86d" style:font-weight-asian="normal" style:font-weight-complex="normal"/>
    </style:style>
    <style:style style:name="T478" style:family="text">
      <style:text-properties fo:font-weight="normal" officeooo:rsid="2fb1f9c6" style:font-weight-asian="normal" style:font-weight-complex="normal"/>
    </style:style>
    <style:style style:name="T479" style:family="text">
      <style:text-properties fo:font-weight="normal" officeooo:rsid="2fc65596" style:font-weight-asian="normal" style:font-weight-complex="normal"/>
    </style:style>
    <style:style style:name="T480" style:family="text">
      <style:text-properties fo:font-weight="normal" officeooo:rsid="2fca2650" style:font-weight-asian="normal" style:font-weight-complex="normal"/>
    </style:style>
    <style:style style:name="T481" style:family="text">
      <style:text-properties fo:font-weight="normal" officeooo:rsid="2fd77956" style:font-weight-asian="normal" style:font-weight-complex="normal"/>
    </style:style>
    <style:style style:name="T482" style:family="text">
      <style:text-properties fo:font-weight="normal" officeooo:rsid="306e56d9" style:font-weight-asian="normal" style:font-weight-complex="normal"/>
    </style:style>
    <style:style style:name="T483" style:family="text">
      <style:text-properties fo:font-weight="normal" officeooo:rsid="30711cdb" style:font-weight-asian="normal" style:font-weight-complex="normal"/>
    </style:style>
    <style:style style:name="T484" style:family="text">
      <style:text-properties fo:font-weight="normal" officeooo:rsid="307244fc" style:font-weight-asian="normal" style:font-weight-complex="normal"/>
    </style:style>
    <style:style style:name="T485" style:family="text">
      <style:text-properties fo:font-weight="normal" officeooo:rsid="3074e248" style:font-weight-asian="normal" style:font-weight-complex="normal"/>
    </style:style>
    <style:style style:name="T486" style:family="text">
      <style:text-properties fo:font-weight="normal" officeooo:rsid="30519c39" style:font-weight-asian="normal" style:font-weight-complex="normal"/>
    </style:style>
    <style:style style:name="T487" style:family="text">
      <style:text-properties fo:font-weight="normal" officeooo:rsid="3097ecbd" style:font-weight-asian="normal" style:font-weight-complex="normal"/>
    </style:style>
    <style:style style:name="T488" style:family="text">
      <style:text-properties fo:font-weight="normal" officeooo:rsid="3099e798" style:font-weight-asian="normal" style:font-weight-complex="normal"/>
    </style:style>
    <style:style style:name="T489" style:family="text">
      <style:text-properties fo:font-weight="normal" officeooo:rsid="309ea8de" style:font-weight-asian="normal" style:font-weight-complex="normal"/>
    </style:style>
    <style:style style:name="T490" style:family="text">
      <style:text-properties fo:font-weight="normal" officeooo:rsid="309f93f0" style:font-weight-asian="normal" style:font-weight-complex="normal"/>
    </style:style>
    <style:style style:name="T491" style:family="text">
      <style:text-properties fo:font-weight="normal" officeooo:rsid="30a0a169" style:font-weight-asian="normal" style:font-weight-complex="normal"/>
    </style:style>
    <style:style style:name="T492" style:family="text">
      <style:text-properties fo:font-weight="normal" officeooo:rsid="30a1a625" style:font-weight-asian="normal" style:font-weight-complex="normal"/>
    </style:style>
    <style:style style:name="T493" style:family="text">
      <style:text-properties fo:font-weight="normal" officeooo:rsid="30a3681b" style:font-weight-asian="normal" style:font-weight-complex="normal"/>
    </style:style>
    <style:style style:name="T494" style:family="text">
      <style:text-properties fo:font-weight="normal" officeooo:rsid="30af6544" style:font-weight-asian="normal" style:font-weight-complex="normal"/>
    </style:style>
    <style:style style:name="T495" style:family="text">
      <style:text-properties fo:font-weight="normal" officeooo:rsid="30c9bc5e" style:font-weight-asian="normal" style:font-weight-complex="normal"/>
    </style:style>
    <style:style style:name="T496" style:family="text">
      <style:text-properties fo:font-weight="normal" officeooo:rsid="30cafee3" style:font-weight-asian="normal" style:font-weight-complex="normal"/>
    </style:style>
    <style:style style:name="T497" style:family="text">
      <style:text-properties fo:font-weight="normal" officeooo:rsid="30cf343e" style:font-weight-asian="normal" style:font-weight-complex="normal"/>
    </style:style>
    <style:style style:name="T498" style:family="text">
      <style:text-properties fo:font-weight="normal" officeooo:rsid="30d6dcbb" style:font-weight-asian="normal" style:font-weight-complex="normal"/>
    </style:style>
    <style:style style:name="T499" style:family="text">
      <style:text-properties fo:font-weight="normal" officeooo:rsid="30b64dd1" style:font-weight-asian="normal" style:font-weight-complex="normal"/>
    </style:style>
    <style:style style:name="T500" style:family="text">
      <style:text-properties fo:font-weight="normal" officeooo:rsid="30f9655f" style:font-weight-asian="normal" style:font-weight-complex="normal"/>
    </style:style>
    <style:style style:name="T501" style:family="text">
      <style:text-properties fo:font-weight="normal" officeooo:rsid="3116238e" style:font-weight-asian="normal" style:font-weight-complex="normal"/>
    </style:style>
    <style:style style:name="T502" style:family="text">
      <style:text-properties fo:font-weight="normal" officeooo:rsid="31171adb" style:font-weight-asian="normal" style:font-weight-complex="normal"/>
    </style:style>
    <style:style style:name="T503" style:family="text">
      <style:text-properties fo:font-weight="normal" officeooo:rsid="31209fdc" style:font-weight-asian="normal" style:font-weight-complex="normal"/>
    </style:style>
    <style:style style:name="T504" style:family="text">
      <style:text-properties fo:font-weight="normal" officeooo:rsid="30365feb" style:font-weight-asian="normal" style:font-weight-complex="normal"/>
    </style:style>
    <style:style style:name="T505" style:family="text">
      <style:text-properties fo:font-weight="normal" officeooo:rsid="314b455b" style:font-weight-asian="normal" style:font-weight-complex="normal"/>
    </style:style>
    <style:style style:name="T506" style:family="text">
      <style:text-properties fo:font-weight="normal" officeooo:rsid="31b1491c" style:font-weight-asian="normal" style:font-weight-complex="normal"/>
    </style:style>
    <style:style style:name="T507" style:family="text">
      <style:text-properties fo:font-weight="normal" officeooo:rsid="32183820" style:font-weight-asian="normal" style:font-weight-complex="normal"/>
    </style:style>
    <style:style style:name="T508" style:family="text">
      <style:text-properties fo:font-weight="normal" officeooo:rsid="32756b41" style:font-weight-asian="normal" style:font-weight-complex="normal"/>
    </style:style>
    <style:style style:name="T509" style:family="text">
      <style:text-properties fo:font-weight="normal" officeooo:rsid="32763b43" style:font-weight-asian="normal" style:font-weight-complex="normal"/>
    </style:style>
    <style:style style:name="T510" style:family="text">
      <style:text-properties fo:font-weight="normal" officeooo:rsid="3272316a" style:font-weight-asian="normal" style:font-weight-complex="normal"/>
    </style:style>
    <style:style style:name="T511" style:family="text">
      <style:text-properties fo:font-weight="normal" officeooo:rsid="31de22e0" style:font-weight-asian="normal" style:font-weight-complex="normal"/>
    </style:style>
    <style:style style:name="T512" style:family="text">
      <style:text-properties fo:font-weight="normal" officeooo:rsid="32a92568" style:font-weight-asian="normal" style:font-weight-complex="normal"/>
    </style:style>
    <style:style style:name="T513" style:family="text">
      <style:text-properties fo:font-weight="normal" officeooo:rsid="33122571" style:font-weight-asian="normal" style:font-weight-complex="normal"/>
    </style:style>
    <style:style style:name="T514" style:family="text">
      <style:text-properties fo:font-weight="normal" officeooo:rsid="332f9d85" style:font-weight-asian="normal" style:font-weight-complex="normal"/>
    </style:style>
    <style:style style:name="T515" style:family="text">
      <style:text-properties fo:font-weight="normal" officeooo:rsid="3316b94c" style:font-weight-asian="normal" style:font-weight-complex="normal"/>
    </style:style>
    <style:style style:name="T516" style:family="text">
      <style:text-properties fo:font-weight="normal" officeooo:rsid="333288d1" style:font-weight-asian="normal" style:font-weight-complex="normal"/>
    </style:style>
    <style:style style:name="T517" style:family="text">
      <style:text-properties fo:font-weight="normal" officeooo:rsid="3368ce58" style:font-weight-asian="normal" style:font-weight-complex="normal"/>
    </style:style>
    <style:style style:name="T518" style:family="text">
      <style:text-properties fo:font-weight="normal" officeooo:rsid="336c7bbf" style:font-weight-asian="normal" style:font-weight-complex="normal"/>
    </style:style>
    <style:style style:name="T519" style:family="text">
      <style:text-properties fo:font-weight="normal" officeooo:rsid="336dd01b" style:font-weight-asian="normal" style:font-weight-complex="normal"/>
    </style:style>
    <style:style style:name="T520" style:family="text">
      <style:text-properties fo:font-weight="normal" officeooo:rsid="2ed40992" fo:background-color="transparent" loext:char-shading-value="0" style:font-weight-asian="normal" style:font-weight-complex="normal"/>
    </style:style>
    <style:style style:name="T521" style:family="text">
      <style:text-properties fo:font-weight="normal" officeooo:rsid="2f0cc567" fo:background-color="transparent" loext:char-shading-value="0" style:font-weight-asian="normal" style:font-weight-complex="normal"/>
    </style:style>
    <style:style style:name="T522" style:family="text">
      <style:text-properties fo:language="en" fo:country="US"/>
    </style:style>
    <style:style style:name="T523" style:family="text">
      <style:text-properties fo:language="en" fo:country="US" officeooo:rsid="2be98962"/>
    </style:style>
    <style:style style:name="T524" style:family="text">
      <style:text-properties fo:language="en" fo:country="US" officeooo:rsid="2be9d552"/>
    </style:style>
    <style:style style:name="T525" style:family="text">
      <style:text-properties fo:language="en" fo:country="US" officeooo:rsid="2c1b0dac"/>
    </style:style>
    <style:style style:name="T526" style:family="text">
      <style:text-properties fo:language="en" fo:country="US" officeooo:rsid="2c480505"/>
    </style:style>
    <style:style style:name="T527" style:family="text">
      <style:text-properties fo:language="en" fo:country="US" style:language-asian="zxx" style:country-asian="none" style:language-complex="ar" style:country-complex="SA"/>
    </style:style>
    <style:style style:name="T528" style:family="text">
      <style:text-properties fo:language="en" fo:country="US" officeooo:rsid="44ee1dce"/>
    </style:style>
    <style:style style:name="T529" style:family="text">
      <style:text-properties fo:language="en" fo:country="US" officeooo:rsid="2ce53766"/>
    </style:style>
    <style:style style:name="T530" style:family="text">
      <style:text-properties fo:language="en" fo:country="US" fo:font-weight="normal" style:font-weight-asian="normal" style:font-weight-complex="normal"/>
    </style:style>
    <style:style style:name="T531" style:family="text">
      <style:text-properties fo:language="en" fo:country="US" fo:font-weight="normal" officeooo:rsid="2ce9720a" style:font-weight-asian="normal" style:font-weight-complex="normal"/>
    </style:style>
    <style:style style:name="T532" style:family="text">
      <style:text-properties fo:language="en" fo:country="US" fo:font-weight="normal" officeooo:rsid="2de46560" style:font-weight-asian="normal" style:font-weight-complex="normal"/>
    </style:style>
    <style:style style:name="T533" style:family="text">
      <style:text-properties fo:language="en" fo:country="US" fo:font-weight="normal" officeooo:rsid="2fbce079" style:font-weight-asian="normal" style:font-weight-complex="normal"/>
    </style:style>
    <style:style style:name="T534" style:family="text">
      <style:text-properties fo:language="en" fo:country="US" fo:font-weight="normal" officeooo:rsid="3219ef03" style:font-weight-asian="normal" style:font-weight-complex="normal"/>
    </style:style>
    <style:style style:name="T535" style:family="text">
      <style:text-properties fo:language="en" fo:country="US" fo:font-weight="normal" officeooo:rsid="328f9fee" style:font-weight-asian="normal" style:font-weight-complex="normal"/>
    </style:style>
    <style:style style:name="T536" style:family="text">
      <style:text-properties fo:language="en" fo:country="US" fo:font-weight="normal" officeooo:rsid="3272316a" style:font-weight-asian="normal" style:font-weight-complex="normal"/>
    </style:style>
    <style:style style:name="T537" style:family="text">
      <style:text-properties fo:language="en" fo:country="US" officeooo:rsid="2cf3f9d9"/>
    </style:style>
    <style:style style:name="T538" style:family="text">
      <style:text-properties fo:language="en" fo:country="US" officeooo:rsid="2d369bed"/>
    </style:style>
    <style:style style:name="T539" style:family="text">
      <style:text-properties fo:language="en" fo:country="US" officeooo:rsid="2d6299e2"/>
    </style:style>
    <style:style style:name="T540" style:family="text">
      <style:text-properties fo:language="en" fo:country="US" officeooo:rsid="2d841b89"/>
    </style:style>
    <style:style style:name="T541" style:family="text">
      <style:text-properties fo:language="en" fo:country="US" fo:font-style="normal" officeooo:rsid="2d84afa8" style:font-style-asian="normal" style:font-style-complex="normal"/>
    </style:style>
    <style:style style:name="T542" style:family="text">
      <style:text-properties fo:language="en" fo:country="US" officeooo:rsid="2db4722c"/>
    </style:style>
    <style:style style:name="T543" style:family="text">
      <style:text-properties fo:language="en" fo:country="US" officeooo:rsid="2db4cd4f"/>
    </style:style>
    <style:style style:name="T544" style:family="text">
      <style:text-properties fo:language="en" fo:country="US" officeooo:rsid="2dd33f0d"/>
    </style:style>
    <style:style style:name="T545" style:family="text">
      <style:text-properties fo:language="en" fo:country="US" style:text-underline-style="none"/>
    </style:style>
    <style:style style:name="T546" style:family="text">
      <style:text-properties fo:language="en" fo:country="US" style:text-underline-style="none" officeooo:rsid="2df350ff"/>
    </style:style>
    <style:style style:name="T547" style:family="text">
      <style:text-properties fo:language="en" fo:country="US" style:text-underline-style="none" officeooo:rsid="2e329540"/>
    </style:style>
    <style:style style:name="T548" style:family="text">
      <style:text-properties fo:language="en" fo:country="US" officeooo:rsid="2df8dc0f"/>
    </style:style>
    <style:style style:name="T549" style:family="text">
      <style:text-properties fo:language="en" fo:country="US" officeooo:rsid="2e5bd9d6"/>
    </style:style>
    <style:style style:name="T550" style:family="text">
      <style:text-properties fo:language="en" fo:country="US" officeooo:rsid="2e66edb4"/>
    </style:style>
    <style:style style:name="T551" style:family="text">
      <style:text-properties fo:language="en" fo:country="US" officeooo:rsid="2f19b27e"/>
    </style:style>
    <style:style style:name="T552" style:family="text">
      <style:text-properties fo:language="en" fo:country="US" officeooo:rsid="2f1b08cb"/>
    </style:style>
    <style:style style:name="T553" style:family="text">
      <style:text-properties fo:language="en" fo:country="US" fo:font-weight="bold" style:font-weight-asian="bold" style:font-weight-complex="bold"/>
    </style:style>
    <style:style style:name="T554" style:family="text">
      <style:text-properties fo:language="en" fo:country="US" fo:font-weight="bold" officeooo:rsid="311d9717" style:font-weight-asian="bold" style:font-weight-complex="bold"/>
    </style:style>
    <style:style style:name="T555" style:family="text">
      <style:text-properties fo:language="en" fo:country="US" officeooo:rsid="311dc0cb"/>
    </style:style>
    <style:style style:name="T556" style:family="text">
      <style:text-properties fo:language="en" fo:country="US" officeooo:rsid="312b41d1"/>
    </style:style>
    <style:style style:name="T557" style:family="text">
      <style:text-properties fo:language="en" fo:country="US" officeooo:rsid="312b0242"/>
    </style:style>
    <style:style style:name="T558" style:family="text">
      <style:text-properties fo:language="en" fo:country="US" officeooo:rsid="313314dd"/>
    </style:style>
    <style:style style:name="T559" style:family="text">
      <style:text-properties fo:language="en" fo:country="US" officeooo:rsid="31346b0b"/>
    </style:style>
    <style:style style:name="T560" style:family="text">
      <style:text-properties fo:language="en" fo:country="US" officeooo:rsid="31381d48"/>
    </style:style>
    <style:style style:name="T561" style:family="text">
      <style:text-properties fo:language="en" fo:country="US" officeooo:rsid="315639cb"/>
    </style:style>
    <style:style style:name="T562" style:family="text">
      <style:text-properties fo:language="en" fo:country="US" officeooo:rsid="3197c4d7"/>
    </style:style>
    <style:style style:name="T563" style:family="text">
      <style:text-properties fo:language="en" fo:country="US" officeooo:rsid="31991c97"/>
    </style:style>
    <style:style style:name="T564" style:family="text">
      <style:text-properties fo:language="en" fo:country="US" officeooo:rsid="31b94552"/>
    </style:style>
    <style:style style:name="T565" style:family="text">
      <style:text-properties fo:language="en" fo:country="US" officeooo:rsid="31b7fdbe"/>
    </style:style>
    <style:style style:name="T566" style:family="text">
      <style:text-properties fo:language="en" fo:country="US" officeooo:rsid="31ba71f6"/>
    </style:style>
    <style:style style:name="T567" style:family="text">
      <style:text-properties fo:language="en" fo:country="US" officeooo:rsid="31c62585"/>
    </style:style>
    <style:style style:name="T568" style:family="text">
      <style:text-properties fo:language="en" fo:country="US" fo:font-style="italic" style:font-style-asian="italic" style:font-style-complex="italic"/>
    </style:style>
    <style:style style:name="T569" style:family="text">
      <style:text-properties fo:language="en" fo:country="US" officeooo:rsid="32b2a171"/>
    </style:style>
    <style:style style:name="T570" style:family="text">
      <style:text-properties fo:language="en" fo:country="US" officeooo:rsid="32c3ff04"/>
    </style:style>
    <style:style style:name="T571" style:family="text">
      <style:text-properties fo:language="en" fo:country="US" officeooo:rsid="32c519ce"/>
    </style:style>
    <style:style style:name="T572" style:family="text">
      <style:text-properties fo:language="en" fo:country="US" officeooo:rsid="32c8a3df"/>
    </style:style>
    <style:style style:name="T573" style:family="text">
      <style:text-properties fo:language="en" fo:country="US" officeooo:rsid="32ca2611"/>
    </style:style>
    <style:style style:name="T574" style:family="text">
      <style:text-properties fo:language="en" fo:country="US" officeooo:rsid="33002016"/>
    </style:style>
    <style:style style:name="T575" style:family="text">
      <style:text-properties style:text-underline-style="solid" style:text-underline-width="auto" style:text-underline-color="font-color"/>
    </style:style>
    <style:style style:name="T576" style:family="text">
      <style:text-properties style:text-underline-style="solid" style:text-underline-width="auto" style:text-underline-color="font-color" officeooo:rsid="2ce9720a"/>
    </style:style>
    <style:style style:name="T577" style:family="text">
      <style:text-properties style:text-underline-style="solid" style:text-underline-width="auto" style:text-underline-color="font-color" fo:font-weight="normal" style:font-weight-asian="normal" style:font-weight-complex="normal"/>
    </style:style>
    <style:style style:name="T578" style:family="text">
      <style:text-properties style:text-underline-style="solid" style:text-underline-width="auto" style:text-underline-color="font-color" fo:font-weight="normal" officeooo:rsid="2ce9720a" style:font-weight-asian="normal" style:font-weight-complex="normal"/>
    </style:style>
    <style:style style:name="T579" style:family="text">
      <style:text-properties style:text-underline-style="solid" style:text-underline-width="auto" style:text-underline-color="font-color" fo:font-weight="normal" officeooo:rsid="2dd158b3" style:font-weight-asian="normal" style:font-weight-complex="normal"/>
    </style:style>
    <style:style style:name="T580" style:family="text">
      <style:text-properties style:text-underline-style="solid" style:text-underline-width="auto" style:text-underline-color="font-color" officeooo:rsid="2ddaf02d"/>
    </style:style>
    <style:style style:name="T581" style:family="text">
      <style:text-properties style:text-underline-style="solid" style:text-underline-width="auto" style:text-underline-color="font-color" officeooo:rsid="2dec2f3d"/>
    </style:style>
    <style:style style:name="T582" style:family="text">
      <style:text-properties style:text-underline-style="solid" style:text-underline-width="auto" style:text-underline-color="font-color" officeooo:rsid="2deb3456"/>
    </style:style>
    <style:style style:name="T583" style:family="text">
      <style:text-properties style:text-underline-style="solid" style:text-underline-width="auto" style:text-underline-color="font-color" officeooo:rsid="2e329540"/>
    </style:style>
    <style:style style:name="T584" style:family="text">
      <style:text-properties style:text-underline-style="solid" style:text-underline-width="auto" style:text-underline-color="font-color" officeooo:rsid="305b5843"/>
    </style:style>
    <style:style style:name="T585" style:family="text">
      <style:text-properties style:text-underline-style="solid" style:text-underline-width="auto" style:text-underline-color="font-color" officeooo:rsid="30881042"/>
    </style:style>
    <style:style style:name="T586" style:family="text">
      <style:text-properties fo:font-variant="normal" fo:text-transform="none" fo:color="#222222" fo:letter-spacing="normal" fo:language="cs" fo:country="CZ" fo:font-style="normal" officeooo:rsid="1d1a7fb6" style:font-style-asian="normal" style:font-style-complex="normal"/>
    </style:style>
    <style:style style:name="T587" style:family="text">
      <style:text-properties fo:font-variant="normal" fo:text-transform="none" fo:color="#222222" fo:letter-spacing="normal" fo:language="cs" fo:country="CZ" fo:font-style="normal" officeooo:rsid="2df350ff" style:font-style-asian="normal" style:font-style-complex="normal"/>
    </style:style>
    <style:style style:name="T588" style:family="text">
      <style:text-properties fo:font-variant="normal" fo:text-transform="none" fo:color="#222222" fo:letter-spacing="normal" fo:language="cs" fo:country="CZ" fo:font-style="normal" officeooo:rsid="2e06aabe" style:font-style-asian="normal" style:font-style-complex="normal"/>
    </style:style>
    <style:style style:name="T589" style:family="text">
      <style:text-properties fo:font-variant="normal" fo:text-transform="none" fo:color="#222222" fo:letter-spacing="normal" fo:language="cs" fo:country="CZ" fo:font-style="normal" officeooo:rsid="2e075c25" style:font-style-asian="normal" style:font-style-complex="normal"/>
    </style:style>
    <style:style style:name="T590" style:family="text">
      <style:text-properties fo:font-variant="normal" fo:text-transform="none" fo:color="#222222" fo:letter-spacing="normal" fo:language="cs" fo:country="CZ" fo:font-style="normal" officeooo:rsid="2e07cd7a" style:font-style-asian="normal" style:font-style-complex="normal"/>
    </style:style>
    <style:style style:name="T591" style:family="text">
      <style:text-properties fo:font-variant="normal" fo:text-transform="none" fo:color="#222222" fo:letter-spacing="normal" fo:language="cs" fo:country="CZ" fo:font-style="normal" officeooo:rsid="2e0bb40e" style:font-style-asian="normal" style:font-style-complex="normal"/>
    </style:style>
    <style:style style:name="T592" style:family="text">
      <style:text-properties fo:font-variant="normal" fo:text-transform="none" fo:color="#222222" fo:letter-spacing="normal" fo:language="cs" fo:country="CZ" fo:font-style="normal" officeooo:rsid="2e0dabc4" style:font-style-asian="normal" style:font-style-complex="normal"/>
    </style:style>
    <style:style style:name="T593" style:family="text">
      <style:text-properties fo:font-variant="normal" fo:text-transform="none" fo:color="#222222" fo:letter-spacing="normal" fo:language="cs" fo:country="CZ" fo:font-style="normal" officeooo:rsid="2e5e1d38" style:font-style-asian="normal" style:font-style-complex="normal"/>
    </style:style>
    <style:style style:name="T594" style:family="text">
      <style:text-properties fo:font-variant="normal" fo:text-transform="none" fo:color="#222222" fo:letter-spacing="normal" fo:language="cs" fo:country="CZ" fo:font-style="normal" officeooo:rsid="2e709a3a" style:font-style-asian="normal" style:font-style-complex="normal"/>
    </style:style>
    <style:style style:name="T595" style:family="text">
      <style:text-properties fo:font-variant="normal" fo:text-transform="none" fo:color="#222222" fo:letter-spacing="normal" fo:language="cs" fo:country="CZ" fo:font-style="normal" officeooo:rsid="2e72668c" style:font-style-asian="normal" style:font-style-complex="normal"/>
    </style:style>
    <style:style style:name="T596" style:family="text">
      <style:text-properties fo:font-variant="normal" fo:text-transform="none" fo:color="#222222" fo:letter-spacing="normal" fo:language="cs" fo:country="CZ" fo:font-style="normal" officeooo:rsid="2e73e7c1" style:font-style-asian="normal" style:font-style-complex="normal"/>
    </style:style>
    <style:style style:name="T597"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98"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9"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600" style:family="text">
      <style:text-properties fo:font-variant="normal" fo:text-transform="none" fo:color="#222222" fo:letter-spacing="normal" fo:language="cs" fo:country="CZ" fo:font-style="italic" officeooo:rsid="2ba9166b" style:font-style-asian="italic" style:font-style-complex="italic"/>
    </style:style>
    <style:style style:name="T601" style:family="text">
      <style:text-properties fo:font-variant="normal" fo:text-transform="none" fo:color="#222222" fo:letter-spacing="normal" fo:language="cs" fo:country="CZ" fo:font-style="italic" officeooo:rsid="2ba53bbf" style:font-style-asian="italic" style:font-style-complex="italic"/>
    </style:style>
    <style:style style:name="T602" style:family="text">
      <style:text-properties fo:font-variant="normal" fo:text-transform="none" fo:color="#222222" fo:letter-spacing="normal" fo:language="cs" fo:country="CZ" fo:font-style="italic" officeooo:rsid="2b9fc56a" style:font-style-asian="italic" style:font-style-complex="italic"/>
    </style:style>
    <style:style style:name="T603" style:family="text">
      <style:text-properties fo:font-variant="normal" fo:text-transform="none" fo:color="#222222" fo:letter-spacing="normal" fo:language="cs" fo:country="CZ" fo:font-style="italic" officeooo:rsid="2bacda3a" style:font-style-asian="italic" style:font-style-complex="italic"/>
    </style:style>
    <style:style style:name="T604"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605"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606"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607"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608"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18"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9"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23"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25"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27"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8"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9"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31"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32"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3"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34"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35"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36"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37"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3"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5"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6"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7"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8"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9"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0"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51"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52"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53"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54" style:family="text">
      <style:text-properties fo:font-variant="normal" fo:text-transform="none" fo:color="#000000" fo:letter-spacing="normal"/>
    </style:style>
    <style:style style:name="T655"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27"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28"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9"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30"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31"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32"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33"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34"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35"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37"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38"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9"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40"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41"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42"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43"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44"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45" style:family="text">
      <style:text-properties fo:font-variant="normal" fo:text-transform="none" fo:color="#000000" fo:letter-spacing="normal" fo:language="cs" fo:country="CZ" fo:font-style="normal" style:text-underline-style="none" style:font-style-asian="normal" style:font-style-complex="normal"/>
    </style:style>
    <style:style style:name="T74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4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48"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9"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50"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51"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52"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5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5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5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56"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57"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58"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9"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60"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61"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62" style:family="text">
      <style:text-properties fo:font-variant="normal" fo:text-transform="none" fo:color="#000000" fo:letter-spacing="normal" officeooo:rsid="336074f2"/>
    </style:style>
    <style:style style:name="T763" style:family="text">
      <style:text-properties fo:font-variant="normal" fo:text-transform="none" fo:color="#000000" fo:letter-spacing="normal" officeooo:rsid="33610fe2"/>
    </style:style>
    <style:style style:name="T764" style:family="text">
      <style:text-properties fo:font-variant="normal" fo:text-transform="none" fo:color="#000000" fo:letter-spacing="normal" officeooo:rsid="3362681a"/>
    </style:style>
    <style:style style:name="T765" style:family="text">
      <style:text-properties fo:font-variant="normal" fo:text-transform="none" fo:color="#000000" fo:letter-spacing="normal" officeooo:rsid="33633b83"/>
    </style:style>
    <style:style style:name="T766" style:family="text">
      <style:text-properties fo:font-variant="normal" fo:text-transform="none" fo:color="#000000" fo:letter-spacing="normal" officeooo:rsid="3365ada4"/>
    </style:style>
    <style:style style:name="T767" style:family="text">
      <style:text-properties fo:font-variant="normal" fo:text-transform="none" fo:color="#000000" fo:letter-spacing="normal" officeooo:rsid="3370693e"/>
    </style:style>
    <style:style style:name="T768" style:family="text">
      <style:text-properties fo:font-variant="normal" fo:text-transform="none" fo:color="#000000" fo:letter-spacing="normal" officeooo:rsid="336dd01b"/>
    </style:style>
    <style:style style:name="T769" style:family="text">
      <style:text-properties fo:font-variant="normal" fo:text-transform="none" fo:color="#000000" fo:letter-spacing="normal" officeooo:rsid="33899787"/>
    </style:style>
    <style:style style:name="T770" style:family="text">
      <style:text-properties fo:font-variant="normal" fo:text-transform="none" fo:color="#000000" fo:letter-spacing="normal" officeooo:rsid="338b76f4"/>
    </style:style>
    <style:style style:name="T77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78"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79"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80"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81"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82"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83"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4"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5"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6"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7"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8"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89"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0"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1"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2"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4"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5"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6"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7" style:family="text">
      <style:text-properties fo:font-variant="normal" fo:text-transform="none" fo:color="#000000" style:font-name="Georgia" fo:font-size="10pt" fo:letter-spacing="normal" fo:language="cs" fo:country="CZ" officeooo:rsid="336074f2" style:letter-kerning="true" style:font-name-asian="Times New Roman" style:font-size-asian="10pt" style:language-asian="zxx" style:country-asian="none" style:font-name-complex="Times New Roman" style:font-size-complex="12pt" style:language-complex="ar" style:country-complex="SA"/>
    </style:style>
    <style:style style:name="T798"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99" style:family="text">
      <style:text-properties fo:font-variant="normal" fo:text-transform="none" fo:color="#000000" style:font-name="Georgia" fo:font-size="10.5pt" fo:letter-spacing="normal" fo:language="cs" fo:country="CZ" fo:font-style="normal" fo:font-weight="normal" officeooo:rsid="336584c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800"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801"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802"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803"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804"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805"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06"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807"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808"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809"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810" style:family="text">
      <style:text-properties fo:font-variant="normal" fo:text-transform="none" fo:color="#000000" fo:font-size="10.5pt" fo:letter-spacing="normal" fo:font-style="normal" fo:font-weight="normal" style:font-size-asian="10.5pt" style:font-style-asian="normal" style:font-weight-asian="normal" style:font-size-complex="10.5pt" style:font-style-complex="normal" style:font-weight-complex="normal"/>
    </style:style>
    <style:style style:name="T811" style:family="text">
      <style:text-properties fo:font-variant="normal" fo:text-transform="none" fo:color="#000000"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812" style:family="text">
      <style:text-properties fo:font-variant="normal" fo:text-transform="none" fo:color="#000000" fo:font-size="10.5pt" fo:letter-spacing="normal" fo:font-style="normal" fo:font-weight="normal" officeooo:rsid="3364897e" style:font-size-asian="10.5pt" style:font-style-asian="normal" style:font-weight-asian="normal" style:font-size-complex="10.5pt" style:font-style-complex="normal" style:font-weight-complex="normal"/>
    </style:style>
    <style:style style:name="T813"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814"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815" style:family="text">
      <style:text-properties fo:font-variant="normal" fo:text-transform="none" fo:color="#333333" style:font-name="CharisSILW" fo:font-size="9pt" fo:letter-spacing="normal" fo:font-style="normal" fo:font-weight="normal"/>
    </style:style>
    <style:style style:name="T816" style:family="text">
      <style:text-properties fo:font-variant="normal" fo:text-transform="none" fo:color="#333333" style:font-name="CharisSILW" fo:font-size="9pt" fo:letter-spacing="normal" fo:font-style="normal" fo:font-weight="normal" officeooo:rsid="45869e7b"/>
    </style:style>
    <style:style style:name="T817" style:family="text">
      <style:text-properties fo:font-variant="normal" fo:text-transform="none" fo:color="#333333" style:font-name="CharisSILW" fo:font-size="9pt" fo:letter-spacing="normal" fo:font-style="normal" fo:font-weight="normal" officeooo:rsid="2f897113"/>
    </style:style>
    <style:style style:name="T818"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81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25"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6"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27"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283b9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37f2da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7"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8"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49"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5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6"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5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6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7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72"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3"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74"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5"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76"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77"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78"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9"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0"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81"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2"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83"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4"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5"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6"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7"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8"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89"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0"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1" style:family="text">
      <style:text-properties fo:font-variant="normal" fo:text-transform="none" style:use-window-font-color="true" style:font-name="Georgia" fo:font-size="10pt" fo:letter-spacing="0.004cm" fo:language="cs" fo:country="CZ" fo:font-style="normal" fo:font-weight="normal" officeooo:rsid="3332ad8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2" style:family="text">
      <style:text-properties fo:font-variant="normal" fo:text-transform="none" style:use-window-font-color="true" style:font-name="Georgia" fo:font-size="10pt" fo:letter-spacing="0.004cm"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3" style:family="text">
      <style:text-properties fo:font-variant="normal" fo:text-transform="none" style:use-window-font-color="true" style:font-name="Georgia" fo:font-size="10pt" fo:letter-spacing="0.004cm" fo:language="cs" fo:country="CZ" fo:font-style="normal" fo:font-weight="normal" officeooo:rsid="3312753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4" style:family="text">
      <style:text-properties fo:font-variant="normal" fo:text-transform="none" style:use-window-font-color="true" style:font-name="Georgia" fo:font-size="10pt" fo:letter-spacing="0.004cm" fo:language="cs" fo:country="CZ" fo:font-style="normal" fo:font-weight="normal" officeooo:rsid="3344b9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5" style:family="text">
      <style:text-properties fo:font-variant="normal" fo:text-transform="none" style:use-window-font-color="true" style:font-name="Georgia" fo:font-size="10pt" fo:letter-spacing="0.004cm" fo:language="cs" fo:country="CZ" fo:font-style="normal" fo:font-weight="normal" officeooo:rsid="332b48d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6" style:family="text">
      <style:text-properties fo:font-variant="normal" fo:text-transform="none" style:use-window-font-color="true" style:font-name="Georgia" fo:font-size="10pt" fo:letter-spacing="0.004cm" fo:language="cs" fo:country="CZ" fo:font-style="normal" fo:font-weight="normal" officeooo:rsid="332b9b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7" style:family="text">
      <style:text-properties fo:font-variant="normal" fo:text-transform="none" style:use-window-font-color="true" style:font-name="Georgia" fo:font-size="10pt" fo:letter-spacing="0.004cm"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8" style:family="text">
      <style:text-properties fo:font-variant="normal" fo:text-transform="none" style:use-window-font-color="true" style:font-name="Georgia" fo:font-size="10pt" fo:letter-spacing="0.004cm" fo:language="cs" fo:country="CZ" fo:font-style="normal" fo:font-weight="normal" officeooo:rsid="334a9d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99" style:family="text">
      <style:text-properties fo:font-variant="normal" fo:text-transform="none" style:use-window-font-color="true" style:font-name="Georgia" fo:font-size="10pt" fo:letter-spacing="0.004cm" fo:language="cs" fo:country="CZ" fo:font-style="normal" fo:font-weight="normal" officeooo:rsid="334c072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0" style:family="text">
      <style:text-properties fo:font-variant="normal" fo:text-transform="none" style:use-window-font-color="true" style:font-name="Georgia" fo:font-size="10pt" fo:letter-spacing="0.004cm" fo:language="cs" fo:country="CZ" fo:font-style="normal" fo:font-weight="normal" officeooo:rsid="334d060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fo:font-variant="normal" fo:text-transform="none" style:use-window-font-color="true" style:font-name="Georgia" fo:font-size="10pt" fo:letter-spacing="0.004cm" fo:language="cs" fo:country="CZ" fo:font-style="normal" fo:font-weight="normal" officeooo:rsid="334d4ad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2" style:family="text">
      <style:text-properties fo:font-variant="normal" fo:text-transform="none" style:use-window-font-color="true" style:font-name="Georgia" fo:font-size="10pt" fo:letter-spacing="0.004cm" fo:language="cs" fo:country="CZ" fo:font-style="normal" fo:font-weight="normal" officeooo:rsid="334f420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3" style:family="text">
      <style:text-properties fo:font-variant="normal" fo:text-transform="none" style:use-window-font-color="true" style:font-name="Georgia" fo:font-size="10pt" fo:letter-spacing="0.004cm" fo:language="cs" fo:country="CZ" fo:font-style="normal" fo:font-weight="normal" officeooo:rsid="334ea5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4" style:family="text">
      <style:text-properties fo:font-variant="normal" fo:text-transform="none" style:use-window-font-color="true" style:font-name="Georgia" fo:font-size="10pt" fo:letter-spacing="0.004cm" fo:language="cs" fo:country="CZ" fo:font-style="normal" fo:font-weight="normal" officeooo:rsid="3352a9d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5" style:family="text">
      <style:text-properties fo:font-variant="normal" fo:text-transform="none" style:use-window-font-color="true" style:font-name="Georgia" fo:font-size="10pt" fo:letter-spacing="0.004cm" fo:language="cs" fo:country="CZ" fo:font-style="normal" fo:font-weight="normal" officeooo:rsid="3353fc9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6" style:family="text">
      <style:text-properties fo:font-variant="normal" fo:text-transform="none" style:use-window-font-color="true" style:font-name="Georgia" fo:font-size="10pt" fo:letter-spacing="0.004cm" fo:language="cs" fo:country="CZ" fo:font-style="normal" fo:font-weight="normal" officeooo:rsid="335474b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7" style:family="text">
      <style:text-properties fo:font-variant="normal" fo:text-transform="none" style:use-window-font-color="true" style:font-name="Georgia" fo:font-size="10pt" fo:letter-spacing="0.004cm" fo:language="cs" fo:country="CZ" fo:font-style="normal" fo:font-weight="normal" officeooo:rsid="33562f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8" style:family="text">
      <style:text-properties fo:font-variant="normal" fo:text-transform="none" style:use-window-font-color="true" style:font-name="Georgia" fo:font-size="10pt" fo:letter-spacing="0.004cm" fo:language="cs" fo:country="CZ" fo:font-style="normal" fo:font-weight="normal" officeooo:rsid="3358a04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9" style:family="text">
      <style:text-properties fo:font-variant="normal" fo:text-transform="none" style:use-window-font-color="true" style:font-name="Georgia" fo:font-size="10pt" fo:letter-spacing="0.004cm" fo:language="cs" fo:country="CZ" fo:font-style="normal" fo:font-weight="normal" officeooo:rsid="3359ef4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0" style:family="text">
      <style:text-properties fo:font-variant="normal" fo:text-transform="none" style:use-window-font-color="true" style:font-name="Georgia" fo:font-size="10pt" fo:letter-spacing="0.004cm" fo:language="cs" fo:country="CZ" fo:font-style="normal" fo:font-weight="normal" officeooo:rsid="335aea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1" style:family="text">
      <style:text-properties fo:font-variant="normal" fo:text-transform="none" style:use-window-font-color="true" style:font-name="Georgia" fo:font-size="10pt" fo:letter-spacing="0.004cm" fo:language="cs" fo:country="CZ" fo:font-style="normal" fo:font-weight="normal" officeooo:rsid="335ccbb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2" style:family="text">
      <style:text-properties fo:font-variant="normal" fo:text-transform="none" style:use-window-font-color="true" style:font-name="Georgia" fo:font-size="10pt" fo:letter-spacing="0.004cm" fo:language="cs" fo:country="CZ" fo:font-style="normal" fo:font-weight="normal" officeooo:rsid="334649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3" style:family="text">
      <style:text-properties fo:font-variant="normal" fo:text-transform="none" style:use-window-font-color="true" style:font-name="Georgia" fo:font-size="10pt" fo:letter-spacing="0.004cm" fo:language="cs" fo:country="CZ" fo:font-style="normal" fo:font-weight="normal" officeooo:rsid="335fe1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14" style:family="text">
      <style:text-properties fo:font-variant="normal" fo:text-transform="none"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5" style:family="text">
      <style:text-properties fo:font-variant="normal" fo:text-transform="none"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6" style:family="text">
      <style:text-properties fo:font-variant="normal" fo:text-transform="none"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7" style:family="text">
      <style:text-properties fo:font-variant="normal" fo:text-transform="none"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8" style:family="text">
      <style:text-properties fo:font-variant="normal" fo:text-transform="none" style:use-window-font-color="true" style:font-name="Georgia" fo:font-size="10pt" fo:letter-spacing="0.004cm" fo:language="cs" fo:country="CZ" fo:font-weight="normal" officeooo:rsid="3332ad8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19" style:family="text">
      <style:text-properties fo:font-variant="normal" fo:text-transform="none" style:use-window-font-color="true" style:font-name="Georgia" fo:font-size="10pt" fo:letter-spacing="0.004cm" fo:language="cs" fo:country="CZ" fo:font-weight="normal" officeooo:rsid="3339772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0" style:family="text">
      <style:text-properties fo:font-variant="normal" fo:text-transform="none" style:use-window-font-color="true" style:font-name="Georgia" fo:font-size="10pt" fo:letter-spacing="0.004cm" fo:language="cs" fo:country="CZ" fo:font-weight="normal" officeooo:rsid="333aea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1" style:family="text">
      <style:text-properties fo:font-variant="normal" fo:text-transform="none" style:use-window-font-color="true" style:font-name="Georgia" fo:font-size="10pt" fo:letter-spacing="0.004cm"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2" style:family="text">
      <style:text-properties fo:font-variant="normal" fo:text-transform="none" style:use-window-font-color="true" style:font-name="Georgia" fo:font-size="10pt" fo:letter-spacing="0.004cm"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3" style:family="text">
      <style:text-properties fo:font-variant="normal" fo:text-transform="none" style:use-window-font-color="true" style:font-name="Georgia" fo:font-size="10pt" fo:letter-spacing="0.004cm" fo:language="cs" fo:country="CZ" fo:font-weight="normal" officeooo:rsid="3344c9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4" style:family="text">
      <style:text-properties fo:font-variant="normal" fo:text-transform="none" style:use-window-font-color="true" style:font-name="Georgia" fo:font-size="10pt" fo:letter-spacing="0.004cm" fo:language="cs" fo:country="CZ" fo:font-weight="normal" officeooo:rsid="334649e0"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5" style:family="text">
      <style:text-properties fo:font-variant="normal" fo:text-transform="none" style:use-window-font-color="true" style:font-name="Georgia" fo:font-size="10pt" fo:letter-spacing="0.004cm" fo:language="cs" fo:country="CZ" fo:font-weight="normal" officeooo:rsid="3346aa8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6" style:family="text">
      <style:text-properties fo:font-variant="normal" fo:text-transform="none" style:use-window-font-color="true" style:font-name="Georgia" fo:font-size="10pt" fo:letter-spacing="0.004cm" fo:language="cs" fo:country="CZ" fo:font-weight="normal" officeooo:rsid="334908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7" style:family="text">
      <style:text-properties fo:font-variant="normal" fo:text-transform="none" style:use-window-font-color="true" style:font-name="Georgia" fo:font-size="10pt" fo:letter-spacing="0.004cm" fo:language="cs" fo:country="CZ" fo:font-weight="normal" officeooo:rsid="335fe1d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28" style:family="text">
      <style:text-properties fo:font-variant="normal" fo:text-transform="none" fo:color="#242729" fo:letter-spacing="normal" fo:font-weight="bold" style:font-weight-asian="bold" style:font-weight-complex="bold"/>
    </style:style>
    <style:style style:name="T1029"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0"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31"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2"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4"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6"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7"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1038" style:family="text">
      <style:text-properties fo:font-variant="normal" fo:text-transform="none" fo:color="#202124" fo:letter-spacing="normal"/>
    </style:style>
    <style:style style:name="T1039" style:family="text">
      <style:text-properties fo:font-variant="normal" fo:text-transform="none" fo:color="#202124" fo:letter-spacing="normal" officeooo:rsid="330c9ac2"/>
    </style:style>
    <style:style style:name="T1040" style:family="text">
      <style:text-properties fo:font-variant="normal" fo:text-transform="none" fo:color="#202124" fo:letter-spacing="normal" fo:font-weight="normal" officeooo:rsid="330c9ac2" style:font-weight-asian="normal" style:font-weight-complex="normal"/>
    </style:style>
    <style:style style:name="T1041" style:family="text">
      <style:text-properties fo:font-variant="normal" fo:text-transform="none" fo:color="#202124" fo:letter-spacing="normal" fo:font-weight="normal" officeooo:rsid="33122571" style:font-weight-asian="normal" style:font-weight-complex="normal"/>
    </style:style>
    <style:style style:name="T1042" style:family="text">
      <style:text-properties fo:font-variant="normal" fo:text-transform="none" fo:color="#202124" fo:letter-spacing="normal" fo:font-weight="normal" officeooo:rsid="333288d1" style:font-weight-asian="normal" style:font-weight-complex="normal"/>
    </style:style>
    <style:style style:name="T1043" style:family="text">
      <style:text-properties fo:font-variant="normal" fo:text-transform="none" fo:color="#202124" fo:letter-spacing="normal" fo:font-weight="normal" officeooo:rsid="332f9d85" style:font-weight-asian="normal" style:font-weight-complex="normal"/>
    </style:style>
    <style:style style:name="T1044" style:family="text">
      <style:text-properties fo:font-variant="normal" fo:text-transform="none" fo:color="#202124" fo:letter-spacing="normal" fo:font-weight="normal" officeooo:rsid="3316b94c" style:font-weight-asian="normal" style:font-weight-complex="normal"/>
    </style:style>
    <style:style style:name="T1045" style:family="text">
      <style:text-properties fo:font-variant="normal" fo:text-transform="none" fo:color="#202124" fo:letter-spacing="normal" fo:font-weight="normal" officeooo:rsid="335ec92a" style:font-weight-asian="normal" style:font-weight-complex="normal"/>
    </style:style>
    <style:style style:name="T1046" style:family="text">
      <style:text-properties fo:font-variant="normal" fo:text-transform="none" fo:color="#202124" fo:letter-spacing="normal" fo:font-weight="normal" officeooo:rsid="336c0f66" style:font-weight-asian="normal" style:font-weight-complex="normal"/>
    </style:style>
    <style:style style:name="T1047" style:family="text">
      <style:text-properties fo:font-variant="normal" fo:text-transform="none" fo:color="#202124" style:font-name="Georgia" fo:font-size="10pt" fo:letter-spacing="normal"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048" style:family="text">
      <style:text-properties fo:font-variant="normal" fo:text-transform="none" fo:color="#202124" style:font-name="Georgia" fo:font-size="10pt" fo:letter-spacing="normal" fo:language="cs" fo:country="CZ" officeooo:rsid="330d9324" style:letter-kerning="true" style:font-name-asian="Times New Roman" style:font-size-asian="10pt" style:language-asian="zxx" style:country-asian="none" style:font-name-complex="Times New Roman" style:font-size-complex="12pt" style:language-complex="ar" style:country-complex="SA"/>
    </style:style>
    <style:style style:name="T1049" style:family="text">
      <style:text-properties fo:font-variant="normal" fo:text-transform="none" fo:color="#202124" style:font-name="Georgia" fo:font-size="10pt" fo:letter-spacing="normal" fo:language="cs" fo:country="CZ" officeooo:rsid="336c0f66" style:letter-kerning="true" style:font-name-asian="Times New Roman" style:font-size-asian="10pt" style:language-asian="zxx" style:country-asian="none" style:font-name-complex="Times New Roman" style:font-size-complex="12pt" style:language-complex="ar" style:country-complex="SA"/>
    </style:style>
    <style:style style:name="T1050" style:family="text">
      <style:text-properties fo:font-variant="normal" fo:text-transform="none" fo:color="#202124" style:font-name="Georgia" fo:font-size="10pt" fo:letter-spacing="normal"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1" style:family="text">
      <style:text-properties fo:font-variant="normal" fo:text-transform="none" fo:color="#202124" style:font-name="Georgia" fo:font-size="10pt" fo:letter-spacing="normal"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2" style:family="text">
      <style:text-properties fo:font-variant="normal" fo:text-transform="none" fo:color="#202124" style:font-name="Georgia" fo:font-size="10pt" fo:letter-spacing="normal"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3" style:family="text">
      <style:text-properties fo:font-variant="normal" fo:text-transform="none" fo:color="#202124" style:font-name="Georgia" fo:font-size="10pt" fo:letter-spacing="normal"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4" style:family="text">
      <style:text-properties fo:font-variant="normal" fo:text-transform="none" fo:color="#202124" style:font-name="Georgia" fo:font-size="10pt" fo:letter-spacing="normal" fo:language="cs" fo:country="CZ" fo:font-weight="normal" officeooo:rsid="3316b94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5" style:family="text">
      <style:text-properties fo:font-variant="normal" fo:text-transform="none" fo:color="#202124" style:font-name="Georgia" fo:font-size="10pt" fo:letter-spacing="normal" fo:language="cs" fo:country="CZ" fo:font-weight="normal" officeooo:rsid="333ccd8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6" style:family="text">
      <style:text-properties fo:font-variant="normal" fo:text-transform="none" fo:color="#202124" style:font-name="Georgia" fo:font-size="10pt" fo:letter-spacing="normal" fo:language="cs" fo:country="CZ" fo:font-weight="normal" officeooo:rsid="333e909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7" style:family="text">
      <style:text-properties fo:font-variant="normal" fo:text-transform="none" fo:color="#202124" style:font-name="Georgia" fo:font-size="10pt" fo:letter-spacing="normal" fo:language="cs" fo:country="CZ" fo:font-weight="normal" officeooo:rsid="3341679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8" style:family="text">
      <style:text-properties fo:font-variant="normal" fo:text-transform="none" fo:color="#202124" style:font-name="Georgia" fo:font-size="10pt" fo:letter-spacing="normal" fo:language="cs" fo:country="CZ" fo:font-weight="normal" officeooo:rsid="3341d44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59" style:family="text">
      <style:text-properties fo:font-variant="normal" fo:text-transform="none" fo:color="#202124" style:font-name="Georgia" fo:font-size="10pt" fo:letter-spacing="normal" fo:language="cs" fo:country="CZ" fo:font-weight="normal" officeooo:rsid="3344bad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0" style:family="text">
      <style:text-properties fo:font-variant="normal" fo:text-transform="none" fo:color="#202124" style:font-name="Georgia" fo:font-size="10pt" fo:letter-spacing="normal" fo:language="cs" fo:country="CZ" fo:font-weight="normal" officeooo:rsid="335ec92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1" style:family="text">
      <style:text-properties fo:font-variant="normal" fo:text-transform="none" fo:color="#202124" style:font-name="Georgia" fo:font-size="10pt" fo:letter-spacing="normal" fo:language="cs" fo:country="CZ" fo:font-weight="normal" officeooo:rsid="336c0f6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2" style:family="text">
      <style:text-properties fo:font-variant="normal" fo:text-transform="none" fo:color="#202124" style:font-name="Georgia" fo:font-size="10pt" fo:letter-spacing="normal"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063" style:family="text">
      <style:text-properties fo:font-variant="normal" fo:text-transform="none" fo:color="#202124"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4" style:family="text">
      <style:text-properties fo:font-variant="normal" fo:text-transform="none" fo:color="#202124" style:font-name="Georgia" fo:font-size="10pt" fo:letter-spacing="normal" fo:language="cs" fo:country="CZ" fo:font-style="normal" fo:font-weight="normal" officeooo:rsid="3341d44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5" style:family="text">
      <style:text-properties fo:font-variant="normal" fo:text-transform="none" fo:color="#202124" style:font-name="Georgia" fo:font-size="10pt" fo:letter-spacing="normal" fo:language="cs" fo:country="CZ" fo:font-style="normal" fo:font-weight="normal" officeooo:rsid="3343566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6" style:family="text">
      <style:text-properties fo:font-variant="normal" fo:text-transform="none" fo:color="#202124" style:font-name="Georgia" fo:font-size="10pt" fo:letter-spacing="normal" fo:language="cs" fo:country="CZ" fo:font-style="normal" fo:font-weight="normal" officeooo:rsid="3344ba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7" style:family="text">
      <style:text-properties fo:font-variant="normal" fo:text-transform="none" fo:color="#202124" style:font-name="Georgia" fo:font-size="10pt" fo:letter-spacing="normal" fo:language="cs" fo:country="CZ" fo:font-style="normal" fo:font-weight="normal" officeooo:rsid="336c0f6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8" style:family="text">
      <style:text-properties fo:font-variant="normal" fo:text-transform="none" fo:color="#202124" style:font-name="Georgia" fo:font-size="10pt" fo:letter-spacing="normal" fo:language="cs" fo:country="CZ" fo:font-style="normal" fo:font-weight="normal" officeooo:rsid="33736dd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69" style:family="text">
      <style:text-properties fo:font-variant="normal" fo:text-transform="none" fo:color="#202124" style:font-name="Georgia" fo:font-size="10.5pt" fo:letter-spacing="normal" fo:language="cs" fo:country="CZ" fo:font-style="normal" fo:font-weight="normal" officeooo:rsid="330c9ac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0" style:family="text">
      <style:text-properties fo:font-variant="normal" fo:text-transform="none" fo:color="#202124" style:font-name="Georgia" fo:font-size="10.5pt" fo:letter-spacing="normal" fo:language="cs" fo:country="CZ" fo:font-style="normal" fo:font-weight="normal" officeooo:rsid="33122571"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1" style:family="text">
      <style:text-properties fo:font-variant="normal" fo:text-transform="none" fo:color="#202124" style:font-name="Georgia" fo:font-size="10.5pt" fo:letter-spacing="normal" fo:language="cs" fo:country="CZ" fo:font-style="normal" fo:font-weight="normal" officeooo:rsid="334c0723"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2" style:family="text">
      <style:text-properties fo:font-variant="normal" fo:text-transform="none" fo:color="#202124" style:font-name="Georgia" fo:font-size="10.5pt" fo:letter-spacing="normal" fo:language="cs" fo:country="CZ" fo:font-style="normal" fo:font-weight="normal" officeooo:rsid="3316b94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3" style:family="text">
      <style:text-properties fo:font-variant="normal" fo:text-transform="none" fo:color="#202124" style:font-name="Georgia" fo:font-size="10.5pt" fo:letter-spacing="normal" fo:language="cs" fo:country="CZ" fo:font-style="normal" fo:font-weight="normal" officeooo:rsid="335fe1d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074" style:family="text">
      <style:text-properties fo:font-variant="normal" fo:text-transform="none" fo:color="#202124" fo:font-size="10.5pt" fo:letter-spacing="normal" fo:font-style="normal" fo:font-weight="normal" officeooo:rsid="3323ff06" style:font-size-asian="10.5pt" style:font-style-asian="normal" style:font-weight-asian="normal" style:font-size-complex="10.5pt" style:font-style-complex="normal" style:font-weight-complex="normal"/>
    </style:style>
    <style:style style:name="T1075" style:family="text">
      <style:text-properties fo:font-variant="normal" fo:text-transform="none" fo:color="#202124" fo:font-size="10.5pt" fo:letter-spacing="normal" fo:font-style="normal" fo:font-weight="normal" officeooo:rsid="330c9ac2" style:font-size-asian="10.5pt" style:font-style-asian="normal" style:font-weight-asian="normal" style:font-size-complex="10.5pt" style:font-style-complex="normal" style:font-weight-complex="normal"/>
    </style:style>
    <style:style style:name="T1076" style:family="text">
      <style:text-properties fo:font-variant="normal" fo:text-transform="none" fo:color="#202124" fo:font-size="10.5pt" fo:letter-spacing="normal" fo:font-style="normal" fo:font-weight="normal" officeooo:rsid="33122571" style:font-size-asian="10.5pt" style:font-style-asian="normal" style:font-weight-asian="normal" style:font-size-complex="10.5pt" style:font-style-complex="normal" style:font-weight-complex="normal"/>
    </style:style>
    <style:style style:name="T1077" style:family="text">
      <style:text-properties fo:font-variant="normal" fo:text-transform="none" fo:color="#202124" fo:font-size="10.5pt" fo:letter-spacing="normal" fo:font-style="normal" fo:font-weight="normal" officeooo:rsid="333288d1" style:font-size-asian="10.5pt" style:font-style-asian="normal" style:font-weight-asian="normal" style:font-size-complex="10.5pt" style:font-style-complex="normal" style:font-weight-complex="normal"/>
    </style:style>
    <style:style style:name="T1078" style:family="text">
      <style:text-properties fo:font-variant="normal" fo:text-transform="none" fo:color="#202124" fo:font-size="10.5pt" fo:letter-spacing="normal" fo:font-style="normal" fo:font-weight="normal" officeooo:rsid="332f9d85" style:font-size-asian="10.5pt" style:font-style-asian="normal" style:font-weight-asian="normal" style:font-size-complex="10.5pt" style:font-style-complex="normal" style:font-weight-complex="normal"/>
    </style:style>
    <style:style style:name="T1079" style:family="text">
      <style:text-properties fo:font-variant="normal" fo:text-transform="none" fo:color="#202124" fo:font-size="10.5pt" fo:letter-spacing="normal" fo:font-style="normal" fo:font-weight="normal" officeooo:rsid="3316b94c" style:font-size-asian="10.5pt" style:font-style-asian="normal" style:font-weight-asian="normal" style:font-size-complex="10.5pt" style:font-style-complex="normal" style:font-weight-complex="normal"/>
    </style:style>
    <style:style style:name="T1080" style:family="text">
      <style:text-properties fo:font-variant="normal" fo:text-transform="none" fo:color="#202124" fo:font-size="10.5pt" fo:letter-spacing="normal" fo:font-style="normal" fo:font-weight="normal" officeooo:rsid="3344bad3" style:font-size-asian="10.5pt" style:font-style-asian="normal" style:font-weight-asian="normal" style:font-size-complex="10.5pt" style:font-style-complex="normal" style:font-weight-complex="normal"/>
    </style:style>
    <style:style style:name="T1081" style:family="text">
      <style:text-properties fo:font-variant="normal" fo:text-transform="none" fo:color="#202124" fo:font-size="10.5pt" fo:letter-spacing="normal" fo:font-style="normal" fo:font-weight="normal" officeooo:rsid="334c0723" style:font-size-asian="10.5pt" style:font-style-asian="normal" style:font-weight-asian="normal" style:font-size-complex="10.5pt" style:font-style-complex="normal" style:font-weight-complex="normal"/>
    </style:style>
    <style:style style:name="T1082" style:family="text">
      <style:text-properties fo:font-variant="normal" fo:text-transform="none" fo:color="#202124" fo:font-size="10.5pt" fo:letter-spacing="normal" fo:font-style="normal" fo:font-weight="normal" officeooo:rsid="334ea542" style:font-size-asian="10.5pt" style:font-style-asian="normal" style:font-weight-asian="normal" style:font-size-complex="10.5pt" style:font-style-complex="normal" style:font-weight-complex="normal"/>
    </style:style>
    <style:style style:name="T1083" style:family="text">
      <style:text-properties fo:font-variant="normal" fo:text-transform="none" fo:color="#202124" fo:font-size="10.5pt" fo:letter-spacing="normal" fo:font-style="normal" fo:font-weight="normal" officeooo:rsid="336c0f66" style:font-size-asian="10.5pt" style:font-style-asian="normal" style:font-weight-asian="normal" style:font-size-complex="10.5pt" style:font-style-complex="normal" style:font-weight-complex="normal"/>
    </style:style>
    <style:style style:name="T1084" style:family="text">
      <style:text-properties fo:font-variant="normal" fo:text-transform="none" fo:color="#202124" fo:font-size="10.5pt" fo:letter-spacing="normal" fo:font-style="normal" fo:font-weight="normal" officeooo:rsid="33736ddc" style:font-size-asian="10.5pt" style:font-style-asian="normal" style:font-weight-asian="normal" style:font-size-complex="10.5pt" style:font-style-complex="normal" style:font-weight-complex="normal"/>
    </style:style>
    <style:style style:name="T1085"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0c9a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6"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2257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7"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16b94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8" style:family="text">
      <style:text-properties fo:font-variant="normal" fo:text-transform="none" fo:color="#202124" style:text-line-through-style="none" style:text-line-through-type="none" style:font-name="Georgia" fo:font-size="10pt" fo:letter-spacing="normal" fo:language="cs" fo:country="CZ" fo:font-style="normal" fo:font-weight="normal" officeooo:rsid="3333221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89" style:family="text">
      <style:text-properties officeooo:rsid="2b985cc7"/>
    </style:style>
    <style:style style:name="T1090" style:family="text">
      <style:text-properties officeooo:rsid="2b9a50b8"/>
    </style:style>
    <style:style style:name="T1091" style:family="text">
      <style:text-properties style:use-window-font-color="true"/>
    </style:style>
    <style:style style:name="T1092"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3"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6"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7"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8"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99"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0"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1"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2"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3"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4"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5"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6"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7"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8"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09"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0"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1"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2"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3"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4"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5"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6"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7"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8"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19"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0"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1"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5"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6"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7"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8"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2"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3"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4"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5"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6"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7"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8"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59"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5"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6"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7"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8"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9"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0"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1"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2"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3"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4"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5"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6"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7"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8"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9"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0"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1"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2"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3"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4"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5"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6"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7"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8"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9"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0"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1"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2"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8"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9"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0"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1"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4"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5"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4"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5"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6"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7"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8"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9"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0"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1"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2"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3"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4"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8"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9"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0"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1"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2"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3"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4"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0"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1"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2"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3"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4"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5"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6"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7"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8"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19"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320"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321"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322"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323"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324"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325"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326"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327" style:family="text">
      <style:text-properties style:use-window-font-color="true" style:text-line-through-style="none" style:text-line-through-type="none" style:font-name="Georgia" fo:font-size="10pt" fo:letter-spacing="0.004cm" fo:language="cs" fo:country="CZ" officeooo:rsid="337cf2b6" style:letter-kerning="true" style:font-name-asian="Times New Roman" style:font-size-asian="10pt" style:language-asian="zxx" style:country-asian="none" style:font-name-complex="Times New Roman" style:font-size-complex="12pt" style:language-complex="ar" style:country-complex="SA"/>
    </style:style>
    <style:style style:name="T1328" style:family="text">
      <style:text-properties style:use-window-font-color="true" style:text-line-through-style="none" style:text-line-through-type="none" style:font-name="Georgia" fo:font-size="10pt" fo:letter-spacing="0.004cm" fo:language="cs" fo:country="CZ" officeooo:rsid="337f2dab" style:letter-kerning="true" style:font-name-asian="Times New Roman" style:font-size-asian="10pt" style:language-asian="zxx" style:country-asian="none" style:font-name-complex="Times New Roman" style:font-size-complex="12pt" style:language-complex="ar" style:country-complex="SA"/>
    </style:style>
    <style:style style:name="T1329" style:family="text">
      <style:text-properties style:use-window-font-color="true" style:text-line-through-style="none" style:text-line-through-type="none" style:font-name="Georgia" fo:font-size="10pt" fo:letter-spacing="0.004cm" fo:language="cs" fo:country="CZ" officeooo:rsid="33aab7fd" style:letter-kerning="true" style:font-name-asian="Times New Roman" style:font-size-asian="10pt" style:language-asian="zxx" style:country-asian="none" style:font-name-complex="Times New Roman" style:font-size-complex="12pt" style:language-complex="ar" style:country-complex="SA"/>
    </style:style>
    <style:style style:name="T1330"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1"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2"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3"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4"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5"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6"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7"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8"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39"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0"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1"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2"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3"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44"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0"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1"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2"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3"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4"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5"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6"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7"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58"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376"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377"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378"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9"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0"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1"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2"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3"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384"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5"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386"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0"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391"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92"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93"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94" style:family="text">
      <style:text-properties style:use-window-font-color="true" style:text-line-through-style="none" style:text-line-through-type="none" style:font-name="Cambria" fo:font-size="10pt" fo:letter-spacing="0.004cm" fo:language="cs" fo:country="CZ" officeooo:rsid="33ac9c88"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395" style:family="text">
      <style:text-properties style:use-window-font-color="true" style:text-line-through-style="none" style:text-line-through-type="none" officeooo:rsid="4b875a34" fo:background-color="transparent" loext:char-shading-value="0"/>
    </style:style>
    <style:style style:name="T1396"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397"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25"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3"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4"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5"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6"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7"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8"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79"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0"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1"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2"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3"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58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85"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586"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587"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588"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589"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590"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598"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599"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600"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601"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602"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603"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604"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605"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613"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614"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615"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616"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617"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618"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619"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620"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621"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622"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623"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624"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625"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626"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627"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628"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629"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630"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631"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632"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633"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634"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635"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636"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637"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638"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639"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640"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641"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642"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643"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644"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645"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646"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647"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648"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649"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650"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651"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652"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653"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654"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655"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656"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657"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658"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659"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660"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661"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662"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663"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664"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665"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666"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667"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668"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669"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670"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671"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672"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673"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674"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675"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676"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677"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678"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79"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680"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681"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682"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683"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84"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685"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686"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687" style:family="text">
      <style:text-properties style:use-window-font-color="true" style:font-name="Georgia" fo:font-size="10pt" fo:letter-spacing="0.004cm" fo:language="cs" fo:country="CZ" officeooo:rsid="32f55142" style:letter-kerning="true" style:font-name-asian="Times New Roman" style:font-size-asian="10pt" style:language-asian="zxx" style:country-asian="none" style:font-name-complex="Times New Roman" style:font-size-complex="12pt" style:language-complex="ar" style:country-complex="SA"/>
    </style:style>
    <style:style style:name="T1688" style:family="text">
      <style:text-properties style:use-window-font-color="true" style:font-name="Georgia" fo:font-size="10pt" fo:letter-spacing="0.004cm" fo:language="cs" fo:country="CZ" officeooo:rsid="32f8a05e" style:letter-kerning="true" style:font-name-asian="Times New Roman" style:font-size-asian="10pt" style:language-asian="zxx" style:country-asian="none" style:font-name-complex="Times New Roman" style:font-size-complex="12pt" style:language-complex="ar" style:country-complex="SA"/>
    </style:style>
    <style:style style:name="T1689" style:family="text">
      <style:text-properties style:use-window-font-color="true" style:font-name="Georgia" fo:font-size="10pt" fo:letter-spacing="0.004cm" fo:language="cs" fo:country="CZ" officeooo:rsid="32fdde4f" style:letter-kerning="true" style:font-name-asian="Times New Roman" style:font-size-asian="10pt" style:language-asian="zxx" style:country-asian="none" style:font-name-complex="Times New Roman" style:font-size-complex="12pt" style:language-complex="ar" style:country-complex="SA"/>
    </style:style>
    <style:style style:name="T1690" style:family="text">
      <style:text-properties style:use-window-font-color="true" style:font-name="Georgia" fo:font-size="10pt" fo:letter-spacing="0.004cm" fo:language="cs" fo:country="CZ" officeooo:rsid="330c9ac2" style:letter-kerning="true" style:font-name-asian="Times New Roman" style:font-size-asian="10pt" style:language-asian="zxx" style:country-asian="none" style:font-name-complex="Times New Roman" style:font-size-complex="12pt" style:language-complex="ar" style:country-complex="SA"/>
    </style:style>
    <style:style style:name="T1691" style:family="text">
      <style:text-properties style:use-window-font-color="true" style:font-name="Georgia" fo:font-size="10pt" fo:letter-spacing="0.004cm" fo:language="cs" fo:country="CZ" officeooo:rsid="330e3830" style:letter-kerning="true" style:font-name-asian="Times New Roman" style:font-size-asian="10pt" style:language-asian="zxx" style:country-asian="none" style:font-name-complex="Times New Roman" style:font-size-complex="12pt" style:language-complex="ar" style:country-complex="SA"/>
    </style:style>
    <style:style style:name="T1692" style:family="text">
      <style:text-properties style:use-window-font-color="true" style:font-name="Georgia" fo:font-size="10pt" fo:letter-spacing="0.004cm" fo:language="cs" fo:country="CZ" officeooo:rsid="330ff16d" style:letter-kerning="true" style:font-name-asian="Times New Roman" style:font-size-asian="10pt" style:language-asian="zxx" style:country-asian="none" style:font-name-complex="Times New Roman" style:font-size-complex="12pt" style:language-complex="ar" style:country-complex="SA"/>
    </style:style>
    <style:style style:name="T1693" style:family="text">
      <style:text-properties style:use-window-font-color="true" style:font-name="Georgia" fo:font-size="10pt" fo:letter-spacing="0.004cm" fo:language="cs" fo:country="CZ" officeooo:rsid="33122571" style:letter-kerning="true" style:font-name-asian="Times New Roman" style:font-size-asian="10pt" style:language-asian="zxx" style:country-asian="none" style:font-name-complex="Times New Roman" style:font-size-complex="12pt" style:language-complex="ar" style:country-complex="SA"/>
    </style:style>
    <style:style style:name="T1694" style:family="text">
      <style:text-properties style:use-window-font-color="true" style:font-name="Georgia" fo:font-size="10pt" fo:letter-spacing="0.004cm" fo:language="cs" fo:country="CZ" officeooo:rsid="3312753c" style:letter-kerning="true" style:font-name-asian="Times New Roman" style:font-size-asian="10pt" style:language-asian="zxx" style:country-asian="none" style:font-name-complex="Times New Roman" style:font-size-complex="12pt" style:language-complex="ar" style:country-complex="SA"/>
    </style:style>
    <style:style style:name="T1695" style:family="text">
      <style:text-properties style:use-window-font-color="true" style:font-name="Georgia" fo:font-size="10pt" fo:letter-spacing="0.004cm" fo:language="cs" fo:country="CZ" officeooo:rsid="33191891" style:letter-kerning="true" style:font-name-asian="Times New Roman" style:font-size-asian="10pt" style:language-asian="zxx" style:country-asian="none" style:font-name-complex="Times New Roman" style:font-size-complex="12pt" style:language-complex="ar" style:country-complex="SA"/>
    </style:style>
    <style:style style:name="T1696" style:family="text">
      <style:text-properties style:use-window-font-color="true" style:font-name="Georgia" fo:font-size="10pt" fo:letter-spacing="0.004cm" fo:language="cs" fo:country="CZ" officeooo:rsid="331d380d" style:letter-kerning="true" style:font-name-asian="Times New Roman" style:font-size-asian="10pt" style:language-asian="zxx" style:country-asian="none" style:font-name-complex="Times New Roman" style:font-size-complex="12pt" style:language-complex="ar" style:country-complex="SA"/>
    </style:style>
    <style:style style:name="T1697" style:family="text">
      <style:text-properties style:use-window-font-color="true" style:font-name="Georgia" fo:font-size="10pt" fo:letter-spacing="0.004cm" fo:language="cs" fo:country="CZ" officeooo:rsid="3329e7af" style:letter-kerning="true" style:font-name-asian="Times New Roman" style:font-size-asian="10pt" style:language-asian="zxx" style:country-asian="none" style:font-name-complex="Times New Roman" style:font-size-complex="12pt" style:language-complex="ar" style:country-complex="SA"/>
    </style:style>
    <style:style style:name="T1698" style:family="text">
      <style:text-properties style:use-window-font-color="true" style:font-name="Georgia" fo:font-size="10pt" fo:letter-spacing="0.004cm" fo:language="cs" fo:country="CZ" officeooo:rsid="332b48de" style:letter-kerning="true" style:font-name-asian="Times New Roman" style:font-size-asian="10pt" style:language-asian="zxx" style:country-asian="none" style:font-name-complex="Times New Roman" style:font-size-complex="12pt" style:language-complex="ar" style:country-complex="SA"/>
    </style:style>
    <style:style style:name="T1699" style:family="text">
      <style:text-properties style:use-window-font-color="true" style:font-name="Georgia" fo:font-size="10pt" fo:letter-spacing="0.004cm" fo:language="cs" fo:country="CZ" officeooo:rsid="332b9b5f" style:letter-kerning="true" style:font-name-asian="Times New Roman" style:font-size-asian="10pt" style:language-asian="zxx" style:country-asian="none" style:font-name-complex="Times New Roman" style:font-size-complex="12pt" style:language-complex="ar" style:country-complex="SA"/>
    </style:style>
    <style:style style:name="T1700" style:family="text">
      <style:text-properties style:use-window-font-color="true" style:font-name="Georgia" fo:font-size="10pt" fo:letter-spacing="0.004cm" fo:language="cs" fo:country="CZ" officeooo:rsid="332d005c" style:letter-kerning="true" style:font-name-asian="Times New Roman" style:font-size-asian="10pt" style:language-asian="zxx" style:country-asian="none" style:font-name-complex="Times New Roman" style:font-size-complex="12pt" style:language-complex="ar" style:country-complex="SA"/>
    </style:style>
    <style:style style:name="T1701" style:family="text">
      <style:text-properties style:use-window-font-color="true" style:font-name="Georgia" fo:font-size="10pt" fo:letter-spacing="0.004cm" fo:language="cs" fo:country="CZ" officeooo:rsid="332ec452" style:letter-kerning="true" style:font-name-asian="Times New Roman" style:font-size-asian="10pt" style:language-asian="zxx" style:country-asian="none" style:font-name-complex="Times New Roman" style:font-size-complex="12pt" style:language-complex="ar" style:country-complex="SA"/>
    </style:style>
    <style:style style:name="T1702" style:family="text">
      <style:text-properties style:use-window-font-color="true" style:font-name="Georgia" fo:font-size="10pt" fo:letter-spacing="0.004cm" fo:language="cs" fo:country="CZ" officeooo:rsid="33356022" style:letter-kerning="true" style:font-name-asian="Times New Roman" style:font-size-asian="10pt" style:language-asian="zxx" style:country-asian="none" style:font-name-complex="Times New Roman" style:font-size-complex="12pt" style:language-complex="ar" style:country-complex="SA"/>
    </style:style>
    <style:style style:name="T1703" style:family="text">
      <style:text-properties style:use-window-font-color="true" style:font-name="Georgia" fo:font-size="10pt" fo:letter-spacing="0.004cm" fo:language="cs" fo:country="CZ" officeooo:rsid="334fa27a" style:letter-kerning="true" style:font-name-asian="Times New Roman" style:font-size-asian="10pt" style:language-asian="zxx" style:country-asian="none" style:font-name-complex="Times New Roman" style:font-size-complex="12pt" style:language-complex="ar" style:country-complex="SA"/>
    </style:style>
    <style:style style:name="T1704" style:family="text">
      <style:text-properties style:use-window-font-color="true" style:font-name="Georgia" fo:font-size="10pt" fo:letter-spacing="0.004cm" fo:language="cs" fo:country="CZ" officeooo:rsid="339689c0" style:letter-kerning="true" style:font-name-asian="Times New Roman" style:font-size-asian="10pt" style:language-asian="zxx" style:country-asian="none" style:font-name-complex="Times New Roman" style:font-size-complex="12pt" style:language-complex="ar" style:country-complex="SA"/>
    </style:style>
    <style:style style:name="T1705" style:family="text">
      <style:text-properties style:use-window-font-color="true" style:font-name="Georgia" fo:font-size="10pt" fo:letter-spacing="0.004cm" fo:language="cs" fo:country="CZ" officeooo:rsid="33aa6e4f" style:letter-kerning="true" style:font-name-asian="Times New Roman" style:font-size-asian="10pt" style:language-asian="zxx" style:country-asian="none" style:font-name-complex="Times New Roman" style:font-size-complex="12pt" style:language-complex="ar" style:country-complex="SA"/>
    </style:style>
    <style:style style:name="T1706"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707"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8"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09"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10"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11"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712"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3"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4"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5"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6"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7"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8"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19"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20"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721"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2"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3"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4"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5"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6"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7"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8"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29"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0"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1"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2"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3"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4" style:family="text">
      <style:text-properties style:use-window-font-color="true" style:font-name="Georgia" fo:font-size="10pt" fo:letter-spacing="0.004cm" fo:language="cs" fo:country="CZ" fo:font-weight="normal" officeooo:rsid="3312257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5" style:family="text">
      <style:text-properties style:use-window-font-color="true" style:font-name="Georgia" fo:font-size="10pt" fo:letter-spacing="0.004cm" fo:language="cs" fo:country="CZ" fo:font-weight="normal" officeooo:rsid="3312753c"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6" style:family="text">
      <style:text-properties style:use-window-font-color="true" style:font-name="Georgia" fo:font-size="10pt" fo:letter-spacing="0.004cm" fo:language="cs" fo:country="CZ" fo:font-weight="normal" officeooo:rsid="332b48de"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7" style:family="text">
      <style:text-properties style:use-window-font-color="true" style:font-name="Georgia" fo:font-size="10pt" fo:letter-spacing="0.004cm" fo:language="cs" fo:country="CZ" fo:font-weight="normal" officeooo:rsid="332b9b5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8" style:family="text">
      <style:text-properties style:use-window-font-color="true" style:font-name="Georgia" fo:font-size="10pt" fo:letter-spacing="0.004cm" fo:language="cs" fo:country="CZ" fo:font-weight="normal" officeooo:rsid="332f9d8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39" style:family="text">
      <style:text-properties style:use-window-font-color="true" style:font-name="Georgia" fo:font-size="10pt" fo:letter-spacing="0.004cm" fo:language="cs" fo:country="CZ" fo:font-weight="normal" officeooo:rsid="3330d1c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0" style:family="text">
      <style:text-properties style:use-window-font-color="true" style:font-name="Georgia" fo:font-size="10pt" fo:letter-spacing="0.004cm" fo:language="cs" fo:country="CZ" fo:font-weight="normal" officeooo:rsid="333288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1" style:family="text">
      <style:text-properties style:use-window-font-color="true" style:font-name="Georgia" fo:font-size="10pt" fo:letter-spacing="0.004cm" fo:language="cs" fo:country="CZ" fo:font-weight="normal" officeooo:rsid="3368ce5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2" style:family="text">
      <style:text-properties style:use-window-font-color="true" style:font-name="Georgia" fo:font-size="10pt" fo:letter-spacing="0.004cm" fo:language="cs" fo:country="CZ" fo:font-weight="normal" officeooo:rsid="336a6b9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3" style:family="text">
      <style:text-properties style:use-window-font-color="true" style:font-name="Georgia" fo:font-size="10pt" fo:letter-spacing="0.004cm" fo:language="cs" fo:country="CZ" fo:font-weight="normal" officeooo:rsid="330c9ac2"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4" style:family="text">
      <style:text-properties style:use-window-font-color="true" style:font-name="Georgia" fo:font-size="10pt" fo:letter-spacing="0.004cm" fo:language="cs" fo:country="CZ" fo:font-weight="normal" officeooo:rsid="336c7bb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745"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746"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7"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8"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749"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750"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751"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752"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3"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4"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5"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6"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7"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8"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59" style:family="text">
      <style:text-properties style:use-window-font-color="true" style:font-name="Georgia" fo:font-size="10.5pt" fo:letter-spacing="0.004cm" fo:language="cs" fo:country="CZ" fo:font-style="normal" fo:font-weight="normal" officeooo:rsid="3322a080"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0" style:family="text">
      <style:text-properties style:use-window-font-color="true" style:font-name="Georgia" fo:font-size="10.5pt" fo:letter-spacing="0.004cm" fo:language="cs" fo:country="CZ" fo:font-style="normal" fo:font-weight="normal" officeooo:rsid="3323ff0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1" style:family="text">
      <style:text-properties style:use-window-font-color="true" style:font-name="Georgia" fo:font-size="10.5pt" fo:letter-spacing="0.004cm" fo:language="cs" fo:country="CZ" fo:font-style="normal" fo:font-weight="normal" officeooo:rsid="3324a0b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2" style:family="text">
      <style:text-properties style:use-window-font-color="true" style:font-name="Georgia" fo:font-size="10.5pt" fo:letter-spacing="0.004cm" fo:language="cs" fo:country="CZ" fo:font-style="normal" fo:font-weight="normal" officeooo:rsid="3344c94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3" style:family="text">
      <style:text-properties style:use-window-font-color="true" style:font-name="Georgia" fo:font-size="10.5pt" fo:letter-spacing="0.004cm" fo:language="cs" fo:country="CZ" fo:font-style="normal" fo:font-weight="normal" officeooo:rsid="337188f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4" style:family="text">
      <style:text-properties style:use-window-font-color="true" style:font-name="Georgia" fo:font-size="10.5pt" fo:letter-spacing="0.004cm" fo:language="cs" fo:country="CZ" fo:font-style="normal" fo:font-weight="normal" officeooo:rsid="3378f6b7"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5" style:family="text">
      <style:text-properties style:use-window-font-color="true" style:font-name="Georgia" fo:font-size="10.5pt" fo:letter-spacing="0.004cm" fo:language="cs" fo:country="CZ" fo:font-style="normal" fo:font-weight="normal" officeooo:rsid="3379da0c"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766" style:family="text">
      <style:text-properties style:use-window-font-color="true" style:font-name="Georgia" fo:font-size="10.5pt" fo:letter-spacing="0.004cm" fo:language="cs" fo:country="CZ" officeooo:rsid="33204ac2" style:letter-kerning="true" style:font-name-asian="Times New Roman" style:font-size-asian="10.5pt" style:language-asian="zxx" style:country-asian="none" style:font-name-complex="Times New Roman" style:font-size-complex="10.5pt" style:language-complex="ar" style:country-complex="SA"/>
    </style:style>
    <style:style style:name="T1767" style:family="text">
      <style:text-properties style:use-window-font-color="true" style:font-name="Georgia" fo:font-size="10.5pt" fo:letter-spacing="0.004cm" fo:language="cs" fo:country="CZ" fo:font-style="italic" fo:font-weight="normal" officeooo:rsid="3379da0c"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1768"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769"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770"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771"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772"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773"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774" style:family="text">
      <style:text-properties style:use-window-font-color="true" style:font-name="Georgia" fo:letter-spacing="0.004cm" fo:language="cs" fo:country="CZ" fo:font-style="normal" fo:font-weight="normal" officeooo:rsid="3322a080"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75" style:family="text">
      <style:text-properties style:use-window-font-color="true" style:font-name="Georgia" fo:letter-spacing="0.004cm" fo:language="cs" fo:country="CZ" fo:font-style="normal" fo:font-weight="normal" officeooo:rsid="339b6a3d" style:letter-kerning="true" style:font-name-asian="Times New Roman" style:language-asian="zxx" style:country-asian="none" style:font-style-asian="normal" style:font-weight-asian="normal" style:font-name-complex="Times New Roman" style:language-complex="ar" style:country-complex="SA" style:font-style-complex="normal" style:font-weight-complex="normal"/>
    </style:style>
    <style:style style:name="T1776"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777" style:family="text">
      <style:text-properties style:use-window-font-color="true" officeooo:rsid="31dc42b3"/>
    </style:style>
    <style:style style:name="T1778"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779"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780"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781" style:family="text">
      <style:text-properties style:use-window-font-color="true" style:font-name="Georgia2" fo:font-size="10.5pt" fo:letter-spacing="0.004cm" fo:language="cs" fo:country="CZ" fo:font-style="italic" style:text-underline-style="none" fo:font-weight="bold" officeooo:rsid="32ff76e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782" style:family="text">
      <style:text-properties style:use-window-font-color="true" fo:font-weight="normal" style:font-weight-asian="normal" style:font-weight-complex="normal"/>
    </style:style>
    <style:style style:name="T1783" style:family="text">
      <style:text-properties style:use-window-font-color="true" fo:font-weight="normal" officeooo:rsid="3359ef47" style:font-weight-asian="normal" style:font-weight-complex="normal"/>
    </style:style>
    <style:style style:name="T1784" style:family="text">
      <style:text-properties officeooo:rsid="2ba53bbf"/>
    </style:style>
    <style:style style:name="T1785" style:family="text">
      <style:text-properties officeooo:rsid="2ba6128a"/>
    </style:style>
    <style:style style:name="T1786" style:family="text">
      <style:text-properties officeooo:rsid="2ba65874"/>
    </style:style>
    <style:style style:name="T1787" style:family="text">
      <style:text-properties officeooo:rsid="2ba6c530"/>
    </style:style>
    <style:style style:name="T1788" style:family="text">
      <style:text-properties officeooo:rsid="2ba79455"/>
    </style:style>
    <style:style style:name="T1789" style:family="text">
      <style:text-properties officeooo:rsid="2ba81b5a"/>
    </style:style>
    <style:style style:name="T1790" style:family="text">
      <style:text-properties officeooo:rsid="2ba9166b"/>
    </style:style>
    <style:style style:name="T1791" style:family="text">
      <style:text-properties officeooo:rsid="2bacda3a"/>
    </style:style>
    <style:style style:name="T1792" style:family="text">
      <style:text-properties fo:color="#0066b3"/>
    </style:style>
    <style:style style:name="T1793" style:family="text">
      <style:text-properties fo:color="#0066b3" fo:font-style="normal" style:font-style-asian="normal" style:font-style-complex="normal"/>
    </style:style>
    <style:style style:name="T1794" style:family="text">
      <style:text-properties fo:color="#0066b3" fo:font-style="normal" officeooo:rsid="2bacda3a" style:font-style-asian="normal" style:font-style-complex="normal"/>
    </style:style>
    <style:style style:name="T1795" style:family="text">
      <style:text-properties fo:color="#0066b3" fo:font-style="normal" officeooo:rsid="2baeecc3" style:font-style-asian="normal" style:font-style-complex="normal"/>
    </style:style>
    <style:style style:name="T1796" style:family="text">
      <style:text-properties fo:color="#0066b3" officeooo:rsid="2bc853ba"/>
    </style:style>
    <style:style style:name="T1797" style:family="text">
      <style:text-properties officeooo:rsid="2bd48938"/>
    </style:style>
    <style:style style:name="T1798" style:family="text">
      <style:text-properties officeooo:rsid="2bd8bdec"/>
    </style:style>
    <style:style style:name="T1799" style:family="text">
      <style:text-properties officeooo:rsid="2bd9655a"/>
    </style:style>
    <style:style style:name="T1800" style:family="text">
      <style:text-properties officeooo:rsid="2bdad164"/>
    </style:style>
    <style:style style:name="T1801" style:family="text">
      <style:text-properties officeooo:rsid="2bdda800"/>
    </style:style>
    <style:style style:name="T1802" style:family="text">
      <style:text-properties officeooo:rsid="2bde4c77"/>
    </style:style>
    <style:style style:name="T1803" style:family="text">
      <style:text-properties officeooo:rsid="2bdf96d1"/>
    </style:style>
    <style:style style:name="T1804" style:family="text">
      <style:text-properties officeooo:rsid="2bdfc203"/>
    </style:style>
    <style:style style:name="T1805" style:family="text">
      <style:text-properties officeooo:rsid="2be594ff"/>
    </style:style>
    <style:style style:name="T1806" style:family="text">
      <style:text-properties officeooo:rsid="2be8ae79"/>
    </style:style>
    <style:style style:name="T1807" style:family="text">
      <style:text-properties officeooo:rsid="2be98962"/>
    </style:style>
    <style:style style:name="T1808" style:family="text">
      <style:text-properties fo:background-color="transparent" loext:char-shading-value="0"/>
    </style:style>
    <style:style style:name="T1809" style:family="text">
      <style:text-properties officeooo:rsid="2edbde94" fo:background-color="transparent" loext:char-shading-value="0"/>
    </style:style>
    <style:style style:name="T1810" style:family="text">
      <style:text-properties officeooo:rsid="2edf1439" fo:background-color="transparent" loext:char-shading-value="0"/>
    </style:style>
    <style:style style:name="T1811" style:family="text">
      <style:text-properties officeooo:rsid="2ef2ef34" fo:background-color="transparent" loext:char-shading-value="0"/>
    </style:style>
    <style:style style:name="T1812" style:family="text">
      <style:text-properties officeooo:rsid="2eff4052" fo:background-color="transparent" loext:char-shading-value="0"/>
    </style:style>
    <style:style style:name="T1813" style:family="text">
      <style:text-properties officeooo:rsid="2f0044f6" fo:background-color="transparent" loext:char-shading-value="0"/>
    </style:style>
    <style:style style:name="T1814" style:family="text">
      <style:text-properties officeooo:rsid="2f0110de" fo:background-color="transparent" loext:char-shading-value="0"/>
    </style:style>
    <style:style style:name="T1815" style:family="text">
      <style:text-properties officeooo:rsid="2f0230f4" fo:background-color="transparent" loext:char-shading-value="0"/>
    </style:style>
    <style:style style:name="T1816" style:family="text">
      <style:text-properties officeooo:rsid="2f0cc567" fo:background-color="transparent" loext:char-shading-value="0"/>
    </style:style>
    <style:style style:name="T1817" style:family="text">
      <style:text-properties officeooo:rsid="2f2ee20c" fo:background-color="transparent" loext:char-shading-value="0"/>
    </style:style>
    <style:style style:name="T1818" style:family="text">
      <style:text-properties officeooo:rsid="2bf3b616"/>
    </style:style>
    <style:style style:name="T1819" style:family="text">
      <style:text-properties officeooo:rsid="44e8fabe"/>
    </style:style>
    <style:style style:name="T1820" style:family="text">
      <style:text-properties officeooo:rsid="459181d3"/>
    </style:style>
    <style:style style:name="T1821" style:family="text">
      <style:text-properties officeooo:rsid="458c8480"/>
    </style:style>
    <style:style style:name="T1822" style:family="text">
      <style:text-properties officeooo:rsid="458d9c32"/>
    </style:style>
    <style:style style:name="T1823" style:family="text">
      <style:text-properties officeooo:rsid="458ffa75"/>
    </style:style>
    <style:style style:name="T1824" style:family="text">
      <style:text-properties officeooo:rsid="4588b715"/>
    </style:style>
    <style:style style:name="T1825" style:family="text">
      <style:text-properties officeooo:rsid="2bf6ed61"/>
    </style:style>
    <style:style style:name="T1826" style:family="text">
      <style:text-properties officeooo:rsid="2bfda84f"/>
    </style:style>
    <style:style style:name="T1827" style:family="text">
      <style:text-properties officeooo:rsid="2c007857"/>
    </style:style>
    <style:style style:name="T1828" style:family="text">
      <style:text-properties officeooo:rsid="2c049610"/>
    </style:style>
    <style:style style:name="T1829" style:family="text">
      <style:text-properties officeooo:rsid="2c11176a"/>
    </style:style>
    <style:style style:name="T1830" style:family="text">
      <style:text-properties officeooo:rsid="2c123205"/>
    </style:style>
    <style:style style:name="T1831" style:family="text">
      <style:text-properties officeooo:rsid="2c13e078"/>
    </style:style>
    <style:style style:name="T1832" style:family="text">
      <style:text-properties officeooo:rsid="2c141b9b"/>
    </style:style>
    <style:style style:name="T1833" style:family="text">
      <style:text-properties officeooo:rsid="2c15191c"/>
    </style:style>
    <style:style style:name="T1834" style:family="text">
      <style:text-properties officeooo:rsid="2c152ac4"/>
    </style:style>
    <style:style style:name="T1835" style:family="text">
      <style:text-properties officeooo:rsid="2c16bec6"/>
    </style:style>
    <style:style style:name="T1836" style:family="text">
      <style:text-properties officeooo:rsid="2c1d7b08"/>
    </style:style>
    <style:style style:name="T1837" style:family="text">
      <style:text-properties officeooo:rsid="2c1e16cf"/>
    </style:style>
    <style:style style:name="T1838" style:family="text">
      <style:text-properties officeooo:rsid="2c1f533d"/>
    </style:style>
    <style:style style:name="T1839" style:family="text">
      <style:text-properties officeooo:rsid="2c1f9c56"/>
    </style:style>
    <style:style style:name="T1840" style:family="text">
      <style:text-properties officeooo:rsid="2c21a43d"/>
    </style:style>
    <style:style style:name="T1841" style:family="text">
      <style:text-properties officeooo:rsid="2c28c0db"/>
    </style:style>
    <style:style style:name="T1842" style:family="text">
      <style:text-properties officeooo:rsid="2c2ce9bd"/>
    </style:style>
    <style:style style:name="T1843" style:family="text">
      <style:text-properties officeooo:rsid="2c2d6ec4"/>
    </style:style>
    <style:style style:name="T1844" style:family="text">
      <style:text-properties officeooo:rsid="2c2d757d"/>
    </style:style>
    <style:style style:name="T1845" style:family="text">
      <style:text-properties officeooo:rsid="2c2f64aa"/>
    </style:style>
    <style:style style:name="T1846" style:family="text">
      <style:text-properties officeooo:rsid="2c33b6e6"/>
    </style:style>
    <style:style style:name="T1847" style:family="text">
      <style:text-properties officeooo:rsid="2c375fa9"/>
    </style:style>
    <style:style style:name="T1848" style:family="text">
      <style:text-properties officeooo:rsid="2c37d9b4"/>
    </style:style>
    <style:style style:name="T1849" style:family="text">
      <style:text-properties officeooo:rsid="2c3c4034"/>
    </style:style>
    <style:style style:name="T1850" style:family="text">
      <style:text-properties officeooo:rsid="49f9015f"/>
    </style:style>
    <style:style style:name="T1851" style:family="text">
      <style:text-properties officeooo:rsid="2c3e40fa"/>
    </style:style>
    <style:style style:name="T1852" style:family="text">
      <style:text-properties officeooo:rsid="2c42d4d9"/>
    </style:style>
    <style:style style:name="T1853" style:family="text">
      <style:text-properties officeooo:rsid="2c456ac3"/>
    </style:style>
    <style:style style:name="T1854" style:family="text">
      <style:text-properties officeooo:rsid="2c4725e4"/>
    </style:style>
    <style:style style:name="T1855" style:family="text">
      <style:text-properties officeooo:rsid="2c48e1be"/>
    </style:style>
    <style:style style:name="T1856" style:family="text">
      <style:text-properties officeooo:rsid="2c495bf9"/>
    </style:style>
    <style:style style:name="T1857" style:family="text">
      <style:text-properties officeooo:rsid="2c4a88d2"/>
    </style:style>
    <style:style style:name="T1858" style:family="text">
      <style:text-properties officeooo:rsid="2c5167e0"/>
    </style:style>
    <style:style style:name="T1859" style:family="text">
      <style:text-properties officeooo:rsid="2c538467"/>
    </style:style>
    <style:style style:name="T1860" style:family="text">
      <style:text-properties officeooo:rsid="2c58c2c8"/>
    </style:style>
    <style:style style:name="T1861" style:family="text">
      <style:text-properties officeooo:rsid="2c5cf113"/>
    </style:style>
    <style:style style:name="T1862" style:family="text">
      <style:text-properties officeooo:rsid="2c652f98"/>
    </style:style>
    <style:style style:name="T1863" style:family="text">
      <style:text-properties officeooo:rsid="2c69b5be"/>
    </style:style>
    <style:style style:name="T1864" style:family="text">
      <style:text-properties officeooo:rsid="2c6fa4e1"/>
    </style:style>
    <style:style style:name="T1865" style:family="text">
      <style:text-properties officeooo:rsid="2c71a7b1"/>
    </style:style>
    <style:style style:name="T1866" style:family="text">
      <style:text-properties officeooo:rsid="2c7343b7"/>
    </style:style>
    <style:style style:name="T1867" style:family="text">
      <style:text-properties officeooo:rsid="2c741c4d"/>
    </style:style>
    <style:style style:name="T1868" style:family="text">
      <style:text-properties officeooo:rsid="2c764851"/>
    </style:style>
    <style:style style:name="T1869" style:family="text">
      <style:text-properties officeooo:rsid="2c7951ff"/>
    </style:style>
    <style:style style:name="T1870" style:family="text">
      <style:text-properties officeooo:rsid="2c7a0231"/>
    </style:style>
    <style:style style:name="T1871" style:family="text">
      <style:text-properties officeooo:rsid="2c7b5759"/>
    </style:style>
    <style:style style:name="T1872" style:family="text">
      <style:text-properties officeooo:rsid="2c7c03cd"/>
    </style:style>
    <style:style style:name="T1873" style:family="text">
      <style:text-properties officeooo:rsid="2c7ec0da"/>
    </style:style>
    <style:style style:name="T1874" style:family="text">
      <style:text-properties officeooo:rsid="2c8037a9"/>
    </style:style>
    <style:style style:name="T1875" style:family="text">
      <style:text-properties officeooo:rsid="2c82759d"/>
    </style:style>
    <style:style style:name="T1876" style:family="text">
      <style:text-properties officeooo:rsid="2c8571e4"/>
    </style:style>
    <style:style style:name="T1877" style:family="text">
      <style:text-properties officeooo:rsid="2c8c0914"/>
    </style:style>
    <style:style style:name="T1878" style:family="text">
      <style:text-properties officeooo:rsid="2c8c563c"/>
    </style:style>
    <style:style style:name="T1879" style:family="text">
      <style:text-properties officeooo:rsid="2c8cb4a5"/>
    </style:style>
    <style:style style:name="T1880" style:family="text">
      <style:text-properties officeooo:rsid="2c8d736d"/>
    </style:style>
    <style:style style:name="T1881" style:family="text">
      <style:text-properties officeooo:rsid="2c8e9a51"/>
    </style:style>
    <style:style style:name="T1882" style:family="text">
      <style:text-properties officeooo:rsid="2c90564c"/>
    </style:style>
    <style:style style:name="T1883" style:family="text">
      <style:text-properties officeooo:rsid="2c94a64a"/>
    </style:style>
    <style:style style:name="T1884" style:family="text">
      <style:text-properties officeooo:rsid="2c958779"/>
    </style:style>
    <style:style style:name="T1885" style:family="text">
      <style:text-properties officeooo:rsid="2c97d189"/>
    </style:style>
    <style:style style:name="T1886" style:family="text">
      <style:text-properties style:text-underline-style="none" fo:font-weight="normal" style:font-weight-asian="normal" style:font-weight-complex="normal"/>
    </style:style>
    <style:style style:name="T1887" style:family="text">
      <style:text-properties style:text-underline-style="none" officeooo:rsid="2ce9720a"/>
    </style:style>
    <style:style style:name="T1888" style:family="text">
      <style:text-properties style:text-underline-style="none" officeooo:rsid="2dec2f3d"/>
    </style:style>
    <style:style style:name="T1889" style:family="text">
      <style:text-properties style:text-underline-style="none" officeooo:rsid="2ddaf02d"/>
    </style:style>
    <style:style style:name="T1890" style:family="text">
      <style:text-properties style:text-underline-style="none" officeooo:rsid="2e313b42"/>
    </style:style>
    <style:style style:name="T1891" style:family="text">
      <style:text-properties style:text-underline-style="none" officeooo:rsid="2de09fdb"/>
    </style:style>
    <style:style style:name="T1892" style:family="text">
      <style:text-properties style:text-underline-style="none" officeooo:rsid="2de46560"/>
    </style:style>
    <style:style style:name="T1893" style:family="text">
      <style:text-properties style:text-underline-style="none" officeooo:rsid="2e329540"/>
    </style:style>
    <style:style style:name="T1894" style:family="text">
      <style:text-properties officeooo:rsid="2c99f344"/>
    </style:style>
    <style:style style:name="T1895" style:family="text">
      <style:text-properties officeooo:rsid="2c9c7c29"/>
    </style:style>
    <style:style style:name="T1896" style:family="text">
      <style:text-properties officeooo:rsid="2ca212e0"/>
    </style:style>
    <style:style style:name="T1897" style:family="text">
      <style:text-properties officeooo:rsid="2ca3ae3a"/>
    </style:style>
    <style:style style:name="T1898" style:family="text">
      <style:text-properties officeooo:rsid="2ca567e1"/>
    </style:style>
    <style:style style:name="T1899" style:family="text">
      <style:text-properties officeooo:rsid="2ca628f8"/>
    </style:style>
    <style:style style:name="T1900" style:family="text">
      <style:text-properties officeooo:rsid="2ca72854"/>
    </style:style>
    <style:style style:name="T1901" style:family="text">
      <style:text-properties officeooo:rsid="2ca8329c"/>
    </style:style>
    <style:style style:name="T1902" style:family="text">
      <style:text-properties officeooo:rsid="2cae2371"/>
    </style:style>
    <style:style style:name="T1903" style:family="text">
      <style:text-properties officeooo:rsid="2caebdb6"/>
    </style:style>
    <style:style style:name="T1904" style:family="text">
      <style:text-properties officeooo:rsid="2cb47170"/>
    </style:style>
    <style:style style:name="T1905" style:family="text">
      <style:text-properties officeooo:rsid="44ee1dce"/>
    </style:style>
    <style:style style:name="T1906" style:family="text">
      <style:text-properties officeooo:rsid="2cb7658c"/>
    </style:style>
    <style:style style:name="T1907" style:family="text">
      <style:text-properties officeooo:rsid="2cba2d6a"/>
    </style:style>
    <style:style style:name="T1908" style:family="text">
      <style:text-properties officeooo:rsid="2cbd3085"/>
    </style:style>
    <style:style style:name="T1909" style:family="text">
      <style:text-properties officeooo:rsid="2cbe6177"/>
    </style:style>
    <style:style style:name="T1910" style:family="text">
      <style:text-properties officeooo:rsid="2cbeaad4"/>
    </style:style>
    <style:style style:name="T1911" style:family="text">
      <style:text-properties officeooo:rsid="2cc16f04"/>
    </style:style>
    <style:style style:name="T1912" style:family="text">
      <style:text-properties officeooo:rsid="2cc27d39"/>
    </style:style>
    <style:style style:name="T1913" style:family="text">
      <style:text-properties officeooo:rsid="4ce6a2d1"/>
    </style:style>
    <style:style style:name="T191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5"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6"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7" style:family="text">
      <style:text-properties officeooo:rsid="4b875a34"/>
    </style:style>
    <style:style style:name="T1918" style:family="text">
      <style:text-properties officeooo:rsid="2cc6471e"/>
    </style:style>
    <style:style style:name="T1919" style:family="text">
      <style:text-properties officeooo:rsid="2cc784fd"/>
    </style:style>
    <style:style style:name="T1920" style:family="text">
      <style:text-properties officeooo:rsid="2cc88023"/>
    </style:style>
    <style:style style:name="T1921" style:family="text">
      <style:text-properties officeooo:rsid="2ccce5ab"/>
    </style:style>
    <style:style style:name="T1922" style:family="text">
      <style:text-properties officeooo:rsid="2ccebb41"/>
    </style:style>
    <style:style style:name="T1923" style:family="text">
      <style:text-properties officeooo:rsid="2cceffa3"/>
    </style:style>
    <style:style style:name="T1924" style:family="text">
      <style:text-properties officeooo:rsid="2cd0a796"/>
    </style:style>
    <style:style style:name="T1925" style:family="text">
      <style:text-properties officeooo:rsid="2cd2e478"/>
    </style:style>
    <style:style style:name="T1926" style:family="text">
      <style:text-properties officeooo:rsid="2cd7e1f2"/>
    </style:style>
    <style:style style:name="T1927" style:family="text">
      <style:text-properties officeooo:rsid="2cd96a13"/>
    </style:style>
    <style:style style:name="T1928" style:family="text">
      <style:text-properties officeooo:rsid="2cdb972e"/>
    </style:style>
    <style:style style:name="T1929" style:family="text">
      <style:text-properties officeooo:rsid="2ce9720a"/>
    </style:style>
    <style:style style:name="T1930" style:family="text">
      <style:text-properties officeooo:rsid="2cf30dac"/>
    </style:style>
    <style:style style:name="T1931" style:family="text">
      <style:text-properties officeooo:rsid="2cf4dcba"/>
    </style:style>
    <style:style style:name="T1932" style:family="text">
      <style:text-properties officeooo:rsid="2cf5e8e0"/>
    </style:style>
    <style:style style:name="T1933" style:family="text">
      <style:text-properties officeooo:rsid="2d00adaf"/>
    </style:style>
    <style:style style:name="T1934" style:family="text">
      <style:text-properties officeooo:rsid="2d04f7ac"/>
    </style:style>
    <style:style style:name="T1935" style:family="text">
      <style:text-properties officeooo:rsid="2d06debb"/>
    </style:style>
    <style:style style:name="T1936" style:family="text">
      <style:text-properties officeooo:rsid="2d08b6f5"/>
    </style:style>
    <style:style style:name="T1937" style:family="text">
      <style:text-properties officeooo:rsid="2d0f0827"/>
    </style:style>
    <style:style style:name="T1938" style:family="text">
      <style:text-properties officeooo:rsid="2d10b9ec"/>
    </style:style>
    <style:style style:name="T1939" style:family="text">
      <style:text-properties officeooo:rsid="2d12c0ee"/>
    </style:style>
    <style:style style:name="T1940" style:family="text">
      <style:text-properties officeooo:rsid="2d137ec5"/>
    </style:style>
    <style:style style:name="T1941" style:family="text">
      <style:text-properties officeooo:rsid="2d18aad7"/>
    </style:style>
    <style:style style:name="T1942" style:family="text">
      <style:text-properties officeooo:rsid="41943a51"/>
    </style:style>
    <style:style style:name="T1943" style:family="text">
      <style:text-properties officeooo:rsid="2d2a0c47"/>
    </style:style>
    <style:style style:name="T1944" style:family="text">
      <style:text-properties officeooo:rsid="2d30adf9"/>
    </style:style>
    <style:style style:name="T1945" style:family="text">
      <style:text-properties officeooo:rsid="2d369bed"/>
    </style:style>
    <style:style style:name="T1946" style:family="text">
      <style:text-properties officeooo:rsid="2d3f6243"/>
    </style:style>
    <style:style style:name="T1947" style:family="text">
      <style:text-properties officeooo:rsid="2d47af22"/>
    </style:style>
    <style:style style:name="T1948" style:family="text">
      <style:text-properties officeooo:rsid="2d49f89f"/>
    </style:style>
    <style:style style:name="T1949" style:family="text">
      <style:text-properties officeooo:rsid="2d53ff92"/>
    </style:style>
    <style:style style:name="T1950" style:family="text">
      <style:text-properties officeooo:rsid="2d5718e3"/>
    </style:style>
    <style:style style:name="T1951" style:family="text">
      <style:text-properties officeooo:rsid="2d58e3ec"/>
    </style:style>
    <style:style style:name="T1952" style:family="text">
      <style:text-properties officeooo:rsid="2d5c0ae3"/>
    </style:style>
    <style:style style:name="T1953" style:family="text">
      <style:text-properties officeooo:rsid="2d6299e2"/>
    </style:style>
    <style:style style:name="T1954" style:family="text">
      <style:text-properties officeooo:rsid="2d6db9c7"/>
    </style:style>
    <style:style style:name="T1955" style:family="text">
      <style:text-properties officeooo:rsid="2d6def36"/>
    </style:style>
    <style:style style:name="T1956" style:family="text">
      <style:text-properties officeooo:rsid="2d7423ca"/>
    </style:style>
    <style:style style:name="T1957" style:family="text">
      <style:text-properties officeooo:rsid="2d794b0f"/>
    </style:style>
    <style:style style:name="T1958" style:family="text">
      <style:text-properties officeooo:rsid="2d79ddc6"/>
    </style:style>
    <style:style style:name="T1959" style:family="text">
      <style:text-properties officeooo:rsid="503dc632"/>
    </style:style>
    <style:style style:name="T1960" style:family="text">
      <style:text-properties officeooo:rsid="4ce0ade6"/>
    </style:style>
    <style:style style:name="T1961" style:family="text">
      <style:text-properties officeooo:rsid="503b24ff"/>
    </style:style>
    <style:style style:name="T1962" style:family="text">
      <style:text-properties officeooo:rsid="2d823d8d"/>
    </style:style>
    <style:style style:name="T1963" style:family="text">
      <style:text-properties officeooo:rsid="2d841b89"/>
    </style:style>
    <style:style style:name="T1964" style:family="text">
      <style:text-properties officeooo:rsid="2d84afa8"/>
    </style:style>
    <style:style style:name="T1965" style:family="text">
      <style:text-properties officeooo:rsid="2d862c9d"/>
    </style:style>
    <style:style style:name="T1966" style:family="text">
      <style:text-properties officeooo:rsid="2d88d4b5"/>
    </style:style>
    <style:style style:name="T1967" style:family="text">
      <style:text-properties officeooo:rsid="2d89328c"/>
    </style:style>
    <style:style style:name="T1968" style:family="text">
      <style:text-properties officeooo:rsid="2d8b0dfd"/>
    </style:style>
    <style:style style:name="T1969" style:family="text">
      <style:text-properties officeooo:rsid="2d8e7578"/>
    </style:style>
    <style:style style:name="T1970" style:family="text">
      <style:text-properties officeooo:rsid="2d8f7e6a"/>
    </style:style>
    <style:style style:name="T1971" style:family="text">
      <style:text-properties officeooo:rsid="2d90f701"/>
    </style:style>
    <style:style style:name="T1972" style:family="text">
      <style:text-properties officeooo:rsid="2d92599d"/>
    </style:style>
    <style:style style:name="T1973" style:family="text">
      <style:text-properties officeooo:rsid="2d992d80"/>
    </style:style>
    <style:style style:name="T1974" style:family="text">
      <style:text-properties officeooo:rsid="2d9f807f"/>
    </style:style>
    <style:style style:name="T1975" style:family="text">
      <style:text-properties officeooo:rsid="2da09627"/>
    </style:style>
    <style:style style:name="T1976" style:family="text">
      <style:text-properties officeooo:rsid="2daab5b0"/>
    </style:style>
    <style:style style:name="T1977" style:family="text">
      <style:text-properties officeooo:rsid="2db13f1b"/>
    </style:style>
    <style:style style:name="T1978" style:family="text">
      <style:text-properties officeooo:rsid="2db4722c"/>
    </style:style>
    <style:style style:name="T1979" style:family="text">
      <style:text-properties officeooo:rsid="2db68d28"/>
    </style:style>
    <style:style style:name="T1980" style:family="text">
      <style:text-properties officeooo:rsid="2db85677"/>
    </style:style>
    <style:style style:name="T1981" style:family="text">
      <style:text-properties officeooo:rsid="2db9fdf6"/>
    </style:style>
    <style:style style:name="T1982" style:family="text">
      <style:text-properties officeooo:rsid="2dbb04a6"/>
    </style:style>
    <style:style style:name="T1983" style:family="text">
      <style:text-properties officeooo:rsid="2dbd0347"/>
    </style:style>
    <style:style style:name="T1984" style:family="text">
      <style:text-properties officeooo:rsid="2dc01899"/>
    </style:style>
    <style:style style:name="T1985" style:family="text">
      <style:text-properties officeooo:rsid="2dc1b7e5"/>
    </style:style>
    <style:style style:name="T1986" style:family="text">
      <style:text-properties officeooo:rsid="2dcd463e"/>
    </style:style>
    <style:style style:name="T1987" style:family="text">
      <style:text-properties officeooo:rsid="2dd158b3"/>
    </style:style>
    <style:style style:name="T1988" style:family="text">
      <style:text-properties officeooo:rsid="2dd34059"/>
    </style:style>
    <style:style style:name="T1989" style:family="text">
      <style:text-properties officeooo:rsid="2dd36913"/>
    </style:style>
    <style:style style:name="T1990" style:family="text">
      <style:text-properties officeooo:rsid="2dd9f2bf"/>
    </style:style>
    <style:style style:name="T1991" style:family="text">
      <style:text-properties officeooo:rsid="2ddaf02d"/>
    </style:style>
    <style:style style:name="T1992" style:family="text">
      <style:text-properties officeooo:rsid="2de46560"/>
    </style:style>
    <style:style style:name="T1993" style:family="text">
      <style:text-properties officeooo:rsid="2de8eebc"/>
    </style:style>
    <style:style style:name="T1994" style:family="text">
      <style:text-properties officeooo:rsid="2de9675d"/>
    </style:style>
    <style:style style:name="T1995" style:family="text">
      <style:text-properties officeooo:rsid="2deb3456"/>
    </style:style>
    <style:style style:name="T1996" style:family="text">
      <style:text-properties officeooo:rsid="2dec2f3d"/>
    </style:style>
    <style:style style:name="T1997" style:family="text">
      <style:text-properties officeooo:rsid="2decc4d6"/>
    </style:style>
    <style:style style:name="T1998" style:family="text">
      <style:text-properties officeooo:rsid="2df3efee"/>
    </style:style>
    <style:style style:name="T1999" style:family="text">
      <style:text-properties officeooo:rsid="2df56763"/>
    </style:style>
    <style:style style:name="T2000" style:family="text">
      <style:text-properties officeooo:rsid="2df6eed8"/>
    </style:style>
    <style:style style:name="T2001" style:family="text">
      <style:text-properties officeooo:rsid="2df8dc0f"/>
    </style:style>
    <style:style style:name="T2002" style:family="text">
      <style:text-properties officeooo:rsid="2dffb0bf"/>
    </style:style>
    <style:style style:name="T2003" style:family="text">
      <style:text-properties officeooo:rsid="2e052e6b"/>
    </style:style>
    <style:style style:name="T2004" style:family="text">
      <style:text-properties officeooo:rsid="2e05b920"/>
    </style:style>
    <style:style style:name="T2005" style:family="text">
      <style:text-properties officeooo:rsid="2e155299"/>
    </style:style>
    <style:style style:name="T2006" style:family="text">
      <style:text-properties officeooo:rsid="2e269220"/>
    </style:style>
    <style:style style:name="T2007" style:family="text">
      <style:text-properties officeooo:rsid="2e329540"/>
    </style:style>
    <style:style style:name="T2008" style:family="text">
      <style:text-properties officeooo:rsid="2e3389d8"/>
    </style:style>
    <style:style style:name="T2009" style:family="text">
      <style:text-properties officeooo:rsid="2e35c073"/>
    </style:style>
    <style:style style:name="T2010" style:family="text">
      <style:text-properties officeooo:rsid="2e375532"/>
    </style:style>
    <style:style style:name="T2011" style:family="text">
      <style:text-properties officeooo:rsid="2e39295e"/>
    </style:style>
    <style:style style:name="T2012" style:family="text">
      <style:text-properties officeooo:rsid="2e3add85"/>
    </style:style>
    <style:style style:name="T2013" style:family="text">
      <style:text-properties officeooo:rsid="2e3cdd0a"/>
    </style:style>
    <style:style style:name="T2014" style:family="text">
      <style:text-properties officeooo:rsid="2e3d5ccf"/>
    </style:style>
    <style:style style:name="T2015" style:family="text">
      <style:text-properties officeooo:rsid="2e4380c6"/>
    </style:style>
    <style:style style:name="T2016" style:family="text">
      <style:text-properties officeooo:rsid="2e4429db"/>
    </style:style>
    <style:style style:name="T2017" style:family="text">
      <style:text-properties officeooo:rsid="2e6413c8"/>
    </style:style>
    <style:style style:name="T2018" style:family="text">
      <style:text-properties officeooo:rsid="2e66edb4"/>
    </style:style>
    <style:style style:name="T2019" style:family="text">
      <style:text-properties officeooo:rsid="2e6b1721"/>
    </style:style>
    <style:style style:name="T2020" style:family="text">
      <style:text-properties officeooo:rsid="2e6fb553"/>
    </style:style>
    <style:style style:name="T2021" style:family="text">
      <style:text-properties officeooo:rsid="2e709a3a"/>
    </style:style>
    <style:style style:name="T2022" style:family="text">
      <style:text-properties officeooo:rsid="2e74559c"/>
    </style:style>
    <style:style style:name="T2023" style:family="text">
      <style:text-properties officeooo:rsid="2e753075"/>
    </style:style>
    <style:style style:name="T2024" style:family="text">
      <style:text-properties officeooo:rsid="2e791353"/>
    </style:style>
    <style:style style:name="T2025" style:family="text">
      <style:text-properties officeooo:rsid="2e7a88ef"/>
    </style:style>
    <style:style style:name="T2026" style:family="text">
      <style:text-properties officeooo:rsid="2e7dcae7"/>
    </style:style>
    <style:style style:name="T2027" style:family="text">
      <style:text-properties officeooo:rsid="2e7ecf95"/>
    </style:style>
    <style:style style:name="T2028" style:family="text">
      <style:text-properties officeooo:rsid="2e808f65"/>
    </style:style>
    <style:style style:name="T2029" style:family="text">
      <style:text-properties officeooo:rsid="2e819ee6"/>
    </style:style>
    <style:style style:name="T2030" style:family="text">
      <style:text-properties officeooo:rsid="2e8280e7"/>
    </style:style>
    <style:style style:name="T2031" style:family="text">
      <style:text-properties officeooo:rsid="2e83110c"/>
    </style:style>
    <style:style style:name="T2032" style:family="text">
      <style:text-properties officeooo:rsid="2e858e23"/>
    </style:style>
    <style:style style:name="T2033" style:family="text">
      <style:text-properties officeooo:rsid="2e9072f8"/>
    </style:style>
    <style:style style:name="T2034" style:family="text">
      <style:text-properties officeooo:rsid="2e95a0be"/>
    </style:style>
    <style:style style:name="T2035" style:family="text">
      <style:text-properties officeooo:rsid="4ea8ed76"/>
    </style:style>
    <style:style style:name="T2036"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7" style:family="text">
      <style:text-properties officeooo:rsid="2e95bd5e"/>
    </style:style>
    <style:style style:name="T2038" style:family="text">
      <style:text-properties officeooo:rsid="2e97f86b"/>
    </style:style>
    <style:style style:name="T2039" style:family="text">
      <style:text-properties officeooo:rsid="2e99c0c1"/>
    </style:style>
    <style:style style:name="T2040" style:family="text">
      <style:text-properties officeooo:rsid="516d15c5"/>
    </style:style>
    <style:style style:name="T2041" style:family="text">
      <style:text-properties fo:color="#c3b346" fo:font-style="normal" officeooo:rsid="4e2f1665" style:font-style-asian="normal" style:font-style-complex="normal"/>
    </style:style>
    <style:style style:name="T2042" style:family="text">
      <style:text-properties officeooo:rsid="2ea1ab7e"/>
    </style:style>
    <style:style style:name="T2043" style:family="text">
      <style:text-properties officeooo:rsid="2ea87936"/>
    </style:style>
    <style:style style:name="T2044" style:family="text">
      <style:text-properties officeooo:rsid="2eaee05e"/>
    </style:style>
    <style:style style:name="T2045" style:family="text">
      <style:text-properties officeooo:rsid="2eb0930f"/>
    </style:style>
    <style:style style:name="T2046" style:family="text">
      <style:text-properties fo:color="#1841ce" fo:font-weight="bold" style:font-weight-asian="bold" style:font-weight-complex="bold"/>
    </style:style>
    <style:style style:name="T2047" style:family="text">
      <style:text-properties fo:color="#1841ce" fo:font-weight="bold" officeooo:rsid="31a97ad9" style:font-weight-asian="bold" style:font-weight-complex="bold"/>
    </style:style>
    <style:style style:name="T2048" style:family="text">
      <style:text-properties fo:color="#1841ce" officeooo:rsid="31cbd58a" fo:background-color="transparent" loext:char-shading-value="0"/>
    </style:style>
    <style:style style:name="T2049" style:family="text">
      <style:text-properties officeooo:rsid="2eb1c375"/>
    </style:style>
    <style:style style:name="T2050" style:family="text">
      <style:text-properties officeooo:rsid="2eb3fcac"/>
    </style:style>
    <style:style style:name="T2051" style:family="text">
      <style:text-properties officeooo:rsid="2eb7eeaa"/>
    </style:style>
    <style:style style:name="T2052" style:family="text">
      <style:text-properties officeooo:rsid="2eba69c8"/>
    </style:style>
    <style:style style:name="T2053" style:family="text">
      <style:text-properties officeooo:rsid="2ebc4edd"/>
    </style:style>
    <style:style style:name="T2054" style:family="text">
      <style:text-properties officeooo:rsid="2ebccc7e"/>
    </style:style>
    <style:style style:name="T2055" style:family="text">
      <style:text-properties officeooo:rsid="2ebf4e93"/>
    </style:style>
    <style:style style:name="T2056" style:family="text">
      <style:text-properties officeooo:rsid="2ebf6885"/>
    </style:style>
    <style:style style:name="T2057" style:family="text">
      <style:text-properties officeooo:rsid="2ec08b6f"/>
    </style:style>
    <style:style style:name="T2058" style:family="text">
      <style:text-properties officeooo:rsid="2ec26a69"/>
    </style:style>
    <style:style style:name="T2059" style:family="text">
      <style:text-properties officeooo:rsid="2ec39af3"/>
    </style:style>
    <style:style style:name="T2060" style:family="text">
      <style:text-properties officeooo:rsid="2ec3ebc6"/>
    </style:style>
    <style:style style:name="T2061" style:family="text">
      <style:text-properties officeooo:rsid="2ec4b75b"/>
    </style:style>
    <style:style style:name="T2062" style:family="text">
      <style:text-properties officeooo:rsid="2ec548ae"/>
    </style:style>
    <style:style style:name="T2063" style:family="text">
      <style:text-properties officeooo:rsid="2ec939ea"/>
    </style:style>
    <style:style style:name="T2064" style:family="text">
      <style:text-properties officeooo:rsid="2eca17bc"/>
    </style:style>
    <style:style style:name="T2065" style:family="text">
      <style:text-properties officeooo:rsid="2ecb6f4e"/>
    </style:style>
    <style:style style:name="T2066" style:family="text">
      <style:text-properties officeooo:rsid="2ece1772"/>
    </style:style>
    <style:style style:name="T2067" style:family="text">
      <style:text-properties officeooo:rsid="2eceb0a7"/>
    </style:style>
    <style:style style:name="T2068" style:family="text">
      <style:text-properties officeooo:rsid="2ecf3978"/>
    </style:style>
    <style:style style:name="T2069" style:family="text">
      <style:text-properties officeooo:rsid="2ecf4527"/>
    </style:style>
    <style:style style:name="T2070" style:family="text">
      <style:text-properties officeooo:rsid="2ee15df3"/>
    </style:style>
    <style:style style:name="T2071" style:family="text">
      <style:text-properties officeooo:rsid="2ee47530"/>
    </style:style>
    <style:style style:name="T2072" style:family="text">
      <style:text-properties officeooo:rsid="2ef384de"/>
    </style:style>
    <style:style style:name="T2073" style:family="text">
      <style:text-properties officeooo:rsid="2ef41948"/>
    </style:style>
    <style:style style:name="T2074" style:family="text">
      <style:text-properties officeooo:rsid="2ef42453"/>
    </style:style>
    <style:style style:name="T2075" style:family="text">
      <style:text-properties officeooo:rsid="2ef55f54"/>
    </style:style>
    <style:style style:name="T2076" style:family="text">
      <style:text-properties officeooo:rsid="2ef5a6c5"/>
    </style:style>
    <style:style style:name="T2077" style:family="text">
      <style:text-properties officeooo:rsid="2ef6a7cd"/>
    </style:style>
    <style:style style:name="T2078" style:family="text">
      <style:text-properties officeooo:rsid="2ef80bec"/>
    </style:style>
    <style:style style:name="T2079" style:family="text">
      <style:text-properties officeooo:rsid="2ef9e020"/>
    </style:style>
    <style:style style:name="T2080" style:family="text">
      <style:text-properties officeooo:rsid="2efb8c0f"/>
    </style:style>
    <style:style style:name="T2081" style:family="text">
      <style:text-properties officeooo:rsid="500f4cb5"/>
    </style:style>
    <style:style style:name="T2082" style:family="text">
      <style:text-properties officeooo:rsid="500da72b"/>
    </style:style>
    <style:style style:name="T2083" style:family="text">
      <style:text-properties officeooo:rsid="2f087c71"/>
    </style:style>
    <style:style style:name="T2084" style:family="text">
      <style:text-properties officeooo:rsid="2f0a5d8e"/>
    </style:style>
    <style:style style:name="T2085" style:family="text">
      <style:text-properties officeooo:rsid="2ef76aa4"/>
    </style:style>
    <style:style style:name="T2086" style:family="text">
      <style:text-properties officeooo:rsid="2f13a043"/>
    </style:style>
    <style:style style:name="T2087" style:family="text">
      <style:text-properties officeooo:rsid="2f17426c"/>
    </style:style>
    <style:style style:name="T2088" style:family="text">
      <style:text-properties officeooo:rsid="2f17b2fb"/>
    </style:style>
    <style:style style:name="T2089" style:family="text">
      <style:text-properties officeooo:rsid="2f19b27e"/>
    </style:style>
    <style:style style:name="T2090" style:family="text">
      <style:text-properties officeooo:rsid="2f1f0d12"/>
    </style:style>
    <style:style style:name="T2091" style:family="text">
      <style:text-properties officeooo:rsid="2f20008c"/>
    </style:style>
    <style:style style:name="T2092" style:family="text">
      <style:text-properties officeooo:rsid="2f2275c7"/>
    </style:style>
    <style:style style:name="T2093" style:family="text">
      <style:text-properties officeooo:rsid="2f235fff"/>
    </style:style>
    <style:style style:name="T2094" style:family="text">
      <style:text-properties officeooo:rsid="2f253b88"/>
    </style:style>
    <style:style style:name="T2095" style:family="text">
      <style:text-properties officeooo:rsid="2f2825bb"/>
    </style:style>
    <style:style style:name="T2096" style:family="text">
      <style:text-properties officeooo:rsid="2f296b45"/>
    </style:style>
    <style:style style:name="T2097" style:family="text">
      <style:text-properties officeooo:rsid="2f33ae07"/>
    </style:style>
    <style:style style:name="T2098" style:family="text">
      <style:text-properties officeooo:rsid="2f34f9eb"/>
    </style:style>
    <style:style style:name="T2099" style:family="text">
      <style:text-properties officeooo:rsid="4e732146"/>
    </style:style>
    <style:style style:name="T2100" style:family="text">
      <style:text-properties officeooo:rsid="2f37ca70"/>
    </style:style>
    <style:style style:name="T2101" style:family="text">
      <style:text-properties officeooo:rsid="2f38db1e"/>
    </style:style>
    <style:style style:name="T2102" style:family="text">
      <style:text-properties officeooo:rsid="2f3ab311"/>
    </style:style>
    <style:style style:name="T2103" style:family="text">
      <style:text-properties officeooo:rsid="2f3b28f4"/>
    </style:style>
    <style:style style:name="T2104" style:family="text">
      <style:text-properties officeooo:rsid="3ecd1329"/>
    </style:style>
    <style:style style:name="T2105" style:family="text">
      <style:text-properties officeooo:rsid="3eda7c58"/>
    </style:style>
    <style:style style:name="T2106" style:family="text">
      <style:text-properties officeooo:rsid="2f3b7755"/>
    </style:style>
    <style:style style:name="T2107" style:family="text">
      <style:text-properties officeooo:rsid="2f3e5d91"/>
    </style:style>
    <style:style style:name="T2108" style:family="text">
      <style:text-properties officeooo:rsid="2f4003fb"/>
    </style:style>
    <style:style style:name="T2109" style:family="text">
      <style:text-properties officeooo:rsid="2f418396"/>
    </style:style>
    <style:style style:name="T2110" style:family="text">
      <style:text-properties officeooo:rsid="2f42a43b"/>
    </style:style>
    <style:style style:name="T2111" style:family="text">
      <style:text-properties officeooo:rsid="2f43ae64"/>
    </style:style>
    <style:style style:name="T2112" style:family="text">
      <style:text-properties officeooo:rsid="2f450f83"/>
    </style:style>
    <style:style style:name="T2113" style:family="text">
      <style:text-properties officeooo:rsid="2f47a779"/>
    </style:style>
    <style:style style:name="T2114" style:family="text">
      <style:text-properties officeooo:rsid="2f4b13b5"/>
    </style:style>
    <style:style style:name="T2115" style:family="text">
      <style:text-properties officeooo:rsid="2f4c22c9"/>
    </style:style>
    <style:style style:name="T2116" style:family="text">
      <style:text-properties officeooo:rsid="2f4e0fc4"/>
    </style:style>
    <style:style style:name="T2117" style:family="text">
      <style:text-properties officeooo:rsid="2f4f2bdd"/>
    </style:style>
    <style:style style:name="T2118" style:family="text">
      <style:text-properties officeooo:rsid="2f4fdfca"/>
    </style:style>
    <style:style style:name="T2119" style:family="text">
      <style:text-properties officeooo:rsid="2f51f1e7"/>
    </style:style>
    <style:style style:name="T2120" style:family="text">
      <style:text-properties officeooo:rsid="2f59e414"/>
    </style:style>
    <style:style style:name="T2121" style:family="text">
      <style:text-properties officeooo:rsid="2f5a7087"/>
    </style:style>
    <style:style style:name="T2122" style:family="text">
      <style:text-properties officeooo:rsid="4ee3fc97"/>
    </style:style>
    <style:style style:name="T2123" style:family="text">
      <style:text-properties officeooo:rsid="2f5f500f"/>
    </style:style>
    <style:style style:name="T2124" style:family="text">
      <style:text-properties officeooo:rsid="2f62fb48"/>
    </style:style>
    <style:style style:name="T2125" style:family="text">
      <style:text-properties officeooo:rsid="4fafaa48"/>
    </style:style>
    <style:style style:name="T2126" style:family="text">
      <style:text-properties officeooo:rsid="50c3a32d"/>
    </style:style>
    <style:style style:name="T2127" style:family="text">
      <style:text-properties officeooo:rsid="50d891c3"/>
    </style:style>
    <style:style style:name="T2128" style:family="text">
      <style:text-properties officeooo:rsid="16077e11"/>
    </style:style>
    <style:style style:name="T2129" style:family="text">
      <style:text-properties officeooo:rsid="48470b61"/>
    </style:style>
    <style:style style:name="T2130"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1"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2" style:family="text">
      <style:text-properties officeooo:rsid="4a67efe2"/>
    </style:style>
    <style:style style:name="T2133" style:family="text">
      <style:text-properties officeooo:rsid="2f76104a"/>
    </style:style>
    <style:style style:name="T2134" style:family="text">
      <style:text-properties officeooo:rsid="2f8297f2"/>
    </style:style>
    <style:style style:name="T2135" style:family="text">
      <style:text-properties officeooo:rsid="2f7df4ed"/>
    </style:style>
    <style:style style:name="T2136" style:family="text">
      <style:text-properties officeooo:rsid="2f8771aa"/>
    </style:style>
    <style:style style:name="T2137" style:family="text">
      <style:text-properties officeooo:rsid="45856b88"/>
    </style:style>
    <style:style style:name="T2138" style:family="text">
      <style:text-properties officeooo:rsid="2f8b2dab"/>
    </style:style>
    <style:style style:name="T2139" style:family="text">
      <style:text-properties officeooo:rsid="2f8d0bb6"/>
    </style:style>
    <style:style style:name="T2140" style:family="text">
      <style:text-properties officeooo:rsid="2f915d8a"/>
    </style:style>
    <style:style style:name="T2141" style:family="text">
      <style:text-properties officeooo:rsid="2f945c7e"/>
    </style:style>
    <style:style style:name="T2142" style:family="text">
      <style:text-properties officeooo:rsid="2f95e717"/>
    </style:style>
    <style:style style:name="T2143" style:family="text">
      <style:text-properties officeooo:rsid="2f98c31b"/>
    </style:style>
    <style:style style:name="T2144" style:family="text">
      <style:text-properties officeooo:rsid="2f9c54ec"/>
    </style:style>
    <style:style style:name="T2145" style:family="text">
      <style:text-properties officeooo:rsid="2f9da890"/>
    </style:style>
    <style:style style:name="T2146" style:family="text">
      <style:text-properties officeooo:rsid="2fa42f9a"/>
    </style:style>
    <style:style style:name="T2147" style:family="text">
      <style:text-properties officeooo:rsid="2fa62d75"/>
    </style:style>
    <style:style style:name="T2148" style:family="text">
      <style:text-properties officeooo:rsid="2fa698c1"/>
    </style:style>
    <style:style style:name="T2149" style:family="text">
      <style:text-properties officeooo:rsid="2fac9a7d"/>
    </style:style>
    <style:style style:name="T2150" style:family="text">
      <style:text-properties officeooo:rsid="2fb3c982"/>
    </style:style>
    <style:style style:name="T2151" style:family="text">
      <style:text-properties officeooo:rsid="2fb727e0"/>
    </style:style>
    <style:style style:name="T2152" style:family="text">
      <style:text-properties officeooo:rsid="2fbc9dc5"/>
    </style:style>
    <style:style style:name="T2153" style:family="text">
      <style:text-properties officeooo:rsid="2fbce079"/>
    </style:style>
    <style:style style:name="T2154" style:family="text">
      <style:text-properties officeooo:rsid="2fbde9cc"/>
    </style:style>
    <style:style style:name="T2155" style:family="text">
      <style:text-properties officeooo:rsid="2fbf7a1f"/>
    </style:style>
    <style:style style:name="T2156" style:family="text">
      <style:text-properties officeooo:rsid="2fbfaede"/>
    </style:style>
    <style:style style:name="T2157" style:family="text">
      <style:text-properties officeooo:rsid="2fc643c3"/>
    </style:style>
    <style:style style:name="T2158" style:family="text">
      <style:text-properties officeooo:rsid="2fc8158e"/>
    </style:style>
    <style:style style:name="T2159" style:family="text">
      <style:text-properties officeooo:rsid="2fcaecbf"/>
    </style:style>
    <style:style style:name="T2160" style:family="text">
      <style:text-properties officeooo:rsid="2fccbc43"/>
    </style:style>
    <style:style style:name="T2161" style:family="text">
      <style:text-properties officeooo:rsid="2fcf6b44"/>
    </style:style>
    <style:style style:name="T2162" style:family="text">
      <style:text-properties officeooo:rsid="2fd08784"/>
    </style:style>
    <style:style style:name="T2163" style:family="text">
      <style:text-properties officeooo:rsid="2fd0e1a4"/>
    </style:style>
    <style:style style:name="T2164" style:family="text">
      <style:text-properties officeooo:rsid="2fd5c4f0"/>
    </style:style>
    <style:style style:name="T2165" style:family="text">
      <style:text-properties officeooo:rsid="2fda70e0"/>
    </style:style>
    <style:style style:name="T2166" style:family="text">
      <style:text-properties officeooo:rsid="2fde1f3d"/>
    </style:style>
    <style:style style:name="T2167" style:family="text">
      <style:text-properties officeooo:rsid="2fe0e7ff"/>
    </style:style>
    <style:style style:name="T2168" style:family="text">
      <style:text-properties fo:font-size="12pt" style:font-size-asian="12pt" style:font-size-complex="12pt"/>
    </style:style>
    <style:style style:name="T2169" style:family="text">
      <style:text-properties fo:font-size="12pt" fo:font-weight="bold" style:font-size-asian="12pt" style:font-weight-asian="bold" style:font-size-complex="12pt" style:font-weight-complex="bold"/>
    </style:style>
    <style:style style:name="T2170" style:family="text">
      <style:text-properties fo:font-size="12pt" fo:font-weight="bold" officeooo:rsid="2eff3757" style:font-size-asian="12pt" style:font-weight-asian="bold" style:font-size-complex="12pt" style:font-weight-complex="bold"/>
    </style:style>
    <style:style style:name="T2171" style:family="text">
      <style:text-properties fo:font-size="12pt" fo:font-style="normal" fo:font-weight="bold" style:font-size-asian="12pt" style:font-style-asian="normal" style:font-weight-asian="bold" style:font-size-complex="12pt" style:font-style-complex="normal" style:font-weight-complex="bold"/>
    </style:style>
    <style:style style:name="T2172" style:family="text">
      <style:text-properties fo:font-size="15pt" fo:font-weight="bold" style:font-size-asian="15pt" style:font-weight-asian="bold" style:font-size-complex="15pt" style:font-weight-complex="bold"/>
    </style:style>
    <style:style style:name="T2173" style:family="text">
      <style:text-properties officeooo:rsid="2fec1bf0"/>
    </style:style>
    <style:style style:name="T2174" style:family="text">
      <style:text-properties officeooo:rsid="2ff03861"/>
    </style:style>
    <style:style style:name="T2175" style:family="text">
      <style:text-properties officeooo:rsid="2ff9d73a"/>
    </style:style>
    <style:style style:name="T2176" style:family="text">
      <style:text-properties officeooo:rsid="3003209d"/>
    </style:style>
    <style:style style:name="T2177" style:family="text">
      <style:text-properties officeooo:rsid="3004c7b2"/>
    </style:style>
    <style:style style:name="T2178" style:family="text">
      <style:text-properties officeooo:rsid="2ffb2068"/>
    </style:style>
    <style:style style:name="T2179" style:family="text">
      <style:text-properties officeooo:rsid="300c607e"/>
    </style:style>
    <style:style style:name="T2180" style:family="text">
      <style:text-properties officeooo:rsid="3012f45a"/>
    </style:style>
    <style:style style:name="T2181" style:family="text">
      <style:text-properties officeooo:rsid="301bf578"/>
    </style:style>
    <style:style style:name="T2182" style:family="text">
      <style:text-properties officeooo:rsid="301d6a54"/>
    </style:style>
    <style:style style:name="T2183" style:family="text">
      <style:text-properties officeooo:rsid="301ef572"/>
    </style:style>
    <style:style style:name="T2184" style:family="text">
      <style:text-properties officeooo:rsid="302aee03"/>
    </style:style>
    <style:style style:name="T2185" style:family="text">
      <style:text-properties officeooo:rsid="3030b227"/>
    </style:style>
    <style:style style:name="T2186" style:family="text">
      <style:text-properties officeooo:rsid="303d4ed7"/>
    </style:style>
    <style:style style:name="T2187" style:family="text">
      <style:text-properties officeooo:rsid="303f1f53"/>
    </style:style>
    <style:style style:name="T2188" style:family="text">
      <style:text-properties officeooo:rsid="3040174e"/>
    </style:style>
    <style:style style:name="T2189" style:family="text">
      <style:text-properties officeooo:rsid="304126e4"/>
    </style:style>
    <style:style style:name="T2190" style:family="text">
      <style:text-properties officeooo:rsid="304fec53"/>
    </style:style>
    <style:style style:name="T2191" style:family="text">
      <style:text-properties officeooo:rsid="3056644a"/>
    </style:style>
    <style:style style:name="T2192" style:family="text">
      <style:text-properties officeooo:rsid="3057b272"/>
    </style:style>
    <style:style style:name="T2193" style:family="text">
      <style:text-properties officeooo:rsid="30592c19"/>
    </style:style>
    <style:style style:name="T2194" style:family="text">
      <style:text-properties officeooo:rsid="305a04d9"/>
    </style:style>
    <style:style style:name="T2195" style:family="text">
      <style:text-properties officeooo:rsid="305b5843"/>
    </style:style>
    <style:style style:name="T2196" style:family="text">
      <style:text-properties officeooo:rsid="305fa29a"/>
    </style:style>
    <style:style style:name="T2197" style:family="text">
      <style:text-properties officeooo:rsid="30605d14"/>
    </style:style>
    <style:style style:name="T2198" style:family="text">
      <style:text-properties officeooo:rsid="306351fd"/>
    </style:style>
    <style:style style:name="T2199" style:family="text">
      <style:text-properties officeooo:rsid="306cbfa6"/>
    </style:style>
    <style:style style:name="T2200" style:family="text">
      <style:text-properties officeooo:rsid="306d298a"/>
    </style:style>
    <style:style style:name="T2201" style:family="text">
      <style:text-properties officeooo:rsid="30519c39"/>
    </style:style>
    <style:style style:name="T2202"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203"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2204" style:family="text">
      <style:text-properties fo:font-size="10.5pt" fo:font-style="normal" fo:font-weight="normal" officeooo:rsid="3322a080" style:font-size-asian="10.5pt" style:font-style-asian="normal" style:font-weight-asian="normal" style:font-size-complex="10.5pt" style:font-style-complex="normal" style:font-weight-complex="normal"/>
    </style:style>
    <style:style style:name="T2205" style:family="text">
      <style:text-properties fo:font-size="10.5pt" fo:font-style="normal" fo:font-weight="normal" officeooo:rsid="3323ff06" style:font-size-asian="10.5pt" style:font-style-asian="normal" style:font-weight-asian="normal" style:font-size-complex="10.5pt" style:font-style-complex="normal" style:font-weight-complex="normal"/>
    </style:style>
    <style:style style:name="T2206" style:family="text">
      <style:text-properties fo:font-size="10.5pt" fo:font-style="normal" fo:font-weight="normal" officeooo:rsid="3344c948" style:font-size-asian="10.5pt" style:font-style-asian="normal" style:font-weight-asian="normal" style:font-size-complex="10.5pt" style:font-style-complex="normal" style:font-weight-complex="normal"/>
    </style:style>
    <style:style style:name="T2207" style:family="text">
      <style:text-properties fo:font-size="10.5pt" style:font-size-asian="10.5pt" style:font-size-complex="10.5pt"/>
    </style:style>
    <style:style style:name="T2208" style:family="text">
      <style:text-properties fo:font-size="10.5pt" officeooo:rsid="336dd01b" style:font-size-asian="10.5pt" style:font-size-complex="10.5pt"/>
    </style:style>
    <style:style style:name="T2209" style:family="text">
      <style:text-properties fo:font-size="10.5pt" officeooo:rsid="336ec5c1" style:font-size-asian="10.5pt" style:font-size-complex="10.5pt"/>
    </style:style>
    <style:style style:name="T2210" style:family="text">
      <style:text-properties officeooo:rsid="30758976"/>
    </style:style>
    <style:style style:name="T2211" style:family="text">
      <style:text-properties officeooo:rsid="3075c36d"/>
    </style:style>
    <style:style style:name="T2212" style:family="text">
      <style:text-properties officeooo:rsid="307b10d1"/>
    </style:style>
    <style:style style:name="T2213" style:family="text">
      <style:text-properties officeooo:rsid="30834bf5"/>
    </style:style>
    <style:style style:name="T2214" style:family="text">
      <style:text-properties officeooo:rsid="3084a27c"/>
    </style:style>
    <style:style style:name="T2215" style:family="text">
      <style:text-properties officeooo:rsid="30881042"/>
    </style:style>
    <style:style style:name="T2216" style:family="text">
      <style:text-properties officeooo:rsid="3089a0e5"/>
    </style:style>
    <style:style style:name="T2217" style:family="text">
      <style:text-properties officeooo:rsid="308c1464"/>
    </style:style>
    <style:style style:name="T2218" style:family="text">
      <style:text-properties officeooo:rsid="308de354"/>
    </style:style>
    <style:style style:name="T2219" style:family="text">
      <style:text-properties officeooo:rsid="309c16e3"/>
    </style:style>
    <style:style style:name="T2220" style:family="text">
      <style:text-properties officeooo:rsid="300c7a56"/>
    </style:style>
    <style:style style:name="T2221" style:family="text">
      <style:text-properties officeooo:rsid="309d57c8"/>
    </style:style>
    <style:style style:name="T2222" style:family="text">
      <style:text-properties officeooo:rsid="30a7cc2b"/>
    </style:style>
    <style:style style:name="T2223"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224"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5"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226" style:family="text">
      <style:text-properties officeooo:rsid="30abfd50"/>
    </style:style>
    <style:style style:name="T2227"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28"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29"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30"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231"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232"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33"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234"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235"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36"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237"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23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239"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240"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241" style:family="text">
      <style:text-properties style:font-name="Georgia3"/>
    </style:style>
    <style:style style:name="T2242" style:family="text">
      <style:text-properties style:font-name="Georgia3" fo:language="cs" fo:country="CZ"/>
    </style:style>
    <style:style style:name="T2243" style:family="text">
      <style:text-properties style:font-name="Georgia3" fo:language="cs" fo:country="CZ" style:language-asian="zxx" style:country-asian="none" style:language-complex="ar" style:country-complex="SA"/>
    </style:style>
    <style:style style:name="T2244"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45"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46" style:family="text">
      <style:text-properties officeooo:rsid="30bdcb44"/>
    </style:style>
    <style:style style:name="T2247" style:family="text">
      <style:text-properties officeooo:rsid="30c096ba"/>
    </style:style>
    <style:style style:name="T2248" style:family="text">
      <style:text-properties officeooo:rsid="30c967b5"/>
    </style:style>
    <style:style style:name="T2249" style:family="text">
      <style:text-properties officeooo:rsid="30cafee3"/>
    </style:style>
    <style:style style:name="T2250" style:family="text">
      <style:text-properties officeooo:rsid="302da87d"/>
    </style:style>
    <style:style style:name="T2251" style:family="text">
      <style:text-properties officeooo:rsid="30f5bc52"/>
    </style:style>
    <style:style style:name="T2252" style:family="text">
      <style:text-properties officeooo:rsid="30f87bd1"/>
    </style:style>
    <style:style style:name="T2253" style:family="text">
      <style:text-properties officeooo:rsid="3100d386"/>
    </style:style>
    <style:style style:name="T2254" style:family="text">
      <style:text-properties officeooo:rsid="3074e248"/>
    </style:style>
    <style:style style:name="T2255" style:family="text">
      <style:text-properties officeooo:rsid="31050a3e"/>
    </style:style>
    <style:style style:name="T2256" style:family="text">
      <style:text-properties officeooo:rsid="31089f2d"/>
    </style:style>
    <style:style style:name="T2257" style:family="text">
      <style:text-properties officeooo:rsid="3113cab2"/>
    </style:style>
    <style:style style:name="T2258" style:family="text">
      <style:text-properties officeooo:rsid="31151d77"/>
    </style:style>
    <style:style style:name="T2259" style:family="text">
      <style:text-properties officeooo:rsid="3116238e"/>
    </style:style>
    <style:style style:name="T2260" style:family="text">
      <style:text-properties officeooo:rsid="31171adb"/>
    </style:style>
    <style:style style:name="T2261" style:family="text">
      <style:text-properties officeooo:rsid="3117868c"/>
    </style:style>
    <style:style style:name="T2262" style:family="text">
      <style:text-properties officeooo:rsid="311921e9"/>
    </style:style>
    <style:style style:name="T2263" style:family="text">
      <style:text-properties officeooo:rsid="31198a1b"/>
    </style:style>
    <style:style style:name="T2264" style:family="text">
      <style:text-properties officeooo:rsid="311a24c4"/>
    </style:style>
    <style:style style:name="T2265" style:family="text">
      <style:text-properties officeooo:rsid="3121c549"/>
    </style:style>
    <style:style style:name="T2266" style:family="text">
      <style:text-properties officeooo:rsid="31225b42"/>
    </style:style>
    <style:style style:name="T2267" style:family="text">
      <style:text-properties officeooo:rsid="3125ef65"/>
    </style:style>
    <style:style style:name="T2268" style:family="text">
      <style:text-properties officeooo:rsid="31287c80"/>
    </style:style>
    <style:style style:name="T2269" style:family="text">
      <style:text-properties officeooo:rsid="312b0242"/>
    </style:style>
    <style:style style:name="T2270" style:family="text">
      <style:text-properties officeooo:rsid="312b41d1"/>
    </style:style>
    <style:style style:name="T2271" style:family="text">
      <style:text-properties officeooo:rsid="312f5b43"/>
    </style:style>
    <style:style style:name="T2272" style:family="text">
      <style:text-properties officeooo:rsid="3130096a"/>
    </style:style>
    <style:style style:name="T2273" style:family="text">
      <style:text-properties fo:font-size="10pt" style:font-size-asian="10pt" style:font-size-complex="10pt"/>
    </style:style>
    <style:style style:name="T2274" style:family="text">
      <style:text-properties fo:font-size="10pt" officeooo:rsid="31cdc0e5" style:font-size-asian="10pt" style:font-size-complex="10pt"/>
    </style:style>
    <style:style style:name="T2275" style:family="text">
      <style:text-properties fo:font-size="10pt" officeooo:rsid="31d40389" style:font-size-asian="10pt" style:font-size-complex="10pt"/>
    </style:style>
    <style:style style:name="T2276" style:family="text">
      <style:text-properties fo:font-size="10pt" officeooo:rsid="31fb6e02" style:font-size-asian="10pt" style:font-size-complex="10pt"/>
    </style:style>
    <style:style style:name="T2277" style:family="text">
      <style:text-properties fo:font-size="10pt" fo:font-style="italic" style:font-size-asian="10pt" style:font-style-asian="italic" style:font-size-complex="10pt" style:font-style-complex="italic"/>
    </style:style>
    <style:style style:name="T2278" style:family="text">
      <style:text-properties fo:font-size="10pt" fo:font-style="italic" officeooo:rsid="31cdc0e5" style:font-size-asian="10pt" style:font-style-asian="italic" style:font-size-complex="10pt" style:font-style-complex="italic"/>
    </style:style>
    <style:style style:name="T2279" style:family="text">
      <style:text-properties fo:font-size="10pt" fo:font-weight="bold" officeooo:rsid="32b904bf" style:font-size-asian="10pt" style:font-weight-asian="bold" style:font-size-complex="10pt" style:font-weight-complex="bold"/>
    </style:style>
    <style:style style:name="T2280" style:family="text">
      <style:text-properties fo:font-size="10pt" fo:font-weight="bold" officeooo:rsid="32b7612d" style:font-size-asian="10pt" style:font-weight-asian="bold" style:font-size-complex="10pt" style:font-weight-complex="bold"/>
    </style:style>
    <style:style style:name="T2281" style:family="text">
      <style:text-properties fo:font-size="10pt" fo:language="en" fo:country="US" fo:font-weight="normal" officeooo:rsid="32c29943" style:font-size-asian="10pt" style:font-weight-asian="normal" style:font-size-complex="10pt" style:font-weight-complex="normal"/>
    </style:style>
    <style:style style:name="T2282" style:family="text">
      <style:text-properties fo:font-size="10pt" fo:language="en" fo:country="US" fo:font-weight="normal" officeooo:rsid="32c3ff04" style:font-size-asian="10pt" style:font-weight-asian="normal" style:font-size-complex="10pt" style:font-weight-complex="normal"/>
    </style:style>
    <style:style style:name="T2283" style:family="text">
      <style:text-properties fo:font-size="10pt" fo:font-weight="normal" officeooo:rsid="32b7612d" style:font-size-asian="10pt" style:font-weight-asian="normal" style:font-size-complex="10pt" style:font-weight-complex="normal"/>
    </style:style>
    <style:style style:name="T2284" style:family="text">
      <style:text-properties fo:font-size="10pt" fo:language="cs" fo:country="CZ" fo:font-weight="normal" officeooo:rsid="32c3ff04" style:font-size-asian="10pt" style:font-weight-asian="normal" style:font-size-complex="10pt" style:font-weight-complex="normal"/>
    </style:style>
    <style:style style:name="T2285" style:family="text">
      <style:text-properties officeooo:rsid="313fe9e4"/>
    </style:style>
    <style:style style:name="T2286" style:family="text">
      <style:text-properties officeooo:rsid="3142e38f"/>
    </style:style>
    <style:style style:name="T2287" style:family="text">
      <style:text-properties officeooo:rsid="31447596"/>
    </style:style>
    <style:style style:name="T2288" style:family="text">
      <style:text-properties officeooo:rsid="31458a42"/>
    </style:style>
    <style:style style:name="T2289" style:family="text">
      <style:text-properties officeooo:rsid="31472318"/>
    </style:style>
    <style:style style:name="T2290" style:family="text">
      <style:text-properties officeooo:rsid="31495ef7"/>
    </style:style>
    <style:style style:name="T2291" style:family="text">
      <style:text-properties officeooo:rsid="314dcdc7"/>
    </style:style>
    <style:style style:name="T2292"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93"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9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295"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296"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297"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298"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299" style:family="text">
      <style:text-properties officeooo:rsid="315bf204"/>
    </style:style>
    <style:style style:name="T2300" style:family="text">
      <style:text-properties officeooo:rsid="3165074a"/>
    </style:style>
    <style:style style:name="T2301" style:family="text">
      <style:text-properties officeooo:rsid="316b6a96"/>
    </style:style>
    <style:style style:name="T2302" style:family="text">
      <style:text-properties officeooo:rsid="316c6c26"/>
    </style:style>
    <style:style style:name="T2303" style:family="text">
      <style:text-properties officeooo:rsid="3171979b"/>
    </style:style>
    <style:style style:name="T2304" style:family="text">
      <style:text-properties officeooo:rsid="31721283"/>
    </style:style>
    <style:style style:name="T2305" style:family="text">
      <style:text-properties officeooo:rsid="31740e26"/>
    </style:style>
    <style:style style:name="T2306" style:family="text">
      <style:text-properties officeooo:rsid="3175c73f"/>
    </style:style>
    <style:style style:name="T2307" style:family="text">
      <style:text-properties officeooo:rsid="3178eb35"/>
    </style:style>
    <style:style style:name="T2308" style:family="text">
      <style:text-properties officeooo:rsid="31799c03"/>
    </style:style>
    <style:style style:name="T2309" style:family="text">
      <style:text-properties officeooo:rsid="317a9de8"/>
    </style:style>
    <style:style style:name="T2310" style:family="text">
      <style:text-properties officeooo:rsid="317b7a62"/>
    </style:style>
    <style:style style:name="T2311" style:family="text">
      <style:text-properties officeooo:rsid="317c4bf4"/>
    </style:style>
    <style:style style:name="T2312" style:family="text">
      <style:text-properties officeooo:rsid="318ba031"/>
    </style:style>
    <style:style style:name="T2313" style:family="text">
      <style:text-properties officeooo:rsid="318c6b01"/>
    </style:style>
    <style:style style:name="T2314" style:family="text">
      <style:text-properties fo:letter-spacing="-0.064cm"/>
    </style:style>
    <style:style style:name="T2315" style:family="text">
      <style:text-properties fo:letter-spacing="-0.064cm" officeooo:rsid="318c6b01"/>
    </style:style>
    <style:style style:name="T2316" style:family="text">
      <style:text-properties fo:letter-spacing="-0.064cm" officeooo:rsid="318d7935"/>
    </style:style>
    <style:style style:name="T2317" style:family="text">
      <style:text-properties officeooo:rsid="318eb22e"/>
    </style:style>
    <style:style style:name="T2318" style:family="text">
      <style:text-properties officeooo:rsid="3195e8c5"/>
    </style:style>
    <style:style style:name="T2319" style:family="text">
      <style:text-properties officeooo:rsid="319dbfd1"/>
    </style:style>
    <style:style style:name="T2320" style:family="text">
      <style:text-properties officeooo:rsid="31acc402"/>
    </style:style>
    <style:style style:name="T2321" style:family="text">
      <style:text-properties officeooo:rsid="31ae8d24"/>
    </style:style>
    <style:style style:name="T2322" style:family="text">
      <style:text-properties officeooo:rsid="31aee60a"/>
    </style:style>
    <style:style style:name="T2323" style:family="text">
      <style:text-properties officeooo:rsid="31b2ca82"/>
    </style:style>
    <style:style style:name="T2324" style:family="text">
      <style:text-properties officeooo:rsid="31b53f02"/>
    </style:style>
    <style:style style:name="T2325" style:family="text">
      <style:text-properties officeooo:rsid="31bcb053"/>
    </style:style>
    <style:style style:name="T2326" style:family="text">
      <style:text-properties officeooo:rsid="31c0cc18"/>
    </style:style>
    <style:style style:name="T2327" style:family="text">
      <style:text-properties officeooo:rsid="31c0f6f8"/>
    </style:style>
    <style:style style:name="T2328" style:family="text">
      <style:text-properties officeooo:rsid="31c753a2"/>
    </style:style>
    <style:style style:name="T2329" style:family="text">
      <style:text-properties officeooo:rsid="2ec7f236"/>
    </style:style>
    <style:style style:name="T2330" style:family="text">
      <style:text-properties officeooo:rsid="31c884bc"/>
    </style:style>
    <style:style style:name="T2331" style:family="text">
      <style:text-properties officeooo:rsid="31dbb4e0"/>
    </style:style>
    <style:style style:name="T2332" style:family="text">
      <style:text-properties officeooo:rsid="31e4db61"/>
    </style:style>
    <style:style style:name="T2333" style:family="text">
      <style:text-properties officeooo:rsid="3200d658"/>
    </style:style>
    <style:style style:name="T2334" style:family="text">
      <style:text-properties officeooo:rsid="32123827"/>
    </style:style>
    <style:style style:name="T2335" style:family="text">
      <style:text-properties officeooo:rsid="3213c483"/>
    </style:style>
    <style:style style:name="T2336"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337" style:family="text">
      <style:text-properties officeooo:rsid="3221b074"/>
    </style:style>
    <style:style style:name="T2338" style:family="text">
      <style:text-properties officeooo:rsid="32250b5e"/>
    </style:style>
    <style:style style:name="T2339" style:family="text">
      <style:text-properties officeooo:rsid="322f945f"/>
    </style:style>
    <style:style style:name="T2340" style:family="text">
      <style:text-properties officeooo:rsid="323617bf"/>
    </style:style>
    <style:style style:name="T2341" style:family="text">
      <style:text-properties officeooo:rsid="3237c30a"/>
    </style:style>
    <style:style style:name="T2342" style:family="text">
      <style:text-properties officeooo:rsid="3238aaf1"/>
    </style:style>
    <style:style style:name="T2343" style:family="text">
      <style:text-properties officeooo:rsid="3239f385"/>
    </style:style>
    <style:style style:name="T2344" style:family="text">
      <style:text-properties officeooo:rsid="323bf1c4"/>
    </style:style>
    <style:style style:name="T2345" style:family="text">
      <style:text-properties officeooo:rsid="3240edca"/>
    </style:style>
    <style:style style:name="T2346" style:family="text">
      <style:text-properties officeooo:rsid="32413ed4"/>
    </style:style>
    <style:style style:name="T2347" style:family="text">
      <style:text-properties officeooo:rsid="3242a8f3"/>
    </style:style>
    <style:style style:name="T2348" style:family="text">
      <style:text-properties officeooo:rsid="324346ce"/>
    </style:style>
    <style:style style:name="T2349" style:family="text">
      <style:text-properties officeooo:rsid="32449d7f"/>
    </style:style>
    <style:style style:name="T2350" style:family="text">
      <style:text-properties officeooo:rsid="32453a40"/>
    </style:style>
    <style:style style:name="T2351" style:family="text">
      <style:text-properties officeooo:rsid="3249527f"/>
    </style:style>
    <style:style style:name="T2352" style:family="text">
      <style:text-properties officeooo:rsid="324a309b"/>
    </style:style>
    <style:style style:name="T2353" style:family="text">
      <style:text-properties officeooo:rsid="325005e9"/>
    </style:style>
    <style:style style:name="T2354" style:family="text">
      <style:text-properties officeooo:rsid="325483b9"/>
    </style:style>
    <style:style style:name="T2355" style:family="text">
      <style:text-properties officeooo:rsid="32096cea"/>
    </style:style>
    <style:style style:name="T2356" style:family="text">
      <style:text-properties officeooo:rsid="325aedf5"/>
    </style:style>
    <style:style style:name="T2357" style:family="text">
      <style:text-properties officeooo:rsid="325c73c7"/>
    </style:style>
    <style:style style:name="T2358" style:family="text">
      <style:text-properties officeooo:rsid="32183820"/>
    </style:style>
    <style:style style:name="T2359" style:family="text">
      <style:text-properties officeooo:rsid="3266c49d"/>
    </style:style>
    <style:style style:name="T2360"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361" style:family="text">
      <style:text-properties officeooo:rsid="32756b41"/>
    </style:style>
    <style:style style:name="T2362" style:family="text">
      <style:text-properties officeooo:rsid="32763b43"/>
    </style:style>
    <style:style style:name="T2363" style:family="text">
      <style:text-properties officeooo:rsid="3288dd39"/>
    </style:style>
    <style:style style:name="T2364" style:family="text">
      <style:text-properties officeooo:rsid="328c5d86"/>
    </style:style>
    <style:style style:name="T2365" style:family="text">
      <style:text-properties officeooo:rsid="328db274"/>
    </style:style>
    <style:style style:name="T2366" style:family="text">
      <style:text-properties officeooo:rsid="32919abb"/>
    </style:style>
    <style:style style:name="T2367" style:family="text">
      <style:text-properties officeooo:rsid="3292fc28"/>
    </style:style>
    <style:style style:name="T2368"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369"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370" style:family="text">
      <style:text-properties officeooo:rsid="31d9c3f7"/>
    </style:style>
    <style:style style:name="T2371" style:family="text">
      <style:text-properties officeooo:rsid="329f49c8"/>
    </style:style>
    <style:style style:name="T2372" style:family="text">
      <style:text-properties officeooo:rsid="32a53caf"/>
    </style:style>
    <style:style style:name="T2373" style:family="text">
      <style:text-properties officeooo:rsid="32a7add5"/>
    </style:style>
    <style:style style:name="T2374" style:family="text">
      <style:text-properties officeooo:rsid="32a92568"/>
    </style:style>
    <style:style style:name="T2375" style:family="text">
      <style:text-properties officeooo:rsid="32ad7dc9"/>
    </style:style>
    <style:style style:name="T2376" style:family="text">
      <style:text-properties officeooo:rsid="32af16c6"/>
    </style:style>
    <style:style style:name="T2377" style:family="text">
      <style:text-properties officeooo:rsid="32bd5ea8"/>
    </style:style>
    <style:style style:name="T2378" style:family="text">
      <style:text-properties officeooo:rsid="32be004a"/>
    </style:style>
    <style:style style:name="T2379" style:family="text">
      <style:text-properties officeooo:rsid="32ca2611"/>
    </style:style>
    <style:style style:name="T2380" style:family="text">
      <style:text-properties officeooo:rsid="32cbbb11"/>
    </style:style>
    <style:style style:name="T2381" style:family="text">
      <style:text-properties officeooo:rsid="32cd7992"/>
    </style:style>
    <style:style style:name="T2382" style:family="text">
      <style:text-properties officeooo:rsid="32cf2ff5"/>
    </style:style>
    <style:style style:name="T2383" style:family="text">
      <style:text-properties officeooo:rsid="32d0d293"/>
    </style:style>
    <style:style style:name="T2384" style:family="text">
      <style:text-properties officeooo:rsid="32dc1e17"/>
    </style:style>
    <style:style style:name="T2385" style:family="text">
      <style:text-properties officeooo:rsid="32f55142"/>
    </style:style>
    <style:style style:name="T2386" style:family="text">
      <style:text-properties officeooo:rsid="32f8a05e"/>
    </style:style>
    <style:style style:name="T2387" style:family="text">
      <style:text-properties officeooo:rsid="32f91756"/>
    </style:style>
    <style:style style:name="T2388" style:family="text">
      <style:text-properties officeooo:rsid="32fc2baa"/>
    </style:style>
    <style:style style:name="T2389" style:family="text">
      <style:text-properties officeooo:rsid="32fdde4f"/>
    </style:style>
    <style:style style:name="T2390" style:family="text">
      <style:text-properties officeooo:rsid="3300361d"/>
    </style:style>
    <style:style style:name="T2391" style:family="text">
      <style:text-properties officeooo:rsid="3300432c"/>
    </style:style>
    <style:style style:name="T2392" style:family="text">
      <style:text-properties officeooo:rsid="3301242c"/>
    </style:style>
    <style:style style:name="T2393" style:family="text">
      <style:text-properties officeooo:rsid="33028244"/>
    </style:style>
    <style:style style:name="T2394" style:family="text">
      <style:text-properties officeooo:rsid="3307264c"/>
    </style:style>
    <style:style style:name="T2395" style:family="text">
      <style:text-properties officeooo:rsid="3308fcfd"/>
    </style:style>
    <style:style style:name="T2396" style:family="text">
      <style:text-properties officeooo:rsid="330c1ad2"/>
    </style:style>
    <style:style style:name="T2397" style:family="text">
      <style:text-properties officeooo:rsid="330e3830"/>
    </style:style>
    <style:style style:name="T2398" style:family="text">
      <style:text-properties officeooo:rsid="330e91d0"/>
    </style:style>
    <style:style style:name="T2399" style:family="text">
      <style:text-properties officeooo:rsid="33122571"/>
    </style:style>
    <style:style style:name="T2400" style:family="text">
      <style:text-properties officeooo:rsid="3316b94c"/>
    </style:style>
    <style:style style:name="T2401" style:family="text">
      <style:text-properties officeooo:rsid="3329e7af"/>
    </style:style>
    <style:style style:name="T2402" style:family="text">
      <style:text-properties officeooo:rsid="332a9e40"/>
    </style:style>
    <style:style style:name="T2403" style:family="text">
      <style:text-properties officeooo:rsid="332d005c"/>
    </style:style>
    <style:style style:name="T2404" style:family="text">
      <style:text-properties officeooo:rsid="333369aa"/>
    </style:style>
    <style:style style:name="T2405" style:family="text">
      <style:text-properties officeooo:rsid="33356022"/>
    </style:style>
    <style:style style:name="T2406" style:family="text">
      <style:text-properties officeooo:rsid="33371587"/>
    </style:style>
    <style:style style:name="T2407" style:family="text">
      <style:text-properties officeooo:rsid="3339107c"/>
    </style:style>
    <style:style style:name="T2408" style:family="text">
      <style:text-properties officeooo:rsid="3340cb0f"/>
    </style:style>
    <style:style style:name="T2409" style:family="text">
      <style:text-properties officeooo:rsid="334165a6"/>
    </style:style>
    <style:style style:name="T2410" style:family="text">
      <style:text-properties officeooo:rsid="3362203b"/>
    </style:style>
    <style:style style:name="T2411" style:family="text">
      <style:text-properties officeooo:rsid="33671d9c"/>
    </style:style>
    <style:style style:name="T2412" style:family="text">
      <style:text-properties officeooo:rsid="336dd01b"/>
    </style:style>
    <style:style style:name="T2413" style:family="text">
      <style:text-properties officeooo:rsid="3370693e"/>
    </style:style>
    <style:style style:name="T2414" style:family="text">
      <style:text-properties officeooo:rsid="337440e1"/>
    </style:style>
    <style:style style:name="T2415" style:family="text">
      <style:text-properties officeooo:rsid="3382db5a"/>
    </style:style>
    <style:style style:name="T2416" style:family="text">
      <style:text-properties officeooo:rsid="3390b6d0"/>
    </style:style>
    <style:style style:name="T2417" style:family="text">
      <style:text-properties officeooo:rsid="3390e20a"/>
    </style:style>
    <style:style style:name="T2418" style:family="text">
      <style:text-properties officeooo:rsid="33961497"/>
    </style:style>
    <style:style style:name="T2419" style:family="text">
      <style:text-properties officeooo:rsid="339749b3"/>
    </style:style>
    <style:style style:name="T2420" style:family="text">
      <style:text-properties officeooo:rsid="33999d55"/>
    </style:style>
    <style:style style:name="T2421" style:family="text">
      <style:text-properties officeooo:rsid="339f891d"/>
    </style:style>
    <style:style style:name="T2422" style:family="text">
      <style:text-properties officeooo:rsid="33a17332"/>
    </style:style>
    <style:style style:name="T2423" style:family="text">
      <style:text-properties officeooo:rsid="33a395fb"/>
    </style:style>
    <style:style style:name="T2424" style:family="text">
      <style:text-properties officeooo:rsid="33a3cf4e"/>
    </style:style>
    <style:style style:name="T2425" style:family="text">
      <style:text-properties officeooo:rsid="33a765b3"/>
    </style:style>
    <style:style style:name="T2426" style:family="text">
      <style:text-properties officeooo:rsid="33aab7fd"/>
    </style:style>
    <style:style style:name="T2427" style:family="text">
      <style:text-properties officeooo:rsid="33ac9c8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3"/>
      <text:p text:style-name="P123"/>
      <text:p text:style-name="P123">Tross</text:p>
      <text:p text:style-name="P42"/>
      <text:p text:style-name="P42"/>
      <text:p text:style-name="P42"/>
      <text:p text:style-name="P42"/>
      <text:p text:style-name="P330"/>
      <text:p text:style-name="P330"/>
      <text:p text:style-name="P329"/>
      <text:p text:style-name="P329"/>
      <text:p text:style-name="P329"/>
      <text:p text:style-name="P329"/>
      <text:p text:style-name="P5">Autor originálního dobrodružství: Quentin</text:p>
      <text:p text:style-name="P5">Pro <text:span text:style-name="T408">Dračák podle staré školy</text:span> upravil: York</text:p>
      <text:p text:style-name="P5"/>
      <text:p text:style-name="P6"><text:soft-page-break/></text:p>
      <text:p text:style-name="P6"/>
      <text:p text:style-name="P6"/>
      <text:p text:style-name="P6">Verze 0.<text:span text:style-name="T1089">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56"><text:a xlink:type="simple" xlink:href="#__RefHeading___Toc22714_41530725" text:style-name="Internet_20_link" text:visited-style-name="Internet_20_link">Notes</text:a><text:tab/>3</text:p>
          <text:p text:style-name="P356"><text:a xlink:type="simple" xlink:href="#__RefHeading___Toc22716_41530725" text:style-name="Internet_20_link" text:visited-style-name="Internet_20_link">Počítání času a náhodné události</text:a><text:tab/>3</text:p>
          <text:p text:style-name="P356"><text:a xlink:type="simple" xlink:href="#__RefHeading___Toc22718_41530725" text:style-name="Internet_20_link" text:visited-style-name="Internet_20_link">Cestování</text:a><text:tab/>3</text:p>
          <text:p text:style-name="P356"><text:a xlink:type="simple" xlink:href="#__RefHeading___Toc22720_41530725" text:style-name="Internet_20_link" text:visited-style-name="Internet_20_link">Náhodná setkání</text:a><text:tab/>4</text:p>
          <text:p text:style-name="P356"><text:a xlink:type="simple" xlink:href="#__RefHeading___Toc22722_41530725" text:style-name="Internet_20_link" text:visited-style-name="Internet_20_link">Fixní setkání</text:a><text:tab/>4</text:p>
          <text:p text:style-name="P355"><text:a xlink:type="simple" xlink:href="#__RefHeading___Toc22724_41530725" text:style-name="Internet_20_link" text:visited-style-name="Internet_20_link">Události</text:a><text:tab/>5</text:p>
          <text:p text:style-name="P355"><text:a xlink:type="simple" xlink:href="#__RefHeading___Toc22726_41530725" text:style-name="Internet_20_link" text:visited-style-name="Internet_20_link">Božstva</text:a><text:tab/>8</text:p>
          <text:p text:style-name="P355"><text:a xlink:type="simple" xlink:href="#__RefHeading___Toc22728_41530725" text:style-name="Internet_20_link" text:visited-style-name="Internet_20_link">Mistři</text:a><text:tab/>10</text:p>
          <text:p text:style-name="P355"><text:a xlink:type="simple" xlink:href="#__RefHeading___Toc22730_41530725" text:style-name="Internet_20_link" text:visited-style-name="Internet_20_link">Oblasti</text:a><text:tab/>11</text:p>
          <text:p text:style-name="P356"><text:a xlink:type="simple" xlink:href="#__RefHeading___Toc22732_41530725" text:style-name="Internet_20_link" text:visited-style-name="Internet_20_link">Bažina</text:a><text:tab/>11</text:p>
          <text:p text:style-name="P356"><text:a xlink:type="simple" xlink:href="#__RefHeading___Toc22734_41530725" text:style-name="Internet_20_link" text:visited-style-name="Internet_20_link">Garlacké hory</text:a><text:tab/>15</text:p>
          <text:p text:style-name="P356"><text:a xlink:type="simple" xlink:href="#__RefHeading___Toc22736_41530725" text:style-name="Internet_20_link" text:visited-style-name="Internet_20_link">Hrzales</text:a><text:tab/>21</text:p>
          <text:p text:style-name="P356"><text:a xlink:type="simple" xlink:href="#__RefHeading___Toc22738_41530725" text:style-name="Internet_20_link" text:visited-style-name="Internet_20_link">Trosské pláně</text:a><text:tab/>27</text:p>
          <text:p text:style-name="P355"><text:a xlink:type="simple" xlink:href="#__RefHeading___Toc22740_41530725" text:style-name="Internet_20_link" text:visited-style-name="Internet_20_link">Lokace</text:a><text:tab/>32</text:p>
          <text:p text:style-name="P356"><text:a xlink:type="simple" xlink:href="#__RefHeading___Toc22742_41530725" text:style-name="Internet_20_link" text:visited-style-name="Internet_20_link">Blosely</text:a><text:tab/>32</text:p>
          <text:p text:style-name="P356"><text:a xlink:type="simple" xlink:href="#__RefHeading___Toc22744_41530725" text:style-name="Internet_20_link" text:visited-style-name="Internet_20_link">Brakk</text:a><text:tab/>34</text:p>
          <text:p text:style-name="P356"><text:a xlink:type="simple" xlink:href="#__RefHeading___Toc22746_41530725" text:style-name="Internet_20_link" text:visited-style-name="Internet_20_link">Čarodějná věž</text:a><text:tab/>35</text:p>
          <text:p text:style-name="P356"><text:a xlink:type="simple" xlink:href="#__RefHeading___Toc22748_41530725" text:style-name="Internet_20_link" text:visited-style-name="Internet_20_link">Dračí kostra</text:a><text:tab/>49</text:p>
          <text:p text:style-name="P356"><text:a xlink:type="simple" xlink:href="#__RefHeading___Toc22750_41530725" text:style-name="Internet_20_link" text:visited-style-name="Internet_20_link">Godov</text:a><text:tab/>50</text:p>
          <text:p text:style-name="P356"><text:a xlink:type="simple" xlink:href="#__RefHeading___Toc22752_41530725" text:style-name="Internet_20_link" text:visited-style-name="Internet_20_link">Hardenská tvrz</text:a><text:tab/>51</text:p>
          <text:p text:style-name="P356"><text:a xlink:type="simple" xlink:href="#__RefHeading___Toc22754_41530725" text:style-name="Internet_20_link" text:visited-style-name="Internet_20_link">Hostinec Na rozcestí</text:a><text:tab/>66</text:p>
          <text:p text:style-name="P356"><text:a xlink:type="simple" xlink:href="#__RefHeading___Toc22756_41530725" text:style-name="Internet_20_link" text:visited-style-name="Internet_20_link">Hrstan</text:a><text:tab/>67</text:p>
          <text:p text:style-name="P356"><text:a xlink:type="simple" xlink:href="#__RefHeading___Toc22758_41530725" text:style-name="Internet_20_link" text:visited-style-name="Internet_20_link">Kastarok</text:a><text:tab/>67</text:p>
          <text:p text:style-name="P356"><text:a xlink:type="simple" xlink:href="#__RefHeading___Toc6844_2407452455" text:style-name="Internet_20_link" text:visited-style-name="Internet_20_link">Krvavá vila</text:a><text:tab/>68</text:p>
          <text:p text:style-name="P356"><text:a xlink:type="simple" xlink:href="#__RefHeading___Toc22760_41530725" text:style-name="Internet_20_link" text:visited-style-name="Internet_20_link">Měšíční oltář</text:a><text:tab/>77</text:p>
          <text:p text:style-name="P356"><text:a xlink:type="simple" xlink:href="#__RefHeading___Toc22762_41530725" text:style-name="Internet_20_link" text:visited-style-name="Internet_20_link">Pavoučí doupě</text:a><text:tab/>77</text:p>
          <text:p text:style-name="P356"><text:a xlink:type="simple" xlink:href="#__RefHeading___Toc22764_41530725" text:style-name="Internet_20_link" text:visited-style-name="Internet_20_link">Stříbrný důl</text:a><text:tab/>80</text:p>
          <text:p text:style-name="P356"><text:soft-page-break/><text:a xlink:type="simple" xlink:href="#__RefHeading___Toc22766_41530725" text:style-name="Internet_20_link" text:visited-style-name="Internet_20_link">Sump</text:a><text:tab/>96</text:p>
          <text:p text:style-name="P356"><text:a xlink:type="simple" xlink:href="#__RefHeading___Toc22768_41530725" text:style-name="Internet_20_link" text:visited-style-name="Internet_20_link">Svatyně nekonečných možností</text:a><text:tab/>97</text:p>
          <text:p text:style-name="P356"><text:a xlink:type="simple" xlink:href="#__RefHeading___Toc22770_41530725" text:style-name="Internet_20_link" text:visited-style-name="Internet_20_link">Trehern</text:a><text:tab/>98</text:p>
          <text:p text:style-name="P356"><text:a xlink:type="simple" xlink:href="#__RefHeading___Toc13849_1990953305" text:style-name="Internet_20_link" text:visited-style-name="Internet_20_link">Tross (město)</text:a><text:tab/>99</text:p>
          <text:p text:style-name="P356"><text:a xlink:type="simple" xlink:href="#__RefHeading___Toc22772_41530725" text:style-name="Internet_20_link" text:visited-style-name="Internet_20_link">Trpaslická hrobka</text:a><text:tab/>121</text:p>
          <text:p text:style-name="P356"><text:a xlink:type="simple" xlink:href="#__RefHeading___Toc22774_41530725" text:style-name="Internet_20_link" text:visited-style-name="Internet_20_link">Wedel</text:a><text:tab/>132</text:p>
          <text:p text:style-name="P356"><text:a xlink:type="simple" xlink:href="#__RefHeading___Toc22776_41530725" text:style-name="Internet_20_link" text:visited-style-name="Internet_20_link">Zbojnický tábor</text:a><text:tab/>133</text:p>
          <text:p text:style-name="P356"><text:a xlink:type="simple" xlink:href="#__RefHeading___Toc22778_41530725" text:style-name="Internet_20_link" text:visited-style-name="Internet_20_link">Ziggurat</text:a><text:tab/>133</text:p>
          <text:p text:style-name="P355"><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76">Quentinův origoš text měl po převedení to tohohle formátu 45 stran.</text:p>
      <text:h text:style-name="P430" text:outline-level="2"><text:bookmark-start text:name="__RefHeading___Toc22716_41530725"/>Počítání času a náhodné události<text:bookmark-end text:name="__RefHeading___Toc22716_41530725"/></text:h>
      <text:list xml:id="list3419542516" text:style-name="L1">
        <text:list-item>
          <text:p text:style-name="P586">Hází se každ<text:span text:style-name="T2083">ý</text:span> den, <text:span text:style-name="T2083">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552239651" text:style-name="L2">
        <text:list-item>
          <text:p text:style-name="P588">Cesta z Trossu do Blosel trvá po cestě 1 den.</text:p>
        </text:list-item>
        <text:list-item>
          <text:p text:style-name="P589">Lesem by trvala 2 dny, <text:span text:style-name="T2084">h</text:span>orami týden.</text:p>
        </text:list-item>
      </text:list>
      <text:h text:style-name="Heading_20_2" text:outline-level="2"><text:bookmark-start text:name="__RefHeading___Toc22720_41530725"/><text:soft-page-break/>Náhodná setkání<text:bookmark-end text:name="__RefHeading___Toc22720_41530725"/></text:h>
      <text:list xml:id="list2976513180" text:style-name="L3">
        <text:list-item>
          <text:p text:style-name="P587">Hází se 3x za den – co se stalo v noci, dopoledne a odpoledne.</text:p>
        </text:list-item>
        <text:list-item>
          <text:p text:style-name="P587">Tabulky budou rovnou obsahovat i stopy a možnosti "nic se nestalo".</text:p>
        </text:list-item>
        <text:list-item>
          <text:p text:style-name="P628">V některých oblastech jsem rozdělil setkání "na cestě" a "mimo cestu".</text:p>
        </text:list-item>
        <text:list-item>
          <text:p text:style-name="P628">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76">V okolí lokací na některé věci postavy narazí automaticky – v okolí Pavoučího doupěte jsou například stopy po přítomnosti pavouků.</text:p>
      <text:h text:style-name="P427" text:outline-level="1"><text:bookmark-start text:name="__RefHeading___Toc22724_41530725"/>Události<text:bookmark-end text:name="__RefHeading___Toc22724_41530725"/></text:h>
      <text:list xml:id="list4255502999" text:style-name="L4">
        <text:list-item>
          <text:p text:style-name="P629"><text:span text:style-name="T1870">Vladař</text:span> sousedního <text:span text:style-name="T1870">kraje</text:span> přijel s početnou družinou <text:span text:style-name="T1870">navštívit místního vládce</text:span>. Zatímco <text:span text:style-name="T1870">urození</text:span> jednají <text:span text:style-name="T2151">v pevnosti</text:span>, doprovod si dovoluje na místní.</text:p>
        </text:list-item>
      </text:list>
      <text:list xml:id="list758436486" text:style-name="L5">
        <text:list-header>
          <text:p text:style-name="P631">Andros</text:p>
          <text:p text:style-name="P688">Sousední městský stát. <text:span text:style-name="T2013">Laděný do řeckého stylu.</text:span></text:p>
        </text:list-header>
      </text:list>
      <text:list xml:id="list3971729791" text:style-name="L6">
        <text:list-header>
          <text:p text:style-name="P632">Epiktetos z Androsu</text:p>
          <text:p text:style-name="P690">Basileus sousedního měst<text:span text:style-name="T2012">ského státu.</text:span></text:p>
          <text:p text:style-name="P689"><text:span text:style-name="T2014">Obtloustlý m</text:span>už ve středních letech se zlatým kruhem na čele. Chybí mu jedna ruka – <text:span text:style-name="T2014">chvástá se, jak o ni <text:s/>přišel v boji, ale ve skutečnosti to byla nepozornost při tréninku.</text:span></text:p>
        </text:list-header>
      </text:list>
      <text:list xml:id="list4073917379" text:style-name="L7">
        <text:list-header>
          <text:p text:style-name="P633">So<text:span text:style-name="T2384">f</text:span>ia</text:p>
        </text:list-header>
      </text:list>
      <text:list xml:id="list130001000780858" text:continue-list="list4255502999" text:style-name="L4">
        <text:list-header>
          <text:p text:style-name="P691">Nepříliš pohledná, ale vždy má složitý účes, perfektní líčení a vytříbené chování.</text:p>
          <text:p text:style-name="P692"><text:span text:style-name="T2009">D</text:span>cera <text:span text:style-name="T2134">Epikteta, </text:span>vládce sousedního panství. <text:span text:style-name="T2010">Dalvarovi říká „ó můj pane“. Na neurozené osoby se ani nepodívá – očekává, že budou mluvit s jejími služkami.</text:span></text:p>
          <text:p text:style-name="P693">Umí celkem dobře bojovat s mečem (učil ji bratr).</text:p>
          <text:p text:style-name="P694">Má s sebou dvě služebné: <text:span text:style-name="T2011">Trpaslici Miku a elfku Alianu. S neurozenými mluví většinou Mika – ztěžka vyslovuje „ř“.</text:span></text:p>
        </text:list-header>
      </text:list>
      <text:list xml:id="list190589966" text:style-name="L8">
        <text:list-item>
          <text:p text:style-name="P695">Chce se vypravit do Svatyně nekonečných možností hluboko v horách, která jí má splnit její nejtajnější přání.</text:p>
        </text:list-item>
      </text:list>
      <text:list xml:id="list130002173496950" text:continue-list="list130001000780858" text:style-name="L4">
        <text:list-item>
          <text:p text:style-name="P630"><text:soft-page-break/>Na tržiště dorazila <text:span text:style-name="T1851">trpaslická</text:span> karavana s vynálezy, lektvary a výbušninami.</text:p>
        </text:list-item>
        <text:list-item>
          <text:p text:style-name="P629">Svátek umrlčího tance. Všichni obyvatelé nosí strašidelné masky. Po lidech bez masky se há<text:span text:style-name="T1928">zí</text:span> shnilé ovoce.</text:p>
        </text:list-item>
        <text:list-item>
          <text:p text:style-name="P696">Zombie incident v<text:span text:style-name="T1849">e vile Filomény Karské</text:span>. <text:span text:style-name="T1876">Dvorn</text:span><text:span text:style-name="T145">í čaroděj Bareus Karsavar zde prováděl jeden z riskantních omlazovacích rituálů, kterými udržuje Filoménu mladou a krásnou. Tentokrát se to ale nepovedlo a výsledkem je zombifikace veškerého služebnictva a zohyzdění Filomény. </text:span><text:span text:style-name="T202">Všechny zabil Karsavar různými kouzly (budou na nich stopy po zásahu bleskem, budou sežehnutí, zmražení a podobně).</text:span></text:p>
          <text:p text:style-name="P697">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96"><text:span text:style-name="T1850">Fyzička 3, Finesa 1, Duše -</text:span><text:span text:style-name="T1414">, </text:span><text:span text:style-name="T1415">Ž</text:span><text:span text:style-name="T1416">ivot</text:span><text:span text:style-name="T1415">y </text:span><text:span text:style-name="T1417">13</text:span></text:p>
              <text:p text:style-name="P465"><text:span text:style-name="T1526">Rychlost:</text:span><text:span text:style-name="T1418"> </text:span><text:span text:style-name="T1419">jako </text:span><text:span text:style-name="T1420">chůze</text:span></text:p>
              <text:p text:style-name="P465"><text:span text:style-name="T1527">Smysly:</text:span><text:span text:style-name="T1421"> </text:span><text:span text:style-name="T1422">magický zrak a sluch</text:span></text:p>
              <text:p text:style-name="P465"><text:span text:style-name="T1528">Detekovatelnost</text:span><text:span text:style-name="T1529">:</text:span><text:span text:style-name="T1423"> </text:span><text:span text:style-name="T1424">Zombie není</text:span><text:span text:style-name="T1423"> vidět pomocí infravidění.</text:span></text:p>
              <text:p text:style-name="P508"><text:span text:style-name="T981">⚔<text:tab/></text:span><text:span text:style-name="T1530">Pařáty</text:span><text:span text:style-name="T1531">:</text:span><text:span text:style-name="T1416"> </text:span><text:span text:style-name="T1425">3 + k6, zranění 1</text:span></text:p>
              <text:p text:style-name="P507"><text:span text:style-name="T822">⚔<text:tab/></text:span><text:span text:style-name="T1146">Z</text:span><text:span text:style-name="T1147">uby</text:span><text:span text:style-name="T8">:</text:span><text:span text:style-name="T19"> 3 + k6, zranění 0</text:span></text:p>
            </text:list-header>
          </text:list>
          <text:p text:style-name="P705"><text:soft-page-break/><text:span text:style-name="T19">K</text:span><text:span text:style-name="T18">arsavar omylem povolal démona neživota – podobného tomu, který řádil v krvavé vile. Každý, koho čaroděj zabije, ožije jako zombie. Na rozdíl od vily ale při tom nevznikají duchové.</text:span></text:p>
          <text:p text:style-name="P698">Po vyvraždění vily se Karsavar vydal zpět do své věže. Zabil ještě pár lidí ve městě (osamocené zombie incidenty, stopa vede k tvrzi), ale už ne moc, začala mu docházet kouzla.</text:p>
          <text:p text:style-name="P699">Další den, opět s plným arzenálem kouzel, začne vraždit v tvrzi. Stráž určitě uvítá pomoc.</text:p>
          <text:p text:style-name="P706"><text:span text:style-name="T18">Ve věži v pevnosti půjde najít svitek s rituálem, který Karsavar ve vile provedl – jeho reverzí je </text:span><text:span text:style-name="T20">z něj</text:span><text:span text:style-name="T18"> možno démona vyhnat. Má to ale háček – vyžaduje to 5 lidských obětí, stejně jako originální rituál (nemusí to být děti).</text:span></text:p>
        </text:list-item>
      </text:list>
      <text:h text:style-name="P428" text:outline-level="1"><text:bookmark-start text:name="__RefHeading___Toc22726_41530725"/>Božstva<text:bookmark-end text:name="__RefHeading___Toc22726_41530725"/></text:h>
      <text:p text:style-name="Text_20_body"><text:span text:style-name="Strong_20_Emphasis"><text:span text:style-name="T2168">Vorok</text:span></text:span><text:span text:style-name="Strong_20_Emphasis"><text:span text:style-name="T2169">, p</text:span></text:span><text:span text:style-name="T2169">án </text:span><text:span text:style-name="T2170">ohně a</text:span><text:span text:style-name="T2169"> oceli</text:span></text:p>
      <text:p text:style-name="P68"><text:span text:style-name="Emphasis">Chce vybudovat mocnou a věčnou civilizaci.</text:span></text:p>
      <text:list xml:id="list25311202" text:style-name="L9">
        <text:list-item>
          <text:p text:style-name="P707">Ctít a prosazovat zákony a tradice.</text:p>
        </text:list-item>
        <text:list-item>
          <text:p text:style-name="P707">Stavět potřeby většiny nad potřeby jedince.</text:p>
        </text:list-item>
        <text:list-item>
          <text:p text:style-name="P707">Nestrpět monstrum nebo černokněžníka naživu.</text:p>
        </text:list-item>
        <text:list-item>
          <text:p text:style-name="P707">Žít bez lži a podvodu.</text:p>
        </text:list-item>
      </text:list>
      <text:p text:style-name="Text_20_body"><text:span text:style-name="Strong_20_Emphasis"><text:span text:style-name="T2169">Athaia</text:span></text:span><text:span text:style-name="T2169">, paní krve a soucitu</text:span></text:p>
      <text:p text:style-name="P69"><text:span text:style-name="Emphasis">Chce snížit utrpení nevinných.</text:span></text:p>
      <text:list xml:id="list1403933738" text:style-name="L10">
        <text:list-item>
          <text:p text:style-name="P708">Chránit život každého jednotlivce.</text:p>
        </text:list-item>
        <text:list-item>
          <text:p text:style-name="P708">Žít v celibátu.</text:p>
        </text:list-item>
        <text:list-item>
          <text:p text:style-name="P708">Pacifismus.</text:p>
        </text:list-item>
      </text:list>
      <text:p text:style-name="Text_20_body"><text:span text:style-name="Strong_20_Emphasis"><text:span text:style-name="T2172">Gaia</text:span></text:span><text:span text:style-name="T2172">, matka příroda</text:span></text:p>
      <text:p text:style-name="P69"><text:span text:style-name="Emphasis">Chce, aby lidé žili v souladu s přírodou.</text:span></text:p>
      <text:list xml:id="list2412866134" text:style-name="L11">
        <text:list-item>
          <text:p text:style-name="P709">Bránit svět před perverzí magie, vědy a průmyslu.</text:p>
        </text:list-item>
        <text:list-item>
          <text:p text:style-name="P709">Žít skromným a pokorným životem.</text:p>
        </text:list-item>
        <text:list-item>
          <text:p text:style-name="P709">Nepoužívat ocelové zbraně a zbroje.</text:p>
        </text:list-item>
      </text:list>
      <text:p text:style-name="Text_20_body"><text:span text:style-name="Strong_20_Emphasis"><text:span text:style-name="T2172">Gargantua</text:span></text:span><text:span text:style-name="T2172">, otec krakenů</text:span></text:p>
      <text:p text:style-name="P69"><text:soft-page-break/><text:span text:style-name="Emphasis">Chce pohltit pevninu.</text:span></text:p>
      <text:list xml:id="list162175493" text:style-name="L12">
        <text:list-item>
          <text:p text:style-name="P710">Obětovat nekonečnému oceánu.</text:p>
        </text:list-item>
        <text:list-item>
          <text:p text:style-name="P710">Budovat věhlas a moc kultu Gargantua.</text:p>
        </text:list-item>
        <text:list-item>
          <text:p text:style-name="P710">Chapadla.</text:p>
        </text:list-item>
      </text:list>
      <text:h text:style-name="Heading_20_1" text:outline-level="1"><text:bookmark-start text:name="__RefHeading___Toc22728_41530725"/>Mistři<text:bookmark-end text:name="__RefHeading___Toc22728_41530725"/></text:h>
      <text:p text:style-name="P108">Až budou chtít postavy postoupit na vyšší úroveň, musí si najít mistry. Není to složité, stačí se poptat. Mistři v Trossu jsou (všichni jsou ve městě):</text:p>
      <text:p text:style-name="Standalone_20_Property"><text:span text:style-name="T278">Válečník: </text:span><text:span text:style-name="T1894">Kapitán stráže Moriak Har (viz Kasárna v pevnosti), velitel Horos z Brakkské věže.</text:span></text:p>
      <text:p text:style-name="Standalone_20_Property"><text:span text:style-name="T272">Hraničář: </text:span>Kuzal‘<text:span text:style-name="T522">k’tak, obchodn</text:span><text:span text:style-name="T134">ík s exotiky (viz Obchod s exotiky v chudinské čtvrti)</text:span></text:p>
      <text:p text:style-name="Standalone_20_Property"><text:span text:style-name="T272">Kouzelník: </text:span><text:span text:style-name="T1894">D</text:span>vorní čaroděj Bareus Karsavar (viz Hlavní věž pevnosti)</text:p>
      <text:p text:style-name="Standalone_20_Property"><text:span text:style-name="T272">Alchymista: </text:span><text:span text:style-name="T1894">T</text:span>rpaslická alchymistka Malika (viz a<text:span text:style-name="T464">lchymistický krámek</text:span> v chudinské čtvrti).</text:p>
      <text:p text:style-name="Standalone_20_Property"><text:span text:style-name="T349">Zloděj: </text:span>Stín (viz <text:span text:style-name="T1886">Smaragdové divadlo</text:span> v bohaté čtvrti).</text:p>
      <text:h text:style-name="P429"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2113">(k6)</text:span></text:h>
      <text:list xml:id="list522171449" text:style-name="L13">
        <text:list-item>
          <text:p text:style-name="P712">Jasno</text:p>
        </text:list-item>
        <text:list-item>
          <text:p text:style-name="P716"><text:span text:style-name="T2114">M</text:span>lžný opar</text:p>
        </text:list-item>
        <text:list-item>
          <text:p text:style-name="P716"><text:span text:style-name="T2114">M</text:span>lžný opar, <text:span text:style-name="T2114">mrholení</text:span></text:p>
        </text:list-item>
        <text:list-item>
          <text:p text:style-name="P716"><text:span text:style-name="T2114">Mlžný opar, h</text:span>ustý déšť</text:p>
        </text:list-item>
        <text:list-item>
          <text:p text:style-name="P712">Mlžný opar, slejvák</text:p>
        </text:list-item>
        <text:list-item>
          <text:p text:style-name="P711">Bažina je dnes zalitá v husté mléčné mlze.</text:p>
        </text:list-item>
      </text:list>
      <text:h text:style-name="Heading_20_3" text:outline-level="3">Setkání <text:span text:style-name="T2113">(k12)</text:span></text:h>
      <text:list xml:id="list901879926" text:style-name="L14">
        <text:list-item>
          <text:p text:style-name="P719"><text:span text:style-name="T1314">👣 </text:span><text:span text:style-name="T1316">Čerstvé s</text:span><text:span text:style-name="T1314">topy </text:span><text:span text:style-name="T1318">bosých dvojnožců s drápy.</text:span></text:p>
        </text:list-item>
        <text:list-item>
          <text:p text:style-name="P719"><text:span text:style-name="T1314">👣 </text:span><text:span text:style-name="T1318">Den staré</text:span><text:span text:style-name="T1316"> s</text:span><text:span text:style-name="T1314">topy </text:span><text:span text:style-name="T1318">bosých dvojnožců s drápy.</text:span></text:p>
        </text:list-item>
        <text:list-item>
          <text:p text:style-name="P721">Osm ještěrců loví lidi do zigguratu. Vede je veterán s kostěnou zbrojí a oboustranným kopím. <text:span text:style-name="T2116">Vedou dva spoutané zajatce – jsou to chudí rybáři ze Sumpu.</text:span></text:p>
          <text:p text:style-name="P634"><text:span text:style-name="T1817">7x </text:span><text:span text:style-name="T1808">Ještěrec</text:span></text:p>
          <text:p text:style-name="P509"><text:span text:style-name="T79">F</text:span><text:span text:style-name="T80">yzička </text:span><text:span text:style-name="T82">3</text:span><text:span text:style-name="T80">, Finesa </text:span><text:span text:style-name="T82">2</text:span><text:span text:style-name="T80">, Duše </text:span><text:span text:style-name="T81">1</text:span><text:span text:style-name="T1305">, </text:span><text:span text:style-name="T1306">Ž</text:span><text:span text:style-name="T1307">ivot</text:span><text:span text:style-name="T1306">y </text:span><text:span text:style-name="T1308">9</text:span></text:p>
          <text:p text:style-name="P510"><text:soft-page-break/><text:span text:style-name="T821">⚔ </text:span><text:span text:style-name="T938">Dlouhé kopí</text:span><text:span text:style-name="T936">:</text:span><text:span text:style-name="T881"> </text:span><text:span text:style-name="T882">3</text:span><text:span text:style-name="T881"> + k6, zranění </text:span><text:span text:style-name="T889">2</text:span></text:p>
          <text:p text:style-name="P722"><text:span text:style-name="T938">U </text:span><text:span text:style-name="T934">sebe mají:</text:span><text:span text:style-name="T880"> uzené ryby, dřevěné l</text:span><text:span text:style-name="T891">a</text:span><text:span text:style-name="T880">hve s vodou.</text:span></text:p>
          <text:p text:style-name="P634"><text:span text:style-name="T946">V</text:span><text:span text:style-name="T945">elitel ještěrců</text:span></text:p>
          <text:p text:style-name="P510"><text:span text:style-name="T79">F</text:span><text:span text:style-name="T80">yzička </text:span><text:span text:style-name="T82">4</text:span><text:span text:style-name="T80">, Finesa </text:span><text:span text:style-name="T81">3</text:span><text:span text:style-name="T80">, Duše </text:span><text:span text:style-name="T81">1</text:span><text:span text:style-name="T1305">, </text:span><text:span text:style-name="T1306">Ž</text:span><text:span text:style-name="T1307">ivot</text:span><text:span text:style-name="T1306">y </text:span><text:span text:style-name="T1308">10</text:span></text:p>
          <text:p text:style-name="P514"><text:span text:style-name="T1331">Z</text:span><text:span text:style-name="T1343">broj:</text:span><text:span text:style-name="T1308"> 1 (kostěná zbroj)</text:span></text:p>
          <text:p text:style-name="P522"><text:span text:style-name="T821">⚔ </text:span><text:span text:style-name="T934">Oboustranné kopí</text:span><text:span text:style-name="T936">:</text:span><text:span text:style-name="T881"> </text:span><text:span text:style-name="T880">4</text:span><text:span text:style-name="T881"> + k6, zranění </text:span><text:span text:style-name="T880">2</text:span></text:p>
          <text:p text:style-name="P724"><text:span text:style-name="T934">U sebe má:</text:span><text:span text:style-name="T880"> </text:span><text:span text:style-name="T890">uzené ryby, dřevěn</text:span><text:span text:style-name="T891">ou</text:span><text:span text:style-name="T890"> l</text:span><text:span text:style-name="T891">a</text:span><text:span text:style-name="T890">h</text:span><text:span text:style-name="T891">ev</text:span><text:span text:style-name="T890"> s vodou, </text:span><text:span text:style-name="T892">6 st,</text:span><text:span text:style-name="T890"> </text:span><text:span text:style-name="T934">klíč s rybí hlavou</text:span><text:span text:style-name="T880">.</text:span></text:p>
        </text:list-item>
        <text:list-item>
          <text:p text:style-name="P717">Rybáři vypouští pelikány s podvázanými krky na ryby. Škrtidlo sundají, až když pták nanosí dost ryb pro svého majitele. V mezičase se předhání v dohadech o tom, kam ještěrci odvádí ztracené lidi.</text:p>
        </text:list-item>
        <text:list-item>
          <text:p text:style-name="P717">Nápadné bleděmodré zelí. Požití způsobuje malátnost a submisivitu. <text:span text:style-name="T2117">Alchymista z něj může vytěžit 5 magů.</text:span></text:p>
        </text:list-item>
        <text:list-item>
          <text:p text:style-name="P717">Stromy, ostr<text:span text:style-name="T2098">ů</text:span>vky půdy i bažina jsou porostlé narudlým mechem. <text:span text:style-name="T2097">Mech slouží jako hmatové orgány</text:span> masožravé <text:span text:style-name="T2097">rostliny</text:span> pod hladinou.</text:p>
          <text:p text:style-name="P509"><text:span text:style-name="T918">Tělo</text:span><text:span text:style-name="T898">:</text:span><text:span text:style-name="T829"><text:tab/><text:tab/></text:span><text:span text:style-name="T830">Fyzička 5, Finesa 2, Duše </text:span><text:span text:style-name="T862">3</text:span><text:span text:style-name="T830">, Životy 1</text:span><text:span text:style-name="T862">1<text:line-break/></text:span><text:span text:style-name="T919">12 š</text:span><text:span text:style-name="T918">lahoun</text:span><text:span text:style-name="T919">ů</text:span><text:span text:style-name="T898">:</text:span><text:span text:style-name="T829"><text:tab/></text:span><text:span text:style-name="T830">Fyzička </text:span><text:span text:style-name="T862">1</text:span><text:span text:style-name="T830">, Finesa 4, Duše </text:span><text:span text:style-name="T862">3</text:span><text:span text:style-name="T830">, Životy 1</text:span></text:p>
          <text:p text:style-name="P456"><text:span text:style-name="T1095">Rychlost:</text:span><text:span text:style-name="T1165"> </text:span><text:span text:style-name="T1260">nepohybuje se</text:span></text:p>
          <text:p text:style-name="P466"><text:span text:style-name="T1096">Smysly: </text:span><text:span text:style-name="T1261">hmat (šlahouny)</text:span></text:p>
          <text:p text:style-name="P509"><text:span text:style-name="T1125">Zranitelnost:</text:span><text:span text:style-name="T1261"> Šlahouny nejsou zranitelné drtivými a bodnými zbraněmi (pod drtivými útoky se neškodně prohnou, bodné zbraně je sice mohou s trochou štěstí probodnout, ale šlahoun bude fungovat dál).</text:span></text:p>
          <text:p text:style-name="P511"><text:soft-page-break/><text:span text:style-name="T819">⚔<text:tab/></text:span><text:span text:style-name="T1094">Z</text:span><text:span text:style-name="T1104">uby</text:span><text:span text:style-name="T10">:</text:span><text:span text:style-name="T34"> </text:span><text:span text:style-name="T84">5 + k6, zranění 2</text:span></text:p>
          <text:p text:style-name="P511"><text:span text:style-name="T819">⚔<text:tab/></text:span><text:span text:style-name="T1125">Šlahouny</text:span><text:span text:style-name="T10">:</text:span><text:span text:style-name="T34"> </text:span><text:span text:style-name="T84">4 + k6. Nezraňují, pouze omotávají a přitahují</text:span></text:p>
        </text:list-item>
      </text:list>
      <text:list xml:id="list3044043136" text:style-name="L15">
        <text:list-item>
          <text:p text:style-name="P523">Každý šlahoun a tlama mohou současně bez postihu zaútočit zvlášť.</text:p>
        </text:list-item>
        <text:list-item>
          <text:p text:style-name="P523">Na omotání postavy si šlahouny hází Finesou, na přitažení k tlamě Fyzičkou. Když postavu omotá více šlahounů, jejich Fyzička se sčítá.</text:p>
        </text:list-item>
        <text:list-item>
          <text:p text:style-name="P523">Šlahouny je možno ničit jednotlivě nebo <text:span text:style-name="T2099">najednou</text:span> plošnými útoky.</text:p>
        </text:list-item>
      </text:list>
      <text:list xml:id="list130002359035045" text:continue-list="list901879926" text:style-name="L14">
        <text:list-item>
          <text:p text:style-name="P717">Zbohatlý <text:span text:style-name="T2100">T</text:span>rosský měšťan <text:span text:style-name="T2102">(elf)</text:span> na tajné schůzce s<text:span text:style-name="T2101">e čtyřmi</text:span> ještěrci dračího kultu.</text:p>
          <text:p text:style-name="P657">Ještěrec</text:p>
          <text:p text:style-name="P512"><text:span text:style-name="T79">F</text:span><text:span text:style-name="T80">yzička </text:span><text:span text:style-name="T82">3</text:span><text:span text:style-name="T80">, Finesa </text:span><text:span text:style-name="T82">2</text:span><text:span text:style-name="T80">, Duše </text:span><text:span text:style-name="T81">1</text:span><text:span text:style-name="T1305">, </text:span><text:span text:style-name="T1306">Ž</text:span><text:span text:style-name="T1307">ivot</text:span><text:span text:style-name="T1306">y </text:span><text:span text:style-name="T1308">9</text:span></text:p>
          <text:p text:style-name="P512"><text:span text:style-name="T821">⚔ </text:span><text:span text:style-name="T938">Dlouhé kopí</text:span><text:span text:style-name="T936">:</text:span><text:span text:style-name="T881"> </text:span><text:span text:style-name="T882">3</text:span><text:span text:style-name="T881"> + k6, zranění </text:span><text:span text:style-name="T889">2</text:span></text:p>
          <text:p text:style-name="P723"><text:span text:style-name="T938">U </text:span><text:span text:style-name="T934">sebe mají:</text:span><text:span text:style-name="T880"> uzené ryby, dřevěné l</text:span><text:span text:style-name="T891">a</text:span><text:span text:style-name="T880">hve s vodou.</text:span></text:p>
          <text:p text:style-name="P635"><text:span text:style-name="T945">Měšťan </text:span><text:span text:style-name="T947">Létis</text:span></text:p>
          <text:p text:style-name="P512"><text:span text:style-name="T79">F</text:span><text:span text:style-name="T80">yzička </text:span><text:span text:style-name="T82">3</text:span><text:span text:style-name="T80">, Finesa </text:span><text:span text:style-name="T83">1</text:span><text:span text:style-name="T80">, Duše </text:span><text:span text:style-name="T83">2</text:span><text:span text:style-name="T1305">, </text:span><text:span text:style-name="T1306">Ž</text:span><text:span text:style-name="T1307">ivot</text:span><text:span text:style-name="T1306">y </text:span><text:span text:style-name="T1308">9</text:span></text:p>
          <text:p text:style-name="P524"><text:span text:style-name="T821">⚔ </text:span><text:span text:style-name="T938">D</text:span><text:span text:style-name="T934">ýka</text:span><text:span text:style-name="T936">:</text:span><text:span text:style-name="T881"> </text:span><text:span text:style-name="T882">3</text:span><text:span text:style-name="T881"> + k6, zranění </text:span><text:span text:style-name="T889">2</text:span></text:p>
          <text:p text:style-name="P509"><text:span text:style-name="T938">U </text:span><text:span text:style-name="T934">sebe má:</text:span><text:span text:style-name="T880"> </text:span><text:span text:style-name="T893">Měšec s 3 zl a 6 st, zlatý prsten (10 zl), měšťanské šaty (5 zl)</text:span></text:p>
        </text:list-item>
        <text:list-item>
          <text:p text:style-name="P717">Jedovat<text:span text:style-name="T2103">ě žlutá</text:span> žába s korunkou na hlavě.</text:p>
          <text:p text:style-name="P725"><text:soft-page-break/>Když ji políbí dívka, otráví se (žába kůží vylučuje smrtící jed), ale žába se promění v <text:span text:style-name="T2107">nahého</text:span> elfského prince. <text:span text:style-name="T2106">Jeho jméno je Léthanis, pochází z elfské říše a v podobě žáby strávil několik staletí. Mluví výhradně elfsky, chová se velmi povýšeně a od postav očekává, že splní každé jeho přání.</text:span></text:p>
          <text:p text:style-name="P718"><text:span text:style-name="T299">S</text:span><text:span text:style-name="T300">íla</text:span><text:span text:style-name="T301"> jedu</text:span><text:span text:style-name="T300">:</text:span><text:span text:style-name="T386"> </text:span><text:span text:style-name="T1443">1</text:span><text:span text:style-name="T1475">6</text:span><text:span text:style-name="T387"> </text:span><text:span text:style-name="T388">+ k6</text:span><text:span text:style-name="T300"><text:line-break/></text:span><text:span text:style-name="T299">D</text:span><text:span text:style-name="T300">ruh:</text:span><text:span text:style-name="T386"> </text:span><text:span text:style-name="T1476">ž</text:span><text:span text:style-name="T1477">ivočišný</text:span><text:span text:style-name="T386"><text:line-break/></text:span><text:span text:style-name="T299">L</text:span><text:span text:style-name="T300">atence:</text:span><text:span text:style-name="T2104"> </text:span><text:span text:style-name="T1446">1</text:span><text:span text:style-name="T2104"> </text:span><text:span text:style-name="T1446">m</text:span><text:span text:style-name="T1478">inuta</text:span><text:span text:style-name="T2104"><text:line-break/></text:span><text:span text:style-name="T302">P</text:span><text:span text:style-name="T303">říznaky:</text:span><text:span text:style-name="T2105"> </text:span><text:span text:style-name="T1479">k</text:span><text:span text:style-name="T1480">řeče, </text:span><text:span text:style-name="T1481">následně</text:span><text:span text:style-name="T1480"> </text:span><text:span text:style-name="T1481">zástava srdce.</text:span></text:p>
          <text:p text:style-name="P725">Korunka je zlatá, má cenu 5 zl.</text:p>
        </text:list-item>
        <text:list-item>
          <text:p text:style-name="P717">Pijavice, které zraňují zdravé a léčí zraněné <text:span text:style-name="T2108">(za 3kz + 2, na stejnou osobu vždy jen jednou za den)</text:span>.</text:p>
        </text:list-item>
        <text:list-item>
          <text:p text:style-name="P717"><text:span text:style-name="T2109">Zlověstné,</text:span> uši drásající bzučení. Útok hejna pětikilových komárů.</text:p>
          <text:p text:style-name="P636">Hejno <text:span text:style-name="T2111">komárů</text:span></text:p>
          <text:p text:style-name="P509"><text:span text:style-name="T1177">F</text:span><text:span text:style-name="T1162">yzička </text:span><text:span text:style-name="T1262">4</text:span><text:span text:style-name="T1162">, Finesa </text:span><text:span text:style-name="T1263">1</text:span><text:span text:style-name="T1162">, Duše -, </text:span><text:span text:style-name="T1163">Ž</text:span><text:span text:style-name="T1160">ivot</text:span><text:span text:style-name="T1163">y </text:span><text:span text:style-name="T1262">12<text:line-break/></text:span><text:span text:style-name="T1177">F</text:span><text:span text:style-name="T1162">yzička </text:span><text:span text:style-name="T1262">3</text:span><text:span text:style-name="T1162">, Finesa </text:span><text:span text:style-name="T1263">1</text:span><text:span text:style-name="T1162">, Duše -, </text:span><text:span text:style-name="T1163">Ž</text:span><text:span text:style-name="T1160">ivot</text:span><text:span text:style-name="T1163">y </text:span><text:span text:style-name="T1262">8<text:line-break/></text:span><text:span text:style-name="T1177">F</text:span><text:span text:style-name="T1162">yzička </text:span><text:span text:style-name="T1262">2</text:span><text:span text:style-name="T1162">, Finesa </text:span><text:span text:style-name="T1263">1</text:span><text:span text:style-name="T1162">, Duše -, </text:span><text:span text:style-name="T1163">Ž</text:span><text:span text:style-name="T1160">ivot</text:span><text:span text:style-name="T1163">y </text:span><text:span text:style-name="T1262">4</text:span></text:p>
          <text:p text:style-name="P467"><text:span text:style-name="T1095">Z</text:span><text:span text:style-name="T1092">broj:</text:span><text:span text:style-name="T1159"> Proti cíleným útokům 2, proti plošným 0</text:span></text:p>
          <text:p text:style-name="P513"><text:span text:style-name="T819">⚔ </text:span><text:span text:style-name="T1126">Sosáky</text:span><text:span text:style-name="T10">:</text:span><text:span text:style-name="T1178"> </text:span><text:span text:style-name="T1264">Fyzička</text:span><text:span text:style-name="T1178"> + k6, zranění </text:span><text:span text:style-name="T1263">0</text:span></text:p>
        </text:list-item>
        <text:list-item>
          <text:p text:style-name="P717">Na zlomeném stromě <text:span text:style-name="T2112">je</text:span> nabodnutý pirát. Vypadá jako by spadl z oblohy. Nohy <text:span text:style-name="T2112">má</text:span> okousané od dravců, trojhranný klobouk stále na hlavě. Po kapsách <text:span text:style-name="T2115">má</text:span> hrst drahokamů (cena 3k20 zlaťáků) a <text:span text:style-name="T272">lektvar neviditelnosti</text:span> <text:span text:style-name="T2110">(karta)</text:span>.</text:p>
        </text:list-item>
      </text:list>
      <text:h text:style-name="P431" text:outline-level="2"><text:bookmark-start text:name="__RefHeading___Toc22734_41530725"/><text:soft-page-break/>Garlacké hory<text:bookmark-end text:name="__RefHeading___Toc22734_41530725"/></text:h>
      <text:h text:style-name="P439" text:outline-level="3">Počasí <text:span text:style-name="T2113">(k6)</text:span></text:h>
      <text:list xml:id="list1461888492" text:style-name="L16">
        <text:list-item>
          <text:p text:style-name="P713">Jasno</text:p>
        </text:list-item>
        <text:list-item>
          <text:p text:style-name="P726">Polojasno</text:p>
        </text:list-item>
        <text:list-item>
          <text:p text:style-name="P729">Zataženo, padá jemný sníh</text:p>
        </text:list-item>
        <text:list-item>
          <text:p text:style-name="P729">Zataženo, hustě chumelí</text:p>
        </text:list-item>
        <text:list-item>
          <text:p text:style-name="P729">Zataženo, silný vítr</text:p>
        </text:list-item>
        <text:list-item>
          <text:p text:style-name="P730">Sněhová bouře, nízká viditelnost</text:p>
        </text:list-item>
      </text:list>
      <text:p text:style-name="P327">!l[1. Jasno, <text:s text:c="3"/>2. Polojasno, <text:s text:c="3"/>3. Zataženo; padá jemný sníh, <text:s text:c="3"/>4. Zataženo; hustě chumelí, <text:s text:c="3"/>5. Zataženo; silný vítr, <text:s text:c="3"/>6. Sněhová bouře; nízká viditelnost]</text:p>
      <text:h text:style-name="Heading_20_3" text:outline-level="3"><text:span text:style-name="T2118">Setkání (k</text:span>20<text:span text:style-name="T2118">)</text:span>:</text:h>
      <text:list xml:id="list653786472" text:style-name="L17">
        <text:list-item>
          <text:p text:style-name="P720"><text:span text:style-name="T1314">👣 </text:span><text:span text:style-name="T1316">Čerstvé s</text:span><text:span text:style-name="T1314">topy tří lítých vlků</text:span></text:p>
        </text:list-item>
        <text:list-item>
          <text:p text:style-name="P720"><text:span text:style-name="T1314">👣 </text:span><text:span text:style-name="T1316">Den staré s</text:span><text:span text:style-name="T1314">topy tří lítých vlků</text:span></text:p>
        </text:list-item>
        <text:list-item>
          <text:p text:style-name="P731"><text:span text:style-name="T1812">K</text:span><text:span text:style-name="T1808">ůly s lidskými </text:span><text:span text:style-name="T1707">mrtvolami v různých fázích rozkladu</text:span><text:span text:style-name="T1808">, goblin</text:span><text:span text:style-name="T1710">ský</text:span><text:span text:style-name="T1808">mi štíty a dekoracemi z dlouhého peří ptáka Noha. </text:span><text:span text:style-name="T1814">Jedna z mrtvol je čerstvá</text:span><text:span text:style-name="T1813"> (</text:span><text:span text:style-name="T1815">nahý </text:span><text:span text:style-name="T1708">m</text:span><text:span text:style-name="T1709">ladý muž</text:span><text:span text:style-name="T1813">).</text:span></text:p>
          <text:p text:style-name="P527"><text:span text:style-name="Emphasis"><text:span text:style-name="T744">👣</text:span></text:span><text:span text:style-name="Emphasis"><text:span text:style-name="T731"> </text:span></text:span><text:span text:style-name="Emphasis"><text:span text:style-name="T733">Stopy tří lítých vlků a goblinů, kteří z nich sesedli, nabodli mrtvolu na kůl a zase odjeli.</text:span></text:span></text:p>
        </text:list-item>
        <text:list-item>
          <text:p text:style-name="P731"><text:span text:style-name="T521">Tři</text:span><text:span text:style-name="T520"> g</text:span><text:span text:style-name="T1808">obliní jezdci na </text:span><text:span text:style-name="T1810">lítých vlcích</text:span></text:p>
          <text:p text:style-name="P655"><text:soft-page-break/>Gobliní jezdec</text:p>
          <text:p text:style-name="P731"><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2">, </text:span><text:span text:style-name="T1163">Ž</text:span><text:span text:style-name="T1160">ivot</text:span><text:span text:style-name="T1163">y </text:span><text:span text:style-name="T1198">7</text:span></text:p>
          <text:p text:style-name="P515"><text:span text:style-name="T1331">Z</text:span><text:span text:style-name="T1332">broj:</text:span><text:span text:style-name="T1299"> 1 (lehká zbroj)</text:span></text:p>
          <text:p text:style-name="P457"><text:span text:style-name="T819">⚔ </text:span><text:span text:style-name="T904">K</text:span><text:span text:style-name="T912">opí</text:span><text:span text:style-name="T898">:</text:span><text:span text:style-name="T829"> </text:span><text:span text:style-name="T836">3</text:span><text:span text:style-name="T835"> + k6, zranění </text:span><text:span text:style-name="T852">0</text:span></text:p>
          <text:p text:style-name="P496"><text:span text:style-name="T904">D</text:span><text:span text:style-name="T898">ostřel:</text:span><text:span text:style-name="T829"> </text:span><text:span text:style-name="T852">krátký</text:span></text:p>
          <text:p text:style-name="P515"><text:span text:style-name="T828">⚔ </text:span><text:span text:style-name="T943">Nůž</text:span><text:span text:style-name="T944">:</text:span><text:span text:style-name="T881"> </text:span><text:span text:style-name="T882">3</text:span><text:span text:style-name="T881"> + k6, zranění </text:span><text:span text:style-name="T882">0</text:span></text:p>
          <text:p text:style-name="P515"><text:span text:style-name="T1333">Vzhled:</text:span><text:span text:style-name="T1298"> </text:span><text:span text:style-name="T1299">Goblini jsou velcí jako hobiti, zelení a holohlaví</text:span><text:span text:style-name="T1298">. </text:span><text:span text:style-name="T1299">Mají dlouhé, špičaté uši, </text:span><text:span text:style-name="T1300">velké, </text:span><text:span text:style-name="T1299">zahnuté nosy a ostré zuby.</text:span></text:p>
          <text:p text:style-name="P526"><text:span text:style-name="T1140">U </text:span><text:span text:style-name="T1139">sebe mají:</text:span><text:span text:style-name="T1297"> sušené maso, chlebové placky, měchy s vodou, </text:span><text:span text:style-name="T1301">hojivou mast. </text:span><text:span text:style-name="T1304">Jeden z nich má</text:span><text:span text:style-name="T1301"> </text:span><text:span text:style-name="T1141">měděný prsten</text:span><text:span text:style-name="T1303"> </text:span><text:span text:style-name="T1302">(prodej 1 st).</text:span></text:p>
          <text:p text:style-name="P637"><text:span text:style-name="T1334">L</text:span><text:span text:style-name="T1330">ítý vlk</text:span></text:p>
          <text:p text:style-name="P528"><text:span text:style-name="T1335">F</text:span><text:span text:style-name="T1336">yzička </text:span><text:span text:style-name="T1337">5</text:span><text:span text:style-name="T1336">, Finesa </text:span><text:span text:style-name="T1338">1</text:span><text:span text:style-name="T1336">, Duše -, </text:span><text:span text:style-name="T1339">Ž</text:span><text:span text:style-name="T1340">ivot</text:span><text:span text:style-name="T1339">y </text:span><text:span text:style-name="T1341">1</text:span><text:span text:style-name="T1342">2</text:span></text:p>
          <text:p text:style-name="P468"><text:span text:style-name="T1096">Smysly:</text:span><text:span text:style-name="T1168"> </text:span><text:span text:style-name="T1243">průměrný </text:span><text:span text:style-name="T1244">zrak</text:span><text:span text:style-name="T1181">, výborný </text:span><text:span text:style-name="T1244">sluch a </text:span><text:span text:style-name="T1245">skvělý</text:span><text:span text:style-name="T1181"> </text:span><text:span text:style-name="T1244">čich</text:span></text:p>
          <text:p text:style-name="P469"><text:span text:style-name="T1142">R</text:span><text:span text:style-name="T1143">ychlost:</text:span><text:span text:style-name="T1342"> jako kůň</text:span></text:p>
          <text:p text:style-name="P527"><text:span text:style-name="T821">⚔<text:tab/></text:span><text:span text:style-name="T1148">Z</text:span><text:span text:style-name="T1149">uby </text:span><text:span text:style-name="T1150">nebo drápy</text:span><text:span text:style-name="T1148">:</text:span><text:span text:style-name="T1312"> </text:span><text:span text:style-name="T1313">5</text:span><text:span text:style-name="T1312"> + k6, zranění </text:span><text:span text:style-name="T1314">1</text:span></text:p>
        </text:list-item>
        <text:list-item>
          <text:p text:style-name="P720"><text:span text:style-name="T1314">👣 </text:span><text:span text:style-name="T1316">Čerstvé s</text:span><text:span text:style-name="T1314">topy p</text:span><text:span text:style-name="T1315">ěti skřetů</text:span></text:p>
        </text:list-item>
        <text:list-item>
          <text:p text:style-name="P720"><text:span text:style-name="T1314">👣 </text:span><text:span text:style-name="T1316">Den staré s</text:span><text:span text:style-name="T1314">topy p</text:span><text:span text:style-name="T1315">ěti skřetů</text:span></text:p>
        </text:list-item>
        <text:list-item>
          <text:p text:style-name="P731"><text:span text:style-name="T1816">S</text:span><text:span text:style-name="T1808">tudené ohniště, ohlodané gobliní kosti a </text:span><text:span text:style-name="T1816">pět</text:span><text:span text:style-name="T1808"> větvemi vystlan</text:span><text:span text:style-name="T1816">ých</text:span><text:span text:style-name="T1808"> ležení </text:span><text:span text:style-name="T1711">lidské velikosti.</text:span></text:p>
          <text:p text:style-name="P527"><text:span text:style-name="Emphasis"><text:span text:style-name="T744">👣</text:span></text:span><text:span text:style-name="Emphasis"><text:span text:style-name="T731"> </text:span></text:span><text:span text:style-name="Emphasis"><text:span text:style-name="T732">Čerstvé stopy pěti skřetů, kteří tu nocovali.</text:span></text:span></text:p>
        </text:list-item>
        <text:list-item>
          <text:p text:style-name="P526"><text:span text:style-name="Emphasis"><text:span text:style-name="T734">S</text:span></text:span><text:span text:style-name="T1811">křetí</text:span><text:span text:style-name="T1808"> lovecká skupina </text:span><text:span text:style-name="T1809">(5 skřetích lovců)</text:span></text:p>
          <text:p text:style-name="P656">Skřetí lovec</text:p>
          <text:p text:style-name="P526"><text:soft-page-break/><text:span text:style-name="T2">F</text:span><text:span text:style-name="T3">yzička </text:span><text:span text:style-name="T68">3</text:span><text:span text:style-name="T3">, Finesa </text:span><text:span text:style-name="T69">4</text:span><text:span text:style-name="T3">, Duše </text:span><text:span text:style-name="T68">2</text:span><text:span text:style-name="T1162">, </text:span><text:span text:style-name="T1163">Ž</text:span><text:span text:style-name="T1160">ivot</text:span><text:span text:style-name="T1163">y </text:span><text:span text:style-name="T1246">9</text:span></text:p>
          <text:p text:style-name="P515"><text:span text:style-name="T55">Z</text:span><text:span text:style-name="T1">broj: </text:span><text:span text:style-name="T21">1 </text:span><text:span text:style-name="T24">(</text:span><text:span text:style-name="T21">lehká zbroj)</text:span></text:p>
          <text:p text:style-name="P457"><text:span text:style-name="T819">⚔ </text:span><text:span text:style-name="T904">Krátký luk</text:span><text:span text:style-name="T898">:</text:span><text:span text:style-name="T829"> </text:span><text:span text:style-name="T853">4</text:span><text:span text:style-name="T835"> + k6, zranění </text:span><text:span text:style-name="T836">1</text:span></text:p>
          <text:p text:style-name="P496"><text:span text:style-name="T904">D</text:span><text:span text:style-name="T898">ostřel:</text:span><text:span text:style-name="T829"> střední</text:span></text:p>
          <text:p text:style-name="P531"><text:span text:style-name="T821">⚔ </text:span><text:span text:style-name="T935">Nůž</text:span><text:span text:style-name="T936">:</text:span><text:span text:style-name="T881"> </text:span><text:span text:style-name="T883">4</text:span><text:span text:style-name="T881"> + k6, zranění </text:span><text:span text:style-name="T882">0</text:span></text:p>
          <text:p text:style-name="P720"><text:span text:style-name="T888">Každý má u sebe </text:span><text:span text:style-name="T937">hojivou mast</text:span><text:span text:style-name="T888">, </text:span><text:span text:style-name="T886">sušené maso</text:span><text:span text:style-name="T888"> </text:span><text:span text:style-name="T886">a měch s vodou</text:span><text:span text:style-name="T888">, tři mají </text:span><text:span text:style-name="T937">léčivý lektvar </text:span><text:span text:style-name="T888">(vyléčí </text:span><text:span text:style-name="T885">3kz + 2</text:span><text:span text:style-name="T884"> životů</text:span><text:span text:style-name="T888">). </text:span><text:span text:style-name="T887">Jeden z nich má pytel s šesti páry goblinských uší (dají se odevzdat v Trossu jako trofeje)</text:span></text:p>
        </text:list-item>
        <text:list-item>
          <text:p text:style-name="P590"><text:span text:style-name="Emphasis"><text:span text:style-name="T758">👣</text:span></text:span><text:span text:style-name="Emphasis"><text:span text:style-name="T760"> </text:span></text:span>Den staré stopy čtyř goblinů a velkého dřevěného golema.</text:p>
        </text:list-item>
        <text:list-item>
          <text:p text:style-name="P720"><text:span text:style-name="Emphasis"><text:span text:style-name="T782">👣</text:span></text:span><text:span text:style-name="Emphasis"><text:span text:style-name="T796"> </text:span></text:span><text:span text:style-name="T1589">N</text:span><text:span text:style-name="T1588">ěkolik dní</text:span><text:span text:style-name="T1589"> staré stopy čtyř goblinů a velkého dřevěného golema.</text:span></text:p>
        </text:list-item>
        <text:list-item>
          <text:p text:style-name="P731">Gobliní <text:span text:style-name="T2070">alchymista</text:span> s<text:span text:style-name="T2072">e třemi</text:span> poskoky testuje <text:span text:style-name="T2071">bomby,</text:span> <text:span text:style-name="T2070">rakety</text:span> a <text:span text:style-name="T2074">velkého</text:span> dřevěného golema. <text:span text:style-name="T2073">Opodál je odložená truhlice (8 magů surovin) a velká torna s jídlem, vodou a soudkem medoviny, kterou zřejmě nosil golem.</text:span></text:p>
          <text:p text:style-name="P638">Gobliní alchymista</text:p>
          <text:p text:style-name="P468"><text:span text:style-name="T854">F</text:span><text:span text:style-name="T855">yzička </text:span><text:span text:style-name="T861">1</text:span><text:span text:style-name="T855">, Finesa </text:span><text:span text:style-name="T856">3</text:span><text:span text:style-name="T855">, Duše </text:span><text:span text:style-name="T861">2</text:span><text:span text:style-name="T855">, </text:span><text:span text:style-name="T857">Ž</text:span><text:span text:style-name="T858">ivot</text:span><text:span text:style-name="T857">y </text:span><text:span text:style-name="T861">6</text:span></text:p>
          <text:p text:style-name="P526"><text:span text:style-name="T819">⚔ </text:span><text:span text:style-name="T913">Nůž</text:span><text:span text:style-name="T914">:</text:span><text:span text:style-name="T858"> </text:span><text:span text:style-name="T856">3 + k6, zranění 0</text:span></text:p>
          <text:p text:style-name="P457"><text:span text:style-name="T819">⚔ </text:span><text:span text:style-name="T820">1x </text:span><text:span text:style-name="T915">Ohnivá hlína</text:span><text:span text:style-name="T914">:</text:span><text:span text:style-name="T858"> </text:span><text:span text:style-name="T856">3 + k6, </text:span><text:span text:style-name="T964">2</text:span><text:span text:style-name="T965">kz </text:span><text:span text:style-name="T1033">ohněm</text:span><text:span text:style-name="T965"> </text:span><text:span text:style-name="T966">(</text:span><text:span text:style-name="T967">odečítá se Zbroj</text:span><text:span text:style-name="T966">)</text:span></text:p>
          <text:p text:style-name="P496"><text:span text:style-name="T956">Dostřel:</text:span><text:span text:style-name="T968"> </text:span><text:span text:style-name="T964">krátký</text:span></text:p>
          <text:p text:style-name="P496"><text:span text:style-name="T950">R</text:span><text:span text:style-name="T951">ozsah </text:span><text:span text:style-name="T952">výbuchu</text:span><text:span text:style-name="T951">:</text:span><text:span text:style-name="T957"> všechno v </text:span><text:span text:style-name="T953">kontaktní</text:span><text:span text:style-name="T951"> vzdálenosti</text:span></text:p>
          <text:p text:style-name="P457"><text:span text:style-name="T822">⚔ </text:span><text:span text:style-name="T823">1x </text:span><text:span text:style-name="T939">Petarda</text:span><text:span text:style-name="T940">:</text:span><text:span text:style-name="T894"> </text:span><text:span text:style-name="T895">3 + k6</text:span></text:p>
          <text:p text:style-name="P496"><text:span text:style-name="T954">R</text:span><text:span text:style-name="T951">ozsah </text:span><text:span text:style-name="T955">výbuchu</text:span><text:span text:style-name="T951">:</text:span><text:span text:style-name="T957"> všichni v </text:span><text:span text:style-name="T951">kontaktní vzdálenosti</text:span></text:p>
          <text:p text:style-name="P496"><text:soft-page-break/><text:span text:style-name="T951">Účinek:</text:span><text:span text:style-name="T957"> ohlušení a nevýhoda za potíže s rovnováhou na počet kol rovný počtu úspěchů</text:span></text:p>
          <text:p text:style-name="P457"><text:span text:style-name="T819">⚔ </text:span><text:span text:style-name="T820">2x </text:span><text:span text:style-name="T916">Bomba</text:span><text:span text:style-name="T914">:</text:span><text:span text:style-name="T858"> </text:span><text:span text:style-name="T859">6</text:span><text:span text:style-name="T856"> + k6, </text:span><text:span text:style-name="T1034">5</text:span><text:span text:style-name="T1035">kz </text:span><text:span text:style-name="T1031">dr</text:span><text:span text:style-name="T1032">cením</text:span><text:span text:style-name="T965"> </text:span><text:span text:style-name="T966">(</text:span><text:span text:style-name="T967">odečítá se Zbroj</text:span><text:span text:style-name="T966">)</text:span></text:p>
          <text:p text:style-name="P497"><text:span text:style-name="T950">R</text:span><text:span text:style-name="T951">ozsah </text:span><text:span text:style-name="T952">výbuchu</text:span><text:span text:style-name="T951">:</text:span><text:span text:style-name="T957"> všechno v </text:span><text:span text:style-name="T953">kontaktní</text:span><text:span text:style-name="T951"> vzdálenosti</text:span></text:p>
          <text:p text:style-name="P457"><text:span text:style-name="T819">⚔ </text:span><text:span text:style-name="T820">3x </text:span><text:span text:style-name="T917">Raketa</text:span><text:span text:style-name="T914">:</text:span><text:span text:style-name="T858"> </text:span><text:span text:style-name="T860">5</text:span><text:span text:style-name="T856"> + k6, </text:span><text:span text:style-name="T969">zranění </text:span><text:span text:style-name="T958">0</text:span><text:span text:style-name="T959"> </text:span><text:span text:style-name="T960">(</text:span><text:span text:style-name="T1036">sečné</text:span><text:span text:style-name="T960">)</text:span><text:span text:style-name="T961">, </text:span><text:span text:style-name="T962">odečítá se Zbroj</text:span></text:p>
          <text:p text:style-name="P496"><text:span text:style-name="T956">Dostřel:</text:span><text:span text:style-name="T968"> </text:span><text:span text:style-name="T964"><text:s/></text:span><text:span text:style-name="T963">dlouhý</text:span></text:p>
          <text:p text:style-name="P496"><text:span text:style-name="T950">R</text:span><text:span text:style-name="T951">ozsah </text:span><text:span text:style-name="T952">výbuchu</text:span><text:span text:style-name="T951">:</text:span><text:span text:style-name="T957"> všechno v </text:span><text:span text:style-name="T953">kontaktní</text:span><text:span text:style-name="T951"> vzdálenosti</text:span></text:p>
          <text:p text:style-name="P638"><text:span text:style-name="T970">Gobliní </text:span><text:span text:style-name="T971">poskok</text:span></text:p>
          <text:p text:style-name="P526"><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2">, </text:span><text:span text:style-name="T1163">Ž</text:span><text:span text:style-name="T1160">ivot</text:span><text:span text:style-name="T1163">y </text:span><text:span text:style-name="T1198">7</text:span></text:p>
          <text:p text:style-name="P526"><text:span text:style-name="T824">⚔ </text:span><text:span text:style-name="T941">Nůž</text:span><text:span text:style-name="T942">:</text:span><text:span text:style-name="T896"> </text:span><text:span text:style-name="T897">3</text:span><text:span text:style-name="T896"> + k6, zranění </text:span><text:span text:style-name="T897">0</text:span></text:p>
          <text:p text:style-name="P639"><text:span text:style-name="T973">D</text:span><text:span text:style-name="T972">řevěný golem</text:span></text:p>
          <text:p text:style-name="P526"><text:span text:style-name="T2">/</text:span><text:span text:style-name="T70">* Velikost </text:span><text:span text:style-name="T72">8 </text:span><text:span text:style-name="T73">(250 kg)</text:span><text:span text:style-name="T71"> </text:span><text:span text:style-name="T72">a</text:span><text:span text:style-name="T71"> +4 životy coby socha</text:span><text:span text:style-name="T70"> */</text:span></text:p>
          <text:p text:style-name="P526"><text:span text:style-name="T2">F</text:span><text:span text:style-name="T3">yzička </text:span><text:span text:style-name="T57">4</text:span><text:span text:style-name="T3">, Finesa </text:span><text:span text:style-name="T57">2</text:span><text:span text:style-name="T3">, Duše </text:span><text:span text:style-name="T57">3</text:span><text:span text:style-name="T1162">, </text:span><text:span text:style-name="T1163">Ž</text:span><text:span text:style-name="T1160">ivot</text:span><text:span text:style-name="T1163">y </text:span><text:span text:style-name="T1219">1</text:span><text:span text:style-name="T1248">6</text:span></text:p>
          <text:p text:style-name="P468"><text:span text:style-name="T1095">Zbroj:</text:span><text:span text:style-name="T1165"> </text:span><text:span text:style-name="T1220">proti </text:span><text:span text:style-name="T1247">bodu </text:span><text:span text:style-name="T1248">a</text:span><text:span text:style-name="T1247"> drcení </text:span><text:span text:style-name="T1248">2</text:span></text:p>
          <text:p text:style-name="P468"><text:span text:style-name="T1095">Rychlost:</text:span><text:span text:style-name="T1165"> </text:span><text:span text:style-name="T1223">jako člověk, ale neběhá</text:span></text:p>
          <text:p text:style-name="P525"><text:span text:style-name="T819">⚔ </text:span><text:span text:style-name="T1114">Pěsti</text:span><text:span text:style-name="T10">:</text:span><text:span text:style-name="T34"> </text:span><text:span text:style-name="T56">4 + k6, zranění 1</text:span></text:p>
        </text:list-item>
        <text:list-item>
          <text:p text:style-name="P732"><text:span text:style-name="T1314">👣 </text:span><text:span text:style-name="T1311">Stopy šesti trpaslíků. </text:span><text:span text:style-name="T1317">Míří ke stříbrnému dolu.</text:span></text:p>
        </text:list-item>
        <text:list-item>
          <text:p text:style-name="P732">Opuštěné ležení: ohniště, stopy od stanových kolíků, zbytky jídla.</text:p>
          <text:p text:style-name="P732"><text:span text:style-name="T1314">👣 </text:span><text:span text:style-name="T1311">Tábořilo tady šest trpaslíků.</text:span></text:p>
        </text:list-item>
        <text:list-item>
          <text:p text:style-name="P731">Skupina <text:span text:style-name="T2075">šesti</text:span> trpasličích prospektorů nevěří, že lidé vytěžili všechno, a hledají další drahé kovy. Jsou přátelští a ochotní jen do chvíle než na něco cenného skutečně narazíte.</text:p>
          <text:p text:style-name="P526"><text:soft-page-break/><text:span text:style-name="T2">F</text:span><text:span text:style-name="T3">yzička </text:span><text:span text:style-name="T74">3</text:span><text:span text:style-name="T3">, Finesa </text:span><text:span text:style-name="T74">2</text:span><text:span text:style-name="T3">, Duše </text:span><text:span text:style-name="T40">1</text:span><text:span text:style-name="T1162">, </text:span><text:span text:style-name="T1163">Ž</text:span><text:span text:style-name="T1160">ivot</text:span><text:span text:style-name="T1163">y </text:span><text:span text:style-name="T1249">9</text:span></text:p>
          <text:p text:style-name="P733">Mumla, Krumpáč, Popel, Bota (trpaslice), Knedlík a vede je Hora (obzvláště rozložitý trpaslík s Fyzičkou 4).</text:p>
          <text:p text:style-name="P733">Mají s sebou <text:span text:style-name="T2076">torny s pokrývkami a zásobami, dva stany,</text:span> hornické kahany, krumpáče, motyky a lopaty. <text:span text:style-name="T2076">Na hlavách mají hornické přílby, ale n</text:span>emají zbroje. <text:span text:style-name="T2077">Bota má měšec s 26 st.</text:span></text:p>
        </text:list-item>
        <text:list-item>
          <text:p text:style-name="P734">Mělká jeskyně s oltářem a sochou starého trpaslického božstva. V oltáři je štěrbina na vhazování mincí.</text:p>
          <text:p text:style-name="P731"><text:span text:style-name="T2085">Když se </text:span><text:span text:style-name="T1585">z</text:span><text:span text:style-name="T1586">de</text:span><text:span text:style-name="T2085"> pomodlí trpaslík, socha na něj promluví. Zavzpomíná na staré, dobré časy, kdy ještě trpaslíci byli zbožní a </text:span><text:span text:style-name="T1585">p</text:span><text:span text:style-name="T1587">řinášeli</text:span><text:span text:style-name="T2085"> mu obětiny.</text:span></text:p>
          <text:p text:style-name="P734">„Od tý doby, co umřeli Dragin s Blarinem z klanu Baragorů, to nestojí za nic“ (odkaz na Trpaslickou hrobu v horách).</text:p>
        </text:list-item>
      </text:list>
      <text:list xml:id="list239785098" text:style-name="L18">
        <text:list-item>
          <text:list>
            <text:list-item>
              <text:p text:style-name="P735"><text:span text:style-name="T2078">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736">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30001770421533" text:continue-list="list653786472" text:style-name="L17">
        <text:list-item>
          <text:p text:style-name="P720">Osamělý šišlavý stařec pořád opakuje, jak je mu skvěle od té doby, co žije sám v horách. Přesto postavy pozve do své jeskyně a pohostí <text:span text:style-name="T2079">je </text:span><text:span text:style-name="T296">nápojem z krve zlobra</text:span><text:span text:style-name="T385"> (karta)</text:span>. Když mu hráči zařídí trvalejší společnost nebo ho přesvědčí k návratu do Trossu, <text:span text:style-name="T2079">nápoj jim daruje</text:span>.</text:p>
        </text:list-item>
        <text:list-item>
          <text:p text:style-name="P731"><text:soft-page-break/>Na stezce leží několik balvanů, rozlámané trakaře, truhlice a nářadí. Ve skalách nad stezkou sídlí obr a vrhá na cestovatele kameny.</text:p>
          <text:p text:style-name="P731"><text:span text:style-name="T2">F</text:span><text:span text:style-name="T3">yzička </text:span><text:span text:style-name="T75">7</text:span><text:span text:style-name="T3">, Finesa </text:span><text:span text:style-name="T75">3</text:span><text:span text:style-name="T3">, Duše </text:span><text:span text:style-name="T75">4</text:span><text:span text:style-name="T1162">, </text:span><text:span text:style-name="T1163">Ž</text:span><text:span text:style-name="T1160">ivot</text:span><text:span text:style-name="T1163">y </text:span><text:span text:style-name="T1250">17</text:span></text:p>
          <text:p text:style-name="P468"><text:span text:style-name="T1095">Rychlost:</text:span><text:span text:style-name="T1165"> </text:span><text:span text:style-name="T1250">jako člověk</text:span></text:p>
          <text:p text:style-name="P468"><text:span text:style-name="T1096">Smysly:</text:span><text:span text:style-name="T1168"> </text:span><text:span text:style-name="T1250">jako člověk</text:span></text:p>
          <text:p text:style-name="P526"><text:span text:style-name="T819">⚔<text:tab/></text:span><text:span text:style-name="T1121">Pěsti</text:span><text:span text:style-name="T1094">:</text:span><text:span text:style-name="T1160"> </text:span><text:span text:style-name="T1251">7 + k6, zranění </text:span><text:span text:style-name="T1254">2</text:span></text:p>
          <text:p text:style-name="P457"><text:span text:style-name="T819">⚔<text:tab/></text:span><text:span text:style-name="T1120">Balvan</text:span><text:span text:style-name="T1094">:</text:span><text:span text:style-name="T1160"> </text:span><text:span text:style-name="T1251">7 + k6, zranění </text:span><text:span text:style-name="T1252">4</text:span></text:p>
          <text:p text:style-name="P496"><text:span text:style-name="T1092">Dostřel:</text:span><text:span text:style-name="T1159"> </text:span><text:span text:style-name="T1253">střední</text:span></text:p>
          <text:p text:style-name="P526"><text:span text:style-name="T298">Děsivý řev:</text:span><text:span text:style-name="T2082"> Slabší povahy prchnou nebo se schoulí, silnější budou mít při boji s obrem nevýhodu.</text:span></text:p>
          <text:p text:style-name="P526"><text:span text:style-name="T272">Obří síla:</text:span> Obr si v boji zblízka nebo při vrhání těžkých zbraní a předmětů počítá +2 ke zranění <text:span text:style-name="T2081">(ve zranění kmenem stromu a balvanem je už bonus započítaný)</text:span>.</text:p>
          <text:p text:style-name="P737">Ve skalách má doupě (prostornou jeskyni), kde je možné najít kosti snědených zvířat a nebohých cestovatelů (mezi nimi šperky v hodnotě 13 zl)</text:p>
        </text:list-item>
        <text:list-item>
          <text:p text:style-name="P731">Blíží se silueta gigantického ptáka Noha. <text:span text:style-name="T1590">Pokud se někdo</text:span> nestihne <text:span text:style-name="T2086">schovat</text:span>, pták <text:span text:style-name="T2086">ho</text:span> odnese do svého hnízda ve skalách.</text:p>
          <text:p text:style-name="P526"><text:span text:style-name="T2">F</text:span><text:span text:style-name="T3">yzička </text:span><text:span text:style-name="T76">7</text:span><text:span text:style-name="T3">, Finesa </text:span><text:span text:style-name="T76">3</text:span><text:span text:style-name="T3">, Duše -</text:span><text:span text:style-name="T1162">, </text:span><text:span text:style-name="T1163">Ž</text:span><text:span text:style-name="T1160">ivot</text:span><text:span text:style-name="T1163">y </text:span><text:span text:style-name="T1255">19</text:span></text:p>
          <text:p text:style-name="P468"><text:span text:style-name="T1122">Zbroj</text:span><text:span text:style-name="T1095">:</text:span><text:span text:style-name="T1165"> </text:span><text:span text:style-name="T1256">2</text:span><text:span text:style-name="T1257"> (silné opeření)</text:span></text:p>
          <text:p text:style-name="P468"><text:span text:style-name="T1095">Rychlost:</text:span><text:span text:style-name="T1165"> </text:span><text:span text:style-name="T1258">ve vzduchu rychlejší než kůň</text:span></text:p>
          <text:p text:style-name="P468"><text:span text:style-name="T1096">Smysly:</text:span><text:span text:style-name="T1168"> </text:span><text:span text:style-name="T1259">výborný zrak, dobrý sluch a čich</text:span></text:p>
          <text:p text:style-name="P526"><text:span text:style-name="T819">⚔<text:tab/></text:span><text:span text:style-name="T1123">Zobák </text:span><text:span text:style-name="T1124">nebo</text:span><text:span text:style-name="T1123"> spáry</text:span><text:span text:style-name="T10">:</text:span><text:span text:style-name="T34"> </text:span><text:span text:style-name="T76">7</text:span><text:span text:style-name="T77"> + k6, zranění </text:span><text:span text:style-name="T76">4</text:span></text:p>
          <text:p text:style-name="P526"><text:soft-page-break/><text:span text:style-name="T15">Vzhled:</text:span><text:span text:style-name="T76"> </text:span><text:span text:style-name="T78">Gigantický hnědý dravý pták.</text:span></text:p>
          <text:p text:style-name="P527"><text:span text:style-name="T1473">V hnízdě jsou dvě vejce. </text:span><text:span text:style-name="T1471">Z </text:span><text:span text:style-name="T1473">každého</text:span><text:span text:style-name="T1471"> může a</text:span><text:span text:style-name="T1474">lchymista vytěžit </text:span><text:span text:style-name="T1471">17</text:span><text:span text:style-name="T1474"> mag</text:span><text:span text:style-name="T1472">ů</text:span><text:span text:style-name="T1474">.</text:span></text:p>
        </text:list-item>
        <text:list-item>
          <text:p text:style-name="P720">Hoď znovu a nový výsledek po chvíli přeruš kamennou lavinou.</text:p>
        </text:list-item>
      </text:list>
      <text:h text:style-name="P432" text:outline-level="2"><text:bookmark-start text:name="__RefHeading___Toc22736_41530725"/>Hrzales<text:bookmark-end text:name="__RefHeading___Toc22736_41530725"/></text:h>
      <text:h text:style-name="P440" text:outline-level="3">Počasí</text:h>
      <text:list xml:id="list66379304" text:style-name="L19">
        <text:list-item>
          <text:p text:style-name="P714">Jasno</text:p>
        </text:list-item>
        <text:list-item>
          <text:p text:style-name="P727">Polojasno</text:p>
        </text:list-item>
        <text:list-item>
          <text:p text:style-name="P738">Polojasno, vítr</text:p>
        </text:list-item>
        <text:list-item>
          <text:p text:style-name="P727">Zataženo</text:p>
        </text:list-item>
        <text:list-item>
          <text:p text:style-name="P727">Zataženo, občas prší nebo mrholí</text:p>
        </text:list-item>
        <text:list-item>
          <text:p text:style-name="P727">Bouřka, <text:span text:style-name="T2119">vichr,</text:span> slejvák</text:p>
        </text:list-item>
      </text:list>
      <text:h text:style-name="Heading_20_3" text:outline-level="3">Na cestě <text:span text:style-name="T2093">(k10)</text:span>:</text:h>
      <text:list xml:id="list178099197" text:style-name="L20">
        <text:list-item>
          <text:p text:style-name="P740">👣<text:span text:style-name="T522"> </text:span><text:span text:style-name="T1592">Čerstvé</text:span><text:span text:style-name="T551"> </text:span><text:span text:style-name="T2089">s</text:span>topy <text:span text:style-name="T1591">po přepadení </text:span><text:span text:style-name="T1592">(viz </text:span><text:span text:style-name="T1595">možnost</text:span><text:span text:style-name="T1592"> 2).</text:span></text:p>
        </text:list-item>
        <text:list-item>
          <text:p text:style-name="P741">👣 <text:span text:style-name="T2087">Den staré s</text:span>topy <text:span text:style-name="T1591">po přepadení: osm banditů číhalo v lese u cesty. Obestoupili vůz, vyložili z něj náklad a odnesli ho pak do lesa. Nikoho při tom nezranili.</text:span></text:p>
        </text:list-item>
      </text:list>
      <text:list xml:id="list1384513485" text:style-name="L21">
        <text:list-item>
          <text:p text:style-name="P745"><text:span text:style-name="T1591">S</text:span><text:span text:style-name="T1584">topy vedou do Zbojnického tábora.</text:span></text:p>
        </text:list-item>
      </text:list>
      <text:list xml:id="list130002908928523" text:continue-list="list178099197" text:style-name="L20">
        <text:list-item>
          <text:p text:style-name="P741"><text:soft-page-break/><text:span text:style-name="T2088">Osm z</text:span>oufal<text:span text:style-name="T2088">ých</text:span> havíř<text:span text:style-name="T2088">ů</text:span> <text:span text:style-name="T1592">číhá na</text:span> cestovatele <text:span text:style-name="T1965">(viz Zbojnický tábor)</text:span>.</text:p>
          <text:p text:style-name="P626">Havíř</text:p>
          <text:p text:style-name="P532"><text:span text:style-name="T2">F</text:span><text:span text:style-name="T3">yzička </text:span><text:span text:style-name="T41">3</text:span><text:span text:style-name="T3">, Finesa </text:span><text:span text:style-name="T41">2</text:span><text:span text:style-name="T3">, Duše </text:span><text:span text:style-name="T40">1</text:span><text:span text:style-name="T1162">, </text:span><text:span text:style-name="T1163">Ž</text:span><text:span text:style-name="T1160">ivot</text:span><text:span text:style-name="T1163">y </text:span><text:span text:style-name="T1199">9</text:span></text:p>
          <text:p text:style-name="P532"><text:span text:style-name="T819">⚔ </text:span><text:span text:style-name="T284">K</text:span><text:span text:style-name="T283">rumpáč:</text:span><text:span text:style-name="T1968"> <text:s/>3 + k6, zranění 2</text:span></text:p>
          <text:p text:style-name="P532"><text:span text:style-name="T819">⚔ </text:span><text:span text:style-name="T284">Motyka</text:span><text:span text:style-name="T283">:</text:span><text:span text:style-name="T375"> <text:s/>3 + k6, zranění 2</text:span></text:p>
        </text:list-item>
      </text:list>
      <text:list xml:id="list3335546924" text:style-name="L22">
        <text:list-item>
          <text:p text:style-name="P746">Při prvních ztrátách se pokusí utéct nebo vzdát.</text:p>
        </text:list-item>
      </text:list>
      <text:list xml:id="list130002031696241" text:continue-list="list130002908928523" text:style-name="L20">
        <text:list-item>
          <text:p text:style-name="P747"><text:span text:style-name="T1972">Čtyři sarkoni</text:span> zabrali most a vybírají mýto. <text:span text:style-name="T1973">Jeden z nich má na hlavě slaměný klobouk. Všichni mají těžké dvojruční palice. Tři mají u pasu dýku, čtvrtý chopeš (cizokrajný meč trochu podobný srpu).</text:span></text:p>
        </text:list-item>
      </text:list>
      <text:list xml:id="list1952464169" text:style-name="L23">
        <text:list-item>
          <text:p text:style-name="P748">Chtějí buď něco opravdu hezkého nebo jídlo; nejlépe koně či některého z členů výpravy. Jsou hloupí a vztahovační. <text:span text:style-name="T2091">Nemají také vyjasněno, kdo z nich je vůdce – může se stát, že se kvůli tomu poperou mezi sebou.</text:span></text:p>
        </text:list-item>
      </text:list>
      <text:list xml:id="list130001525671959" text:continue-list="list130002031696241" text:style-name="L20">
        <text:list-header>
          <text:p text:style-name="P658">Sarkon bojovník</text:p>
          <text:p text:style-name="P532"><text:span text:style-name="T2">F</text:span><text:span text:style-name="T3">yzička </text:span><text:span text:style-name="T42">5</text:span><text:span text:style-name="T3">, Finesa </text:span><text:span text:style-name="T42">3</text:span><text:span text:style-name="T3">, Duše </text:span><text:span text:style-name="T42">2</text:span><text:span text:style-name="T1162">, </text:span><text:span text:style-name="T1163">Ž</text:span><text:span text:style-name="T1160">ivot</text:span><text:span text:style-name="T1163">y </text:span><text:span text:style-name="T34">1</text:span><text:span text:style-name="T42">2</text:span></text:p>
          <text:p text:style-name="P470"><text:span text:style-name="T1095">Zbroj:</text:span><text:span text:style-name="T1165"> </text:span><text:span text:style-name="T1200">2 (těžká zbroj)</text:span></text:p>
          <text:p text:style-name="P533"><text:span text:style-name="T819">⚔<text:tab/></text:span><text:span text:style-name="T1110">Dvojruční palice</text:span><text:span text:style-name="T10">:</text:span><text:span text:style-name="T34"> </text:span><text:span text:style-name="T42">5 + k6, zranění 3</text:span></text:p>
          <text:p text:style-name="P529"><text:span text:style-name="T819">⚔<text:tab/></text:span><text:span text:style-name="T1110">Tesák</text:span><text:span text:style-name="T10">:</text:span><text:span text:style-name="T34"> </text:span><text:span text:style-name="T42">5 + k6, zranění 1</text:span></text:p>
          <text:p text:style-name="P530"><text:span text:style-name="T819">⚔<text:tab/></text:span><text:span text:style-name="T1111">Chopeš</text:span><text:span text:style-name="T10">:</text:span><text:span text:style-name="T34"> </text:span><text:span text:style-name="T42">5 + k6, zranění 1</text:span></text:p>
          <text:p text:style-name="P750"><text:span text:style-name="T43">U sebe mají:</text:span><text:span text:style-name="T1"> </text:span><text:span text:style-name="T9">skřetí dryák</text:span><text:span text:style-name="T1">, </text:span><text:span text:style-name="T9">hojiv</text:span><text:span text:style-name="T12">ou</text:span><text:span text:style-name="T9"> mast </text:span><text:span text:style-name="T17">(•)</text:span><text:span text:style-name="T1">,</text:span><text:span text:style-name="T45"> </text:span><text:span text:style-name="T47">sošku draka ze slonoviny (prodej: 10 zl), </text:span><text:span text:style-name="T49">velký achát (</text:span><text:span text:style-name="T60">prodej 1 zl</text:span><text:span text:style-name="T49">)</text:span><text:span text:style-name="T47">.</text:span></text:p>
          <text:p text:style-name="P751"><text:soft-page-break/><text:span text:style-name="T44">V úkrytu pod mostem je:</text:span><text:span text:style-name="T47"> p</text:span><text:span text:style-name="T46">rázdný soudek od piva, </text:span><text:span text:style-name="T48">loutna.</text:span></text:p>
        </text:list-header>
      </text:list>
      <text:h text:style-name="Heading_20_3" text:outline-level="3"><text:span text:style-name="T1971">Mimo cestu (k20)</text:span>:</text:h>
      <text:list xml:id="list3615203456" text:style-name="L24">
        <text:list-item>
          <text:p text:style-name="P755">👣<text:span text:style-name="T522"> </text:span><text:span text:style-name="T233">Čerstvé stopy </text:span><text:span text:style-name="T1593">š</text:span><text:span text:style-name="T1594">esti goblinů (viz možnost 3)</text:span><text:span text:style-name="T233">.</text:span></text:p>
        </text:list-item>
        <text:list-item>
          <text:p text:style-name="P755"><text:span text:style-name="T233">👣</text:span><text:span text:style-name="T552"> </text:span><text:span text:style-name="T1593">D</text:span><text:span text:style-name="T1594">en staré</text:span><text:span text:style-name="T233"> stopy </text:span><text:span text:style-name="T1593">š</text:span><text:span text:style-name="T1594">esti goblinů (viz možnost 3)</text:span><text:span text:style-name="T1593">.</text:span></text:p>
        </text:list-item>
        <text:list-item>
          <text:p text:style-name="P756"><text:span text:style-name="T1967">6 goblinů</text:span> na lovu. Přesouvají se z hor k <text:span text:style-name="T1596">Trosské pláni</text:span>, kde budou krást dobytek a unášet rolníky.</text:p>
        </text:list-item>
      </text:list>
      <text:list xml:id="list130002383470934" text:continue-list="list130001525671959" text:style-name="L20">
        <text:list-header>
          <text:p text:style-name="P659">Goblin lovec</text:p>
          <text:p text:style-name="P757"><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2">, </text:span><text:span text:style-name="T1163">Ž</text:span><text:span text:style-name="T1160">ivot</text:span><text:span text:style-name="T1163">y </text:span><text:span text:style-name="T1198">7</text:span></text:p>
          <text:p text:style-name="P458"><text:span text:style-name="T819">⚔ </text:span><text:span text:style-name="T904">Krátký luk</text:span><text:span text:style-name="T898">:</text:span><text:span text:style-name="T829"> </text:span><text:span text:style-name="T836">3</text:span><text:span text:style-name="T835"> + k6, zranění </text:span><text:span text:style-name="T836">1</text:span></text:p>
          <text:p text:style-name="P498"><text:span text:style-name="T904">D</text:span><text:span text:style-name="T898">ostřel:</text:span><text:span text:style-name="T829"> střední</text:span></text:p>
          <text:p text:style-name="P498"><text:span text:style-name="T1029">J</text:span><text:span text:style-name="T1030">ed</text:span><text:span text:style-name="T905"> </text:span><text:span text:style-name="T906">z černé ropuchy:</text:span><text:span text:style-name="T837"> </text:span><text:span text:style-name="T838">6</text:span><text:span text:style-name="T839"> </text:span><text:span text:style-name="T840">+ k6 </text:span><text:span text:style-name="T841">proti Fyzičce</text:span></text:p>
          <text:p text:style-name="P506"><text:span text:style-name="T1532">L</text:span><text:span text:style-name="T1533">atence:</text:span><text:span text:style-name="T1446"> </text:span><text:span text:style-name="T1464">10</text:span><text:span text:style-name="T1446"> m</text:span><text:span text:style-name="T1448">inut</text:span></text:p>
          <text:p text:style-name="P506"><text:span text:style-name="T907">P</text:span><text:span text:style-name="T908">říznaky:</text:span><text:span text:style-name="T842"> </text:span><text:span text:style-name="T843">L</text:span><text:span text:style-name="T844">apání po dechu</text:span><text:span text:style-name="T845">, </text:span><text:span text:style-name="T846">zvracení, křeče. </text:span><text:span text:style-name="T847">Následují halucinace, hučení v uších, bolesti hlavy a závratě. </text:span><text:span text:style-name="T848">Smrt nastává v důsledku zástavy srdce.</text:span></text:p>
          <text:p text:style-name="P534"><text:span text:style-name="T819">⚔ </text:span><text:span text:style-name="T910">Kostěný n</text:span><text:span text:style-name="T902">ůž</text:span><text:span text:style-name="T903">:</text:span><text:span text:style-name="T835"> </text:span><text:span text:style-name="T836">3</text:span><text:span text:style-name="T835"> + k6, zranění </text:span><text:span text:style-name="T836">0</text:span></text:p>
          <text:p text:style-name="P759"><text:span text:style-name="T851">Kromě nožů a luků u</text:span><text:span text:style-name="T836"> sebe mají: </text:span><text:span text:style-name="T911">brašny s tvrdými plackami a sušeným masem, měchy s vodou.</text:span></text:p>
        </text:list-header>
        <text:list-item>
          <text:p text:style-name="P742">Zvídavá lesní víla nedokáže pochopit lidskou morálku. Zná jen přežití silnějšího. Chce dobrodruhy následovat, aby se o lidech něco naučila. Umí <text:span text:style-name="T2039">létat a kdykoliv se může zneviditelnit</text:span>.</text:p>
          <text:p text:style-name="P758"><text:span text:style-name="T2">F</text:span><text:span text:style-name="T3">yzička </text:span><text:span text:style-name="T61">1</text:span><text:span text:style-name="T3">, Finesa </text:span><text:span text:style-name="T61">4</text:span><text:span text:style-name="T3">, Duše </text:span><text:span text:style-name="T61">3</text:span><text:span text:style-name="T1162">, </text:span><text:span text:style-name="T1163">Ž</text:span><text:span text:style-name="T1160">ivot</text:span><text:span text:style-name="T1163">y </text:span><text:span text:style-name="T1239">5</text:span></text:p>
          <text:p text:style-name="P761"><text:soft-page-break/><text:span text:style-name="T1092">Vzhled:</text:span><text:span text:style-name="T1159"> Částečně průsvitná víla s motýlími křídly. Člověku je sotva po pás.</text:span></text:p>
        </text:list-item>
        <text:list-item>
          <text:p text:style-name="P743">👣<text:span text:style-name="T522"> </text:span><text:span text:style-name="T233">Čerstvé stopy dvounohého tvora s kopyty (satyr).</text:span></text:p>
        </text:list-item>
        <text:list-item>
          <text:p text:style-name="P743"><text:span text:style-name="T233">👣</text:span><text:span text:style-name="T552"> </text:span><text:span text:style-name="T1593">Den staré</text:span><text:span text:style-name="T233"> stopy dvounohého tvora s kopyty (satyr).</text:span></text:p>
        </text:list-item>
        <text:list-item>
          <text:p text:style-name="P742">Satyr <text:span text:style-name="T2039">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2039">(vidění ve tmě, skvělý sluch)</text:span>.</text:p>
          <text:p text:style-name="P758"><text:span text:style-name="T2">F</text:span><text:span text:style-name="T3">yzička </text:span><text:span text:style-name="T61">5</text:span><text:span text:style-name="T3">, Finesa </text:span><text:span text:style-name="T61">2</text:span><text:span text:style-name="T3">, Duše </text:span><text:span text:style-name="T61">3</text:span><text:span text:style-name="T1162">, </text:span><text:span text:style-name="T1163">Ž</text:span><text:span text:style-name="T1160">ivot</text:span><text:span text:style-name="T1163">y </text:span><text:span text:style-name="T1234">12</text:span></text:p>
          <text:p text:style-name="P762"><text:span text:style-name="T1092">Velikost:</text:span><text:span text:style-name="T1159"> jako kroll</text:span></text:p>
        </text:list-item>
        <text:list-item>
          <text:p text:style-name="P742">Skupina <text:span text:style-name="T2033">osmi</text:span> mladých dobrodruhů má v kleci dryádu. Žádají o pomoc s doprovodem do Trossu, o výdělek <text:span text:style-name="T2033">(20 zl)</text:span> se rozdělí. Pokud hráči dryádu neosvobodí, v noci <text:span text:style-name="T2037">pro ni</text:span> přijdou <text:span text:style-name="T2034">tři</text:span> oživlé stromy.</text:p>
        </text:list-item>
      </text:list>
      <text:list xml:id="list2005332184" text:style-name="L25">
        <text:list-item>
          <text:p text:style-name="P764">Jsou to „dobrodruzi“, nemají povolání jako postavy.</text:p>
          <text:p text:style-name="P765">Vede je barbar Glaf – svalnatej, polonahej, s dvojručním mečem. Natírá se olejem, aby se mu svaly víc rýsovaly.</text:p>
          <text:p text:style-name="P765"><text:span text:style-name="T2038">Lepí se na něj</text:span> tři dívky: Elfka Niala (dlouhý luk a dýka), ošklivá ale silná barbarka Dura (lehká zbroj, dvojruční sekera) a člověčice Tekla (těžká zbroj, meč a štít).</text:p>
          <text:p text:style-name="P765">Zbytek party: trpaslík Bumla (těžké zbroj, kladivo), hobit Štístko (lehká zbroj, kuše, dýka), elf Dlouhán (stopař, dlouhý luk, tesák).</text:p>
          <text:p text:style-name="P640"><text:soft-page-break/><text:span text:style-name="T2">D</text:span><text:span text:style-name="T1">ryáda</text:span></text:p>
          <text:p text:style-name="P763"><text:span text:style-name="T2">F</text:span><text:span text:style-name="T3">yzička </text:span><text:span text:style-name="T62">2</text:span><text:span text:style-name="T3">, Finesa </text:span><text:span text:style-name="T62">4</text:span><text:span text:style-name="T3">, Duše </text:span><text:span text:style-name="T62">5</text:span><text:span text:style-name="T1162">, </text:span><text:span text:style-name="T1163">Ž</text:span><text:span text:style-name="T1160">ivot</text:span><text:span text:style-name="T1163">y </text:span><text:span text:style-name="T34">18</text:span></text:p>
          <text:p text:style-name="P472"><text:span text:style-name="T1095">Rychlost:</text:span><text:span text:style-name="T1165"> </text:span><text:span text:style-name="T1235">jako člověk<text:line-break/></text:span><text:span text:style-name="T1096">Smysly:</text:span><text:span text:style-name="T1168"> </text:span><text:span text:style-name="T1235">jako elf</text:span></text:p>
          <text:p text:style-name="P538"><text:span text:style-name="T1116">Vzhled:</text:span><text:span text:style-name="T1235"> Dívka s kůrou místo kůže a listím místo vlasů.</text:span></text:p>
          <text:p text:style-name="P660"><text:span text:style-name="T1321">Splynutí se stromem:</text:span><text:span text:style-name="T1235">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640"><text:span text:style-name="T2">O</text:span><text:span text:style-name="T1">živlý strom</text:span></text:p>
          <text:p text:style-name="P763"><text:span text:style-name="T2">F</text:span><text:span text:style-name="T3">yzička 8, Finesa </text:span><text:span text:style-name="T63">1</text:span><text:span text:style-name="T3">, Duše </text:span><text:span text:style-name="T63">7</text:span><text:span text:style-name="T1162">, </text:span><text:span text:style-name="T1163">Ž</text:span><text:span text:style-name="T1160">ivot</text:span><text:span text:style-name="T1163">y </text:span><text:span text:style-name="T1237">20</text:span></text:p>
          <text:p text:style-name="P472"><text:span text:style-name="T1095">Zbroj:</text:span><text:span text:style-name="T1165"> </text:span><text:span text:style-name="T1238">proti </text:span><text:span text:style-name="T2036">bodu</text:span><text:span text:style-name="T1238"> a </text:span><text:span text:style-name="T1031">dr</text:span><text:span text:style-name="T1032">cení</text:span><text:span text:style-name="T1238"> 3, </text:span><text:span text:style-name="T1237">jinak 0</text:span></text:p>
          <text:p text:style-name="P472"><text:span text:style-name="T1095">Rychlost:</text:span><text:span text:style-name="T1165"> </text:span><text:span text:style-name="T1237">jako chůze</text:span></text:p>
          <text:p text:style-name="P472"><text:span text:style-name="T1096">Smysly:</text:span><text:span text:style-name="T1168"> </text:span><text:span text:style-name="T1237">žádné nemá, vnímá skrze hmyz, ptáky a jiné drobné tvory v okolí</text:span></text:p>
          <text:p text:style-name="P538"><text:span text:style-name="T819">⚔<text:tab/></text:span><text:span text:style-name="T1117">Větve, </text:span><text:span text:style-name="T1118">kořeny</text:span><text:span text:style-name="T10">:</text:span><text:span text:style-name="T34"> </text:span><text:span text:style-name="T64">8 + k6, zranění 4</text:span></text:p>
          <text:p text:style-name="P538"><text:span text:style-name="T272">Vzhled:</text:span> <text:span text:style-name="T2035">Vykořenělý kráčející strom.</text:span></text:p>
          <text:p text:style-name="P538"><text:span text:style-name="T1116">Boj:</text:span><text:span text:style-name="T1235"> </text:span><text:span text:style-name="T1236">Oživlý strom se ohání větvemi a může také postavu zamotat do kořenů a uškrtit nebo rozdrtit. Má obrovskou sílu – neboj se popisovat, jak postavy odhazuje několik metrů daleko.</text:span></text:p>
        </text:list-item>
      </text:list>
      <text:list xml:id="list130001055084044" text:continue-list="list130002383470934" text:style-name="L20">
        <text:list-item>
          <text:p text:style-name="P766"><text:span text:style-name="T233"><text:s/>👣</text:span><text:span text:style-name="T552"> </text:span>Čerstvé stopy <text:span text:style-name="T2090">divočáka</text:span> (viz 1<text:span text:style-name="T2090">1</text:span>)</text:p>
        </text:list-item>
        <text:list-item>
          <text:p text:style-name="P742"><text:soft-page-break/>Zuřivý divočák.</text:p>
          <text:p text:style-name="P739">Fyzička 3, Finesa 1, Duše -, Životy 9</text:p>
          <text:p text:style-name="P739">⚔ <text:span text:style-name="T272">Kly:</text:span> 3 + k6, zranění 1</text:p>
        </text:list-item>
        <text:list-item>
          <text:p text:style-name="P766"><text:span text:style-name="T233"><text:s/>👣</text:span><text:span text:style-name="T552"> </text:span>Čerstvé zlobří stopy. <text:span text:style-name="T2092">Vedou k jeskyni na dně skalní rokle</text:span> (viz 1<text:span text:style-name="T2090">3</text:span>)</text:p>
        </text:list-item>
        <text:list-item>
          <text:p text:style-name="P767"><text:s/>V jeskyni na dně skalní rokle žije zlobr.</text:p>
          <text:p text:style-name="P744"><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2">, </text:span><text:span text:style-name="T1163">Ž</text:span><text:span text:style-name="T1160">ivot</text:span><text:span text:style-name="T1163">y </text:span><text:span text:style-name="T1240">15</text:span></text:p>
          <text:p text:style-name="P471"><text:span text:style-name="T1095">Zbroj:</text:span><text:span text:style-name="T1165"> </text:span><text:span text:style-name="T1240">2 (silná kůže)</text:span></text:p>
          <text:p text:style-name="P471"><text:span text:style-name="T1095">Rychlost:</text:span><text:span text:style-name="T1165"> </text:span><text:span text:style-name="T1240">jako </text:span><text:span text:style-name="T1241">chůze</text:span></text:p>
          <text:p text:style-name="P471"><text:span text:style-name="T1096">Smysly:</text:span><text:span text:style-name="T1168"> </text:span><text:span text:style-name="T1242">slabý zrak, skvělý čich a sluch</text:span></text:p>
          <text:p text:style-name="P535"><text:span text:style-name="T819">⚔<text:tab/></text:span><text:span text:style-name="T1119">Drápy</text:span><text:span text:style-name="T10">:</text:span><text:span text:style-name="T34"> </text:span><text:span text:style-name="T66">6 + k6, zranění </text:span><text:span text:style-name="T67">2</text:span></text:p>
          <text:p text:style-name="P535"><text:span text:style-name="T819">⚔<text:tab/></text:span><text:span text:style-name="T1119">Důlní kladivo</text:span><text:span text:style-name="T10">:</text:span><text:span text:style-name="T34"> </text:span><text:span text:style-name="T66">6 + k6, zranění </text:span><text:span text:style-name="T67">4</text:span></text:p>
          <text:p text:style-name="P535"><text:span text:style-name="T295">Nadlidská síla:</text:span><text:span text:style-name="T382"> Člověka dokáže zvednout a odhodit několik metrů daleko a při boji zblízka má +1 ke zranění </text:span><text:span text:style-name="T383">(ve zranění drápy i kladivem už je </text:span><text:span text:style-name="T384">bonus započítaný</text:span><text:span text:style-name="T383">)</text:span><text:span text:style-name="T382">.</text:span></text:p>
          <text:p text:style-name="P536"><text:span text:style-name="T272">Vzhled:</text:span> <text:span text:style-name="T2040">Tři metry vysoký zavalitý humanoid s hnědou kůží, kulatou hlavou bez nosu a silnými drápy.</text:span></text:p>
          <text:p text:style-name="P539"><text:span text:style-name="T272">Schopnosti: </text:span><text:span text:style-name="T382">J</text:span><text:span text:style-name="T350">eskynní zlobr regeneruje všechna zranění kromě těch způsobených </text:span><text:span text:style-name="T1033">ohněm</text:span><text:span text:style-name="T350"> nebo </text:span><text:span text:style-name="T2041">žíravinou</text:span><text:span text:style-name="T350"> rychlostí 1 život za kolo.</text:span></text:p>
          <text:p text:style-name="P536"><text:span text:style-name="T1539">S</text:span><text:span text:style-name="T1525">labiny:</text:span><text:span text:style-name="T1397"> </text:span><text:span text:style-name="T1469">Pokud na jeskynního zlobra dopadne přímé sluneční světlo, natrvalo zkamení.</text:span></text:p>
          <text:p text:style-name="P739"><text:span text:style-name="T272">Suroviny:</text:span> <text:span text:style-name="T1470">Z krve jeskynního zlobra může alchymista vytěžit 7 magů nebo vyrobit </text:span><text:span text:style-name="T1540">lektvar regenerace</text:span><text:span text:style-name="T1470"> (prodej 60 zl).</text:span></text:p>
        </text:list-item>
        <text:list-item>
          <text:p text:style-name="P768"><text:soft-page-break/>Pytlácká past. Proradný pytlák není daleko.</text:p>
        </text:list-item>
        <text:list-item>
          <text:p text:style-name="P769">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441" text:outline-level="3">Počasí <text:span text:style-name="T2113">(k6)</text:span></text:h>
      <text:list xml:id="list3439680406" text:style-name="L26">
        <text:list-item>
          <text:p text:style-name="P715">Jasno</text:p>
        </text:list-item>
        <text:list-item>
          <text:p text:style-name="P728">Polojasno</text:p>
        </text:list-item>
        <text:list-item>
          <text:p text:style-name="P773">Polojasno, silný vítr</text:p>
        </text:list-item>
        <text:list-item>
          <text:p text:style-name="P728">Zataženo</text:p>
        </text:list-item>
        <text:list-item>
          <text:p text:style-name="P728">Zataženo, občas prší nebo mrholí</text:p>
        </text:list-item>
        <text:list-item>
          <text:p text:style-name="P728">Bouřka, <text:span text:style-name="T2119">vichr,</text:span> slejvák</text:p>
        </text:list-item>
      </text:list>
      <text:h text:style-name="Heading_20_3" text:outline-level="3">Na cestě <text:span text:style-name="T2093">(k6)</text:span>:</text:h>
      <text:list xml:id="list966690956" text:style-name="L27">
        <text:list-item>
          <text:p text:style-name="P774">Veselý kašpar s naditým měšcem <text:span text:style-name="T1837">(40 st)</text:span> vyzývá ke hře v kostk<text:span text:style-name="T1818">y</text:span>. K sebeobraně má jedem potřenou dýku.</text:p>
          <text:p text:style-name="P774">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661">Bodování:</text:p>
        </text:list-item>
      </text:list>
      <text:list xml:id="list3995946166" text:style-name="L28">
        <text:list-item>
          <text:list>
            <text:list-item>
              <text:p text:style-name="P775">jednička = 1 b</text:p>
            </text:list-item>
            <text:list-item>
              <text:p text:style-name="P775">pětka = <text:s/>5 b</text:p>
            </text:list-item>
            <text:list-item>
              <text:p text:style-name="P775">3x stejné číslo = 3x hodnota</text:p>
            </text:list-item>
            <text:list-item>
              <text:p text:style-name="P775">3x dvojice = 10 b</text:p>
            </text:list-item>
            <text:list-item>
              <text:p text:style-name="P775">postupka = 20 b</text:p>
            </text:list-item>
            <text:list-item>
              <text:p text:style-name="P775">6x stejné číslo = 50b</text:p>
            </text:list-item>
          </text:list>
        </text:list-item>
      </text:list>
      <text:list xml:id="list130001166759918" text:continue-list="list966690956" text:style-name="L27">
        <text:list-item>
          <text:p text:style-name="P774">Bohémští trpasličí žoldnéři se s vámi za pár měďáků podělí o pytlácký úlovek a poslední pivo. Jsou velmi přátelští a chtějí se nechat najmout <text:span text:style-name="T1901">(celá kumpanie za 6 zl na týden)</text:span>. <text:span text:style-name="T1837">Všichni mají těžké zbroje.</text:span></text:p>
          <text:p text:style-name="P774"><text:span text:style-name="T1837">M</text:span><text:span text:style-name="T1705">áša</text:span><text:span text:style-name="T1837"> – velitel, dvojruční sekera</text:span></text:p>
          <text:p text:style-name="P776">Difi – sekera a štít</text:p>
          <text:p text:style-name="P776">Dofi – sekera a štít</text:p>
          <text:p text:style-name="P776">Humli – kuše, tesák</text:p>
          <text:p text:style-name="P776">Dumli – kuše, tesák</text:p>
          <text:p text:style-name="P776">Bejkal – dlouhé kopí</text:p>
        </text:list-item>
        <text:list-item>
          <text:p text:style-name="P774"><text:soft-page-break/><text:span text:style-name="T1838">Vorokův velekněz</text:span> Mankar zpitý do němoty ve škarpě. Pokud ho vzbudíte, začne vás brát jako součást svého stáda a zařídí vám různá privilegia a finanční odměnu <text:span text:style-name="T1842">(10 zl)</text:span>. Pokud se mu ovšem zprotivíte a bude si myslet, že by jste ho mohli pošpinit, tak vás nechá odstranit.</text:p>
        </text:list-item>
        <text:list-item>
          <text:p text:style-name="P774">Poutníci na cestě ke Kastaroku, rozpadlé pevnosti <text:span text:style-name="T1841">Vorok</text:span>ochových <text:span text:style-name="T1843">paladinů</text:span>.</text:p>
          <text:p text:style-name="P777">Vede je prošedivělý trpaslík Bernold, který sem vodí poutníky už spoustu let. Vyzná se v geografii Trosského údolí (může něco říct o všech lokacích), nemá ale aktuální informace (a naopak se na ně rád vyptá).</text:p>
          <text:list>
            <text:list-header>
              <text:p text:style-name="P662">„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2093">(k10)</text:span>:</text:h>
      <text:list xml:id="list943034915" text:style-name="L29">
        <text:list-item>
          <text:p text:style-name="P778">Bohatá pole jsou plná pracujících rolníků, přesto nikdo nezasahuje, když statkář obtěžuje dívku v potrhaných šatech.</text:p>
        </text:list-item>
        <text:list-item>
          <text:p text:style-name="P778">Za kamen<text:span text:style-name="T1836">n</text:span>ou zídkou půvabného sadu probíhají jablečné slavnosti. Mošt, medovina, štrůdl, špaldové placky, různé hry a soutěže, které se dají odehrát i mezi hráči - zpěv, zadržení dechu etc.</text:p>
        </text:list-item>
        <text:list-item>
          <text:p text:style-name="P779"><text:span text:style-name="T233">👣</text:span><text:span text:style-name="T552"> </text:span><text:span text:style-name="T234">Čerstvé stopy jednotky jízdy.</text:span></text:p>
        </text:list-item>
        <text:list-item>
          <text:p text:style-name="P779"><text:span text:style-name="T233">👣</text:span><text:span text:style-name="T552"> </text:span><text:span text:style-name="T1597">Den staré</text:span><text:span text:style-name="T234"> stopy jednotky jízdy.</text:span></text:p>
        </text:list-item>
        <text:list-item>
          <text:p text:style-name="P778"><text:soft-page-break/>Nově vybavená jednotka jízdy vybírá speciální daň od nejbohatších statkářů, aby kompenzovala ztrátu stříbrného dolu.</text:p>
        </text:list-item>
        <text:list-item>
          <text:p text:style-name="P778">Strašidelný mlýn. V noci se tam zjevují duchové dětí. Vypadají děsivě, ale chtějí si jen hrát. Ve sklepě je schované dědictví <text:span text:style-name="T1840">(10 pytlů mouky po 1 zl každý, truhlice se 76 st)</text:span> a celá rodina s rozřezanými zápěstími.</text:p>
          <text:p text:style-name="P780"><text:span text:style-name="T2272">Mlýn je větrný - l</text:span><text:span text:style-name="T2269">opatky se točí, výplň je</text:span><text:span text:style-name="T557"> ale </text:span><text:span text:style-name="T2269">potrhaná. </text:span><text:span text:style-name="T2272">J</text:span><text:span text:style-name="T2271">e </text:span><text:span text:style-name="T2272">kamenný </text:span><text:span text:style-name="T2271">dvoupatrový, v horním patře se </text:span><text:span text:style-name="T2272">do něj</text:span><text:span text:style-name="T2271"> sype zrní, v dolním se odebírá namletá mouka. </text:span><text:span text:style-name="T2272">Vchod je skrz přilehlou obytnou budovu.</text:span><text:span text:style-name="T2269"> </text:span><text:span text:style-name="T2270">Nedaleko </text:span><text:span text:style-name="T1639">teče</text:span><text:span text:style-name="T2270"> potok.</text:span></text:p>
          <text:p text:style-name="P663">Okolí mlýna:</text:p>
          <text:p text:style-name="P783">Prázdný vůz</text:p>
          <text:p text:style-name="P784"><text:span text:style-name="T408">Chlév </text:span><text:span text:style-name="T553">&gt;</text:span><text:span text:style-name="T522"> </text:span><text:span text:style-name="T238">Vrata jsou vyvrácená zevnitř, stání pro dva voly jsou prázdná (voli vyvrátili vrata a utekli).</text:span></text:p>
          <text:p text:style-name="P784"><text:span text:style-name="T408">Kůlna </text:span><text:span text:style-name="T553">&gt;</text:span><text:span text:style-name="T522"> </text:span><text:span text:style-name="T556">D</text:span><text:span text:style-name="T237">řez </text:span><text:span text:style-name="T238">a kýbl na ranní hygienu</text:span><text:span text:style-name="T237">, </text:span><text:span text:style-name="T238">nářadí (pila, sekera, lopata, </text:span><text:span text:style-name="T239">kleště, kladivo, hřebíky</text:span><text:span text:style-name="T238">), </text:span><text:span text:style-name="T240">stavební dřevo</text:span><text:span text:style-name="T238">.</text:span></text:p>
          <text:p text:style-name="P785"><text:span text:style-name="T149">O</text:span><text:span text:style-name="T147">bytná budova </text:span><text:span text:style-name="T553">&gt;</text:span><text:span text:style-name="T155"> Dveře i okenice jsou zavřené (a zajištěné zevnitř západkou).</text:span><text:span text:style-name="T134"> </text:span><text:span text:style-name="T522">Za dve</text:span><text:span text:style-name="T134">řmi je </text:span><text:span text:style-name="T241">ch</text:span><text:span text:style-name="T134">odba. </text:span><text:span text:style-name="T241">Z ní</text:span><text:span text:style-name="T134"> dveře doprava vedou do </text:span><text:span text:style-name="T243">světnice</text:span><text:span text:style-name="T134">, </text:span><text:span text:style-name="T241">dveře </text:span><text:span text:style-name="T134">doleva do </text:span><text:span text:style-name="T243">skladiště</text:span><text:span text:style-name="T241">, schody dolů do </text:span><text:span text:style-name="T244">sklepa</text:span><text:span text:style-name="T241">, schody nahoru do horního patra mlýnu a dveře rovně do spodního patra mlýnu.<text:tab/></text:span></text:p>
          <text:list>
            <text:list-header>
              <text:p text:style-name="P785"><text:span text:style-name="T244">Skladiště</text:span><text:span text:style-name="T241"> </text:span><text:span text:style-name="T558">&gt; </text:span><text:span text:style-name="T241">jeden poloprázdný pytel se zrním, pět prázdných</text:span></text:p>
              <text:p text:style-name="P786"><text:soft-page-break/><text:span text:style-name="T243">Světnice</text:span><text:span text:style-name="T134"> </text:span><text:span text:style-name="T522">&gt; </text:span><text:span text:style-name="T559">Man</text:span><text:span text:style-name="T242">želská postel, dvě dětské postele, kolébka, kamna, stůl s lavicí, dvě židle. Kamna jsou vyhaslá, </text:span><text:span text:style-name="T247">na stole jsou zkažené zbytky jídla.</text:span></text:p>
              <text:p text:style-name="P787"><text:span text:style-name="T247">V </text:span><text:span text:style-name="T134">noci se zde zjevují duchové dvou šestiletých dětí: Marika a Honzík, neustále se hádají a pošťuchují.</text:span></text:p>
              <text:p text:style-name="P781"><text:span text:style-name="T245">S</text:span><text:span text:style-name="T246">kep</text:span><text:span text:style-name="T249"> </text:span><text:span text:style-name="T560">&gt; Dve</text:span><text:span text:style-name="T249">ře do sklepa jsou zevnitř zatarasené hromadou pytlů s moukou </text:span><text:span text:style-name="T248">(</text:span><text:span text:style-name="T249">celkem </text:span><text:span text:style-name="T248">10 pytlů, po 1 zl každý</text:span><text:span text:style-name="T249">). Uvnitř jsou regály s trvanlivým jídlem (salámy, uzená šunka, zavařeniny, kompoty), okovaná</text:span><text:span text:style-name="T248"> truhlice </text:span><text:span text:style-name="T249">(uvnitř je </text:span><text:span text:style-name="T248">76 st)</text:span><text:span text:style-name="T249"> a celá rodina s rozřezanými zápěstími (mlynář, jeho žena, syn a dcera kolem 6 let, </text:span><text:span text:style-name="T1641">batole (</text:span><text:span text:style-name="T249">syn)).</text:span></text:p>
            </text:list-header>
          </text:list>
          <text:p text:style-name="P782"><text:span text:style-name="T238">T</text:span><text:span text:style-name="T242">ODO: Proč se </text:span><text:span text:style-name="T1640">mlynářova</text:span><text:span text:style-name="T242"> rodina podřezala?</text:span></text:p>
        </text:list-item>
        <text:list-item>
          <text:p text:style-name="P788">Nebe je temné a křižované blesky. Kolmý déšť neustává po celý den. Rolníci dnes nevylézají, aby je neodnesla wyverna. Nikdo ji neloví, věří, že přináší dobrou úrodu.</text:p>
          <text:list>
            <text:list-header>
              <text:p text:style-name="P541"><text:span text:style-name="T830">Fyzička </text:span><text:span text:style-name="T831">6</text:span><text:span text:style-name="T830">, Finesa 4, Duše </text:span><text:span text:style-name="T831">5</text:span><text:span text:style-name="T830">, Životy 1</text:span><text:span text:style-name="T831">6</text:span></text:p>
              <text:p text:style-name="P473"><text:span text:style-name="T1102">Zbroj</text:span><text:span text:style-name="T1176">: 2 (silná kůže)</text:span><text:span text:style-name="T1095"><text:line-break/>Rychlost:</text:span><text:span text:style-name="T1165"> </text:span><text:span text:style-name="T1176">na zemi jako člověk, létá rychleji než bě</text:span><text:span text:style-name="T1187">há</text:span><text:span text:style-name="T1176"> kůň</text:span></text:p>
              <text:p text:style-name="P473"><text:span text:style-name="T1096">Smysly:</text:span><text:span text:style-name="T1168"> </text:span><text:span text:style-name="T1176">skvělý zrak, čich a sluch</text:span></text:p>
              <text:p text:style-name="P541"><text:span text:style-name="T819">⚔ </text:span><text:span text:style-name="T1101">Zuby a spáry</text:span><text:span text:style-name="T1094">:</text:span><text:span text:style-name="T1160"> </text:span><text:span text:style-name="T1176">6</text:span><text:span text:style-name="T1161"> + k6, zranění </text:span><text:span text:style-name="T1176">3</text:span></text:p>
              <text:p text:style-name="P789"><text:span text:style-name="T1176">K</text:span><text:span text:style-name="T1159">ůže </text:span><text:span text:style-name="T1233">w</text:span><text:span text:style-name="T1159">y</text:span><text:span text:style-name="T1233">v</text:span><text:span text:style-name="T1159">erny se dá prodat za 10 zl.</text:span></text:p>
            </text:list-header>
          </text:list>
        </text:list-item>
        <text:list-item>
          <text:p text:style-name="P770">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429"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65">Nízká hradba, dřevěné domy. Obyvatelé <text:span text:style-name="T1950">jsou</text:span> pastevci, řemeslníci a dřevorubci. Občasné potíže s gobliny.</text:p>
      <text:p text:style-name="P360">Když sem postavy přijdou poprvé:</text:p>
      <text:list xml:id="list855666240" text:style-name="L30">
        <text:list-item>
          <text:p text:style-name="P790">Nad městečkem se stahují mraky.</text:p>
        </text:list-item>
      </text:list>
      <text:p text:style-name="P360">Když tudy půjdou podruhé:</text:p>
      <text:list xml:id="list3708541107" text:style-name="L31">
        <text:list-item>
          <text:p text:style-name="P792">Nad městečkem jsou černá, bouřková mračna. Pravidelně se ozývá hrom a nebe křižují blesky. Zjevně se schyluje k pořádné bouři.</text:p>
          <text:list>
            <text:list-item>
              <text:p text:style-name="P793">Vesničané jsou shromážděni v největším domě, <text:span text:style-name="T1954">kde zasedá</text:span> rada starších <text:span text:style-name="T1978">(dva kmeti a tři báby)</text:span>. <text:span text:style-name="T1974">Mluv</text:span><text:span text:style-name="T217">í </text:span><text:span text:style-name="T542">se</text:span><text:span text:style-name="T217"> o tom, že čaroděj Marelok se určitě mstí za svou lásku.</text:span></text:p>
              <text:p text:style-name="P791"><text:span text:style-name="T217">„</text:span><text:span text:style-name="T218">Před časem</text:span><text:span text:style-name="T217">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43">Pak se s n</text:span><text:span text:style-name="T219">í </text:span><text:soft-page-break/><text:span text:style-name="T219">ale ošklivě pohádal</text:span><text:span text:style-name="T217">, její nápadník </text:span><text:span text:style-name="T219">Delrek</text:span><text:span text:style-name="T217"> a v návalu žárlivosti ji zabil. Medvěd, Liadin otec, ho při tom viděl a na místě ho uškrtil. Čaroděje jsme tu od té doby neviděli.“</text:span></text:p>
            </text:list-item>
            <text:list-item>
              <text:p text:style-name="P794">Navržené jsou dvě možnosti, <text:span text:style-name="T1974">co mohou obyvatelé Blosel udělat</text:span>: Pokusit se najít čarodějnou věž <text:span text:style-name="T1975">a kouzlo nějak přerušit</text:span> (viz příběh o čaroději Merelokovi v popisu rady starších) nebo město zcela opustit.</text:p>
            </text:list-item>
          </text:list>
        </text:list-item>
      </text:list>
      <text:p text:style-name="P360">Když tudy půjdou potřetí:</text:p>
      <text:list xml:id="list1614946343" text:style-name="L32">
        <text:list-item>
          <text:p text:style-name="P795">Městečko a jeho blízké okolí decimuje ničivá bouře. <text:span text:style-name="T1979">Obyvatelé se skrývají v okolním lese.</text:span></text:p>
        </text:list-item>
      </text:list>
      <text:p text:style-name="P167">Není tu žádná hospoda, ale chalupník Medvěd postavám nabídne nocleh. Jeho žena Liada je usměvavá, ale nemluvná. Na prachu chalupy leží velký ovčácký pes Drobek, nechává se překračovat.</text:p>
      <text:list xml:id="list851807160" text:style-name="L33">
        <text:list-item>
          <text:p text:style-name="P796">Jejich dceru Mialu zabil žárlivý mladík z vesnice poté, co mu dala košem a rozhodla se žít s čarodějem Marelokem. Medvěd s Liadou o tom nechtějí mluvit.</text:p>
        </text:list-item>
      </text:list>
      <text:h text:style-name="Heading_20_5" text:outline-level="5">Medvěd</text:h>
      <text:p text:style-name="P159">Velký, zarostlý chlap. Jeho plnovous začíná šedivět.</text:p>
      <text:p text:style-name="P340"><text:span text:style-name="T1177">F</text:span><text:span text:style-name="T1162">yzička </text:span><text:span text:style-name="T1207">5</text:span><text:span text:style-name="T1162">, Finesa </text:span><text:span text:style-name="T1207">4</text:span><text:span text:style-name="T1162">, Duše </text:span><text:span text:style-name="T1207">2</text:span><text:span text:style-name="T1162">, </text:span><text:span text:style-name="T1163">Ž</text:span><text:span text:style-name="T1160">ivot</text:span><text:span text:style-name="T1163">y </text:span><text:span text:style-name="T1207">11</text:span></text:p>
      <text:list xml:id="list1793893983" text:style-name="L34">
        <text:list-item>
          <text:p text:style-name="P799">Hraničář u něj může postoupit na vyšší úroveň.</text:p>
        </text:list-item>
        <text:list-item>
          <text:p text:style-name="P800">Medvěd dobře zná Garlacké hory:</text:p>
          <text:list>
            <text:list-item>
              <text:p text:style-name="P797"><text:soft-page-break/><text:span text:style-name="T2139">Pod severním štítem je starobylej skalní chrám. Nikdo tam nežije, ale když jsem tam byl já, byla tam v nádržce zlatá rybka. Nechal jsem ji tam – </text:span><text:span text:style-name="T1606">n</text:span><text:span text:style-name="T1607">a věci, kterým nerozumím, radši ne</text:span><text:span text:style-name="T1648">s</text:span><text:span text:style-name="T1607">ahám</text:span><text:span text:style-name="T2139">.</text:span></text:p>
            </text:list-item>
            <text:list-item>
              <text:p text:style-name="P801">V sedle na konci údolí se stříbrným domem roste prastarej strom. Říká se mu Hrstan a váže se k němu legenda, že kdysi nesl bílý hrušky, který propůjčovaly nadlidskou sílu. Válečníci je <text:span text:style-name="T2141">ale</text:span> prej do jedný otrhali a za trest žijou v horách proměněný v obry. <text:span text:style-name="T2142">Což klidně může bejt pravda, protože obři v horách skutečně jsou – dejte si na ně bacha, s oblibou na poutníky hází kameny a spouští laviny nebo sesuvy suti.</text:span></text:p>
            </text:list-item>
            <text:list-item>
              <text:p text:style-name="P798"><text:span text:style-name="T2140">V jižním štítu Garlackejch hor je vytesaná trpaslická hrobka. Jsou tam pohřbeni </text:span><text:span text:style-name="T1608">bratři z rodu</text:span><text:span text:style-name="T2140"> Baragorů, </text:span><text:span text:style-name="T1609">k</text:span><text:span text:style-name="T1608">teří</text:span><text:span text:style-name="T2140">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65">Nejmocnější z Trosských strážních věží a místo tréninku čerstvých rekrutů. Do zdejšího žaláře kapitán stráže <text:span text:style-name="T1969">v Trossu</text:span> uklízí politické vězně.</text:p>
      <text:p text:style-name="P145">Věž má 3 patra a žalář. Žalář je za pevnou mříží s visacím zámkem, klíč má seržant. Vždy ráno a večer tam seržant se dvěma muži nosí šlichtu a čerstvou vodu. Do horních pater vede točité schodiště.</text:p>
      <text:p text:style-name="P28">Žalář:</text:p>
      <text:p text:style-name="P145">Dlouhá chodba s přilehlými celami.</text:p>
      <text:p text:style-name="P28">Přízemí:</text:p>
      <text:p text:style-name="P145"><text:soft-page-break/>Kovárna, ubikace rekrutů.</text:p>
      <text:p text:style-name="P28">1. patro</text:p>
      <text:p text:style-name="P145">Ubikace stálé posádky a důstojníků.</text:p>
      <text:p text:style-name="P28">2. patro</text:p>
      <text:p text:style-name="P145">Apartmá velitele Horose.</text:p>
      <text:p text:style-name="P28">Velitel Horos</text:p>
      <text:p text:style-name="P158">Zavalitý hromotluk se zlomeným nosem.</text:p>
      <text:p text:style-name="P339"><text:span text:style-name="T1177">F</text:span><text:span text:style-name="T1162">yzička </text:span><text:span text:style-name="T1206">5</text:span><text:span text:style-name="T1162">, Finesa </text:span><text:span text:style-name="T1206">3</text:span><text:span text:style-name="T1162">, Duše </text:span><text:span text:style-name="T1206">2</text:span><text:span text:style-name="T1162">, </text:span><text:span text:style-name="T1163">Ž</text:span><text:span text:style-name="T1160">ivot</text:span><text:span text:style-name="T1163">y </text:span><text:span text:style-name="T1206">11</text:span></text:p>
      <text:list xml:id="list4019441776" text:style-name="L35">
        <text:list-item>
          <text:p text:style-name="P802">Dokáže naučit různé bojové techniky (může trénovat válečníka), ale vyžívá se v šikaně.</text:p>
        </text:list-item>
        <text:list-item>
          <text:p text:style-name="P802">Nabízí odměnu za likvidaci zbojníků v Hrzalese (10 zl splatných až se prokáže, že přepadení skončila) nebo za vypátrání jejich tábora (5 zl a postavy tam následně musí dovést vojenského zvěda).</text:p>
          <text:list>
            <text:list-item>
              <text:p text:style-name="P803">Zvěd Jelen – štíhlý mladík <text:s/>s čírem <text:span text:style-name="T1970">v kožené kazajce a kalhotách</text:span>.</text:p>
            </text:list-item>
          </text:list>
        </text:list-item>
      </text:list>
      <text:h text:style-name="P433" text:outline-level="2"><text:bookmark-start text:name="__RefHeading___Toc22746_41530725"/>Čarodějná věž<text:bookmark-end text:name="__RefHeading___Toc22746_41530725"/></text:h>
      <text:p text:style-name="P168"><text:bookmark text:name="docs-internal-guid-c7301f5b-7fff-6003-3874-aa21c98676ee"/>Věž je postavená z těžkých <text:span text:style-name="T1981">kamenných</text:span> bloků, nemá žádná okna. Nad <text:span text:style-name="T1951">ní</text:span> nehybně visí v prostoru lesklá koule a v nepravidelných intervalech si s nebesy vyměňuje blesky. <text:span text:style-name="T1996">Před vchodem jsou </text:span><text:span text:style-name="T1888">rozsekané </text:span><text:span text:style-name="T581">mrtvoly tří goblinů</text:span><text:span text:style-name="T1996"> v lehké zbroji.</text:span> <text:span text:style-name="T1995">Jedno křídlo </text:span><text:span text:style-name="T582">masivních vstupních dveří</text:span><text:span text:style-name="T1995"> je napůl otevřené. Všude je spousta krve.</text:span></text:p>
      <text:p text:style-name="P169"><text:soft-page-break/><text:span text:style-name="T545">&gt; </text:span><text:span text:style-name="T575">Vstupní dveře</text:span> jsou z tvrdého, dubového dřeva pobitého ocelovými hřeby. <text:span text:style-name="T522">Nemaj</text:span><text:span text:style-name="T134">í zámek, madlo ani klepadlo.</text:span></text:p>
      <text:list xml:id="list3325069572" text:style-name="L36">
        <text:list-item>
          <text:p text:style-name="P804">Zevnitř jdou zajistit těžkou závorou.</text:p>
        </text:list-item>
      </text:list>
      <text:p text:style-name="P164"><text:span text:style-name="T546">&gt; </text:span><text:span text:style-name="T575">Goblini</text:span> jsou mrtví jen pár dní.</text:p>
      <text:list xml:id="list3360701202" text:style-name="L37">
        <text:list-item>
          <text:p text:style-name="P542"><text:span text:style-name="T1217">Goblini jsou velcí jako hobiti, zelení a holohlaví</text:span><text:span text:style-name="T1213">. </text:span><text:span text:style-name="T1217">Mají dlouhé, špičaté uši, </text:span><text:span text:style-name="T1218">velké, </text:span><text:span text:style-name="T1217">zahnuté nosy a ostré zuby.</text:span></text:p>
        </text:list-item>
      </text:list>
      <text:list xml:id="list715007698" text:style-name="L38">
        <text:list-item>
          <text:p text:style-name="P808"><text:span text:style-name="T1997">U sebe mají: </text:span><text:span text:style-name="T288">kostěné nože</text:span><text:span text:style-name="T379"> </text:span><text:span text:style-name="T380">(zranění 0)</text:span><text:span text:style-name="T1997">, </text:span><text:span text:style-name="T288">kopí s kamenným hrotem </text:span><text:span text:style-name="T378">(zranění 1)</text:span><text:span text:style-name="T1997">, </text:span><text:span text:style-name="T1537">brašny s tvrdými plackami a sušeným masem</text:span><text:span text:style-name="T1538">,</text:span><text:span text:style-name="T1537"> měchy s vodou.</text:span></text:p>
        </text:list-item>
      </text:list>
      <text:p text:style-name="P14"><text:span text:style-name="Emphasis"><text:span text:style-name="T781">👣</text:span></text:span><text:span text:style-name="Emphasis"><text:span text:style-name="T783"> </text:span></text:span><text:span text:style-name="Emphasis"><text:span text:style-name="T784">Stopy boje </text:span></text:span><text:span text:style-name="Emphasis"><text:span text:style-name="T785">zhruba </text:span></text:span><text:span text:style-name="Emphasis"><text:span text:style-name="T784">třiceti </text:span></text:span><text:span text:style-name="Emphasis"><text:span text:style-name="T787">goblinů</text:span></text:span><text:span text:style-name="Emphasis"><text:span text:style-name="T784"> proti třem oživlým zbrojím. </text:span></text:span><text:span text:style-name="Emphasis"><text:span text:style-name="T786">Goblini mají smrtelné rány od dlouhých mečů.</text:span></text:span></text:p>
      <text:p text:style-name="P182">1</text:p>
      <text:p text:style-name="P170">Interiér je černě omítnutý, s dlaždicovou podlahou a trámovým stropem. Světlo poskytují bledě modré jiskry poletující volně vzduchem. <text:span text:style-name="T2006">Dveře jsou nové, dřevěné. Mají kliku, nemají zámek. </text:span>Vstupní hala j<text:span text:style-name="T1997">e</text:span> zbrocen<text:span text:style-name="T1997">a</text:span> krví <text:span text:style-name="T1997">ještě víc než prostor před věží</text:span>.</text:p>
      <text:p text:style-name="Standalone_20_Property"><text:span text:style-name="T408">Kusy goblinů v </text:span><text:span text:style-name="T424">zaschlých</text:span><text:span text:style-name="T408"> kalužích krve</text:span> &gt; Dohromady patnáct těl <text:span text:style-name="T1986">v lehkých zbrojích</text:span>.</text:p>
      <text:list xml:id="list130001429068736" text:continue-list="list3360701202" text:style-name="L37">
        <text:list-item>
          <text:p text:style-name="P760"><text:span text:style-name="T408">U sebe mají:</text:span> <text:span text:style-name="T286">6 krátkých <text:s/>gobliních luků, 6 toulců s šípy s kamennými hroty</text:span><text:span text:style-name="T376"> </text:span><text:span text:style-name="T377">(zranění 1)</text:span><text:span text:style-name="T1986">, 9</text:span><text:span text:style-name="T285"> kopí s kamenným hrotem – </text:span><text:span text:style-name="T287">7 rozsekaných, 2 nepoškozená</text:span><text:span text:style-name="T1986"> (zranění 1), </text:span><text:span text:style-name="T285">15 kostěných nožů</text:span><text:span text:style-name="T1986"> (zranění 0), </text:span><text:span text:style-name="T1537">brašny s tvrdými plackami a sušeným masem, měchy s vodou, </text:span><text:span text:style-name="T272">dřevěnou píšťalku</text:span>, <text:span text:style-name="T1535">měděný prsten</text:span><text:span text:style-name="T1465"> </text:span><text:span text:style-name="T1466">(prodej 1 st), </text:span><text:span text:style-name="T1525">figurku vlka vyřezanou ze dřeva</text:span><text:span text:style-name="T1397">, </text:span><text:span text:style-name="T1536">stříbrný kruh v uchu</text:span><text:span text:style-name="T1467"> </text:span><text:span text:style-name="T1466">(prodej 5 st)</text:span></text:p>
        </text:list-item>
      </text:list>
      <text:p text:style-name="P369"><text:soft-page-break/><text:span text:style-name="T408">Zohýbané kusy černých plátových zbrojí</text:span> &gt; <text:span text:style-name="T1982">D</text:span>ohromady tři zbroje – <text:span text:style-name="T1983">nefunkční, ale jdou opravit (prodej 3 zl za každou). V každé z nich je zavěšené lidské srdce.</text:span></text:p>
      <text:p text:style-name="P369"><text:span text:style-name="T437">M</text:span><text:span text:style-name="T408">ezi mrtvolami leží </text:span><text:span text:style-name="T438">tři</text:span><text:span text:style-name="T408"> černé </text:span><text:span text:style-name="T437">dlouhé</text:span><text:span text:style-name="T408"> meče</text:span> <text:span text:style-name="T1983">(zranění 2/3, prodej 3 zl za každý) </text:span><text:span text:style-name="T549">&gt; </text:span><text:span text:style-name="T230">čepele mají od krve.</text:span></text:p>
      <text:p text:style-name="Standalone_20_Property"><text:span text:style-name="Emphasis"><text:span text:style-name="T735">👣</text:span></text:span><text:span text:style-name="Emphasis"><text:span text:style-name="T655"> </text:span></text:span><text:span text:style-name="Emphasis"><text:span text:style-name="T686">Stopy boje goblinů proti třem oživlým zbrojím. </text:span></text:span><text:span text:style-name="Emphasis"><text:span text:style-name="T687">Zhruba </text:span></text:span><text:span text:style-name="Emphasis"><text:span text:style-name="T704">tucet</text:span></text:span><text:span text:style-name="Emphasis"><text:span text:style-name="T687"> </text:span></text:span><text:span text:style-name="Emphasis"><text:span text:style-name="T704">jich</text:span></text:span><text:span text:style-name="Emphasis"><text:span text:style-name="T687"> boj přežilo, jejich stopy vedou k jižním i východním dveřím.</text:span></text:span></text:p>
      <text:p text:style-name="P182">2</text:p>
      <text:p text:style-name="P162"><text:span text:style-name="T464">Stěny jsou </text:span><text:span text:style-name="T472">pokryté</text:span><text:span text:style-name="T464"> </text:span><text:span text:style-name="T577">reliéf</text:span><text:span text:style-name="T579">em</text:span> <text:span text:style-name="T1987">zobrazujícím vekou bitvu, kde se nad jednou z nastoupených armád stahují bouřková mračna</text:span>. <text:span text:style-name="T1955">V lese za bitevní plání je vidět špička věže, ze které k nebesům šlehají blesky.</text:span></text:p>
      <text:p text:style-name="P367"><text:span text:style-name="Emphasis"><text:span text:style-name="T735">👣</text:span></text:span><text:span text:style-name="Emphasis"><text:span text:style-name="T655"> </text:span></text:span><text:span text:style-name="Emphasis"><text:span text:style-name="T689">Dveřmi dovnitř vedou krvavé gobliní šlápoty. Bylo jich několik a důkladně prohledávali celou místnost. </text:span></text:span><text:span text:style-name="Emphasis"><text:span text:style-name="T690">U východní stěny </text:span></text:span><text:span text:style-name="Emphasis"><text:span text:style-name="T705">stopy</text:span></text:span><text:span text:style-name="Emphasis"><text:span text:style-name="T690"> vedou do zdi, jako kdyby </text:span></text:span><text:span text:style-name="Emphasis"><text:span text:style-name="T705">dotyční</text:span></text:span><text:span text:style-name="Emphasis"><text:span text:style-name="T700"> prošli</text:span></text:span><text:span text:style-name="Emphasis"><text:span text:style-name="T690"> skrz.</text:span></text:span></text:p>
      <text:p text:style-name="P165"><text:span text:style-name="Emphasis"><text:span text:style-name="T691">&gt; </text:span></text:span><text:span text:style-name="Emphasis"><text:span text:style-name="T688">Na </text:span></text:span><text:span text:style-name="Emphasis"><text:span text:style-name="T747">reliéfu</text:span></text:span><text:span text:style-name="Emphasis"><text:span text:style-name="T688"> jsou </text:span></text:span><text:span text:style-name="Emphasis"><text:span text:style-name="T698">š</text:span></text:span><text:span text:style-name="Emphasis"><text:span text:style-name="T688">mouhy od krve, zřejmě se na něm někdo snažil něco najít. </text:span></text:span><text:span text:style-name="Emphasis"><text:span text:style-name="T697">Jedna část stěny je ale čistá</text:span></text:span><text:span text:style-name="Emphasis"><text:span text:style-name="T688">.</text:span></text:span></text:p>
      <text:list xml:id="list1556753486" text:style-name="L39">
        <text:list-item>
          <text:p text:style-name="P809"><text:span text:style-name="T220">N</text:span>eopatlaná část <text:span text:style-name="T544">je iluzorn</text:span><text:span text:style-name="T220">í stěna</text:span>. Lze bez odporu projít.</text:p>
        </text:list-item>
      </text:list>
      <text:p text:style-name="P182">3</text:p>
      <text:p text:style-name="P171"><text:span text:style-name="T422">Mramorová s</text:span><text:span text:style-name="T408">ocha veselé dívky</text:span> &gt; <text:span text:style-name="T223">Jsou na ní krvavé </text:span><text:span text:style-name="T227">š</text:span><text:span text:style-name="T223">mouhy, zřejmě ji někdo osahával.</text:span></text:p>
      <text:list xml:id="list1873960557" text:style-name="L40">
        <text:list-item>
          <text:p text:style-name="P810"><text:span text:style-name="T1988">Je to socha </text:span><text:span text:style-name="T217">Mial</text:span><text:span text:style-name="T221">y</text:span><text:span text:style-name="T217">, dcer</text:span><text:span text:style-name="T222">y</text:span><text:span text:style-name="T217"> hraničáře Medvěda a jeho ženy Liady </text:span><text:span text:style-name="T221">(viz Blosely).</text:span></text:p>
        </text:list-item>
      </text:list>
      <text:p text:style-name="P67"><text:span text:style-name="T408">Kamenné schodiště do hrobky</text:span> &gt; Stupně, stěny i strop jsou pokryté <text:span text:style-name="T1989">silnou</text:span> vrstvou ledu. <text:span text:style-name="T1998">Zezdola táhne mráz.</text:span></text:p>
      <text:p text:style-name="P368"><text:soft-page-break/><text:span text:style-name="Emphasis"><text:span text:style-name="T735">👣</text:span></text:span><text:span text:style-name="Emphasis"><text:span text:style-name="T655"> </text:span></text:span><text:span text:style-name="Emphasis"><text:span text:style-name="T708">Zaschlé k</text:span></text:span><text:span text:style-name="Emphasis"><text:span text:style-name="T756">rvav</text:span></text:span><text:span text:style-name="Emphasis"><text:span text:style-name="T691">é šlápoty goblinů po celé místnosti, zřejmě ji prohledávali. Vedou po schodech <text:s/>dolů – </text:span></text:span><text:span text:style-name="Emphasis"><text:span text:style-name="T699">jsou překryté ledem</text:span></text:span><text:span text:style-name="Emphasis"><text:span text:style-name="T691">.</text:span></text:span></text:p>
      <text:p text:style-name="P182">4</text:p>
      <text:p text:style-name="P17"><text:span text:style-name="Emphasis"><text:span text:style-name="T586">🔊<text:tab/></text:span></text:span><text:span text:style-name="Emphasis"><text:span text:style-name="T593">Žvanění goblinů a z</text:span></text:span><text:span text:style-name="Emphasis"><text:span text:style-name="T591">vuky rozbíjení ledu mnoha drobnými nástroji</text:span></text:span><text:span text:style-name="Emphasis"><text:span text:style-name="T587">.</text:span></text:span></text:p>
      <text:p text:style-name="P163"><text:span text:style-name="T1991">Místnost připomíná ledovou jeskyni. Stěny i sloupy jsou obalené ledem, uprostřed místnosti je v něm pět </text:span><text:span text:style-name="T580">zamrzlých goblinů</text:span><text:span text:style-name="T1991"> kolem otevřeného sarkofágu. </text:span><text:span text:style-name="T1889">Čtyři </text:span><text:span text:style-name="T1890">jsou ztuhlí při zvedání víka</text:span><text:span text:style-name="T1991">, </text:span><text:span text:style-name="T1889">pátý míří hůlkou</text:span><text:span text:style-name="T1991"> do sarkofágu.</text:span></text:p>
      <text:p text:style-name="Standalone_20_Property"><text:span text:style-name="T433">Pět</text:span><text:span text:style-name="T408"> goblinů </text:span><text:span text:style-name="T423">se snaží </text:span><text:span text:style-name="T426">zamrzlé</text:span><text:span text:style-name="T423"> </text:span><text:span text:style-name="T425">gobliny vysekat</text:span> &gt; <text:span text:style-name="T1999">jde jim to pomalu, mají na to jen kamenné nože.</text:span></text:p>
      <text:list xml:id="list3330560855" text:style-name="L41">
        <text:list-item>
          <text:p text:style-name="P812">Goblinů je ve skutečnosti šest – jeden je totiž neviditelný.</text:p>
        </text:list-item>
        <text:list-item>
          <text:p text:style-name="P811"><text:span text:style-name="T2008">Jednoho z nich</text:span> neposlouchá pravá ruka <text:span text:style-name="T1994">a dělá si, co sama chce</text:span> – snaží se pořád na něco sáhnout a fackuje <text:span text:style-name="T1993">ho</text:span>, když se tomu nechce podvolit.</text:p>
        </text:list-item>
        <text:list-item>
          <text:p text:style-name="P811">Dva <text:span text:style-name="T2008">z goblinů jsou zcela</text:span> identičtí.</text:p>
        </text:list-item>
        <text:list-item>
          <text:p text:style-name="P812">Jeden je mnohem menší – ostatním je zhruba po pás <text:s/>(má jen 4 životy).</text:p>
        </text:list-item>
      </text:list>
      <text:p text:style-name="P173">V boji využijí luků, krytu za sloupy a kluzkého vlnitého ledu.</text:p>
      <text:list xml:id="list1246659978" text:style-name="L42">
        <text:list-header>
          <text:p text:style-name="P813"><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2">, </text:span><text:span text:style-name="T1163">Ž</text:span><text:span text:style-name="T1160">ivot</text:span><text:span text:style-name="T1163">y </text:span><text:span text:style-name="T1198">7</text:span></text:p>
          <text:p text:style-name="P516"><text:span text:style-name="T55">Z</text:span><text:span text:style-name="T1">broj:</text:span><text:span text:style-name="T21"> 1 (lehká zbroj)</text:span></text:p>
          <text:p text:style-name="P459"><text:span text:style-name="T1095">Rychlost:</text:span><text:span text:style-name="T1165"> </text:span><text:span text:style-name="T1214">j</text:span><text:span text:style-name="T1215">ako</text:span><text:span text:style-name="T1216"> člověk</text:span></text:p>
          <text:p text:style-name="P474"><text:span text:style-name="T1320">Smysly:</text:span><text:span text:style-name="T1168"> </text:span><text:span text:style-name="T1213">čich a chuť </text:span><text:span text:style-name="T1214">jako člověk, výborný sluch </text:span><text:span text:style-name="T1213">a vidění v šeru</text:span></text:p>
          <text:p text:style-name="P460"><text:soft-page-break/><text:span text:style-name="T819">⚔ </text:span><text:span text:style-name="T904">Krátký luk </text:span><text:span text:style-name="T849">(</text:span><text:span text:style-name="T850">šípy s kamennými hroty</text:span><text:span text:style-name="T849">)</text:span><text:span text:style-name="T898">:</text:span><text:span text:style-name="T829"> </text:span><text:span text:style-name="T836">3</text:span><text:span text:style-name="T835"> + k6, zranění </text:span><text:span text:style-name="T836">1</text:span></text:p>
          <text:p text:style-name="P499"><text:span text:style-name="T904">D</text:span><text:span text:style-name="T898">ostřel:</text:span><text:span text:style-name="T829"> střední</text:span></text:p>
          <text:p text:style-name="P543"><text:span text:style-name="T819">⚔ </text:span><text:span text:style-name="T902">Nůž</text:span><text:span text:style-name="T903">:</text:span><text:span text:style-name="T835"> </text:span><text:span text:style-name="T836">3</text:span><text:span text:style-name="T835"> + k6, zranění </text:span><text:span text:style-name="T836">0</text:span></text:p>
        </text:list-header>
        <text:list-item>
          <text:p text:style-name="P814"><text:span text:style-name="T904">U </text:span><text:span text:style-name="T898">sebe mají:</text:span><text:span text:style-name="T829"> </text:span><text:span text:style-name="T909">živou ropuchu, váček s medicínou, pazourkovou škrabku na kůži</text:span></text:p>
        </text:list-item>
      </text:list>
      <text:p text:style-name="Standalone_20_Property"><text:span text:style-name="T408">Na ledu leží hromádka zásob a měchů s vodou</text:span><text:span text:style-name="T464"> </text:span><text:span text:style-name="T530">&gt; Goblini si je tu odlo</text:span><text:span text:style-name="T155">žili, aby jim nepřekážely při rozbíjení ledu.</text:span></text:p>
      <text:p text:style-name="Standalone_20_Property"><text:span text:style-name="T423">V sarkofágu je zamrzlá mumie</text:span><text:span text:style-name="T471"> </text:span><text:span text:style-name="T532">&gt; mr</text:span><text:span text:style-name="T157">áz j</text:span><text:span text:style-name="T158">í</text:span><text:span text:style-name="T157"> nijak neublížil. Po případném rozmražení bude plně bojeschopná.</text:span></text:p>
      <text:p text:style-name="P332"><text:span text:style-name="T2">F</text:span><text:span text:style-name="T3">yzička </text:span><text:span text:style-name="T53">5</text:span><text:span text:style-name="T3">, Finesa </text:span><text:span text:style-name="T53">3</text:span><text:span text:style-name="T3">, Duše </text:span><text:span text:style-name="T53">5</text:span><text:span text:style-name="T1162">, </text:span><text:span text:style-name="T1163">Ž</text:span><text:span text:style-name="T1160">ivot</text:span><text:span text:style-name="T1163">y </text:span><text:span text:style-name="T1164">15</text:span></text:p>
      <text:p text:style-name="P351"><text:span text:style-name="T1095">Rychlost:</text:span><text:span text:style-name="T1165"> </text:span><text:span text:style-name="T1211">j</text:span><text:span text:style-name="T1212">ako člověk</text:span></text:p>
      <text:p text:style-name="P351"><text:span text:style-name="T1096">Smysly:</text:span><text:span text:style-name="T1168"> </text:span><text:span text:style-name="T1169">magický zrak a sluch</text:span></text:p>
      <text:p text:style-name="P351"><text:span text:style-name="T1097">Detekovatelnost</text:span><text:span text:style-name="T1098">:</text:span><text:span text:style-name="T1170"> </text:span><text:span text:style-name="T1171">není</text:span><text:span text:style-name="T1170"> vidět pomocí infravidění</text:span></text:p>
      <text:p text:style-name="P345"><text:span text:style-name="T819">⚔ </text:span><text:span text:style-name="T1094">Z</text:span><text:span text:style-name="T1104">uby </text:span><text:span text:style-name="T1113">a pařáty</text:span><text:span text:style-name="T10">:</text:span><text:span text:style-name="T34"> </text:span><text:span text:style-name="T51">5 + k6, zranění </text:span><text:span text:style-name="T52">2</text:span></text:p>
      <text:list xml:id="list1567617563" text:style-name="L43">
        <text:list-item>
          <text:p text:style-name="P815"><text:span text:style-name="T13">n</text:span><text:span text:style-name="T14">adlidská síla</text:span><text:span text:style-name="T54"> (+1 zranění), </text:span><text:span text:style-name="T14">vyvolání písečné nebo prašné bouře</text:span><text:span text:style-name="T54">, </text:span><text:span text:style-name="T14">ovládání brouků a červů</text:span></text:p>
        </text:list-item>
      </text:list>
      <text:p text:style-name="P172"><text:span text:style-name="T547">&gt; </text:span><text:span text:style-name="T1891">Z </text:span><text:span text:style-name="T583">pěti zamrzlých goblinů</text:span><text:span text:style-name="T1893"> </text:span><text:span text:style-name="T228">čtyři zvedají víko. </text:span><text:span text:style-name="T229">Z</text:span><text:span text:style-name="T228">braně si odložili na zem, </text:span><text:span text:style-name="T229">takže jsou hluboko pod ledem</text:span><text:span text:style-name="T228">.</text:span><text:span text:style-name="T1892"> Po případném rozmražení budou naživu, ale neschopni boje. </text:span><text:span text:style-name="T1893">Pátý zamrzlý goblin je </text:span>svraštělý <text:span text:style-name="T1952">stoletý</text:span> stařec <text:span text:style-name="T1992">(mrtvý)</text:span>. <text:span text:style-name="T2007">Hůlkou, kterou drží v ruce, míří dovnitř do sarkofágu (karta </text:span><text:span text:style-name="T290">Mrazivá hůlka</text:span><text:span text:style-name="T2007">).</text:span></text:p>
      <text:list xml:id="list3203160678" text:style-name="L44">
        <text:list-item>
          <text:p text:style-name="P816">Hůlkou lze výměnou za životní energii sesílat mrazivé střely. Pohroma jako tady nastane, jen pokud se sesilatel použitím zabije.</text:p>
        </text:list-item>
        <text:list-item>
          <text:p text:style-name="P817"><text:soft-page-break/>Stařec má na sobě čelenku a plášť z ptačího peří a na krku amulet z lidských zubů. Ostatní goblini mají lehké zbroje, zásoby sušeného masa a měchy s vodou.</text:p>
        </text:list-item>
      </text:list>
      <text:p text:style-name="P182">5</text:p>
      <text:p text:style-name="P175"><text:span text:style-name="T408">Tři truhlice </text:span><text:span text:style-name="T427">bez zámků, </text:span><text:span text:style-name="T429">před prostřední je </text:span><text:span text:style-name="T430">v</text:span><text:span text:style-name="T429"> kaluž</text:span><text:span text:style-name="T430">i</text:span><text:span text:style-name="T429"> krve </text:span><text:span text:style-name="T430">pohozený</text:span><text:span text:style-name="T429"> </text:span><text:span text:style-name="T435">goblinský</text:span><text:span text:style-name="T429"> </text:span><text:span text:style-name="T430">luk</text:span><text:span text:style-name="T429">.</text:span></text:p>
      <text:p text:style-name="P370"><text:span text:style-name="Emphasis"><text:span text:style-name="T742">👣</text:span></text:span><text:span text:style-name="Emphasis"><text:span text:style-name="T706"> </text:span></text:span><text:span text:style-name="Emphasis"><text:span text:style-name="T707">Zaschlé k</text:span></text:span><text:span text:style-name="Emphasis"><text:span text:style-name="T756">rvav</text:span></text:span><text:span text:style-name="Emphasis"><text:span text:style-name="T691">é šlápoty goblinů po celé místnosti, zřejmě ji prohledávali. </text:span></text:span><text:span text:style-name="Emphasis"><text:span text:style-name="T692">Před prostřední truhlou jsou stopy masakru. </text:span></text:span><text:span text:style-name="Emphasis"><text:span text:style-name="T701">N</text:span></text:span><text:span text:style-name="Emphasis"><text:span text:style-name="T692">ěco tu zřejmě sežralo goblina zaživa – zůstal po něm jen luk.</text:span></text:span></text:p>
      <text:list xml:id="list428010922" text:style-name="L45">
        <text:list-item>
          <text:p text:style-name="P818">V <text:span text:style-name="T2000">západní truhle</text:span> je solené maso, ryby, papriky, zavařeniny, koření a další relativně drahé zásoby.</text:p>
        </text:list-item>
        <text:list-item>
          <text:p text:style-name="P819">Prostřední truhlice má na sobě z přední strany krev – vpadá to, jako kdyby vytekla ven škvírou mezi truhlou a víkem.</text:p>
          <text:p text:style-name="P820">Je to mimik:</text:p>
          <text:list>
            <text:list-header>
              <text:p text:style-name="P821">Fyzička 4, Finesa 2, Duše -, Životy 11</text:p>
              <text:p text:style-name="P821"><text:span text:style-name="T272">Zbroj:</text:span> 2, ale proti seku a ohni 0 a na nohách také 0<text:line-break/><text:span text:style-name="T272">Rychlost:</text:span> jako člověk</text:p>
              <text:p text:style-name="P821"><text:span text:style-name="T819">⚔ </text:span><text:span text:style-name="T272">Kousnutí:</text:span> 4 + k6, zranění 2</text:p>
              <text:list>
                <text:list-item>
                  <text:p text:style-name="P821">„Uvnitř“ mimika jsou zbytky goblina a jeho vybavení (zbroj, kostěný nůž, zásoba jídla, měch s vodou).</text:p>
                </text:list-item>
                <text:list-item>
                  <text:p text:style-name="P823">Ze zbytků mimika může alchymista vytěžit 13 magů.</text:p>
                </text:list-item>
              </text:list>
            </text:list-header>
          </text:list>
        </text:list-item>
        <text:list-item>
          <text:p text:style-name="P822">V<text:span text:style-name="T2000">e východní truhle</text:span> je lano a <text:span text:style-name="T2000">složený kus plátna (prodej 6 st)</text:span>.</text:p>
        </text:list-item>
      </text:list>
      <text:p text:style-name="P166"><text:soft-page-break/><text:span text:style-name="T428">Zhruba metr nad zemí visí kovová koule</text:span><text:span text:style-name="T2001"> </text:span><text:span text:style-name="T548">&gt; </text:span>kdo se j<text:span text:style-name="T1990">í</text:span> dotkne, zmizí a <text:span text:style-name="T224">objeví</text:span> se u koule v (7)</text:p>
      <text:p text:style-name="P182">6</text:p>
      <text:p text:style-name="P370"><text:span text:style-name="Emphasis"><text:span text:style-name="T742">👣</text:span></text:span><text:span text:style-name="Emphasis"><text:span text:style-name="T706"> </text:span></text:span><text:span text:style-name="Emphasis"><text:span text:style-name="T707">Zaschlé k</text:span></text:span><text:span text:style-name="Emphasis"><text:span text:style-name="T756">rvav</text:span></text:span><text:span text:style-name="Emphasis"><text:span text:style-name="T691">é šlápoty goblinů po celé místnosti, zřejmě ji prohledávali.</text:span></text:span></text:p>
      <text:p text:style-name="Standalone_20_Property"><text:span text:style-name="T408">Stěny, podlaha i strop jsou pokryté vrstvou duhového slizu</text:span> &gt; Při kontaktu s jiným předmětem (ruka, meč, lano…) způsobí náhodný magický efekt.</text:p>
      <text:list xml:id="list3195203027" text:style-name="L46">
        <text:list-item>
          <text:p text:style-name="P824">Zmenšení nebo zvětšení</text:p>
        </text:list-item>
        <text:list-item>
          <text:p text:style-name="P824">Vytvoření identické kopie</text:p>
        </text:list-item>
        <text:list-item>
          <text:p text:style-name="P824">Neviditelnost</text:p>
        </text:list-item>
        <text:list-item>
          <text:p text:style-name="P824">Síla a krutost (zčernání, bodce, kapající kyselina...)</text:p>
        </text:list-item>
        <text:list-item>
          <text:p text:style-name="P824">Povadlost a slabost</text:p>
        </text:list-item>
        <text:list-item>
          <text:p text:style-name="P824">Vlastní vůle</text:p>
        </text:list-item>
      </text:list>
      <text:p text:style-name="P182">7</text:p>
      <text:p text:style-name="P19"><text:span text:style-name="Emphasis"><text:span text:style-name="T586">🔊<text:tab/></text:span></text:span><text:span text:style-name="Emphasis"><text:span text:style-name="T589">Z místnosti 8 je </text:span></text:span><text:span text:style-name="Emphasis"><text:span text:style-name="T592">přes</text:span></text:span><text:span text:style-name="Emphasis"><text:span text:style-name="T589"> dveře slyšet hádka dvou goblinů.</text:span></text:span></text:p>
      <text:p text:style-name="Standalone_20_Property"><text:span text:style-name="T408">Tři teleportační orby, </text:span><text:span text:style-name="T436">před jedním leží goblinské kopí</text:span><text:span text:style-name="T474"> </text:span>&gt; vedou do 5, 12, 14. <text:span text:style-name="T2017">Orb, před kterým je kopí, vede zpět do 5.</text:span></text:p>
      <text:p text:style-name="P420"><text:span text:style-name="Emphasis"><text:span text:style-name="T741">👣</text:span></text:span><text:span text:style-name="Emphasis"><text:span text:style-name="T691"> </text:span></text:span><text:span text:style-name="Emphasis"><text:span text:style-name="T693">U orbu vedoucího do 5, </text:span></text:span><text:span text:style-name="Emphasis"><text:span text:style-name="T702">kde leží kopí,</text:span></text:span><text:span text:style-name="Emphasis"><text:span text:style-name="T693"> jsou na zemi krvavé šlápoty od dvojice goblinů – </text:span></text:span><text:span text:style-name="Emphasis"><text:span text:style-name="T695">kroky jsou zvláštní, vypadá to, že k sobě byli svázaní. Chvíli se toč</text:span></text:span><text:span text:style-name="Emphasis"><text:span text:style-name="T696">ili</text:span></text:span><text:span text:style-name="Emphasis"><text:span text:style-name="T695"> na místě, jako by se nemohli rozhodnout, kam půjdou, pak</text:span></text:span><text:span text:style-name="Emphasis"><text:span text:style-name="T693"> </text:span></text:span><text:span text:style-name="Emphasis"><text:span text:style-name="T696">vyrazili</text:span></text:span><text:span text:style-name="Emphasis"><text:span text:style-name="T693"> ke dveřím do 7. </text:span></text:span><text:span text:style-name="Emphasis"><text:span text:style-name="T703">Po pár krocích se ale svalili na zem a dál se plazili.</text:span></text:span></text:p>
      <text:p text:style-name="P182"><text:soft-page-break/>8</text:p>
      <text:p text:style-name="P18"><text:span text:style-name="Emphasis"><text:span text:style-name="T586">🔊<text:tab/></text:span></text:span><text:span text:style-name="Emphasis"><text:span text:style-name="T588">Uvnitř se </text:span></text:span><text:span text:style-name="Emphasis"><text:span text:style-name="T590">hádají</text:span></text:span><text:span text:style-name="Emphasis"><text:span text:style-name="T588"> dva goblini </text:span></text:span><text:span text:style-name="Emphasis"><text:span text:style-name="T590">(</text:span></text:span><text:span text:style-name="Emphasis"><text:span text:style-name="T588">v goblinštině</text:span></text:span><text:span text:style-name="Emphasis"><text:span text:style-name="T590">)</text:span></text:span><text:span text:style-name="Emphasis"><text:span text:style-name="T588">, jestli se budou plazit dál, nebo se vrátí k lesklým koulím.</text:span></text:span></text:p>
      <text:p text:style-name="P420"><text:span text:style-name="Emphasis"><text:span text:style-name="T741">👣</text:span></text:span><text:span text:style-name="Emphasis"><text:span text:style-name="T691"> </text:span></text:span><text:span text:style-name="Emphasis"><text:span text:style-name="T693">Krvavá stopa dvou k sobě srostlých goblinů, </text:span></text:span><text:span text:style-name="Emphasis"><text:span text:style-name="T694">připlazili se sem z místnosti 7.</text:span></text:span></text:p>
      <text:p text:style-name="Standalone_20_Property"><text:span text:style-name="T408">Kulatý stolek</text:span><text:span text:style-name="T464"> </text:span><text:span text:style-name="T473">(prodej 2 zl)</text:span><text:span text:style-name="T408">, dvě židle</text:span><text:span text:style-name="T464"> </text:span><text:span text:style-name="T473">(prodej 1 zl za každou)</text:span><text:span text:style-name="T408">, komoda</text:span><text:span text:style-name="T464"> </text:span><text:span text:style-name="T473">(prode</text:span><text:span text:style-name="T475">j</text:span><text:span text:style-name="T473"> 5 zl)</text:span> &gt; Drahý mahagonový nábytek. V komodě je schovaný čajový set <text:span text:style-name="T2002">(prodej 5 zl)</text:span>.</text:p>
      <text:p text:style-name="Standalone_20_Property"><text:span text:style-name="T431">Na zemi se plazí d</text:span><text:span text:style-name="T408">va k sobě srostlí goblini</text:span> &gt; <text:span text:style-name="T2004">(dotkli</text:span> se teleportačního orbu oba naráz<text:span text:style-name="T2004">)</text:span>. <text:span text:style-name="T2003">Neustále se hádají v goblinštině a zápasí o to, co budou dělat (jeden se chce plazit dál, druhý se chce vrátit k lesklým koulím).</text:span></text:p>
      <text:list xml:id="list2396706963" text:style-name="L47">
        <text:list-item>
          <text:p text:style-name="P825">Na sobě mají lehké zbroje.</text:p>
        </text:list-item>
        <text:list-item>
          <text:p text:style-name="P825">U sebe mají <text:span text:style-name="T288">kostěné nože</text:span><text:span text:style-name="T379"> </text:span><text:span text:style-name="T380">(zranění 0)</text:span><text:span text:style-name="T1997">, </text:span><text:span text:style-name="T288">kopí s kamenným hrotem </text:span><text:span text:style-name="T378">(zranění 1)</text:span><text:span text:style-name="T1997">, </text:span><text:span text:style-name="T1537">brašny s tvrdými plackami a sušeným masem</text:span><text:span text:style-name="T1538">,</text:span><text:span text:style-name="T1537"> měchy s vodou.</text:span></text:p>
        </text:list-item>
      </text:list>
      <text:p text:style-name="P182">9</text:p>
      <text:p text:style-name="P371"><text:span text:style-name="T408">Nehybný ork, trpaslík a orel </text:span><text:span text:style-name="T439">s</text:span><text:span text:style-name="T408">tojí v póze, kdy orel útočí orkovi na tvář a trpaslík se připravuje k útoku</text:span> &gt; Jsou mrtví a vycpaní.</text:p>
      <text:p text:style-name="P182">10</text:p>
      <text:p text:style-name="Standalone_20_Property"><text:span text:style-name="T408">Čtyři portréty čaroděje Mareloka</text:span> &gt; Dlouhé havraní vlasy, tenká bradka, tmavé oči, zamračený pohled. Na jednom je nahý.</text:p>
      <text:p text:style-name="Standalone_20_Property"><text:soft-page-break/><text:span text:style-name="T408">Skleněný golem hlídá dveře do další místnosti. Je dutý a víří se v něm zelený plyn.</text:span> <text:span text:style-name="T550">&gt;</text:span> <text:span text:style-name="T2018">B</text:span>ojovat bude jen v sebeobraně. Při rozbití vypustí jedovatý plyn.</text:p>
      <text:list xml:id="list3848917263" text:style-name="L48">
        <text:list-header>
          <text:p text:style-name="P826"><text:span text:style-name="T2">F</text:span><text:span text:style-name="T3">yzička </text:span><text:span text:style-name="T58">4</text:span><text:span text:style-name="T3">, Finesa </text:span><text:span text:style-name="T57">2</text:span><text:span text:style-name="T3">, Duše </text:span><text:span text:style-name="T58">3</text:span><text:span text:style-name="T1162">, </text:span><text:span text:style-name="T1163">Ž</text:span><text:span text:style-name="T1160">ivot</text:span><text:span text:style-name="T1163">y </text:span><text:span text:style-name="T1219">1</text:span><text:span text:style-name="T1224">4</text:span></text:p>
          <text:p text:style-name="P461"><text:span text:style-name="T1095">Zbroj:</text:span><text:span text:style-name="T1165"> </text:span><text:span text:style-name="T1220">proti </text:span><text:span text:style-name="T1224">mrazu, blesku, ohni a kyselině 3,</text:span><text:span text:style-name="T1220"> proti ostatním útokům</text:span><text:span text:style-name="T1222"> </text:span><text:span text:style-name="T1221">2</text:span></text:p>
          <text:p text:style-name="P544"><text:span text:style-name="T1095">Rychlost:</text:span><text:span text:style-name="T1165"> </text:span><text:span text:style-name="T1223">jako člověk, ale neběhá</text:span></text:p>
          <text:p text:style-name="P545"><text:span text:style-name="T819">⚔ </text:span><text:span text:style-name="T1114">Pěsti</text:span><text:span text:style-name="T10">:</text:span><text:span text:style-name="T34"> </text:span><text:span text:style-name="T58">4</text:span><text:span text:style-name="T56"> + k6, zranění 1</text:span></text:p>
          <text:p text:style-name="P462"><text:span text:style-name="T1309">Oblak j</text:span><text:span text:style-name="T1310">ed</text:span><text:span text:style-name="T1297">ovat</text:span><text:span text:style-name="T1309">ého</text:span><text:span text:style-name="T1297"> plyn</text:span><text:span text:style-name="T1309">u</text:span><text:span text:style-name="T1395">:</text:span><text:span text:style-name="T59"> </text:span><text:span text:style-name="T128">5 + k6 proti Finese</text:span></text:p>
          <text:list>
            <text:list-header>
              <text:p text:style-name="P462"><text:span text:style-name="T1916">Jed</text:span><text:span text:style-name="T1294">: </text:span><text:span text:style-name="T1225">1</text:span><text:span text:style-name="T1159">2</text:span><text:span text:style-name="T1226"> </text:span><text:span text:style-name="T1227">+ k6 </text:span><text:span text:style-name="T1228">proti Fyzičce</text:span></text:p>
              <text:p text:style-name="P500"><text:span text:style-name="T1106">L</text:span><text:span text:style-name="T1115">atence:</text:span><text:span text:style-name="T1229"> 5 m</text:span><text:span text:style-name="T1230">inut</text:span></text:p>
              <text:p text:style-name="P501"><text:span text:style-name="T272">Příznaky:</text:span> <text:span text:style-name="T1468">Bolest po celém těle, pálení očí, rozpraskání kůže, vykašlávání krve.</text:span></text:p>
              <text:p text:style-name="P827"><text:span text:style-name="T1468">P</text:span><text:span text:style-name="T1397">řed oblakem jde uskočit – zásah oblakem je útok 5 + k6 proti Finese.</text:span></text:p>
            </text:list-header>
          </text:list>
        </text:list-header>
      </text:list>
      <text:p text:style-name="P182">11</text:p>
      <text:p text:style-name="Standalone_20_Property"><text:span text:style-name="T408">Průhledná stěna</text:span> &gt; Vnější stěna je dokonale průhledná jako velké okno. <text:span text:style-name="T2020">Pohledem ven lze určit, že se postavy nachází ve třetím patře věže a nad nimi je ještě místo pro jedno patro.</text:span></text:p>
      <text:p text:style-name="Standalone_20_Property"><text:span text:style-name="T408">Bronzové květiny</text:span> &gt; Jsou opravdu z kovu a mají ostré listy.</text:p>
      <text:p text:style-name="Standalone_20_Property"><text:span text:style-name="T408">Bronzové křeslo</text:span> &gt; Kdo si do něj sedne, uslyší myšlenky všech, <text:span text:style-name="T1980">kd</text:span>o na něj právě myslí. Ideální pro posun osobních příběhů postav.</text:p>
      <text:p text:style-name="P182">12</text:p>
      <text:p text:style-name="P67"><text:soft-page-break/><text:span text:style-name="T408">Teleportační orb</text:span> &gt; vede do 7</text:p>
      <text:p text:style-name="Standalone_20_Property"><text:span text:style-name="T408">Ve středu místnosti se vznáší střepy dvou o sebe rozbitých teleportačních orbů, kolem kterých se u</text:span><text:span text:style-name="T421">t</text:span><text:span text:style-name="T408">vořily tři portály</text:span> &gt; <text:span text:style-name="T2019">Když někdo projde skrz, po chvíli se portál zhroutí a dotyčné to vrátí zpět do věže (jinak by hráči nenávratně přišli o postavy)</text:span>.</text:p>
      <text:list xml:id="list2380406113" text:style-name="L49">
        <text:list-item>
          <text:p text:style-name="P828">Nacistický bunkr za druhé světové války.</text:p>
        </text:list-item>
        <text:list-item>
          <text:p text:style-name="P828">Jednotka vesmírných mariňáků brání pouštní základnu proti vetřelcům.</text:p>
        </text:list-item>
        <text:list-item>
          <text:p text:style-name="P828">Létající pirátská loď v astrálním moři.</text:p>
        </text:list-item>
      </text:list>
      <text:p text:style-name="P67">Při hluku sem <text:span text:style-name="T2005">přijde</text:span> alchymista z 13</text:p>
      <text:p text:style-name="P372"><text:span text:style-name="T408">Iluzorní stěna</text:span> &gt; Průchod velikosti dveří. Vede k orbu, co teleportuje do 17</text:p>
      <text:list xml:id="list2161122382" text:style-name="L50">
        <text:list-item>
          <text:p text:style-name="P829">Na tento tajný průchod nic neupozorňuje. Hráči už se ve věži s iluzorní stěnou dříve potkali, takže nejspíš budou tušit, co mají hledat.</text:p>
        </text:list-item>
      </text:list>
      <text:p text:style-name="P182">13</text:p>
      <text:p text:style-name="P20"><text:span text:style-name="Emphasis"><text:span text:style-name="T586">🔊<text:tab/></text:span></text:span><text:span text:style-name="Emphasis"><text:span text:style-name="T594">Bublání vařící se vody. Tiché mumlání (alchymista Egil při práci mluví sám k sobě).</text:span></text:span></text:p>
      <text:p text:style-name="P21"><text:span text:style-name="Emphasis"><text:span text:style-name="T586">♨<text:tab/></text:span></text:span><text:span text:style-name="Emphasis"><text:span text:style-name="T596">Z</text:span></text:span><text:span text:style-name="Emphasis"><text:span text:style-name="T595">ápach čpavých výparů.</text:span></text:span></text:p>
      <text:p text:style-name="Standalone_20_Property"><text:span text:style-name="T432">L</text:span><text:span text:style-name="T408">aboratoř</text:span> &gt; Soustava trubek, hadic, kotlů a baněk s naloženými kusy všemožných monster, postavená okolo křesla, které dokáže bolestivou procedurou (náhodně) trvale přidat:</text:p>
      <text:list xml:id="list430063517" text:style-name="L51">
        <text:list-item>
          <text:p text:style-name="P830">Schopnost při pohledu do očí číst myšlenky. Bohužel oboustranně.</text:p>
        </text:list-item>
        <text:list-item>
          <text:p text:style-name="P830"><text:soft-page-break/>Nadlidskou sílu doprovázenou záchvaty vzteku.</text:p>
        </text:list-item>
        <text:list-item>
          <text:p text:style-name="P830">Změnu rasy (1-kočičí člověk, 2-ještěrec, 3-ptákohlav, 4-taurus)</text:p>
        </text:list-item>
        <text:list-item>
          <text:p text:style-name="P830">Posmrtnou regeneraci. Nově oživené tělo je vždy o něco slabší než to předchozí.</text:p>
        </text:list-item>
      </text:list>
      <text:p text:style-name="P375"><text:span text:style-name="T408">Alchymista Egil</text:span> &gt; Vyhublý, blonďaté dredy, jedno oko kočičí, <text:span text:style-name="T2022">dlouhý bílý plášť (prodej 3 zl)</text:span>. <text:span text:style-name="T2021">Trpí samomluvou.</text:span> Splete si družinu s experimentálními dobrovolníky a začne nadšeně vysvětlovat, jak z nich udělá superlidi. Pokud by došlo k boji, pokusí se zaklínadlem povolat vetřelce z portálu ve 12.</text:p>
      <text:p text:style-name="P342"><text:span text:style-name="T1177">F</text:span><text:span text:style-name="T1162">yzička </text:span><text:span text:style-name="T1232">1</text:span><text:span text:style-name="T1162">, Finesa </text:span><text:span text:style-name="T1232">4</text:span><text:span text:style-name="T1162">, Duše </text:span><text:span text:style-name="T1232">3</text:span><text:span text:style-name="T1162">, </text:span><text:span text:style-name="T1163">Ž</text:span><text:span text:style-name="T1160">ivot</text:span><text:span text:style-name="T1163">y </text:span><text:span text:style-name="T1232">7</text:span></text:p>
      <text:p text:style-name="P354"><text:span text:style-name="T1159">Po kapsách má: </text:span><text:span text:style-name="T1319">oslepující kuličku</text:span><text:span text:style-name="T1159">, </text:span><text:span text:style-name="T1319">ohnivou hlínu</text:span><text:span text:style-name="T1159">, </text:span><text:span text:style-name="T1319">petardu</text:span></text:p>
      <text:p text:style-name="P182">14</text:p>
      <text:p text:style-name="P67">Prázdná cela</text:p>
      <text:p text:style-name="Standalone_20_Property"><text:span text:style-name="T408">Teleportační orb</text:span> &gt; nikam nevede</text:p>
      <text:p text:style-name="P182">15</text:p>
      <text:p text:style-name="Standalone_20_Property"><text:span text:style-name="T408">Stůl zaházený papíry a pergameny</text:span> &gt; <text:span text:style-name="T2022">N</text:span>ákresy ke stavbě laboratoře v 13 <text:span text:style-name="T2022">s poznámkami v nesrozumitelné šifře.</text:span></text:p>
      <text:p text:style-name="Standalone_20_Property"><text:span text:style-name="T408">Postel</text:span> &gt; Kvalitní látky, nikdy neprané <text:span text:style-name="T2022">(prodej 2 zl)</text:span>.</text:p>
      <text:p text:style-name="P376"><text:span text:style-name="T408">Šatník</text:span> &gt; Čtyři <text:span text:style-name="T2022">bílé</text:span> pláště, identické s tím, co měl Egil na sobě <text:span text:style-name="T2022"><text:s/>(prodej 3 zl za každý)</text:span>, a jedna podprsenka.</text:p>
      <text:p text:style-name="Standalone_20_Property"><text:soft-page-break/><text:span text:style-name="T408">Truhlice</text:span> &gt; <text:span text:style-name="T2023">8</text:span> zlaťáků, 65 štříbrňáků, 15 měďáků, <text:span text:style-name="T272">lektvar odolnosti proti magii</text:span><text:span text:style-name="T350"> </text:span><text:span text:style-name="T381">(karta)</text:span>, <text:span text:style-name="T292">elixír svěžesti</text:span><text:span text:style-name="T2024"> (karta)</text:span>, hůlka <text:span text:style-name="T2024">magických střel (karta)</text:span> a druhá identická hůlka (vadná, při prvním použití vybuchne <text:span text:style-name="T2024">silou 4 + k6 proti Fyzičce, zranění 6kz drcením</text:span>).</text:p>
      <text:p text:style-name="P182">16</text:p>
      <text:p text:style-name="Standalone_20_Property"><text:span text:style-name="T408">Teleportační orb</text:span> &gt; vede do 17</text:p>
      <text:p text:style-name="P182">17</text:p>
      <text:p text:style-name="Standalone_20_Property"><text:span text:style-name="T408">Vysoký strop, z kterého trčí stopu dlouhé kovové bodce</text:span> &gt; Celá místnost je zakletá. Po vyslovení slova “ecativarg” se tu obrátí gravitace vzhůru nohama.</text:p>
      <text:list xml:id="list299554460" text:style-name="L52">
        <text:list-header>
          <text:p text:style-name="P546"><text:span text:style-name="T825">⚔ </text:span><text:span text:style-name="T826">Pád na bodce na stropě:</text:span><text:span text:style-name="T827"> 5 + k6 proti Finese, zranění 1</text:span></text:p>
        </text:list-header>
      </text:list>
      <text:p text:style-name="Standalone_20_Property"><text:span text:style-name="T408">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8">Čtyři prapory na st</text:span><text:span text:style-name="T440">ě</text:span><text:span text:style-name="T408">ně po stranách trůnu</text:span> &gt; Každý znázorňuje jednu školu magie <text:span text:style-name="T2028">(živelná, duševní, časoprostorová, nekromancie)</text:span>. Jsou oživené a omotají se okolo kohokoli, kdo bude Mareloka ohrožovat <text:span text:style-name="T2029">(útok 3 + k6)</text:span>. Podezřelé jsou tím, že se při gravitaci neotočí.</text:p>
      <text:p text:style-name="Standalone_20_Property"><text:span text:style-name="T408">Kulatý stůl s dřevěným modelem celého panství</text:span> &gt; Nad Blosely se vznáší malý kovový orb. Lze jím pohnout kamkoli po mapě a táhne sebou ničivý bouřný mrak.</text:p>
      <text:p text:style-name="Standalone_20_Property"><text:span text:style-name="T408">Teleportační orb</text:span><text:span text:style-name="T464"> &gt; vede do 16</text:span></text:p>
      <text:p text:style-name="Standalone_20_Property"><text:span text:style-name="T408">Čaroděj Marelok</text:span> &gt; <text:span text:style-name="T2025">Modrá k</text:span>ouzelnická róba <text:span text:style-name="T2032">(prodej 6 zl)</text:span>, <text:span text:style-name="T539">d</text:span>louhé havraní vlasy, tenká bradka, tmavé oči, zamračený pohled.</text:p>
      <text:p text:style-name="P341"><text:soft-page-break/><text:span text:style-name="T1177">F</text:span><text:span text:style-name="T1162">yzička </text:span><text:span text:style-name="T1231">2</text:span><text:span text:style-name="T1162">, Finesa </text:span><text:span text:style-name="T1202">3</text:span><text:span text:style-name="T1162">, Duše </text:span><text:span text:style-name="T1201">5</text:span><text:span text:style-name="T1162">, </text:span><text:span text:style-name="T1163">Ž</text:span><text:span text:style-name="T1160">ivot</text:span><text:span text:style-name="T1163">y </text:span><text:span text:style-name="T1201">8</text:span></text:p>
      <text:list xml:id="list351620083" text:style-name="L53">
        <text:list-item>
          <text:p text:style-name="P832"><text:span text:style-name="T216">Má </text:span><text:span text:style-name="T134">proklet</text:span><text:span text:style-name="T216">ou</text:span> dýk<text:span text:style-name="T1953">u (karta </text:span><text:span text:style-name="T293">dýka paralýzy</text:span><text:span text:style-name="T1953">)</text:span> a amulet, co obaluje nositele ve žlutých šupinách pouštních ještěřích lidí včetně děsivé plazí tváře a přísavek na rukou i nohou <text:span text:style-name="T2026">(karta </text:span><text:span text:style-name="T294">ještěří amulet</text:span><text:span text:style-name="T2026">)</text:span>. Je pološílený a chce se mstít za svou ženu <text:span text:style-name="T217">Mial</text:span><text:span text:style-name="T231">u</text:span><text:span text:style-name="T217">, dcer</text:span><text:span text:style-name="T231">u</text:span><text:span text:style-name="T217"> hraničáře Medvěda </text:span><text:span text:style-name="T231">z Blosel, kterou zabil její žárlivý nápadník poté, co mu řekla, že chce žít s Marelokem</text:span>.</text:p>
        </text:list-item>
        <text:list-item>
          <text:p text:style-name="P832">V případném boji vysloví “ecativarg” a udrží se ve svém trůnu díky ještěřím přísavkám.</text:p>
        </text:list-item>
        <text:list-item>
          <text:p text:style-name="P831">Kouzla: <text:span text:style-name="T289">o</text:span><text:span text:style-name="T272">hnivý had</text:span> *<text:span text:style-name="T141">Eš nachaš</text:span>*, <text:span text:style-name="T289">d</text:span><text:span text:style-name="T272">uševní úder</text:span> *Nefeš nagaf*, <text:span text:style-name="T289">l</text:span><text:span text:style-name="T272">edová dýka</text:span> *Kerach pygion*, <text:span text:style-name="T289">z</text:span><text:span text:style-name="T272">lom kouzlo</text:span> *Šavar<text:span text:style-name="T141"> kišuf</text:span>*, <text:span text:style-name="T289">n</text:span><text:span text:style-name="T272">ávrat</text:span> *<text:span text:style-name="T141">Hašavah</text:span>*, <text:span text:style-name="T289">l</text:span><text:span text:style-name="T272">edová tříšť</text:span> *<text:span text:style-name="T141">Kerach ketim</text:span>*, <text:span text:style-name="T289">p</text:span><text:span text:style-name="T272">aralýza</text:span> *<text:span text:style-name="T141">Šituk</text:span>*, <text:span text:style-name="T289">n</text:span><text:span text:style-name="T183">eviditelná zbroj</text:span><text:span text:style-name="T225"> *Ij ryjut </text:span><text:span text:style-name="T226">širion</text:span><text:span text:style-name="T225">*, </text:span><text:span text:style-name="T184">b</text:span><text:span text:style-name="T183">eranidlo</text:span><text:span text:style-name="T225"> *Zelokvah*</text:span></text:p>
        </text:list-item>
      </text:list>
      <text:p text:style-name="P67"><text:span text:style-name="T434">O</text:span><text:span text:style-name="T408">živlá černá plátová zbroj</text:span> &gt; Plní Marelokov<text:span text:style-name="T1985">y</text:span> rozkazy. <text:span text:style-name="T2027">P</text:span>ád ke stropu <text:span text:style-name="T2027">jí neublíží</text:span>.</text:p>
      <text:p text:style-name="P344"><text:span text:style-name="T2">F</text:span><text:span text:style-name="T3">yzička </text:span><text:span text:style-name="T50">4</text:span><text:span text:style-name="T3">, Finesa </text:span><text:span text:style-name="T50">2</text:span><text:span text:style-name="T3">, Duše </text:span><text:span text:style-name="T5">-</text:span><text:span text:style-name="T1162">, </text:span><text:span text:style-name="T1163">Ž</text:span><text:span text:style-name="T1160">ivot</text:span><text:span text:style-name="T1163">y </text:span><text:span text:style-name="T1208">14</text:span></text:p>
      <text:p text:style-name="P350"><text:span text:style-name="T1095">Z</text:span><text:span text:style-name="T1092">broj:</text:span><text:span text:style-name="T1159"> 2</text:span></text:p>
      <text:p text:style-name="P349"><text:span text:style-name="T1095">Rychlost:</text:span><text:span text:style-name="T1165"> </text:span><text:span text:style-name="T1166">jako </text:span><text:span text:style-name="T1167">chůze</text:span></text:p>
      <text:p text:style-name="P349"><text:span text:style-name="T1096">Smysly:</text:span><text:span text:style-name="T1168"> </text:span><text:span text:style-name="T1169">magický zrak a sluch</text:span></text:p>
      <text:p text:style-name="P349"><text:span text:style-name="T1097">Detekovatelnost</text:span><text:span text:style-name="T1098">:</text:span><text:span text:style-name="T1170"> </text:span><text:span text:style-name="T1171">není</text:span><text:span text:style-name="T1170"> vidět pomocí infravidění</text:span></text:p>
      <text:p text:style-name="P344"><text:span text:style-name="T819">⚔ </text:span><text:span text:style-name="T1112">Dlouhý černý meč</text:span><text:span text:style-name="T1094">:</text:span><text:span text:style-name="T1160"> </text:span><text:span text:style-name="T1208">4</text:span><text:span text:style-name="T1161"> + k6, zranění </text:span><text:span text:style-name="T1208">2/3</text:span></text:p>
      <text:list xml:id="list3088267746" text:style-name="L54">
        <text:list-item>
          <text:p text:style-name="P833"><text:span text:style-name="T1210">P</text:span><text:span text:style-name="T1209">rodej 3 zl za </text:span><text:span text:style-name="T1210">poškozenou zbroj, 5 zl za nepoškozenou,</text:span><text:span text:style-name="T1209"> 3 zl za </text:span><text:span text:style-name="T1210">dlouhý meč</text:span><text:span text:style-name="T1208">.</text:span></text:p>
        </text:list-item>
      </text:list>
      <text:p text:style-name="P182">18</text:p>
      <text:p text:style-name="Standalone_20_Property"><text:soft-page-break/><text:span text:style-name="T408">Komora zarostlá mechem, plísní a houbami</text:span> &gt; Většina z toho jedlá, na polici vedle dveří jsou nůžky, š<text:span text:style-name="T1984">k</text:span>rabka a tác.</text:p>
      <text:list xml:id="list3391943070" text:style-name="L55">
        <text:list-item>
          <text:p text:style-name="P834">1 ze 6: nasbírané houby způsobí halucinace.</text:p>
        </text:list-item>
      </text:list>
      <text:p text:style-name="P182">19</text:p>
      <text:p text:style-name="Standalone_20_Property"><text:span text:style-name="T408">Police plné knih</text:span> &gt; Beletrie i naučná, poznámky z výzkumů kouzel, luxusní psací souprava <text:span text:style-name="T2030">(prodej 5 zl)</text:span>, zásoba kvalitního pergamenu. <text:span text:style-name="T2015">Svitek s kouzlem </text:span><text:span text:style-name="T291">oživ zbroj</text:span><text:span text:style-name="T2015">.</text:span></text:p>
      <text:p text:style-name="P98">Oživ zbroj</text:p>
      <text:p text:style-name="P174"><text:span text:style-name="T272">Suroviny:</text:span> Živé srdce humanoidního tvora, diamantový prach (nákup 20 zl), <text:span text:style-name="T2016">prach z rohů wyverny (nákup 10 zl – v Trossu se nedá koupit).</text:span></text:p>
      <text:p text:style-name="P174">Při tomto rituálu je třeba vyříznout srdce ze živého humanoidního tvora a vložit ho do hrudní části zbroje.</text:p>
      <text:list xml:id="list1929293555" text:style-name="L56">
        <text:list-item>
          <text:p text:style-name="P835">Wyvernu je možno ulovit na pláních kolem Trossu.</text:p>
        </text:list-item>
      </text:list>
      <text:p text:style-name="P182">20</text:p>
      <text:p text:style-name="P35">Velká postel<text:span text:style-name="T464"> &gt; </text:span><text:span text:style-name="T476">povlečení jde prodat za 3 zl.</text:span></text:p>
      <text:p text:style-name="Standalone_20_Property"><text:span text:style-name="T442">T</text:span><text:span text:style-name="T408">ruhlice </text:span><text:span text:style-name="T441">s těžkým víkem</text:span> &gt; Uvězněný stopu vysoký ďáblík. Marelok si ho povolal z pekel jako sluhu, ale není s jeho službami příliš spokojený. Ďáblík je vlezlý, snaživý a neskutečně nešikovný.</text:p>
      <text:p text:style-name="P182">21</text:p>
      <text:p text:style-name="P67">Kovová vana a vysoký džbán.</text:p>
      <text:p text:style-name="Standalone_20_Property"><text:soft-page-break/><text:span text:style-name="T408">Šatník</text:span> &gt; Cestovní oděv <text:span text:style-name="T2031">(prodej 6 zl)</text:span>, šaty ke dvoru <text:span text:style-name="T2031">(prodej 15 zl)</text:span>, žebrácké hadry a noční košile</text:p>
      <text:p text:style-name="Standalone_20_Property"><text:span text:style-name="T408">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6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46">Kouzelník, který tu stráví několik minut, automaticky získá následující kouzla (nebude je umět, ale bude je mít připravené):</text:p>
      <text:list xml:id="list2772827292" text:style-name="L57">
        <text:list-item>
          <text:p text:style-name="P837"><text:span text:style-name="T272">Černý blesk</text:span> <text:span text:style-name="T1942">*Kedar bárak*</text:span></text:p>
        </text:list-item>
        <text:list-item>
          <text:p text:style-name="P836"><text:span text:style-name="T272">Rudý blesk</text:span> *Adom bárak*</text:p>
        </text:list-item>
        <text:list-item>
          <text:p text:style-name="P836"><text:span text:style-name="T272">Ohnivý déšť</text:span> *<text:span text:style-name="T141">Eš gešem</text:span>*</text:p>
        </text:list-item>
        <text:list-item>
          <text:p text:style-name="P836"><text:span text:style-name="T272">Ohnivá koule</text:span> *Eš nešef*</text:p>
        </text:list-item>
        <text:list-item>
          <text:p text:style-name="P836"><text:span text:style-name="T272">Mrak smrti</text:span> *<text:span text:style-name="T141">Mavet anan</text:span>*</text:p>
        </text:list-item>
      </text:list>
      <text:p text:style-name="P146">K přerodu do kostlivého draka je potřeba celkem 17 duší zabitých těmito kouzly.</text:p>
      <text:p text:style-name="P28">Artrixos, kouzelnický učeň</text:p>
      <text:p text:style-name="P147">Vyhublý mladík v roztrhané kouzelnické róbě.</text:p>
      <text:p text:style-name="P122">&gt; <text:span text:style-name="T134">Učedník Bareuse Karsavara (viz Hlavní věž pevnosti ve městě).</text:span></text:p>
      <text:p text:style-name="P121"><text:soft-page-break/>&gt; <text:span text:style-name="T134">Podlehl dračímu našeptávání. Kouzly získanými pobytem u kostry napadne každého, kdo se ke </text:span><text:span text:style-name="T203">ní</text:span><text:span text:style-name="T134"> přiblíží.</text:span></text:p>
      <text:p text:style-name="P121">&gt; Je mo<text:span text:style-name="T134">žné ho vyléčit, stačí ho na pár dní udržet </text:span><text:span text:style-name="T204">mimo dračí kostru</text:span><text:span text:style-name="T134">.</text:span></text:p>
      <text:h text:style-name="Heading_20_2" text:outline-level="2"><text:bookmark-start text:name="__RefHeading___Toc22750_41530725"/>Godov<text:bookmark-end text:name="__RefHeading___Toc22750_41530725"/></text:h>
      <text:p text:style-name="P66">Vesnice zásobující Brakk. Chudí lidé a bohatý <text:span text:style-name="T1806">správce.</text:span></text:p>
      <text:p text:style-name="P144"><text:span text:style-name="T412">Starý </text:span><text:span text:style-name="T408">Antoš</text:span> <text:span text:style-name="T523">&gt;</text:span> <text:span text:style-name="T1807">stará</text:span><text:span text:style-name="T135"> se o zahradu u Valenovy vily. Naposledy tam byl minulý týden, všechno bylo podivně tiché a děsivé, neodvážil se jít dovnitř a </text:span><text:span text:style-name="T138">znova</text:span><text:span text:style-name="T135"> už nesebral odvahu se tam vypravit. Říkal o tom Baltusovi, správci Godova, ale ten se mu vysmál.</text:span></text:p>
      <text:p text:style-name="P66"><text:span text:style-name="T408">Baltus</text:span> <text:span text:style-name="T524">&gt; spr</text:span><text:span text:style-name="T136">ávce Godova, </text:span><text:span text:style-name="T137">vykořisťuje rolníky a holduje</text:span> obžerství. Nedávno přišel s úžasným nápadem práva první noci. Případné dobrodruhy a jiné potenciálně vlivné návštěvníky bohatě pohostí.</text:p>
      <text:p text:style-name="P70">Oběd u zemana Baltuse</text:p>
      <text:list xml:id="list3641878036" text:style-name="L58">
        <text:list-item>
          <text:p text:style-name="P838"><text:span text:style-name="T1406">Z</text:span><text:span text:style-name="T1397">e </text:span><text:span text:style-name="T1407">S</text:span><text:span text:style-name="T1397">umpu už dlouho nedorazily čerstvé ryby (jídelníček stojí za bačkoru).</text:span></text:p>
        </text:list-item>
        <text:list-item>
          <text:p text:style-name="P839"><text:span text:style-name="T1406">Nešli jste náhodou </text:span><text:span text:style-name="T1407">kolem domu</text:span><text:span text:style-name="T1406"> </text:span><text:span text:style-name="T1408">velmože</text:span><text:span text:style-name="T1406"> </text:span><text:span text:style-name="T1408">V</text:span><text:span text:style-name="T1406">alena? </text:span><text:span text:style-name="T1407">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805">r</text:span>denská tvrz<text:bookmark-end text:name="__RefHeading___Toc22752_41530725"/></text:h>
      <text:p text:style-name="P65"><text:span text:style-name="T2174">Říká se, že p</text:span>oslední <text:span text:style-name="T2173">pán</text:span> zešílel, zapečetil bránu a snědl veškeré služebnictvo. Od té doby je tvrz považována za prokletou a nikdo se k ní neodváží. <text:span text:style-name="T2174">Ve skutečnosti je to ale zástěrka, kterou šíří nekromant Uriel, který tvrz ovládl.</text:span></text:p>
      <text:h text:style-name="Heading_20_5" text:outline-level="5"><text:bookmark text:name="docs-internal-guid-5af89721-7fff-88a4-6719-c1e88472043e"/><text:span text:style-name="T2180">Nekromant </text:span>Uriel</text:h>
      <text:p text:style-name="P387">Sotva třicet let, bledý, černá róba a sandále</text:p>
      <text:p text:style-name="P226"><text:span text:style-name="T2">F</text:span><text:span text:style-name="T3">yzička </text:span><text:span text:style-name="T1326">4</text:span><text:span text:style-name="T3">, Finesa </text:span><text:span text:style-name="T1326">3</text:span><text:span text:style-name="T3">, Duše </text:span><text:span text:style-name="T126">5</text:span><text:span text:style-name="T3">, </text:span><text:span text:style-name="T89">Ž</text:span><text:span text:style-name="T34">ivot</text:span><text:span text:style-name="T89">y </text:span><text:span text:style-name="T1326">10</text:span></text:p>
      <text:list xml:id="list718641796" text:style-name="L59">
        <text:list-item>
          <text:p text:style-name="P664"><text:span text:style-name="T395">Kouzla: </text:span>Dlouhá ruka <text:span text:style-name="T350">*Aruk jad*</text:span>, Dým <text:span text:style-name="T350">*Ašan*</text:span>, Beranidlo <text:span text:style-name="T350">*Zelokvah*</text:span>, Oko <text:span text:style-name="T350">*Ajin*</text:span>, Protoplazma <text:span text:style-name="T350">*Makor </text:span><text:span text:style-name="T189">refeš</text:span><text:span text:style-name="T350">*</text:span>, Sugesce <text:span text:style-name="T350">*</text:span><text:span text:style-name="T189">Hašáh</text:span><text:span text:style-name="T350">*</text:span>, <text:span text:style-name="T225">Neviditelná zbroj </text:span><text:span text:style-name="T193">*Ij ryjut </text:span><text:span text:style-name="T190">širion</text:span><text:span text:style-name="T193">*</text:span><text:span text:style-name="T225">, Třpytivá zář </text:span><text:span text:style-name="T193">*Misanver lehavah*</text:span><text:span text:style-name="T225">, Zapomeň </text:span><text:span text:style-name="T193">*Šakhah*</text:span><text:span text:style-name="T225">, Tlampač </text:span><text:span text:style-name="T193">*Ramkol*</text:span><text:span text:style-name="T225">, Paralýza </text:span><text:span text:style-name="T193">*</text:span><text:span text:style-name="T189">Šituk</text:span><text:span text:style-name="T193">*</text:span><text:span text:style-name="T225">, Lazebník </text:span><text:span text:style-name="T193">*Sapar*</text:span><text:span text:style-name="T225">, Návrat </text:span><text:span text:style-name="T193">*</text:span><text:span text:style-name="T189">Hašavah</text:span><text:span text:style-name="T193">*</text:span><text:span text:style-name="T225">, Ledová dýka </text:span><text:span text:style-name="T193">*Kerach pygion*</text:span><text:span text:style-name="T225">, Ledová past </text:span><text:span text:style-name="T193">*Kerach peh*</text:span><text:span text:style-name="T225">, Duševní úder </text:span><text:span text:style-name="T193">*Nefeš nagaf*</text:span><text:span text:style-name="T225">, Mrak smrti </text:span><text:span text:style-name="T193">*</text:span><text:span text:style-name="T189">Mavet anan</text:span><text:span text:style-name="T193">*</text:span><text:span text:style-name="T225">, Mraziv</text:span><text:span text:style-name="T141">á bouře </text:span><text:span text:style-name="T189">*Karah sufah*</text:span><text:span text:style-name="T141">, Neviditelnost</text:span><text:span text:style-name="T226"> </text:span><text:span text:style-name="T190">*Ij ryjut*</text:span><text:span text:style-name="T226">, Hyperprostor </text:span><text:span text:style-name="T190">*Hávarah chalal*</text:span><text:span text:style-name="T226">, Hypnóza </text:span><text:span text:style-name="T190">*Hipnut*</text:span></text:p>
        </text:list-item>
      </text:list>
      <text:p text:style-name="P95"><text:span text:style-name="T191">Družina s ním p</text:span><text:span text:style-name="T190">ravděpodobně bude bojovat několikrát – </text:span><text:span text:style-name="T1514">okolnosti</text:span><text:span text:style-name="T192"> jsou v popisu místností</text:span><text:span text:style-name="T190">.</text:span></text:p>
      <text:p text:style-name="P184">Pevnost zvenku</text:p>
      <text:p text:style-name="Standalone_20_Property"><text:span text:style-name="T2202">🔊 </text:span><text:span text:style-name="T1758">Skrz bránu je slyšet tiché skřípání zubů – ani po delší době nepřestává.</text:span></text:p>
      <text:p text:style-name="Standalone_20_Property"><text:span text:style-name="T482">♨ </text:span><text:span text:style-name="T483">Z tvrze je cítit slabý mrtvolný zápach.</text:span></text:p>
      <text:p text:style-name="P244"><text:soft-page-break/><text:span text:style-name="T2194">Hradba </text:span><text:span text:style-name="T1620">je</text:span><text:span text:style-name="T2194"> vysoká </text:span><text:span text:style-name="T2199">jen kolem tří metrů</text:span><text:span text:style-name="T2194">, ale je dobře udržovaná. </text:span><text:span text:style-name="T584">Brána</text:span><text:span text:style-name="T2195"> je </text:span><text:span text:style-name="T1617">ze severu, padací mříž je zvednutá. </text:span><text:span text:style-name="T1619">V severozápadním rohu je strážní věž.</text:span><text:span text:style-name="T1617"> </text:span><text:span text:style-name="T1618">V jižní části jsou hospodářské budovy, z některých stoupá kouř.</text:span><text:span text:style-name="T2194"> Na hradbách </text:span><text:span text:style-name="T2197">ani na věži</text:span><text:span text:style-name="T2194"> nikdo není.<text:line-break/><text:tab/></text:span>Z <text:span text:style-name="T2193">jižní strany je pevnost částečně zapuštěná do skály – jsou v ní <text:s/>vidět </text:span><text:span text:style-name="T2198">úzké</text:span><text:span text:style-name="T2193"> průzory.</text:span></text:p>
      <text:p text:style-name="P247"><text:span text:style-name="Emphasis"><text:span text:style-name="T656">▸ </text:span></text:span><text:span text:style-name="T2215">V </text:span><text:span text:style-name="T585">bráně</text:span><text:span text:style-name="T2215"> je </text:span><text:span text:style-name="T2216">kromě</text:span><text:span text:style-name="T2215"> mříž</text:span><text:span text:style-name="T2216">e ještě</text:span><text:span text:style-name="T2215"> </text:span><text:span text:style-name="T1623">spouštěcí</text:span><text:span text:style-name="T2215"> dřevěná brána – také zvednutá.</text:span></text:p>
      <text:p text:style-name="P246"><text:span text:style-name="T2201">👣 Před bránou jsou vyjeté koleje od vozů.</text:span><text:span text:style-name="T2200"> </text:span><text:span text:style-name="T2211">Pěší stopy už dávno smyl déšť, dlouho tudy nikdo nešel.<text:line-break/><text:tab/></text:span><text:span text:style-name="T2200">•• </text:span><text:span text:style-name="T2210">Stopy od vozů </text:span><text:span text:style-name="T2200">jsou staré, </text:span><text:span text:style-name="T1622">několik týdnů</text:span><text:span text:style-name="T2200"> tudy žádný neprojel.</text:span></text:p>
      <text:p text:style-name="P183">1</text:p>
      <text:p text:style-name="Standalone_20_Property"><text:span text:style-name="T408">Z ochozu nad branou visí v řetězech tři lebky</text:span> &gt; Skřípají zuby a kdykoli někdo vkročí na nádvoří, chrastivě se smějí.</text:p>
      <text:p text:style-name="Standalone_20_Property"><text:span text:style-name="T408">Nádvoří s rozrytými zbytky dlažby</text:span> &gt; Poseté kostmi, hadry a kusy zničeného či zrezlého vybavení.</text:p>
      <text:p text:style-name="P245"><text:span text:style-name="T2201"><text:tab/>👣 </text:span><text:span text:style-name="T1621">S</text:span><text:span text:style-name="T2212">topy kostlivců<text:line-break/><text:tab/><text:tab/>•• jsou několik dní staré</text:span></text:p>
      <text:p text:style-name="Standalone_20_Property"><text:span text:style-name="T408">Dřevěná stáj</text:span> &gt; Ztrouchnivělá. Uvnitř stojí nehybný kost<text:span text:style-name="T1631">liv</text:span>ý kůň, který ožije a zaútočí jedině v sebeobraně.</text:p>
      <text:list xml:id="list3875677354" text:style-name="L60">
        <text:list-header>
          <text:p text:style-name="P641">Kostlivý kůň</text:p>
        </text:list-header>
      </text:list>
      <text:list xml:id="list1206823387" text:style-name="L61">
        <text:list-header>
          <text:p text:style-name="P547"><text:span text:style-name="T2">F</text:span><text:span text:style-name="T3">yzička </text:span><text:span text:style-name="T105">4</text:span><text:span text:style-name="T3">, Finesa </text:span><text:span text:style-name="T105">1</text:span><text:span text:style-name="T3">, Duše -</text:span><text:span text:style-name="T1361">, </text:span><text:span text:style-name="T1362">Ž</text:span><text:span text:style-name="T1363">ivot</text:span><text:span text:style-name="T1362">y </text:span><text:span text:style-name="T1364">13</text:span></text:p>
          <text:p text:style-name="P475"><text:span text:style-name="T1352">Zbroj:</text:span><text:span text:style-name="T1367"> </text:span><text:span text:style-name="T1371">proti </text:span><text:span text:style-name="Zranění_20_bodem"><text:span text:style-name="T108">bodu</text:span></text:span><text:span text:style-name="T1371"> a⁠ </text:span><text:span text:style-name="Zranění_20_mrazem"><text:span text:style-name="T108">mrazu</text:span></text:span><text:span text:style-name="T1371"> 3</text:span></text:p>
          <text:p text:style-name="P476"><text:span text:style-name="T1352">Rychlost:</text:span><text:span text:style-name="T1367"> </text:span><text:span text:style-name="T1368">jako </text:span><text:span text:style-name="T1369">kůň</text:span></text:p>
          <text:p text:style-name="P476"><text:span text:style-name="T1351">Smysly:</text:span><text:span text:style-name="T1365"> </text:span><text:span text:style-name="T1366">magický zrak a⁠ sluch</text:span></text:p>
          <text:p text:style-name="P547"><text:soft-page-break/><text:span text:style-name="T974">⚔ </text:span><text:span text:style-name="T1350">Z</text:span><text:span text:style-name="T1349">uby</text:span><text:span text:style-name="T1350">:</text:span><text:span text:style-name="T1358"> </text:span><text:span text:style-name="T1359">4</text:span><text:span text:style-name="T1358"> + k6, zranění </text:span><text:span text:style-name="T1360">0</text:span></text:p>
          <text:p text:style-name="P547"><text:span text:style-name="T974">⚔ </text:span><text:span text:style-name="T1349">Kopyta</text:span><text:span text:style-name="T1350">:</text:span><text:span text:style-name="T1358"> </text:span><text:span text:style-name="T1359">4</text:span><text:span text:style-name="T1358"> + k6, zranění </text:span><text:span text:style-name="T1360">1</text:span></text:p>
        </text:list-header>
      </text:list>
      <text:p text:style-name="Standalone_20_Property"><text:span text:style-name="T408">Kamenná studna</text:span> &gt; Dřevěné vědro na dlouhém laně. Pouze díra do 13. ve sklepení, kde je skutečná studna umístěná – <text:span text:style-name="T2213">je funk</text:span><text:span text:style-name="T2214">č</text:span><text:span text:style-name="T2213">ní, dá se z ní vytáhnout pitná voda</text:span>.</text:p>
      <text:p text:style-name="P228"><text:tab/>⬤<text:span text:style-name="T464"> </text:span><text:span text:style-name="T485">Dole je tma.</text:span></text:p>
      <text:p text:style-name="Standalone_20_Property"><text:span text:style-name="T408">Na bok převrácený vůz</text:span> &gt; Jeden prázdný sud, chybí přední kola.</text:p>
      <text:p text:style-name="Standalone_20_Property"><text:span text:style-name="T408">Hradní ochozy</text:span> &gt; <text:span text:style-name="T1628">6</text:span> ležící<text:span text:style-name="T2219">ch</text:span> kostlivc<text:span text:style-name="T2219">ů</text:span> s luky. Přístupné z žebříků u věže a po stranách stáje.</text:p>
      <text:list xml:id="list2531585845" text:style-name="L62">
        <text:list-header>
          <text:p text:style-name="P842"><text:span text:style-name="T2">K</text:span><text:span text:style-name="T1">ostlivec s lukem</text:span></text:p>
          <text:p text:style-name="P846"><text:span text:style-name="T2">F</text:span><text:span text:style-name="T3">yzička </text:span><text:span text:style-name="T96">1</text:span><text:span text:style-name="T3">, Finesa </text:span><text:span text:style-name="T5">3</text:span><text:span text:style-name="T3">, Duše </text:span><text:span text:style-name="T96">2</text:span><text:span text:style-name="T1361">, </text:span><text:span text:style-name="T1362">Ž</text:span><text:span text:style-name="T1363">ivot</text:span><text:span text:style-name="T1362">y </text:span><text:span text:style-name="T1370">5</text:span></text:p>
          <text:p text:style-name="P477"><text:span text:style-name="T1352">Zbroj:</text:span><text:span text:style-name="T1367"> </text:span><text:span text:style-name="T1371">proti </text:span><text:span text:style-name="Zranění_20_bodem"><text:span text:style-name="T108">bodu</text:span></text:span><text:span text:style-name="T1371"> a⁠ </text:span><text:span text:style-name="Zranění_20_mrazem"><text:span text:style-name="T108">mrazu</text:span></text:span><text:span text:style-name="T1371"> 3</text:span></text:p>
          <text:p text:style-name="P477"><text:span text:style-name="T1352">Rychlost:</text:span><text:span text:style-name="T1367"> </text:span><text:span text:style-name="T1368">jako člověk</text:span></text:p>
          <text:p text:style-name="P477"><text:span text:style-name="T1351">Smysly:</text:span><text:span text:style-name="T1365"> </text:span><text:span text:style-name="T1366">magický zrak a⁠ sluch</text:span></text:p>
          <text:p text:style-name="P477"><text:span text:style-name="T1354">Detekovatelnost</text:span><text:span text:style-name="T1355">:</text:span><text:span text:style-name="T1372"> </text:span><text:span text:style-name="T1373">není</text:span><text:span text:style-name="T1372"> vidět pomocí </text:span><text:span text:style-name="Schopnost"><text:span text:style-name="T1374">infravidění</text:span></text:span><text:span text:style-name="T1372">.</text:span></text:p>
          <text:p text:style-name="P557"><text:span text:style-name="T979">⚔ </text:span><text:span text:style-name="T1382">Pařáty</text:span><text:span text:style-name="T114">:</text:span><text:span text:style-name="T118"> </text:span><text:span text:style-name="T119">3 + k6, zranění </text:span><text:span text:style-name="T1394">0</text:span></text:p>
          <text:p text:style-name="P548"><text:span text:style-name="T974">⚔ </text:span><text:span text:style-name="T1356">Krátký luk</text:span><text:span text:style-name="T10">:</text:span><text:span text:style-name="T34"> </text:span><text:span text:style-name="T106">3 + k6, zranění </text:span><text:span text:style-name="T107">2, střední dostřel</text:span></text:p>
        </text:list-header>
      </text:list>
      <text:p text:style-name="Standalone_20_Property"><text:span text:style-name="T408">Věž</text:span> &gt; Ohořelý kostlivec, <text:span text:style-name="T2181">prohýbá se pod váhou </text:span><text:span text:style-name="T2182">dvojručního</text:span><text:span text:style-name="T2181"> meče</text:span>. Páka a naviják k ovládání mříž<text:span text:style-name="T2196">e v bráně</text:span>. <text:span text:style-name="T2176">Meč patřil krollovi Pogovi (bojovnice Raegan </text:span><text:span text:style-name="T2177">z hospody </text:span><text:span text:style-name="T315">U rezavého meče</text:span><text:span text:style-name="T2176"> ho pozn</text:span><text:span text:style-name="T2177">á</text:span><text:span text:style-name="T2176">).</text:span></text:p>
      <text:list xml:id="list130003094823233" text:continue-numbering="true" text:style-name="L62">
        <text:list-header>
          <text:p text:style-name="P843"><text:span text:style-name="T2">K</text:span><text:span text:style-name="T1">ostlivec s </text:span><text:span text:style-name="T109">mečem</text:span></text:p>
          <text:p text:style-name="P847"><text:span text:style-name="T2">F</text:span><text:span text:style-name="T3">yzička </text:span><text:span text:style-name="T96">1</text:span><text:span text:style-name="T3">, Finesa </text:span><text:span text:style-name="T5">3</text:span><text:span text:style-name="T3">, Duše </text:span><text:span text:style-name="T96">2</text:span><text:span text:style-name="T1361">, </text:span><text:span text:style-name="T1362">Ž</text:span><text:span text:style-name="T1363">ivot</text:span><text:span text:style-name="T1362">y </text:span><text:span text:style-name="T1370">5</text:span></text:p>
          <text:p text:style-name="P478"><text:span text:style-name="T1352">Zbroj:</text:span><text:span text:style-name="T1367"> </text:span><text:span text:style-name="T1371">proti </text:span><text:span text:style-name="Zranění_20_bodem"><text:span text:style-name="T108">bodu</text:span></text:span><text:span text:style-name="T1371"> a⁠ </text:span><text:span text:style-name="Zranění_20_mrazem"><text:span text:style-name="T108">mrazu</text:span></text:span><text:span text:style-name="T1371"> 3</text:span></text:p>
          <text:p text:style-name="P478"><text:soft-page-break/><text:span text:style-name="T1352">Rychlost:</text:span><text:span text:style-name="T1367"> </text:span><text:span text:style-name="T1368">jako člověk</text:span></text:p>
          <text:p text:style-name="P478"><text:span text:style-name="T1351">Smysly:</text:span><text:span text:style-name="T1365"> </text:span><text:span text:style-name="T1366">magický zrak a⁠ sluch</text:span></text:p>
          <text:p text:style-name="P483"><text:span text:style-name="T1376">Detekovatelnost</text:span><text:span text:style-name="T1377">:</text:span><text:span text:style-name="T1372"> </text:span><text:span text:style-name="T1373">není</text:span><text:span text:style-name="T1372"> vidět pomocí </text:span><text:span text:style-name="Schopnost"><text:span text:style-name="T1374">infravidění</text:span></text:span><text:span text:style-name="T1372">.</text:span></text:p>
          <text:p text:style-name="P552"><text:span text:style-name="T977">⚔</text:span><text:span text:style-name="T975"> </text:span><text:span text:style-name="T976">Dvojruční m</text:span><text:span text:style-name="T1375">eč</text:span><text:span text:style-name="T34">:</text:span><text:span text:style-name="T26"> </text:span><text:span text:style-name="T28">1</text:span><text:span text:style-name="T27"> + k6, zranění </text:span><text:span text:style-name="T29">3</text:span></text:p>
        </text:list-header>
      </text:list>
      <text:p text:style-name="P385"><text:span text:style-name="T1713">Mrtvoly</text:span><text:span text:style-name="T408"> zavěšen</text:span><text:span text:style-name="T450">é</text:span><text:span text:style-name="T408"> na kůlech</text:span> &gt; Na vrcholcích kůlů jsou vozová kola, ze kterých visí mrtvoly Reaganiných (viz Drby) spolubojovníků. Nejsou uvázáni pevně, a pokud se k nim někdo přiblíží, zapadne sekundární brána z trámových mříží a <text:span text:style-name="T1629">jak oni, tak</text:span> kostlivci <text:span text:style-name="T2247">na hradbách</text:span> ožijí a zaútočí (<text:span text:style-name="T2183">j</text:span>edna příčka je rozsekaná a dovoluje hubeným a neobrněným postavám uniknout).</text:p>
      <text:list xml:id="list2580354534" text:style-name="L63">
        <text:list-header>
          <text:p text:style-name="P852"><text:span text:style-name="T2201">♨ </text:span><text:span text:style-name="T2217">Silný mrtvolný zápach. </text:span><text:span text:style-name="T2218">Mrtvoly jsou v pokročilém stádiu rozkladu, nejspíš tu visí několik týdnů.</text:span></text:p>
        </text:list-header>
      </text:list>
      <text:p text:style-name="P385"><text:tab/>Někdo jim sebral zbraně i veškeré další vybavení.</text:p>
      <text:list xml:id="list4183384429" text:style-name="L64">
        <text:list-item>
          <text:p text:style-name="P858">Kroll Pog - <text:span text:style-name="T2179">z</text:span><text:span text:style-name="T2178">prohýbaná těžká zbroj na krolla</text:span></text:p>
          <text:list>
            <text:list-header>
              <text:p text:style-name="P853">Fyzička <text:span text:style-name="Brawn_20__28_Attributes_29_"><text:span text:style-name="T2229">4</text:span></text:span>, Finesa <text:span text:style-name="Finesse_20__28_Attributes_29_"><text:span text:style-name="T2239">1</text:span></text:span>, Duše <text:span text:style-name="Spirit_20__28_Attributes_29_">-</text:span>, Životy 1<text:span text:style-name="T1624">4</text:span></text:p>
              <text:p text:style-name="P853">Zbroj: <text:span text:style-name="T1624">2</text:span></text:p>
              <text:p text:style-name="P854"><text:span text:style-name="Unicode_20_Character"><text:span text:style-name="T980">⚔</text:span></text:span><text:span text:style-name="Unicode_20_Character"> </text:span><text:span text:style-name="T1625">Pařáty</text:span>: <text:span text:style-name="Brawn_20__28_Attributes_29_"><text:span text:style-name="T2230">4</text:span></text:span> + k6, zranění <text:span text:style-name="T1633">0</text:span></text:p>
            </text:list-header>
          </text:list>
        </text:list-item>
        <text:list-item>
          <text:p text:style-name="P853">Elf Sírdan - <text:span text:style-name="T2179">r</text:span><text:span text:style-name="T2178">oztrhaná kouzelnická róba</text:span></text:p>
          <text:list>
            <text:list-header>
              <text:p text:style-name="P855">Fyzička <text:span text:style-name="Brawn_20__28_Attributes_29_"><text:span text:style-name="T2231">3</text:span></text:span>, Finesa <text:span text:style-name="Finesse_20__28_Attributes_29_"><text:span text:style-name="T2239">1</text:span></text:span>, Duše <text:span text:style-name="Spirit_20__28_Attributes_29_">-</text:span>, Životy <text:span text:style-name="T1626">13</text:span></text:p>
              <text:p text:style-name="P855"><text:span text:style-name="Unicode_20_Character"><text:span text:style-name="T980">⚔</text:span></text:span><text:span text:style-name="Unicode_20_Character"> </text:span><text:span text:style-name="T1625">Pařáty</text:span>: <text:span text:style-name="Brawn_20__28_Attributes_29_"><text:span text:style-name="T2231">3</text:span></text:span> + k6, zranění <text:span text:style-name="T1633">0</text:span></text:p>
            </text:list-header>
          </text:list>
        </text:list-item>
        <text:list-item>
          <text:p text:style-name="P856"><text:span text:style-name="T2175">Hobit</text:span><text:span text:style-name="T1610">ka</text:span><text:span text:style-name="T2175"> Ručka - </text:span><text:span text:style-name="T2179">m</text:span><text:span text:style-name="T2178">ěšťanské šaty</text:span></text:p>
          <text:list>
            <text:list-header>
              <text:p text:style-name="P855">Fyzička <text:span text:style-name="Brawn_20__28_Attributes_29_"><text:span text:style-name="T2233">2</text:span></text:span>, Finesa <text:span text:style-name="Finesse_20__28_Attributes_29_"><text:span text:style-name="T2240">2</text:span></text:span>, Duše <text:span text:style-name="Spirit_20__28_Attributes_29_">-</text:span>, Životy <text:span text:style-name="T1626">1</text:span><text:span text:style-name="T1627">2</text:span></text:p>
              <text:p text:style-name="P855"><text:span text:style-name="Unicode_20_Character"><text:span text:style-name="T980">⚔</text:span></text:span><text:span text:style-name="Unicode_20_Character"> </text:span><text:span text:style-name="T1625">Pařáty</text:span>: <text:span text:style-name="Brawn_20__28_Attributes_29_"><text:span text:style-name="T2232">2</text:span></text:span> + k6, zranění <text:span text:style-name="T1633">0</text:span></text:p>
            </text:list-header>
            <text:list-item>
              <text:p text:style-name="P859"><text:soft-page-break/>V <text:span text:style-name="T2246">šatech</text:span> má skryté 2 vrhací dýky</text:p>
            </text:list-item>
            <text:list-item>
              <text:p text:style-name="P860">V opasku má zašitých 5 zl</text:p>
            </text:list-item>
          </text:list>
        </text:list-item>
      </text:list>
      <text:p text:style-name="P183">2</text:p>
      <text:p text:style-name="P377">Chlív s hliněnou podlahou</text:p>
      <text:p text:style-name="P230">⬤<text:span text:style-name="T464"> </text:span><text:span text:style-name="T489">V místnosti se nesvítí, ale pokud je den a jsou otevřené dveře na nádvoří, je vidět dobře.</text:span></text:p>
      <text:p text:style-name="P242"><text:span text:style-name="T486">👣 </text:span><text:span text:style-name="T489">Staré stopy kostlivců</text:span></text:p>
      <text:p text:style-name="P377">Džbán s <text:span text:style-name="T2251">povadlým</text:span> rudým tulipánem</text:p>
      <text:p text:style-name="P183">3</text:p>
      <text:p text:style-name="P229">⬤<text:span text:style-name="T464"> </text:span><text:span text:style-name="T489">V místnosti se nesvítí.</text:span></text:p>
      <text:p text:style-name="P377">Zašlá bílá omítka, valená klenba, dřevěná podlaha</text:p>
      <text:p text:style-name="Standalone_20_Property"><text:span text:style-name="T408">Nápis na stěně “Tohle není konec! Však ona mě bude milovat!”</text:span> &gt; Zdá se být naškrában<text:span text:style-name="T2053">ý</text:span> dýkou.</text:p>
      <text:p text:style-name="P249"><text:span text:style-name="T449">👣</text:span><text:span text:style-name="T486"> </text:span><text:span text:style-name="T488">Z</text:span><text:span text:style-name="T487"> prachu na podlaze </text:span><text:span text:style-name="T1722">lze vyčíst:</text:span></text:p>
      <text:list xml:id="list3201562005" text:style-name="L65">
        <text:list-item>
          <text:p text:style-name="P862"><text:span text:style-name="T1724">S</text:span><text:span text:style-name="T1721">krz tuto místnost chodí kostlivci (do všech třech východů).</text:span></text:p>
        </text:list-item>
        <text:list-item>
          <text:p text:style-name="P861"><text:span text:style-name="T1724">T</text:span><text:span text:style-name="T1722">en, kdo nápis vyryl, měl sandály </text:span><text:span text:style-name="T1723">lidské velikosti</text:span><text:span text:style-name="T487">.</text:span></text:p>
        </text:list-item>
        <text:list-item>
          <text:p text:style-name="P861"><text:span text:style-name="T499">Ten, kdo zanechal stopy od sandálů, nedávno </text:span><text:span text:style-name="T1725">šel</text:span><text:span text:style-name="T499"> skrz tuto místnost od dveří do 5 ke vstupu do a zpět.</text:span></text:p>
        </text:list-item>
      </text:list>
      <text:p text:style-name="P183">4</text:p>
      <text:p text:style-name="P231"><text:span text:style-name="T490">⬤ </text:span><text:span text:style-name="T489">V místnosti se nesvítí.</text:span></text:p>
      <text:p text:style-name="Standalone_20_Property"><text:span text:style-name="T408">Rozlámaný nábytek</text:span> &gt; Komody, židle, lavice.</text:p>
      <text:p text:style-name="Standalone_20_Property"><text:soft-page-break/><text:span text:style-name="T408">Hromada harampádí</text:span> &gt; Prosté šaty, vidle, lopaty, krumpáč, několik motyk, kolovrat, <text:span text:style-name="T2177">zlomená kouzelnická </text:span><text:span text:style-name="T2176">hůl, </text:span><text:span text:style-name="T2220">3 různě velké torny (jedna pro krolla, jedna pro elfa, jedna pro hobita, </text:span><text:span text:style-name="T2221">v</text:span><text:span text:style-name="T2220"> každé je standardní cestovní výbava</text:span><text:span text:style-name="T2221">)</text:span><text:span text:style-name="T2220">.</text:span></text:p>
      <text:p text:style-name="P250"><text:span text:style-name="T449">👣</text:span><text:span text:style-name="T486"> </text:span><text:span text:style-name="T498">Staré stopy kostlivců.</text:span></text:p>
      <text:h text:style-name="Heading_20_4" text:outline-level="4">5 <text:span text:style-name="T2252">Kuchyně</text:span></text:h>
      <text:p text:style-name="P232"><text:span text:style-name="T491">Ve dne </text:span><text:span text:style-name="T486">💡 </text:span><text:span text:style-name="T492">(štěrbiny ve skále)</text:span><text:span text:style-name="T486">, </text:span><text:span text:style-name="T491">v noci </text:span><text:span text:style-name="T490">⬤</text:span></text:p>
      <text:p text:style-name="Standalone_20_Property"><text:span text:style-name="T408">Beznohý kostlivec</text:span> &gt; Posunuje se po stolech a děravou konví zalévá květiny.</text:p>
      <text:list xml:id="list130003900975012" text:continue-list="list130003094823233" text:style-name="L62">
        <text:list-header>
          <text:p text:style-name="P844"><text:span text:style-name="T123">Beznohý k</text:span><text:span text:style-name="T1">ostlivec</text:span></text:p>
          <text:p text:style-name="P848"><text:span text:style-name="T2">F</text:span><text:span text:style-name="T3">yzička </text:span><text:span text:style-name="T96">1</text:span><text:span text:style-name="T3">, Finesa </text:span><text:span text:style-name="T5">3</text:span><text:span text:style-name="T3">, Duše </text:span><text:span text:style-name="T96">2</text:span><text:span text:style-name="T1361">, </text:span><text:span text:style-name="T1362">Ž</text:span><text:span text:style-name="T1363">ivot</text:span><text:span text:style-name="T1362">y </text:span><text:span text:style-name="T1370">5</text:span></text:p>
          <text:p text:style-name="P479"><text:span text:style-name="T1352">Zbroj:</text:span><text:span text:style-name="T1367"> </text:span><text:span text:style-name="T1371">proti </text:span><text:span text:style-name="Zranění_20_bodem"><text:span text:style-name="T108">bodu</text:span></text:span><text:span text:style-name="T1371"> a⁠ </text:span><text:span text:style-name="Zranění_20_mrazem"><text:span text:style-name="T108">mrazu</text:span></text:span><text:span text:style-name="T1371"> 3</text:span></text:p>
          <text:p text:style-name="P484"><text:span text:style-name="T1378">Rychlost:</text:span><text:span text:style-name="T1386"> </text:span><text:span text:style-name="T1387">jako </text:span><text:span text:style-name="T1388">chůze</text:span></text:p>
          <text:p text:style-name="P553"><text:span text:style-name="T980">⚔</text:span><text:span text:style-name="T978"> </text:span><text:span text:style-name="T1383">Pařáty</text:span><text:span text:style-name="T110">:</text:span><text:span text:style-name="T115"> </text:span><text:span text:style-name="T116">3</text:span><text:span text:style-name="T117"> + k6, zranění </text:span><text:span text:style-name="T1389">0 </text:span><text:span text:style-name="T1390">(bojuje s nevýhodou)</text:span></text:p>
        </text:list-header>
      </text:list>
      <text:p text:style-name="Standalone_20_Property"><text:span text:style-name="T408">Pod okny stoly s bylinami</text:span> &gt; Jedovaté, léčivé i jiné. <text:span text:style-name="T2054">Alchymista z nich může vytěžit 10 </text:span><text:span text:style-name="T1632">kapek kvintesence</text:span>.</text:p>
      <text:p text:style-name="Standalone_20_Property"><text:span text:style-name="T408">Zpoza dveří </text:span><text:span text:style-name="T444">do</text:span><text:span text:style-name="T408"> 6 se ozývá hlasitá recitace</text:span> &gt; <text:span text:style-name="T1611">Jde o konec rituálu pronášeného ve staré řeči. Pokud j</text:span><text:span text:style-name="T1612">i</text:span><text:span text:style-name="T1611"> nějaká z postav </text:span><text:span text:style-name="T1612">zná</text:span><text:span text:style-name="T1611">:</text:span></text:p>
      <text:list xml:id="list3736914032" text:style-name="L66">
        <text:list-header>
          <text:p text:style-name="P594">„...a já ti přikazuji: Toto tělo budeš obývat a moje přání a rozkazy budeš plnit, dokud tě ze služby nepropustím. Tak se staň!“</text:p>
        </text:list-header>
      </text:list>
      <text:p text:style-name="P183">6</text:p>
      <text:p text:style-name="P233"><text:span text:style-name="T486">💡 </text:span><text:span text:style-name="T493">Světlo </text:span><text:span text:style-name="T500">od</text:span><text:span text:style-name="T493"> modrého ohně.</text:span></text:p>
      <text:p text:style-name="P240"><text:soft-page-break/><text:span text:style-name="T493">♨ </text:span><text:span text:style-name="T494">Mrtvolný zápach.</text:span></text:p>
      <text:p text:style-name="P248"><text:span text:style-name="T608">🔊 </text:span><text:span text:style-name="T639">Nespokojené hluboké mručení</text:span><text:span text:style-name="T638">.</text:span></text:p>
      <text:p text:style-name="Standalone_20_Property"><text:span text:style-name="T408">V kruhu modrého ohně stojí urostlý orkský válečník</text:span> &gt; Dřevěnokostěná zbroj, masivní sekera, šíp skrz krk.</text:p>
      <text:list xml:id="list1056442948" text:style-name="L67">
        <text:list-header>
          <text:p text:style-name="P424">Fyzička <text:span text:style-name="Brawn_20__28_Attributes_29_">5</text:span>, Finesa <text:span text:style-name="Finesse_20__28_Attributes_29_">3</text:span>, Duše <text:span text:style-name="Spirit_20__28_Attributes_29_">2</text:span>, Životy 1<text:span text:style-name="T2225">5</text:span></text:p>
          <text:p text:style-name="P425">Zbroj: 1</text:p>
          <text:p text:style-name="P585"><text:span text:style-name="Unicode_20_Character"><text:span text:style-name="T980">⚔</text:span></text:span><text:span text:style-name="Unicode_20_Character"><text:span text:style-name="T2222"> </text:span></text:span><text:span text:style-name="T2222">Dvojruční </text:span><text:span text:style-name="T2223">sekera</text:span><text:span text:style-name="T2222">: </text:span><text:span text:style-name="Brawn_20__28_Attributes_29_"><text:span text:style-name="T2222">5</text:span></text:span><text:span text:style-name="T2222"> + k6, zranění 3</text:span></text:p>
        </text:list-header>
      </text:list>
      <text:p text:style-name="Standalone_20_Property"><text:span text:style-name="T408">Nekromant Uriel stojí za ním</text:span> &gt; Sotva třicet let, bledý, černá róba a sandále. <text:span text:style-name="T2226">V kapse má </text:span><text:span text:style-name="T318">velký k</text:span><text:span text:style-name="T272">líč </text:span><text:span text:style-name="T318">z černého železa</text:span>.</text:p>
      <text:p text:style-name="P250"><text:span text:style-name="T1583">👣</text:span><text:span text:style-name="T1576"> </text:span><text:span text:style-name="T1577">Stopy od sandálů<text:line-break/><text:tab/>•• Dotyčný chodil kolem kruhu modrého ohně, </text:span><text:span text:style-name="T1578">čas od času se zastavoval</text:span><text:span text:style-name="T1577">.</text:span></text:p>
      <text:p text:style-name="P183">7</text:p>
      <text:p text:style-name="P234"><text:span text:style-name="T490">⬤ </text:span><text:span text:style-name="T489">V místnosti se nesvítí.</text:span></text:p>
      <text:p text:style-name="Standalone_20_Property"><text:span text:style-name="T408">Na hromadu naskládané rakve</text:span> &gt; Různě drahé, různě velké, až na jednu prázdné. Ta je plná dětských koster, mezi kterými prolézají stopu dlouzí červi s paralyzujícím jedem.</text:p>
      <text:list xml:id="list829516439" text:style-name="L68">
        <text:list-header>
          <text:p text:style-name="P642">9 červů</text:p>
        </text:list-header>
      </text:list>
      <text:list xml:id="list130003332886715" text:continue-list="list1056442948" text:style-name="L67">
        <text:list-header>
          <text:p text:style-name="P863"><text:span text:style-name="T2184">Fyzička </text:span><text:span text:style-name="Brawn_20__28_Attributes_29_"><text:span text:style-name="T2227">1</text:span></text:span><text:span text:style-name="T2184">, Finesa </text:span><text:span text:style-name="Finesse_20__28_Attributes_29_"><text:span text:style-name="T2236">2</text:span></text:span><text:span text:style-name="T2184">, Duše </text:span><text:span text:style-name="Spirit_20__28_Attributes_29_"><text:span text:style-name="T2184">-</text:span></text:span><text:span text:style-name="T2184">, Životy </text:span><text:span text:style-name="T2224">4</text:span></text:p>
          <text:p text:style-name="P863"><text:span text:style-name="Unicode_20_Character"><text:span text:style-name="T2243">⚔</text:span></text:span><text:span text:style-name="Unicode_20_Character"><text:span text:style-name="T2242"> 2 + k6, zranění 0 + jed</text:span></text:span></text:p>
          <text:list>
            <text:list-header>
              <text:p text:style-name="P502"><text:span text:style-name="T1916">Jed</text:span><text:span text:style-name="T1294">: </text:span><text:span text:style-name="T1295">8</text:span><text:span text:style-name="T1226"> </text:span><text:span text:style-name="T1227">+ k6 </text:span><text:span text:style-name="T1228">proti Fyzičce</text:span></text:p>
              <text:p text:style-name="P502"><text:span text:style-name="T1106">L</text:span><text:span text:style-name="T1115">atence:</text:span><text:span text:style-name="T1229"> </text:span><text:span text:style-name="T1295">1</text:span><text:span text:style-name="T1229"> m</text:span><text:span text:style-name="T1230">inut</text:span><text:span text:style-name="T1295">a</text:span></text:p>
              <text:p text:style-name="P502"><text:soft-page-break/><text:span text:style-name="Success_20_Bullet">•</text:span><text:span text:style-name="Invisible_20_Success_20_Bullet"> </text:span>zpomalení</text:p>
              <text:p text:style-name="P502"><text:span text:style-name="Success_20_Bullet">• •</text:span><text:span text:style-name="Invisible_20_Success_20_Bullet"> </text:span>znehybnění končetiny</text:p>
              <text:p text:style-name="P502"><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503"><text:span text:style-name="T1137">Trvání</text:span><text:span text:style-name="T1115">:</text:span><text:span text:style-name="T1229"> </text:span><text:span text:style-name="T1296">několik minut</text:span></text:p>
            </text:list-header>
          </text:list>
        </text:list-header>
      </text:list>
      <text:p text:style-name="P251"><text:span text:style-name="T1158">👣</text:span><text:span text:style-name="T1151"> </text:span><text:span text:style-name="T1153">Staré s</text:span><text:span text:style-name="T1152">topy </text:span><text:span text:style-name="T1153">kostlivců</text:span></text:p>
      <text:p text:style-name="P183">8</text:p>
      <text:p text:style-name="P235"><text:span text:style-name="T490">⬤ </text:span><text:span text:style-name="T489">V místnosti se nesvítí.</text:span></text:p>
      <text:p text:style-name="Standalone_20_Property"><text:span text:style-name="T408">Šatní skříň</text:span> &gt; Prázdná</text:p>
      <text:p text:style-name="Standalone_20_Property"><text:span text:style-name="T451">Světle modrý k</text:span><text:span text:style-name="T408">oberec s propáleným středem</text:span> &gt; <text:span text:style-name="T1630">N</text:span>a stropě nad ním je černožlutá stopa po spáleném tuku. Pod kobercem je runový kruh, který spálí na kost kohokoli, kdo jím projde (k neutralizaci stačí porušit křídu)</text:p>
      <text:list xml:id="list3742702520" text:style-name="L69">
        <text:list-header>
          <text:p text:style-name="P864"><text:span text:style-name="T1144">Runový kruh</text:span><text:span text:style-name="T1396">:</text:span><text:span text:style-name="T59"> </text:span><text:span text:style-name="T1324">6</text:span><text:span text:style-name="T128"> + k6 proti F</text:span><text:span text:style-name="T1329">inese</text:span><text:span text:style-name="T1324">, zranění 8kz </text:span><text:span text:style-name="T1033">ohněm</text:span></text:p>
        </text:list-header>
      </text:list>
      <text:p text:style-name="Standalone_20_Property"><text:span text:style-name="T408">Za dveřmi schody do suterénu</text:span> &gt; Průvan a zápach horkého loje.</text:p>
      <text:p text:style-name="Standalone_20_Property"><text:span text:style-name="T1038">⚠</text:span> Pokud družina neprozkoumala 6, měl by je dohnat nemrtvý ork a nekromant.</text:p>
      <text:p text:style-name="P252"><text:span text:style-name="T1583">👣</text:span><text:span text:style-name="T1576"> </text:span><text:span text:style-name="T1577">Stopy od sandálů </text:span><text:span text:style-name="T1579">obchází díru uprostřed koberce<text:line-break/><text:tab/>•• Na koberci je krvavá stopa po ležícím těle, které pak někdo odtáhnul pryč.</text:span></text:p>
      <text:p text:style-name="P183">9</text:p>
      <text:p text:style-name="P236"><text:span text:style-name="T491">Ve dne </text:span><text:span text:style-name="T486">💡 </text:span><text:span text:style-name="T492">(štěrbin</text:span><text:span text:style-name="T495">a</text:span><text:span text:style-name="T492"> ve skále)</text:span><text:span text:style-name="T486">, </text:span><text:span text:style-name="T491">v noci </text:span><text:span text:style-name="T490">⬤</text:span></text:p>
      <text:p text:style-name="P241"><text:span text:style-name="T493">♨ </text:span><text:span text:style-name="T496">Slabá vůně koupele.</text:span></text:p>
      <text:p text:style-name="Standalone_20_Property"><text:span text:style-name="T408">V podlaze zapuštěná vana z keramických kachlí</text:span> &gt; Na dně je půl stopy studené narůžovělé vody</text:p>
      <text:p text:style-name="Standalone_20_Property"><text:soft-page-break/><text:span text:style-name="T408">Kovová kamna s hrncem vody</text:span> &gt; <text:span text:style-name="T2249">Jsou studená.</text:span> Vývod kouře je protažen puklinou ve skále, kterou je vidět ven z tvrz<text:span text:style-name="T2248">e</text:span>.</text:p>
      <text:p text:style-name="P253"><text:span text:style-name="T1583">👣</text:span><text:span text:style-name="T1576"> </text:span><text:span text:style-name="T1577">Stopy </text:span><text:span text:style-name="T1580">od kostlivců a</text:span><text:span text:style-name="T1577"> od sandálů<text:line-break/><text:tab/></text:span><text:span text:style-name="T1580">•• Osoba v sandálech se zde zula a koupala</text:span></text:p>
      <text:h text:style-name="Heading_20_4" text:outline-level="4">10</text:h>
      <text:p text:style-name="P238"><text:span text:style-name="T490">⬤ </text:span><text:span text:style-name="T489">V místnosti se nesvítí.</text:span></text:p>
      <text:p text:style-name="P263"><text:span text:style-name="T608">♨ </text:span><text:span text:style-name="T640">S</text:span><text:span text:style-name="T610">labá vůně sušeného masa a vyschlého dřeva.</text:span></text:p>
      <text:p text:style-name="Standalone_20_Property"><text:span text:style-name="T408">Regál se zásobami jídla</text:span> &gt; Převážně sušené hovězí a pohanková mouka.</text:p>
      <text:p text:style-name="P377">Stěna obložená až ke stropu dřevem na podpal</text:p>
      <text:p text:style-name="P254"><text:span text:style-name="T1583">👣</text:span><text:span text:style-name="T1576"> </text:span><text:span text:style-name="T1577">Stopy </text:span><text:span text:style-name="T1581">kostlivců, </text:span><text:span text:style-name="T1582">kteří sem chodí pro zásoby.</text:span></text:p>
      <text:p text:style-name="P183">11</text:p>
      <text:p text:style-name="P237"><text:span text:style-name="T490">⬤ </text:span><text:span text:style-name="T489">V místnosti se nesvítí.</text:span></text:p>
      <text:p text:style-name="P239"><text:span text:style-name="T493">🔊 </text:span><text:span text:style-name="T497">Tiché výhružné vrčení.</text:span></text:p>
      <text:p text:style-name="P255"><text:span text:style-name="T608">♨ </text:span><text:span text:style-name="T609">Psí pach.</text:span></text:p>
      <text:p text:style-name="Standalone_20_Property"><text:span text:style-name="T408">Jehlami pokrytý dobrman s koženou maskou</text:span> &gt; Je uvázán řetězem a přes masku nemůže ani kousat ani štěkat, přesto je agresivní. Pokud mu masku sundáte, uklidní se. Kdo mu vytrhá všechny jehly, k tomu přilne a bude ho následovat.</text:p>
      <text:list xml:id="list121931631" text:style-name="L70">
        <text:list-header>
          <text:p text:style-name="P866">Fyzička <text:span text:style-name="Brawn_20__28_Attributes_29_">3</text:span>, Finesa <text:span text:style-name="Finesse_20__28_Attributes_29_">2</text:span>, Duše <text:span text:style-name="Spirit_20__28_Attributes_29_">-</text:span>, Životy 8</text:p>
          <text:p text:style-name="P866"><text:span text:style-name="Unicode_20_Character"><text:span text:style-name="T2241">⚔ </text:span></text:span>Zuby nebo drápy: <text:span text:style-name="Brawn_20__28_Attributes_29_">3</text:span> + k6, zranění 1 <text:span text:style-name="T2250">(bojuje s nevýhodou kvůli masce)</text:span></text:p>
        </text:list-header>
      </text:list>
      <text:p text:style-name="P256"><text:soft-page-break/><text:span text:style-name="T982">👣</text:span><text:span text:style-name="T983"> </text:span><text:span text:style-name="T986">U dveří jsou s</text:span><text:span text:style-name="T984">topy </text:span><text:span text:style-name="T985">kostlivce, který sem chodí dobrmana krmit.</text:span></text:p>
      <text:p text:style-name="P183">12</text:p>
      <text:p text:style-name="P390"><text:span text:style-name="T408">Neohraněné ohniště, v kterém stojí baňatý kotel s vroucím tukem</text:span> &gt; Lze snadno převrhnout.</text:p>
      <text:p text:style-name="P389">Stolek se svícemi &gt; Smrdí a nejsou příliš kvalitní.</text:p>
      <text:p text:style-name="Standalone_20_Property"><text:span text:style-name="T408">Kostlivec ve špinavé zástěře, v ruce sekáček</text:span> &gt; Zpracovává kravský tuk v l<text:span text:style-name="T1633">ů</text:span>j a vyrábí svíce.</text:p>
      <text:list xml:id="list130004652198742" text:continue-list="list130003900975012" text:style-name="L62">
        <text:list-header>
          <text:p text:style-name="P840"><text:span text:style-name="T111">K</text:span><text:span text:style-name="T112">ostlivec s</text:span><text:span text:style-name="T113">e</text:span><text:span text:style-name="T112"> </text:span><text:span text:style-name="T1384">sekáčkem</text:span></text:p>
          <text:p text:style-name="P849"><text:span text:style-name="T2">F</text:span><text:span text:style-name="T3">yzička </text:span><text:span text:style-name="T96">1</text:span><text:span text:style-name="T3">, Finesa </text:span><text:span text:style-name="T5">3</text:span><text:span text:style-name="T3">, Duše </text:span><text:span text:style-name="T96">2</text:span><text:span text:style-name="T1361">, </text:span><text:span text:style-name="T1362">Ž</text:span><text:span text:style-name="T1363">ivot</text:span><text:span text:style-name="T1362">y </text:span><text:span text:style-name="T1370">5</text:span></text:p>
          <text:p text:style-name="P480"><text:span text:style-name="T1352">Zbroj:</text:span><text:span text:style-name="T1367"> </text:span><text:span text:style-name="T1371">proti </text:span><text:span text:style-name="Zranění_20_bodem"><text:span text:style-name="T108">bodu</text:span></text:span><text:span text:style-name="T1371"> a⁠ </text:span><text:span text:style-name="Zranění_20_mrazem"><text:span text:style-name="T108">mrazu</text:span></text:span><text:span text:style-name="T1371"> 3</text:span></text:p>
          <text:p text:style-name="P480"><text:span text:style-name="T1352">Rychlost:</text:span><text:span text:style-name="T1367"> </text:span><text:span text:style-name="T1368">jako člověk</text:span></text:p>
          <text:p text:style-name="P480"><text:span text:style-name="T1351">Smysly:</text:span><text:span text:style-name="T1365"> </text:span><text:span text:style-name="T1366">magický zrak a⁠ sluch</text:span></text:p>
          <text:p text:style-name="P480"><text:span text:style-name="T1354">Detekovatelnost</text:span><text:span text:style-name="T1355">:</text:span><text:span text:style-name="T1372"> </text:span><text:span text:style-name="T1373">není</text:span><text:span text:style-name="T1372"> vidět pomocí </text:span><text:span text:style-name="Schopnost"><text:span text:style-name="T1374">infravidění</text:span></text:span><text:span text:style-name="T1372">.</text:span></text:p>
          <text:p text:style-name="P554"><text:span text:style-name="T979">⚔ </text:span><text:span text:style-name="T1382">Pařáty</text:span><text:span text:style-name="T114">:</text:span><text:span text:style-name="T118"> </text:span><text:span text:style-name="T119">3 + k6, zranění </text:span><text:span text:style-name="T1393">0</text:span></text:p>
          <text:p text:style-name="P551"><text:span text:style-name="T974">⚔ </text:span><text:span text:style-name="T1357">Sekáček</text:span><text:span text:style-name="T10">:</text:span><text:span text:style-name="T34"> </text:span><text:span text:style-name="T129">3</text:span><text:span text:style-name="T106"> + k6, zranění </text:span><text:span text:style-name="T129">1</text:span></text:p>
        </text:list-header>
      </text:list>
      <text:p text:style-name="P37">Na zemi vedle sudů je nakreslený pentagram, v každém vrcholu má svíčku.</text:p>
      <text:p text:style-name="P422"><text:span text:style-name="T1753">Pokud</text:span><text:span text:style-name="T1551"> </text:span><text:span text:style-name="T1552">zde zrovna</text:span><text:span text:style-name="T1551"> </text:span><text:span text:style-name="T1552">Uriel provádí</text:span><text:span text:style-name="T1551"> rituál:</text:span><text:span text:style-name="T1635"> </text:span><text:span text:style-name="T1636">Uvnitř pentagramu stojí š</text:span><text:span text:style-name="T1635">t</text:span><text:span text:style-name="T1634">íhlý mladý muž s</text:span><text:span text:style-name="T2254"> </text:span><text:span text:style-name="T1634">bledou tváří v</text:span><text:span text:style-name="T2254"> čern</text:span><text:span text:style-name="T2253">é</text:span><text:span text:style-name="T2254"> rób</text:span><text:span text:style-name="T2253">ě</text:span><text:span text:style-name="T2254"> a sandále</text:span><text:span text:style-name="T2253">ch. </text:span><text:span text:style-name="T2255">V jedné ruce drží zkrvavenou dýku, ve druhé svitek, ze kterého předčítá ve staré řeči.</text:span></text:p>
      <text:list xml:id="list396624537" text:style-name="L71">
        <text:list-item>
          <text:p text:style-name="P867">U sebe má: <text:span text:style-name="T272">rituální dýku</text:span> (karta), svitek s rituálem <text:span text:style-name="T272">proměna v krvavého golema</text:span> (karta).</text:p>
        </text:list-item>
        <text:list-item>
          <text:p text:style-name="P868"><text:soft-page-break/>Pokud už Uriel rituál provedl a proměnil se v krvavého golema, svitek a dýka zde zůstaly ležet.</text:p>
        </text:list-item>
      </text:list>
      <text:p text:style-name="P388"><text:span text:style-name="T408">Dva </text:span><text:span text:style-name="T452">zkrvavené</text:span><text:span text:style-name="T408"> sudy</text:span></text:p>
      <text:list xml:id="list664740565" text:style-name="L72">
        <text:list-header>
          <text:p text:style-name="P558"><text:span text:style-name="T319">Před provedením rituálu:</text:span><text:span text:style-name="T2256"> </text:span>Plné kusů krav včetně vnitřností.</text:p>
          <text:p text:style-name="P869"><text:span text:style-name="T319">Po rituálu:</text:span><text:span text:style-name="T2256"> Převrácené, uvnitř je zaschlá krev a zbytky masa a vnitřností.</text:span></text:p>
        </text:list-header>
      </text:list>
      <text:p text:style-name="P257"><text:span text:style-name="T982">👣</text:span><text:span text:style-name="T983"> </text:span><text:span text:style-name="T987">Stopy kostlivého kuchaře, </text:span><text:span text:style-name="T988">stopy od sandálů</text:span><text:span text:style-name="T987">.</text:span></text:p>
      <text:p text:style-name="P183">13</text:p>
      <text:p text:style-name="P227">⬤<text:span text:style-name="T464"><text:tab/></text:span><text:span text:style-name="T484">Je zde tma</text:span></text:p>
      <text:p text:style-name="Standalone_20_Property"><text:span text:style-name="T408">Masivní dubové dveře</text:span> &gt; Zamčené Urielovým klíčem.</text:p>
      <text:p text:style-name="P377">Pod kruhovou dírou ve stropě je studnice</text:p>
      <text:p text:style-name="P36"><text:span text:style-name="T1138">👣</text:span><text:span text:style-name="T1151"> </text:span><text:span text:style-name="T1153">S</text:span><text:span text:style-name="T1152">topy </text:span><text:span text:style-name="T1153">kostlivců</text:span></text:p>
      <text:p text:style-name="P183">14</text:p>
      <text:p text:style-name="Standalone_20_Property"><text:span text:style-name="T408">Pokud jste Uriela zabili, tak tu teď stojí a řve na dva kostlivce, aby vás šli zastřelit</text:span> &gt; <text:span text:style-name="T1615">K</text:span>uše a kuchařské čepice.</text:p>
      <text:list xml:id="list130003792929508" text:continue-list="list130004652198742" text:style-name="L62">
        <text:list-header>
          <text:p text:style-name="P841"><text:span text:style-name="T111">K</text:span><text:span text:style-name="T112">ostlivec s </text:span><text:span text:style-name="T1385">kuší</text:span></text:p>
          <text:p text:style-name="P850"><text:span text:style-name="T2">F</text:span><text:span text:style-name="T3">yzička </text:span><text:span text:style-name="T96">1</text:span><text:span text:style-name="T3">, Finesa </text:span><text:span text:style-name="T5">3</text:span><text:span text:style-name="T3">, Duše </text:span><text:span text:style-name="T96">2</text:span><text:span text:style-name="T1361">, </text:span><text:span text:style-name="T1362">Ž</text:span><text:span text:style-name="T1363">ivot</text:span><text:span text:style-name="T1362">y </text:span><text:span text:style-name="T1370">5</text:span></text:p>
          <text:p text:style-name="P481"><text:span text:style-name="T1352">Zbroj:</text:span><text:span text:style-name="T1367"> </text:span><text:span text:style-name="T1371">proti </text:span><text:span text:style-name="Zranění_20_bodem"><text:span text:style-name="T108">bodu</text:span></text:span><text:span text:style-name="T1371"> a⁠ </text:span><text:span text:style-name="Zranění_20_mrazem"><text:span text:style-name="T108">mrazu</text:span></text:span><text:span text:style-name="T1371"> 3</text:span></text:p>
          <text:p text:style-name="P481"><text:span text:style-name="T1352">Rychlost:</text:span><text:span text:style-name="T1367"> </text:span><text:span text:style-name="T1368">jako člověk</text:span></text:p>
          <text:p text:style-name="P481"><text:span text:style-name="T1351">Smysly:</text:span><text:span text:style-name="T1365"> </text:span><text:span text:style-name="T1366">magický zrak a⁠ sluch</text:span></text:p>
          <text:p text:style-name="P481"><text:span text:style-name="T1354">Detekovatelnost</text:span><text:span text:style-name="T1355">:</text:span><text:span text:style-name="T1372"> </text:span><text:span text:style-name="T1373">není</text:span><text:span text:style-name="T1372"> vidět pomocí </text:span><text:span text:style-name="Schopnost"><text:span text:style-name="T1374">infravidění</text:span></text:span><text:span text:style-name="T1372">.</text:span></text:p>
          <text:p text:style-name="P549"><text:span text:style-name="T974">⚔ </text:span><text:span text:style-name="T1353">Pařáty</text:span><text:span text:style-name="T10">:</text:span><text:span text:style-name="T34"> </text:span><text:span text:style-name="T106">3 + k6, zranění </text:span><text:span text:style-name="T131">0</text:span></text:p>
          <text:p text:style-name="P555"><text:soft-page-break/><text:span text:style-name="T979">⚔ </text:span><text:span text:style-name="T1379">K</text:span><text:span text:style-name="T1380">uše</text:span><text:span text:style-name="T114">:</text:span><text:span text:style-name="T118"> </text:span><text:span text:style-name="T119">3 + k6, zranění </text:span><text:span text:style-name="T1391">3</text:span><text:span text:style-name="T121">, střední dostřel, </text:span><text:span text:style-name="T120">nabíjení 1 kolo</text:span></text:p>
        </text:list-header>
      </text:list>
      <text:p text:style-name="Standalone_20_Property"><text:span text:style-name="T408">Kovová kamna</text:span> &gt; Vlažná, nedochucená hovězí polévka.</text:p>
      <text:p text:style-name="Standalone_20_Property"><text:span text:style-name="T408">Hromádka kuchyňského vybavení v rohu</text:span> &gt; Pánev, hrnec, naběračka, cedník, shnilá cibule.</text:p>
      <text:p text:style-name="P258"><text:span text:style-name="T1158">👣</text:span><text:span text:style-name="T1151"> </text:span><text:span text:style-name="T1153">S</text:span><text:span text:style-name="T1152">topy </text:span><text:span text:style-name="T1153">kostlivců</text:span></text:p>
      <text:h text:style-name="Heading_20_4" text:outline-level="4">15</text:h>
      <text:p text:style-name="P393"><text:span text:style-name="T455">Nahá s</text:span><text:span text:style-name="T408">valnatá bruneta na seně, </text:span><text:span text:style-name="T453">okovem připoutaná k podlaze</text:span> &gt; <text:span text:style-name="T2260">Jmenuje se </text:span><text:span text:style-name="T502">Baia.</text:span> <text:span text:style-name="T2260">Je z</text:span>esláblá, <text:span text:style-name="T2261">má prořídlé vlasy,</text:span> <text:span text:style-name="T2260">na hrudi</text:span> <text:span text:style-name="T2257">světlé</text:span> s<text:span text:style-name="T1637">kvrny</text:span>, <text:span text:style-name="T2260">na končetinách</text:span> rud<text:span text:style-name="T2260">ou</text:span> alergick<text:span text:style-name="T2260">ou</text:span> reakc<text:span text:style-name="T2260">i </text:span><text:span text:style-name="T2261">a</text:span> pře<text:span text:style-name="T2185">s</text:span> nateklý jazyk nemůže mluvit. Uriel na ní testoval lektvary lásky. Poslední zabral, ale přes nateklý jazyk to nevyšlo dostatečně najevo.</text:p>
      <text:p text:style-name="P259"><text:span text:style-name="T1158">👣</text:span><text:span text:style-name="T1151"> </text:span><text:span text:style-name="T1153">S</text:span><text:span text:style-name="T1152">topy </text:span><text:span text:style-name="T1155">od</text:span><text:span text:style-name="T1152"> </text:span><text:span text:style-name="T1153">kostlivců </text:span><text:span text:style-name="T1154">a sandálů</text:span></text:p>
      <text:p text:style-name="P183">16</text:p>
      <text:p text:style-name="P391"><text:span text:style-name="T455">Nahá s</text:span><text:span text:style-name="T408">nědá</text:span><text:span text:style-name="T454"> dívka</text:span><text:span text:style-name="T408"> přivázaná ke stolu</text:span> &gt; <text:span text:style-name="T2262">Jmenuje se Mariana.</text:span> Nohy <text:span text:style-name="T2262">má </text:span>pořezané, záda pokrytá voskem, pozadí pruhované <text:span text:style-name="T2258">od bičování</text:span>, nateklý ret a kolíček na levé bradavce. <text:span text:style-name="T2263">Když dostane příležitost, pokusí se Uriela zabít.</text:span></text:p>
      <text:p text:style-name="Standalone_20_Property"><text:span text:style-name="T408">Stojany s lehčími mučícími nástroji</text:span> &gt; Důtky, kolíčky, provazy, jehly, roubík, řemeny, rákoska a pás cudnosti.</text:p>
      <text:p text:style-name="P260"><text:span text:style-name="T1158">👣</text:span><text:span text:style-name="T1151"> </text:span><text:span text:style-name="T1153">S</text:span><text:span text:style-name="T1152">topy </text:span><text:span text:style-name="T1155">od</text:span><text:span text:style-name="T1152"> </text:span><text:span text:style-name="T1154">sandálů</text:span></text:p>
      <text:p text:style-name="P183">17</text:p>
      <text:p text:style-name="P392"><text:soft-page-break/><text:span text:style-name="T408">Na kopci polštářů a dek spí drobná, vyhublá rusovláska. Oranžový lektvar má napojený přímo do žíly </text:span><text:span text:style-name="T501">(</text:span><text:span text:style-name="T464">funguje jako výživa i jako uspávadlo</text:span><text:span text:style-name="T501">)</text:span> &gt; <text:span text:style-name="T2259">Jmenuje se Tolka. </text:span>Pod poslštáři je schovaná lokalizační mince do páru s Katliinou (viz Setkání v Trosské pláni)</text:p>
      <text:p text:style-name="Standalone_20_Property"><text:span text:style-name="T408">Noční stolek se dvěma knihami</text:span> &gt; První je sbírka romantických básní. Druhá je Urielův deník; popisuje, jak mu <text:span text:style-name="T2043">Filom</text:span><text:span text:style-name="T232">éna Karská</text:span> zlomila srdce.</text:p>
      <text:p text:style-name="P261"><text:span text:style-name="T1158">👣</text:span><text:span text:style-name="T1151"> </text:span><text:span text:style-name="T1153">S</text:span><text:span text:style-name="T1152">topy </text:span><text:span text:style-name="T1155">od</text:span><text:span text:style-name="T1152"> </text:span><text:span text:style-name="T1154">sandálů</text:span></text:p>
      <text:p text:style-name="P183">18</text:p>
      <text:p text:style-name="Standalone_20_Property"><text:span text:style-name="T408">Pokované dveře</text:span> &gt; Zamčené Urielovým klíčem.</text:p>
      <text:p text:style-name="Standalone_20_Property"><text:span text:style-name="T148">Ustaraná b</text:span><text:span text:style-name="T147">aculatá</text:span><text:span text:style-name="T408"> blondýnka </text:span><text:span text:style-name="T455">v krajkových šatech</text:span> &gt; <text:span text:style-name="T2264">Jmenuje se Emma.</text:span> <text:span text:style-name="T2264">Je n</text:span>adšená svou šancí k úniku; ihned začn<text:span text:style-name="T2055">e</text:span> družinu přesvědčovat, že Uriel<text:span text:style-name="T2055">a</text:span> nelze zabít, ať ihned utíkají.</text:p>
      <text:p text:style-name="Standalone_20_Property"><text:span text:style-name="T408">Postel s nebesy</text:span> &gt; Růžové závoje a příliš měkká matrace.</text:p>
      <text:p text:style-name="Standalone_20_Property"><text:span text:style-name="T408">Růžové dekorace rozvěšené po stěnách</text:span> &gt; Závěsy, krajky, koberce, šaty.</text:p>
      <text:p text:style-name="Standalone_20_Property"><text:span text:style-name="T408">Truhlice</text:span> &gt; Panenky, šaty, hlavolamy, líčidla.</text:p>
      <text:p text:style-name="Standalone_20_Property"><text:span text:style-name="T408">Stolek se stříbrným podnosem a sladkostmi</text:span> &gt; Čokoláda, lízátka, mošt, štrůdl.</text:p>
      <text:p text:style-name="P261"><text:span text:style-name="T1158">👣</text:span><text:span text:style-name="T1151"> </text:span><text:span text:style-name="T1153">S</text:span><text:span text:style-name="T1152">topy </text:span><text:span text:style-name="T1156">dámských střevíců </text:span><text:span text:style-name="T1157">(Emminy)</text:span><text:span text:style-name="T1156">, stopy</text:span><text:span text:style-name="T1152"> </text:span><text:span text:style-name="T1155">od</text:span><text:span text:style-name="T1152"> </text:span><text:span text:style-name="T1154">sandálů</text:span></text:p>
      <text:p text:style-name="P183">19</text:p>
      <text:p text:style-name="P394"><text:span text:style-name="T408">Mrtvá dívka na dlouhém stole</text:span> &gt; Je na několika místech pečlivě sešitá a ovázaná. Má otevřený hrudník a srdce zalité v modré substanci <text:span text:style-name="T2266">(</text:span><text:span text:style-name="T2265">neobsahuje kvintesenci</text:span><text:span text:style-name="T2266">)</text:span>.</text:p>
      <text:p text:style-name="Standalone_20_Property"><text:soft-page-break/><text:span text:style-name="T408">Vysoký stůl s náčiním</text:span> &gt; Skalpely, obvazy, jehly, pila.</text:p>
      <text:p text:style-name="Standalone_20_Property"><text:span text:style-name="T408">Jedna stěna je dřevěná a pokrytá pergameny s nákresy lidské anatomie a nekromantských zaklínadel</text:span> &gt; Prkna zakrývají tajnou chodbu do 2<text:span text:style-name="T2056">2</text:span>.</text:p>
      <text:list xml:id="list2056152212" text:style-name="L73">
        <text:list-item>
          <text:p text:style-name="P870">Mezi nimi je svitek s kouzlem <text:span text:style-name="T272">mluv s mrtvým </text:span><text:span text:style-name="T396">(karta)</text:span></text:p>
        </text:list-item>
      </text:list>
      <text:p text:style-name="P262"><text:span text:style-name="T1158">👣</text:span><text:span text:style-name="T1151"> </text:span><text:span text:style-name="T1153">S</text:span><text:span text:style-name="T1152">topy </text:span><text:span text:style-name="T1155">od</text:span><text:span text:style-name="T1152"> </text:span><text:span text:style-name="T1154">sandálů</text:span></text:p>
      <text:h text:style-name="Heading_20_4" text:outline-level="4">20</text:h>
      <text:p text:style-name="Standalone_20_Property"><text:span text:style-name="T408">Magicky uzamčené dveře</text:span> &gt; Nemají zámek a s každým úspěšným i neúspěšným pokusem o vyražení vystřelí výboj energie. Čaroděj je může kouzlo rozplést tak, že porazí vypravěče v piškvorkách.</text:p>
      <text:list xml:id="list130005015542016" text:continue-list="list3742702520" text:style-name="L69">
        <text:list-header>
          <text:p text:style-name="P865"><text:span text:style-name="T1145">Výboj</text:span><text:span text:style-name="T1396">:</text:span><text:span text:style-name="T59"> </text:span><text:span text:style-name="T1325">7</text:span><text:span text:style-name="T128"> + k6 proti F</text:span><text:span text:style-name="T1324">yzičce, zranění </text:span><text:span text:style-name="T1325">3</text:span><text:span text:style-name="T1324">kz </text:span><text:span text:style-name="T1037">bleskem</text:span></text:p>
        </text:list-header>
      </text:list>
      <text:p text:style-name="P377">Potrhaný zelený koberec od dveří až ke schodům</text:p>
      <text:p text:style-name="Text_20_body"><text:span text:style-name="T408">Ve stěně po pravé straně je metr zdiva nahrazen jílem </text:span><text:span text:style-name="T554">&gt; </text:span><text:span text:style-name="T2046">V hlíně je schovaný kostlivec připraven bodnout nepřipraveného vetřelce do zad.</text:span></text:p>
      <text:list xml:id="list130003818580713" text:continue-list="list130003792929508" text:style-name="L62">
        <text:list-header>
          <text:p text:style-name="P845"><text:span text:style-name="T2">K</text:span><text:span text:style-name="T1">ostlivec s </text:span><text:span text:style-name="T130">dýkou</text:span></text:p>
          <text:p text:style-name="P851"><text:span text:style-name="T2">F</text:span><text:span text:style-name="T3">yzička </text:span><text:span text:style-name="T96">1</text:span><text:span text:style-name="T3">, Finesa </text:span><text:span text:style-name="T5">3</text:span><text:span text:style-name="T3">, Duše </text:span><text:span text:style-name="T96">2</text:span><text:span text:style-name="T1361">, </text:span><text:span text:style-name="T1362">Ž</text:span><text:span text:style-name="T1363">ivot</text:span><text:span text:style-name="T1362">y </text:span><text:span text:style-name="T1370">5</text:span></text:p>
          <text:p text:style-name="P482"><text:span text:style-name="T1352">Zbroj:</text:span><text:span text:style-name="T1367"> </text:span><text:span text:style-name="T1371">proti </text:span><text:span text:style-name="Zranění_20_bodem"><text:span text:style-name="T108">bodu</text:span></text:span><text:span text:style-name="T1371"> a⁠ </text:span><text:span text:style-name="Zranění_20_mrazem"><text:span text:style-name="T108">mrazu</text:span></text:span><text:span text:style-name="T1371"> 3</text:span></text:p>
          <text:p text:style-name="P482"><text:span text:style-name="T1352">Rychlost:</text:span><text:span text:style-name="T1367"> </text:span><text:span text:style-name="T1368">jako člověk</text:span></text:p>
          <text:p text:style-name="P482"><text:span text:style-name="T1351">Smysly:</text:span><text:span text:style-name="T1365"> </text:span><text:span text:style-name="T1366">magický zrak a⁠ sluch</text:span></text:p>
          <text:p text:style-name="P482"><text:span text:style-name="T1354">Detekovatelnost</text:span><text:span text:style-name="T1355">:</text:span><text:span text:style-name="T1372"> </text:span><text:span text:style-name="T1373">není</text:span><text:span text:style-name="T1372"> vidět pomocí </text:span><text:span text:style-name="Schopnost"><text:span text:style-name="T1374">infravidění</text:span></text:span><text:span text:style-name="T1372">.</text:span></text:p>
          <text:p text:style-name="P550"><text:span text:style-name="T974">⚔ </text:span><text:span text:style-name="T1353">Pařáty</text:span><text:span text:style-name="T10">:</text:span><text:span text:style-name="T34"> </text:span><text:span text:style-name="T106">3 + k6, zranění </text:span><text:span text:style-name="T132">0</text:span></text:p>
          <text:p text:style-name="P556"><text:soft-page-break/><text:span text:style-name="T979">⚔ </text:span><text:span text:style-name="T1381">Dýka</text:span><text:span text:style-name="T114">:</text:span><text:span text:style-name="T118"> </text:span><text:span text:style-name="T119">3 + k6, zranění </text:span><text:span text:style-name="T1392">1</text:span></text:p>
        </text:list-header>
      </text:list>
      <text:p text:style-name="P183">21</text:p>
      <text:p text:style-name="Standalone_20_Property"><text:span text:style-name="T408">Pokud jste Uriela zabili nahoře i v 16, tak tu stojí připraven vyjednávat</text:span> &gt; Nebojí se o svůj život, ale o svůj výzkum. Boj v laboratoři nechce. Vyzve postavy, ať si vezmou ženy a odejdou.</text:p>
      <text:list xml:id="list2373556381" text:style-name="L74">
        <text:list-header>
          <text:p text:style-name="P871">/<text:span text:style-name="T555">* To je fakt divn</text:span><text:span text:style-name="T236">ý, nemá jim co nabídnout. Spíš by měl sebrat poznámky a utéct. */</text:span></text:p>
        </text:list-header>
      </text:list>
      <text:p text:style-name="Standalone_20_Property"><text:span text:style-name="T408">Na stěně visí polovyschlý stařec </text:span><text:span text:style-name="T503">(</text:span><text:span text:style-name="T464">lord Ha</text:span><text:span text:style-name="T504">r</text:span><text:span text:style-name="T464">den</text:span><text:span text:style-name="T503">)</text:span><text:span text:style-name="T408"> popsaný drobnými runami</text:span> &gt; Z řezných ran na chodidlech pomalu odkapává modrá tekutina do připravené nádoby. Když ho pozorně vnímáte, téměř neslyšně opakuje “Zabij mne”.</text:p>
      <text:p text:style-name="P386"><text:span text:style-name="T408">Regál s knihami</text:span> &gt; Čestné místo má grimoár. Zbytek jsou svazky o anatomii a historii.</text:p>
      <text:list xml:id="list3892844125" text:style-name="L75">
        <text:list-item>
          <text:p text:style-name="P559"><text:span text:style-name="T2267">V grimoáru jsou založené svitky s k</text:span>ouzl<text:span text:style-name="T2267">y</text:span> <text:span text:style-name="T272">oživ </text:span><text:span text:style-name="T1550">kostlivce</text:span><text:span text:style-name="T350"> </text:span><text:span text:style-name="T397">(</text:span><text:span text:style-name="T1513">karta</text:span><text:span text:style-name="T397">) </text:span><text:span text:style-name="T398">a</text:span> <text:span text:style-name="T272">tvář hrůzy </text:span><text:span text:style-name="T397">(</text:span><text:span text:style-name="T1513">karta)</text:span></text:p>
        </text:list-item>
      </text:list>
      <text:p text:style-name="Standalone_20_Property"><text:span text:style-name="T408">Čistý stůl</text:span> &gt; Pod ním rozházené konopné papíry a střepy. Na jednom <text:span text:style-name="T2190">papírů</text:span> je návod k lektvaru lásky <text:span text:style-name="T2186">(je to alchymistický recept, výsledný lektvar má kartu </text:span><text:span text:style-name="T317">lektvar lásky</text:span><text:span text:style-name="T2186">)</text:span>.</text:p>
      <text:p text:style-name="Standalone_20_Property"><text:span text:style-name="T408">Alchymistické vybavení</text:span> &gt; Kompletní destilační výbava, hmoždíř, kufříky na transport.</text:p>
      <text:p text:style-name="Standalone_20_Property"><text:span text:style-name="T408">Železem tvrzené dveře do 22</text:span> &gt; Zamčené Urielovým klíčem.</text:p>
      <text:p text:style-name="P262"><text:span text:style-name="T1158">👣</text:span><text:span text:style-name="T1151"> </text:span><text:span text:style-name="T1153">S</text:span><text:span text:style-name="T1152">topy </text:span><text:span text:style-name="T1155">od</text:span><text:span text:style-name="T1152"> </text:span><text:span text:style-name="T1154">sandálů</text:span></text:p>
      <text:p text:style-name="P183">22</text:p>
      <text:p text:style-name="Standalone_20_Property"><text:soft-page-break/><text:span text:style-name="T408">Modré zrcadlo</text:span> &gt; Skleněné, po povrchu neustále stéká vrstva modré tekutiny, ale nikdy neukápne na zem. Kdykoli Uriel zemře, vyleze jeho nová kopie ze zrcadla.</text:p>
      <text:p text:style-name="Standalone_20_Property"><text:span text:style-name="T408">Postel</text:span> &gt; Pohodlná matrace, kožešinová přikrývka.</text:p>
      <text:p text:style-name="Standalone_20_Property"><text:span text:style-name="T408">Dvě </text:span><text:span text:style-name="T443">s</text:span><text:span text:style-name="T408">kříně</text:span> &gt; V první jezdecké boty, náhradní oblečení. V druhé tajný vchod do 19.</text:p>
      <text:p text:style-name="Standalone_20_Property"><text:span text:style-name="T408">Truhlice</text:span> &gt; Koňské sedlo, 13 zl, 9 st, <text:span text:style-name="T2057">1</text:span>9 md, <text:span text:style-name="T272">lektvar nenápadnosti</text:span> <text:span text:style-name="T2187">(karta)</text:span>, stříbrná korunka <text:span text:style-name="T2188">(8 zl)</text:span>, amulet s bronzovou koňskou hlavou (<text:span text:style-name="T2189">karta </text:span><text:span text:style-name="T316">bronzová koňská hlava</text:span><text:span text:style-name="T2189">, </text:span>ovládá neúnavného nemrtvého koně ve stáji)</text:p>
      <text:p text:style-name="P262"><text:span text:style-name="T1158">👣</text:span><text:span text:style-name="T1151"> </text:span><text:span text:style-name="T1153">S</text:span><text:span text:style-name="T1152">topy </text:span><text:span text:style-name="T1155">od</text:span><text:span text:style-name="T1152"> </text:span><text:span text:style-name="T1154">sandálů</text:span></text:p>
      <text:h text:style-name="Heading_20_2" text:outline-level="2"><text:bookmark-start text:name="__RefHeading___Toc22754_41530725"/>Hostinec <text:span text:style-name="T1844">Na r</text:span>ozcestí<text:bookmark-end text:name="__RefHeading___Toc22754_41530725"/></text:h>
      <text:p text:style-name="P111"><text:span text:style-name="T1871">Dlouhá j</text:span>ednopatrová budova s velkou nálevnou, <text:span text:style-name="T1847">která pojme několik desítek hostů,</text:span> <text:span text:style-name="T1847">a přilehlou stájí. Spí se ve společné noclehárně nebo přímo v nálevně, pouze zámožní hosté si mohou dovolit pokoj.</text:span></text:p>
      <text:list xml:id="list293924846" text:style-name="L76">
        <text:list-item>
          <text:p text:style-name="P872"><text:span text:style-name="T1872">Šance </text:span><text:span text:style-name="T413">2 ze 6:</text:span><text:span text:style-name="T1848"> </text:span>Skupina zoufalých propuštěných důlníků drží jako rukojmí barda, <text:span text:style-name="T1845">aristokrata </text:span><text:span text:style-name="T2425">(Lirdus z Trossu)</text:span> a hostinského se ženou. Dvojice Trosských jezdců vyjednává.</text:p>
        </text:list-item>
        <text:list-item>
          <text:p text:style-name="P873">Chudá postarší žena Katlin tvrdí, že dokáže svou ztracenou dceru Tolku najít pomocí milenecké mince (magický pár mincí, které se vždy přitahují), ale nikdo jí nevěří. Odhodlává se <text:span text:style-name="T2094">za ní</text:span> vyrazit sama. Mince ji povede k Ha<text:span text:style-name="T1839">r</text:span>denské tvrzi.</text:p>
        </text:list-item>
        <text:list-item>
          <text:p text:style-name="P875">Hostinský je obtloustlý kudůk jménem Pecen.</text:p>
          <text:list>
            <text:list-item>
              <text:p text:style-name="P874"><text:soft-page-break/>„<text:span text:style-name="T2191">Do Hardenský tvrze určitě nechoďte. </text:span><text:span text:style-name="T2174">Říká se, že p</text:span>oslední <text:span text:style-name="T2173">pán</text:span> zešílel, zapečetil bránu a snědl vešker<text:span text:style-name="T2191">ý</text:span> služebnictvo. <text:span text:style-name="T1616">Ta tvrz je prokletá, to vám povídám.“</text:span></text:p>
            </text:list-item>
          </text:list>
        </text:list-item>
      </text:list>
      <text:h text:style-name="P434" text:outline-level="2"><text:bookmark-start text:name="__RefHeading___Toc22756_41530725"/>Hrstan<text:bookmark-end text:name="__RefHeading___Toc22756_41530725"/></text:h>
      <text:p text:style-name="P8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65">Ruina tvrze <text:span text:style-name="T1638">V</text:span>oro<text:span text:style-name="T2268">k</text:span>ových rytířů. Časem okousané hradby, polámané sochy a příjemný nostalgický nádech. Pokud tu táboří veselá společnost, zjeví se duch starého <text:span text:style-name="T1846">paladina</text:span> Hathora, který rád povyměňuje příběhy. Ví toho o Trossu a jeho okolí hodně.</text:p>
      <text:list xml:id="list2350228181" text:style-name="L77">
        <text:list-item>
          <text:p text:style-name="P876"><text:span text:style-name="T2326">Vysoko v horách je do skalní stěny vytesaná hrobka </text:span>trpasli<text:span text:style-name="T2326">cký</text:span>ch bratří Dragina a Blarina Baragora, jenž se proslavili jako lovci démonů. <text:span text:style-name="T2327">Sám jsem byl u toho, když ji trpaslíci pečetili. </text:span><text:span text:style-name="T1649">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46"><text:span text:style-name="Emphasis"><text:span text:style-name="T350">Osamocený domov </text:span></text:span><text:span text:style-name="Emphasis"><text:span text:style-name="T354">velmože </text:span></text:span><text:span text:style-name="Emphasis"><text:span text:style-name="T361">Balia</text:span></text:span><text:span text:style-name="Emphasis"><text:span text:style-name="T354"> Valena a jeho rodiny. V</text:span></text:span><text:span text:style-name="Emphasis"><text:span text:style-name="T350">alen je blízký přítel </text:span></text:span><text:span text:style-name="Emphasis"><text:span text:style-name="T354">vládce</text:span></text:span><text:span text:style-name="Emphasis"><text:span text:style-name="T350"> Brakvila. Zatím nikdo netuší o tragédii, </text:span></text:span><text:span text:style-name="Emphasis"><text:span text:style-name="T351">která</text:span></text:span><text:span text:style-name="Emphasis"><text:span text:style-name="T350"> rodinu postihla.</text:span></text:span></text:p>
      <text:h text:style-name="P450" text:outline-level="5">Co se ve vile stalo?</text:h>
      <text:p text:style-name="P53"><text:span text:style-name="Emphasis"><text:span text:style-name="T358">Zhruba před čtrnácti dny v</text:span></text:span><text:span text:style-name="Emphasis"><text:span text:style-name="T356">elmož Valen ve městě od cizokrajného obchodníka </text:span></text:span><text:span text:style-name="Emphasis"><text:span text:style-name="T368">(který už odcestoval z Trossu)</text:span></text:span><text:span text:style-name="Emphasis"><text:span text:style-name="T356"> koupil kouzelný ubru</text:span></text:span><text:span text:style-name="Emphasis"><text:span text:style-name="T357">s</text:span></text:span><text:span text:style-name="Emphasis"><text:span text:style-name="T356"> a přivezl ho své choti darem. Večer z něj pak rodina pojedla. </text:span></text:span><text:span text:style-name="Emphasis"><text:span text:style-name="T359">Jeho choť, p</text:span></text:span><text:span text:style-name="Emphasis"><text:span text:style-name="T356">aní Myriam, se</text:span></text:span><text:span text:style-name="Emphasis"><text:span text:style-name="T359"> následně</text:span></text:span><text:span text:style-name="Emphasis"><text:span text:style-name="T356"> v noci probudila, </text:span></text:span><text:span text:style-name="Emphasis"><text:span text:style-name="T359">náměsíčně </text:span></text:span><text:span text:style-name="Emphasis"><text:span text:style-name="T356">pobrala </text:span></text:span><text:span text:style-name="Emphasis"><text:span text:style-name="T357">svá líčidla a svíčky a ve sklepě nakreslila rituální pentagram s provedla rituál, kterým přivolala </text:span></text:span><text:span text:style-name="Emphasis"><text:span text:style-name="T273">démona neživota</text:span></text:span><text:span text:style-name="Emphasis"><text:span text:style-name="T357"> </text:span></text:span><text:span text:style-name="Emphasis"><text:span text:style-name="T359">(nic z toho si nepamatuje)</text:span></text:span><text:span text:style-name="Emphasis"><text:span text:style-name="T357">. Ten ji následně posedl a donutil ji povraždit všechny obyvatele domu, počínaje velmožem Valenem </text:span></text:span><text:span text:style-name="Emphasis"><text:span text:style-name="T359">(všechny vraždy si paní Myriam pamatuje a žije v utkvělé představě, že to musela udělat, protože někdo byl posedlý démonem a nebyla jiná možnost, jak zjistit, kdo to je)</text:span></text:span><text:span text:style-name="Emphasis"><text:span text:style-name="T357">.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586">🔊<text:tab/></text:span></text:span><text:span text:style-name="Emphasis"><text:span text:style-name="T602">V háji je nepřirozené ticho. Od vily se ozývá krákání havranů.</text:span></text:span></text:p>
      <text:p text:style-name="P15"><text:span text:style-name="Emphasis"><text:span text:style-name="T598">💡</text:span></text:span><text:span text:style-name="Emphasis"><text:span text:style-name="T599"><text:tab/></text:span></text:span><text:span text:style-name="Emphasis"><text:span text:style-name="T604">Ve vile se nesvítí.</text:span></text:span></text:p>
      <text:p text:style-name="P46"><text:span text:style-name="Emphasis"><text:span text:style-name="T352">Řídký březový háj mezi Godovskými polnostmi a Trosskými pastvinami. Skrz stromy jsou vidět obrysy vily.</text:span></text:span></text:p>
      <text:p text:style-name="P12"><text:span text:style-name="Emphasis"><text:span text:style-name="T737">👣</text:span></text:span><text:span text:style-name="Emphasis"><text:span text:style-name="T659"> </text:span></text:span><text:span text:style-name="Emphasis"><text:span text:style-name="T748">Veškeré stopy zvířat jsou víc než týden staré.</text:span></text:span></text:p>
      <text:h text:style-name="Heading_20_3" text:outline-level="3"><text:soft-page-break/><text:span text:style-name="Emphasis">Vila</text:span></text:h>
      <text:p text:style-name="P51"><text:span text:style-name="Emphasis"><text:span text:style-name="T598">💡</text:span></text:span><text:span text:style-name="Emphasis"><text:span text:style-name="T597"><text:tab/></text:span></text:span><text:span text:style-name="Emphasis"><text:span text:style-name="T134">Ve dne do vily proniká světlo okny, v noci je uvnitř tma.</text:span></text:span></text:p>
      <text:p text:style-name="P15"><text:span text:style-name="Emphasis"><text:span text:style-name="T586">🔊<text:tab/></text:span></text:span><text:span text:style-name="Emphasis"><text:span text:style-name="T601">Krákání havranů, jinak ticho.</text:span></text:span></text:p>
      <text:p text:style-name="P46"><text:span text:style-name="Emphasis"><text:span text:style-name="T352">Venkovské šlechtické sídlo s velkými okny obklopené udržovanou zahradou. </text:span></text:span><text:span text:style-name="Emphasis"><text:span text:style-name="T360">Pod stromy je </text:span></text:span><text:span text:style-name="Emphasis"><text:span text:style-name="T406">malá dřevěná bouda</text:span></text:span><text:span text:style-name="Emphasis"><text:span text:style-name="T360">.</text:span></text:span><text:span text:style-name="Emphasis"><text:span text:style-name="T352"> </text:span></text:span><text:span text:style-name="Emphasis"><text:span text:style-name="T353">Nikde se nic nehýbe,</text:span></text:span><text:span text:style-name="Emphasis"><text:span text:style-name="T352"> </text:span></text:span><text:span text:style-name="Emphasis"><text:span text:style-name="T353">na střeše posedává hejno havranů. </text:span></text:span><text:span text:style-name="Emphasis"><text:span text:style-name="T362">Všechna </text:span></text:span><text:span text:style-name="Emphasis"><text:span text:style-name="T407">okna</text:span></text:span><text:span text:style-name="Emphasis"><text:span text:style-name="T362"> jsou zavřená, stejně tak i masivní dvoukřídlé </text:span></text:span><text:span text:style-name="Emphasis"><text:span text:style-name="T407">vstupní dveře</text:span></text:span><text:span text:style-name="Emphasis"><text:span text:style-name="T362">.</text:span></text:span></text:p>
      <text:p text:style-name="P54"><text:span text:style-name="Emphasis"><text:span text:style-name="T656">▸<text:tab/></text:span></text:span><text:span text:style-name="Emphasis"><text:span text:style-name="T663">V </text:span></text:span><text:span text:style-name="Emphasis"><text:span text:style-name="T755">malé dřevěné boudě</text:span></text:span><text:span text:style-name="Emphasis"><text:span text:style-name="T663"> je zahradnické náčiní – lopaty, motyky, hrábě.</text:span></text:span></text:p>
      <text:p text:style-name="P62"><text:span text:style-name="Emphasis"><text:span text:style-name="T656">▸<text:tab/></text:span></text:span><text:span text:style-name="Emphasis"><text:span text:style-name="T746">Vstupní dveře</text:span></text:span><text:span text:style-name="Emphasis"><text:span text:style-name="T669"> nejsou nijak zajištěné, jdou snadno otevřít.</text:span></text:span></text:p>
      <text:p text:style-name="Text_20_body"><text:span text:style-name="Emphasis"><text:span text:style-name="T2171">Okna a dveře</text:span></text:span></text:p>
      <text:p text:style-name="P61"><text:span text:style-name="Emphasis"><text:span text:style-name="T669">Okna jsou vyrobena z malých pospojovaných tabulek, není skrz ně vidět dovnitř. </text:span></text:span><text:span text:style-name="Emphasis"><text:span text:style-name="T672">Veškeré</text:span></text:span><text:span text:style-name="Emphasis"><text:span text:style-name="T670"> dveře uvnitř vily mají kliku</text:span></text:span><text:span text:style-name="Emphasis"><text:span text:style-name="T671"> </text:span></text:span><text:span text:style-name="Emphasis"><text:span text:style-name="T672">a</text:span></text:span><text:span text:style-name="Emphasis"><text:span text:style-name="T670"> nemají zámek.</text:span></text:span></text:p>
      <text:p text:style-name="P7">Duchové <text:span text:style-name="T1789">a zombie</text:span></text:p>
      <text:p text:style-name="P51"><text:span text:style-name="T1790">Ve vile jsou duchové a zombie původních obyvatel – na každou zombii připadá jeden duch.<text:line-break/><text:tab/></text:span>Se všemi zdejšími duchy <text:span text:style-name="T1784">jde</text:span> <text:span text:style-name="T1784">mluvit</text:span>. Při vyptávání si všichni vzpomenou na svého vraha – paní <text:s/><text:span text:style-name="T1786">Myriam, choť velmože Valena, pána této vily</text:span>. Mají různé malicherné problémy, <text:span text:style-name="T1790">které</text:span> je tu drží. Když jim <text:span text:style-name="T1790">s nimi</text:span> <text:span text:style-name="T1785">někdo pomůže</text:span>, dojdou klidu <text:span text:style-name="T1785">a</text:span> rozplynou <text:span text:style-name="T1785">se – pokud stále žije příslušná zombie, zhroutí se mrtvá na zem</text:span>.<text:line-break/><text:tab/><text:span text:style-name="T1790">Se zombiemi se mluvit nedá – jejich jedinou touhou je utišit svůj krutý hlad, takže se okamžitě vrhnou na všechno živé. Dokud o žádné kořisti neví, bloumají bezcílně po místnosti, případně ne</text:span><text:soft-page-break/><text:span text:style-name="T1790">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3">1 – Hala</text:p>
      <text:p text:style-name="P15"><text:span text:style-name="Emphasis"><text:span text:style-name="T586">♨<text:tab/></text:span></text:span><text:span text:style-name="Emphasis"><text:span text:style-name="T600">Zápach tlejícího masa.</text:span></text:span></text:p>
      <text:p text:style-name="P45">U stěn haly je <text:span text:style-name="T575">stojan se zbraněmi</text:span> a dvě sochy: muž s knírem v kyrysu a žena s dlouhými šaty. Mozaika na podlaze zobrazuje lovecké psy na honu.</text:p>
      <text:p text:style-name="P44"><text:span text:style-name="Emphasis"><text:span text:style-name="T736">⚔ </text:span></text:span>Obtloustlý kuchař s rozseklou hlavou ozbrojený sekáčkem <text:span text:style-name="T1798">(4 st)</text:span> ihned útočí. Případný hluk boje <text:span text:style-name="T1090">přivolá</text:span> zombie z obrazárny.</text:p>
      <text:p text:style-name="P332"><text:span text:style-name="T2">F</text:span><text:span text:style-name="T3">yzička </text:span><text:span text:style-name="T4">3</text:span><text:span text:style-name="T3">, Finesa </text:span><text:span text:style-name="T4">1</text:span><text:span text:style-name="T3">, Duše </text:span><text:span text:style-name="T5">-</text:span><text:span text:style-name="T1162">, </text:span><text:span text:style-name="T1163">Ž</text:span><text:span text:style-name="T1160">ivot</text:span><text:span text:style-name="T1163">y </text:span><text:span text:style-name="T1164">13</text:span></text:p>
      <text:p text:style-name="P346"><text:span text:style-name="T1095">Rychlost:</text:span><text:span text:style-name="T1165"> </text:span><text:span text:style-name="T1166">jako </text:span><text:span text:style-name="T1167">chůze</text:span></text:p>
      <text:p text:style-name="P346"><text:span text:style-name="T1096">Smysly:</text:span><text:span text:style-name="T1168"> </text:span><text:span text:style-name="T1169">magický zrak a sluch</text:span></text:p>
      <text:p text:style-name="P346"><text:span text:style-name="T1097">Detekovatelnost</text:span><text:span text:style-name="T1098">:</text:span><text:span text:style-name="T1170"> </text:span><text:span text:style-name="T1171">není</text:span><text:span text:style-name="T1170"> vidět pomocí infravidění</text:span></text:p>
      <text:p text:style-name="P333"><text:span text:style-name="T819">⚔ </text:span><text:span text:style-name="T1093">Pařáty</text:span><text:span text:style-name="T1094">:</text:span><text:span text:style-name="T1160"> </text:span><text:span text:style-name="T1161">3 + k6, zranění </text:span><text:span text:style-name="T1172">0</text:span></text:p>
      <text:p text:style-name="P333"><text:span text:style-name="T819">⚔ </text:span><text:span text:style-name="T1099">Sekáček</text:span><text:span text:style-name="T1094">:</text:span><text:span text:style-name="T1160"> </text:span><text:span text:style-name="T1161">3 + k6, zranění 1</text:span></text:p>
      <text:p text:style-name="P11"><text:span text:style-name="Emphasis"><text:span text:style-name="T735">👣</text:span></text:span><text:span text:style-name="Emphasis"><text:span text:style-name="T655"> </text:span></text:span><text:span text:style-name="Emphasis"><text:span text:style-name="T664">Zaschlé krvavé stopy</text:span></text:span><text:span text:style-name="Emphasis"><text:span text:style-name="T658"> od velkých bot (od zombie kuchaře). </text:span></text:span><text:span text:style-name="Emphasis"><text:span text:style-name="T664">P</text:span></text:span><text:span text:style-name="Emphasis"><text:span text:style-name="T658">řišly sem od dveří do kuchyně (4) a jsou rozprostřené po celé hale, jako kdyby tady dotyčný bloumal v kruzích.</text:span></text:span></text:p>
      <text:p text:style-name="P44"><text:span text:style-name="Emphasis"><text:span text:style-name="T656">▸<text:tab/></text:span></text:span><text:span text:style-name="T348">Stojan se zbraněmi</text:span><text:span text:style-name="T272">:</text:span> <text:span text:style-name="T1090">š</text:span>tít <text:span text:style-name="T1799">(5 st)</text:span>, tři kopí <text:span text:style-name="T1799">(po 5 st)</text:span>, kuše <text:span text:style-name="T1799">(2,5 zl)</text:span>, sek<text:span text:style-name="T1799">e</text:span>ra <text:span text:style-name="T1799">(5 st)</text:span></text:p>
      <text:p text:style-name="P183">2 – Dílna</text:p>
      <text:p text:style-name="P55"><text:soft-page-break/>V dílně je <text:span text:style-name="T575">ponk</text:span> a několik <text:span text:style-name="T575">sudů</text:span>, <text:span text:style-name="T575">beden</text:span> a <text:span text:style-name="T575">pytlů</text:span>. <text:span text:style-name="Emphasis"><text:span text:style-name="T660">Na jedné z beden je hadrová panenka s cylindrem </text:span></text:span><text:span text:style-name="Emphasis"><text:span text:style-name="T673">(2 st)</text:span></text:span><text:span text:style-name="Emphasis"><text:span text:style-name="T660">. </text:span></text:span><text:span text:style-name="Emphasis"><text:span text:style-name="T667">Na klice dveří do pokoje pro služebnictvo (3) je přivázaný provaz. Zhruba po metru je přetržený</text:span></text:span><text:span text:style-name="Emphasis"><text:span text:style-name="T673"> (</text:span></text:span><text:span text:style-name="Emphasis"><text:span text:style-name="T674">od kliky </text:span></text:span><text:span text:style-name="Emphasis"><text:span text:style-name="T673">dosáhne akorát na horní hranu dveří)</text:span></text:span><text:span text:style-name="Emphasis"><text:span text:style-name="T667">.</text:span></text:span></text:p>
      <text:p text:style-name="P47"><text:span text:style-name="Emphasis"><text:span text:style-name="T656">▸<text:tab/></text:span></text:span><text:span text:style-name="Emphasis"><text:span text:style-name="T660">Na </text:span></text:span><text:span text:style-name="Emphasis"><text:span text:style-name="T753">ponku</text:span></text:span><text:span text:style-name="Emphasis"><text:span text:style-name="T660"> je s</text:span></text:span>věrák <text:span text:style-name="T1800">(1 zl)</text:span>, pilník <text:span text:style-name="T1800">(1 st)</text:span>, hřebíky <text:span text:style-name="T1800">(1 st)</text:span>, kladivo <text:span text:style-name="T1800">(5 st)</text:span> <text:span text:style-name="T1787">a</text:span> pila <text:span text:style-name="T1800">(5 st)</text:span>.</text:p>
      <text:p text:style-name="P47"><text:span text:style-name="Emphasis"><text:span text:style-name="T656">▸<text:tab/></text:span></text:span><text:span text:style-name="Emphasis"><text:span text:style-name="T660">V </text:span></text:span><text:span text:style-name="Emphasis"><text:span text:style-name="T753">sudech</text:span></text:span><text:span text:style-name="Emphasis"><text:span text:style-name="T660"> je olej </text:span></text:span><text:span text:style-name="Emphasis"><text:span text:style-name="T675">(1 zl)</text:span></text:span><text:span text:style-name="Emphasis"><text:span text:style-name="T660"> a pivo </text:span></text:span><text:span text:style-name="Emphasis"><text:span text:style-name="T675">(2 zl)</text:span></text:span><text:span text:style-name="Emphasis"><text:span text:style-name="T660">.</text:span></text:span></text:p>
      <text:p text:style-name="P47"><text:span text:style-name="Emphasis"><text:span text:style-name="T656">▸<text:tab/></text:span></text:span><text:span text:style-name="Emphasis"><text:span text:style-name="T660">V </text:span></text:span><text:span text:style-name="Emphasis"><text:span text:style-name="T753">pytlích</text:span></text:span><text:span text:style-name="Emphasis"><text:span text:style-name="T660"> je mouka </text:span></text:span><text:span text:style-name="Emphasis"><text:span text:style-name="T675">(5 st)</text:span></text:span><text:span text:style-name="Emphasis"><text:span text:style-name="T660">.</text:span></text:span></text:p>
      <text:p text:style-name="P47"><text:span text:style-name="Emphasis"><text:span text:style-name="T656">▸<text:tab/></text:span></text:span><text:span text:style-name="Emphasis"><text:span text:style-name="T660">V </text:span></text:span><text:span text:style-name="Emphasis"><text:span text:style-name="T753">bednách</text:span></text:span><text:span text:style-name="Emphasis"><text:span text:style-name="T660"> je zásoba svic – většina lojových (2 zl), část kvalitních voskových (5 zl).</text:span></text:span></text:p>
      <text:p text:style-name="P183">3 – Pokoj služebnictva</text:p>
      <text:p text:style-name="P48">Ve skromně zařízeném pokoji jsou dvě <text:span text:style-name="T575">skříňky</text:span> a dvě <text:span text:style-name="T575">postele</text:span> se slaměnými matracemi.</text:p>
      <text:p text:style-name="P50"><text:span text:style-name="T1028">👤</text:span><text:span text:style-name="T1788"> V místnosti je duch chlapce s se stopou po provazu kolem krku. Pláče, že zemřel dřív než si stihl sáhnout na ženskou.</text:span></text:p>
      <text:p text:style-name="P48"><text:span text:style-name="Emphasis"><text:span text:style-name="T656">▸<text:tab/></text:span></text:span><text:span text:style-name="Emphasis"><text:span text:style-name="T655">Ve </text:span></text:span><text:span text:style-name="Emphasis"><text:span text:style-name="T752">skříňkách</text:span></text:span><text:span text:style-name="Emphasis"><text:span text:style-name="T655"> jsou osobní věci zrzka a kuchaře, prosté oblečení, 2 stříbrňáky a 30 měďáků.</text:span></text:span></text:p>
      <text:p text:style-name="P49"><text:span text:style-name="Emphasis"><text:span text:style-name="T656">▸<text:tab/></text:span></text:span><text:span text:style-name="Emphasis"><text:span text:style-name="T661">Pod polštářem na jedné z </text:span></text:span><text:span text:style-name="Emphasis"><text:span text:style-name="T754">postelí</text:span></text:span><text:span text:style-name="Emphasis"><text:span text:style-name="T661"> je hambatý obrázek.</text:span></text:span></text:p>
      <text:p text:style-name="P183">4 – Kuchyně</text:p>
      <text:p text:style-name="P56">Na podlaze je kaluž zaschlé krve.</text:p>
      <text:p text:style-name="P43"><text:span text:style-name="T408">Kamna</text:span> &gt; Keramická pec s přilehlou dřevěnou pracovní deskou zacákanou od krve.</text:p>
      <text:p text:style-name="P29">Velký a malý lavór</text:p>
      <text:p text:style-name="P43"><text:soft-page-break/><text:span text:style-name="T408">Regál</text:span> &gt; Zavařeniny, salámy, med, koření.</text:p>
      <text:p text:style-name="P43"><text:span text:style-name="T408">Skříně</text:span> &gt; Čajový set <text:span text:style-name="T1800">(5 zl)</text:span>, hrnce <text:span text:style-name="T1800">(2 zl)</text:span>, pánev <text:span text:style-name="T1800">(1 zl)</text:span>, cínové nádobí <text:span text:style-name="T1800">(4 zl)</text:span>.</text:p>
      <text:p text:style-name="P64"><text:span text:style-name="T1028">👤</text:span><text:span text:style-name="T411"> </text:span><text:span text:style-name="T408">Duch kuchaře</text:span> &gt; Se sekáčkem v hlavě zmateně hledá svůj sekáček.</text:p>
      <text:p text:style-name="P57"><text:span text:style-name="Emphasis"><text:span text:style-name="T737">👣</text:span></text:span><text:span text:style-name="Emphasis"><text:span text:style-name="T659"> </text:span></text:span><text:span text:style-name="Emphasis"><text:span text:style-name="T665">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586">♨<text:tab/></text:span></text:span><text:span text:style-name="Emphasis"><text:span text:style-name="T600">Zápach </text:span></text:span><text:span text:style-name="Emphasis"><text:span text:style-name="T603">shnilé hostiny</text:span></text:span><text:span text:style-name="Emphasis"><text:span text:style-name="T600">.</text:span></text:span></text:p>
      <text:p text:style-name="P16"><text:span text:style-name="Emphasis"><text:span text:style-name="T586">🔊<text:tab/></text:span></text:span><text:span text:style-name="Emphasis"><text:span text:style-name="T603">Bzučení much.</text:span></text:span></text:p>
      <text:p text:style-name="P43"><text:span text:style-name="T408">Krb</text:span> &gt; Velký, kamenný, s roštem ke grilování.</text:p>
      <text:p text:style-name="P63"><text:span text:style-name="T408">Dlouhý jídelní stůl</text:span> &gt; 8 židlí a vyšívaný lesklý ubrus s hustými třásněmi pokrytý bohatou hostinou nyní již shnilého masa a ovoce <text:span text:style-name="T1800">(karta </text:span><text:span text:style-name="T274">kouzelný ubrus</text:span><text:span text:style-name="T363"> – 20 zl, pokud </text:span><text:span text:style-name="T364">ale</text:span><text:span text:style-name="T363"> obchodník zjistí, že je prokletý, </text:span><text:span text:style-name="T364">tak jen 5 zl</text:span><text:span text:style-name="T1800">)</text:span>. <text:span text:style-name="T1791">Nad ubrusem krouží hejno much.</text:span></text:p>
      <text:list xml:id="list830530448" text:style-name="L78">
        <text:list-item>
          <text:p text:style-name="P877">Při pronesení hesla <text:span text:style-name="T345">"Ubr</text:span><text:span text:style-name="T346">ah prostrah</text:span><text:span text:style-name="T345">"</text:span> se na něm zhmotní vydatná hostina. Kdokoli z ní pojí bude následující noc náměsíčně provádět rituál ke spojení s démony.</text:p>
        </text:list-item>
      </text:list>
      <text:p text:style-name="P13"><text:span text:style-name="Emphasis"><text:span text:style-name="T735">👣</text:span></text:span><text:span text:style-name="Emphasis"><text:span text:style-name="T655"> </text:span></text:span><text:span text:style-name="Emphasis"><text:span text:style-name="T666">Zaschlé krvavé s</text:span></text:span><text:span text:style-name="Emphasis"><text:span text:style-name="T665">topy od m</text:span></text:span><text:span text:style-name="Emphasis"><text:span text:style-name="T666">alých</text:span></text:span><text:span text:style-name="Emphasis"><text:span text:style-name="T665"> bot (od paní Myriam) </text:span></text:span><text:span text:style-name="Emphasis"><text:span text:style-name="T666">přišly dveřmi z jídelny</text:span></text:span><text:span text:style-name="Emphasis"><text:span text:style-name="T665"> (</text:span></text:span><text:span text:style-name="Emphasis"><text:span text:style-name="T666">5</text:span></text:span><text:span text:style-name="Emphasis"><text:span text:style-name="T665">) </text:span></text:span><text:span text:style-name="Emphasis"><text:span text:style-name="T666">a vedou ke dveřím do obrazárny (6)</text:span></text:span><text:span text:style-name="Emphasis"><text:span text:style-name="T665">. </text:span></text:span><text:span text:style-name="Emphasis"><text:span text:style-name="T666">Po cestě se postupně vytrácejí, jak se z krev z bot otírala.</text:span></text:span></text:p>
      <text:p text:style-name="P183">6 – Obrazárna</text:p>
      <text:p text:style-name="P16"><text:span text:style-name="Emphasis"><text:span text:style-name="T586">♨<text:tab/></text:span></text:span><text:span text:style-name="Emphasis"><text:span text:style-name="T600">Zápach tlejícího masa.</text:span></text:span></text:p>
      <text:p text:style-name="P29"><text:soft-page-break/>Schodiště do patra</text:p>
      <text:p text:style-name="P43"><text:span text:style-name="T408">Obrazy</text:span> &gt; <text:span text:style-name="T1801">Jedna</text:span> krajinomalb<text:span text:style-name="T1801">a (velké plátno, 6 zl)</text:span>, šest velkých portrétů slavných hrdinů (cena <text:span text:style-name="T1801">3</text:span> zl za <text:span text:style-name="T1801">každý</text:span>), <text:span text:style-name="T1792">za obrazem pod schody tajná cesta do sklepa</text:span>.</text:p>
      <text:p text:style-name="P58"><text:span text:style-name="T408">Tři zombie</text:span> &gt; Chlapec s lanem kolem krku, popálený herec, nahý lord s knírem a dýkou v zádech <text:span text:style-name="T1802">(5 st)</text:span>.</text:p>
      <text:p text:style-name="P334"><text:span text:style-name="T2">F</text:span><text:span text:style-name="T3">yzička </text:span><text:span text:style-name="T4">3</text:span><text:span text:style-name="T3">, Finesa </text:span><text:span text:style-name="T4">1</text:span><text:span text:style-name="T3">, Duše </text:span><text:span text:style-name="T5">-</text:span><text:span text:style-name="T1162">, </text:span><text:span text:style-name="T1163">Ž</text:span><text:span text:style-name="T1160">ivot</text:span><text:span text:style-name="T1163">y </text:span><text:span text:style-name="T1164">13</text:span></text:p>
      <text:p text:style-name="P347"><text:span text:style-name="T1095">Rychlost:</text:span><text:span text:style-name="T1165"> </text:span><text:span text:style-name="T1166">jako </text:span><text:span text:style-name="T1167">chůze</text:span></text:p>
      <text:p text:style-name="P347"><text:span text:style-name="T1096">Smysly:</text:span><text:span text:style-name="T1168"> </text:span><text:span text:style-name="T1169">magický zrak a sluch</text:span></text:p>
      <text:p text:style-name="P347"><text:span text:style-name="T1097">Detekovatelnost</text:span><text:span text:style-name="T1098">:</text:span><text:span text:style-name="T1170"> </text:span><text:span text:style-name="T1171">není</text:span><text:span text:style-name="T1170"> vidět pomocí infravidění</text:span></text:p>
      <text:p text:style-name="P334"><text:span text:style-name="T819">⚔ </text:span><text:span text:style-name="T1093">Pařáty</text:span><text:span text:style-name="T1094">:</text:span><text:span text:style-name="T1160"> </text:span><text:span text:style-name="T1161">3 + k6, zranění </text:span><text:span text:style-name="T1172">0</text:span></text:p>
      <text:p text:style-name="P183">7 – Společenská místnost</text:p>
      <text:p text:style-name="P29">Kulatý stůl se čtyřmi židlemi<text:span text:style-name="T464"> </text:span><text:span text:style-name="T467">(5 st)</text:span></text:p>
      <text:p text:style-name="P29">Malý koberec před krbem<text:span text:style-name="T403"> </text:span><text:span text:style-name="T404">(2 zl)</text:span></text:p>
      <text:p text:style-name="P29">Stojan na vyšívání a stolička<text:span text:style-name="T464"> </text:span><text:span text:style-name="T467">(4 st)</text:span></text:p>
      <text:p text:style-name="P64"><text:span text:style-name="T1028">👤</text:span><text:span text:style-name="T411"> </text:span><text:span text:style-name="T408">Duch holčičky</text:span> &gt; Její vlasy a šatičky vlají jako pod vodou. Brečí, protože nemůže najít pana Klobouka.</text:p>
      <text:p text:style-name="P183">8 – Pokoj pro hosta</text:p>
      <text:p text:style-name="P29">Vysoké zrcadlo<text:span text:style-name="T464"> </text:span><text:span text:style-name="T467">(10 zl)</text:span></text:p>
      <text:p text:style-name="P43"><text:span text:style-name="T408">Shořelý nábytek i okenice</text:span> &gt; Zbytky postele, nočního stolku, malé truhlice a rozbité lucerny.</text:p>
      <text:p text:style-name="P64"><text:span text:style-name="T1028">👤</text:span><text:span text:style-name="T411"> </text:span><text:span text:style-name="T408">Duch herce</text:span> &gt; Se spálenou horní polovinou těla včetně tváře se marně snaží nacvičovat svou roli překrásného svůdce.</text:p>
      <text:p text:style-name="P183"><text:soft-page-break/>9 – Koupelna</text:p>
      <text:p text:style-name="P43"><text:span text:style-name="T408">Vana</text:span> &gt; Plechová, naplněná neprůhlednou krémově mýdlovou vodou. <text:span text:style-name="T1796">Z</text:span><text:span text:style-name="T1792">ombie utopené holčičky zaútočí na prvního, kdo se nad vanu nakloní</text:span>.</text:p>
      <text:p text:style-name="P335"><text:span text:style-name="T2">F</text:span><text:span text:style-name="T3">yzička </text:span><text:span text:style-name="T6">2</text:span><text:span text:style-name="T3">, Finesa </text:span><text:span text:style-name="T4">1</text:span><text:span text:style-name="T3">, Duše </text:span><text:span text:style-name="T5">-</text:span><text:span text:style-name="T1162">, </text:span><text:span text:style-name="T1163">Ž</text:span><text:span text:style-name="T1160">ivot</text:span><text:span text:style-name="T1163">y </text:span><text:span text:style-name="T1164">1</text:span><text:span text:style-name="T1173">2</text:span></text:p>
      <text:p text:style-name="P348"><text:span text:style-name="T1095">Rychlost:</text:span><text:span text:style-name="T1165"> </text:span><text:span text:style-name="T1166">jako </text:span><text:span text:style-name="T1167">chůze</text:span></text:p>
      <text:p text:style-name="P348"><text:span text:style-name="T1096">Smysly:</text:span><text:span text:style-name="T1168"> </text:span><text:span text:style-name="T1169">magický zrak a sluch</text:span></text:p>
      <text:p text:style-name="P348"><text:span text:style-name="T1097">Detekovatelnost</text:span><text:span text:style-name="T1098">:</text:span><text:span text:style-name="T1170"> </text:span><text:span text:style-name="T1171">není</text:span><text:span text:style-name="T1170"> vidět pomocí infravidění</text:span></text:p>
      <text:p text:style-name="P335"><text:span text:style-name="T819">⚔ </text:span><text:span text:style-name="T1093">Pařáty</text:span><text:span text:style-name="T1094">:</text:span><text:span text:style-name="T1160"> </text:span><text:span text:style-name="T1161">3 + k6, zranění </text:span><text:span text:style-name="T1172">0</text:span></text:p>
      <text:p text:style-name="P335"><text:span text:style-name="T819">⚔ </text:span><text:span text:style-name="T1099">Sekáček</text:span><text:span text:style-name="T1094">:</text:span><text:span text:style-name="T1160"> </text:span><text:span text:style-name="T1161">3 + k6, zranění 1</text:span></text:p>
      <text:p text:style-name="P43"><text:span text:style-name="T408">Nočník</text:span> &gt; Plechový, lesklý.</text:p>
      <text:p text:style-name="P43"><text:span text:style-name="T408">Džbán</text:span> &gt; Keramický, krémový vonný olej <text:span text:style-name="T1803">(6 st)</text:span>.</text:p>
      <text:h text:style-name="Heading_20_4" text:outline-level="4">10 – Dětský pokoj</text:h>
      <text:p text:style-name="P29">Postýlka</text:p>
      <text:p text:style-name="P29">Rozházené hračky<text:span text:style-name="T464"> </text:span><text:span text:style-name="T467">(5 st)</text:span></text:p>
      <text:p text:style-name="P43"><text:span text:style-name="T408">Komoda</text:span> &gt; Dětské oblečení, tříčlenná rodina z hliněných figurek.</text:p>
      <text:p text:style-name="P29">Stoleček</text:p>
      <text:p text:style-name="P183">11 – Pokoj</text:p>
      <text:p text:style-name="P43"><text:span text:style-name="T408">Bar</text:span> &gt; Jedna lahev vína, dvě láhve rumu, tři láhve koňaku, tabák.</text:p>
      <text:p text:style-name="P34">Otočná šachovnice <text:span text:style-name="T467">(1 zl)</text:span> s jedním křeslem</text:p>
      <text:p text:style-name="P29">Harfa<text:span text:style-name="T464"> </text:span><text:span text:style-name="T467">(2 zl)</text:span></text:p>
      <text:p text:style-name="P22"><text:soft-page-break/><text:span text:style-name="Emphasis"><text:span text:style-name="T745">👣</text:span></text:span><text:span text:style-name="Emphasis"><text:span text:style-name="T655"> </text:span></text:span><text:span text:style-name="Emphasis"><text:span text:style-name="T666">Zaschlé krvavé s</text:span></text:span><text:span text:style-name="Emphasis"><text:span text:style-name="T665">topy od m</text:span></text:span><text:span text:style-name="Emphasis"><text:span text:style-name="T666">alých</text:span></text:span><text:span text:style-name="Emphasis"><text:span text:style-name="T665"> bot (od paní Myriam) </text:span></text:span><text:span text:style-name="Emphasis"><text:span text:style-name="T666">přišly dveřmi z </text:span></text:span><text:span text:style-name="Emphasis"><text:span text:style-name="T668">ložnice</text:span></text:span><text:span text:style-name="Emphasis"><text:span text:style-name="T665"> (</text:span></text:span><text:span text:style-name="Emphasis"><text:span text:style-name="T668">12</text:span></text:span><text:span text:style-name="Emphasis"><text:span text:style-name="T665">) </text:span></text:span><text:span text:style-name="Emphasis"><text:span text:style-name="T666">a vedou ke dveřím do </text:span></text:span><text:span text:style-name="Emphasis"><text:span text:style-name="T668">dětského pokoje</text:span></text:span><text:span text:style-name="Emphasis"><text:span text:style-name="T666"> (</text:span></text:span><text:span text:style-name="Emphasis"><text:span text:style-name="T668">10</text:span></text:span><text:span text:style-name="Emphasis"><text:span text:style-name="T666">)</text:span></text:span><text:span text:style-name="Emphasis"><text:span text:style-name="T665">. </text:span></text:span><text:span text:style-name="Emphasis"><text:span text:style-name="T666">Po cestě se postupně vytrácejí, jak se z krev z bot otírala.</text:span></text:span></text:p>
      <text:p text:style-name="P183">12 – Ložnice</text:p>
      <text:p text:style-name="P59">Na zemi před postelí je kaluž zaschlé krve.</text:p>
      <text:p text:style-name="P60"><text:span text:style-name="T408">Postel</text:span> &gt; Luxusní povlečení slepené <text:span text:style-name="T1797">spoustou zaschlé krve</text:span>.</text:p>
      <text:p text:style-name="P60"><text:span text:style-name="T408">Skříň</text:span> &gt; Rozervané šaty, roztrhané dokumenty, rozlitý inkoust.</text:p>
      <text:p text:style-name="P30">Medvědí kožešina na podlaze<text:span text:style-name="T464"> &gt; částečně nasáklá zaschlou krví </text:span><text:span text:style-name="T467">(5 st)</text:span><text:span text:style-name="T464">.</text:span></text:p>
      <text:p text:style-name="P32">Poházené šaty v rohu u postele<text:span text:style-name="T464"> &gt; patřily velmoži Valenovi (</text:span><text:span text:style-name="T467">25</text:span><text:span text:style-name="T466"> zl – ale pozor, místní kupci určitě poznají, komu patřily</text:span><text:span text:style-name="T464">). Je v nich </text:span><text:span text:style-name="T342">malý železný klíč</text:span><text:span text:style-name="T464"> (pasuje do truhel v tajné místnosti v šatníku).</text:span></text:p>
      <text:p text:style-name="P33">Krb</text:p>
      <text:p text:style-name="P64"><text:span text:style-name="T1028">👤</text:span><text:span text:style-name="T411"> </text:span><text:span text:style-name="T408">Duch </text:span><text:span text:style-name="T410">velmože</text:span><text:span text:style-name="T408"> Balia </text:span><text:span text:style-name="T410">Val</text:span><text:span text:style-name="T408">ena</text:span> &gt; Nahý, zakrvácený a s majestátním knírem požaduje smrt své ženy, která mu při sexu bodla dýku do zad.</text:p>
      <text:p text:style-name="P43"><text:span text:style-name="T408">Paní domu </text:span><text:span text:style-name="T409">Myriam</text:span> &gt; Vyhublá, dehydrovaná a špinavá žena prosí o záchranu. Při konfrontaci přiznává, že všechny zabila. Ale jen proto, že někdo byl posedlý démonem a nebylo jak zjistit kdo.</text:p>
      <text:list xml:id="list3775461845" text:style-name="L79">
        <text:list-item>
          <text:p text:style-name="P879">Je stále posedlá démonem a je proto nadlidsky silná a rychlá. Dokáže dělat různé akrobatické kousky (salta, běhat po zdech a podobně) a zvládne postavy odhodit několik metrů daleko.</text:p>
          <text:p text:style-name="P560"><text:span text:style-name="T2">F</text:span><text:span text:style-name="T3">yzička </text:span><text:span text:style-name="T7">5</text:span><text:span text:style-name="T3">, Finesa </text:span><text:span text:style-name="T7">3</text:span><text:span text:style-name="T3">, Duše </text:span><text:span text:style-name="T7">4</text:span><text:span text:style-name="T1162">, </text:span><text:span text:style-name="T1163">Ž</text:span><text:span text:style-name="T1160">ivot</text:span><text:span text:style-name="T1163">y </text:span><text:span text:style-name="T1174">11</text:span></text:p>
          <text:p text:style-name="P485"><text:span text:style-name="T1095">Rychlost:</text:span><text:span text:style-name="T1165"> </text:span><text:span text:style-name="T1166">jako </text:span><text:span text:style-name="T1174">kůň (nadlidská rychlost)</text:span></text:p>
          <text:p text:style-name="P485"><text:soft-page-break/><text:span text:style-name="T1096">Smysly:</text:span><text:span text:style-name="T1168"> </text:span><text:span text:style-name="T1174">jako člověk</text:span></text:p>
          <text:p text:style-name="P560"><text:span text:style-name="T819">⚔ </text:span><text:span text:style-name="T1100">Beze zbraně</text:span><text:span text:style-name="T1094">:</text:span><text:span text:style-name="T1160"> </text:span><text:span text:style-name="T1161">3 + k6, zranění </text:span><text:span text:style-name="T1174">+2 (nadlidská síla)</text:span></text:p>
        </text:list-item>
        <text:list-item>
          <text:p text:style-name="P878"><text:span text:style-name="T1174">D</text:span><text:span text:style-name="T1175">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771">👣</text:span></text:span><text:span text:style-name="Emphasis"><text:span text:style-name="T772"> </text:span></text:span><text:span text:style-name="Emphasis"><text:span text:style-name="T773">Zaschlé krvavé s</text:span></text:span><text:span text:style-name="Emphasis"><text:span text:style-name="T774">topy od m</text:span></text:span><text:span text:style-name="Emphasis"><text:span text:style-name="T773">alých </text:span></text:span><text:span text:style-name="Emphasis"><text:span text:style-name="T775">bosých nohou</text:span></text:span><text:span text:style-name="Emphasis"><text:span text:style-name="T774"> (od paní Myriam) </text:span></text:span><text:span text:style-name="Emphasis"><text:span text:style-name="T775">vedou </text:span></text:span><text:span text:style-name="Emphasis"><text:span text:style-name="T776">od postele</text:span></text:span><text:span text:style-name="Emphasis"><text:span text:style-name="T775"> do šatníku (</text:span></text:span><text:span text:style-name="Emphasis"><text:span text:style-name="T776">místnost </text:span></text:span><text:span text:style-name="Emphasis"><text:span text:style-name="T775">13).</text:span></text:span></text:p>
      <text:p text:style-name="P183">13 – Šatník</text:p>
      <text:p text:style-name="P31">Vysoké oválné zrcadlo<text:span text:style-name="T464"> &gt; </text:span><text:span text:style-name="T465">Před ním je stolek s dámskými líčidly </text:span><text:span text:style-name="T468">(1 zl)</text:span><text:span text:style-name="T465">.</text:span></text:p>
      <text:p text:style-name="P43"><text:span text:style-name="T408">Šatní skříně po stranách</text:span> &gt; Kvalitní dámské i pánské šaty pro všechny příležitosti, jedna ze skříní má falešnou zadní stěnu a ukrývá dvě truhlice – 16 zl, 63 st, klenotnice s růženínovým náhrdelníkem <text:span text:style-name="T1803">(10 zl)</text:span> a náušnicemi (<text:span text:style-name="T1803">4</text:span> zl)<text:span text:style-name="T365">, </text:span><text:span text:style-name="T275">lektvar</text:span><text:span text:style-name="T272"> čtení myšlenek</text:span> <text:span text:style-name="T1803">(karta, 10 zl)</text:span>, dopis od <text:span text:style-name="T1803">vládce Maraka Brakvila</text:span> navrhující odstranění <text:span text:style-name="T1804">předáka horníků</text:span> Dima Trata.</text:p>
      <text:p text:style-name="P24"><text:span text:style-name="Emphasis"><text:span text:style-name="T771">👣</text:span></text:span><text:span text:style-name="Emphasis"><text:span text:style-name="T772"> </text:span></text:span><text:span text:style-name="Emphasis"><text:span text:style-name="T773">Zaschlé krvavé s</text:span></text:span><text:span text:style-name="Emphasis"><text:span text:style-name="T774">topy od m</text:span></text:span><text:span text:style-name="Emphasis"><text:span text:style-name="T773">alých </text:span></text:span><text:span text:style-name="Emphasis"><text:span text:style-name="T775">bosých nohou </text:span></text:span><text:span text:style-name="Emphasis"><text:span text:style-name="T776">přišly z ložnice (12). Dotyčná osoba se tu pak oblékla.</text:span></text:span></text:p>
      <text:p text:style-name="P183">14 – Sklep</text:p>
      <text:p text:style-name="P43"><text:span text:style-name="T408">Bedny a sudy</text:span> &gt; <text:span text:style-name="T1791">Prázdné.</text:span></text:p>
      <text:p text:style-name="P52"><text:span text:style-name="Emphasis"><text:span text:style-name="T402">Regály</text:span></text:span><text:span text:style-name="Emphasis"><text:span text:style-name="T350"> &gt; Desítky lahví vína </text:span></text:span><text:span text:style-name="Emphasis"><text:span text:style-name="T366">(celkem 60 zl)</text:span></text:span><text:span text:style-name="Emphasis"><text:span text:style-name="T350">.</text:span></text:span></text:p>
      <text:p text:style-name="P52"><text:span text:style-name="Emphasis">👣</text:span><text:span text:style-name="Emphasis"><text:span text:style-name="T662"> </text:span></text:span><text:span text:style-name="Emphasis"><text:span text:style-name="T355">Na zemi je vidět, </text:span></text:span><text:span text:style-name="Emphasis"><text:span text:style-name="T367">že nedávno</text:span></text:span><text:span text:style-name="Emphasis"><text:span text:style-name="T355"> někdo jeden z regálů odsunul.</text:span></text:span></text:p>
      <text:p text:style-name="P52"><text:soft-page-break/><text:span text:style-name="Emphasis"><text:span text:style-name="T1794">Z</text:span></text:span><text:span text:style-name="Emphasis"><text:span text:style-name="T1793">a regály </text:span></text:span><text:span text:style-name="Emphasis"><text:span text:style-name="T1794">je</text:span></text:span><text:span text:style-name="Emphasis"><text:span text:style-name="T1793"> schovaný rituální kruh.</text:span></text:span></text:p>
      <text:list xml:id="list2393780142" text:style-name="L80">
        <text:list-item>
          <text:p text:style-name="P880"><text:span text:style-name="Emphasis"><text:span text:style-name="T1795">Je nakreslený dámskými líčidly.</text:span></text:span></text:p>
        </text:list-item>
        <text:list-item>
          <text:p text:style-name="P880"><text:span text:style-name="Emphasis"><text:span text:style-name="T1795">Při doteku brní. Kdo se ho dotkne, zjistí, že slouží k přivolávání démonů, a bude vědět, jak ho aktivovat – stačí zapálit svíčky a kápnout na něj trochu krve.</text:span></text:span></text:p>
        </text:list-item>
      </text:list>
      <text:h text:style-name="P435" text:outline-level="2"><text:bookmark-start text:name="__RefHeading___Toc22760_41530725"/>Měšíční oltář<text:bookmark-end text:name="__RefHeading___Toc22760_41530725"/></text:h>
      <text:p text:style-name="P150">Vzpomínka na vládu temných elfů. V kruhu zkřivených vyschlých stromů se leskne hrubě opracovaný obsidiánový blok.</text:p>
      <text:list xml:id="list2439902304" text:style-name="L81">
        <text:list-item>
          <text:p text:style-name="P881"><text:span text:style-name="T213">Kdo jej při</text:span><text:span text:style-name="T134"> měsíčním svitu </text:span><text:span text:style-name="T213">polije</text:span><text:span text:style-name="T134"> krví nevinného</text:span><text:span text:style-name="T213">,</text:span><text:span text:style-name="T134"> získ</text:span><text:span text:style-name="T213">á</text:span><text:span text:style-name="T134"> do příštího úplňku nadpřirozenou odolnost proti nestříbrným zbraním </text:span><text:span text:style-name="T206">(zbroj 1)</text:span><text:span text:style-name="T134"> a schopnost vidění v temnotě.</text:span></text:p>
        </text:list-item>
        <text:list-item>
          <text:p text:style-name="P883"><text:span text:style-name="T177">Háček:</text:span><text:span text:style-name="T134"> Postavě </text:span><text:span text:style-name="T209">budou rudě žhnout oči a bude jí vadit sluneční světlo </text:span><text:span text:style-name="T211">(nevýhoda)</text:span><text:span text:style-name="T209">.</text:span></text:p>
        </text:list-item>
      </text:list>
      <text:h text:style-name="P436" text:outline-level="2"><text:bookmark-start text:name="__RefHeading___Toc22762_41530725"/>Pavoučí doupě<text:bookmark-end text:name="__RefHeading___Toc22762_41530725"/></text:h>
      <text:p text:style-name="P154">Pokud půjdou postavy lesem kolem doupěte:</text:p>
      <text:list xml:id="list3575532698" text:style-name="L82">
        <text:list-item>
          <text:p text:style-name="P884"><text:span text:style-name="T408">Z lesa se ozý</text:span><text:span text:style-name="T419">v</text:span><text:span text:style-name="T408">á volání o pomoc </text:span><text:span text:style-name="T420">(ženský hlas)</text:span> <text:span text:style-name="T540">&gt;</text:span> <text:span text:style-name="T540">j</text:span>e to lákání Hablarany, obřího mluvícího pavouka. Jedem paralyzuje a potřebuje nakrmit mnoho potomků. Jeho jeskyně je plná vysátých mrtvol a jejich vybavení.</text:p>
        </text:list-item>
      </text:list>
      <text:p text:style-name="P157">Kolem doupěte jsou spletité tunely z pavoučích sítí. <text:span text:style-name="T371">Na </text:span><text:span text:style-name="T350">několika</text:span><text:span text:style-name="T371"> místech tvoří pavučiny falešnou podlahu – </text:span><text:span text:style-name="T541">pod n</text:span><text:span text:style-name="T188">í je vždy zhruba tři metry hluboká díra v zemi</text:span><text:span text:style-name="T371">.</text:span></text:p>
      <text:p text:style-name="P156"><text:soft-page-break/><text:span text:style-name="Emphasis"><text:span text:style-name="T736">⚔ </text:span></text:span>V doupěti je kromě Hablarany jeho devět hladových potomků <text:span text:style-name="T1963">(šest různě po tunelech kolem doupěte, tři v jednom z kokonů)</text:span>. <text:span text:style-name="T1966">Potomci mluví dětskými hlasy a jsou pěkně drzí.</text:span></text:p>
      <text:list xml:id="list722303692" text:style-name="L83">
        <text:list-item>
          <text:p text:style-name="P885">Hablarana díky vibracím v pavučině přesně ví, kde postavy jsou, a bude jejich postup průběžně komentovat: „Kampak asi vedou ty tři tunely, před kterými stojíte? Kdožpak ví?“</text:p>
        </text:list-item>
      </text:list>
      <text:p text:style-name="P157">V doupěti je pět kokonů a hromada vysátých mrtvol.</text:p>
      <text:list xml:id="list3386144532" text:style-name="L84">
        <text:list-item>
          <text:p text:style-name="P887">V jednom z kokonů jsou tři hladoví potomci Hablarany.</text:p>
        </text:list-item>
        <text:list-item>
          <text:p text:style-name="P888">Ve zbylých čtyřech jsou mrtvoly dobrodruhů: elf v kouzelnickém hábitu, hobitka v lehké zbroji s kuší, dýkou a opaskem vykládaným polodrahokamy <text:span text:style-name="T372">(</text:span><text:span text:style-name="T350">prodej </text:span><text:span text:style-name="T372">3 zl)</text:span>, krollka (lehká zbroj a luxusní meč – prodej 6 zl) a trpaslík s dvouruční sekerou a zdobenou těžkou zbrojí (prodej 10 zl). Po kapsách a měšcích mají dohromady 4 zl a 3 st.</text:p>
        </text:list-item>
        <text:list-item>
          <text:p text:style-name="P886"><text:span text:style-name="T1964">Prohledání hromady mrtvol odhalí: </text:span><text:span text:style-name="T282">bezhlučný luk</text:span><text:span text:style-name="T373"> </text:span><text:span text:style-name="T374">(karta), s</text:span><text:span text:style-name="T372">tříbrný náramek (4 zl) </text:span><text:span text:style-name="T374">a mince v hodnotě 7 zl a 4 st.</text:span></text:p>
        </text:list-item>
      </text:list>
      <text:h text:style-name="Heading_20_4" text:outline-level="4">Hablarana</text:h>
      <text:p text:style-name="P154"><text:span text:style-name="T2">H</text:span><text:span text:style-name="T1">ablarana je mluvící obří sklípkan.</text:span></text:p>
      <text:p text:style-name="P153"><text:span text:style-name="T2">F</text:span><text:span text:style-name="T3">yzička </text:span><text:span text:style-name="T32">5</text:span><text:span text:style-name="T3">, Finesa </text:span><text:span text:style-name="T33">3</text:span><text:span text:style-name="T3">, Duše -</text:span><text:span text:style-name="T1162">, </text:span><text:span text:style-name="T1163">Ž</text:span><text:span text:style-name="T1160">ivot</text:span><text:span text:style-name="T1163">y </text:span><text:span text:style-name="T1188">14</text:span></text:p>
      <text:p text:style-name="P365"><text:span text:style-name="T1095">Rychlost:</text:span><text:span text:style-name="T1165"> </text:span><text:span text:style-name="T1189">jako člověk</text:span></text:p>
      <text:p text:style-name="P365"><text:span text:style-name="T1096">Smysly:</text:span><text:span text:style-name="T1168"> </text:span><text:span text:style-name="T1190">dobrý</text:span><text:span text:style-name="T1191"> zrak, čich </text:span><text:span text:style-name="T1192">a chuť</text:span><text:span text:style-name="T1191">, </text:span><text:span text:style-name="T1193">detek</text:span><text:span text:style-name="T1191">ce</text:span><text:span text:style-name="T1193"> vibrac</text:span><text:span text:style-name="T1191">í</text:span><text:span text:style-name="T1193"> v pavučině</text:span></text:p>
      <text:p text:style-name="P418"><text:span text:style-name="T819">⚔<text:tab/></text:span><text:span text:style-name="T1108">Kusadla </text:span><text:span text:style-name="T10">:</text:span><text:span text:style-name="T34"> </text:span><text:span text:style-name="T35">6</text:span><text:span text:style-name="T36"> + k6, zranění </text:span><text:span text:style-name="T37">2</text:span></text:p>
      <text:p text:style-name="P363"><text:span text:style-name="T1960">3</text:span> dávk<text:span text:style-name="T1960">y</text:span> <text:span text:style-name="T1914">jed</text:span><text:span text:style-name="T1915">u</text:span><text:span text:style-name="T1917">: </text:span><text:span text:style-name="T1461">8</text:span><text:span text:style-name="T1443"> </text:span><text:span text:style-name="T1444">+ k6 </text:span><text:span text:style-name="T1445">proti Fyzičce </text:span><text:span text:style-name="T1462">(nezraňuje)</text:span></text:p>
      <text:p text:style-name="P352"><text:span text:style-name="T1532">L</text:span><text:span text:style-name="T1533">atence:</text:span><text:span text:style-name="T1446"> </text:span><text:span text:style-name="T1463">5</text:span><text:span text:style-name="T1462"> kol</text:span></text:p>
      <text:p text:style-name="P352"><text:span text:style-name="T1106">P</text:span><text:span text:style-name="T1107">říznaky:</text:span><text:span text:style-name="T1194"> </text:span><text:span text:style-name="T1195">Bolestivý otok a puchýře kolem rány, vyrážka.</text:span></text:p>
      <text:p text:style-name="P352"><text:soft-page-break/><text:span text:style-name="T1109">Účinek:</text:span><text:span text:style-name="T1194"> </text:span><text:span text:style-name="T1196">P</text:span><text:span text:style-name="T1194">aralýza na několik minut (za první úspěch zpomalení, za druhý nevýhoda, za třetí kompletní znehybnění).</text:span></text:p>
      <text:p text:style-name="P366"><text:span text:style-name="T281">Oblak chloupků:</text:span><text:span text:style-name="T369"> </text:span><text:span text:style-name="T370">Když se sklípkan cítí ohrožený, vypustí před sebe oblak jemných chloupků, které dráždí kůži a vyvolávají intenzivní slzení (nevýhoda).</text:span></text:p>
      <text:p text:style-name="P366"><text:span text:style-name="T272">Vzhled:</text:span> <text:span text:style-name="T1961">Obrovský rezavohnědý pavouk. V rozpětí nohou měří čtyři metry.</text:span></text:p>
      <text:p text:style-name="P366"><text:span text:style-name="T272">Boj:</text:span> <text:span text:style-name="T1959">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55"><text:span text:style-name="T2">F</text:span><text:span text:style-name="T3">yzička </text:span><text:span text:style-name="T38">2</text:span><text:span text:style-name="T3">, Finesa </text:span><text:span text:style-name="T38">3</text:span><text:span text:style-name="T3">, Duše -</text:span><text:span text:style-name="T1162">, </text:span><text:span text:style-name="T1163">Ž</text:span><text:span text:style-name="T1160">ivot</text:span><text:span text:style-name="T1163">y </text:span><text:span text:style-name="T1197">6</text:span></text:p>
      <text:p text:style-name="P419"><text:span text:style-name="T819">⚔<text:tab/></text:span><text:span text:style-name="T1108">Kusadla </text:span><text:span text:style-name="T10">:</text:span><text:span text:style-name="T34"> </text:span><text:span text:style-name="T39">3</text:span><text:span text:style-name="T36"> + k6, zranění </text:span><text:span text:style-name="T39">0</text:span></text:p>
      <text:p text:style-name="P364"><text:span text:style-name="T1960">3</text:span> dávk<text:span text:style-name="T1960">y</text:span> <text:span text:style-name="T1914">jed</text:span><text:span text:style-name="T1915">u</text:span><text:span text:style-name="T1917">: </text:span><text:span text:style-name="T1461">8</text:span><text:span text:style-name="T1443"> </text:span><text:span text:style-name="T1444">+ k6 </text:span><text:span text:style-name="T1445">proti Fyzičce </text:span><text:span text:style-name="T1462">(nezraňuje)</text:span></text:p>
      <text:p text:style-name="P353"><text:span text:style-name="T1532">L</text:span><text:span text:style-name="T1533">atence:</text:span><text:span text:style-name="T1446"> </text:span><text:span text:style-name="T1463">5</text:span><text:span text:style-name="T1462"> kol</text:span></text:p>
      <text:p text:style-name="P353"><text:span text:style-name="T1106">P</text:span><text:span text:style-name="T1107">říznaky:</text:span><text:span text:style-name="T1194"> </text:span><text:span text:style-name="T1195">Bolestivý otok a puchýře kolem rány, vyrážka.</text:span></text:p>
      <text:p text:style-name="P353"><text:span text:style-name="T1109">Účinek:</text:span><text:span text:style-name="T1194"> </text:span><text:span text:style-name="T1196">P</text:span><text:span text:style-name="T1194">aralýza na několik minut (za první úspěch zpomalení, za druhý nevýhoda, za třetí kompletní znehybnění).</text:span></text:p>
      <text:h text:style-name="P437" text:outline-level="2"><text:bookmark-start text:name="__RefHeading___Toc22764_41530725"/><text:soft-page-break/>Stříbrný důl<text:bookmark-end text:name="__RefHeading___Toc22764_41530725"/></text:h>
      <text:h text:style-name="Heading_20_3" text:outline-level="3">Důlní město</text:h>
      <text:p text:style-name="P291">Důlní městečko zeje prázdnotou. Kdysi bohaté doly s vzácnými kovy protkané žilami ryzího stříbra jsou <text:span text:style-name="T2123">údajně</text:span> vytěžené a uzavřené. Tross přišel o největší zdroj svého bohatství a havíři přišli o živobytí.</text:p>
      <text:list xml:id="list3028130496" text:style-name="L85">
        <text:list-item>
          <text:p text:style-name="P890">Kolová hradba s ochozem, dřevěná brána, u ní jedna strážní věž se žebříkem.</text:p>
        </text:list-item>
        <text:list-item>
          <text:p text:style-name="P889"><text:span text:style-name="T2386">Celkem 12 domů: V největší bydlel předák Dim Tratas, jeho vstupní místnost sloužila zároveň jako </text:span><text:span text:style-name="T1688">nálevna</text:span><text:span text:style-name="T2386">. </text:span><text:span text:style-name="T2387">V jednom z domů je kovárna.</text:span></text:p>
        </text:list-item>
        <text:list-item>
          <text:p text:style-name="P891">Stáje.</text:p>
        </text:list-item>
      </text:list>
      <text:p text:style-name="P292">Všechny domy jsou prázdné, zbylo v nich jen to, co nešlo rozumně odvézt (rámy postelí, stoly, kovářská výheň).</text:p>
      <text:h text:style-name="P442" text:outline-level="3">Vstup do dolů</text:h>
      <text:p text:style-name="P293">Ve skalní stěně nad městečkem je celkem 5 vstup do podzemí. Jen jeden z nich je používaný – v šachtě za ním je nejlépe zachovalá výdřeva.</text:p>
      <text:h text:style-name="P443" text:outline-level="3"><text:soft-page-break/>Štoly a šachty</text:h>
      <text:p text:style-name="P290">Desítky štol vyhlouben<text:span text:style-name="T2120">ých</text:span> do nitra Garlackých hor jsou domovem jen neproniknutelné temnotě a ozvěnám gobliních skřeků. Síť šachet a křivolakých štol je spletitá a je snadné v ní zabloudit. <text:span text:style-name="T2123">Zmapování zabere několik dní. Cesta ke třinácté šachtě, pokud ji někdo zná, zabere zhruba dvě hodiny.</text:span></text:p>
      <text:list xml:id="list136875271" text:style-name="L86">
        <text:list-item>
          <text:p text:style-name="P892">V<text:span text:style-name="T2388">e štolách</text:span> jsou značky, podle kterých někdo s <text:span text:style-name="T2388">vhodnou</text:span> dovedností vždycky najde cestu ven. <text:span text:style-name="T2389">Jde jaké s jejich pomocí nalézt cesta ke 13. šachtě (postavám ji může popsat například předák Dim Tratas v </text:span><text:span text:style-name="T1689">putyce U rezavého meče</text:span><text:span text:style-name="T2389"> v Trossu).</text:span></text:p>
        </text:list-item>
      </text:list>
      <text:h text:style-name="Heading_20_4" text:outline-level="4">N<text:span text:style-name="T134">áhodná setkání (k</text:span><text:span text:style-name="T1781">4</text:span><text:span text:style-name="T134">):</text:span></text:h>
      <text:list xml:id="list3943034972" text:style-name="L87">
        <text:list-item>
          <text:p text:style-name="P902">Hlídka <text:span text:style-name="T2144">čtyř</text:span> goblinů <text:span text:style-name="T2145">vede dvě spoutané lidské děti (chlapec Asil a dívka Líba) k místu, kde šamani provádí rituál (viz 2). Děcka jsou z Blosel a jsou pořádně vyhladovělá.</text:span></text:p>
          <text:list>
            <text:list-header>
              <text:p text:style-name="P894"><text:span text:style-name="T2385">Děti mají oholené hlavy a těla pomalovaná hlinkou </text:span><text:span text:style-name="T1687">tajemnými</text:span><text:span text:style-name="T2385"> obrazci.</text:span></text:p>
              <text:p text:style-name="P643">Goblin</text:p>
              <text:p text:style-name="P895"><text:span text:style-name="T2">F</text:span><text:span text:style-name="T3">yzička </text:span><text:span text:style-name="T40">2</text:span><text:span text:style-name="T3">, Finesa </text:span><text:span text:style-name="T40">3</text:span><text:span text:style-name="T3">, Duše </text:span><text:span text:style-name="T40">1</text:span><text:span text:style-name="T1162">, </text:span><text:span text:style-name="T1163">Ž</text:span><text:span text:style-name="T1160">ivot</text:span><text:span text:style-name="T1163">y </text:span><text:span text:style-name="T1198">7</text:span></text:p>
              <text:p text:style-name="P517"><text:span text:style-name="T55">Z</text:span><text:span text:style-name="T1">broj:</text:span><text:span text:style-name="T21"> 1 (lehká zbroj)</text:span></text:p>
              <text:p text:style-name="P463"><text:span text:style-name="T819">⚔ </text:span><text:span text:style-name="T904">Ko</text:span><text:span text:style-name="T925">pí</text:span><text:span text:style-name="T926"> </text:span><text:span text:style-name="T925">s kamenným hrotem</text:span><text:span text:style-name="T898">:</text:span><text:span text:style-name="T829"> </text:span><text:span text:style-name="T836">3</text:span><text:span text:style-name="T835"> + k6, zranění </text:span><text:span text:style-name="T836">1</text:span></text:p>
              <text:p text:style-name="P564"><text:span text:style-name="T819">⚔ </text:span><text:span text:style-name="T902">Nůž</text:span><text:span text:style-name="T903">:</text:span><text:span text:style-name="T835"> </text:span><text:span text:style-name="T836">3</text:span><text:span text:style-name="T835"> + k6, zranění </text:span><text:span text:style-name="T836">0</text:span></text:p>
            </text:list-header>
          </text:list>
        </text:list-item>
        <text:list-item>
          <text:p text:style-name="P896"><text:soft-page-break/><text:span text:style-name="T1712">Chodbami se rozléhá zvuk mnohohlasného zaříkávání</text:span><text:span text:style-name="T1748"> &gt; </text:span><text:span text:style-name="T1598">P</text:span><text:span text:style-name="T1600">ět</text:span><text:span text:style-name="T2133"> gobliních šamanů p</text:span><text:span text:style-name="T1598">rovádí krvavý rituál (snaží se přivolat démona). </text:span><text:span text:style-name="T1601">Na zemi mají rituální kruh se spoustou svic. Opodál jsou vyskládané čerstvé mrtvoly různých tvorů: </text:span><text:span text:style-name="T1598">p</text:span><text:span text:style-name="T1601">sa, krocana, kozy, kočky, člověka, trpaslíka, goblina, elfa a lišky. Všichni mají podřezaná hrdla. </text:span><text:span text:style-name="T1603">Mrtvoly</text:span><text:span text:style-name="T1601"> </text:span><text:span text:style-name="T1602">člověk</text:span><text:span text:style-name="T1603">a</text:span><text:span text:style-name="T1602">, trpaslík</text:span><text:span text:style-name="T1603">a</text:span><text:span text:style-name="T1602">, goblin</text:span><text:span text:style-name="T1603">a</text:span><text:span text:style-name="T1602"> a elf</text:span><text:span text:style-name="T1603">a</text:span><text:span text:style-name="T1602"> jsou pevně spoutan</text:span><text:span text:style-name="T1603">é</text:span><text:span text:style-name="T1602">.</text:span></text:p>
          <text:list>
            <text:list-header>
              <text:p text:style-name="P644"><text:span text:style-name="T2126">Gobliní</text:span> <text:span text:style-name="T2127">šaman</text:span></text:p>
              <text:p text:style-name="P897"><text:span text:style-name="T2">F</text:span><text:span text:style-name="T3">yzička </text:span><text:span text:style-name="T91">1</text:span><text:span text:style-name="T3">, Finesa </text:span><text:span text:style-name="T91">2</text:span><text:span text:style-name="T3">, Duše </text:span><text:span text:style-name="T92">4</text:span><text:span text:style-name="T1162">, </text:span><text:span text:style-name="T1163">Ž</text:span><text:span text:style-name="T1160">ivot</text:span><text:span text:style-name="T1163">y </text:span><text:span text:style-name="T1284">6</text:span></text:p>
              <text:p text:style-name="P561"><text:span text:style-name="T819">⚔ </text:span><text:span text:style-name="T902">Nůž</text:span><text:span text:style-name="T903">:</text:span><text:span text:style-name="T835"> </text:span><text:span text:style-name="T863">2</text:span><text:span text:style-name="T835"> + k6, zranění </text:span><text:span text:style-name="T836">0</text:span></text:p>
              <text:p text:style-name="P565"><text:span text:style-name="T272">Dovednosti: </text:span><text:span text:style-name="T867">z</text:span><text:span text:style-name="T868">áklady</text:span><text:span text:style-name="T829"> </text:span><text:span text:style-name="T898">ostražitost</text:span><text:span text:style-name="T924">i</text:span><text:span text:style-name="T898"> a plížení, </text:span><text:span text:style-name="T867">z</text:span><text:span text:style-name="T864">áklady</text:span><text:span text:style-name="T865"> </text:span><text:span text:style-name="T920">o</text:span><text:span text:style-name="T921">rientace a přežití v divočině, </text:span><text:span text:style-name="T867">z</text:span><text:span text:style-name="T866">áklady</text:span><text:span text:style-name="T829"> </text:span><text:span text:style-name="T922">plavání, </text:span><text:span text:style-name="T867">z</text:span><text:span text:style-name="T866">áklady</text:span><text:span text:style-name="T829"> </text:span><text:span text:style-name="T923">šplhání, </text:span><text:span text:style-name="T1285">p</text:span><text:span text:style-name="T1159">okročilé </text:span><text:span text:style-name="T1092">bylinkářství</text:span><text:span text:style-name="T1159">, </text:span><text:span text:style-name="T1285">p</text:span><text:span text:style-name="T1286">okročilé </text:span><text:span text:style-name="T1132">ošetřování zranění</text:span></text:p>
              <text:p text:style-name="P893"><text:span text:style-name="T390">Každý gobliní šaman umí tři z následující</text:span><text:span text:style-name="T391">c</text:span><text:span text:style-name="T390">h kouzel </text:span><text:span text:style-name="T394">(všichni umí </text:span><text:span text:style-name="T312">duševní úder</text:span><text:span text:style-name="T394">)</text:span><text:span text:style-name="T390">:</text:span></text:p>
            </text:list-header>
          </text:list>
        </text:list-item>
      </text:list>
      <text:list xml:id="list3886241788" text:style-name="L88">
        <text:list-item>
          <text:p text:style-name="P665">Duševní úder</text:p>
        </text:list-item>
      </text:list>
      <text:list xml:id="list130005775388349" text:continue-list="list3943034972" text:style-name="L87">
        <text:list-item>
          <text:list>
            <text:list-item>
              <text:list>
                <text:list-header>
                  <text:p text:style-name="P897"><text:span text:style-name="T307">Dosah:</text:span><text:span text:style-name="T2128"> </text:span><text:span text:style-name="T1489">s</text:span><text:span text:style-name="T1490">třední</text:span><text:span text:style-name="T2128"><text:line-break/></text:span><text:span text:style-name="T307">Rozsah:</text:span><text:span text:style-name="T2128"> 1</text:span><text:span text:style-name="T1491"> tvor, </text:span><text:span text:style-name="T1490">který má duši</text:span><text:span text:style-name="T2128"><text:line-break/></text:span><text:span text:style-name="T308">Útok:</text:span><text:span text:style-name="T392"> Duše + k6 proti </text:span><text:span text:style-name="T1492">D</text:span><text:span text:style-name="T1491">uši</text:span><text:span text:style-name="T2129"><text:line-break/></text:span><text:span text:style-name="T307">Zranění:</text:span><text:span text:style-name="T2128"> </text:span><text:span text:style-name="T1493">4</text:span><text:span text:style-name="T2128">kz (</text:span><text:span text:style-name="T2130">d</text:span><text:span text:style-name="T2131">uševní</text:span><text:span text:style-name="T2128">)</text:span></text:p>
                  <text:p text:style-name="P897"><text:span text:style-name="T309">Duševní úder</text:span><text:span text:style-name="T2132"> obchází zbroj, neúčinkuje ale na zvířata a </text:span><text:span text:style-name="T1494">jiné</text:span><text:span text:style-name="T2132"> tvory, kteří nemají duši.</text:span></text:p>
                </text:list-header>
              </text:list>
            </text:list-item>
          </text:list>
        </text:list-item>
      </text:list>
      <text:list xml:id="list2911403722" text:style-name="L89">
        <text:list-item>
          <text:p text:style-name="P666">Halucinace</text:p>
        </text:list-item>
      </text:list>
      <text:list xml:id="list130005833403371" text:continue-list="list130005775388349" text:style-name="L87">
        <text:list-item>
          <text:list>
            <text:list-item>
              <text:list>
                <text:list-header>
                  <text:p text:style-name="P897"><text:soft-page-break/><text:span text:style-name="T307">Dosah:</text:span><text:span text:style-name="T2128"> </text:span><text:span text:style-name="T1489">s</text:span><text:span text:style-name="T1490">třední</text:span><text:span text:style-name="T2128"><text:line-break/></text:span><text:span text:style-name="T307">Rozsah:</text:span><text:span text:style-name="T2128"> 1</text:span><text:span text:style-name="T1491"> tvor, </text:span><text:span text:style-name="T1490">který má duši<text:line-break/></text:span><text:span text:style-name="T1543">Útok:</text:span><text:span text:style-name="T1492"> Duše + k6 proti D</text:span><text:span text:style-name="T1491">uši<text:line-break/></text:span><text:span text:style-name="T1544">Trvání:</text:span><text:span text:style-name="T1495"> Počet kol rovný počtu úspěchů</text:span><text:span text:style-name="T1491"><text:line-break/></text:span><text:span text:style-name="T1545">Účinek:</text:span><text:span text:style-name="T1496"> </text:span><text:span text:style-name="T1497">P</text:span><text:span text:style-name="T1498">ostava, která podlehne halucinacím, uvidí něco jiného než skutečnost </text:span><text:span text:style-name="T1499">(nevýhoda)</text:span><text:span text:style-name="T1498">.</text:span></text:p>
                  <text:p text:style-name="P903"><text:span text:style-name="T1397">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499">Může mít pocit, že se</text:span><text:span text:style-name="T1397"> po kolena </text:span><text:span text:style-name="T1499">brodí</text:span><text:span text:style-name="T1397"> v krvi, na stěnách se mohou svíjet hadi, ze stropu na ni místo lustru může koukat obří oko a podobně.</text:span></text:p>
                </text:list-header>
              </text:list>
            </text:list-item>
          </text:list>
        </text:list-item>
      </text:list>
      <text:list xml:id="list325188195" text:style-name="L90">
        <text:list-item>
          <text:p text:style-name="P667">Strach <text:span text:style-name="T2390">*Farach*</text:span></text:p>
        </text:list-item>
      </text:list>
      <text:list xml:id="list130003960431810" text:continue-list="list130005833403371" text:style-name="L87">
        <text:list-item>
          <text:list>
            <text:list-item>
              <text:list>
                <text:list-header>
                  <text:p text:style-name="P897"><text:span text:style-name="T307">Dosah:</text:span><text:span text:style-name="T2128"> </text:span><text:span text:style-name="T1489">s</text:span><text:span text:style-name="T1490">třední</text:span><text:span text:style-name="T2128"><text:line-break/></text:span><text:span text:style-name="T307">Rozsah:</text:span><text:span text:style-name="T2128"> 1</text:span><text:span text:style-name="T1491"> tvor, </text:span><text:span text:style-name="T1490">který má duši</text:span><text:span text:style-name="T2128"><text:line-break/></text:span><text:span text:style-name="T308">Útok:</text:span><text:span text:style-name="T392"> Duše + k6 proti </text:span><text:span text:style-name="T1492">D</text:span><text:span text:style-name="T1491">uši<text:line-break/></text:span><text:span text:style-name="T1544">Trvání:</text:span><text:span text:style-name="T1495"> Počet kol rovný počtu úspěchů</text:span><text:span text:style-name="T1491"><text:line-break/></text:span><text:span text:style-name="T1544">Účinek:</text:span><text:span text:style-name="T1495"> Ochromující strach na počet kol rovný počtu úspěchů</text:span><text:span text:style-name="T1491"> </text:span><text:span text:style-name="T1495">(nevýhoda)</text:span></text:p>
                </text:list-header>
              </text:list>
            </text:list-item>
          </text:list>
        </text:list-item>
      </text:list>
      <text:list xml:id="list1048639138" text:style-name="L91">
        <text:list-item>
          <text:p text:style-name="P668">Bolest <text:span text:style-name="T2391">*scharhaz*</text:span></text:p>
        </text:list-item>
      </text:list>
      <text:list xml:id="list130004594124061" text:continue-list="list130003960431810" text:style-name="L87">
        <text:list-item>
          <text:list>
            <text:list-item>
              <text:list>
                <text:list-header>
                  <text:p text:style-name="P897"><text:span text:style-name="T307">Dosah:</text:span><text:span text:style-name="T2128"> </text:span><text:span text:style-name="T1489">s</text:span><text:span text:style-name="T1490">třední</text:span><text:span text:style-name="T2128"><text:line-break/></text:span><text:span text:style-name="T307">Rozsah:</text:span><text:span text:style-name="T2128"> 1</text:span><text:span text:style-name="T1491"> tvor, </text:span><text:span text:style-name="T1490">který má duši<text:line-break/></text:span><text:span text:style-name="T308">Útok:</text:span><text:span text:style-name="T392"> Duše + k6 proti </text:span><text:span text:style-name="T1492">D</text:span><text:span text:style-name="T1491">uši<text:line-break/></text:span><text:span text:style-name="T1544">Trvání:</text:span><text:span text:style-name="T1495"> Počet kol rovný počtu úspěchů</text:span><text:span text:style-name="T1491"><text:line-break/></text:span><text:span text:style-name="T1544">Účinek:</text:span><text:span text:style-name="T1495"> Šílená bolest</text:span><text:span text:style-name="T1491"> </text:span><text:span text:style-name="T1495">(nevýhoda)</text:span></text:p>
                </text:list-header>
              </text:list>
            </text:list-item>
          </text:list>
        </text:list-item>
      </text:list>
      <text:list xml:id="list2648126997" text:style-name="L92">
        <text:list-item>
          <text:p text:style-name="P669">Slepota <text:span text:style-name="T2392">*blazšah*</text:span></text:p>
        </text:list-item>
      </text:list>
      <text:list xml:id="list130004743952954" text:continue-list="list130004594124061" text:style-name="L87">
        <text:list-item>
          <text:list>
            <text:list-item>
              <text:list>
                <text:list-header>
                  <text:p text:style-name="P897"><text:soft-page-break/><text:span text:style-name="T307">Dosah:</text:span><text:span text:style-name="T2128"> </text:span><text:span text:style-name="T1489">s</text:span><text:span text:style-name="T1490">třední</text:span><text:span text:style-name="T2128"><text:line-break/></text:span><text:span text:style-name="T307">Rozsah:</text:span><text:span text:style-name="T2128"> 1</text:span><text:span text:style-name="T1491"> tvor, </text:span><text:span text:style-name="T1490">který má duši<text:line-break/></text:span><text:span text:style-name="T308">Útok:</text:span><text:span text:style-name="T392"> Duše + k6 proti </text:span><text:span text:style-name="T1492">D</text:span><text:span text:style-name="T1491">uši<text:line-break/></text:span><text:span text:style-name="T1544">Trvání:</text:span><text:span text:style-name="T1495"> Počet kol rovný počtu úspěchů</text:span><text:span text:style-name="T1491"><text:line-break/></text:span><text:span text:style-name="T1544">Účinek:</text:span><text:span text:style-name="T1495"> Ztráta zraku</text:span></text:p>
                </text:list-header>
              </text:list>
            </text:list-item>
          </text:list>
        </text:list-item>
      </text:list>
      <text:list xml:id="list270205638" text:style-name="L93">
        <text:list-item>
          <text:p text:style-name="P670">Paranoia <text:span text:style-name="T574">*hu</text:span><text:span text:style-name="T270">šus*</text:span></text:p>
        </text:list-item>
      </text:list>
      <text:list xml:id="list130004854425575" text:continue-list="list130004743952954" text:style-name="L87">
        <text:list-item>
          <text:list>
            <text:list-item>
              <text:list>
                <text:list-header>
                  <text:p text:style-name="P897"><text:span text:style-name="T307">Dosah:</text:span><text:span text:style-name="T2128"> </text:span><text:span text:style-name="T1489">s</text:span><text:span text:style-name="T1490">třední</text:span><text:span text:style-name="T2128"><text:line-break/></text:span><text:span text:style-name="T307">Rozsah:</text:span><text:span text:style-name="T2128"> 1</text:span><text:span text:style-name="T1491"> tvor, </text:span><text:span text:style-name="T1490">který má duši<text:line-break/></text:span><text:span text:style-name="T308">Útok:</text:span><text:span text:style-name="T392"> Duše + k6 proti </text:span><text:span text:style-name="T1492">D</text:span><text:span text:style-name="T1491">uši<text:line-break/></text:span><text:span text:style-name="T1544">Trvání:</text:span><text:span text:style-name="T1495"> Počet kol rovný počtu úspěchů<text:line-break/></text:span><text:span text:style-name="T1544">Účinek:</text:span><text:span text:style-name="T1495"> Postava nerozezná přítele od nepřítele, </text:span><text:span text:style-name="T1500">je si naprosto jistá, že se ji všichni kolem snaží zabít</text:span></text:p>
                </text:list-header>
              </text:list>
            </text:list-item>
          </text:list>
        </text:list-item>
      </text:list>
      <text:list xml:id="list2867627138" text:style-name="L94">
        <text:list-item>
          <text:p text:style-name="P671">Potácení <text:span text:style-name="T2393">*bluchr*</text:span></text:p>
        </text:list-item>
      </text:list>
      <text:list xml:id="list130005621305546" text:continue-list="list130004854425575" text:style-name="L87">
        <text:list-item>
          <text:list>
            <text:list-item>
              <text:list>
                <text:list-header>
                  <text:p text:style-name="P897"><text:span text:style-name="T307">Dosah:</text:span><text:span text:style-name="T2128"> </text:span><text:span text:style-name="T1489">s</text:span><text:span text:style-name="T1490">třední</text:span><text:span text:style-name="T2128"><text:line-break/></text:span><text:span text:style-name="T307">Rozsah:</text:span><text:span text:style-name="T2128"> 1</text:span><text:span text:style-name="T1491"> tvor, </text:span><text:span text:style-name="T1490">který má duši</text:span><text:span text:style-name="T2128"><text:line-break/></text:span><text:span text:style-name="T308">Útok:</text:span><text:span text:style-name="T392"> Duše + k6 proti </text:span><text:span text:style-name="T1492">D</text:span><text:span text:style-name="T1491">uši<text:line-break/></text:span><text:span text:style-name="T1544">Trvání:</text:span><text:span text:style-name="T1495"> Počet kol rovný počtu úspěchů</text:span><text:span text:style-name="T1491"><text:line-break/></text:span><text:span text:style-name="T1544">Účinek:</text:span><text:span text:style-name="T1495"> </text:span><text:span text:style-name="T1500">Potíže s rovnováhou</text:span><text:span text:style-name="T1495"> </text:span><text:span text:style-name="T1500">(nevýhoda)</text:span></text:p>
                </text:list-header>
              </text:list>
              <text:p text:style-name="P898"><text:span text:style-name="T1599">Každý šaman u sebe má</text:span>: <text:span text:style-name="T310">hojiv</text:span><text:span text:style-name="T311">ou</text:span><text:span text:style-name="T310"> mast </text:span><text:span text:style-name="T340">••</text:span><text:span text:style-name="T393"> </text:span><text:span text:style-name="T389">(prodej 3 st), </text:span><text:span text:style-name="T1541">léčivý lektvar</text:span><text:span text:style-name="T1487"> (pokud ho nevypil, </text:span><text:span text:style-name="T1488">prodej 1 zl</text:span><text:span text:style-name="T1487">). </text:span><text:span text:style-name="T1505">Jeden z nich má s</text:span><text:span text:style-name="T1506">vitek s rituálem </text:span><text:span text:style-name="T1575">p</text:span><text:span text:style-name="T1573">řivolání A</text:span><text:span text:style-name="T1574">rchemedora</text:span><text:span text:style-name="T1506"> </text:span><text:span text:style-name="T1505">(karta) a brašnu s několika váčky – většina jich je prázdných, v jednom je hrst kadidla.</text:span></text:p>
              <text:list text:continue-numbering="true">
                <text:list-header>
                  <text:p text:style-name="P899"><text:span text:style-name="T1573">Přivolání A</text:span><text:span text:style-name="T1574">rchemedora</text:span></text:p>
                  <text:p text:style-name="P904"><text:span text:style-name="T1574">S</text:span><text:span text:style-name="T1572">esílání:</text:span><text:span text:style-name="T1524"> 1 hodina</text:span></text:p>
                  <text:p text:style-name="P899"><text:soft-page-break/><text:span text:style-name="T1546">Suroviny:</text:span><text:span text:style-name="T1503"> </text:span><text:span text:style-name="T1505">rituální kruh, </text:span><text:span text:style-name="T1504">h</text:span><text:span text:style-name="T1503">rst kadidla, hrst uhelného prachu, 25 svic, </text:span><text:span text:style-name="T1502">čerstvě prolitá krev tvorů devíti různých druhů</text:span></text:p>
                  <text:p text:style-name="P905"><text:span text:style-name="T1397">Tento rituál přivolá démonického strážce Archemedora </text:span><text:span text:style-name="T1501">a zaváže ho k poslušnosti.</text:span></text:p>
                </text:list-header>
              </text:list>
              <text:p text:style-name="P646"><text:span text:style-name="T1598">D</text:span><text:span text:style-name="T1584">émonický strážce</text:span></text:p>
              <text:p text:style-name="P900"><text:span text:style-name="T2">F</text:span><text:span text:style-name="T3">yzička </text:span><text:span text:style-name="T1276">7</text:span><text:span text:style-name="T3">, Finesa </text:span><text:span text:style-name="T1277">3</text:span><text:span text:style-name="T3">, Duše </text:span><text:span text:style-name="T1162">5</text:span><text:span text:style-name="T3">, </text:span><text:span text:style-name="T89">Ž</text:span><text:span text:style-name="T34">ivot</text:span><text:span text:style-name="T89">y</text:span><text:span text:style-name="T3"> </text:span><text:span text:style-name="T1160">1</text:span><text:span text:style-name="T1278">6</text:span></text:p>
              <text:p text:style-name="P486"><text:span text:style-name="T1095">Zbroj:</text:span><text:span text:style-name="T1165"> </text:span><text:span text:style-name="T1279">2 (siln</text:span><text:span text:style-name="T1280">á</text:span><text:span text:style-name="T1279"> kůže s magickými runami)</text:span></text:p>
              <text:p text:style-name="P486"><text:span text:style-name="T1095">Rychlost:</text:span><text:span text:style-name="T1165"> </text:span><text:span text:style-name="T1281">na zemi</text:span><text:span text:style-name="T1165"> </text:span><text:span text:style-name="T1282">jako </text:span><text:span text:style-name="T1281">člověk, ve vzduchu jako kůň</text:span></text:p>
              <text:p text:style-name="P486"><text:span text:style-name="T1096">Smysly:</text:span><text:span text:style-name="T1168"> </text:span><text:span text:style-name="T1281">sluch jako kudůk, zrak jako člověk, čich jako pes, infravidění</text:span></text:p>
              <text:p text:style-name="P562"><text:span text:style-name="T819">⚔ </text:span><text:span text:style-name="T1094">P</text:span><text:span text:style-name="T1130">ařáty, </text:span><text:span text:style-name="T1131">rohy</text:span><text:span text:style-name="T1130"> nebo kopyta</text:span><text:span text:style-name="T10">:</text:span><text:span text:style-name="T34"> </text:span><text:span text:style-name="T1281">7</text:span><text:span text:style-name="T90"> + k6, zranění </text:span><text:span text:style-name="T1283">4</text:span></text:p>
              <text:p text:style-name="P562"><text:span text:style-name="T1541">Vzhled:</text:span><text:span text:style-name="T1598"> </text:span><text:span text:style-name="T1482">T</text:span><text:span text:style-name="T1483">římetrový </text:span><text:span text:style-name="T1484">démon</text:span><text:span text:style-name="T1483"> s drápy, kopyty, rohy a velkými křídly</text:span><text:span text:style-name="T1485">. </text:span><text:span text:style-name="T1486">Ocelově modrou kůži má pokrytou žhnoucími magickými symboly.</text:span></text:p>
            </text:list-item>
          </text:list>
        </text:list-item>
        <text:list-item>
          <text:p text:style-name="P591">Z<text:span text:style-name="T2124">lobr</text:span></text:p>
          <text:p text:style-name="P593">Do úzkých šachet a štol se nevejde.</text:p>
          <text:list>
            <text:list-header>
              <text:p text:style-name="P645">Zlobr jeskynní</text:p>
              <text:p text:style-name="P901"><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2">, </text:span><text:span text:style-name="T1163">Ž</text:span><text:span text:style-name="T1160">ivot</text:span><text:span text:style-name="T1163">y </text:span><text:span text:style-name="T1240">15</text:span></text:p>
              <text:p text:style-name="P487"><text:span text:style-name="T1095">Zbroj:</text:span><text:span text:style-name="T1165"> </text:span><text:span text:style-name="T1240">2 (silná kůže)</text:span></text:p>
              <text:p text:style-name="P487"><text:span text:style-name="T1095">Rychlost:</text:span><text:span text:style-name="T1165"> </text:span><text:span text:style-name="T1240">jako </text:span><text:span text:style-name="T1241">chůze</text:span></text:p>
              <text:p text:style-name="P487"><text:span text:style-name="T1096">Smysly:</text:span><text:span text:style-name="T1168"> </text:span><text:span text:style-name="T1242">slabý zrak, skvělý čich a sluch</text:span></text:p>
              <text:p text:style-name="P563"><text:span text:style-name="T819">⚔ </text:span><text:span text:style-name="T1119">Drápy</text:span><text:span text:style-name="T10">:</text:span><text:span text:style-name="T34"> </text:span><text:span text:style-name="T66">6 + k6, zranění </text:span><text:span text:style-name="T67">2</text:span></text:p>
              <text:p text:style-name="P563"><text:span text:style-name="T819">⚔ </text:span><text:span text:style-name="T1119">Důlní kladivo</text:span><text:span text:style-name="T10">:</text:span><text:span text:style-name="T34"> </text:span><text:span text:style-name="T66">6 + k6, zranění </text:span><text:span text:style-name="T67">4</text:span></text:p>
              <text:p text:style-name="P521"><text:soft-page-break/><text:span text:style-name="T2125">Nadlidská síla:</text:span><text:span text:style-name="T382"> Člověka dokáže zvednout a odhodit několik metrů daleko a při boji zblízka má +1 ke zranění </text:span><text:span text:style-name="T383">(ve zranění drápy i kladivem už je </text:span><text:span text:style-name="T384">bonus započítaný</text:span><text:span text:style-name="T383">)</text:span><text:span text:style-name="T382">.</text:span></text:p>
              <text:p text:style-name="P563"><text:span text:style-name="T272">Vzhled:</text:span> <text:span text:style-name="T2040">Tři metry vysoký zavalitý humanoid s hnědou kůží, kulatou hlavou bez nosu a silnými drápy.</text:span></text:p>
              <text:p text:style-name="P540"><text:span text:style-name="T272">Schopnosti: </text:span><text:span text:style-name="T382">J</text:span><text:span text:style-name="T350">eskynní zlobr regeneruje všechna zranění kromě těch způsobených </text:span><text:span text:style-name="T1033">ohněm</text:span><text:span text:style-name="T350"> nebo </text:span><text:span text:style-name="T2041">žíravinou</text:span><text:span text:style-name="T350"> rychlostí 1 život za kolo.</text:span></text:p>
              <text:p text:style-name="P563"><text:span text:style-name="T1539">S</text:span><text:span text:style-name="T1525">labiny:</text:span><text:span text:style-name="T1397"> </text:span><text:span text:style-name="T1469">Pokud na jeskynního zlobra dopadne přímé sluneční světlo, natrvalo zkamení.</text:span></text:p>
              <text:p text:style-name="P592"><text:span text:style-name="T272">Suroviny:</text:span> <text:span text:style-name="T383">Z krve jeskynního zlobra může alchymista vytěžit 7 magů nebo vyrobit </text:span><text:span text:style-name="T339">lektvar regenerace</text:span><text:span text:style-name="T383"> (prodej 60 zl).</text:span></text:p>
            </text:list-header>
          </text:list>
        </text:list-item>
        <text:list-item>
          <text:p text:style-name="P906"><text:span text:style-name="T1469">P</text:span><text:span text:style-name="T1397">ostavy našly třináctou šachtu.</text:span></text:p>
        </text:list-item>
      </text:list>
      <text:h text:style-name="Heading_20_3" text:outline-level="3">Třináctá šachta</text:h>
      <text:p text:style-name="P183"><text:bookmark text:name="docs-internal-guid-65445f98-7fff-1a3c-3ca6-f339e9524b31"/>1</text:p>
      <text:p text:style-name="Text_20_body">⬤ <text:span text:style-name="T2399">V místnosti je tma.</text:span></text:p>
      <text:p text:style-name="Text_20_body">♨ <text:span text:style-name="T2411">Gobliní, trollí </text:span><text:span text:style-name="T2413">a velmi slabé lidské</text:span><text:span text:style-name="T2411"> pachové stopy.</text:span></text:p>
      <text:p text:style-name="P295">👣<text:span text:style-name="T2399">• </text:span><text:span text:style-name="T2400">Gobliní </text:span><text:span text:style-name="T2402">a trollí</text:span><text:span text:style-name="T2400"> stopy. </text:span><text:span text:style-name="T2402">U vodní hladiny na jihu žádné stopy nejsou.</text:span><text:span text:style-name="T2400"><text:line-break/><text:tab/></text:span><text:span text:style-name="T1693">•</text:span><text:span text:style-name="T1694">•</text:span><text:span text:style-name="T1693"> Goblini chodí </text:span><text:span text:style-name="T1694">mezi</text:span><text:span text:style-name="T1693"> dřevěn</text:span><text:span text:style-name="T1694">ou</text:span><text:span text:style-name="T1693"> bariér</text:span><text:span text:style-name="T1694">ou</text:span><text:span text:style-name="T1693"> do 5 </text:span><text:span text:style-name="T1694">a důlními štolami na severu. </text:span><text:span text:style-name="T1698">Troll chodí jako gorila, opírá se při tom o pěsti předních rukou.</text:span><text:span text:style-name="T1694"><text:line-break/><text:tab/></text:span><text:span text:style-name="T1693">•</text:span><text:span text:style-name="T1694">•• </text:span><text:span text:style-name="T1699">Troll má dva páry rukou.</text:span></text:p>
      <text:p text:style-name="P381"><text:soft-page-break/><text:span text:style-name="T408">Vodní plocha</text:span> &gt; Temná, neprůhledná a hluboká desítky metrů. Tlusté rudé pijavice, které zraňují zdravé a léčí zraněné <text:span text:style-name="T2121">(za 3kz + 2 životů, jednoho pacienta mohou každý den vyléčit pouze jednou)</text:span>. <text:span text:style-name="T2146">N</text:span>ěkolik metrů pod hladinou <text:span text:style-name="T2146">spí o</text:span>bří chapadlovitá bestie.</text:p>
      <text:list xml:id="list1172502649" text:style-name="L95">
        <text:list-header>
          <text:p text:style-name="P647">Chapadlovitá bestie</text:p>
          <text:p text:style-name="P907"><text:span text:style-name="T2">/</text:span><text:span text:style-name="T70">* Velikost </text:span><text:span text:style-name="T85">1</text:span><text:span text:style-name="T88">0</text:span><text:span text:style-name="T70"> (</text:span><text:span text:style-name="T88">1</text:span><text:span text:style-name="T85"> tun</text:span><text:span text:style-name="T88">a</text:span><text:span text:style-name="T70">) */</text:span></text:p>
          <text:p text:style-name="P504"><text:span text:style-name="T305">Tělo</text:span><text:span text:style-name="T306">:</text:span><text:span text:style-name="T1265"><text:tab/><text:tab/></text:span><text:span text:style-name="T1177">F</text:span><text:span text:style-name="T1162">yzička </text:span><text:span text:style-name="T1275">6</text:span><text:span text:style-name="T1162">, Finesa </text:span><text:span text:style-name="T1275">2</text:span><text:span text:style-name="T1162">, Duše </text:span><text:span text:style-name="T1267">-</text:span><text:span text:style-name="T1162">, </text:span><text:span text:style-name="T1163">Ž</text:span><text:span text:style-name="T1160">ivot</text:span><text:span text:style-name="T1163">y: </text:span><text:span text:style-name="T1275">16</text:span></text:p>
          <text:p text:style-name="P504"><text:span text:style-name="T1127">10 chapadel</text:span><text:span text:style-name="T1128">:</text:span><text:span text:style-name="T1265"><text:tab/></text:span><text:span text:style-name="T1177">F</text:span><text:span text:style-name="T1162">yzička </text:span><text:span text:style-name="T1275">3</text:span><text:span text:style-name="T1162">, Finesa </text:span><text:span text:style-name="T1275">4</text:span><text:span text:style-name="T1162">, Duše </text:span><text:span text:style-name="T1267">-</text:span><text:span text:style-name="T1162">, </text:span><text:span text:style-name="T1163">Ž</text:span><text:span text:style-name="T1160">ivot</text:span><text:span text:style-name="T1163">y: </text:span><text:span text:style-name="T1275">4</text:span></text:p>
          <text:p text:style-name="P488"><text:span text:style-name="T1095">Zbroj:</text:span><text:span text:style-name="T1165"> </text:span><text:span text:style-name="T1269">t</text:span><text:span text:style-name="T1268">ělo má zbroj 2, </text:span><text:span text:style-name="T1266">chapadla 0</text:span></text:p>
          <text:p text:style-name="P488"><text:span text:style-name="T1095">Rychlost:</text:span><text:span text:style-name="T1165"> </text:span><text:span text:style-name="T1266">plave mnohem rychleji než</text:span><text:span text:style-name="T1269"> </text:span><text:span text:style-name="T1270">člověk</text:span></text:p>
          <text:p text:style-name="P488"><text:span text:style-name="T1096">Smysly:</text:span><text:span text:style-name="T1168"> </text:span><text:span text:style-name="T1271">dobrý</text:span><text:span text:style-name="T1272"> zrak, </text:span><text:span text:style-name="T1273">čich</text:span></text:p>
          <text:p text:style-name="P488"><text:span text:style-name="T1097">Detekovatelnost</text:span><text:span text:style-name="T1098">:</text:span><text:span text:style-name="T1170"> ne</text:span><text:span text:style-name="T1274">ní</text:span><text:span text:style-name="T1170"> vidět pomocí infravidění</text:span></text:p>
          <text:p text:style-name="P566"><text:span text:style-name="T819">⚔ </text:span><text:span text:style-name="T1129">Háky na chapadlech</text:span><text:span text:style-name="T10">:</text:span><text:span text:style-name="T34"> </text:span><text:span text:style-name="T88">4</text:span><text:span text:style-name="T87"> + k6, zranění </text:span><text:span text:style-name="T86">1</text:span></text:p>
          <text:p text:style-name="P566"><text:span text:style-name="T819">⚔ </text:span><text:span text:style-name="T1129">Přísavky</text:span><text:span text:style-name="T10">:</text:span><text:span text:style-name="T34"> </text:span><text:span text:style-name="T88">4</text:span><text:span text:style-name="T87"> + k6 </text:span><text:span text:style-name="T86">(nezraňují)</text:span></text:p>
          <text:p text:style-name="P566"><text:span text:style-name="T819">⚔ </text:span><text:span text:style-name="T1129">Zobák</text:span><text:span text:style-name="T10">:</text:span><text:span text:style-name="T34"> </text:span><text:span text:style-name="T88">6</text:span><text:span text:style-name="T87"> + k6, zranění </text:span><text:span text:style-name="T88">2</text:span></text:p>
          <text:p text:style-name="P907"><text:span text:style-name="T304">Chapadla:</text:span><text:span text:style-name="T2122"> Každým chapadlem může bez postihu útočit na jiný cíl. Když se postavám podaří vyřadit alespoň 5 chapadel, stáhne se do hlubin.</text:span></text:p>
        </text:list-header>
      </text:list>
      <text:p text:style-name="P415"><text:span text:style-name="T408">Dřevěná bariéra do 5</text:span> &gt; Hlídaná gobliny z druhé strany. Plná děr pro kopí <text:span text:style-name="T2394">(</text:span><text:span text:style-name="T2404">díry někdo vyrobil postupným propálením</text:span><text:span text:style-name="T2394">)</text:span>.</text:p>
      <text:list xml:id="list1995780375" text:style-name="L96">
        <text:list-item>
          <text:p text:style-name="P567"><text:span text:style-name="T2395">Skrz </text:span><text:span text:style-name="T1691">díry</text:span><text:span text:style-name="T2395"> </text:span><text:span text:style-name="T1692">je vidět</text:span><text:span text:style-name="T2397"> </text:span><text:span text:style-name="T1692">velmi slabé</text:span><text:span text:style-name="T2395"> světlo </text:span><text:span text:style-name="T2398">(od ohně v místnosti za rohem)</text:span><text:span text:style-name="T2395">.</text:span></text:p>
          <text:p text:style-name="P567">👣<text:span text:style-name="T2399">•• </text:span><text:span text:style-name="T1702">Před bariérou jsou staré</text:span><text:span text:style-name="T2402"> trollí</text:span><text:span text:style-name="T2400"> stopy, </text:span><text:span text:style-name="T2405">troll se </text:span><text:span text:style-name="T2406">neúspěšně</text:span><text:span text:style-name="T2405"> pokoušel probít skrz</text:span><text:span text:style-name="T2402">.</text:span></text:p>
          <text:p text:style-name="P908"><text:soft-page-break/><text:span text:style-name="T654">🔊</text:span><text:span text:style-name="T762">Zpoza bariéry je slyšet </text:span><text:span text:style-name="T797">šeptání</text:span><text:span text:style-name="T762"> goblinů.</text:span></text:p>
        </text:list-item>
      </text:list>
      <text:p text:style-name="P183">2</text:p>
      <text:p text:style-name="Text_20_body">⬤ <text:span text:style-name="T2399">V místnosti je tma</text:span></text:p>
      <text:p text:style-name="Standalone_20_Property"><text:span text:style-name="T408">Kosti</text:span> &gt; Lidské, gobliní i zvířecí, některé rozlámané a požvýkané.</text:p>
      <text:p text:style-name="P416"><text:span text:style-name="T408">Vysoké stoupající stupně</text:span> &gt; Porostlé jedlým mechem. <text:span text:style-name="T2414">Stoupají zhruba 3-4 metry do výšky.</text:span></text:p>
      <text:p text:style-name="P322">♨ <text:span text:style-name="T2411">Gobliní a trollí pachové stopy.</text:span></text:p>
      <text:list xml:id="list3554626863" text:style-name="L97">
        <text:list-header>
          <text:p text:style-name="P584">👣 V mechu <text:span text:style-name="T2147">jsou </text:span>velké čtyřprsté stopy a otisky <text:span text:style-name="T1700">pěstí</text:span> (jako <text:span text:style-name="T1700">když chodí</text:span> goril<text:span text:style-name="T2403">a</text:span>).<text:line-break/><text:span text:style-name="T1693">• </text:span><text:span text:style-name="T1695">Stopy jsou od trolla, ale při chůzi se opírá o ruce jako gorila.<text:line-break/></text:span><text:span text:style-name="T1693">•</text:span><text:span text:style-name="T1694">• </text:span><text:span text:style-name="T1696">Mezi </text:span><text:span text:style-name="T1701">trollými stopami</text:span><text:span text:style-name="T1696"> jsou šlápěje mrňavého goblina.</text:span><text:span text:style-name="T1695"><text:line-break/></text:span><text:span text:style-name="T1693">•</text:span><text:span text:style-name="T1694">••</text:span><text:span text:style-name="T1693"> </text:span><text:span text:style-name="T1701">Troll m</text:span><text:span text:style-name="T1695">á dva páry rukou.</text:span></text:p>
        </text:list-header>
      </text:list>
      <text:p text:style-name="P183">3</text:p>
      <text:p text:style-name="P193"><text:span text:style-name="T654">🔊 </text:span><text:span text:style-name="T763">Trollí mručení</text:span></text:p>
      <text:p text:style-name="P127">⬤ <text:span text:style-name="T2399">V místnosti je tma</text:span></text:p>
      <text:p text:style-name="P322"><text:span text:style-name="T464">♨ </text:span><text:span text:style-name="T1742">Dusivý pach moči a výkalů, trollí</text:span><text:span text:style-name="T1741"> zápach, slabý gobliní pach</text:span></text:p>
      <text:p text:style-name="P301"><text:span text:style-name="T464">👣</text:span><text:span text:style-name="T513">• </text:span><text:span text:style-name="T516">St</text:span><text:span text:style-name="T514">opy </text:span><text:span text:style-name="T1738">trolla a prťavého goblina.</text:span><text:span text:style-name="T515"><text:line-break/><text:tab/></text:span><text:span text:style-name="T1734">•</text:span><text:span text:style-name="T1735">•</text:span><text:span text:style-name="T1734"> </text:span><text:span text:style-name="T1739">Gobliní stopy vedou do malé místnůstky (4), kam se troll určitě nevejde</text:span><text:span text:style-name="T1736">.</text:span><text:span text:style-name="T1735"><text:line-break/><text:tab/></text:span><text:span text:style-name="T1734">•</text:span><text:span text:style-name="T1735">•• </text:span><text:span text:style-name="T1737">Troll má dva páry rukou.</text:span></text:p>
      <text:p text:style-name="Standalone_20_Property"><text:span text:style-name="T408">Troll</text:span> &gt; Mohutný, čtyřruký trollí mutant. Rychlá regenerace všech zranění nezpůsobených ohněm a kyselinou.</text:p>
      <text:list xml:id="list3457720707" text:style-name="L98">
        <text:list-header>
          <text:p text:style-name="P648">Čtyřruký jeskynní troll</text:p>
        </text:list-header>
      </text:list>
      <text:list xml:id="list4276888755" text:style-name="L99">
        <text:list-header>
          <text:p text:style-name="P909"><text:soft-page-break/><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2">, </text:span><text:span text:style-name="T1163">Ž</text:span><text:span text:style-name="T1160">ivot</text:span><text:span text:style-name="T1163">y </text:span><text:span text:style-name="T1240">15</text:span></text:p>
          <text:p text:style-name="P489"><text:span text:style-name="T1095">Zbroj:</text:span><text:span text:style-name="T1165"> </text:span><text:span text:style-name="T1240">2 (silná kůže)</text:span></text:p>
          <text:p text:style-name="P489"><text:span text:style-name="T1095">Rychlost:</text:span><text:span text:style-name="T1165"> </text:span><text:span text:style-name="T1240">jako </text:span><text:span text:style-name="T1241">chůze</text:span></text:p>
          <text:p text:style-name="P489"><text:span text:style-name="T1096">Smysly:</text:span><text:span text:style-name="T1168"> </text:span><text:span text:style-name="T1242">slabý zrak, skvělý čich a sluch</text:span></text:p>
          <text:p text:style-name="P568"><text:span text:style-name="T819">⚔ </text:span><text:span text:style-name="T1119">Drápy</text:span><text:span text:style-name="T10">:</text:span><text:span text:style-name="T34"> </text:span><text:span text:style-name="T66">6 + k6, zranění </text:span><text:span text:style-name="T67">2</text:span></text:p>
          <text:p text:style-name="P569"><text:span text:style-name="T295">R</text:span><text:span text:style-name="T272">egenerace: </text:span><text:span text:style-name="T382">J</text:span><text:span text:style-name="T383">eskynní zlobr regeneruje všechna zranění kromě těch způsobených </text:span><text:span text:style-name="T1033">ohněm</text:span><text:span text:style-name="T383"> nebo </text:span><text:span text:style-name="T2041">žíravinou</text:span><text:span text:style-name="T383"> rychlostí 1 život za kolo.</text:span></text:p>
          <text:p text:style-name="P569"><text:span text:style-name="T1539">S</text:span><text:span text:style-name="T1542">labiny:</text:span><text:span text:style-name="T1469"> Pokud na jeskynního zlobra dopadne přímé sluneční světlo, natrvalo zkamení.</text:span></text:p>
          <text:p text:style-name="P568"><text:span text:style-name="T295">Nadlidská síla:</text:span><text:span text:style-name="T382"> Člověka dokáže zvednout a odhodit několik metrů daleko a při boji zblízka má +1 ke zranění </text:span><text:span text:style-name="T383">(ve zranění drápy i kladivem už je </text:span><text:span text:style-name="T384">bonus započítaný</text:span><text:span text:style-name="T383">)</text:span><text:span text:style-name="T382">.</text:span></text:p>
        </text:list-header>
      </text:list>
      <text:p text:style-name="Standalone_20_Property"><text:span text:style-name="T408">Pečlivě </text:span><text:span text:style-name="T447">srovnaný</text:span><text:span text:style-name="T408"> sloupec zkrvaveného vybavení</text:span> &gt; Důlnické, gobliní i dobrodružné, bohužel žádné cennosti. Jen pod zohýbanou plátovou zbrojí je skrytý magický bronzový štít s reliéfem vousaté tváře se zavřenýma očima <text:span text:style-name="T2149">(karta </text:span><text:span text:style-name="T314">štít děsu</text:span><text:span text:style-name="T2149">)</text:span>. Je to podobizna Garhaza, pověstného černokněžníka. Při pronesení jeho jména se oči otevřou a kdo do nich pohlédne, propadne panickému strachu.</text:p>
      <text:p text:style-name="P183">4</text:p>
      <text:p text:style-name="Text_20_body">⬤ V místnosti je tma</text:p>
      <text:p text:style-name="P322"><text:span text:style-name="T464">♨ </text:span><text:span text:style-name="T517">Silný zápach moči a výkalů, gobliní pach</text:span></text:p>
      <text:p text:style-name="P302"><text:span text:style-name="T464">👣</text:span><text:span text:style-name="T513">• </text:span><text:span text:style-name="T516">St</text:span><text:span text:style-name="T514">opy </text:span><text:span text:style-name="T1738">prťavého goblina, </text:span><text:span text:style-name="T1740">který si tu hraje a žije tu</text:span><text:span text:style-name="T515">.</text:span></text:p>
      <text:p text:style-name="Standalone_20_Property"><text:soft-page-break/><text:span text:style-name="T408">Hnízdo malé zdivočelé gobliní holčičky</text:span> &gt; Chová se jako agresivní opice. V jejím doupěti je nakradeno 4 zl, 12 st a dva tucty drobných šperků (celkově <text:span text:style-name="T2044">6 zl</text:span>)</text:p>
      <text:list xml:id="list3318423688" text:style-name="L100">
        <text:list-header>
          <text:p text:style-name="P910"><text:span text:style-name="T2">F</text:span><text:span text:style-name="T3">yzička </text:span><text:span text:style-name="T93">1</text:span><text:span text:style-name="T3">, Finesa </text:span><text:span text:style-name="T93">2</text:span><text:span text:style-name="T3">, Duše </text:span><text:span text:style-name="T40">1</text:span><text:span text:style-name="T1162">, </text:span><text:span text:style-name="T1163">Ž</text:span><text:span text:style-name="T1160">ivot</text:span><text:span text:style-name="T1163">y </text:span><text:span text:style-name="T1287">6</text:span></text:p>
          <text:p text:style-name="P911"><text:span text:style-name="T819">⚔ </text:span><text:span text:style-name="T933">Boj</text:span><text:span text:style-name="T932">:</text:span><text:span text:style-name="T876"> </text:span><text:span text:style-name="T877">2</text:span><text:span text:style-name="T835"> + k6, zranění </text:span><text:span text:style-name="T877">0</text:span></text:p>
        </text:list-header>
      </text:list>
      <text:h text:style-name="P448" text:outline-level="4">5</text:h>
      <text:p text:style-name="P303"><text:span text:style-name="T654">🔊</text:span><text:span text:style-name="T762">Tiché </text:span><text:span text:style-name="T797">šeptání</text:span><text:span text:style-name="T762"> goblinů.</text:span></text:p>
      <text:p text:style-name="P294"><text:span text:style-name="T654">◐</text:span><text:span text:style-name="T1038"> </text:span><text:span text:style-name="T1039">V místnosti je </text:span><text:span text:style-name="T1048">trocha světla</text:span><text:span text:style-name="T1039"> (z místnosti 6 sem dopadá světlo ohně)</text:span></text:p>
      <text:p text:style-name="P323"><text:span text:style-name="T1040">♨ </text:span><text:span text:style-name="T1061">Zápach obydlené místnosti, pach mnoha goblinů</text:span><text:span text:style-name="T1046">.</text:span></text:p>
      <text:p text:style-name="P304"><text:span text:style-name="T1040">👣</text:span><text:span text:style-name="T1041">• </text:span><text:span text:style-name="T1042">St</text:span><text:span text:style-name="T1043">opy </text:span><text:span text:style-name="T1018">mnoha goblinů</text:span><text:span text:style-name="T1044">.<text:line-break/><text:tab/></text:span><text:span text:style-name="T1014">•</text:span><text:span text:style-name="T1015">•</text:span><text:span text:style-name="T1014"> </text:span><text:span text:style-name="T1019">Mezi nimi jsou staré lidské stopy</text:span><text:span text:style-name="T1016">.</text:span><text:span text:style-name="T1015"><text:line-break/><text:tab/></text:span><text:span text:style-name="T1014">•</text:span><text:span text:style-name="T1015">•• </text:span><text:span text:style-name="T1019">Lidé byli zajatci, goblini je spoutané vedli do místnosti 6</text:span><text:span text:style-name="T1017">.</text:span></text:p>
      <text:p text:style-name="Standalone_20_Property"><text:span text:style-name="T408">Osm goblinů</text:span> &gt; Lehké zbroje a kopí. Jeden z nich má vlčí tlamu trčící z hrudi, jeden další má pevné šupiny, a další má namísto krve kyselinu <text:span text:style-name="T2407">(popálí za 5kz žíravinou)</text:span>.</text:p>
      <text:list xml:id="list3578492339" text:style-name="L101">
        <text:list-header>
          <text:p text:style-name="P913"><text:span text:style-name="T2">F</text:span><text:span text:style-name="T3">yzička </text:span><text:span text:style-name="T40">2</text:span><text:span text:style-name="T3">, Finesa </text:span><text:span text:style-name="T1328">4</text:span><text:span text:style-name="T3">, Duše </text:span><text:span text:style-name="T40">1</text:span><text:span text:style-name="T1162">, </text:span><text:span text:style-name="T1163">Ž</text:span><text:span text:style-name="T1160">ivot</text:span><text:span text:style-name="T1163">y </text:span><text:span text:style-name="T1198">7</text:span></text:p>
          <text:p text:style-name="P518"><text:span text:style-name="T55">Z</text:span><text:span text:style-name="T1">broj:</text:span><text:span text:style-name="T21"> 1 (lehká zbroj), </text:span><text:span text:style-name="T25">goblin se šupinami 2</text:span></text:p>
          <text:p text:style-name="P912"><text:span text:style-name="T819">⚔ </text:span><text:span text:style-name="T904">K</text:span><text:span text:style-name="T927">opí</text:span><text:span text:style-name="T898">:</text:span><text:span text:style-name="T829"> </text:span><text:span text:style-name="T879">4</text:span><text:span text:style-name="T835"> + k6, zranění </text:span><text:span text:style-name="T836">1</text:span></text:p>
          <text:p text:style-name="P916"><text:span text:style-name="T836">U </text:span><text:span text:style-name="T829">sebe mají dohromady 3 valouny stříbra (1 zl za každý)</text:span></text:p>
        </text:list-header>
      </text:list>
      <text:p text:style-name="P377">Improvizovaná balista a barikády s bodci</text:p>
      <text:list xml:id="list3432074699" text:style-name="L102">
        <text:list-header>
          <text:p text:style-name="P917"><text:span text:style-name="T819">⚔ </text:span><text:span text:style-name="T928">Balista</text:span><text:span text:style-name="T898">:</text:span><text:span text:style-name="T829"> </text:span><text:span text:style-name="T869">Zranění 4, několik minut nabíjení</text:span></text:p>
          <text:p text:style-name="P918"><text:soft-page-break/><text:span text:style-name="T1085">👣</text:span><text:span text:style-name="T1086">• </text:span><text:span text:style-name="T1088">Goblini barikádu pravidelně <text:s/>odstraňují a zase vracejí na místo</text:span><text:span text:style-name="T1087">.</text:span></text:p>
        </text:list-header>
      </text:list>
      <text:p text:style-name="P183">6</text:p>
      <text:p text:style-name="P194"><text:span text:style-name="T654">🔊 </text:span><text:span text:style-name="T764">Když svázaní důlníci uvidí postavy, pokusí se na ně přes roubíky volat.</text:span></text:p>
      <text:p text:style-name="Text_20_body">💡 <text:span text:style-name="T2396">V místnosti </text:span><text:span text:style-name="T2410">je</text:span><text:span text:style-name="T2396"> </text:span><text:span text:style-name="T1690">světlo od ohně uprostřed.</text:span></text:p>
      <text:p text:style-name="P324"><text:span text:style-name="T1743">♨ </text:span><text:span text:style-name="T1744">Silný zápach čerstvé krve a vnitřností, moči a výkalů. Gobliní pachové stopy, lidský pach.</text:span></text:p>
      <text:p text:style-name="P305"><text:span text:style-name="T1050">👣</text:span><text:span text:style-name="T1055">U ohně je spousta krve a zbytky masa a kostí </text:span><text:span text:style-name="T1056">(lidských).</text:span><text:span text:style-name="T1050"><text:line-break/><text:tab/></text:span><text:span text:style-name="T1051">• </text:span><text:span text:style-name="T1052">St</text:span><text:span text:style-name="T1053">opy </text:span><text:span text:style-name="T1018">goblinů</text:span><text:span text:style-name="T1054">.<text:line-break/><text:tab/></text:span><text:span text:style-name="T1014">•</text:span><text:span text:style-name="T1015">•</text:span><text:span text:style-name="T1014"> </text:span><text:span text:style-name="T1019">Mezi nimi jsou staré lidské stopy </text:span><text:span text:style-name="T1020">(patří zajatcům u severní stěny)</text:span><text:span text:style-name="T1016">.</text:span><text:span text:style-name="T1015"><text:line-break/><text:tab/></text:span><text:span text:style-name="T1014">•</text:span><text:span text:style-name="T1015">•• </text:span><text:span text:style-name="T1019">Lidé byli zajatci, goblini je spoutané vedli do místnosti 6</text:span><text:span text:style-name="T1017">.</text:span></text:p>
      <text:p text:style-name="Standalone_20_Property"><text:span text:style-name="T408">U stěny uvázaní tři důlníci </text:span><text:span text:style-name="T463">s roubíky</text:span><text:span text:style-name="T464"> </text:span><text:span text:style-name="T477">(Ro</text:span><text:span text:style-name="T478">m</text:span><text:span text:style-name="T477">bi, Belefus a Dlouhán)</text:span> &gt; Slabí a zoufalí. <text:span text:style-name="T2150">Dlouhán</text:span> je porostlý hustou srstí a prosí o smrt. Údajně byl vystaven nějaké zelené břečce.</text:p>
      <text:list xml:id="list1171829040" text:style-name="L103">
        <text:list-item>
          <text:p text:style-name="P571">Včera se museli dívat, jak čtvrtého důlníka (Grogiho) goblini rozsekali na kousky a naházeli do kotle.</text:p>
        </text:list-item>
      </text:list>
      <text:p text:style-name="Standalone_20_Property"><text:span text:style-name="T408">Ohniště s kotlem</text:span> &gt; Ve vývaru kusy důlníků.</text:p>
      <text:p text:style-name="P306"><text:span text:style-name="T408">Hromada dřeva</text:span> <text:span text:style-name="T522">&gt; Star</text:span><text:span text:style-name="T134">á výdřeva dolu.</text:span></text:p>
      <text:p text:style-name="P183">7</text:p>
      <text:p text:style-name="P296">⬤ V místnosti je tma</text:p>
      <text:p text:style-name="P324"><text:span text:style-name="T1051">♨ </text:span><text:span text:style-name="T1062">Goblinské pachové stopy.</text:span></text:p>
      <text:p text:style-name="P307"><text:soft-page-break/><text:span text:style-name="T1051">• </text:span><text:span text:style-name="T1057">Staré gobliní stopy (několik týdnů)</text:span><text:span text:style-name="T1054">.<text:line-break/></text:span><text:span text:style-name="T1014">•</text:span><text:span text:style-name="T1015">•</text:span><text:span text:style-name="T1014"> </text:span><text:span text:style-name="T1021">Zanechal je shrbený stařec, který zde experimentoval s různými vynálezy</text:span><text:span text:style-name="T1016">.</text:span></text:p>
      <text:p text:style-name="Standalone_20_Property"><text:span text:style-name="T408">Hromada rozličného harampádí</text:span><text:span text:style-name="T464"> </text:span><text:span text:style-name="T533">&gt; M</text:span><text:span text:style-name="T159">ěděné trubky, železné tyče, šrouby, svorky, velké kusy kůže, řemeny, nýty, spousta dřevěných trámků, lišt a prken.</text:span></text:p>
      <text:p text:style-name="Standalone_20_Property"><text:span text:style-name="T408">Pracovní stůl plný vynálezů</text:span> &gt; <text:span text:style-name="T2408">Zhaslá olejová lampa, </text:span><text:span text:style-name="T2409">křesadlo</text:span><text:span text:style-name="T2408"> a dvě láhve oleje, </text:span><text:span text:style-name="T2409">jedna z nich poloprázdná</text:span><text:span text:style-name="T2408">. </text:span>Rukavice s přidělanými čepelemi na kloubech, velká kuše na střelbu dřevěných bodců <text:span text:style-name="T2153">(zranění 2, krátký dostřel)</text:span> a několikery zjevně nedokončené rozřezané dudy.</text:p>
      <text:p text:style-name="P183">8</text:p>
      <text:p text:style-name="P195"><text:span text:style-name="T654">🔊 </text:span><text:span text:style-name="T765">Stařecké žvatlání (v goblinštině)</text:span></text:p>
      <text:p text:style-name="P296">⬤ V místnosti je tma</text:p>
      <text:p text:style-name="P324"><text:span text:style-name="T464">♨ </text:span><text:span text:style-name="T519">Slabý zápach síry, g</text:span><text:span text:style-name="T518">obliní pach.</text:span></text:p>
      <text:p text:style-name="P308"><text:span text:style-name="T1050">👣</text:span><text:span text:style-name="T1058">Nejsou tu žádné stopy (bahno na podlaze je tekuté a mazlavé, stopy v něm do několika minut mizí).</text:span></text:p>
      <text:p text:style-name="P380"><text:span text:style-name="T408">Podlaha chodby i místnosti je naplněná bahnem</text:span> &gt; Při šamanově smrti ztuhne jako cement.</text:p>
      <text:p text:style-name="P417"><text:span text:style-name="T408">Vrásčitý gobliní šaman pokrytý pijavicemi z 1</text:span> &gt; Drzý, vesm<text:span text:style-name="T2417">ě</text:span><text:span text:style-name="T2416">s</text:span> nepohyblivý, nebude bojovat. Tvrdí, že kdo ho zabije, zemře <text:span text:style-name="T2166">(mluví lámanou obecnou řečí)</text:span>. Když zemře, jeho tělo se rozzáří a povolá tři krvežíznivé démon<text:span text:style-name="T2154">ické dvouhlavé psy</text:span>.</text:p>
      <text:list xml:id="list1560783642" text:style-name="L104">
        <text:list-header>
          <text:p text:style-name="P649">Šaman</text:p>
          <text:p text:style-name="P687">Ghargh</text:p>
        </text:list-header>
      </text:list>
      <text:list xml:id="list906245854" text:style-name="L105">
        <text:list-header>
          <text:p text:style-name="P919"><text:soft-page-break/><text:span text:style-name="T2">F</text:span><text:span text:style-name="T3">yzička </text:span><text:span text:style-name="T91">1</text:span><text:span text:style-name="T3">, Finesa </text:span><text:span text:style-name="T91">2</text:span><text:span text:style-name="T3">, Duše </text:span><text:span text:style-name="T92">4</text:span><text:span text:style-name="T1162">, </text:span><text:span text:style-name="T1163">Ž</text:span><text:span text:style-name="T1160">ivot</text:span><text:span text:style-name="T1163">y </text:span><text:span text:style-name="T1284">6</text:span></text:p>
          <text:p text:style-name="P650"><text:span text:style-name="T1323">Démonický d</text:span><text:span text:style-name="T1322">vouhlavý pes</text:span></text:p>
          <text:p text:style-name="P920"><text:span text:style-name="T2">F</text:span><text:span text:style-name="T3">yzička </text:span><text:span text:style-name="T1276">4</text:span><text:span text:style-name="T3">, Finesa </text:span><text:span text:style-name="T1162">2</text:span><text:span text:style-name="T3">, Duše </text:span><text:span text:style-name="T1162">4</text:span><text:span text:style-name="T3">, </text:span><text:span text:style-name="T89">Ž</text:span><text:span text:style-name="T34">ivot</text:span><text:span text:style-name="T89">y </text:span><text:span text:style-name="T1160">1</text:span><text:span text:style-name="T1276">1</text:span></text:p>
          <text:p text:style-name="P490"><text:span text:style-name="T1095">Rychlost:</text:span><text:span text:style-name="T1165"> </text:span><text:span text:style-name="T1282">jako p</text:span><text:span text:style-name="T1276">es</text:span></text:p>
          <text:p text:style-name="P490"><text:span text:style-name="T1096">Smysly:</text:span><text:span text:style-name="T1168"> </text:span><text:span text:style-name="T1282">jako p</text:span><text:span text:style-name="T1276">es</text:span></text:p>
          <text:p text:style-name="P572"><text:span text:style-name="T819">⚔ </text:span><text:span text:style-name="T1094">Z</text:span><text:span text:style-name="T1133">uby</text:span><text:span text:style-name="T10">:</text:span><text:span text:style-name="T34"> </text:span><text:span text:style-name="T1282">5</text:span><text:span text:style-name="T90"> + k6, zranění </text:span><text:span text:style-name="T1282">1</text:span></text:p>
          <text:p text:style-name="P572"><text:span text:style-name="T272">Vzhled:</text:span> <text:span text:style-name="T1482">Č</text:span><text:span text:style-name="T1485">erný dvouhlavý pes velký jako doga.</text:span></text:p>
          <text:p text:style-name="P573"><text:span text:style-name="T1134">Dvě hlavy</text:span><text:span text:style-name="T1092">:</text:span><text:span text:style-name="T1159"> </text:span><text:span text:style-name="T1288">B</text:span><text:span text:style-name="T1277">ez postihu útoč</text:span><text:span text:style-name="T1288">í</text:span><text:span text:style-name="T1277"> na dva protivníky najednou.</text:span></text:p>
        </text:list-header>
      </text:list>
      <text:p text:style-name="P183">9</text:p>
      <text:p text:style-name="P25"><text:span text:style-name="T2207">⬤ V </text:span><text:span text:style-name="T1766">chodbě</text:span><text:span text:style-name="T2207"> je tma</text:span></text:p>
      <text:p text:style-name="P26"><text:span text:style-name="T2207">♨ </text:span><text:span text:style-name="T2208">Gobliní pachové stopy.</text:span></text:p>
      <text:p text:style-name="P309"><text:span text:style-name="T1075">👣</text:span><text:span text:style-name="T1076">• </text:span><text:span text:style-name="T1080">Staré s</text:span><text:span text:style-name="T1077">t</text:span><text:span text:style-name="T1078">opy </text:span><text:span text:style-name="T991">goblinů</text:span><text:span text:style-name="T1079">.<text:line-break/><text:tab/></text:span><text:span text:style-name="T992">••</text:span><text:span text:style-name="T993">•</text:span><text:span text:style-name="T992"> </text:span><text:span text:style-name="T994">Zhruba uprostřed chodby je místo, kterému se vyhýba</text:span><text:span text:style-name="T997">li</text:span><text:span text:style-name="T995">.</text:span></text:p>
      <text:p text:style-name="Standalone_20_Property"><text:span text:style-name="T408">Chodba vedoucí nad stropem 1</text:span> &gt; Část podlahy je iluzorní <text:span text:style-name="T2155">(5 + k6 proti Finese na zachycení)</text:span>. <text:span text:style-name="T2148">Pád</text:span> do vody <text:span text:style-name="T2148">je bezpečný, ale</text:span> probudí chapadlovitou bestii <text:span text:style-name="T2148">(viz 1)</text:span>.</text:p>
      <text:h text:style-name="P448" text:outline-level="4">10</text:h>
      <text:p text:style-name="P297">⬤ V místnosti je tma</text:p>
      <text:p text:style-name="P26"><text:span text:style-name="T2207">♨ </text:span><text:span text:style-name="T2208">Gobliní pachové stopy.</text:span></text:p>
      <text:p text:style-name="P310"><text:span text:style-name="T1040">👣</text:span><text:span text:style-name="T1041">• </text:span><text:span text:style-name="T1042">S</text:span><text:span text:style-name="T1059">taré stopy</text:span><text:span text:style-name="T1018"> goblinů</text:span><text:span text:style-name="T1044">.<text:line-break/><text:tab/></text:span><text:span text:style-name="T1014">•</text:span><text:span text:style-name="T1015">•</text:span><text:span text:style-name="T1014"> </text:span><text:span text:style-name="T1022">Goblini </text:span><text:span text:style-name="T1023">zde postavili zával do 3 (z této strany)</text:span><text:span text:style-name="T1016">.</text:span><text:span text:style-name="T1015"><text:line-break/><text:tab/></text:span><text:span text:style-name="T1014">•</text:span><text:span text:style-name="T1015">•• </text:span><text:span text:style-name="T1024">Dveře do 11 už dlouho nikdo neotevřel (nejméně týdny)</text:span><text:span text:style-name="T1017">.</text:span></text:p>
      <text:p text:style-name="Standalone_20_Property"><text:soft-page-break/><text:span text:style-name="T408">Prázdná místnost</text:span> &gt; Při výraznějším hluku troll z 3 rozrazí gobliny postavenou kamen<text:span text:style-name="T2045">n</text:span>ou bariéru a zaútočí.</text:p>
      <text:p text:style-name="P183">11</text:p>
      <text:p text:style-name="P187">⬤ V místnosti je tma</text:p>
      <text:p text:style-name="P311"><text:span text:style-name="T2203">🚪</text:span><text:span text:style-name="T2206">Z 10 sem vedou obyčejné dřevěné dveře </text:span><text:span text:style-name="T1762">s klikou.</text:span></text:p>
      <text:p text:style-name="Standalone_20_Property"><text:span text:style-name="T2046">Nad vstupními dveřmi je připraven kastrol plný jedovatých brouků</text:span> &gt; Spadne na prvního, kdo neopatrně projde.</text:p>
      <text:list xml:id="list1097366663" text:style-name="L106">
        <text:list-header>
          <text:p text:style-name="P921"><text:span text:style-name="T345">Jed </text:span><text:span text:style-name="T347">z brouků</text:span><text:line-break/>10 + k6 proti Fyzičce</text:p>
          <text:p text:style-name="P921"><text:span text:style-name="T272">Aplikace:</text:span> kontaktem s pokožkou<text:line-break/><text:span text:style-name="T341">Latence:</text:span><text:span text:style-name="T2415"> 15 minut</text:span><text:line-break/><text:span text:style-name="T313">Příznaky:</text:span><text:span text:style-name="T2156"> Silná bolest břicha, slinění, ztráta chuti, zfialovění dásní.</text:span></text:p>
        </text:list-header>
      </text:list>
      <text:p text:style-name="P27"><text:span text:style-name="T2207">♨ </text:span><text:span text:style-name="T2208">Gobliní pachové stopy, </text:span><text:span text:style-name="T2209">pach mnoha brouků</text:span><text:span text:style-name="T2208">.</text:span></text:p>
      <text:p text:style-name="P312"><text:span text:style-name="T1040">👣</text:span><text:span text:style-name="T1041">• </text:span><text:span text:style-name="T1042">S</text:span><text:span text:style-name="T1059">taré stopy</text:span><text:span text:style-name="T1018"> goblinů</text:span><text:span text:style-name="T1044">.<text:line-break/><text:tab/></text:span><text:span text:style-name="T1014">•</text:span><text:span text:style-name="T1015">•</text:span><text:span text:style-name="T1014"> </text:span><text:span text:style-name="T1026">U balvanu ve východním koutě místnosti si goblini sedaj na bobek, jako kdyby se pod ním chtěli něčím šťourat</text:span><text:span text:style-name="T1016">.</text:span><text:span text:style-name="T1015"><text:line-break/><text:tab/></text:span><text:span text:style-name="T1014">•</text:span><text:span text:style-name="T1015">•• </text:span><text:span text:style-name="T1024">Dveře do 1</text:span><text:span text:style-name="T1025">0</text:span><text:span text:style-name="T1024"> už dlouho nikdo neotevřel (nejméně týdny)</text:span><text:span text:style-name="T1017">.</text:span></text:p>
      <text:p text:style-name="Standalone_20_Property"><text:span text:style-name="T408">Tři kamenné stojany</text:span> &gt; Na nich dort, váza a vycpaný králík. Všechno naplněné jedovatými brouky.</text:p>
      <text:p text:style-name="P382"><text:span text:style-name="T408">Balvan</text:span> &gt; Pod ním uvězněná malá opečovávaná kolonie jedovat<text:span text:style-name="T2049">ý</text:span>ch brouků.</text:p>
      <text:p text:style-name="P183">12</text:p>
      <text:p text:style-name="P187">⬤ V místnosti je tma</text:p>
      <text:p text:style-name="P197"><text:soft-page-break/>♨ <text:span text:style-name="T2413">Slabý mrtvolný zápach. G</text:span><text:span text:style-name="T2412">obliní pachové stopy.</text:span></text:p>
      <text:p text:style-name="P313"><text:span text:style-name="T1075">👣</text:span><text:span text:style-name="T1076">• </text:span><text:span text:style-name="T1077">S</text:span><text:span text:style-name="T1066">taré stopy</text:span><text:span text:style-name="T991"> goblinů </text:span><text:span text:style-name="T998">(stopy ogra tu nejsou, dlouhé měsíce tu stojí na jednom místě a nehýbe se. Pokud s ním postavy budou <text:s/>bojovat, stopy to samozřejmě zanechá)</text:span><text:span text:style-name="T1079">.</text:span></text:p>
      <text:p text:style-name="Standalone_20_Property"><text:span text:style-name="T408">Nehybný nemrtvý ogr</text:span> &gt; Zaútočí, jen pokud se postavy přiblíží nebo zaútočí první. V břiše má zašité tři zombie gobliny.</text:p>
      <text:list xml:id="list3923296564" text:style-name="L107">
        <text:list-header>
          <text:p text:style-name="P651">Nemrtvý ogr</text:p>
          <text:p text:style-name="P753"><text:span text:style-name="T2">/</text:span><text:span text:style-name="T70">* Velikost</text:span><text:span text:style-name="T94"> </text:span><text:span text:style-name="T65">9</text:span><text:span text:style-name="T70"> (</text:span><text:span text:style-name="T94">5</text:span><text:span text:style-name="T65">00</text:span><text:span text:style-name="T70"> kg), </text:span><text:span text:style-name="T95">+4 životy za nemrtvého</text:span><text:span text:style-name="T70"> */</text:span></text:p>
          <text:p text:style-name="P922"><text:span text:style-name="T2">F</text:span><text:span text:style-name="T3">yzička </text:span><text:span text:style-name="T65">6</text:span><text:span text:style-name="T3">, Finesa </text:span><text:span text:style-name="T65">2</text:span><text:span text:style-name="T3">, Duše </text:span><text:span text:style-name="T65">3</text:span><text:span text:style-name="T1162">, </text:span><text:span text:style-name="T1163">Ž</text:span><text:span text:style-name="T1160">ivot</text:span><text:span text:style-name="T1163">y </text:span><text:span text:style-name="T1240">1</text:span><text:span text:style-name="T1289">9</text:span></text:p>
          <text:p text:style-name="P491"><text:span text:style-name="T1095">Zbroj:</text:span><text:span text:style-name="T1165"> </text:span><text:span text:style-name="T1289">1</text:span><text:span text:style-name="T1240"> (silná kůže)</text:span></text:p>
          <text:p text:style-name="P491"><text:span text:style-name="T1095">Rychlost:</text:span><text:span text:style-name="T1165"> </text:span><text:span text:style-name="T1240">jako </text:span><text:span text:style-name="T1241">chůze</text:span></text:p>
          <text:p text:style-name="P492"><text:span text:style-name="T1096">Smysly:</text:span><text:span text:style-name="T1168"> </text:span><text:span text:style-name="T1169">magický zrak a sluch</text:span></text:p>
          <text:p text:style-name="P492"><text:span text:style-name="T1097">Detekovatelnost</text:span><text:span text:style-name="T1098">:</text:span><text:span text:style-name="T1170"> </text:span><text:span text:style-name="T1171">není</text:span><text:span text:style-name="T1170"> vidět pomocí infravidění</text:span></text:p>
          <text:p text:style-name="P574"><text:span text:style-name="T819">⚔<text:tab/></text:span><text:span text:style-name="T1135">Pěsti</text:span><text:span text:style-name="T10">:</text:span><text:span text:style-name="T34"> </text:span><text:span text:style-name="T66">6 + k6, zranění </text:span><text:span text:style-name="T95">1</text:span></text:p>
          <text:p text:style-name="P924"><text:span text:style-name="T9">Nadlidská síla:</text:span><text:span text:style-name="T1"> +1 zranění</text:span></text:p>
          <text:p text:style-name="P700">Zombie goblin</text:p>
          <text:p text:style-name="P923"><text:span text:style-name="T2">/</text:span><text:span text:style-name="T70">* Velikost </text:span><text:span text:style-name="T99">5</text:span><text:span text:style-name="T70"> (</text:span><text:span text:style-name="T99">5</text:span><text:span text:style-name="T4">0</text:span><text:span text:style-name="T70"> kg) */</text:span></text:p>
          <text:p text:style-name="P923"><text:span text:style-name="T2">F</text:span><text:span text:style-name="T3">yzička </text:span><text:span text:style-name="T4">3</text:span><text:span text:style-name="T3">, Finesa </text:span><text:span text:style-name="T4">1</text:span><text:span text:style-name="T3">, Duše </text:span><text:span text:style-name="T5">-</text:span><text:span text:style-name="T1162">, </text:span><text:span text:style-name="T1163">Ž</text:span><text:span text:style-name="T1160">ivot</text:span><text:span text:style-name="T1163">y </text:span><text:span text:style-name="T1164">1</text:span><text:span text:style-name="T1290">2</text:span></text:p>
          <text:p text:style-name="P493"><text:span text:style-name="T1095">Rychlost:</text:span><text:span text:style-name="T1165"> </text:span><text:span text:style-name="T1166">jako </text:span><text:span text:style-name="T1167">chůze</text:span></text:p>
          <text:p text:style-name="P493"><text:span text:style-name="T1096">Smysly:</text:span><text:span text:style-name="T1168"> </text:span><text:span text:style-name="T1169">magický zrak a sluch</text:span></text:p>
          <text:p text:style-name="P493"><text:span text:style-name="T1097">Detekovatelnost</text:span><text:span text:style-name="T1098">: </text:span><text:span text:style-name="T1171">není</text:span><text:span text:style-name="T1170"> vidět pomocí infravidění</text:span></text:p>
          <text:p text:style-name="P575"><text:span text:style-name="T819">⚔ </text:span><text:span text:style-name="T1093">Pařáty</text:span><text:span text:style-name="T1094">:</text:span><text:span text:style-name="T1160"> </text:span><text:span text:style-name="T1161">3 + k6, zranění 1</text:span></text:p>
          <text:p text:style-name="P575"><text:span text:style-name="T819">⚔ </text:span><text:span text:style-name="T1094">Z</text:span><text:span text:style-name="T1104">uby</text:span><text:span text:style-name="T10">:</text:span><text:span text:style-name="T34"> </text:span><text:span text:style-name="T97">3 + k6, zranění 0</text:span></text:p>
          <text:p text:style-name="P926"><text:soft-page-break/><text:span text:style-name="Emphasis"><text:span text:style-name="T605">♨</text:span></text:span><text:span text:style-name="Emphasis"><text:span text:style-name="T606"> </text:span></text:span><text:span text:style-name="T97">S</text:span><text:span text:style-name="T1">ilný </text:span><text:span text:style-name="T98">mrtvolný</text:span><text:span text:style-name="T1"> zápach.</text:span></text:p>
          <text:p text:style-name="P576"><text:span text:style-name="T16">Léčení</text:span><text:span text:style-name="T9">:</text:span><text:span text:style-name="T1"> </text:span><text:span text:style-name="T96">Zombie </text:span><text:span text:style-name="T99">goblin</text:span><text:span text:style-name="T96"> se léčí požíráním čerstvého masa, mozku </text:span><text:span text:style-name="T99">nebo </text:span><text:span text:style-name="T96">vnitřností. Každou minutu krmení si vyléčí jeden život.</text:span></text:p>
        </text:list-header>
      </text:list>
      <text:p text:style-name="P183">13</text:p>
      <text:p text:style-name="P188">⬤ V místnosti je tma</text:p>
      <text:p text:style-name="P197">♨ <text:span text:style-name="T2413">Slabé g</text:span><text:span text:style-name="T2412">obliní </text:span><text:span text:style-name="T2413">a lidské</text:span><text:span text:style-name="T2412"> pachové stopy.</text:span></text:p>
      <text:p text:style-name="P314"><text:span text:style-name="T1075">👣</text:span><text:span text:style-name="T1076">• </text:span><text:span text:style-name="T1081">S</text:span><text:span text:style-name="T1066">topy</text:span><text:span text:style-name="T991"> goblinů, </text:span><text:span text:style-name="T999">kteří tudy často chodí</text:span><text:span text:style-name="T1079">.<text:line-break/><text:tab/></text:span><text:span text:style-name="T992">•</text:span><text:span text:style-name="T993">•</text:span><text:span text:style-name="T992"> </text:span><text:span text:style-name="T999">Goblini tudy většinou chodí na sever (do 5) nebo na jih (do 18), jen výjimečně na východ (do 14)</text:span><text:span text:style-name="T995">.</text:span><text:span text:style-name="T993"><text:line-break/><text:tab/></text:span><text:span text:style-name="T992">•</text:span><text:span text:style-name="T993">•• </text:span><text:span text:style-name="T1000">Po dřevěných schodech do 14 před několika dny goblini vedli </text:span><text:span text:style-name="T1001">dolů</text:span><text:span text:style-name="T1000"> dva svázané zajatce</text:span><text:span text:style-name="T996">.</text:span></text:p>
      <text:p text:style-name="Standalone_20_Property"><text:span text:style-name="T408">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358"/>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331"/>
          </table:table-cell>
          <table:table-cell table:style-name="Table1.A1" office:value-type="string">
            <text:p text:style-name="P357">8</text:p>
          </table:table-cell>
          <table:table-cell table:style-name="Table1.A1" office:value-type="string">
            <text:p text:style-name="P357">1</text:p>
          </table:table-cell>
          <table:table-cell table:style-name="Table1.A1" office:value-type="string">
            <text:p text:style-name="P357">7</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57">5</text:p>
          </table:table-cell>
        </table:table-row>
        <table:table-row>
          <table:table-cell table:style-name="Table1.A1" office:value-type="string">
            <text:p text:style-name="P357">7</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4</text:p>
          </table:table-cell>
          <table:table-cell table:style-name="Table1.A1" office:value-type="string">
            <text:p text:style-name="P331"/>
          </table:table-cell>
        </table:table-row>
        <table:table-row>
          <table:table-cell table:style-name="Table1.A1" office:value-type="string">
            <text:p text:style-name="P357">2</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cell table:style-name="Table1.A1" office:value-type="string">
            <text:p text:style-name="P357">7</text:p>
          </table:table-cell>
          <table:table-cell table:style-name="Table1.A1" office:value-type="string">
            <text:p text:style-name="P357">1</text:p>
          </table:table-cell>
          <table:table-cell table:style-name="Table1.A1" office:value-type="string">
            <text:p text:style-name="P357">9</text:p>
          </table:table-cell>
        </table:table-row>
        <text:soft-page-break/>
        <table:table-row>
          <table:table-cell table:style-name="Table1.A1" office:value-type="string">
            <text:p text:style-name="P357">3</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57">5</text:p>
          </table:table-cell>
          <table:table-cell table:style-name="Table1.A1" office:value-type="string">
            <text:p text:style-name="P331"/>
          </table:table-cell>
          <table:table-cell table:style-name="Table1.A1" office:value-type="string">
            <text:p text:style-name="P331"/>
          </table:table-cell>
        </table:table-row>
        <table:table-row>
          <table:table-cell table:style-name="Table1.A1" office:value-type="string">
            <text:p text:style-name="P331"/>
          </table:table-cell>
          <table:table-cell table:style-name="Table1.A1" office:value-type="string">
            <text:p text:style-name="P357">5</text:p>
          </table:table-cell>
          <table:table-cell table:style-name="Table1.A1" office:value-type="string">
            <text:p text:style-name="P357">8</text:p>
          </table:table-cell>
          <table:table-cell table:style-name="Table1.A1" office:value-type="string">
            <text:p text:style-name="P357">4</text:p>
          </table:table-cell>
          <table:table-cell table:style-name="Table1.A1" office:value-type="string">
            <text:p text:style-name="P331"/>
          </table:table-cell>
          <table:table-cell table:style-name="Table1.A1" office:value-type="string">
            <text:p text:style-name="P357">3</text:p>
          </table:table-cell>
          <table:table-cell table:style-name="Table1.A1" office:value-type="string">
            <text:p text:style-name="P357">9</text:p>
          </table:table-cell>
          <table:table-cell table:style-name="Table1.A1" office:value-type="string">
            <text:p text:style-name="P357">6</text:p>
          </table:table-cell>
          <table:table-cell table:style-name="Table1.A1" office:value-type="string">
            <text:p text:style-name="P331"/>
          </table:table-cell>
        </table:table-row>
        <table:table-row>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7</text:p>
          </table:table-cell>
          <table:table-cell table:style-name="Table1.A1" office:value-type="string">
            <text:p text:style-name="P331"/>
          </table:table-cell>
          <table:table-cell table:style-name="Table1.A1" office:value-type="string">
            <text:p text:style-name="P357">2</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8</text:p>
          </table:table-cell>
        </table:table-row>
        <table:table-row>
          <table:table-cell table:style-name="Table1.A1" office:value-type="string">
            <text:p text:style-name="P357">8</text:p>
          </table:table-cell>
          <table:table-cell table:style-name="Table1.A1" office:value-type="string">
            <text:p text:style-name="P357">7</text:p>
          </table:table-cell>
          <table:table-cell table:style-name="Table1.A1" office:value-type="string">
            <text:p text:style-name="P357">3</text:p>
          </table:table-cell>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4</text:p>
          </table:table-cell>
        </table:table-row>
        <table:table-row>
          <table:table-cell table:style-name="Table1.A1" office:value-type="string">
            <text:p text:style-name="P331"/>
          </table:table-cell>
          <table:table-cell table:style-name="Table1.A1" office:value-type="string">
            <text:p text:style-name="P357">1</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6</text:p>
          </table:table-cell>
        </table:table-row>
        <table:table-row>
          <table:table-cell table:style-name="Table1.A1" office:value-type="string">
            <text:p text:style-name="P357">6</text:p>
          </table:table-cell>
          <table:table-cell table:style-name="Table1.A1" office:value-type="string">
            <text:p text:style-name="P331"/>
          </table:table-cell>
          <table:table-cell table:style-name="Table1.A1" office:value-type="string">
            <text:p text:style-name="P357">9</text:p>
          </table:table-cell>
          <table:table-cell table:style-name="Table1.A1" office:value-type="string">
            <text:p text:style-name="P331"/>
          </table:table-cell>
          <table:table-cell table:style-name="Table1.A1" office:value-type="string">
            <text:p text:style-name="P331"/>
          </table:table-cell>
          <table:table-cell table:style-name="Table1.A1" office:value-type="string">
            <text:p text:style-name="P357">4</text:p>
          </table:table-cell>
          <table:table-cell table:style-name="Table1.A1" office:value-type="string">
            <text:p text:style-name="P357">3</text:p>
          </table:table-cell>
          <table:table-cell table:style-name="Table1.A1" office:value-type="string">
            <text:p text:style-name="P357">5</text:p>
          </table:table-cell>
          <table:table-cell table:style-name="Table1.A1" office:value-type="string">
            <text:p text:style-name="P331"/>
          </table:table-cell>
        </table:table-row>
      </table:table>
      <text:p text:style-name="P181"/>
      <text:p text:style-name="Text_20_body"><text:span text:style-name="T272">Pravidla sudoku:</text:span> Do prázdných polí doplňte čísla od 1 do 9 tak, aby se <text:span text:style-name="T2157">v každém řádku, každém sloupci a každém čtverci 3x3</text:span> každé číslo nacházelo právě jedenkrát.</text:p>
      <text:p text:style-name="P183">14</text:p>
      <text:p text:style-name="P194"><text:span text:style-name="T654">🔊 </text:span><text:span text:style-name="T764">Když svázaní důlníci uvidí postavy, pokusí se na ně přes roubíky volat.</text:span></text:p>
      <text:p text:style-name="P197"><text:span text:style-name="T764">♨ </text:span><text:span text:style-name="T767">Silný zápach moči a výkalů. Slabé g</text:span><text:span text:style-name="T768">obliní pachové stopy.</text:span></text:p>
      <text:p text:style-name="P189">⬤ V místnosti je tma</text:p>
      <text:p text:style-name="P315"><text:span text:style-name="T1075">👣</text:span><text:span text:style-name="T1076">•</text:span><text:span text:style-name="T993">•</text:span><text:span text:style-name="T1076"> </text:span><text:span text:style-name="T1082">Staré stopy </text:span><text:span text:style-name="T991">goblinů </text:span><text:span text:style-name="T1002">kolem zajatců a také u vody</text:span><text:span text:style-name="T995">.</text:span><text:span text:style-name="T993"><text:line-break/><text:tab/></text:span><text:span text:style-name="T992">•</text:span><text:span text:style-name="T993">•• </text:span><text:span text:style-name="T1002">Goblini</text:span><text:span text:style-name="T1003"> sem </text:span><text:span text:style-name="T1000">před několika dny </text:span><text:span text:style-name="T1003">přivedli</text:span><text:span text:style-name="T1000"> dva svázané zajatce </text:span><text:span text:style-name="T1003">po dřevěných schodech ze 13</text:span><text:span text:style-name="T996">.</text:span></text:p>
      <text:p text:style-name="Standalone_20_Property"><text:span text:style-name="T408">Dva svázaní důlníci</text:span><text:span text:style-name="T464"> </text:span><text:span text:style-name="T479">(Peskel a Lar</text:span><text:span text:style-name="T480">d</text:span><text:span text:style-name="T479">)</text:span> &gt; Slabost, roubíky, stopy po pijavicích, horečka.</text:p>
      <text:p text:style-name="P377">Prázdný kožený vak</text:p>
      <text:h text:style-name="P448" text:outline-level="4"><text:soft-page-break/>15</text:h>
      <text:p text:style-name="P298"><text:span text:style-name="T2203">💡 </text:span><text:span text:style-name="T2204">J</text:span><text:span text:style-name="T1759">a</text:span><text:span text:style-name="T1764">k</text:span><text:span text:style-name="T1759">mile někdo vstoupí, prostor osvětlí jasné, bílé světlo bez zjevného zdroje.</text:span></text:p>
      <text:p text:style-name="P186"><text:span text:style-name="T1063">👣</text:span><text:span text:style-name="T1064">Nejsou tu žádné stopy. </text:span><text:span text:style-name="T1065">Všechno pokrývá tenká vrstva prachu.</text:span></text:p>
      <text:p text:style-name="Standalone_20_Property"><text:span text:style-name="T408">Nákladní prostor vesmírné lodi</text:span> &gt; V případě ohně (např. pochodně) <text:span text:style-name="T2159">vyhlásí mechanickým hlasem poplach a pokud do třiceti vteřin oheň nezhasne,</text:span> uzavře všechny východy a na několik minut vysaje vzduch z místnosti.</text:p>
      <text:p text:style-name="Standalone_20_Property"><text:span text:style-name="T408">Bedny</text:span> &gt; Jsou ocelové a zapečetěné. <text:span text:style-name="T2158">Uvnitř jsou samoohřevné balíčky potravin.</text:span></text:p>
      <text:p text:style-name="Standalone_20_Property"><text:span text:style-name="T408">Ve stěně je červená skříňka</text:span> &gt; Obsahuje dýchací masku (náplň na 60 minut) a léčivou pěnu ve spreji (náplň na tři použití, <text:span text:style-name="T2160">léčí 4 + 5kz životů</text:span>).</text:p>
      <text:p text:style-name="P183">16</text:p>
      <text:p text:style-name="P185"><text:span text:style-name="T403">💡 </text:span><text:span text:style-name="T405">J</text:span><text:span text:style-name="T1774">a</text:span><text:span text:style-name="T1775">k</text:span><text:span text:style-name="T1774">mile někdo vstoupí, prostor osvětlí jasné, bílé světlo bez zjevného zdroje.</text:span></text:p>
      <text:p text:style-name="P186"><text:span text:style-name="T1063">👣</text:span><text:span text:style-name="T1064">Nejsou tu žádné stopy. </text:span><text:span text:style-name="T1065">Všechno pokrývá tenká vrstva prachu.</text:span></text:p>
      <text:p text:style-name="Standalone_20_Property"><text:span text:style-name="T408">Muž v oranžové přiléhavé uniformě</text:span> &gt; Leží v bezvědomí. Probere se, <text:span text:style-name="T2161">když na něj někdo promluví, nebo se ho něco dotkne</text:span>. Je to android, který věří, že lidé jsou nižší forma života a měli by sloužit nebo být vyhlazeni. On způsobil ztroskotání lodi.</text:p>
      <text:p text:style-name="P326"><text:tab/><text:tab/><text:span text:style-name="T2203">♨ </text:span><text:span text:style-name="T1763">Nemá žádný pach.</text:span></text:p>
      <text:list xml:id="list1782269873" text:style-name="L108">
        <text:list-header>
          <text:p text:style-name="P927"><text:span text:style-name="T1763">N</text:span><text:span text:style-name="T1765">ení vidět pomocí </text:span><text:span text:style-name="T1767">infravidění</text:span><text:span text:style-name="T1765">.</text:span></text:p>
        </text:list-header>
      </text:list>
      <text:list xml:id="list3726801765" text:style-name="L109">
        <text:list-header>
          <text:p text:style-name="P652">Android</text:p>
          <text:p text:style-name="P754"><text:soft-page-break/>/* Velikost 6, +4 životy za mechanické tělo */</text:p>
          <text:p text:style-name="P928"><text:span text:style-name="T2">F</text:span><text:span text:style-name="T3">yzička </text:span><text:span text:style-name="T65">6</text:span><text:span text:style-name="T3">, Finesa </text:span><text:span text:style-name="T101">5</text:span><text:span text:style-name="T3">, Duše </text:span><text:span text:style-name="T65">-</text:span><text:span text:style-name="T1162">, </text:span><text:span text:style-name="T1163">Ž</text:span><text:span text:style-name="T1160">ivot</text:span><text:span text:style-name="T1163">y </text:span><text:span text:style-name="T1240">1</text:span><text:span text:style-name="T1291">6</text:span></text:p>
          <text:p text:style-name="P494"><text:span text:style-name="T1095">Rychlost:</text:span><text:span text:style-name="T1165"> </text:span><text:span text:style-name="T1240">jako </text:span><text:span text:style-name="T1241">chůze</text:span></text:p>
          <text:p text:style-name="P494"><text:span text:style-name="T1096">Smysly:</text:span><text:span text:style-name="T1168"> </text:span><text:span text:style-name="T1291">výborné elektronické smysly</text:span></text:p>
          <text:p text:style-name="P577"><text:span text:style-name="T819">⚔ </text:span><text:span text:style-name="T1135">Pěsti</text:span><text:span text:style-name="T10">:</text:span><text:span text:style-name="T34"> </text:span><text:span text:style-name="T66">6 + k6, zranění </text:span><text:span text:style-name="T1327">2</text:span></text:p>
          <text:p text:style-name="P702">Zbroj: 3 (je to android)</text:p>
          <text:p text:style-name="P925"><text:span text:style-name="T9">Nadlidská síla:</text:span><text:span text:style-name="T1"> +1 zranění</text:span></text:p>
        </text:list-header>
      </text:list>
      <text:p text:style-name="Standalone_20_Property"><text:span text:style-name="T408">Motor</text:span> &gt; Nefunkční. Schází mu zdroj energie.</text:p>
      <text:p text:style-name="P183">17</text:p>
      <text:p text:style-name="P185"><text:span text:style-name="T403">💡 </text:span><text:span text:style-name="T405">J</text:span><text:span text:style-name="T1774">amile někdo vstoupí, prostor osvětlí jasné, bílé světlo bez zjevného zdroje.</text:span></text:p>
      <text:p text:style-name="P186"><text:span text:style-name="T1063">👣</text:span><text:span text:style-name="T1064">Nejsou tu žádné stopy. </text:span><text:span text:style-name="T1065">Všechno pokrývá tenká vrstva prachu.</text:span></text:p>
      <text:p text:style-name="Standalone_20_Property"><text:span text:style-name="T408">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2050">š</text:span>ímu, který sen<text:span text:style-name="T2162">z</text:span>ory našli, takže musí být poblíž.</text:p>
      <text:p text:style-name="Standalone_20_Property"><text:span text:style-name="T408">Cryo</text:span><text:span text:style-name="T448">box</text:span> &gt; Muž v modré přiléhavé uniformě zmrazený za oválným sklem.</text:p>
      <text:p text:style-name="P383"><text:span text:style-name="T408">Ve stěně je červená skříňka</text:span> &gt; Obsahuje laserový blaster <text:s/>a opasek s maskovacím zařízením (baterie na 10 minut neviditelnosti).</text:p>
      <text:list xml:id="list1014338994" text:style-name="L110">
        <text:list-header>
          <text:p text:style-name="P653">Laserový blaster</text:p>
        </text:list-header>
      </text:list>
      <text:list xml:id="list2362589279" text:style-name="L111">
        <text:list-header>
          <text:p text:style-name="P578"><text:span text:style-name="T2163">Zranění 2, krátký dostřel, </text:span>baterie vydrží na 50 výstřelů.</text:p>
        </text:list-header>
      </text:list>
      <text:p text:style-name="P421"><text:soft-page-break/></text:p>
      <text:p text:style-name="P183">18</text:p>
      <text:p text:style-name="P321"><text:span text:style-name="T810">🔊 </text:span><text:span text:style-name="T812">Vzrušený hovor goblinů (v </text:span><text:span text:style-name="T799">obecné skřetí řeči</text:span><text:span text:style-name="T812">)</text:span></text:p>
      <text:p text:style-name="P192">🚪 <text:span text:style-name="T1697">Mezi</text:span><text:span text:style-name="T2401"> 18 a 19 jsou obyčejné dřevěné dveře s klikou.</text:span></text:p>
      <text:p text:style-name="P190">💡 <text:span text:style-name="T2396">V místnosti </text:span><text:span text:style-name="T1690">světlo od </text:span><text:span text:style-name="T1703">velkého</text:span><text:span text:style-name="T1690"> ohně uprostřed</text:span></text:p>
      <text:p text:style-name="P198"><text:span text:style-name="T1047">♨ </text:span><text:span text:style-name="T1049">Zápach obydlené místnosti, pach mnoha goblinů.</text:span></text:p>
      <text:p text:style-name="P316"><text:span text:style-name="T1069">👣</text:span><text:span text:style-name="T1070">• </text:span><text:span text:style-name="T1071">S</text:span><text:span text:style-name="T1066">topy</text:span><text:span text:style-name="T991"> goblinů, </text:span><text:span text:style-name="T999">kteří </text:span><text:span text:style-name="T1004">tuto místnost obývají</text:span><text:span text:style-name="T1072">.<text:line-break/><text:tab/></text:span><text:span text:style-name="T992">•</text:span><text:span text:style-name="T993">•</text:span><text:span text:style-name="T992"> </text:span><text:span text:style-name="T1006">Goblini často chodí jako do chodby na sever (13), tak dveřma do 19</text:span><text:span text:style-name="T995">.</text:span></text:p>
      <text:p text:style-name="Standalone_20_Property"><text:span text:style-name="T408">Šest goblinů</text:span> &gt; Kyje a oštěpy. Jeden z nich má zvětšenou hlavu s výraznými zelenými žilami. Je ozbrojen dudům podobným plamenometem a snaží se ostatní přesvědčit, aby přestali poslouchat Matku <text:span text:style-name="T2167">(mluví obecnou skřetí řečí)</text:span>.</text:p>
      <text:list xml:id="list3896205722" text:style-name="L112">
        <text:list-header>
          <text:p text:style-name="P929"><text:span text:style-name="T2">F</text:span><text:span text:style-name="T3">yzička </text:span><text:span text:style-name="T40">2</text:span><text:span text:style-name="T3">, Finesa </text:span><text:span text:style-name="T1328">4</text:span><text:span text:style-name="T3">, Duše </text:span><text:span text:style-name="T40">1</text:span><text:span text:style-name="T1162">, </text:span><text:span text:style-name="T1163">Ž</text:span><text:span text:style-name="T1160">ivot</text:span><text:span text:style-name="T1163">y </text:span><text:span text:style-name="T1198">7</text:span></text:p>
          <text:p text:style-name="P519"><text:span text:style-name="T55">Z</text:span><text:span text:style-name="T1">broj:</text:span><text:span text:style-name="T21"> 1 (lehká zbroj)</text:span></text:p>
          <text:p text:style-name="P929"><text:span text:style-name="T819">⚔ </text:span><text:span text:style-name="T929">Oštěp</text:span><text:span text:style-name="T898">:</text:span><text:span text:style-name="T829"> </text:span><text:span text:style-name="T879">4</text:span><text:span text:style-name="T835"> + k6, zranění </text:span><text:span text:style-name="T836">1</text:span></text:p>
          <text:p text:style-name="P929"><text:span text:style-name="T819">⚔ </text:span><text:span text:style-name="T929">Kyj</text:span><text:span text:style-name="T904">:</text:span><text:span text:style-name="T836"> </text:span><text:span text:style-name="T870">2</text:span><text:span text:style-name="T835"> + k6, zranění </text:span><text:span text:style-name="T836">1</text:span></text:p>
          <text:p text:style-name="P654"><text:span text:style-name="T949">Improvizovaný p</text:span><text:span text:style-name="T948">lamenomet</text:span></text:p>
          <text:p text:style-name="P930"><text:span text:style-name="T829">Fines</text:span><text:span text:style-name="T878">a</text:span><text:span text:style-name="T829"> + k6 proti Finese, zranění 3kz ohněm. Zasahuje vše v </text:span><text:span text:style-name="T898">kontaktní vzdálenosti</text:span><text:span text:style-name="T829"> před plamenometem.</text:span></text:p>
          <text:p text:style-name="P931"><text:span text:style-name="T829">Při každém zášlehu je šance 1 ze 6, </text:span><text:span text:style-name="T871">že</text:span><text:span text:style-name="T829"> místo útoku zraní za 3kz ohněm plamenometčíka a plamenomet </text:span><text:span text:style-name="T872">se</text:span><text:span text:style-name="T829"> zničí.</text:span></text:p>
        </text:list-header>
      </text:list>
      <text:p text:style-name="P377">Ohniště</text:p>
      <text:p text:style-name="P41"><text:soft-page-break/>Hromada dřeva <text:span text:style-name="T522">&gt; Star</text:span><text:span text:style-name="T134">á výdřeva dolu.</text:span></text:p>
      <text:p text:style-name="P377">Podél stěn slamníky</text:p>
      <text:p text:style-name="P183">19</text:p>
      <text:p text:style-name="P325"><text:span text:style-name="T1075">♨ </text:span><text:span text:style-name="T1084">Dráždivý zápach zahnívajícího masa. </text:span><text:span text:style-name="T1068">Gobliní pachové stopy</text:span><text:span text:style-name="T1083">.</text:span></text:p>
      <text:p text:style-name="P317"><text:span text:style-name="T1075">👣</text:span><text:span text:style-name="T1076">• </text:span><text:span text:style-name="T1081">S</text:span><text:span text:style-name="T1066">topy</text:span><text:span text:style-name="T991"> goblinů, </text:span><text:span text:style-name="T999">kteří </text:span><text:span text:style-name="T1005">sem</text:span><text:span text:style-name="T999"> často chodí </text:span><text:span text:style-name="T1005">pro maso</text:span><text:span text:style-name="T1079">.</text:span><text:span text:style-name="T992"> </text:span><text:span text:style-name="T1007">U jižní stěny je stopa po odsouvání kamenného bloku </text:span><text:span text:style-name="T1008">(tajný vchod do 22)</text:span><text:span text:style-name="T995">.</text:span><text:span text:style-name="T993"><text:line-break/><text:tab/></text:span><text:span text:style-name="T992">•</text:span><text:span text:style-name="T993">• </text:span><text:span text:style-name="T1009">Goblini sem často chodí z 18, </text:span><text:span text:style-name="T1010">občas chodí do 20 a 22</text:span><text:span text:style-name="T996">.</text:span></text:p>
      <text:p text:style-name="P191">⬤ V místnosti je tma</text:p>
      <text:p text:style-name="P377">Na hácích ze stropu zavěšená vykuchaná těla psů a důlníků</text:p>
      <text:p text:style-name="P373">Tajné kamenné dveře vedou do 22<text:span text:style-name="T1782"> </text:span><text:span text:style-name="T1783">(těžký kamenný blok nesedí úplně přesně, je kolem něj vidět spára).</text:span></text:p>
      <text:h text:style-name="P448" text:outline-level="4">20</text:h>
      <text:p text:style-name="P199"><text:span text:style-name="T654">🔊 </text:span><text:span text:style-name="T769">Pištění gobliních dětí z 21.</text:span></text:p>
      <text:p text:style-name="P191">⬤ V místnosti je tma</text:p>
      <text:p text:style-name="P325"><text:span text:style-name="T1075">♨ </text:span><text:span text:style-name="T1084">Pach čerstvé krve. </text:span><text:span text:style-name="T1068">Gobliní pachové stopy</text:span><text:span text:style-name="T1083">.</text:span></text:p>
      <text:p text:style-name="P318"><text:span text:style-name="T1075">👣</text:span><text:span text:style-name="T1076">• </text:span><text:span text:style-name="T1081">S</text:span><text:span text:style-name="T1066">topy</text:span><text:span text:style-name="T991"> goblinů</text:span><text:span text:style-name="T1008">, </text:span><text:span text:style-name="T1011">hlavně kolem stěn</text:span><text:span text:style-name="T995">.</text:span><text:span text:style-name="T993"><text:line-break/><text:tab/></text:span><text:span text:style-name="T992">•</text:span><text:span text:style-name="T993">• </text:span><text:span text:style-name="T1009">Goblini sem </text:span><text:span text:style-name="T1011">občas chodí pro krev ze stěn</text:span><text:span text:style-name="T996">.</text:span></text:p>
      <text:p text:style-name="Standalone_20_Property"><text:span text:style-name="T408">Organické stěny</text:span> &gt; Krvácejí z řezných ran. Pokud jim pomůžete (kouzlem, lektvarem, zašitím, vymytím apod.), místnost zrůžoví a začne vá<text:span text:style-name="T2164">m</text:span> po<text:span text:style-name="T2164">máhat</text:span>. Otevírat “dveře”, vypouštět léčivý nebo smrtelný plyn apod.</text:p>
      <text:list xml:id="list1786911440" text:style-name="L113">
        <text:list-item>
          <text:p text:style-name="P932"><text:soft-page-break/>Stěny jsou trochu teplejší než zbytek podzemí.</text:p>
        </text:list-item>
        <text:list-item>
          <text:p text:style-name="P933">Z lahvičky krve je možné vydestilovat 1k6 kapek alchymistické esence.</text:p>
        </text:list-item>
      </text:list>
      <text:p text:style-name="P183">21</text:p>
      <text:p text:style-name="P196"><text:span text:style-name="T654">🔊 </text:span><text:span text:style-name="T766">Pištění a švitoření gobliních dětí, rázný hlas gobliní matrony, která je o</text:span><text:span text:style-name="T770">k</text:span><text:span text:style-name="T766">řikuje (v goblinštině).</text:span></text:p>
      <text:p text:style-name="P300"><text:span text:style-name="T811">◐</text:span><text:span text:style-name="T1074"> </text:span><text:span text:style-name="T2205">Slabé, j</text:span><text:span text:style-name="T1760">edovatě zelené světlo </text:span><text:span text:style-name="T1761">sem přichází z místnosti 22</text:span></text:p>
      <text:p text:style-name="P198"><text:span text:style-name="T1047">♨ </text:span><text:span text:style-name="T1049">Zápach obydlené místnosti, pach mnoha goblinů.</text:span></text:p>
      <text:p text:style-name="P319"><text:span text:style-name="T1040">👣</text:span><text:span text:style-name="T1041">• </text:span><text:span text:style-name="T1045">S</text:span><text:span text:style-name="T1059">topy </text:span><text:span text:style-name="T1060">mnoha</text:span><text:span text:style-name="T1018"> goblinů </text:span><text:span text:style-name="T1027">a gobliních dětí</text:span><text:span text:style-name="T1044">.<text:line-break/><text:tab/></text:span><text:span text:style-name="T1014">•</text:span><text:span text:style-name="T1015">•</text:span><text:span text:style-name="T1014"> </text:span><text:span text:style-name="T1027">Matrona se už dlouho nikam nevydala</text:span><text:span text:style-name="T1016">.</text:span></text:p>
      <text:p text:style-name="P384"><text:span text:style-name="T408">Obrovská gobliní matrona</text:span> &gt; Morbidně obézní, tři páry prsů a rukou, čtyři nohy a ocas. Dokáže vychrchlat a plivnout kyselin<text:span text:style-name="T2165">u</text:span> až za propast.</text:p>
      <text:list xml:id="list1401647890" text:style-name="L114">
        <text:list-header>
          <text:p text:style-name="P701">Zmutovaná gobliní matrona</text:p>
          <text:p text:style-name="P934"><text:span text:style-name="T2">/</text:span><text:span text:style-name="T102">* </text:span><text:span text:style-name="T103">velikost 8 */</text:span></text:p>
          <text:p text:style-name="P934"><text:span text:style-name="T2">F</text:span><text:span text:style-name="T3">yzička </text:span><text:span text:style-name="T103">5</text:span><text:span text:style-name="T3">, Finesa </text:span><text:span text:style-name="T103">1</text:span><text:span text:style-name="T3">, Duše </text:span><text:span text:style-name="T103">3</text:span><text:span text:style-name="T1162">, </text:span><text:span text:style-name="T1163">Ž</text:span><text:span text:style-name="T1160">ivot</text:span><text:span text:style-name="T1163">y </text:span><text:span text:style-name="T1292">13</text:span></text:p>
          <text:p text:style-name="P935"><text:span text:style-name="T1136">R</text:span><text:span text:style-name="T1092">ychlost:</text:span><text:span text:style-name="T1159"> jako chůze<text:line-break/></text:span><text:span text:style-name="T1096">Smysly:</text:span><text:span text:style-name="T1168"> </text:span><text:span text:style-name="T1213">čich a chuť </text:span><text:span text:style-name="T1214">jako člověk, výborný sluch </text:span><text:span text:style-name="T1213">a vidění v šeru</text:span></text:p>
          <text:p text:style-name="P579"><text:span text:style-name="T819">⚔ </text:span><text:span text:style-name="T930">Plivnutí kyseliny</text:span><text:span text:style-name="T903">:</text:span><text:span text:style-name="T835"> </text:span><text:span text:style-name="T874">5</text:span><text:span text:style-name="T835"> + k6, zranění </text:span><text:span text:style-name="T873">5 kz žíravinou</text:span></text:p>
          <text:list>
            <text:list-item>
              <text:p text:style-name="P579">1 kolo natahování slin</text:p>
            </text:list-item>
            <text:list-item>
              <text:p text:style-name="P936">Dostřel: krátký</text:p>
            </text:list-item>
          </text:list>
          <text:p text:style-name="P580"><text:span text:style-name="T819">⚔ </text:span><text:span text:style-name="T931">Boj zblízka:</text:span><text:span text:style-name="T874"> 5 + k6, zranění 0</text:span></text:p>
        </text:list-header>
      </text:list>
      <text:p text:style-name="Standalone_20_Property"><text:soft-page-break/><text:span text:style-name="T408">Dva gobliní sluhové</text:span> &gt; Mají kýble a polévají matronu zářivě zelenou tekutinou.</text:p>
      <text:list xml:id="list130005073631440" text:continue-list="list3578492339" text:style-name="L101">
        <text:list-header>
          <text:p text:style-name="P914"><text:span text:style-name="T2">F</text:span><text:span text:style-name="T3">yzička </text:span><text:span text:style-name="T40">2</text:span><text:span text:style-name="T3">, Finesa </text:span><text:span text:style-name="T100">2</text:span><text:span text:style-name="T3">, Duše </text:span><text:span text:style-name="T40">1</text:span><text:span text:style-name="T1162">, </text:span><text:span text:style-name="T1163">Ž</text:span><text:span text:style-name="T1160">ivot</text:span><text:span text:style-name="T1163">y </text:span><text:span text:style-name="T1198">7</text:span></text:p>
        </text:list-header>
      </text:list>
      <text:p text:style-name="Standalone_20_Property"><text:span text:style-name="T408">Osm gobliních dětí</text:span> &gt; Pobíhají kolem jako zvířata.</text:p>
      <text:list xml:id="list130004854468333" text:continue-numbering="true" text:style-name="L101">
        <text:list-header>
          <text:p text:style-name="P915"><text:span text:style-name="T2">F</text:span><text:span text:style-name="T3">yzička </text:span><text:span text:style-name="T104">1</text:span><text:span text:style-name="T3">, Finesa </text:span><text:span text:style-name="T100">2</text:span><text:span text:style-name="T3">, Duše </text:span><text:span text:style-name="T40">1</text:span><text:span text:style-name="T1162">, </text:span><text:span text:style-name="T1163">Ž</text:span><text:span text:style-name="T1160">ivot</text:span><text:span text:style-name="T1163">y </text:span><text:span text:style-name="T1293">4</text:span></text:p>
          <text:p text:style-name="P570"><text:span text:style-name="T819">⚔ </text:span><text:span text:style-name="T931">Boj zblízka</text:span><text:span text:style-name="T874">: </text:span><text:span text:style-name="T875">2 + k6, zranění 0</text:span></text:p>
        </text:list-header>
      </text:list>
      <text:p text:style-name="Standalone_20_Property"><text:span text:style-name="T408">Propast</text:span> &gt; Stěny pokryté neuvěřitelně bohatými stříbrnými žilami, dno v nedohlednu, lze překročit po vratkém dřevěném můstku.</text:p>
      <text:p text:style-name="P183">22</text:p>
      <text:p text:style-name="P299"><text:span text:style-name="T2203">💡 </text:span><text:span text:style-name="T1761">J</text:span><text:span text:style-name="T1760">edovatě zelené světlo vycházející z lavoru uprostřed místnosti</text:span></text:p>
      <text:p text:style-name="P325"><text:span text:style-name="T1063">♨ </text:span><text:span text:style-name="T1068">Gobliní pachové stopy</text:span><text:span text:style-name="T1067">.</text:span></text:p>
      <text:p text:style-name="P320"><text:span text:style-name="T1069">👣</text:span><text:span text:style-name="T1070">• </text:span><text:span text:style-name="T1073">S</text:span><text:span text:style-name="T1066">topy</text:span><text:span text:style-name="T991"> goblinů</text:span><text:span text:style-name="T1012">, </text:span><text:span text:style-name="T1013">kteří sem chodí pro zeleně zářící vodu z lavoru</text:span><text:span text:style-name="T996">.</text:span></text:p>
      <text:p text:style-name="Standalone_20_Property"><text:span text:style-name="T408">Na dně dřevěného lavoru s vodou leží zářivě zelený chaotitový orb</text:span><text:span text:style-name="T464"> </text:span><text:span text:style-name="T481">(karta)</text:span> &gt; Všechna kouzla seslaná s pomocí orbu jsou výrazně silnejší. Každých sedm dní v jeho přítomnosti je šance na náhodnou mutaci. Orb by byl dostatečným zdrojem energie pro cestovatele v 17.</text:p>
      <text:p text:style-name="P328">Mutace (<text:span text:style-name="T2420">každých 7 dní </text:span>k<text:span text:style-name="T2419">20</text:span>)</text:p>
      <text:list xml:id="list1162962702" text:style-name="L115">
        <text:list-item>
          <text:p text:style-name="P938">Třetí noha</text:p>
        </text:list-item>
        <text:list-item>
          <text:p text:style-name="P937"><text:span text:style-name="T2418">Třetí </text:span><text:span text:style-name="T1704">ruka</text:span></text:p>
        </text:list-item>
        <text:list-item>
          <text:p text:style-name="P938">Ocas</text:p>
        </text:list-item>
        <text:list-item>
          <text:p text:style-name="P938">Plivání kyseliny</text:p>
        </text:list-item>
        <text:list-item>
          <text:p text:style-name="P938"><text:soft-page-break/>Místo krve kyselina</text:p>
        </text:list-item>
        <text:list-item>
          <text:p text:style-name="P938">Pevné šupiny</text:p>
        </text:list-item>
        <text:list-item>
          <text:p text:style-name="P938">Z hrudi vyroste zvířecí tlama</text:p>
        </text:list-item>
        <text:list-item>
          <text:p text:style-name="P938">Zvětšená hlava s výraznými zelenými žílami</text:p>
        </text:list-item>
      </text:list>
      <text:h text:style-name="P435" text:outline-level="2"><text:bookmark-start text:name="__RefHeading___Toc22766_41530725"/>Sump<text:bookmark-end text:name="__RefHeading___Toc22766_41530725"/></text:h>
      <text:p text:style-name="P84">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84"><text:span text:style-name="T276">Event:</text:span><text:span text:style-name="T1824"> V poledne bude soud.</text:span></text:p>
      <text:list xml:id="list3469804101" text:style-name="L116">
        <text:list-item>
          <text:p text:style-name="P939">Představení na návsi. Rybář obviňuje svého souseda, sběrače mechů, že mu ukradl loď <text:span text:style-name="T1821">(ukradl ji někdo jiný, kdo se chtěl dostat k ještěrcům)</text:span>.</text:p>
          <text:list>
            <text:list-item>
              <text:p text:style-name="P940">Rybář se pokouší předvádět loupež lodě.</text:p>
            </text:list-item>
            <text:list-item>
              <text:p text:style-name="P940">Sběrač mechů předvádí komedii (rybář chytil velrybu a svolá postupně celou vesnici, aby mu šla pomoct).</text:p>
            </text:list-item>
            <text:list-item>
              <text:p text:style-name="P940"><text:span text:style-name="T1822">Starosta dá rybáři pokutu (musí sběrači mechů po celej rok zdarma dávat ryby)</text:span>.</text:p>
            </text:list-item>
          </text:list>
        </text:list-item>
      </text:list>
      <text:p text:style-name="P99">Starosta <text:span text:style-name="T1823">Kuruk</text:span></text:p>
      <text:p text:style-name="P180">Kudůk, šedivé vlasy, výrazný zrzavý knír.</text:p>
      <text:list xml:id="list277067576" text:style-name="L117">
        <text:list-item>
          <text:p text:style-name="P941"><text:soft-page-break/><text:span text:style-name="T1821">V bažině se mi ztrácí lidi. Nemám, co bych nabídnul. Jsou tam nějaký ruiny, v mládí jsem se tam toulal. Pošlu s váma </text:span><text:span text:style-name="T1409">s</text:span><text:span text:style-name="T1410">yna</text:span><text:span text:style-name="T1821">, pokud se tam chcete vypravit.</text:span></text:p>
          <text:list>
            <text:list-item>
              <text:p text:style-name="P942">Průvodce ukáže jak ziggurat, tak měsíční oltář.</text:p>
            </text:list-item>
          </text:list>
        </text:list-item>
      </text:list>
      <text:p text:style-name="P100">Starostův syn Bekel</text:p>
      <text:p text:style-name="P179"><text:span text:style-name="T2143">Kudůk, zrzavé vlasy, řídké vousy.</text:span> <text:span text:style-name="T1820">Poseroutka.</text:span></text:p>
      <text:h text:style-name="Heading_20_2" text:outline-level="2"><text:bookmark-start text:name="__RefHeading___Toc22768_41530725"/><text:span text:style-name="T2138">S</text:span>vatyně nekonečných možností<text:bookmark-end text:name="__RefHeading___Toc22768_41530725"/></text:h>
      <text:p text:style-name="P83">Skalní chrám plný soch krásných, bohatých a šťastných lidí. V centru se mramorový drak sklání nad stříbrnou kropenkou se zlatou rybkou, která každému splní jedno přání, vždy ovšem s n<text:span text:style-name="T2136">ějakým zádrhelem</text:span>. Kdo ji osvobod<text:span text:style-name="T1826">í</text:span> a odnesete do řeky, jezera či moře, spatří její proměnu ve zlatého draka a dostane se mu jednoho skutečného přání.</text:p>
      <text:h text:style-name="Heading_20_2" text:outline-level="2"><text:bookmark-start text:name="__RefHeading___Toc22770_41530725"/>Trehern<text:bookmark-end text:name="__RefHeading___Toc22770_41530725"/></text:h>
      <text:p text:style-name="P65">Izolovaná vesnice bez jakéhokoli opevnění. Cizincům zákaz zbraní. Namísto <text:span text:style-name="T1944">Voroka</text:span> vzývají zdejší lidé místní bohyni Theiu. Jde o přesvědčivou, vychytralou a dobromyslnou čarodějku, která vesnici brání a pomáhá.</text:p>
      <text:p text:style-name="P101">Hobitka „Mamina“</text:p>
      <text:p text:style-name="P224">Je to matka docela velkého klanu: Má 7 dcer a 8 synů a ti mají zase svoje rodiny. Korpulentní, ale čiperná dáma s přívětivou tváří. Je strašně milá a ráda pomůže a poradí, neustále ale komanduje svoje děti a vnoučata:</text:p>
      <text:list xml:id="list1654967194" text:style-name="L118">
        <text:list-header>
          <text:p text:style-name="P943"><text:soft-page-break/>„Kam to neseš? Postav to sem! Řekla jsem ti přece, že máš nejdřív vytřít podlahu!“</text:p>
        </text:list-header>
      </text:list>
      <text:p text:style-name="P151"><text:span text:style-name="T279">Drb</text:span><text:span text:style-name="T280">y</text:span><text:span text:style-name="T279">:</text:span></text:p>
      <text:list xml:id="list924418762" text:style-name="L119">
        <text:list-item>
          <text:p text:style-name="P945">Pán Hardenské tvrze zešílel a snědl všechny své poddané. <text:span text:style-name="T2192">Zřejmě za tím je nějaké prokletí.</text:span></text:p>
        </text:list-item>
        <text:list-item>
          <text:p text:style-name="P944"><text:span text:style-name="T1949">Vesnici Sump ovládá b</text:span>láznivý starosta Kuruk <text:span text:style-name="T1949">pomocí obří gorily.</text:span> <text:span text:style-name="T1949">S</text:span>pory rozsuzuje podle kvality divadelního představení, které je žalobce i obžalovaný nucen odehrát na návesním pódiu.</text:p>
        </text:list-item>
      </text:list>
      <text:h text:style-name="Heading_20_5" text:outline-level="5">Thei<text:span text:style-name="T1946">a</text:span></text:h>
      <text:p text:style-name="P149">Mladá žena v prostých šatech s věncem z květů na hlavě.</text:p>
      <text:list xml:id="list1273125072" text:style-name="L120">
        <text:list-item>
          <text:p text:style-name="P946">Umí léčit (včetně lykantropie), lámat kletby a vyhánět démony.</text:p>
          <text:list>
            <text:list-item>
              <text:p text:style-name="P946">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947">Myšlenky číst neumí, to je fáma.</text:p>
        </text:list-item>
      </text:list>
      <text:h text:style-name="Heading_20_5" text:outline-level="5">Ag<text:span text:style-name="T1945">a</text:span>r<text:span text:style-name="T1945">i</text:span>a</text:h>
      <text:p text:style-name="P148">Vysoká <text:span text:style-name="T1947">štíhlá</text:span> žena s černou pletí a šátkem na hlavě.</text:p>
      <text:list xml:id="list1369270153" text:style-name="L121">
        <text:list-item>
          <text:p text:style-name="P948"><text:span text:style-name="T205">V</text:span><text:span text:style-name="T538">e skute</text:span><text:span text:style-name="T205">čnosti elfka, uši skrývá pod šátkem. </text:span><text:span text:style-name="T209">Kněžka starých elfských bohů.</text:span><text:span text:style-name="T205"> V</text:span><text:span text:style-name="T538">elmi star</text:span><text:span text:style-name="T205">á. </text:span><text:span text:style-name="T207">V Trehernu se jí bojí, vyhání ji </text:span><text:span text:style-name="T208">(kamenováním)</text:span><text:span text:style-name="T207">.</text:span></text:p>
        </text:list-item>
        <text:list-item>
          <text:p text:style-name="P882"><text:soft-page-break/><text:span text:style-name="T134">Prozradí tajemství měsíčního oltáře </text:span><text:span text:style-name="T209">(</text:span><text:span text:style-name="T210">chce</text:span><text:span text:style-name="T209">, aby někdo obětoval starým bohům)</text:span><text:span text:style-name="T134">:</text:span></text:p>
          <text:p text:style-name="P882"><text:span text:style-name="T212">„Na měsíčním oltáři dávní bojovníci obětovali bohům a získávali od nich nezranitelnost. I vy </text:span><text:span text:style-name="T215">ji</text:span><text:span text:style-name="T212"> můžete </text:span><text:span text:style-name="T215">získat</text:span><text:span text:style-name="T212">, stačí oltář </text:span><text:span text:style-name="T214">za svitu měsíce</text:span><text:span text:style-name="T212"> potřísnit krví nevinného.“</text:span></text:p>
        </text:list-item>
      </text:list>
      <text:h text:style-name="P438" text:outline-level="2"><text:bookmark-start text:name="__RefHeading___Toc13849_1990953305"/>Tross <text:span text:style-name="T2042">(město)</text:span><text:bookmark-end text:name="__RefHeading___Toc13849_1990953305"/></text:h>
      <text:p text:style-name="P178"><text:span text:style-name="Emphasis"><text:span text:style-name="T680">H</text:span></text:span><text:span text:style-name="Emphasis"><text:span text:style-name="T679">l</text:span></text:span><text:span text:style-name="Emphasis"><text:span text:style-name="T680">avní</text:span></text:span><text:span text:style-name="Emphasis"><text:span text:style-name="T679"> město </text:span></text:span><text:span text:style-name="Emphasis"><text:span text:style-name="T680">Trosského údolí a sídlo</text:span></text:span><text:span text:style-name="Emphasis"><text:span text:style-name="T657"> </text:span></text:span><text:span text:style-name="Emphasis"><text:span text:style-name="T676">vládce</text:span></text:span><text:span text:style-name="Emphasis"><text:span text:style-name="T657"> Brakvila. </text:span></text:span><text:span text:style-name="Emphasis"><text:span text:style-name="T680">Kraj</text:span></text:span><text:span text:style-name="Emphasis"><text:span text:style-name="T657"> po vyschnutí stříbrných dolů chudne, ale </text:span></text:span><text:span text:style-name="Emphasis"><text:span text:style-name="T680">vl</text:span></text:span><text:span text:style-name="Emphasis"><text:span text:style-name="T709">a</text:span></text:span><text:span text:style-name="Emphasis"><text:span text:style-name="T680">d</text:span></text:span><text:span text:style-name="Emphasis"><text:span text:style-name="T681">ař</text:span></text:span><text:span text:style-name="Emphasis"><text:span text:style-name="T657"> si nic nepřipouští. </text:span></text:span><text:span text:style-name="Emphasis"><text:span text:style-name="T678">D</text:span></text:span><text:span text:style-name="Emphasis"><text:span text:style-name="T778">omy</text:span></text:span><text:span text:style-name="Emphasis"><text:span text:style-name="T657"> jsou nově omítnuté a ulice jsou poseté stánky a kejklíři. Obchod se nesmí zastavit.</text:span></text:span></text:p>
      <text:h text:style-name="P441" text:outline-level="3">Počasí</text:h>
      <text:p text:style-name="P177"><text:span text:style-name="Emphasis"><text:span text:style-name="T710">Viz Trosské pláně.</text:span></text:span></text:p>
      <text:h text:style-name="Heading_20_3" text:outline-level="3"><text:span text:style-name="T1926">Město ve dne (k12</text:span><text:span text:style-name="T139">)</text:span></text:h>
      <text:list xml:id="list3479233455" text:style-name="L122">
        <text:list-item>
          <text:p text:style-name="P949">Postavy jsou svědky krádeže. Nechají zloděje uniknout bez povšimnutí? (má kontakt ke Stínu)</text:p>
        </text:list-item>
      </text:list>
      <text:list xml:id="list139264790" text:style-name="L123">
        <text:list-item>
          <text:p text:style-name="P950">Zloděj je <text:span text:style-name="T1873">kudrnatý</text:span> kudůk <text:span text:style-name="T1874">s křivým usměvem</text:span> jménem Křivák.</text:p>
        </text:list-item>
      </text:list>
      <text:list xml:id="list130005600145643" text:continue-list="list3479233455" text:style-name="L122">
        <text:list-item>
          <text:p text:style-name="P949">Nahá dívka jen v potrhaném plášti a se strachem v očích proběhne přes ulici do dvora. Ve dvoře na zachránce čeká připravená skupina zlodějů.</text:p>
        </text:list-item>
        <text:list-item>
          <text:p text:style-name="P949"><text:soft-page-break/>Několik vandalů há<text:span text:style-name="T1852">zí</text:span> kameny na dům starého pána. Děda jim <text:span text:style-name="T1852">naservíroval</text:span> otrávenou polívku a okradl je. Chlapci se bojí jeho jedů, ale chtějí si to s ním vyříkat.</text:p>
        </text:list-item>
      </text:list>
      <text:list xml:id="list3876021612" text:style-name="L124">
        <text:list-item>
          <text:p text:style-name="P771">Pověstná družina dobrodruhů se chce dát dohromady s hráčskou skupinou pro společnou výpravu do některého z dungeonů. Jsou hajzlové a klidně nechají hráče jít jako první s namířenou kuší do zad.</text:p>
        </text:list-item>
        <text:list-item>
          <text:p text:style-name="P772">Bard zpívá o jednom z hráčů a milence kapitána stráží. Nevinná zábava nebo po hráčích někdo jde?</text:p>
        </text:list-item>
      </text:list>
      <text:h text:style-name="Heading_20_3" text:outline-level="3"><text:span text:style-name="T1926">Město v</text:span> noci (d8)</text:h>
      <text:list xml:id="list2745189629" text:style-name="L125">
        <text:list-item>
          <text:p text:style-name="P951">Z obou stran se k vám přibližují hladoví psi s pěnou u huby.</text:p>
        </text:list-item>
        <text:list-item>
          <text:p text:style-name="P951">Slizký žebrák masturbujíc nakukuje do úzké uličky odkud se ozývá ženský křik. Žena tam ve špíně rodí.</text:p>
        </text:list-item>
        <text:list-item>
          <text:p text:style-name="P951">Vyvolávač láká všechny pány na exotické elfky do vyhlášeného nevěstince. Banda hrdlořezů přestane kopat do žebráka a se siláckými řečmi se tam vydává.</text:p>
        </text:list-item>
        <text:list-item>
          <text:p text:style-name="P951">Z ulice vpravo se ozývá praskání a čvachtavé zvuky. Kdysodlak tam požírá starou paní. Při prvním zranění se promění v malého chlapce, který netuší, co se s ním stalo, kde je, a proč je pokrytý krví <text:span text:style-name="T1948">(je nakažený lykantropií)</text:span>.</text:p>
        </text:list-item>
        <text:list-item>
          <text:p text:style-name="P951"><text:span text:style-name="Emphasis"><text:span text:style-name="T657">Hrozivě vyhlížející </text:span></text:span><text:span text:style-name="Emphasis"><text:span text:style-name="T684">kroll</text:span></text:span><text:span text:style-name="Emphasis"><text:span text:style-name="T657"> táhne po ulici cukající se pytel. Vleče v něm </text:span></text:span><text:span text:style-name="Emphasis"><text:span text:style-name="T677">dítě.</text:span></text:span></text:p>
        </text:list-item>
      </text:list>
      <text:list xml:id="list506651833" text:style-name="L126">
        <text:list-item>
          <text:list>
            <text:list-header>
              <text:p text:style-name="P952"><text:span text:style-name="Emphasis"><text:span text:style-name="T685">Fyzička 4, Finesa 2, Duše 1, Životy 11</text:span></text:span></text:p>
            </text:list-header>
            <text:list-item>
              <text:p text:style-name="P953"><text:soft-page-break/><text:span text:style-name="Emphasis"><text:span text:style-name="T682">Vleče ho do vily Filomény Karské, </text:span></text:span><text:span text:style-name="Emphasis"><text:span text:style-name="T683">kde ho dvorní čaroděj Bareus Karsavar použije k provedení omlazovacího rituálu (viz událost </text:span></text:span><text:span text:style-name="Emphasis"><text:span text:style-name="T738">Zombie incident </text:span></text:span><text:span text:style-name="Emphasis"><text:span text:style-name="T779"><text:s/>v</text:span></text:span><text:span text:style-name="Emphasis"><text:span text:style-name="T780">e vile Filomény Karské</text:span></text:span><text:span text:style-name="Emphasis"><text:span text:style-name="T683">)</text:span></text:span><text:span text:style-name="Emphasis"><text:span text:style-name="T682">.</text:span></text:span></text:p>
            </text:list-item>
          </text:list>
        </text:list-item>
      </text:list>
      <text:h text:style-name="Heading_20_3" text:outline-level="3">Pevnost</text:h>
      <text:p text:style-name="P90">Nádvoří dominuje vladařův <text:span text:style-name="T575">palác</text:span> a vysoká <text:span text:style-name="T575">hlavní věž</text:span>. Trochu <text:s/>bokem jsou <text:span text:style-name="T575">kasárna</text:span>.</text:p>
      <text:h text:style-name="Heading_20_4" text:outline-level="4">Palác</text:h>
      <text:p text:style-name="Text_20_body"><text:span text:style-name="T1853">Palác zvenku vypadá velkolepě, ale uvnitř je překvapivě strohý.</text:span> <text:span text:style-name="T1853">Na chodbách jsou stráže.</text:span></text:p>
      <text:h text:style-name="Heading_20_5" text:outline-level="5">Marak Brakvil</text:h>
      <text:p text:style-name="P78">Hubený, vysoký aristokrat s prošedivělými vlasy.</text:p>
      <text:p text:style-name="P71">Vládce Trossu.</text:p>
      <text:list xml:id="list2797519847" text:style-name="L127">
        <text:list-item>
          <text:p text:style-name="P955"><text:span text:style-name="T1411">A</text:span><text:span text:style-name="T1397">rogantní</text:span></text:p>
        </text:list-item>
        <text:list-item>
          <text:p text:style-name="P597">Nemá rád změny</text:p>
        </text:list-item>
        <text:list-item>
          <text:p text:style-name="P597">Strnulý výraz</text:p>
        </text:list-item>
        <text:list-item>
          <text:p text:style-name="P597">Nikdy neopouští tvrz</text:p>
        </text:list-item>
        <text:list-item>
          <text:p text:style-name="P598">Jeho syn <text:span text:style-name="T2152">Dalvar</text:span> je pro něj trpkým zklamáním</text:p>
        </text:list-item>
        <text:list-item>
          <text:p text:style-name="P956"><text:span text:style-name="T1397">Od dětství se přátelí s velmožem </text:span><text:span text:style-name="Emphasis"><text:span text:style-name="T1412">Bali</text:span></text:span><text:span text:style-name="Emphasis"><text:span text:style-name="T1397">em</text:span></text:span><text:span text:style-name="Emphasis"><text:span text:style-name="T1413"> Valen</text:span></text:span><text:span text:style-name="Emphasis"><text:span text:style-name="T1397">em (viz Krvavá vila)</text:span></text:span></text:p>
        </text:list-item>
        <text:list-item>
          <text:p text:style-name="P957"><text:soft-page-break/><text:span text:style-name="Emphasis"><text:span text:style-name="T1511">Audienci rozhodně neudělí trhanům (alespoň jedna z postav by měla mít měšťanský nebo lepší oděv)</text:span></text:span></text:p>
        </text:list-item>
        <text:list-item>
          <text:p text:style-name="P954"><text:span text:style-name="Emphasis"><text:span text:style-name="T1509">Pokud mu postavy nabídnou, že vyčistí stříbrný důl, slíbí jim za to 25</text:span></text:span><text:span text:style-name="T1434"> zl (nemá vcelku moc ztratit, platí </text:span><text:span text:style-name="T1509">ale</text:span><text:span text:style-name="T1434"> až za vyčištěný důl) </text:span><text:span text:style-name="T1509">a nechá jim vystavit glejt s pověřením.</text:span></text:p>
          <text:list>
            <text:list-item>
              <text:p text:style-name="P958"><text:span text:style-name="Emphasis"><text:span text:style-name="T1509">Po</text:span></text:span><text:span text:style-name="Emphasis"><text:span text:style-name="T1433">k</text:span></text:span><text:span text:style-name="Emphasis"><text:span text:style-name="T1509">ud u toho bude j</text:span></text:span><text:span text:style-name="Emphasis"><text:span text:style-name="T1433">eho</text:span></text:span><text:span text:style-name="Emphasis"><text:span text:style-name="T1403"> syn </text:span></text:span><text:span text:style-name="Emphasis"><text:span text:style-name="T1509">Dalvar,</text:span></text:span><text:span text:style-name="Emphasis"><text:span text:style-name="T1403"> b</text:span></text:span><text:span text:style-name="Emphasis"><text:span text:style-name="T1401">ude</text:span></text:span><text:span text:style-name="Emphasis"><text:span text:style-name="T1403"> trvat na tom, že se k výpravě přidá. </text:span></text:span><text:span text:style-name="Emphasis"><text:span text:style-name="T1433">Vezme s sebou tři další urozené mladíky</text:span></text:span><text:span text:style-name="Emphasis"><text:span text:style-name="T1403"> </text:span></text:span><text:span text:style-name="Emphasis"><text:span text:style-name="T1401">(ať už se přidá k postavám nebo ne) </text:span></text:span><text:span text:style-name="Emphasis"><text:span text:style-name="T1509">a pokud je ve městě </text:span></text:span><text:span text:style-name="Emphasis"><text:span text:style-name="T1510">vládce sousedního kraje (viz Události), k výpravě se přidá také jeho dcera Sofia (přemluví Dalvara, aby jí vzal ssebou)</text:span></text:span><text:span text:style-name="Emphasis"><text:span text:style-name="T1403">.</text:span></text:span></text:p>
            </text:list-item>
          </text:list>
        </text:list-item>
      </text:list>
      <text:h text:style-name="Heading_20_5" text:outline-level="5">Dalvar Brakvil</text:h>
      <text:p text:style-name="P93">Štíhlý mladík <text:s/>v drahých šatech s pohrdavým výrazem.</text:p>
      <text:p text:style-name="P71">Syn vládce Trossu</text:p>
      <text:list xml:id="list2716832065" text:style-name="L128">
        <text:list-item>
          <text:p text:style-name="P599">Chce získat slávu</text:p>
        </text:list-item>
        <text:list-item>
          <text:p text:style-name="P599">Obyčejní lidé jsou pro něj podřadní</text:p>
        </text:list-item>
        <text:list-item>
          <text:p text:style-name="P599">Podniká riskantní dobrodružné výprav<text:span text:style-name="T1854">y</text:span></text:p>
        </text:list-item>
        <text:list-item>
          <text:p text:style-name="P599">Mluví o sobě ve třetí osobě, vždy se tituje „urozený“, <text:span text:style-name="T1854">n</text:span>apř.: „Urozený Dalvar s tím nesouhlasí“</text:p>
        </text:list-item>
      </text:list>
      <text:h text:style-name="Heading_20_4" text:outline-level="4"><text:span text:style-name="T1927">Hlavní v</text:span>ěž pevnosti</text:h>
      <text:p text:style-name="P87">Před věží jsou dva muži na stráži. Uvnitř je pět pater spojených točitým schodištěm.</text:p>
      <text:p text:style-name="P28">1. patro</text:p>
      <text:p text:style-name="P85"><text:soft-page-break/><text:span text:style-name="T408">Stoly pokryté desítkami svitků, </text:span><text:span text:style-name="T414">police plné knih</text:span><text:span text:style-name="T1832"> </text:span><text:span text:style-name="T525">&gt; k</text:span><text:span text:style-name="T140">roniky a cestopisy z celého světa, spousta deníků </text:span><text:span text:style-name="T142">s</text:span><text:span text:style-name="T140"> poznámkami z výzkumu.</text:span></text:p>
      <text:p text:style-name="P28"><text:span text:style-name="T1831">2</text:span>. patro</text:p>
      <text:p text:style-name="P88"><text:span text:style-name="T415">Stoly s</text:span><text:span text:style-name="T408"> křivulemi </text:span><text:span text:style-name="T416">a </text:span><text:span text:style-name="T408">baňkami, ze kterých se neustále kouří. </text:span><text:span text:style-name="T417">Police plné nádob různých tvarů a velikostí</text:span><text:span text:style-name="T1834"> </text:span><text:span text:style-name="T526">&gt; </text:span><text:span text:style-name="T143">vybavená al</text:span><text:span text:style-name="T271">c</text:span><text:span text:style-name="T143">hymistická laboratoř. A</text:span><text:span text:style-name="T526">lchymista by si </text:span><text:span text:style-name="T143">odtud</text:span><text:span text:style-name="T526"> mohl odn</text:span><text:span text:style-name="T143">ést 50 magů surovin, </text:span><text:span text:style-name="T144">pán věže na to ale asi bude mít jiný názor.</text:span></text:p>
      <text:p text:style-name="P28">3. patro</text:p>
      <text:p text:style-name="P86"><text:span text:style-name="T1831">Stoly s n</text:span>ádobami s naloženými mozky a jinými orgány, <text:span text:style-name="T1832">v policích klícky se živými myšmi a ptáky. </text:span>Pod <text:span text:style-name="T1835">s</text:span>trop<text:span text:style-name="T1835">em</text:span> visí vycpaný krokodýl obtočený obřím hadem.</text:p>
      <text:p text:style-name="P28">4. patro</text:p>
      <text:p text:style-name="P91"><text:span text:style-name="T1833">C</text:span>elou podlahu pokrývá velký rituální kruh se spoustou svic a magických symbolů. <text:span text:style-name="T1832">U stěn jsou police plné kouzelných fetišů a dalších magických pomůcek.</text:span></text:p>
      <text:list xml:id="list1840785511" text:style-name="L129">
        <text:list-item>
          <text:p text:style-name="P959">V regál<text:span text:style-name="T1855">ech </text:span>jsou svitky <text:span text:style-name="T1855">s přivolávacími rituály (různé druhy </text:span>démonů – <text:span text:style-name="T1855">vyvolávač dopředu neví, co přivolá)</text:span>. <text:span text:style-name="T1857">Provedením rituálu pozpátku je možné démona odeslat zpět, odkud přišel (posednutá osoba musí být přítomna).</text:span></text:p>
        </text:list-item>
      </text:list>
      <text:list xml:id="list918446722" text:style-name="L130">
        <text:list-item>
          <text:p text:style-name="P960"><text:span text:style-name="T272">Démon zla</text:span> (panenská krev, vlasy starého může, čerstvé kopřivy)</text:p>
        </text:list-item>
        <text:list-item>
          <text:p text:style-name="P960"><text:span text:style-name="T272">Démon alkoholu</text:span> (silný alkohol, dřevěné uhlí, čerstvý chléb)</text:p>
        </text:list-item>
        <text:list-item>
          <text:p text:style-name="P960"><text:span text:style-name="T272">Démon touhy po moci</text:span> (drahokamy v hodnotě nejméně 5 zl, <text:span text:style-name="T1856">zlato v hodnotě 5 zl</text:span>)</text:p>
        </text:list-item>
        <text:list-item>
          <text:p text:style-name="P961"><text:soft-page-break/><text:span text:style-name="T272">Démon nadlidské síly</text:span> <text:span text:style-name="T1856">(krev z černého kohouta,</text:span> <text:span text:style-name="T1856">srdce z čerstvě zabitého býka)</text:span></text:p>
        </text:list-item>
      </text:list>
      <text:list xml:id="list2956256628" text:style-name="L131">
        <text:list-item>
          <text:list>
            <text:list-item>
              <text:p text:style-name="P962"><text:span text:style-name="T1857">K</text:span>aždé kolo <text:span text:style-name="T1856">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8">5. patro</text:p>
      <text:p text:style-name="P89">Obytné patro – jídelní stůl se čtyřmi židlemi, postel se závoji z černého sametu.</text:p>
      <text:h text:style-name="Heading_20_5" text:outline-level="5">Bareus Karsavar</text:h>
      <text:p text:style-name="P225"><text:span text:style-name="T1547">Štíhlý muž ve středních letech </text:span><text:span text:style-name="T1548">s </text:span><text:span text:style-name="T1549">bradkou</text:span><text:span text:style-name="T1547"> oděný do černé róby. Vždy nosí kápi, takže mu není moc dobře vidět do tváře </text:span><text:span text:style-name="T1752">&gt; </text:span><text:span text:style-name="T1512">Na tváři (a ostatně i po celém těle) má jizvy pulsující nepřirozeným modrým svitem.</text:span></text:p>
      <text:p text:style-name="P73"><text:span text:style-name="T1828">D</text:span>vorní čaroděj, <text:span text:style-name="T1830">zabral si pro sebe celou hlavní věž pevnosti.</text:span></text:p>
      <text:list xml:id="list3473523544" text:style-name="L132">
        <text:list-item>
          <text:p text:style-name="P600">Kouzelník u něj může postoupit na vyšší úroveň.</text:p>
          <text:list>
            <text:list-item>
              <text:p text:style-name="P602">Kouzelníkovi nabídne možnost přivýdělku (<text:span text:style-name="T1943">nabízí </text:span>10 zl <text:span text:style-name="T1943">nebo prominutí poplatků za výcvik</text:span>):</text:p>
              <text:p text:style-name="P602">„Mezi dračími kostmi na sever od Trossu uchop tuto dýku, prones slova na tomto svitku a obojí mi přines zpět.“</text:p>
            </text:list-item>
            <text:list-item>
              <text:p text:style-name="P963"><text:span text:style-name="T1460">K nabídce patří </text:span><text:span text:style-name="T1459">karta </text:span><text:span text:style-name="T1534">rituální dýka</text:span><text:span text:style-name="T1459"> a text s krátkým textem ve starém jazyce </text:span><text:span text:style-name="T1508">(text XY)</text:span><text:span text:style-name="T1459">.</text:span></text:p>
              <text:p text:style-name="P963"><text:span text:style-name="T1459">„</text:span><text:span text:style-name="T1507">Šelak nefeš hajah šmi, šelak koah hajah šmi. Karah!“</text:span></text:p>
              <text:p text:style-name="P963"><text:soft-page-break/><text:span text:style-name="T1508">(Text je ve staré řeči a znamená: </text:span><text:span text:style-name="T2135">„Tvá duše je má, tvá síla je má. Tak ať se staň!“)</text:span></text:p>
            </text:list-item>
          </text:list>
        </text:list-item>
        <text:list-item>
          <text:p text:style-name="P603">Mluví rychle, úsečně.</text:p>
        </text:list-item>
      </text:list>
      <text:list xml:id="list61297307" text:style-name="L133">
        <text:list-item>
          <text:p text:style-name="P604"><text:span text:style-name="T1829">Je p</text:span>osedlý <text:span text:style-name="T1829">magickou</text:span> mocí.</text:p>
        </text:list-item>
        <text:list-item>
          <text:p text:style-name="P752"><text:span text:style-name="T1613">Přivolává démony a p</text:span><text:span text:style-name="T1584">rovozuje riska</text:span><text:span text:style-name="T1614">n</text:span><text:span text:style-name="T1584">tní kosmickou magii. Už se na něm projevují mutace.</text:span></text:p>
        </text:list-item>
      </text:list>
      <text:p text:style-name="Text_20_body"><text:span text:style-name="T2">F</text:span><text:span text:style-name="T3">yzička </text:span><text:span text:style-name="T124">3</text:span><text:span text:style-name="T3">, Finesa </text:span><text:span text:style-name="T125">4</text:span><text:span text:style-name="T3">, Duše </text:span><text:span text:style-name="T126">5</text:span><text:span text:style-name="T3">, </text:span><text:span text:style-name="T89">Ž</text:span><text:span text:style-name="T34">ivot</text:span><text:span text:style-name="T89">y </text:span><text:span text:style-name="T127">9</text:span></text:p>
      <text:list xml:id="list130004978003157" text:continue-numbering="true" text:style-name="L133">
        <text:list-item>
          <text:p text:style-name="P964"><text:span text:style-name="T1458">Kouzla: </text:span><text:span text:style-name="T181">B</text:span><text:span text:style-name="T180">eranidlo </text:span><text:span text:style-name="T189">*Zelokvah*</text:span><text:span text:style-name="T180">, </text:span><text:span text:style-name="T181">O</text:span><text:span text:style-name="T180">hnivý oblouk *</text:span><text:span text:style-name="T189">Eš kešet*</text:span><text:span text:style-name="T180">, </text:span><text:span text:style-name="T181">M</text:span><text:span text:style-name="T180">agický štít </text:span><text:span text:style-name="T189">*Kasum magen*</text:span><text:span text:style-name="T180">, </text:span><text:span text:style-name="T181">M</text:span><text:span text:style-name="T180">odrý blesk *</text:span><text:span text:style-name="T189">Artak bárak*</text:span><text:span text:style-name="T180">, </text:span><text:span text:style-name="T181">Z</text:span><text:span text:style-name="T180">elený blesk </text:span><text:span text:style-name="T189">*Járak bárak*</text:span><text:span text:style-name="T180">, </text:span><text:span text:style-name="T181">N</text:span><text:span text:style-name="T180">eviditelná zbroj </text:span><text:span text:style-name="T190">*Ij ryjut širion*</text:span><text:span text:style-name="T180">, </text:span><text:span text:style-name="T181">O</text:span><text:span text:style-name="T180">chrana před projektily </text:span><text:span text:style-name="T189">*Haganah týl*</text:span><text:span text:style-name="T180">, Ledová tříšť </text:span><text:span text:style-name="T189">*Kerach ketim*</text:span><text:span text:style-name="T180">, Levitace </text:span><text:span text:style-name="T189">*Rišef*</text:span><text:span text:style-name="T180">, Návrat </text:span><text:span text:style-name="T189">*Hašavah*</text:span><text:span text:style-name="T180">, Zlom kouzlo </text:span><text:span text:style-name="T189">*Šavar kišuf*</text:span><text:span text:style-name="T180">, Fialový blesk </text:span><text:span text:style-name="T189">*Sagol bárak*</text:span><text:span text:style-name="T180">, Žlutý blesk </text:span><text:span text:style-name="T189">*Cahov bárak*</text:span><text:span text:style-name="T180">, Ohnivá koule </text:span><text:span text:style-name="T189">*Eš nešef*</text:span><text:span text:style-name="T180">, Ohnivá střela </text:span><text:span text:style-name="T189">*Eš týl*</text:span><text:span text:style-name="T180">, Ledová dýka </text:span><text:span text:style-name="T189">*Kerach pygion*</text:span><text:span text:style-name="T180">, Ohnivý had </text:span><text:span text:style-name="T189">*Eš nachaš*</text:span><text:span text:style-name="T180">, Duševní úder </text:span><text:span text:style-name="T189">*Nefeš nagaf*</text:span><text:span text:style-name="T180">, Mrak smrti </text:span><text:span text:style-name="T189">*Mavet anan*</text:span><text:span text:style-name="T180">, Neviditelnost</text:span><text:span text:style-name="T182"> </text:span><text:span text:style-name="T190">*Ij ryjut*</text:span><text:span text:style-name="T182">, Hyperprostor </text:span><text:span text:style-name="T190">*Hávarah chalal*</text:span><text:span text:style-name="T182">, Ohnivý déšť </text:span><text:span text:style-name="T190">*</text:span><text:span text:style-name="T189">Eš gešem</text:span><text:span text:style-name="T190">*</text:span><text:span text:style-name="T182">, Rudý blesk </text:span><text:span text:style-name="T190">*Adom bárak*</text:span><text:span text:style-name="T182">, Černý blesk </text:span><text:span text:style-name="T190">*Kedar bárak*</text:span></text:p>
        </text:list-item>
      </text:list>
      <text:h text:style-name="Heading_20_4" text:outline-level="4">Kasárna</text:h>
      <text:p text:style-name="P92">Na dvoře trénující vojáci, uvnitř <text:span text:style-name="T1863">jsou</text:span> ubikace vojáků a kanceláře velitelů.</text:p>
      <text:h text:style-name="Heading_20_5" text:outline-level="5">Kapitán stráže Moriak Har</text:h>
      <text:p text:style-name="P93"><text:span text:style-name="T1862">Velký, holohlavý muž s</text:span> jizv<text:span text:style-name="T1862">ou</text:span> na tváři, <text:span text:style-name="T1865">rukou na hlavici meče</text:span> <text:span text:style-name="T1862">a</text:span> přísn<text:span text:style-name="T1862">ým</text:span> pohled<text:span text:style-name="T1862">em. Na sobě má</text:span> uniform<text:span text:style-name="T1862">u</text:span> a kapitánsk<text:span text:style-name="T1862">é</text:span> frčky.</text:p>
      <text:p text:style-name="P337"><text:soft-page-break/><text:span text:style-name="T1177">F</text:span><text:span text:style-name="T1162">yzička </text:span><text:span text:style-name="T1204">5</text:span><text:span text:style-name="T1162">, Finesa </text:span><text:span text:style-name="T1204">4</text:span><text:span text:style-name="T1162">, Duše </text:span><text:span text:style-name="T1204">2</text:span><text:span text:style-name="T1162">, </text:span><text:span text:style-name="T1163">Ž</text:span><text:span text:style-name="T1160">ivot</text:span><text:span text:style-name="T1163">y </text:span><text:span text:style-name="T1204">11</text:span></text:p>
      <text:list xml:id="list3215598357" text:style-name="L134">
        <text:list-item>
          <text:p text:style-name="P966"><text:span text:style-name="T1398">V</text:span><text:span text:style-name="T1397">álečník u něj může postoupit na vyšší úroveň.</text:span></text:p>
        </text:list-item>
        <text:list-item>
          <text:p text:style-name="P965"><text:span text:style-name="T1398">N</text:span><text:span text:style-name="T1427">abídne odměnu za dopadení Stína – 10 zl (není to na vývěsce, protože stráž nechce přiznat, že tu dlouho řádí zloděj, kterého nedokáže dopadnout).</text:span></text:p>
          <text:list>
            <text:list-item>
              <text:p text:style-name="P965"><text:span text:style-name="T1399">„Ž</text:span><text:span text:style-name="T1427">ivej nebo mrtvej, </text:span><text:span text:style-name="T1399">ale doporučuju živej, protože kdybyste zabili špatnou osobu, tak vás pověsím.“</text:span></text:p>
            </text:list-item>
            <text:list-item>
              <text:p text:style-name="P967">„Lup samozřejmě <text:span text:style-name="T1927">musíte</text:span> vrátit, podle toho se pozná, že jste dostali správnou osobu.“</text:p>
            </text:list-item>
          </text:list>
        </text:list-item>
        <text:list-item>
          <text:p text:style-name="P968">Jeho zatajená dcera slouží v kostele, umožnil to velekněz Mankar, <text:span text:style-name="T1867">Har mu za to toleruje sexuální výstřelky</text:span>.</text:p>
        </text:list-item>
      </text:list>
      <text:h text:style-name="P451" text:outline-level="5">Mistr zbrojíř Kohor</text:h>
      <text:p text:style-name="Text_20_body">Barbar <text:span text:style-name="T2421">ve středních letech, šedivějící vousy. </text:span><text:span text:style-name="T2422">Berou ho záda.</text:span></text:p>
      <text:h text:style-name="P444" text:outline-level="3">Vorokův chrám</text:h>
      <text:p text:style-name="P105">Chrám s majestátní kupolí, uvnitř bohatě vybavený – zlaté sošky, stříbrné obřadní nádoby, oltář vykládaný polodr<text:span text:style-name="T1877">a</text:span>hokamy. Vzduch je prosycený vůní kadidla.</text:p>
      <text:h text:style-name="P452" text:outline-level="5">Velekněz Mankar</text:h>
      <text:p text:style-name="P105">Tlustý postarší muž <text:span text:style-name="T1864">v honosném obřadním rouchu.</text:span> <text:span text:style-name="T1864">R</text:span>ostoucí lysinu se snaží zakrýt příčeskem.</text:p>
      <text:list xml:id="list588542527" text:style-name="L135">
        <text:list-item>
          <text:p text:style-name="P970">Bohatý, vlivný, dobrý řečník. Pořád něco jí.</text:p>
        </text:list-item>
        <text:list-item>
          <text:p text:style-name="P970">Sexuálně zneužívá mladé dívky <text:span text:style-name="T1878">(hlavně novicky v chrámu)</text:span>.</text:p>
        </text:list-item>
        <text:list-item>
          <text:p text:style-name="P969"><text:soft-page-break/>Nechává v chrámu sloužit zatajenou dceru kapitána stráže Moriaka Hara – <text:span text:style-name="T1866">ten mu na oplátku toleruje jeho výstřelky</text:span>.</text:p>
        </text:list-item>
        <text:list-item>
          <text:p text:style-name="P971">Má pro postavy delikátní práci: Zlikvidovat bohyni v Trehernu (nabízí 20 zl). Špehové mu donesli, že to je lidská žena, která se za bohyni vydává – takovou herezi je třeba potrestat. Ale diskrétně, samozřejmě.</text:p>
          <text:list>
            <text:list-item>
              <text:p text:style-name="P972">Když se toho postavy dlouho neujmou, job vezmou trpasličtí žoldnéři (viz Trosské pláně, náhodná setkání na cestě).</text:p>
            </text:list-item>
          </text:list>
        </text:list-item>
      </text:list>
      <text:h text:style-name="Heading_20_5" text:outline-level="5">Kněz Marius</text:h>
      <text:p text:style-name="P106">Starý kněz v prosté róbě. Na tváři má nucený úsměv.</text:p>
      <text:list xml:id="list3964707683" text:style-name="L136">
        <text:list-item>
          <text:p text:style-name="P973">Bývalý voják.</text:p>
        </text:list-item>
        <text:list-item>
          <text:p text:style-name="P974">Moc toho nenamluví – stručné, jednoduché věty.</text:p>
        </text:list-item>
        <text:list-item>
          <text:p text:style-name="P974">„<text:span text:style-name="T1869">Vorok vás opatruj.“</text:span></text:p>
        </text:list-item>
        <text:list-item>
          <text:p text:style-name="P975">Sympatizuje s havíři, přimlouvá se za ně u vládce města <text:span text:style-name="T1879">(marně)</text:span>.</text:p>
        </text:list-item>
        <text:list-item>
          <text:p text:style-name="P976">Ví o kultu ještěrců. Pošle <text:span text:style-name="T1868">postavy</text:span> po něm pátrat, nabídne 10 zl, <text:span text:style-name="T1868">když kult zlikvidují, nebo když mu pomohou přesvědčit vládce Brakvila, že je potřeba zasáhnout.</text:span></text:p>
        </text:list-item>
      </text:list>
      <text:h text:style-name="P445" text:outline-level="3">Bohatá čtvrť</text:h>
      <text:h text:style-name="Heading_20_4" text:outline-level="4">Malířský ateliér</text:h>
      <text:p text:style-name="P72"><text:span text:style-name="T1827">V</text:span> podkroví <text:span text:style-name="T1858">jednoho z výstavních domů. Nepořádek, všude rozpracovaná plátna, skvrny od barev.</text:span></text:p>
      <text:h text:style-name="Heading_20_5" text:outline-level="5"><text:soft-page-break/>Malířka Ariana <text:span text:style-name="T1875">Arra</text:span></text:h>
      <text:p text:style-name="P102">Mladá černovláska se zasněným výrazem.</text:p>
      <text:list xml:id="list1789486235" text:style-name="L137">
        <text:list-item>
          <text:p text:style-name="P977">Sestra Filipy Arry <text:span text:style-name="T134">(Stín, viz Smaragdové divadlo).</text:span></text:p>
        </text:list-item>
        <text:list-item>
          <text:p text:style-name="P978">Krásná, křehká a mentálně nestabilní.</text:p>
        </text:list-item>
        <text:list-item>
          <text:p text:style-name="P978">Její obrazy jsou samostatné dimenze.</text:p>
        </text:list-item>
      </text:list>
      <text:h text:style-name="P449" text:outline-level="4">Vila Filomény Karské</text:h>
      <text:p text:style-name="P141"><text:span text:style-name="T1934">Dvoumetrová k</text:span>amenná zeď skrývá j<text:span text:style-name="T1933">ednopatrov</text:span>ou<text:span text:style-name="T1933"> vil</text:span>u<text:span text:style-name="T1933"> s átriem </text:span>uprostřed malé<text:span text:style-name="T1933">, ale perfektně udržovan</text:span>é<text:span text:style-name="T1933"> zahrad</text:span>y<text:span text:style-name="T1933">. Dovnitř vede dřevěná hlavní brána a menší boční branka pro služebnictvo.</text:span></text:p>
      <text:list xml:id="list684357749" text:style-name="L138">
        <text:list-item>
          <text:p text:style-name="P979">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454" text:outline-level="6">Filoména Karská</text:h>
      <text:p text:style-name="P94">Bohatá žena, která <text:span text:style-name="T1859">vypadá na 20, ale </text:span>mluví <text:span text:style-name="T1859">a chová se</text:span>, jako kdyby jí bylo 40.</text:p>
      <text:list xml:id="list406917802" text:style-name="L139">
        <text:list-item>
          <text:p text:style-name="P980">Baví se krátkými ale vášnivými vztahy s mladými muži, většinou vlivnými a bohatými, ale zabavit se zvládne klidně i <text:span text:style-name="T1880">s</text:span> nějakým prosťáčkem.</text:p>
        </text:list-item>
        <text:list-item>
          <text:p text:style-name="P981"><text:soft-page-break/><text:span text:style-name="T1881">Pokud se postavy s Filoménou setkají a je mezi nimi pohledný mladík, </text:span>vybere <text:span text:style-name="T1881">si ho</text:span> za svého příštího milence <text:span text:style-name="T1882">(pošle mu darem drahé oblečení a pozve ho do své vily, nebo třeba do Smaragdového divadla)</text:span>.</text:p>
        </text:list-item>
      </text:list>
      <text:h text:style-name="P454" text:outline-level="6">Starý eunuch Sarnys</text:h>
      <text:p text:style-name="P133">Filoménin věrný sluha už od jejího narození, udělá pro ní cokoliv. Zařizuje pro ni dodávky obětí pro krvavé rituály, které ve vile provádí Bareus Karsavar (viz setkání <text:span text:style-name="Emphasis"><text:span text:style-name="T739">Hrozivě vyhlížející </text:span></text:span><text:span text:style-name="Emphasis"><text:span text:style-name="T740">kroll</text:span></text:span><text:span text:style-name="Emphasis"><text:span text:style-name="T739"> táhne po ulici cukající se pytel</text:span></text:span>).</text:p>
      <text:p text:style-name="P98">Entry</text:p>
      <text:p text:style-name="P132">2 <text:span text:style-name="T1935">mramorové</text:span> sochy <text:span text:style-name="T1935">mořských panen v životní velikosti</text:span> <text:s/>(prodej <text:span text:style-name="T1936">1</text:span>5 zl za každou) a <text:span text:style-name="T1935">3</text:span> obrazy <text:span text:style-name="T1935">s různými námořními výjevy – loď v bouři, loď obtočená krakenem, loď stahovaná do obřího mořského víru</text:span> (prodej 4 zl za každý)</text:p>
      <text:p text:style-name="P98">Great room</text:p>
      <text:p text:style-name="P124"><text:span text:style-name="T408">Pohovky, na zemi drahé koberce</text:span> <text:span text:style-name="T529">&gt; </text:span>4 kusy, 5 zl každý.</text:p>
      <text:p text:style-name="P139"><text:span text:style-name="T408">Mísy s ovocem, </text:span><text:span text:style-name="T418">poloprázdné láhve s vínem</text:span><text:span text:style-name="T408"> a zbytky nedojedeného jídla</text:span></text:p>
      <text:p text:style-name="P125"><text:span text:style-name="T408">Sexuální orgie</text:span> <text:span text:style-name="T522">&gt;</text:span> 5 mužů, 5 žen.</text:p>
      <text:p text:style-name="P98">Dining</text:p>
      <text:p text:style-name="P130">Jídelní tabule pro 8 osob.</text:p>
      <text:p text:style-name="P98">Country kit</text:p>
      <text:p text:style-name="P142">Plně vybavená kuchyně. V polici 5 lahví drahého vína (1 zl každá).</text:p>
      <text:p text:style-name="P136"><text:soft-page-break/><text:span text:style-name="T522">&gt;</text:span> <text:span text:style-name="T537">h</text:span>obití kuchař</text:p>
      <text:p text:style-name="P98">Pantry</text:p>
      <text:p text:style-name="P131">Vybavená spižírna (lze doplnit zásoby).</text:p>
      <text:p text:style-name="P98">Master suite</text:p>
      <text:p text:style-name="P126">Zde žije Filoména Karská.</text:p>
      <text:p text:style-name="P116">Postel s nebesy, okrasn<text:span text:style-name="T134">á rostlina, stolek a dvě křesla</text:span><text:span text:style-name="T155"> </text:span><text:span text:style-name="T469">&gt; Povle</text:span><text:span text:style-name="T156">čení, přehozy a podobně jdou prodat celkem za 10 zl.</text:span></text:p>
      <text:p text:style-name="P115"><text:span text:style-name="T147">Šatník</text:span><text:span text:style-name="T134"> </text:span>&gt;<text:span text:style-name="T134"> </text:span><text:span text:style-name="T200">několikery </text:span><text:span text:style-name="T134">luxusní dámské šaty </text:span>(prodej celkem 120 zl)</text:p>
      <text:p text:style-name="P98">Master bath</text:p>
      <text:p text:style-name="P128">Dvě umývadla, <text:span text:style-name="T1929">velká vana zapuštěná do </text:span><text:span text:style-name="T1887">dlážděného </text:span><text:span text:style-name="T576">podstavce</text:span><text:span text:style-name="T1929">, toaleta.</text:span></text:p>
      <text:p text:style-name="P134"><text:span text:style-name="T531">&gt; </text:span><text:span text:style-name="T470">Jedna z dlaždic na </text:span><text:span text:style-name="T578">podstavci</text:span><text:span text:style-name="T470"> pod vanou</text:span><text:span text:style-name="T134"> jde odklopit. Za ní je pokladnice: </text:span><text:span text:style-name="T195">42</text:span><text:span text:style-name="T134"> zl a 63 st v mincích, </text:span><text:span text:style-name="T176">š</text:span><text:span text:style-name="T134">perky v hodnotě </text:span><text:span text:style-name="T195">30</text:span><text:span text:style-name="T134"> zl, </text:span><text:span text:style-name="T177">lektvar charism</text:span><text:span text:style-name="T178">atu</text:span><text:span text:style-name="T186"> (karta, </text:span><text:span text:style-name="T187">5 zl</text:span><text:span text:style-name="T186">)</text:span></text:p>
      <text:p text:style-name="P98"><text:span text:style-name="T235">C</text:span><text:span text:style-name="T134">overed arbor</text:span></text:p>
      <text:p text:style-name="P129"><text:span text:style-name="T134">Stolek, křesílka a pohovka jsou odsunuté stranou. Na podlaze je </text:span><text:span text:style-name="T199">magický rituální</text:span><text:span text:style-name="T134"> kruh.</text:span></text:p>
      <text:p text:style-name="P117">&gt; Tady dvorn<text:span text:style-name="T134">í čaroděj Bareus Karsavar provádí riskantní kouzla, kterými uržuje Filoménu mladou.</text:span></text:p>
      <text:p text:style-name="P118">&gt; Po incidentu tady bude <text:span text:style-name="T134">spousta krve a kusy dětských těl.</text:span></text:p>
      <text:p text:style-name="P98">Guest suite</text:p>
      <text:p text:style-name="P135"><text:soft-page-break/>Skřipec, zkrvavený stůl, stolek s mučícími nástroji (kleště, pila, kladivo, hřebíky, několik nožů) a okovy. Na stěnách jsou kruhy s řetězy.</text:p>
      <text:p text:style-name="P119">&gt; <text:span text:style-name="T1930">Dv</text:span><text:span text:style-name="T196">ě nahé dívky v maskách tu mučí nahého barbara.</text:span></text:p>
      <text:p text:style-name="P98"><text:span text:style-name="T1931">Severní b</text:span>edroom</text:p>
      <text:p text:style-name="P8">Souložící mladý pár. <text:span text:style-name="T1932">Na zemi jsou mužské a ženské šaty.</text:span></text:p>
      <text:p text:style-name="P120">&gt; <text:span text:style-name="T134">V mužských šatech je měšec s 3 zl a 5 st, vedle ženských je hromádka stříbrných šperků (celkem 6 zl).</text:span></text:p>
      <text:p text:style-name="P98">Jižní bedroom</text:p>
      <text:p text:style-name="P138"><text:span text:style-name="Emphasis"><text:span text:style-name="T586">♨<text:tab/></text:span></text:span><text:span text:style-name="T197">Z</text:span><text:span text:style-name="T134">ápach potu, </text:span><text:span text:style-name="T198">moči</text:span><text:span text:style-name="T134"> a výkalů.</text:span></text:p>
      <text:p text:style-name="P137"><text:span text:style-name="T197">P</text:span><text:span text:style-name="T134">řed incidentem 5 vyhublých lidských dětí, </text:span><text:span text:style-name="T201">po něm prázdno.</text:span></text:p>
      <text:p text:style-name="P98">Living</text:p>
      <text:p text:style-name="P140"><text:span text:style-name="T522">Poházené</text:span> oblečení osazenstva great roomu – 5x mužské, 5x ženské <text:span text:style-name="T522">&gt; celkem </text:span><text:span text:style-name="T134">9</text:span><text:span text:style-name="T522"> zl v minc</text:span><text:span text:style-name="T134">ích a šperky v hodnotě 13 zl.</text:span></text:p>
      <text:h text:style-name="Heading_20_4" text:outline-level="4">Smaragdové divadlo</text:h>
      <text:p text:style-name="P110">Luxusní hostinec <text:span text:style-name="T1902">ve třípatrovém domě v bohaté čtvrti.</text:span></text:p>
      <text:list xml:id="list542961268" text:style-name="L140">
        <text:list-item>
          <text:p text:style-name="P982">Boční dveře pro služebnictvo (zamčené) vedou na chodbu se schodištěm do sklepa (zamčené dveře) a do horních pater.</text:p>
        </text:list-item>
      </text:list>
      <text:list xml:id="list2640248451" text:style-name="L141">
        <text:list-item>
          <text:p text:style-name="P983">V přízemí je velká společenská místnost a zázemí (kuchyně, sklady).</text:p>
        </text:list-item>
        <text:list-item>
          <text:p text:style-name="P983">Ve sklepě je sklad kulis a propriet (rozložené pódium) a kobky, kde jsou drženy oběti.</text:p>
        </text:list-item>
        <text:list-item>
          <text:p text:style-name="P983"><text:soft-page-break/>V prvním patře jsou soukromé salónky.</text:p>
        </text:list-item>
        <text:list-item>
          <text:p text:style-name="P983">Ve druhém a třetím patře jsou pokoje pro stálé hosty.</text:p>
        </text:list-item>
      </text:list>
      <text:p text:style-name="P79">Drby (obsluha nebo hosti):</text:p>
      <text:list xml:id="list2589668190" text:style-name="L142">
        <text:list-item>
          <text:p text:style-name="P605">Z opuštěné Haydenské tvrze vychází kouř. Někdo tam žije. Jak dlouho potrvá, než tam <text:span text:style-name="T2095">vladař</text:span> pošle muže na průzkum?</text:p>
        </text:list-item>
        <text:list-item>
          <text:p text:style-name="P984"><text:span text:style-name="T1435">Bohatý kupec</text:span><text:span text:style-name="T1426"> tvrdí, že </text:span><text:span text:style-name="T1435">velmož</text:span><text:span text:style-name="T1426"> </text:span><text:span text:style-name="T1435">Va</text:span><text:span text:style-name="T1426">len shání žoldnéře jako jste vy. Udájně na delikátní práci.</text:span></text:p>
        </text:list-item>
      </text:list>
      <text:list xml:id="list1309150723" text:style-name="L143">
        <text:list-item>
          <text:p text:style-name="P606"><text:span text:style-name="T1907">D</text:span>vorního čaroděj Karsavar <text:span text:style-name="T1907">si z</text:span>ahrává si s temnými silami, <text:span text:style-name="T1907">z toho určitě budou potíže.</text:span></text:p>
        </text:list-item>
        <text:list-item>
          <text:p text:style-name="P985"><text:span text:style-name="T1516">Alchymistka </text:span><text:span text:style-name="T1517">Malika</text:span><text:span text:style-name="T1516"> má nový recept. Přines jí kapesník nasáklý dívčími slzami a ona ti za </text:span><text:span text:style-name="T1518">5</text:span><text:span text:style-name="T1516"> zlatých připraví lektvar lásky.</text:span></text:p>
        </text:list-item>
      </text:list>
      <text:p text:style-name="P84"><text:span text:style-name="T1902">K</text:span>aždý měsíc <text:span text:style-name="T1903">se zde ve společenské místnosti koná</text:span> uzavřené představení, kde se vše hraje naživo; tzn. na pódiu jsou skutečná znásilnění a vraždy, a příbuzní (<text:span text:style-name="T1902">většinou ne</text:span>dobrovolných) obětí jsou vyplácen<text:span text:style-name="T1819">i</text:span> ve smaragdech.</text:p>
      <text:list xml:id="list856472214" text:style-name="L144">
        <text:list-item>
          <text:p text:style-name="P987">Hosti (chodí sem v maskách):</text:p>
          <text:list>
            <text:list-item>
              <text:p text:style-name="P988">Dalvar Brakvil (syn vládce města)</text:p>
            </text:list-item>
            <text:list-item>
              <text:p text:style-name="P989">Worochův velekněz Mankar</text:p>
            </text:list-item>
            <text:list-item>
              <text:p text:style-name="P990">Šlechtična Filoména Karská</text:p>
            </text:list-item>
            <text:list-item>
              <text:p text:style-name="P990">Dvorní čaroděj Bareus Karsavar</text:p>
            </text:list-item>
            <text:list-item>
              <text:p text:style-name="P986"><text:span text:style-name="T1905">Kuzal‘</text:span><text:span text:style-name="T528">k’tak, </text:span><text:span text:style-name="T146">obchodník s exotiky</text:span></text:p>
            </text:list-item>
          </text:list>
        </text:list-item>
      </text:list>
      <text:h text:style-name="Heading_20_5" text:outline-level="5"><text:soft-page-break/>Filipa Arra <text:span text:style-name="T1875">(Stín)</text:span></text:h>
      <text:p text:style-name="P10">Štíhlá černovláska se složitým účesem <text:span text:style-name="T2424">se stříbrnou broží</text:span>, <text:span text:style-name="T2423">lehce přes dvacet let</text:span>.</text:p>
      <text:p text:style-name="P160">Filipa je jedním ze stálých hostů. <text:span text:style-name="T1404">Baví se tím, že dělá </text:span><text:span text:style-name="T1405">tajemnou </text:span><text:span text:style-name="T1404">společnici bohatým mladým mužům (ať už místním nebo cizincům). <text:s/></text:span><text:span text:style-name="T1405">Je to taky</text:span><text:span text:style-name="T1404"> dobr</text:span><text:span text:style-name="T1405">ý</text:span><text:span text:style-name="T1404"> z</text:span><text:span text:style-name="T1405">působ</text:span><text:span text:style-name="T1404">, jak si otypovat případné cíle.</text:span> V noci se z ní stává tajemný, nepolatitelný zloděj Stín.</text:p>
      <text:p text:style-name="P336"><text:span text:style-name="T1177">F</text:span><text:span text:style-name="T1162">yzička </text:span><text:span text:style-name="T1203">3</text:span><text:span text:style-name="T1162">, Finesa </text:span><text:span text:style-name="T1202">5</text:span><text:span text:style-name="T1162">, Duše </text:span><text:span text:style-name="T1203">2</text:span><text:span text:style-name="T1162">, </text:span><text:span text:style-name="T1163">Ž</text:span><text:span text:style-name="T1160">ivot</text:span><text:span text:style-name="T1163">y </text:span><text:span text:style-name="T1203">9</text:span></text:p>
      <text:list xml:id="list2901828944" text:style-name="L145">
        <text:list-item>
          <text:p text:style-name="P991"><text:span text:style-name="T1404">N</text:span><text:span text:style-name="T1429">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607">V tajné schránce ve svém pokoji má naloupené šperky. Patří různým šlechtičnám z města a okolí.</text:p>
          <text:list>
            <text:list-item>
              <text:p text:style-name="P991"><text:span text:style-name="T1399">Celková cena: 75 zl, ale je to hodně horký zboží. </text:span><text:span text:style-name="T1430">Při pokusu o prodej tady v Trossu dá obchodník echo stráži.</text:span></text:p>
            </text:list-item>
          </text:list>
        </text:list-item>
      </text:list>
      <text:list xml:id="list3341532551" text:style-name="L146">
        <text:list-item>
          <text:p text:style-name="P992"><text:span text:style-name="T1431">Zloděj</text:span><text:span text:style-name="T1397"> u </text:span><text:span text:style-name="T1431">Stína</text:span><text:span text:style-name="T1397"> může postoupit na vyšší úroveň </text:span><text:span text:style-name="T1432">(zkontaktovat ho může přes místní podsvětí, setkání a výcvik proběhne v noci na střechách)</text:span><text:span text:style-name="T1397">.</text:span></text:p>
        </text:list-item>
      </text:list>
      <text:h text:style-name="Heading_20_5" text:outline-level="5">Ar<text:span text:style-name="T1976">d</text:span>us</text:h>
      <text:p text:style-name="P112">Vysoký elf s šedými vlasy a vystouplými l<text:span text:style-name="T1904">í</text:span>cními kostmi.</text:p>
      <text:list xml:id="list752709604" text:style-name="L147">
        <text:list-item>
          <text:p text:style-name="P993">Majitel Smaragdového divadla.</text:p>
        </text:list-item>
      </text:list>
      <text:h text:style-name="P453" text:outline-level="5"><text:soft-page-break/><text:span text:style-name="T1927">Portýr </text:span>Janus</text:h>
      <text:p text:style-name="P113">Perfektně upravený oholený <text:span text:style-name="T1906">elf</text:span> v drahém oblečení.</text:p>
      <text:list xml:id="list636729996" text:style-name="L148">
        <text:list-item>
          <text:p text:style-name="P994">Zdvořilý, ale neústupný.</text:p>
        </text:list-item>
        <text:list-item>
          <text:p text:style-name="P994">Pokud postavy nebudou vhodně oblečené, nepustí je dovnitř.</text:p>
        </text:list-item>
      </text:list>
      <text:h text:style-name="Heading_20_3" text:outline-level="3">Chudinská čtvrť</text:h>
      <text:h text:style-name="Heading_20_4" text:outline-level="4">Alchymistický krámek</text:h>
      <text:p text:style-name="P103">Malý, dřevěný domek, <text:span text:style-name="T1860">uvnitř jedna velká, perfektně uklizená místnost – řady dokonale vyrovnaných baněk a kádinek, čerstvě vycíděná destilační aparatura, všechno má čitelně popsanou etiketu.</text:span> Strop je pro trpaslíky, vyšší rasy se musí krčit.</text:p>
      <text:p text:style-name="P359">Léčivý lektvar<text:tab/><text:tab/>2 zl</text:p>
      <text:p text:style-name="P359">Vyprošťovák<text:tab/><text:tab/>2 zl</text:p>
      <text:p text:style-name="P359">Magické leštidlo<text:tab/>2 zl</text:p>
      <text:p text:style-name="P359">Cibulový extrakt<text:tab/>2 zl</text:p>
      <text:p text:style-name="P359">Tinktura proti bolesti<text:tab/>2 zl</text:p>
      <text:p text:style-name="P359">Éterický olej<text:tab/><text:tab/>2 zl</text:p>
      <text:p text:style-name="P359">Lektvar zmenšování<text:tab/>2 zl</text:p>
      <text:h text:style-name="Heading_20_5" text:outline-level="5">Trpasličí alchymistka Malika</text:h>
      <text:p text:style-name="P161">Robustní, prsatá <text:span text:style-name="T1977">trpaslice s</text:span> kožen<text:span text:style-name="T1977">ou</text:span> zástěr<text:span text:style-name="T1977">ou</text:span> se skvrnami od žíraviny.</text:p>
      <text:p text:style-name="P338"><text:soft-page-break/><text:span text:style-name="T1177">F</text:span><text:span text:style-name="T1162">yzička </text:span><text:span text:style-name="T1201">2</text:span><text:span text:style-name="T1162">, Finesa </text:span><text:span text:style-name="T1205">5</text:span><text:span text:style-name="T1162">, Duše </text:span><text:span text:style-name="T1205">3</text:span><text:span text:style-name="T1162">, </text:span><text:span text:style-name="T1163">Ž</text:span><text:span text:style-name="T1160">ivot</text:span><text:span text:style-name="T1163">y </text:span><text:span text:style-name="T1201">8</text:span></text:p>
      <text:list xml:id="list2181159437" text:style-name="L149">
        <text:list-item>
          <text:p text:style-name="P995">Puntíčkářka – „Musí tam být přesně tři kapky kyseliny, ani o jednu víc!“</text:p>
        </text:list-item>
        <text:list-item>
          <text:p text:style-name="P601"><text:span text:style-name="T1885">Alchymista</text:span> u n<text:span text:style-name="T1885">í</text:span> může postoupit na vyšší úroveň.</text:p>
        </text:list-item>
        <text:list-item>
          <text:p text:style-name="P608">Když jí někdo přinese slzy, za 5 zl z nich vyrobí <text:span text:style-name="T272">lektvar lásky</text:span>. Recept neprozradí.</text:p>
        </text:list-item>
      </text:list>
      <text:h text:style-name="Heading_20_4" text:outline-level="4">Obchod s exotiky</text:h>
      <text:p text:style-name="P104">Velká místnost plná všemožného haraburdí – vycpaní pap<text:span text:style-name="T1883">o</text:span>ušci, živé opičky v kleci, všelijaké balzámy a talismany, lahvičky s kořením, <text:span text:style-name="T1883">cizokrajné zbraně.</text:span></text:p>
      <text:list xml:id="list3811852451" text:style-name="L150">
        <text:list-item>
          <text:p text:style-name="P996"><text:span text:style-name="T1861">Na stěně je </text:span><text:span text:style-name="T277">nabídka magických předmětů</text:span><text:span text:style-name="T1861">.</text:span></text:p>
        </text:list-item>
      </text:list>
      <text:h text:style-name="Heading_20_5" text:outline-level="5"><text:span text:style-name="T141">Kuzal‘</text:span><text:span text:style-name="T527">k’tak</text:span></text:h>
      <text:p text:style-name="P9"><text:span text:style-name="T1754">Vysoký hubený muž ve středních letech s</text:span><text:span text:style-name="T1757">e zrzavým</text:span><text:span text:style-name="T1754"> plnovousem.</text:span></text:p>
      <text:p text:style-name="P343"><text:span text:style-name="T1344">F</text:span><text:span text:style-name="T1345">yzička </text:span><text:span text:style-name="T1348">3</text:span><text:span text:style-name="T1345">, Finesa </text:span><text:span text:style-name="T1348">5</text:span><text:span text:style-name="T1345">, Duše </text:span><text:span text:style-name="T1348">3</text:span><text:span text:style-name="T1345">, </text:span><text:span text:style-name="T1346">Ž</text:span><text:span text:style-name="T1347">ivot</text:span><text:span text:style-name="T1346">y </text:span><text:span text:style-name="T1348">9</text:span></text:p>
      <text:list xml:id="list130005316204220" text:continue-list="list3341532551" text:style-name="L146">
        <text:list-item>
          <text:p text:style-name="P805"><text:span text:style-name="T1756">Je to j</text:span><text:span text:style-name="T1755">eštěrec v magickém převleku, vyslovuje protáhlé S a Z.</text:span></text:p>
        </text:list-item>
        <text:list-item>
          <text:p text:style-name="P806"><text:span text:style-name="T1755">V mládí býval hraničářem – část nabízeného zboží pochází z jeho vlastních výprav</text:span><text:span text:style-name="T1754">.</text:span></text:p>
        </text:list-item>
        <text:list-item>
          <text:p text:style-name="P609">Hraničář u něj může postoupit na vyšší úroveň.</text:p>
          <text:list>
            <text:list-item>
              <text:p text:style-name="P610">Při tréninku mu nabídne konverzi k ještěřímu kultu: „<text:span text:style-name="T1920">Získáš schopnosti, o kterých se ti nikdy nesnilo.“</text:span></text:p>
              <text:p text:style-name="P611">Je k tomu potřeba zhruba týdenní výprava do bažin (do Zigguratu).</text:p>
            </text:list-item>
          </text:list>
        </text:list-item>
      </text:list>
      <text:list xml:id="list1035899541" text:style-name="L151">
        <text:list-item>
          <text:p text:style-name="P997"><text:soft-page-break/><text:span text:style-name="T1746">Chce</text:span><text:span text:style-name="T1428"> </text:span><text:span text:style-name="T1746">odstranit kn</text:span><text:span text:style-name="T1428">ěze Mariuse. Nabízí 20 zl.</text:span></text:p>
        </text:list-item>
        <text:list-item>
          <text:p text:style-name="P998"><text:span text:style-name="T1428">S</text:span><text:span text:style-name="T1397">naží se zkonvertovat Vorokova velekněze Mankara.</text:span></text:p>
        </text:list-item>
      </text:list>
      <text:h text:style-name="Heading_20_4" text:outline-level="4">Putyka „U rezavého meče“</text:h>
      <text:p text:style-name="P107">V horním patře jsou pokoje, v dolním nálevna. Zadní dveře vedou na dvorek, kde je záchod a studna. Nálevna je velká, zakouřená místnost s několika dlouhými stoly. U jednoho vysedávají havíři ze stříbrného dolu (vede je Dim Tratas), u <text:span text:style-name="T1884">dalšího</text:span> členové městské stráže, kteří zrovna nemají službu.</text:p>
      <text:h text:style-name="Heading_20_5" text:outline-level="5">Stůl s horníky</text:h>
      <text:p text:style-name="P109">Horníci nadávají na vládce města, že jim zavřel zdroj obživy. <text:span text:style-name="T1900">Sedí s nimi bojovnice Raegan. Moc toho nenamluví, prostě jen neměla s kým chlastat.</text:span></text:p>
      <text:list xml:id="list3610465505" text:style-name="L152">
        <text:list-item>
          <text:p text:style-name="P999">Zmíní, že část chlapů se dala na zbojničinu – „Jestli nenajdem práci, tak se k nim asi přidáme“.</text:p>
        </text:list-item>
      </text:list>
      <text:h text:style-name="P455" text:outline-level="6">Trpaslická číšnice Magráta</text:h>
      <text:p text:style-name="Text_20_body">Milá, <text:span text:style-name="T2338">mladá,</text:span> <text:span text:style-name="T2337">ochotná, </text:span><text:span text:style-name="T1656">ráda si povídá</text:span><text:span text:style-name="T2337">, ráda poradí. Pokud je v družině urostlý trpaslík, nejspíš se ho pokusí svést.</text:span></text:p>
      <text:h text:style-name="Heading_20_6" text:outline-level="6">Dim Tratas</text:h>
      <text:p text:style-name="P75">Člověk, střední věk, zkrabatělé čelo, huňaté obočí a plnovous.</text:p>
      <text:list xml:id="list2444472873" text:style-name="L153">
        <text:list-item>
          <text:p text:style-name="P612">Předák havířů ze stříbrného dolu.</text:p>
        </text:list-item>
      </text:list>
      <text:list xml:id="list2313645278" text:style-name="L154">
        <text:list-item>
          <text:p text:style-name="P613"><text:soft-page-break/>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897">š</text:span>el do města a <text:span text:style-name="T1896">o</text:span>hlásil to stráži. Kapitán mrmlal, že prej má málo lidí, ale nakonec se mnou poslal četu vojáků a ti nám dělali doprovod. Tou dobou <text:span text:style-name="T1898">jsme </text:span>začali v dole slyšet bubny. A pak se ztratila další skupina horníků i s <text:span text:style-name="T1899">ozbrojenym</text:span> doprovodem. Nevím přesně, co se dělo dál, ale řekl bych, že tam zakukalo docela dost vojáků – ti, se kterejma jsem mluvil, z toho byli pěkně vyjukaný. A nakonec dal vládce důl zavřít.“</text:p>
          <text:p text:style-name="P613">„<text:span text:style-name="T1895">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1000"><text:span text:style-name="T1400">C</text:span><text:span text:style-name="T1401">hce po postavách, aby důl vyčistil</text:span><text:span text:style-name="T1450">y</text:span><text:span text:style-name="T1400">. </text:span><text:span text:style-name="T1402">Sám jim za to nemá co nabídnout </text:span><text:span text:style-name="T1401">(</text:span><text:span text:style-name="T1433">horníci společně </text:span><text:span text:style-name="T1401">vysyp</text:span><text:span text:style-name="T1433">ou</text:span><text:span text:style-name="T1401"> na stůl hromádku měďáků a stříbrňáků, celkem 23 st).</text:span><text:span text:style-name="T1402"> </text:span><text:span text:style-name="T1450">D</text:span><text:span text:style-name="T1402">oporuč</text:span><text:span text:style-name="T1401">í</text:span><text:span text:style-name="T1402">, ať si za to </text:span><text:span text:style-name="T1401">postavy</text:span><text:span text:style-name="T1402"> zkusej říct o odměnu </text:span><text:span text:style-name="T1433">vládci města</text:span><text:span text:style-name="T1402">, </text:span><text:span text:style-name="T1401">protože znovuotevření dolu je určitě v jeho zájmu </text:span><text:span text:style-name="T1509">(dále viz vládce Marak Brakvil v paláci pevnosti v Trossu)</text:span><text:span text:style-name="T1401">.</text:span></text:p>
        </text:list-item>
      </text:list>
      <text:h text:style-name="Heading_20_6" text:outline-level="6"><text:span text:style-name="T1941">+</text:span>Bojovnice Ra<text:span text:style-name="T1937">e</text:span>gan</text:h>
      <text:p text:style-name="P76">Vysoká, šlachovitá mladá žena se špinavě žlutými vlasy v těžké zbroji. U pasu má dýku a šavli, na zádech kulatý štít.</text:p>
      <text:p text:style-name="P143"><text:span text:style-name="T1747">&gt; </text:span><text:span text:style-name="T1397">Utekla z boje v Ha</text:span><text:span text:style-name="T1436">rdenské</text:span><text:span text:style-name="T1397"> tvrzi, kde zemřela její družina. Ničí ji svědomí.</text:span></text:p>
      <text:list xml:id="list3076627377" text:style-name="L155">
        <text:list-header>
          <text:p text:style-name="P614"><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1001"><text:span text:style-name="T1452">"Celá tvrz byla zlověstně tichá. Na nádvovří byla spousta kostí. Holý lebky na nás upíraly prázdný oční důlky a pohrdavě se smály. Zněly jako </text:span><text:span text:style-name="T1453">dětský</text:span><text:span text:style-name="T1452"> chrastítka, ale nebylo to ani trochu legrační. Pak se ty kosti začaly hejbat. Odevšad na nás lítaly šípy, nebylo za co se krejt. Poga chytla bojová zuřivost, přestal velet a </text:span><text:span text:style-name="T1454">začal</text:span><text:span text:style-name="T1452"> mlátil všechno kolem sebe. Naše řada se rozpadla a tu chvíli se začala spouštět brána. Proskočila jsem </text:span><text:span text:style-name="T1455">pod ní</text:span><text:span text:style-name="T1452">, vůbec jsem nad tím nepřemejšlela. Myslela jsem, že je všem jasný, že se musíme stáhnout, dokud to ještě jde. Pak jsem už slyšela jen </text:span><text:span text:style-name="T1456">smrtelnej</text:span><text:span text:style-name="T1452"> řev mejch parťáků. Nemohla jsem jim </text:span><text:span text:style-name="T1457">nijak</text:span><text:span text:style-name="T1452"> pomoct, nedokázala jsem ale ani utéct. Vlastně ani nevim, jak jsem se dostala zpátky do Trossu."</text:span></text:p>
        </text:list-header>
      </text:list>
      <text:h text:style-name="Heading_20_5" text:outline-level="5">Stůl <text:span text:style-name="T1910">městské stráže</text:span></text:h>
      <text:p text:style-name="P74">Chlastají tu stráže, které zrovna nemají službu.</text:p>
      <text:list xml:id="list3033848076" text:style-name="L156">
        <text:list-item>
          <text:p text:style-name="P616">„Kdo nechce trpět prací nebo riskovat život v nesmysln<text:span text:style-name="T1911">y</text:span>m dobrodruhování, ať se nechá naverbovat do Tros<text:span text:style-name="T1925">s</text:span>k<text:span text:style-name="T1911">ý</text:span> stráže v Brakku a stane se pořádným profesionálním válečníkem.“</text:p>
        </text:list-item>
      </text:list>
      <text:list xml:id="list1966062483" text:style-name="L157">
        <text:list-item>
          <text:p text:style-name="P1002"><text:span text:style-name="T1437">„Kapitán Har pro vás má delikátní prácičku. </text:span><text:span text:style-name="T1449">Najdete ho v kasárnách v pevnosti.</text:span><text:span text:style-name="T1437">“ </text:span><text:span text:style-name="T1438">(lov na Stín)</text:span></text:p>
        </text:list-item>
        <text:list-item>
          <text:p text:style-name="P1003"><text:span text:style-name="T1516">„Alchymistka </text:span><text:span text:style-name="T1517">Malika</text:span><text:span text:style-name="T1516"> má nov</text:span><text:span text:style-name="T1519">ej</text:span><text:span text:style-name="T1516"> recept. Přines jí kapesník nasáklý dívčím</text:span><text:span text:style-name="T1519">a</text:span><text:span text:style-name="T1516"> slzam</text:span><text:span text:style-name="T1519">a</text:span><text:span text:style-name="T1516"> a ona ti za </text:span><text:span text:style-name="T1518">5</text:span><text:span text:style-name="T1516"> zlatých </text:span><text:span text:style-name="T1519">udělá</text:span><text:span text:style-name="T1516"> lektvar lásky.“</text:span></text:p>
        </text:list-item>
      </text:list>
      <text:h text:style-name="Heading_20_3" text:outline-level="3"><text:soft-page-break/>Tržiště <text:span text:style-name="T1912">(náměstí)</text:span></text:h>
      <text:list xml:id="list2594667502" text:style-name="L158">
        <text:list-item>
          <text:p text:style-name="P1004">Z kopce se řítí maringotka se zaseklou brzdou a míří přímo na tržiště!</text:p>
        </text:list-item>
        <text:list-item>
          <text:p text:style-name="P1005">Do města dorazilo obludárium.</text:p>
          <text:p text:style-name="P1005"><text:span text:style-name="T1922">Neuvěřitelně ohebná elfka, kudůk s hlavou velkou jako kroll, párek liliputů, cizokrajní hadi (krajta, anakonda), puma v kleci, velký varan (jako komodský). </text:span>Hlavní atrakce - mantikora - je nejen skutečná, ale i rozzuřená <text:span text:style-name="T1921">a prolomí mříže své klece</text:span>.</text:p>
          <text:p text:style-name="P581"><text:span text:style-name="T1177">F</text:span><text:span text:style-name="T1162">yzička </text:span><text:span text:style-name="T1178">5</text:span><text:span text:style-name="T1162">, Finesa </text:span><text:span text:style-name="T1179">2</text:span><text:span text:style-name="T1162">, Duše -, </text:span><text:span text:style-name="T1163">Ž</text:span><text:span text:style-name="T1160">ivot</text:span><text:span text:style-name="T1163">y </text:span><text:span text:style-name="T1160">1</text:span><text:span text:style-name="T1178">3</text:span></text:p>
          <text:p text:style-name="P495"><text:span text:style-name="T1095">Rychlost:</text:span><text:span text:style-name="T1165"> </text:span><text:span text:style-name="T1180">jako kůň</text:span></text:p>
          <text:p text:style-name="P495"><text:span text:style-name="T1096">Smysly:</text:span><text:span text:style-name="T1168"> </text:span><text:span text:style-name="T1181">dobrý čich, výborný zrak a sluch, vidění v šeru</text:span></text:p>
          <text:p text:style-name="P581"><text:span text:style-name="T819">⚔<text:tab/></text:span><text:span text:style-name="T1094">Z</text:span><text:span text:style-name="T1104">uby </text:span><text:span text:style-name="T1103">nebo drápy</text:span><text:span text:style-name="T10">:</text:span><text:span text:style-name="T11"> </text:span><text:span text:style-name="T22">5</text:span><text:span text:style-name="T23"> + k6</text:span><text:span text:style-name="T30">, zranění </text:span><text:span text:style-name="T31">2</text:span></text:p>
          <text:p text:style-name="P464"><text:span text:style-name="T819">⚔<text:tab/></text:span><text:span text:style-name="T1105">Osten na ocasu</text:span><text:span text:style-name="T10">:</text:span><text:span text:style-name="T11"> </text:span><text:span text:style-name="T22">5</text:span><text:span text:style-name="T23"> + k6</text:span><text:span text:style-name="T30">, zranění </text:span><text:span text:style-name="T31">1</text:span></text:p>
          <text:list>
            <text:list-item>
              <text:list>
                <text:list-header>
                  <text:p text:style-name="P505"><text:span text:style-name="T1913">6</text:span> dáv<text:span text:style-name="T1913">ek</text:span> <text:span text:style-name="T1914">jed</text:span><text:span text:style-name="T1915">u</text:span><text:span text:style-name="T1917">: </text:span><text:span text:style-name="T1441">1</text:span><text:span text:style-name="T1442">4</text:span><text:span text:style-name="T1443"> </text:span><text:span text:style-name="T1444">+ k6 </text:span><text:span text:style-name="T1445">proti Fyzičce</text:span></text:p>
                  <text:p text:style-name="P505"><text:span text:style-name="T1532">L</text:span><text:span text:style-name="T1533">atence:</text:span><text:span text:style-name="T1446"> </text:span><text:span text:style-name="T1447">1</text:span><text:span text:style-name="T1446">5 m</text:span><text:span text:style-name="T1448">inut</text:span></text:p>
                  <text:p text:style-name="P505"><text:span text:style-name="T1106">P</text:span><text:span text:style-name="T1107">říznaky:</text:span><text:span text:style-name="T1182"> </text:span><text:span text:style-name="T1183">Bolest v nadbřišku, svírání, suchost a škrábání v hrdle, odkašlávání, </text:span><text:span text:style-name="T1184">slinění,</text:span><text:span text:style-name="T1183"> poruchy řeči, neklid, úzkost, podrážděnost. </text:span><text:span text:style-name="T1185">Později</text:span><text:span text:style-name="T1183"> </text:span><text:span text:style-name="T1185">pocení, svalové záškuby, lapavé nádechy a křeče</text:span><text:span text:style-name="T1186">.</text:span></text:p>
                </text:list-header>
              </text:list>
            </text:list-item>
          </text:list>
          <text:p text:style-name="P581"><text:span text:style-name="T1103">Vzhled:</text:span><text:span text:style-name="T899"> </text:span><text:span text:style-name="T832">Tvor s tělem lva,</text:span><text:span text:style-name="T833"> </text:span><text:span text:style-name="T832">štířím ocasem a blanitými netopýřími křídly.</text:span></text:p>
          <text:p text:style-name="P581"><text:span text:style-name="T900">D</text:span><text:span text:style-name="T901">ovednosti:</text:span><text:span text:style-name="T834"> </text:span><text:span text:style-name="T832">Mantikora </text:span><text:span text:style-name="T834">se umí plížit, jako kdyby měl</text:span><text:span text:style-name="T832">a</text:span><text:span text:style-name="T834"> pokročilé </text:span><text:span text:style-name="T901">plížení</text:span><text:span text:style-name="T834">.</text:span></text:p>
        </text:list-item>
        <text:list-item>
          <text:p text:style-name="P1004">Probíhá protest za práva havířů. Stříbrný důl byl uzavřen a důlníci chtějí přidělit pole. Vede je Dim Tratas.</text:p>
        </text:list-item>
        <text:list-item>
          <text:p text:style-name="P703"><text:soft-page-break/>Na náměstí se připravuje soutěž v tanci. Sabotování konkurentů, podplácení poroty, vlivní lidé v publiku a hlavně příležitost u roleplaye vstát od stolu.</text:p>
        </text:list-item>
        <text:list-item>
          <text:p text:style-name="P704">Nic zvláštního.</text:p>
        </text:list-item>
        <text:list-item>
          <text:p text:style-name="P704">Nic zvláštního.</text:p>
        </text:list-item>
      </text:list>
      <text:p text:style-name="P362">Stánky (pár příkladů)</text:p>
      <text:list xml:id="list3391058147" text:style-name="L159">
        <text:list-item>
          <text:p text:style-name="P617">Dělníci staví stránek pro trpaslickou karavanu <text:span text:style-name="T1919">(viz událost Trpaslická karavana)</text:span>.</text:p>
          <text:p text:style-name="P618">„<text:span text:style-name="T1923">Přijedou zejtra. </text:span>Prej jsou to ohněstrůjci, těším se na to jak malej!“</text:p>
        </text:list-item>
        <text:list-item>
          <text:p text:style-name="P617">Na jednom místě chybí stánek. Místo něj <text:span text:style-name="T1919">na zemi kudůk kouří šíšu.</text:span></text:p>
          <text:p text:style-name="P617">„<text:span text:style-name="T1919">Přisedni si, kámo, ochutnávka je zdarma.</text:span>“</text:p>
          <text:p text:style-name="P619">„Nejlepší <text:span text:style-name="T1919">matroš</text:span> koupíš u Kuzal’k’taka. U vchodu řekni, že tě posílám já.“</text:p>
        </text:list-item>
        <text:list-item>
          <text:p text:style-name="P620"><text:span text:style-name="T1938">Stánek s drobným</text:span> cizokrajn<text:span text:style-name="T1938">ým</text:span> zvířectv<text:span text:style-name="T1938">em</text:span> – papoušci, opičky.</text:p>
          <text:p text:style-name="P620">„Jsou milé a přítulné!“</text:p>
        </text:list-item>
        <text:list-item>
          <text:p text:style-name="P621">Mladý kovář <text:span text:style-name="T1923">předvádí své řemeslo.</text:span> <text:span text:style-name="T1923">C</text:span>hvástá <text:span text:style-name="T1923">se</text:span>, že <text:span text:style-name="T1924">(za 20 zl)</text:span> umí vyrobit magickou zbraň.</text:p>
          <text:p text:style-name="P621">Ví, kde v horách najít <text:span text:style-name="T1918">prastarou</text:span> <text:span text:style-name="T1918">t</text:span>rpasli<text:span text:style-name="T1918">ckou</text:span> hrobku s magickou kovadlinou.</text:p>
        </text:list-item>
      </text:list>
      <text:p text:style-name="P361"><text:soft-page-break/>Drby:</text:p>
      <text:list xml:id="list130005454494478" text:continue-numbering="true" text:style-name="L159">
        <text:list-item>
          <text:p text:style-name="P622">Stříbrné doly byly uzavřeny, když se v nich začali ztrácet důlníci. Risk začal převažovat zisk.</text:p>
        </text:list-item>
        <text:list-item>
          <text:p text:style-name="P623">Z opuštěné Ha<text:span text:style-name="T1940">r</text:span>denské tvrze vychází kouř. Někdo tam žije. Jak dlouho potrvá, než tam <text:span text:style-name="T1939">vládce</text:span> pošle muže na průzkum?</text:p>
        </text:list-item>
        <text:list-item>
          <text:p text:style-name="P1006"><text:span text:style-name="T1440">V Trehernu </text:span><text:span text:style-name="T1451">uctívají bohyni</text:span><text:span text:style-name="T1440">, </text:span><text:span text:style-name="T1451">která</text:span><text:span text:style-name="T1440"> vyléčí každou nemoc a </text:span><text:span text:style-name="T1439">č</text:span><text:span text:style-name="T1440">te myšlenky. </text:span><text:span text:style-name="T1451">Vorok</text:span><text:span text:style-name="T1440"> je mrtvý bůh, to vám povídám.</text:span></text:p>
        </text:list-item>
      </text:list>
      <text:h text:style-name="Heading_20_4" text:outline-level="4">Vývěska na náměstí</text:h>
      <text:p text:style-name="P114">Na vývěsce na náměstí je:</text:p>
      <text:list xml:id="list318256821" text:style-name="L160">
        <text:list-item>
          <text:p text:style-name="P615"><text:span text:style-name="T1909">P</text:span>ergamen s <text:span text:style-name="T2095">vladařovou</text:span> pečetí:</text:p>
          <text:p text:style-name="P595">Městská stráž vyplatí JEDEN ZLATÝ za každ<text:span text:style-name="T2096">ý</text:span> předložen<text:span text:style-name="T2096">ý pár GOBLINÍCH UŠÍ</text:span>.</text:p>
        </text:list-item>
        <text:list-item>
          <text:p text:style-name="P1007"><text:span text:style-name="T1909">H</text:span>rubý papír:</text:p>
          <text:p text:style-name="P672">Najímáme žoldnéře na ochranu rybářů a houbových farem. Hlaste se u <text:span text:style-name="T2095">Kuruka</text:span> v Su<text:span text:style-name="T2095">mp</text:span>u. Zbraně si přineste vlastní.</text:p>
          <text:p text:style-name="P624">Po straně je na něm načmáráno krví:</text:p>
          <text:p text:style-name="P615">BOJUJU ZA PRACHY. JSEM U REZAV<text:span text:style-name="T1908">Ý</text:span>HO MEČE.<text:tab/><text:tab/><text:tab/><text:tab/><text:tab/><text:tab/>RA<text:span text:style-name="T1909">E</text:span>GAN.</text:p>
        </text:list-item>
      </text:list>
      <text:h text:style-name="Heading_20_2" text:outline-level="2"><text:bookmark-start text:name="__RefHeading___Toc22772_41530725"/><text:soft-page-break/>Trpasli<text:span text:style-name="T1826">cká</text:span> hrobka<text:bookmark-end text:name="__RefHeading___Toc22772_41530725"/></text:h>
      <text:p text:style-name="P82">Místo odpočinku trpasličích bratří Dragina a Blarina Baragora, jenž se proslavili jako lovci démonů. Lidé mluví o bráně vysekané přímo do štítu šedých hor.</text:p>
      <text:p text:style-name="P80">Vstup do hrobky</text:p>
      <text:p text:style-name="P271"><text:span text:style-name="T1714">T</text:span><text:span text:style-name="T151">ěžká dvoukřídlá kamenná brána</text:span><text:span text:style-name="T253"> </text:span><text:span text:style-name="T561">&gt; Reli</text:span><text:span text:style-name="T253">éf vyobrazuje dvojici trpaslíků v boji s okřídleným, rohatým démonem. </text:span><text:span text:style-name="T250">Zavírá se těžkou závorou zevnitř, </text:span><text:span text:style-name="T251">ta je ale opřená o stěnu chodby. </text:span><text:span text:style-name="T252">Obr, který žije uvnitř, bránu zavírá pouze při sněhové bouři, jinak ji nechává </text:span><text:span text:style-name="T254">po</text:span><text:span text:style-name="T252">otevřenou.</text:span></text:p>
      <text:p text:style-name="P267"><text:span text:style-name="T252">🔊</text:span><text:span text:style-name="T255">Ve dne hlasité chroupání kostí (pokud je obr doma), v noci burácivé chrápání.</text:span></text:p>
      <text:p text:style-name="P264"><text:span text:style-name="T150">♨</text:span><text:span text:style-name="T160"> </text:span><text:span text:style-name="T162">Zevnitř vychází s</text:span><text:span text:style-name="T161">ilný zápach </text:span><text:span text:style-name="T162">potu, moči a výkalů.</text:span></text:p>
      <text:p text:style-name="P265"><text:span text:style-name="T162">👣</text:span><text:span text:style-name="T163">Stopy čtyřmetrového obra.</text:span></text:p>
      <text:p text:style-name="P270"><text:span text:style-name="T163">C</text:span><text:span text:style-name="T155">hodba za branou má přes 4 metry vysoký, klenutý strop.</text:span></text:p>
      <text:p text:style-name="P201"><text:bookmark text:name="docs-internal-guid-435a182a-7fff-9591-8b7e-f4dfea2c7119"/>1</text:p>
      <text:p text:style-name="P280"><text:span text:style-name="T611">⬤ </text:span><text:span text:style-name="Emphasis"><text:span text:style-name="T646">V místnosti je</text:span></text:span><text:span text:style-name="Emphasis"><text:span text:style-name="T630"> tma.</text:span></text:span></text:p>
      <text:p text:style-name="P269"><text:span text:style-name="T150">♨</text:span><text:span text:style-name="T160"> </text:span><text:span text:style-name="T1727">Dusivý</text:span><text:span text:style-name="T161"> zápach </text:span><text:span text:style-name="T162">potu, moči a výkalů.</text:span></text:p>
      <text:p text:style-name="Text_20_body">Šedé gabrové stěny, vysoký strop s nízkou křížovou klenbou, známky trpasli<text:span text:style-name="T2301">cké</text:span> architektury.</text:p>
      <text:p text:style-name="Standalone_20_Property"><text:span text:style-name="T408">Obr</text:span> &gt; <text:span text:style-name="T2300">4 metry vysoký, t</text:span>lustý, smradlavý a hloupý. Bojí se magie.</text:p>
      <text:list xml:id="list130005700386555" text:continue-list="list4183384429" text:style-name="L64">
        <text:list-header>
          <text:p text:style-name="P426"><text:span text:style-name="T1706">Fyzi</text:span><text:span text:style-name="T2273">čka </text:span><text:span text:style-name="Brawn_20__28_Attributes_29_"><text:span text:style-name="T2273">7</text:span></text:span><text:span text:style-name="T2273">, Finesa </text:span><text:span text:style-name="Finesse_20__28_Attributes_29_"><text:span text:style-name="T2273">3</text:span></text:span><text:span text:style-name="T2273">, Duše </text:span><text:span text:style-name="Spirit_20__28_Attributes_29_"><text:span text:style-name="T2273">4</text:span></text:span><text:span text:style-name="T2273">, Životy 17</text:span></text:p>
          <text:p text:style-name="P853"><text:soft-page-break/><text:span text:style-name="Unicode_20_Character"><text:span text:style-name="T980">⚔</text:span></text:span><text:span text:style-name="Unicode_20_Character"> </text:span><text:span text:style-name="T1553">Ruce</text:span><text:span text:style-name="T272">:</text:span> <text:span text:style-name="Brawn_20__28_Attributes_29_"><text:span text:style-name="T2234">7</text:span></text:span> + k6, zranění <text:span text:style-name="T1642">2</text:span></text:p>
          <text:p text:style-name="P853"><text:span text:style-name="T1642">⚔ </text:span><text:span text:style-name="T1554">Závora od brány</text:span><text:span text:style-name="T272">:</text:span> <text:span text:style-name="Brawn_20__28_Attributes_29_">7</text:span> + k6, zranění <text:span text:style-name="T2299">5</text:span></text:p>
          <text:p text:style-name="P853">🏹 <text:span text:style-name="T272">Balvan:</text:span> <text:span text:style-name="Brawn_20__28_Attributes_29_">7</text:span> + k6, zranění 4</text:p>
          <text:list text:continue-numbering="true">
            <text:list-header>
              <text:p text:style-name="P853"><text:span text:style-name="T272">Dostřel:</text:span> střední</text:p>
            </text:list-header>
          </text:list>
        </text:list-header>
      </text:list>
      <text:p text:style-name="Standalone_20_Property"><text:span text:style-name="T408">Zbytky a mršiny</text:span> &gt; Ohlodané kosti goblinů a čehosi s blanitými křídly <text:span text:style-name="T2302">(hraničář pozná obřího netopýra)</text:span>.</text:p>
      <text:p text:style-name="Standalone_20_Property"><text:span text:style-name="T408">Vytesaný nápis</text:span> &gt; Trpasličími runami “Zde leží bratři Bralin a Dragin, poslední bojovníci klanu Baragor.”</text:p>
      <text:p text:style-name="Standalone_20_Property"><text:span text:style-name="T408">Reliéf trpasli</text:span><text:span text:style-name="T457">cké</text:span><text:span text:style-name="T408"> tváře</text:span> &gt; Při dotyku ožije a promluví. Je to mělký otisk charakteru veselejšího z bratrů. Věděl, že dříve či pozd<text:span text:style-name="T2058">ě</text:span>ji si pro jeho bohats<text:span text:style-name="T2058">t</text:span>ví nějaký vykradač hrobek přijde a rozhodl se dát ho jen tomu, kdo si jej zaslouží. Otočí se (je na otočných dveřích), když uhodnete tři hádanky.</text:p>
      <text:list xml:id="list1457290952" text:style-name="L161">
        <text:list-item>
          <text:p text:style-name="P1008">„Kdo to dělá, nechce to, kdo to koupí, nepotřebuje to, kdo to potřebuje, neví o tom.“ (Rakev)</text:p>
        </text:list-item>
        <text:list-item>
          <text:p text:style-name="P1008">„Když se temný elf narodí, má černé tělo, černé ruce, černé nohy, černou hlavu a jaké má zuby?“</text:p>
        </text:list-item>
        <text:list-item>
          <text:p text:style-name="P1008">„Které slovo se v obecné řeči vždy píše nesprávně?“ (nesprávně)</text:p>
        </text:list-item>
      </text:list>
      <text:p text:style-name="P266"><text:span text:style-name="T162">👣</text:span><text:span text:style-name="T163">Stopy čtyřmetrového obra, </text:span><text:span text:style-name="T164">který tu bydlí</text:span><text:span text:style-name="T163">.</text:span></text:p>
      <text:p text:style-name="P200">2</text:p>
      <text:p text:style-name="P219"><text:span text:style-name="T611">⬤ </text:span><text:span text:style-name="Emphasis"><text:span text:style-name="T646">V místnosti je</text:span></text:span><text:span text:style-name="Emphasis"><text:span text:style-name="T630"> tma.</text:span></text:span></text:p>
      <text:p text:style-name="P272"><text:span text:style-name="T612">👣</text:span><text:span text:style-name="T613">Vrstva prachu na zemi je neporušená, </text:span><text:span text:style-name="T641">dlouho</text:span><text:span text:style-name="T613"> tu nikdo nebyl.</text:span></text:p>
      <text:p text:style-name="Standalone_20_Property"><text:soft-page-break/><text:span text:style-name="T408">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408">Šachovnice s osmi sochami korunovaných trpaslic</text:span> &gt; Pokud je hráči dokáží rozestavět, tak aby se mezi sebou neohrožoval<text:span text:style-name="T2051">y</text:span>, otevřou se dveře do 3</text:p>
      <text:p text:style-name="P200">3</text:p>
      <text:p text:style-name="P219"><text:span text:style-name="T611">⬤ </text:span><text:span text:style-name="Emphasis"><text:span text:style-name="T646">V místnosti je</text:span></text:span><text:span text:style-name="Emphasis"><text:span text:style-name="T630"> tma.</text:span></text:span></text:p>
      <text:p text:style-name="P213"><text:span text:style-name="T612">👣</text:span><text:span text:style-name="T613">Vrstva prachu na zemi je neporušená, </text:span><text:span text:style-name="T641">dlouho</text:span><text:span text:style-name="T613"> tu nikdo nebyl.</text:span></text:p>
      <text:p text:style-name="Standalone_20_Property"><text:span text:style-name="T408">Kamenný sarkofág</text:span> &gt; “Pod horou hluboce sní Bralin Baragor”, uvnitř trpasli<text:span text:style-name="T2303">cká</text:span> kostra v <text:span text:style-name="T2305">drahých,</text:span> pestrobarevných šatech, <text:span text:style-name="T2304">na kterých se podepsal zub času </text:span><text:span text:style-name="T2306">(nové by měly cenu 20 zl, </text:span><text:span text:style-name="T1644">teď už</text:span><text:span text:style-name="T2306"> pouze 5 zl)</text:span>.</text:p>
      <text:p text:style-name="P396"><text:span text:style-name="T408">Tři stojany</text:span> &gt; Kulatý štít, široký meč, těžká kuše, toulec normálních šipek, toulec stříbrných šipek <text:span text:style-name="T2286">(prodej 1 zl)</text:span>, toulec ohnivých šipek <text:span text:style-name="T2286">(</text:span><text:span text:style-name="T2289">1</text:span><text:span text:style-name="T2286">2 kusů, prodej </text:span><text:span text:style-name="T2287">5 st za každou</text:span><text:span text:style-name="T2286">)</text:span>, toulec otrávených šipek <text:span text:style-name="T2289">(12 kusů, prodej 1 zl za každou)</text:span>, tři výbušné šipky <text:span text:style-name="T2288">(prodej 5 st za každou)</text:span>, těžký plášť, dvoje boty, velká kožená krosna, standarta klanu Baragor.</text:p>
      <text:list xml:id="list1809642123" text:style-name="L162">
        <text:list-item>
          <text:p text:style-name="P673">Otrávené šipky do kuše</text:p>
        </text:list-item>
      </text:list>
      <text:list xml:id="list715587265" text:style-name="L163">
        <text:list-header>
          <text:p text:style-name="P1009">☠ Jed ze zmije: 10 + k6 <text:span text:style-name="Poison_20__28_Damage_20_Types_29_">jedem</text:span> proti <text:span text:style-name="Brawn_20__28_Attributes_29_">Fyzičce<text:line-break/></text:span><text:span text:style-name="T272">Latence:</text:span> 5 minut<text:line-break/><text:span text:style-name="T272">Příznaky:</text:span> Intenzivní bolest v ráně, otok, brnění, zanícení kůže a citlivost na dotyk, potíže s dýcháním. Později otok a modřiny po celé končetině.</text:p>
        </text:list-header>
        <text:list-item>
          <text:p text:style-name="P520"><text:soft-page-break/>Ohnivé šipky do kuše</text:p>
          <text:p text:style-name="P582"><text:span text:style-name="T2285">Zranění 1</text:span>, ale další 3 kola zraňuj<text:span text:style-name="T2285">í</text:span> za 3kz <text:span text:style-name="Fire_20__28_Damage_20_Types_29_">ohněm</text:span> (odečítá se Zbroj)</text:p>
        </text:list-item>
        <text:list-item>
          <text:p text:style-name="P674">Výbušné šipky do kuše</text:p>
          <text:p text:style-name="P582"><text:span text:style-name="T1515">Zranění 2</text:span><text:span text:style-name="T399">, ale přidá 4kz </text:span><text:span text:style-name="Crush_20__28_Damage_20_Types_29_"><text:span text:style-name="T399">drtivého</text:span></text:span><text:span text:style-name="T399"> zranění</text:span></text:p>
        </text:list-item>
      </text:list>
      <text:p text:style-name="Standalone_20_Property"><text:span text:style-name="T408">Tři truhlice</text:span> &gt; <text:span text:style-name="T2059">2</text:span>5 zlatých, <text:span text:style-name="T2059">4</text:span>5 stříbrných, 123 měděných, dlouhá mírová dýmka, krabička tabáku (5 použití, evokuje důvěřivost a přátelskou atmosféru), <text:span text:style-name="T297">lektvar regenerace</text:span><text:span text:style-name="T2080"> (karta)</text:span> a mnoho bezcenných memorabilií.</text:p>
      <text:p text:style-name="P200">4</text:p>
      <text:p text:style-name="P219"><text:span text:style-name="T611">⬤ </text:span><text:span text:style-name="Emphasis"><text:span text:style-name="T646">V místnosti je</text:span></text:span><text:span text:style-name="Emphasis"><text:span text:style-name="T630"> tma.</text:span></text:span></text:p>
      <text:p text:style-name="P215"><text:span text:style-name="T626">♨</text:span><text:span text:style-name="T614"> </text:span><text:span text:style-name="T615">Čpavý zápach zvířecího trusu (netopýřího).<text:line-break/><text:tab/></text:span><text:span text:style-name="T616">Netopýří pach.</text:span></text:p>
      <text:p text:style-name="Standalone_20_Property"><text:span text:style-name="T408">Podél stěn stojící sarkofágy</text:span> &gt; Spolubojovníci, panoši a služebnictvo <text:span text:style-name="T2290">(všechno trpaslíci)</text:span>.</text:p>
      <text:list xml:id="list913766648" text:style-name="L164">
        <text:list-item>
          <text:p text:style-name="P1012">Dva ze sarkofágů jsou pootevřené (schovávají se v nich netopýří bestie). Kdyby došlo k boji, tak viz 6.</text:p>
          <text:p text:style-name="P1011"><text:span text:style-name="T162">👣 </text:span><text:span text:style-name="T167">Na zemi před nimi je větší množství bílého trusu.<text:line-break/></text:span><text:span text:style-name="T607">♨</text:span><text:span text:style-name="T614"> </text:span><text:span text:style-name="T617">• Je </text:span><text:span text:style-name="T642">na nich</text:span><text:span text:style-name="T617"> netopýří pach.</text:span></text:p>
        </text:list-item>
        <text:list-item>
          <text:p text:style-name="P1010"><text:span text:style-name="T2308">C</text:span><text:span text:style-name="T2307">elkem 16 sarkofágů, z toho 4 spolubojovníci v plné výzbroji (kladiva, sekery, těžké zbroje), 2 panoši (jednoruční palice, lehké zbroje), 10 členů služebnictva. </text:span><text:span text:style-name="T2309">Všechny šaty už jsou rozpadlé a nepoužitelné, zbroje potřebují opravit (vyměnit řemeny a podšívku), zbraně jsou </text:span><text:span text:style-name="T2310">d</text:span><text:span text:style-name="T2311">ůkladně</text:span><text:span text:style-name="T2310"> naolejované a</text:span><text:span text:style-name="T2309"> funkční.</text:span></text:p>
        </text:list-item>
      </text:list>
      <text:p text:style-name="P397"><text:soft-page-break/><text:span text:style-name="T408">Hromada bílého trusu</text:span> &gt; Hraničář <text:span text:style-name="T1643">pozná, že patří obřím netopýrům</text:span>.</text:p>
      <text:p text:style-name="P273"><text:span text:style-name="T162">👣</text:span><text:span text:style-name="T165">Bílý </text:span><text:span text:style-name="T166">t</text:span><text:span text:style-name="T165">rus </text:span><text:span text:style-name="T168">(od obřích netopýrů)</text:span><text:span text:style-name="T165"> je po celé místnosti, zejména u dvou ze sarkofágů.</text:span></text:p>
      <text:p text:style-name="P398">5</text:p>
      <text:p text:style-name="P219"><text:span text:style-name="T611">⬤ </text:span><text:span text:style-name="Emphasis"><text:span text:style-name="T646">V místnosti je</text:span></text:span><text:span text:style-name="Emphasis"><text:span text:style-name="T630"> tma.</text:span></text:span></text:p>
      <text:p text:style-name="P216"><text:span text:style-name="T614">♨ </text:span><text:span text:style-name="T618">Slabý netopýří pach.</text:span></text:p>
      <text:p text:style-name="P274"><text:span text:style-name="T612">👣 </text:span><text:span text:style-name="T619">Na zemi je </text:span><text:span text:style-name="T643">trocha</text:span><text:span text:style-name="T619"> bílého trusu </text:span><text:span text:style-name="T620">(od obřích netopýrů)</text:span><text:span text:style-name="T619">.</text:span></text:p>
      <text:p text:style-name="Standalone_20_Property"><text:span text:style-name="T408">Runová kovadlina</text:span> &gt; Pokud tu bude kovat zbraň skutečný kovář, vstoupí do ní jedna z trpasličích duší v (4.)</text:p>
      <text:list xml:id="list1479366181" text:style-name="L165">
        <text:list-item>
          <text:p text:style-name="P1013">Hrot zbraně se vždy stáčí k největšímu množství zlata v okolí</text:p>
        </text:list-item>
        <text:list-item>
          <text:p text:style-name="P1013">Zbraň zraňuje elfy více než ostatní a září v jejich přítomnosti</text:p>
        </text:list-item>
        <text:list-item>
          <text:p text:style-name="P1013">Zbraň zraňuje gobliny více než ostatní a září v jejich přítomnosti</text:p>
        </text:list-item>
        <text:list-item>
          <text:p text:style-name="P1013">Údery této zbraně jsou nadpřirozeně silné</text:p>
        </text:list-item>
        <text:list-item>
          <text:p text:style-name="P1013">Zbraň zradí kohokoli, kdo se o ni nebude dobře starat, a házej znovu</text:p>
        </text:list-item>
        <text:list-item>
          <text:p text:style-name="P1013">Zbraň každý den absorbuje od svého majitele jeden zlaťák a házej znovu</text:p>
        </text:list-item>
      </text:list>
      <text:p text:style-name="P377">Kovářská výheň a nádrž na schlazování</text:p>
      <text:p text:style-name="Standalone_20_Property"><text:soft-page-break/><text:span text:style-name="T408">Nízký stůl s nářadím</text:span> &gt; Kladiva, kleště, kovářský nůž, svěrák, ocelové pruty</text:p>
      <text:p text:style-name="P395"><text:span text:style-name="T456">V místnosti se zjeví duch trpaslického kováře a řekne: </text:span><text:span text:style-name="T505">„Jen skutečný mistr kovářského řemesla dokáže </text:span><text:span text:style-name="T1726">přivolat</text:span><text:span text:style-name="T505"> kouzlo této kovadliny.“</text:span></text:p>
      <text:p text:style-name="Standalone_20_Property"><text:span text:style-name="T408">Kulatý poklop na ventilaci</text:span> &gt; Sahá vysoko do skal. Průvan při otevření sfoukne všechny otevřené ohně, krom<text:span text:style-name="T2312">ě</text:span> pořádně rozpálené výhně.</text:p>
      <text:p text:style-name="P200">6</text:p>
      <text:p text:style-name="P219"><text:span text:style-name="T611">⬤ </text:span><text:span text:style-name="Emphasis"><text:span text:style-name="T646">V místnosti je</text:span></text:span><text:span text:style-name="Emphasis"><text:span text:style-name="T630"> tma.</text:span></text:span></text:p>
      <text:p text:style-name="P214"><text:span text:style-name="T626">♨</text:span><text:span text:style-name="T614"> </text:span><text:span text:style-name="T615">Čpavý zápach zvířecího trusu (netopýřího).<text:line-break/><text:tab/></text:span><text:span text:style-name="T616">Netopýří pach.</text:span></text:p>
      <text:p text:style-name="P202"><text:span text:style-name="T622">🔊</text:span><text:span text:style-name="T623">Kroll slyší ultrazvukové netopýří signály.</text:span></text:p>
      <text:p text:style-name="P243">Na zemi je vrstva bílého trusu.</text:p>
      <text:p text:style-name="Standalone_20_Property"><text:span text:style-name="T408">Trojice netopýřích bestií</text:span> &gt; V případě odhalení jejich druhů v 4, nebo když se někdo přiblíží na dohled, otevřou ventilaci, aby zhasli všechny pochodně, a s paralyzujícím křikem se vrhnou do boje.</text:p>
      <text:list xml:id="list274672553" text:style-name="L166">
        <text:list-header>
          <text:p text:style-name="P596">Netopýří bestie</text:p>
          <text:p text:style-name="P625">(Jako obří netopýr, ale inteligentní)</text:p>
          <text:p text:style-name="P1014">Fyzička <text:span text:style-name="Brawn_20__28_Attributes_29_">2</text:span>, Finesa <text:span text:style-name="Finesse_20__28_Attributes_29_">3</text:span>, Duše <text:span text:style-name="Spirit_20__28_Attributes_29_"><text:span text:style-name="T2292">4</text:span></text:span>, Životy 7</text:p>
          <text:p text:style-name="P1014">⚔ Zuby: <text:span text:style-name="Finesse_20__28_Attributes_29_">3</text:span> + k6, zranění 1</text:p>
        </text:list-header>
        <text:list-item>
          <text:p text:style-name="P1015"><text:soft-page-break/><text:span text:style-name="T320">Paralyzující křik: </text:span><text:span text:style-name="Spirit_20__28_Attributes_29_"><text:span text:style-name="T2295">4</text:span></text:span><text:span text:style-name="T2313"> + k6 proti </text:span><text:span text:style-name="Spirit_20__28_Attributes_29_"><text:span text:style-name="T2293">Duši<text:line-break/></text:span></text:span><text:span text:style-name="Success_20_Bullet"><text:span text:style-name="T2315">•</text:span></text:span><text:span text:style-name="Invisible_20_Success_20_Bullet"><text:span text:style-name="T2315"><text:tab/></text:span></text:span><text:span text:style-name="T2313">zpomalení<text:line-break/></text:span><text:span text:style-name="Success_20_Bullet"><text:span text:style-name="T2314">• •<text:tab/></text:span></text:span><text:span text:style-name="Success_20_Bullet"><text:span text:style-name="T1645">částečné znehybnění (nevýhoda)</text:span></text:span><text:line-break/><text:span text:style-name="Success_20_Bullet"><text:span text:style-name="T2315">• • •<text:tab/></text:span></text:span><text:span text:style-name="Success_20_Bullet"><text:span text:style-name="T2316">k</text:span></text:span><text:span text:style-name="T2313">ompletní znehybnění<text:line-break/></text:span><text:span text:style-name="T321">Dosah:</text:span><text:span text:style-name="T2317"> krátký</text:span></text:p>
        </text:list-item>
        <text:list-item>
          <text:p text:style-name="P1014"><text:span text:style-name="T272">Slabiny:</text:span> Netopýři se bojí ohně, postava s pochodní si je dokáže udržet od těla.</text:p>
        </text:list-item>
      </text:list>
      <text:p text:style-name="Standard"/>
      <text:p text:style-name="P377">Stůl s policí na balzamovací pomůcky</text:p>
      <text:p text:style-name="Standalone_20_Property"><text:span text:style-name="T408">Hromada kostí</text:span> &gt; <text:span text:style-name="T2291">Patří g</text:span>oblin<text:span text:style-name="T2291">ům</text:span> a různ<text:span text:style-name="T2291">ým</text:span> horsk<text:span text:style-name="T2291">ým</text:span> zvířat<text:span text:style-name="T2291">ům.</text:span></text:p>
      <text:p text:style-name="Standalone_20_Property"><text:span text:style-name="T408">Kulatý poklop na ventilaci</text:span> &gt; Sahá vysoko do skal. Průvan při otevření sfoukne všechny otevřené ohně.</text:p>
      <text:p text:style-name="P200">7</text:p>
      <text:p text:style-name="P219"><text:span text:style-name="T611">⬤ </text:span><text:span text:style-name="Emphasis"><text:span text:style-name="T646">V místnosti je</text:span></text:span><text:span text:style-name="Emphasis"><text:span text:style-name="T630"> tma.</text:span></text:span></text:p>
      <text:p text:style-name="P217"><text:span text:style-name="T614">♨ </text:span><text:span text:style-name="T618">Slabý netopýří pach.</text:span></text:p>
      <text:p text:style-name="P217"><text:span text:style-name="T612">👣 </text:span><text:span text:style-name="T619">Na zemi je </text:span><text:span text:style-name="T643">trocha</text:span><text:span text:style-name="T619"> bílého trusu </text:span><text:span text:style-name="T620">(od obřích netopýrů)</text:span><text:span text:style-name="T619">.</text:span></text:p>
      <text:p text:style-name="P377">Neopracovaný blok kamene</text:p>
      <text:p text:style-name="P377">Zpola dokončená socha trpaslíka</text:p>
      <text:p text:style-name="P377">Kladivo a sada majzlíků</text:p>
      <text:p text:style-name="P200">8</text:p>
      <text:p text:style-name="P219"><text:span text:style-name="T611">⬤ </text:span><text:span text:style-name="Emphasis"><text:span text:style-name="T646">V místnosti je</text:span></text:span><text:span text:style-name="Emphasis"><text:span text:style-name="T630"> tma.</text:span></text:span></text:p>
      <text:p text:style-name="P82"><text:soft-page-break/>Odsud dál jsou šedé stěny protkané černými žilami <text:span text:style-name="T562">&gt; </text:span><text:span text:style-name="T563">Znalec hornictv</text:span><text:span text:style-name="T256">í nebo geologie (Učenost </text:span><text:span text:style-name="T257">nebo příslušné řemeslo</text:span><text:span text:style-name="T256">) pozná, že </text:span><text:span text:style-name="T258">nejsou přirozené – vypadá to, že něco prorostlo skrz přirozené pukliny ve skále </text:span><text:span text:style-name="T259">(ve skutečnosti je to tělo uvězněného démona, viz 12)</text:span><text:span text:style-name="T258">.</text:span></text:p>
      <text:p text:style-name="Standalone_20_Property"><text:span text:style-name="T408">Polovina chodby oddělená dveřmi s nápisem</text:span> &gt; “Pod horou bdí Dragin Baragor, stře<text:span text:style-name="T2060">z</text:span> se jeho bezesného odhodlání.”</text:p>
      <text:p text:style-name="Standalone_20_Property"><text:span text:style-name="T408">Rozleptaná mrtvola </text:span><text:span text:style-name="T1715">goblina</text:span> &gt; Na podlaze přesně ve středu křižovatky je nášlapné tlačítko; při zmáčknutí se otevře jedna z dlaždic ve slepé uličce a vypustí do chodby mlžný kužel ž<text:span text:style-name="T2052">í</text:span>raviny.</text:p>
      <text:list xml:id="list130004989999777" text:continue-list="list130005700386555" text:style-name="L64">
        <text:list-header>
          <text:p text:style-name="P857">🏹 <text:span text:style-name="T1555">Kužel žíraviny</text:span><text:span text:style-name="T272">:</text:span> <text:span text:style-name="T2318">8 </text:span>+ k6 <text:span text:style-name="T2318">proti Finese</text:span>, zranění <text:span text:style-name="T2318">4</text:span><text:span text:style-name="T1646">kz </text:span><text:span text:style-name="Corrosive_20__28_Damage_20_Types_29_">žíravinou</text:span></text:p>
        </text:list-header>
      </text:list>
      <text:p text:style-name="P200">9</text:p>
      <text:p text:style-name="P219"><text:span text:style-name="T611">⬤ </text:span><text:span text:style-name="Emphasis"><text:span text:style-name="T646">V místnosti je</text:span></text:span><text:span text:style-name="Emphasis"><text:span text:style-name="T630"> tma.</text:span></text:span></text:p>
      <text:p text:style-name="P218"><text:span text:style-name="T612">👣</text:span><text:span text:style-name="T613">Vrstva prachu na zemi je neporušená, </text:span><text:span text:style-name="T641">dlouho</text:span><text:span text:style-name="T613"> tu nikdo nebyl.</text:span></text:p>
      <text:p text:style-name="P377">Stěny obložené štíty, kyrysy a zbraněmi všemožných tvarů a původů</text:p>
      <text:p text:style-name="Standalone_20_Property"><text:span text:style-name="T408">Na piedestalu leží </text:span><text:span text:style-name="T1716">velká otevřená kniha</text:span> &gt; <text:span text:style-name="T2319">Je to Kniha zášti.</text:span> Do takových knih <text:span text:style-name="T2319">trpaslíci</text:span> zapisují křivdy, aby se na ně nikdy nezapom<text:span text:style-name="T2060">n</text:span>ělo. Tahle má všechn<text:span text:style-name="T2319">a</text:span> jména přeškrtnutá. Zbylo jen Zalezar.</text:p>
      <text:h text:style-name="P446" text:outline-level="3">10</text:h>
      <text:p text:style-name="P219"><text:span text:style-name="T611">⬤ </text:span><text:span text:style-name="Emphasis"><text:span text:style-name="T646">V místnosti je</text:span></text:span><text:span text:style-name="Emphasis"><text:span text:style-name="T630"> tma.</text:span></text:span></text:p>
      <text:p text:style-name="P275"><text:span text:style-name="T614">♨ </text:span><text:span text:style-name="T644">Silný mrtvolný zápach</text:span><text:span text:style-name="T621">.</text:span></text:p>
      <text:p text:style-name="P268"><text:soft-page-break/><text:span text:style-name="T622">🔊</text:span><text:span text:style-name="T625">Z díry se ozývá h</text:span><text:span text:style-name="T624">ladové mručení.</text:span></text:p>
      <text:p text:style-name="P203"><text:span text:style-name="T612">👣</text:span><text:span text:style-name="T613">Vrstva prachu na zemi je neporušená, </text:span><text:span text:style-name="T641">dlouho</text:span><text:span text:style-name="T613"> tu nikdo nebyl.</text:span></text:p>
      <text:p text:style-name="P399"><text:span text:style-name="T408">Tři metry hluboká díra plná zombií</text:span> <text:span text:style-name="T564">&gt; </text:span><text:span text:style-name="T565">V jižní straně jámy je </text:span><text:span text:style-name="T1647">kruhový</text:span><text:span text:style-name="T565"> otvor – ústí</text:span><text:span text:style-name="T260"> </text:span><text:span text:style-name="T261">perfektně</text:span><text:span text:style-name="T260"> </text:span><text:span text:style-name="T565">hladké </text:span><text:span text:style-name="T1647">skluzavky</text:span><text:span text:style-name="T565">, kter</text:span><text:span text:style-name="T261">á</text:span><text:span text:style-name="T565"> </text:span><text:span text:style-name="T566">sem</text:span><text:span text:style-name="T565"> vede od propadla v místnosti 12.</text:span></text:p>
      <text:list xml:id="list1886082541" text:style-name="L167">
        <text:list-header>
          <text:p text:style-name="P675">12 Zombií</text:p>
          <text:p text:style-name="P1016">Fyzička <text:span text:style-name="Brawn_20__28_Attributes_29_">3</text:span>, Finesa <text:span text:style-name="Finesse_20__28_Attributes_29_">1</text:span>, Duše <text:span text:style-name="Spirit_20__28_Attributes_29_">–</text:span>, Životy 13</text:p>
          <text:p text:style-name="P1016">⚔ Zuby a pařáty: <text:span text:style-name="Brawn_20__28_Attributes_29_">3</text:span> + k6, zranění 0</text:p>
          <text:p text:style-name="P1016"><text:span text:style-name="T272">Léčení:</text:span> Zombie se léčí požíráním čerstvého masa, mozku nebo vnitřností. Každou minutu krmení si vyléčí jeden život.</text:p>
        </text:list-header>
      </text:list>
      <text:p text:style-name="Standard"/>
      <text:p text:style-name="P374">Na stopě je spára kolem bloku kamene, který se dá spustit jako most.</text:p>
      <text:p text:style-name="Standalone_20_Property"><text:span text:style-name="T2046">Na stěně lze nahmatat tenká </text:span><text:span text:style-name="T2047">obdélníková</text:span><text:span text:style-name="T2046"> spára a vydloubnout blok kamene</text:span> &gt; Za ním se schovává řet<text:span text:style-name="T2061">ě</text:span>z, jímž lze spustit ze stropu tajný, vratký most.</text:p>
      <text:p text:style-name="P200">11</text:p>
      <text:p text:style-name="P219"><text:span text:style-name="T611">⬤ </text:span><text:span text:style-name="Emphasis"><text:span text:style-name="T646">V místnosti je</text:span></text:span><text:span text:style-name="Emphasis"><text:span text:style-name="T630"> tma.</text:span></text:span></text:p>
      <text:p text:style-name="P204"><text:span text:style-name="T612">👣</text:span><text:span text:style-name="T613">Vrstva prachu na zemi je neporušená, </text:span><text:span text:style-name="T641">dlouho</text:span><text:span text:style-name="T613"> tu nikdo nebyl.</text:span></text:p>
      <text:p text:style-name="P377">Socha plačící trpaslice</text:p>
      <text:p text:style-name="Standalone_20_Property"><text:soft-page-break/><text:span text:style-name="T1717">Okovy</text:span><text:span text:style-name="T408"> spoutaný nemrtvý trpaslík</text:span> &gt; Žádné oči ani jazyk, všechny orgány vyjmuté, maso vyschlé <text:span text:style-name="T2320">a ztvrdlé</text:span> jako pevná zbroj. Vstoupí-li někdo do jeho komnaty, během několika okamžiků přetrhá řetězy a zaútočí.</text:p>
      <text:list xml:id="list2094204510" text:style-name="L168">
        <text:list-header>
          <text:p text:style-name="P676">Nemrtvý trpaslí<text:span text:style-name="T2321">k</text:span></text:p>
          <text:p text:style-name="P1017">Fyzička <text:span text:style-name="Brawn_20__28_Attributes_29_"><text:span text:style-name="T2235">6</text:span></text:span>, Finesa <text:span text:style-name="Finesse_20__28_Attributes_29_">3</text:span>, Duše <text:span text:style-name="Spirit_20__28_Attributes_29_"><text:span text:style-name="T2296">4</text:span></text:span>, Životy 15</text:p>
          <text:p text:style-name="P677">Zbroj:<text:span text:style-name="T350"> 1</text:span></text:p>
          <text:p text:style-name="P1017">⚔ Zuby a pařáty: <text:span text:style-name="Brawn_20__28_Attributes_29_">5</text:span> + k6, zranění 2</text:p>
          <text:p text:style-name="P1017"><text:span text:style-name="T272">Schopnosti:</text:span> <text:span text:style-name="T2322">n</text:span>adlidská síla</text:p>
        </text:list-header>
      </text:list>
      <text:p text:style-name="P200">12</text:p>
      <text:p text:style-name="P219"><text:span text:style-name="T611">⬤ </text:span><text:span text:style-name="Emphasis"><text:span text:style-name="T646">V místnosti je</text:span></text:span><text:span text:style-name="Emphasis"><text:span text:style-name="T630"> tma.</text:span></text:span></text:p>
      <text:p text:style-name="P205"><text:span text:style-name="T612">👣</text:span><text:span text:style-name="T613">Vrstva prachu na zemi je neporušená, </text:span><text:span text:style-name="T641">dlouho</text:span><text:span text:style-name="T613"> tu nikdo nebyl.</text:span></text:p>
      <text:p text:style-name="Standalone_20_Property"><text:span text:style-name="T408">Socha Dragina držící zářící sekeru</text:span><text:span text:style-name="T464"> </text:span><text:span text:style-name="T506">(karta </text:span><text:span text:style-name="T343">Lovec démonů</text:span><text:span text:style-name="T506">)</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2046">Utajené propadliště</text:span> &gt; Přesně před trpaslíkem. <text:span text:style-name="T2324">Sklopí se, když na něj někdo vstoupí.</text:span> Vede do <text:span text:style-name="T2323">kluzkého, svažitého</text:span> tunelu <text:span text:style-name="T2325">s kruhovým průřezem</text:span>, který se táhne až do díry v 10.</text:p>
      <text:p text:style-name="Standalone_20_Property"><text:span text:style-name="T408">4 kanopy</text:span> &gt; Překrásné, porcelánové, dekorované zlatem a drahokamy (cena 4x50 zlaťáků<text:span text:style-name="T777">)</text:span></text:p>
      <text:h text:style-name="Heading_20_2" text:outline-level="2"><text:bookmark-start text:name="__RefHeading___Toc22774_41530725"/><text:soft-page-break/>Wedel<text:bookmark-end text:name="__RefHeading___Toc22774_41530725"/></text:h>
      <text:p text:style-name="P65">Vysoká palisáda skrývá krásné roubené měst<text:span text:style-name="T1825">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957">Amara</text:span></text:h>
      <text:p text:style-name="P152">Pohledná mladá žena s havraními vlasy a exotickou vizáží.</text:p>
      <text:p text:style-name="P152">Věštby pro hráčské postavy:</text:p>
      <text:list xml:id="list4226601702" text:style-name="L169">
        <text:list-item>
          <text:p text:style-name="P1019">"Ne vše, co zabiješ, bude skutečně mrtvé."</text:p>
        </text:list-item>
        <text:list-item>
          <text:p text:style-name="P1019">"V bazénu plném krve na tebe číhá smrt."</text:p>
        </text:list-item>
        <text:list-item>
          <text:p text:style-name="P1020"><text:span text:style-name="T815">„</text:span><text:span text:style-name="T816">Hlas v lese není, co se zdá.“</text:span></text:p>
        </text:list-item>
        <text:list-item>
          <text:p text:style-name="P1021"><text:span text:style-name="T816">„</text:span><text:span text:style-name="T817">Po návštěvě skalní chrámu vysoko v horách se ti </text:span><text:span text:style-name="T818">stane</text:span><text:span text:style-name="T817"> to, po čem nejvíce toužíš, i to, čeho se nejvíc obáváš.“</text:span></text:p>
        </text:list-item>
      </text:list>
      <text:h text:style-name="Heading_20_5" text:outline-level="5">Starosta <text:span text:style-name="T1956">Vikuk</text:span></text:h>
      <text:list xml:id="list3363446307" text:style-name="L170">
        <text:list-item>
          <text:p text:style-name="P1023">Hubený hobit ve středních letech s jizvou na čele.</text:p>
        </text:list-item>
        <text:list-item>
          <text:p text:style-name="P1024">Nabízí odměnu (<text:span text:style-name="T1962">1</text:span>5 zl) za likvidaci lesní nestvůry (obří mluvící pavouk).</text:p>
          <text:p text:style-name="P1022"><text:span text:style-name="T2137">„Buďte ale opatrní – už jsem tam poslal dvě skupiny a </text:span><text:span text:style-name="T1604">a</text:span><text:span text:style-name="T1605">ni jedna</text:span><text:span text:style-name="T2137"> se nevrátila.“</text:span></text:p>
        </text:list-item>
      </text:list>
      <text:h text:style-name="Heading_20_2" text:outline-level="2"><text:bookmark-start text:name="__RefHeading___Toc22776_41530725"/><text:soft-page-break/>Zbojnický tábor<text:bookmark-end text:name="__RefHeading___Toc22776_41530725"/></text:h>
      <text:p text:style-name="P65"><text:span text:style-name="T1958">Chudí</text:span> havíři bez domova, více pytláci než zbojníci. Postavili si několik skromných stavení v korunách stromů a živí se lovem, kradením a při výpravách do města i žebráním. Když mohou, tak podporují Dima Trata.</text:p>
      <text:list xml:id="list130005373811926" text:continue-list="list130001055084044" text:style-name="L20">
        <text:list-header>
          <text:p text:style-name="P627">Havíř</text:p>
          <text:p text:style-name="P537"><text:span text:style-name="T2">F</text:span><text:span text:style-name="T3">yzička </text:span><text:span text:style-name="T41">3</text:span><text:span text:style-name="T3">, Finesa </text:span><text:span text:style-name="T41">2</text:span><text:span text:style-name="T3">, Duše </text:span><text:span text:style-name="T40">1</text:span><text:span text:style-name="T1162">, </text:span><text:span text:style-name="T1163">Ž</text:span><text:span text:style-name="T1160">ivot</text:span><text:span text:style-name="T1163">y </text:span><text:span text:style-name="T1199">9</text:span></text:p>
          <text:p text:style-name="P537"><text:span text:style-name="T819">⚔ </text:span><text:span text:style-name="T284">K</text:span><text:span text:style-name="T283">rumpáč:</text:span><text:span text:style-name="T1968"> <text:s/>3 + k6, zranění 2</text:span></text:p>
          <text:p text:style-name="P537"><text:span text:style-name="T819">⚔ </text:span><text:span text:style-name="T284">Motyka</text:span><text:span text:style-name="T283">:</text:span><text:span text:style-name="T375"> <text:s/>3 + k6, zranění 2</text:span></text:p>
        </text:list-header>
      </text:list>
      <text:list xml:id="list1995953597" text:style-name="L171">
        <text:list-item>
          <text:p text:style-name="P749">Při prvních ztrátách se pokusí utéct nebo vzdát.</text:p>
        </text:list-item>
      </text:list>
      <text:h text:style-name="P435" text:outline-level="2"><text:bookmark-start text:name="__RefHeading___Toc22778_41530725"/>Ziggurat<text:bookmark-end text:name="__RefHeading___Toc22778_41530725"/></text:h>
      <text:p text:style-name="P84"><text:span text:style-name="Emphasis"><text:span text:style-name="T657">Zdroj moci dračího kultu. Ještěrci před pyramidou táboří celé dny, jen aby mohli spatřit velekněze a dračí dceru. Právě sem v posledních měsících mizí unesení Sumpští rybáři.</text:span></text:span></text:p>
      <text:p text:style-name="P223">Tábor ještěrců</text:p>
      <text:p text:style-name="Standalone_20_Property"><text:span text:style-name="T462">Trochu stranou n</text:span><text:span text:style-name="T408">a </text:span><text:span text:style-name="T461">z</text:span><text:span text:style-name="T1718">ápadní</text:span><text:span text:style-name="T408"> straně tábora je odpadní jáma</text:span> <text:span text:style-name="T569">&gt; </text:span><text:span text:style-name="T263">Ve skutečnosti je to podzemní tunel vyhrabaný obřími mravenci. Vede do 18.</text:span></text:p>
      <text:list xml:id="list534117146" text:style-name="L172">
        <text:list-header>
          <text:p text:style-name="P1025"><text:span text:style-name="Emphasis"><text:span text:style-name="T814">♨</text:span></text:span><text:span text:style-name="Emphasis"><text:span text:style-name="T630"> </text:span></text:span><text:span text:style-name="Emphasis"><text:span text:style-name="T633">Z jámy je cítit s</text:span></text:span><text:span text:style-name="Emphasis"><text:span text:style-name="T637">iln</text:span></text:span><text:span text:style-name="Emphasis"><text:span text:style-name="T632">ý</text:span></text:span><text:span text:style-name="Emphasis"><text:span text:style-name="T637"> </text:span></text:span><text:span text:style-name="Emphasis"><text:span text:style-name="T651">z</text:span></text:span><text:span text:style-name="Emphasis"><text:span text:style-name="T631">ápach odpadků a výkalů</text:span></text:span><text:span text:style-name="Emphasis"><text:span text:style-name="T630"><text:line-break/></text:span></text:span><text:span text:style-name="Emphasis"><text:span text:style-name="T635"> <text:s text:c="4"/></text:span></text:span><text:span text:style-name="Emphasis"><text:span text:style-name="T650">a</text:span></text:span><text:span text:style-name="Emphasis"><text:span text:style-name="T636"> s</text:span></text:span><text:span text:style-name="Emphasis"><text:span text:style-name="T634">labý m</text:span></text:span><text:span text:style-name="T272">ravenčí pach</text:span></text:p>
        </text:list-header>
      </text:list>
      <text:p text:style-name="Standalone_20_Property"><text:soft-page-break/><text:span text:style-name="T2279">Klece se z</text:span><text:span text:style-name="T2280">ajatci</text:span><text:span text:style-name="T2283"> </text:span><text:span text:style-name="T2281">&gt; </text:span><text:span text:style-name="T2282">Byteln</text:span><text:span text:style-name="T2284">é dřevěné klece, </text:span><text:span text:style-name="T2282">uvnit</text:span><text:span text:style-name="T2284">ř je 5 mužů, 3 ženy, 2 hobiti, 3 kudůčky, 1 trpaslík, 1 elfka. </text:span><text:span text:style-name="T1745">Většina jsou</text:span><text:span text:style-name="T2284"> rybáři a sběrači hub ze Sumpu, <text:s/>trpaslík je kovářský učeň z Trossu, elfka je z potulné skupiny bardů (zpívala a hrála na loutnu).</text:span></text:p>
      <text:p text:style-name="Standalone_20_Property"><text:span text:style-name="T1773">Ještěří stráže</text:span><text:span text:style-name="T1768"> </text:span><text:span text:style-name="T1776">&gt; </text:span><text:span text:style-name="T1769">Klece stráží 8 ještěrců s kopím. </text:span><text:span text:style-name="T1770">Další dvě dvojice obchází tábor. 10 ještěrců spí nebo odpočívá uprostřed tábora</text:span><text:span text:style-name="T1769">.</text:span></text:p>
      <text:list xml:id="list1931278650" text:style-name="L173">
        <text:list-header>
          <text:p text:style-name="P679">Ještěrec <text:span text:style-name="T2378">s kopím</text:span></text:p>
          <text:p text:style-name="P1027">Fyzička <text:span text:style-name="Brawn_20__28_Attributes_29_">3</text:span>, Finesa <text:span text:style-name="Finesse_20__28_Attributes_29_">4</text:span>, Duše <text:span text:style-name="Spirit_20__28_Attributes_29_">2</text:span>, Životy 9</text:p>
          <text:p text:style-name="P1027"><text:span text:style-name="T272">Zbroj:</text:span> 1</text:p>
          <text:p text:style-name="P1027"><text:span text:style-name="T1771">⚔ </text:span><text:span text:style-name="T1772">Kopí</text:span><text:span text:style-name="T1771">: </text:span><text:span text:style-name="Finesse_20__28_Attributes_29_"><text:span text:style-name="T2369">4</text:span></text:span><text:span text:style-name="T1771"> + k6, zranění </text:span><text:span text:style-name="T1768">2</text:span></text:p>
        </text:list-header>
      </text:list>
      <text:p text:style-name="Standalone_20_Property"><text:span text:style-name="T408">Stany pro dobrovolníky</text:span> <text:span text:style-name="T570">&gt; </text:span><text:span text:style-name="T265">3 muži, 4 ženy, 2 hobiti, 3 hobitky, 1 kudůk, 5 trpaslíků, 3 elfové, 2 elfky. Všechno chudí lidé z Trossu a okolí, kteří se </text:span><text:span text:style-name="T1682">zkonvertovat od maskovaných</text:span><text:span text:style-name="T265"> ještěřích kněží. </text:span><text:span text:style-name="T266">Dobrovolně zde pracují (vaří, uklízí, posluhují ještěrcům) a čekají na své obřadní přijetí v zigguratu.</text:span></text:p>
      <text:p text:style-name="P279"><text:span text:style-name="T152">Táboru velí trojice ještěřích kněží</text:span><text:span text:style-name="T267"> </text:span><text:span text:style-name="T571">&gt; </text:span><text:span text:style-name="T268">Na sobě mají obřadní roucha, u pasu vždy dva zahnuté nože.</text:span></text:p>
      <text:list xml:id="list130005222213096" text:continue-numbering="true" text:style-name="L173">
        <text:list-header>
          <text:p text:style-name="P1028"><text:span text:style-name="T272">Ještě</text:span><text:span text:style-name="T333">ří kněz</text:span></text:p>
          <text:p text:style-name="P1028">Fyzička <text:span text:style-name="Brawn_20__28_Attributes_29_">3</text:span>, Finesa <text:span text:style-name="Finesse_20__28_Attributes_29_">4</text:span>, Duše <text:span text:style-name="Spirit_20__28_Attributes_29_"><text:span text:style-name="T2298">4</text:span></text:span>, Životy 9</text:p>
          <text:p text:style-name="P1028"><text:span text:style-name="T272">Zbroj:</text:span> 1</text:p>
          <text:p text:style-name="P1031">⚔ <text:span text:style-name="T335">2 z</text:span><text:span text:style-name="T1556">ahnuté nože</text:span><text:span text:style-name="T272">:</text:span> <text:span text:style-name="Finesse_20__28_Attributes_29_">4</text:span> + k6, zranění <text:span text:style-name="T1651">2</text:span></text:p>
          <text:p text:style-name="P1031"><text:span text:style-name="T1556">K</text:span><text:span text:style-name="T1564">ouzla:<text:line-break/></text:span><text:span text:style-name="T1566"> </text:span><text:span text:style-name="T1565">modrý blesk *Artak bárak* (1 cíl, 6kz </text:span><text:span text:style-name="Lightning_20__28_Damage_20_Types_29_"><text:span text:style-name="T2368">bleskem</text:span></text:span><text:span text:style-name="T1565">)<text:line-break/></text:span><text:span text:style-name="T1566"> </text:span><text:span text:style-name="T1565">zelený blesk *Járak bárak* (1-2 cíle, 5kz </text:span><text:span text:style-name="Lightning_20__28_Damage_20_Types_29_"><text:span text:style-name="T2368">bleskem</text:span></text:span><text:span text:style-name="T1565">)</text:span></text:p>
        </text:list-header>
      </text:list>
      <text:p text:style-name="P81"><text:soft-page-break/>Pyramida zigguratu</text:p>
      <text:p text:style-name="P77">Na sever od tábora, zhruba ve střední vzdálenosti od něj, se tyčí stupňovitá pyramida zigguratu.</text:p>
      <text:p text:style-name="P412"><text:span text:style-name="T1719">V</text:span><text:span text:style-name="T147">e spodním patře </text:span><text:span text:style-name="T153">jsou dva vchody</text:span><text:span text:style-name="T173"> (bez dveří)</text:span><text:span text:style-name="T269"> </text:span><text:span text:style-name="T572">&gt;</text:span><text:span text:style-name="T522"> </text:span><text:span text:style-name="T134">jeden ze severu, druhý z ji</text:span><text:span text:style-name="T269">h</text:span><text:span text:style-name="T134">u (směrem od tábora ještěrců). </text:span><text:span text:style-name="T264">Před oběma vchody je na stráži dvojice ještěrců ozbrojených kopími.</text:span></text:p>
      <text:list xml:id="list130004354619280" text:continue-numbering="true" text:style-name="L173">
        <text:list-header>
          <text:p text:style-name="P679">Ještěrec <text:span text:style-name="T2378">s kopím</text:span></text:p>
          <text:p text:style-name="P1027">Fyzička <text:span text:style-name="Brawn_20__28_Attributes_29_">3</text:span>, Finesa <text:span text:style-name="Finesse_20__28_Attributes_29_">4</text:span>, Duše <text:span text:style-name="Spirit_20__28_Attributes_29_">2</text:span>, Životy 9</text:p>
          <text:p text:style-name="P1027"><text:span text:style-name="T272">Zbroj:</text:span> 1</text:p>
          <text:p text:style-name="P1026"><text:span text:style-name="T2377">⚔ </text:span><text:span text:style-name="T2378">Kopí</text:span><text:span text:style-name="T2377">: </text:span><text:span text:style-name="Finesse_20__28_Attributes_29_"><text:span text:style-name="T2377">4</text:span></text:span><text:span text:style-name="T2377"> + k6, zranění </text:span><text:span text:style-name="T2370">2</text:span></text:p>
        </text:list-header>
      </text:list>
      <text:p text:style-name="Standalone_20_Property"><text:span text:style-name="T408">Pod vrcholem pyramidy směrem na jich je plošina</text:span> <text:span text:style-name="T522">&gt; </text:span><text:span text:style-name="T573">Sem </text:span><text:span text:style-name="T2379">velekněz </text:span><text:span text:style-name="T2380">v doprovodu osmi ještěřích mnichů (viz místnost 22)</text:span><text:span text:style-name="T2379"> vždy ráno přivádí dračí dívku na odiv ještěrcům a kultistům shromážděným dole před zigguratem.</text:span></text:p>
      <text:list xml:id="list2654942259" text:style-name="L174">
        <text:list-header>
          <text:p text:style-name="P1034"><text:span text:style-name="Unicode_20_Character"><text:span text:style-name="T2336">🚪</text:span></text:span><text:span text:style-name="Unicode_20_Character"><text:span text:style-name="T2245">+</text:span></text:span><text:span text:style-name="Unicode_20_Character"><text:span text:style-name="T2360">🔒 </text:span></text:span>Z plošiny do vnitřku pyramidy vedou masivní kamenné dveře. <text:span text:style-name="T2380">Odemykají se kouzelným </text:span><text:span text:style-name="T337">klíčem ve tvaru pyramidy</text:span><text:span text:style-name="T2380">, který má u sebe velekněz. </text:span><text:span text:style-name="T2381">Není je možné otevřít bez klíče. Vyrazit jdou jen okovaným beranidlem nebo rozbít kamenickými nebo jinými vhodnými nástroji.</text:span></text:p>
        </text:list-header>
      </text:list>
      <text:p text:style-name="P200"><text:bookmark text:name="docs-internal-guid-2bb5f697-7fff-d078-2922-b0900fed6a27"/>1</text:p>
      <text:p text:style-name="Standalone_20_Property"><text:span text:style-name="T408">Kamenné stěny. </text:span><text:span text:style-name="T458">Na</text:span><text:span text:style-name="T408"> několika místech </text:span><text:span text:style-name="T458">jsou</text:span><text:span text:style-name="T408"> sp</text:span><text:span text:style-name="T445">á</text:span><text:span text:style-name="T408">r</text:span><text:span text:style-name="T458">y</text:span><text:span text:style-name="T408"> zapatlan</text:span><text:span text:style-name="T458">é</text:span><text:span text:style-name="T408"> suchým bahnem</text:span><text:span text:style-name="T522"> </text:span><text:span text:style-name="T567">&gt;</text:span><text:span text:style-name="T522"> </text:span><text:span text:style-name="T1091">Skrývají otvory, ze kterých </text:span><text:span text:style-name="T1650">vyjíždějí</text:span><text:span text:style-name="T1091"> kopí </text:span><text:span text:style-name="T1777">(u jižního vchodu jsou na některých z nich stopy čerstvě zaschlé krve)</text:span><text:span text:style-name="T1091">. </text:span><text:span text:style-name="T2048">Past spouští nášlapné dlaždice na podlaze.</text:span></text:p>
      <text:list xml:id="list130004560799380" text:continue-list="list2094204510" text:style-name="L168">
        <text:list-header>
          <text:p text:style-name="P1018"><text:soft-page-break/><text:span text:style-name="T2329">⚔ </text:span><text:span text:style-name="T1650">Vyjíždějící kopí</text:span><text:span text:style-name="T2329">: </text:span><text:span text:style-name="T2328">7 </text:span><text:span text:style-name="T2329">+ k6 </text:span><text:span text:style-name="T2330">proti Finese</text:span><text:span text:style-name="T2329">, zranění 2</text:span></text:p>
        </text:list-header>
      </text:list>
      <text:p text:style-name="Text_20_body"><text:span text:style-name="Emphasis"><text:span text:style-name="T134">👣</text:span></text:span>Krvavá stopa &gt; Jen u jižního vchodu, vede do místnosti 3.<text:span text:style-name="Emphasis"><text:span text:style-name="T134"><text:line-break/><text:tab/>• Stopy ještěřích tlap.<text:line-break/><text:tab/>•• Jsou to dvojnozí ještěrci.</text:span></text:span></text:p>
      <text:p text:style-name="P200">2</text:p>
      <text:p text:style-name="P206"><text:span text:style-name="Emphasis"><text:span text:style-name="T627">🔊</text:span></text:span><text:span text:style-name="Emphasis"><text:span text:style-name="T628">Z chodby se ozývají zvuky těžkých kroků.</text:span></text:span></text:p>
      <text:p text:style-name="P207"><text:span text:style-name="Emphasis"><text:span text:style-name="T629">⬤ </text:span></text:span><text:span text:style-name="Emphasis"><text:span text:style-name="T645">V chodbě se nesvítí, ve dne sem ale proniká světlo od vchodů do zigguratu.</text:span></text:span></text:p>
      <text:p text:style-name="Text_20_body"><text:span text:style-name="Emphasis"><text:span text:style-name="T711">👣 </text:span></text:span><text:span text:style-name="Emphasis"><text:span text:style-name="T714">Na podlaze jsou dva vyhlazené pruhy, jako kdyby tudy často chodil nějaký velký dvounohý tvor.</text:span></text:span></text:p>
      <text:p text:style-name="Text_20_body">Pokud postavy způsobí jakýkoli hluk, začne se ze dveří do místnosti 10 ozývat škrábaní a <text:span text:style-name="T1654">mručení</text:span>.</text:p>
      <text:p text:style-name="P377">Na stěnách jsou vypálené fleky a stopy <text:span text:style-name="T2063">od</text:span> sazí</text:p>
      <text:p text:style-name="Standalone_20_Property"><text:span text:style-name="T408">Hliněný golem </text:span><text:span text:style-name="T446">se zčernalým otvorem namísto úst</text:span> &gt; Obchází chodbu pomalým krokem a jakékoli vetřelce sežehne plamenem z otvoru, jenž má namísto tváře.</text:p>
      <text:list xml:id="list130005208356846" text:continue-list="list130004354619280" text:style-name="L173">
        <text:list-header>
          <text:p text:style-name="P678">Hliněný golem</text:p>
          <text:p text:style-name="P1026">Fyzička <text:span text:style-name="Brawn_20__28_Attributes_29_">4</text:span>, Finesa <text:span text:style-name="Finesse_20__28_Attributes_29_"><text:span text:style-name="T2237">2</text:span></text:span>, Duše <text:span text:style-name="Spirit_20__28_Attributes_29_"><text:span text:style-name="T2294">3</text:span></text:span>, Životy 12</text:p>
          <text:p text:style-name="P1026"><text:span text:style-name="T272">Zbroj:</text:span> 1</text:p>
          <text:p text:style-name="P1026">⚔ <text:span text:style-name="T272">Pěsti:</text:span> <text:span text:style-name="Brawn_20__28_Attributes_29_">4</text:span> + k6, zranění 1</text:p>
          <text:p text:style-name="P1026"><text:span text:style-name="T2273">🏹 </text:span><text:span text:style-name="T2278">Výšleh plamene:</text:span><text:span text:style-name="T2274"> </text:span><text:span text:style-name="T2276">5 </text:span><text:span text:style-name="T2275">+ k6, zranění </text:span><text:span text:style-name="T2273">4kz </text:span><text:span text:style-name="Fire_20__28_Damage_20_Types_29_"><text:span text:style-name="T2273">ohněm<text:line-break/> <text:s text:c="6"/></text:span></text:span><text:span text:style-name="T2273">(odečítá se Zbroj)<text:line-break/></text:span><text:span text:style-name="T2277">Dostřel:</text:span><text:span text:style-name="T2273"> krátký</text:span></text:p>
        </text:list-header>
      </text:list>
      <text:p text:style-name="P200"><text:soft-page-break/>3</text:p>
      <text:p text:style-name="Text_20_body"><text:span text:style-name="Emphasis"><text:span text:style-name="T350">♨ Zápach čerstvého masa, krve a vnitřností </text:span></text:span><text:span text:style-name="Emphasis"><text:span text:style-name="T400">a čadící lojové lampy</text:span></text:span><text:span text:style-name="Emphasis"><text:span text:style-name="T350">.</text:span></text:span></text:p>
      <text:p text:style-name="P400"><text:span text:style-name="Emphasis"><text:span text:style-name="T711">💡 </text:span></text:span><text:span text:style-name="T464">Místnost osvětluje malá lojová lampa položená na zemi</text:span></text:p>
      <text:p text:style-name="P404"><text:span text:style-name="T408">Ještěrec</text:span> &gt; Dřevěná zbroj, dva zahnuté nože. <text:span text:style-name="T2331">U sebe má </text:span><text:span text:style-name="T322">mosazný</text:span><text:span text:style-name="T272"> klíč</text:span> <text:span text:style-name="T2331">(</text:span>ke dveřím do <text:span text:style-name="T2355">10 a 20</text:span><text:span text:style-name="T2331">) </text:span><text:span text:style-name="T2356">a </text:span><text:span text:style-name="T330">malý zlatý klíč</text:span><text:span text:style-name="T2356"> (jeden ze dvou klíčů od dveří 21, cena 5 zl)</text:span>.</text:p>
      <text:list xml:id="list130004380395005" text:continue-numbering="true" text:style-name="L173">
        <text:list-header>
          <text:p text:style-name="P678">Ještěrec</text:p>
          <text:p text:style-name="P1026">Fyzička <text:span text:style-name="Brawn_20__28_Attributes_29_">3</text:span>, Finesa <text:span text:style-name="Finesse_20__28_Attributes_29_">4</text:span>, Duše <text:span text:style-name="Spirit_20__28_Attributes_29_">2</text:span>, Životy 9</text:p>
          <text:p text:style-name="P1026"><text:span text:style-name="T272">Zbroj:</text:span> 1</text:p>
          <text:p text:style-name="P1026">⚔ <text:span text:style-name="T1556">Zahnuté nože</text:span><text:span text:style-name="T272">:</text:span> <text:span text:style-name="Finesse_20__28_Attributes_29_">4</text:span> + k6, zranění <text:span text:style-name="T1651">2</text:span></text:p>
        </text:list-header>
      </text:list>
      <text:p text:style-name="Standalone_20_Property"><text:span text:style-name="T408">Vykuchaný panter zavěšený na hácích</text:span> &gt; <text:span text:style-name="T2064">B</text:span>yl zabit mnoha kopími. </text:p>
      <text:p text:style-name="P377">Kožený vak s vnitřnostmi a měděný tác s masem</text:p>
      <text:p text:style-name="P373">Několik bloků na východní stěně je spojených v tajné odsunutelné dveře</text:p>
      <text:p text:style-name="Standalone_20_Property"><text:span text:style-name="T408">Spací pytel</text:span> &gt; Lidská výroba</text:p>
      <text:p text:style-name="Text_20_body"><text:span text:style-name="Emphasis"><text:span text:style-name="T194">👣</text:span></text:span><text:span text:style-name="Emphasis"><text:span text:style-name="T185"> Spousta krve, </text:span></text:span><text:span text:style-name="Emphasis"><text:span text:style-name="T189">odřezků</text:span></text:span><text:span text:style-name="Emphasis"><text:span text:style-name="T185"> masa a vnitřností.</text:span></text:span><text:span text:style-name="Emphasis"><text:span text:style-name="T134"><text:line-break/><text:tab/>• Stopy ještěřích tlap.<text:line-break/><text:tab/>•• </text:span></text:span><text:span text:style-name="Emphasis"><text:span text:style-name="T141">Zanechal je</text:span></text:span><text:span text:style-name="Emphasis"><text:span text:style-name="T134"> dvojnožec;</text:span></text:span><text:span text:style-name="Emphasis"><text:span text:style-name="T522"> p</text:span></text:span><text:span text:style-name="Emphasis"><text:span text:style-name="T134">řitáhnul sem mrtvého pantera a tady ho pak vykuchal.<text:line-break/><text:tab/>••• Jeho stopy vedou skrz východní stěnu, zřejmě je tam tajný průchod.</text:span></text:span></text:p>
      <text:p text:style-name="P200">4</text:p>
      <text:p text:style-name="P211"><text:soft-page-break/><text:span text:style-name="Emphasis"><text:span text:style-name="T629">⬤ </text:span></text:span><text:span text:style-name="Emphasis"><text:span text:style-name="T646">V místnosti je</text:span></text:span><text:span text:style-name="Emphasis"><text:span text:style-name="T630"> tma.</text:span></text:span></text:p>
      <text:p text:style-name="Standalone_20_Property"><text:span text:style-name="T408">Vaky a sudy s lidským vybavením a cen</text:span><text:span text:style-name="T445">n</text:span><text:span text:style-name="T408">ostmi</text:span> &gt; Meče, nože, šípy, kuše, helmice, štíty, rybářské vybavení, sekyry, klenoty a cetky (cca <text:span text:style-name="T2065">4</text:span> zl), <text:span text:style-name="T1652">22</text:span> st, <text:span text:style-name="T2332">1</text:span>34 m<text:span text:style-name="T2065">k</text:span></text:p>
      <text:p text:style-name="P278"><text:span text:style-name="Emphasis"><text:span text:style-name="T711">👣</text:span></text:span><text:span text:style-name="Emphasis"><text:span text:style-name="T712"><text:tab/>• </text:span></text:span><text:span text:style-name="Emphasis"><text:span text:style-name="T713">Stopy ještěřích tlap<text:line-break/><text:tab/></text:span></text:span><text:span text:style-name="Emphasis"><text:span text:style-name="T712">•• </text:span></text:span><text:span text:style-name="Emphasis"><text:span text:style-name="T788">Zanechal je</text:span></text:span><text:span text:style-name="Emphasis"><text:span text:style-name="T713"> dvojnož</text:span></text:span><text:span text:style-name="Emphasis"><text:span text:style-name="T715">ec, </text:span></text:span><text:span text:style-name="Emphasis"><text:span text:style-name="T716">který sem</text:span></text:span><text:span text:style-name="Emphasis"><text:span text:style-name="T715"> </text:span></text:span><text:span text:style-name="Emphasis"><text:span text:style-name="T717">na</text:span></text:span><text:span text:style-name="Emphasis"><text:span text:style-name="T716">nosil </text:span></text:span><text:span text:style-name="Emphasis"><text:span text:style-name="T718">všechny</text:span></text:span><text:span text:style-name="Emphasis"><text:span text:style-name="T716"> </text:span></text:span><text:span text:style-name="Emphasis"><text:span text:style-name="T789">odložené</text:span></text:span><text:span text:style-name="Emphasis"><text:span text:style-name="T716"> věci.</text:span></text:span></text:p>
      <text:h text:style-name="P447" text:outline-level="3">5</text:h>
      <text:p text:style-name="P413"><text:span text:style-name="Unicode_20_Character"><text:span text:style-name="T141">🚪 </text:span></text:span>Obyčejné dřevěné dveře s klikou.</text:p>
      <text:p text:style-name="P211"><text:span text:style-name="Emphasis"><text:span text:style-name="T629">⬤ </text:span></text:span><text:span text:style-name="Emphasis"><text:span text:style-name="T646">V místnosti je</text:span></text:span><text:span text:style-name="Emphasis"><text:span text:style-name="T630"> tma.</text:span></text:span></text:p>
      <text:p text:style-name="Text_20_body"><text:span text:style-name="Emphasis"><text:span text:style-name="T630">♨ </text:span></text:span><text:span text:style-name="Emphasis"><text:span text:style-name="T134">Slabý dračí pach.</text:span></text:span></text:p>
      <text:p text:style-name="Text_20_body"><text:span text:style-name="Emphasis"><text:span text:style-name="T711">👣</text:span></text:span><text:span text:style-name="Emphasis"><text:span text:style-name="T712"><text:tab/>• </text:span></text:span><text:span text:style-name="Emphasis"><text:span text:style-name="T749">Stopy ještěřích tlap</text:span></text:span><text:span text:style-name="Emphasis"><text:span text:style-name="T713"><text:line-break/></text:span></text:span><text:span text:style-name="Emphasis"><text:span text:style-name="T134"><text:tab/>•• </text:span></text:span><text:span text:style-name="Emphasis"><text:span text:style-name="T141">Zanechali je</text:span></text:span><text:span text:style-name="Emphasis"><text:span text:style-name="T134"> dvojno</text:span></text:span><text:span text:style-name="Emphasis"><text:span text:style-name="T262">zí ještěrci</text:span></text:span><text:span text:style-name="Emphasis"><text:span text:style-name="T134">, kteří sem před několika týdny </text:span></text:span><text:span text:style-name="Emphasis"><text:span text:style-name="T141">vejce přinesli</text:span></text:span><text:span text:style-name="Emphasis"><text:span text:style-name="T134">.</text:span></text:span></text:p>
      <text:p text:style-name="P401"><text:span text:style-name="T408">Poloprůhledné metrové vejce</text:span> &gt; <text:span text:style-name="T1653">P</text:span>rasklé a práz<text:span text:style-name="T2062">d</text:span>né.</text:p>
      <text:list xml:id="list3090750670" text:style-name="L175">
        <text:list-header>
          <text:p text:style-name="P583"><text:span text:style-name="T323">(Učenost •) </text:span><text:span text:style-name="T324">Je to dračí vejce<text:line-break/></text:span><text:span text:style-name="T323">(Učenost ••) </text:span><text:span text:style-name="T325">Od </text:span><text:span text:style-name="T1569">černého</text:span><text:span text:style-name="T325"> draka</text:span><text:span text:style-name="T324"><text:line-break/></text:span><text:span text:style-name="T323">(Učenost •••) </text:span><text:span text:style-name="T1557">Vylíhnul se předčasně</text:span><text:span text:style-name="T272">.</text:span></text:p>
        </text:list-header>
      </text:list>
      <text:p text:style-name="P377">Podlaha je pokrytá zaschlým slizem</text:p>
      <text:p text:style-name="P200">6</text:p>
      <text:p text:style-name="Standalone_20_Property"><text:span text:style-name="Unicode_20_Character"><text:span text:style-name="T141">🚪 </text:span></text:span>Obyčejné dřevěné dveře s klikou.</text:p>
      <text:p text:style-name="Standalone_20_Property"><text:soft-page-break/><text:span text:style-name="T408">Klínové písmo po stěnách </text:span><text:span text:style-name="T459">kolem vyobrazení trnové koruny</text:span> &gt; Vyžaduje znalost ještěřího jazyka. Vypráví o koruně, co v dávných dobách ovlivnila běh světa. Může ji nosit pouze vyvolený a propůjčuje schopnost  vycítit místa moci na velkou vzdálenost.</text:p>
      <text:list xml:id="list2476535045" text:style-name="L176">
        <text:list-header>
          <text:p text:style-name="P1035"><text:span text:style-name="T1655">Postavy mohou získat znalost ještěřího jazyka, když se </text:span><text:span text:style-name="T1686">v od ještěřího kněze v místnosti 22 nechají proměnit</text:span><text:span text:style-name="T1655"> v ještěrce.</text:span></text:p>
        </text:list-header>
      </text:list>
      <text:p text:style-name="P200">7</text:p>
      <text:p text:style-name="P211"><text:span text:style-name="Emphasis"><text:span text:style-name="T629">⬤ </text:span></text:span><text:span text:style-name="Emphasis"><text:span text:style-name="T646">V místnosti je</text:span></text:span><text:span text:style-name="Emphasis"><text:span text:style-name="T630"> tma.</text:span></text:span></text:p>
      <text:p text:style-name="P209"><text:span text:style-name="Emphasis"><text:span text:style-name="T800">👣</text:span></text:span><text:span text:style-name="Emphasis"><text:span text:style-name="T801">Vrstva prachu je neporušená, dlouho tu nikdo nebyl.</text:span></text:span></text:p>
      <text:p text:style-name="Standalone_20_Property"><text:span text:style-name="T408">Průsvitný, nehmotný a nehybný válečník s mosazným klíčem v břiše</text:span> &gt; Socha se při dotyku zhmotní a zaútočí. Nikdy ovšem nevykročí z místnosti, jen se vrátí do středu, ztuhne a zprůsvitní.</text:p>
      <text:list xml:id="list3804207746" text:style-name="L177">
        <text:list-header>
          <text:p text:style-name="P1036"><text:span text:style-name="Emphasis"><text:span text:style-name="T802">Jakmile někdo vstoupí do místnosti, socha nahlas řekne: </text:span></text:span><text:span text:style-name="Emphasis"><text:span text:style-name="T809">Kvidžah!</text:span></text:span><text:span text:style-name="Emphasis"><text:span text:style-name="T802"> a na stěně vzplane pochodeň. </text:span></text:span><text:span text:style-name="Emphasis"><text:span text:style-name="T803">Popiš hráčům, že socha nevrhá stín (je průsvitná), ale klíč v jejím břiše ano – na stěně je </text:span></text:span><text:span text:style-name="Emphasis"><text:span text:style-name="T804">jeho</text:span></text:span><text:span text:style-name="Emphasis"><text:span text:style-name="T803"> mihotavý stín.</text:span></text:span></text:p>
        </text:list-header>
      </text:list>
      <text:list xml:id="list2691028253" text:style-name="L178">
        <text:list-header>
          <text:p text:style-name="P680">Křišťálová socha válečníka</text:p>
          <text:p text:style-name="P1037">Fyzička <text:span text:style-name="Brawn_20__28_Attributes_29_"><text:span text:style-name="T2228">6</text:span></text:span>, Finesa <text:span text:style-name="Finesse_20__28_Attributes_29_"><text:span text:style-name="T2238">3</text:span></text:span>, Duše <text:span text:style-name="Spirit_20__28_Attributes_29_">4</text:span>, Životy 1<text:span text:style-name="T2334">6</text:span></text:p>
          <text:p text:style-name="P1037"><text:span text:style-name="T272">Zbroj:</text:span> proti <text:span text:style-name="Crush_20__28_Damage_20_Types_29_">drcení</text:span>, sekerám a kamenickým nástrojům 0, proti ostatním útokům 2</text:p>
          <text:p text:style-name="P1037"><text:span text:style-name="T272">Rychlost:</text:span> jako člověk, ale neběhá</text:p>
          <text:p text:style-name="P1037">⚔ <text:span text:style-name="T272">Pěsti:</text:span> <text:span text:style-name="Brawn_20__28_Attributes_29_"><text:span text:style-name="T2228">6</text:span></text:span> + k6, zranění 1</text:p>
        </text:list-header>
      </text:list>
      <text:p text:style-name="Standard"/>
      <text:p text:style-name="P378"><text:soft-page-break/><text:span text:style-name="T2359">Na stěně je p</text:span><text:span text:style-name="T2358">ochodeň zasazená v měděném držadle</text:span><text:span text:style-name="T507"> (karta </text:span><text:span text:style-name="T344">držadlo na pochodeň</text:span><text:span text:style-name="T507">) </text:span><text:span text:style-name="T534">&gt;</text:span><text:span text:style-name="T169"> Držadlo j</text:span><text:span text:style-name="T170">de ze stěny sundat. J</text:span><text:span text:style-name="T169">e </text:span><text:span text:style-name="T170">to</text:span><text:span text:style-name="T169"> kouzelný předmět, který dokáže zapálit vloženou pochodeň vyslovením kouzelné formule </text:span><text:span text:style-name="T179">Kvidžah!</text:span><text:span text:style-name="T169">, pochodeň je ale obyčejná a časem dohoří.</text:span></text:p>
      <text:p text:style-name="Standalone_20_Property"><text:span text:style-name="T408">Dveře do další místnosti jsou zamčené a klíčovou dírkou mají přesně ve středu pouze namalovanou</text:span> &gt; Otevřou se, když na klíčovou dírku dopadne stín vržený klíčem z válečníka <text:span text:style-name="T2335">(a tedy i když na ni někdo klíč za svitu lucerny přiloží)</text:span>.</text:p>
      <text:p text:style-name="P200">8</text:p>
      <text:p text:style-name="P211"><text:span text:style-name="Emphasis"><text:span text:style-name="T629">⬤ </text:span></text:span><text:span text:style-name="Emphasis"><text:span text:style-name="T646">V místnosti je</text:span></text:span><text:span text:style-name="Emphasis"><text:span text:style-name="T630"> tma.</text:span></text:span></text:p>
      <text:p text:style-name="P208"><text:span text:style-name="Emphasis"><text:span text:style-name="T800">👣</text:span></text:span><text:span text:style-name="Emphasis"><text:span text:style-name="T801">Vrstva prachu je neporušená, dlouho tu nikdo nebyl.</text:span></text:span></text:p>
      <text:p text:style-name="Standalone_20_Property"><text:span text:style-name="T408">Rudá trnitá koruna na kamen</text:span><text:span text:style-name="T445">n</text:span><text:span text:style-name="T408">ém </text:span><text:span text:style-name="T445">podstavci</text:span> <text:span text:style-name="T2333">(karta </text:span><text:span text:style-name="T326">Trnová koruna</text:span><text:span text:style-name="T2333">) </text:span>&gt; Při nasazení ukáže cestu k nejbližšímu silnému místu moci. Není-li nositelem vyvolený, koruna způsobí trvalé fyzické následky.</text:p>
      <text:p text:style-name="P200">9</text:p>
      <text:p text:style-name="Standalone_20_Property"><text:span text:style-name="Unicode_20_Character"><text:span text:style-name="T141">🚪 </text:span></text:span>Obyčejné dřevěné dveře s klikou.</text:p>
      <text:p text:style-name="P211"><text:span text:style-name="Emphasis"><text:span text:style-name="T629">⬤ </text:span></text:span><text:span text:style-name="Emphasis"><text:span text:style-name="T646">V místnosti je</text:span></text:span><text:span text:style-name="Emphasis"><text:span text:style-name="T630"> tma.</text:span></text:span></text:p>
      <text:p text:style-name="P210"><text:span text:style-name="Emphasis"><text:span text:style-name="T800">👣</text:span></text:span><text:span text:style-name="Emphasis"><text:span text:style-name="T801">Vrstva prachu je neporušená, dlouho tu nikdo nebyl.</text:span></text:span></text:p>
      <text:p text:style-name="Standalone_20_Property"><text:span text:style-name="T408">Dvě hromádky vyschlých skarabů</text:span> &gt; Černí po zapálení vydrží hořet silným žárem několik dní. Bílí po kontaktu s vodou absorbují teplo a pomalu mrazí, čeho se dotknou.</text:p>
      <text:h text:style-name="P447" text:outline-level="3"><text:soft-page-break/>10</text:h>
      <text:p text:style-name="P284"><text:span text:style-name="Emphasis"><text:span text:style-name="T805">♨ </text:span></text:span><text:span text:style-name="Emphasis"><text:span text:style-name="T808">Skrz dveře je cítit mrtvolný zápach.</text:span></text:span></text:p>
      <text:p text:style-name="P407"><text:span text:style-name="Unicode_20_Character"><text:span text:style-name="T154">🚪</text:span></text:span><text:span text:style-name="Unicode_20_Character"><text:span text:style-name="T2245">+</text:span></text:span><text:span text:style-name="Unicode_20_Character"><text:span text:style-name="T2360">🔒</text:span></text:span><text:span text:style-name="Unicode_20_Character"><text:span text:style-name="T154"> </text:span></text:span><text:span text:style-name="T2343">Bytelné dřevěné d</text:span>veře <text:span text:style-name="T2352">s klikou a </text:span><text:span text:style-name="T1671">kvalitním</text:span><text:span text:style-name="T2352"> vnitřním zámkem </text:span><text:span text:style-name="T2340">(</text:span><text:span text:style-name="T327">otevírání zámků ••</text:span><text:span text:style-name="T2340">)</text:span>. <text:span text:style-name="T2353">Pasuje do něj </text:span><text:span text:style-name="T1558">mosazný klíč</text:span><text:span text:style-name="T1522"> </text:span><text:span text:style-name="T2342">(má ho ještěrec v místnosti 3)</text:span>. <text:span text:style-name="T2341">Jdou vyrazit </text:span><text:span text:style-name="T2344">jen beranidlem, případně roz</text:span><text:span text:style-name="T1657">mlátit</text:span><text:span text:style-name="T2341">.</text:span></text:p>
      <text:p text:style-name="P97">Po otevření dveří:</text:p>
      <text:p text:style-name="P280"><text:span text:style-name="Emphasis"><text:span text:style-name="T629">⬤ </text:span></text:span><text:span text:style-name="Emphasis"><text:span text:style-name="T646">V místnosti je</text:span></text:span><text:span text:style-name="Emphasis"><text:span text:style-name="T630"> tma.</text:span></text:span></text:p>
      <text:p text:style-name="P284"><text:span text:style-name="Emphasis"><text:span text:style-name="T805">♨ </text:span></text:span><text:span text:style-name="Emphasis"><text:span text:style-name="T808">Silný mrtvolný zápach</text:span></text:span></text:p>
      <text:p text:style-name="P212"><text:span text:style-name="Emphasis"><text:span text:style-name="T800">👣</text:span></text:span><text:span text:style-name="Emphasis"><text:span text:style-name="T806">Stopy </text:span></text:span><text:span text:style-name="Emphasis"><text:span text:style-name="T807">pobytu</text:span></text:span><text:span text:style-name="Emphasis"><text:span text:style-name="T806"> mnoha </text:span></text:span><text:span text:style-name="Emphasis"><text:span text:style-name="T798">oživlých mrtvol</text:span></text:span><text:span text:style-name="Emphasis"><text:span text:style-name="T806">.</text:span></text:span></text:p>
      <text:p text:style-name="Standalone_20_Property"><text:span text:style-name="T408">Hladoví nemrtví</text:span> &gt; 5 lidských rybářů a 7 ještěrců, posekaní, zkrvavení</text:p>
      <text:list xml:id="list1300832710" text:style-name="L179">
        <text:list-header>
          <text:p text:style-name="P681">Zombie</text:p>
          <text:p text:style-name="P1038">Fyzička <text:span text:style-name="Brawn_20__28_Attributes_29_">3</text:span>, Finesa <text:span text:style-name="Finesse_20__28_Attributes_29_">1</text:span>, Duše <text:span text:style-name="Spirit_20__28_Attributes_29_">–</text:span>, Životy 13</text:p>
          <text:p text:style-name="P1038">⚔ Zuby a pařáty: <text:span text:style-name="Brawn_20__28_Attributes_29_">3</text:span> + k6, zranění 0</text:p>
          <text:p text:style-name="P1038"><text:span text:style-name="T272">Rychlost:</text:span> jako chůze</text:p>
          <text:p text:style-name="P1038"><text:span text:style-name="T272">Léčení:</text:span> Zombie se léčí požíráním čerstvého masa, mozku nebo vnitřností. Každou minutu krmení si vyléčí jeden život.</text:p>
        </text:list-header>
      </text:list>
      <text:p text:style-name="P200">11</text:p>
      <text:p text:style-name="P220"><text:span text:style-name="Emphasis"><text:span text:style-name="T647">⬤ </text:span></text:span><text:span text:style-name="Emphasis"><text:span text:style-name="T646">V místnosti je</text:span></text:span><text:span text:style-name="Emphasis"><text:span text:style-name="T630"> tma.</text:span></text:span></text:p>
      <text:p text:style-name="P281"><text:span text:style-name="Emphasis"><text:span text:style-name="T805">👣</text:span></text:span><text:span text:style-name="Emphasis"><text:span text:style-name="T806">Stopy mnoha </text:span></text:span><text:span text:style-name="Emphasis"><text:span text:style-name="T798">oživlých mrtvol</text:span></text:span><text:span text:style-name="Emphasis"><text:span text:style-name="T806">.</text:span></text:span></text:p>
      <text:p text:style-name="Standalone_20_Property"><text:soft-page-break/><text:span text:style-name="T408">Pod hromadou dalších mr</text:span><text:span text:style-name="T445">t</text:span><text:span text:style-name="T408">vol leží tělo templáře v plátové zbroji</text:span> &gt; Hlava leží opodál. Zbroj je prakticky nepoškozená a mistrovsky kovaný meč stále svírá v dlani. <text:span text:style-name="T2066">6</text:span> zlaťáků v měšci, <text:span text:style-name="T2339">Vorochův </text:span>svatý symbol a mandlový štít.</text:p>
      <text:p text:style-name="P200">12</text:p>
      <text:p text:style-name="P403"><text:span text:style-name="Unicode_20_Character"><text:span text:style-name="T154">🚪</text:span></text:span><text:span text:style-name="Unicode_20_Character"><text:span text:style-name="T2244"> </text:span></text:span><text:span text:style-name="T2351">Obyčejné dřevěné d</text:span>veře <text:span text:style-name="T2352">s klikou a vnitřním zámkem </text:span><text:span text:style-name="T2340">(</text:span><text:span text:style-name="T327">otevírání zámků •</text:span><text:span text:style-name="T2340">).</text:span> <text:span text:style-name="T1662">Pasuje do něj</text:span> <text:span text:style-name="T329">klíč s r</text:span><text:span text:style-name="T272">ybí </text:span><text:span text:style-name="T329">hlavou</text:span> z 1. náhodného setkání v bažině. <text:span text:style-name="T2341">Jdou snadno vyrazit.</text:span></text:p>
      <text:p text:style-name="Standalone_20_Property"><text:span text:style-name="T408">Nízké stolky s různými měšci</text:span> &gt; Zuby, prsty, uši, vlasy, cetky, 30 <text:span text:style-name="T2066">st</text:span>.</text:p>
      <text:p text:style-name="Standalone_20_Property"><text:span text:style-name="T408">Na stěnách všemožné trofeje</text:span> &gt; Nejvzácnější jsou <text:span text:style-name="T272">trollí srdce</text:span> a zejména <text:span text:style-name="T272">roh jednorožce</text:span><text:span text:style-name="T350"> </text:span><text:span text:style-name="T401">(karta)</text:span>, který má pro svůj magický potenciál obrovskou hodnotu mezi alchymisty.</text:p>
      <text:p text:style-name="P222">13</text:p>
      <text:p text:style-name="Standalone_20_Property"><text:span text:style-name="Unicode_20_Character"><text:span text:style-name="T141">🚪 </text:span></text:span>Obyčejné dřevěné dveře s klikou.</text:p>
      <text:p text:style-name="P410"><text:span text:style-name="Emphasis"><text:span text:style-name="T711">💡 </text:span></text:span><text:span text:style-name="T511">Místnost osvětluje malá lojová lampa položená na </text:span><text:span text:style-name="T1733">stole</text:span></text:p>
      <text:p text:style-name="Standalone_20_Property"><text:span text:style-name="T408">Kruhový kamenný stůl</text:span> &gt; <text:span text:style-name="T2372">Lojová lampa, z</text:span>bytky jídla, smotaný řet<text:span text:style-name="T2067">ě</text:span>z a bič.</text:p>
      <text:p text:style-name="P405"><text:span text:style-name="T408">Retardovaný ještěrec</text:span> &gt; Bederní rouška z listí, krátký oštěp, neschopnost ře<text:span text:style-name="T2062">č</text:span>i, jen šílený smích. Na krku řet<text:span text:style-name="T2068">ě</text:span>z s <text:span text:style-name="T328">velkým</text:span><text:span text:style-name="T272"> </text:span><text:span text:style-name="T328">bronzovým klíčem</text:span><text:span text:style-name="T2346"> (</text:span><text:span text:style-name="T1669">k mřížím</text:span><text:span text:style-name="T2346"> do 14 a 15), </text:span><text:span text:style-name="T328">mosazným klíčem</text:span><text:span text:style-name="T2346"> (</text:span><text:span text:style-name="T1668">ke dveřím do </text:span><text:span text:style-name="T2346">10 a 20) a </text:span><text:span text:style-name="T1560">malým</text:span><text:span text:style-name="T328"> stříbrným klíčem</text:span><text:span text:style-name="T2346"> (jeden ze dvou klíčů ke dveřím 21, </text:span><text:span text:style-name="T2357">cena 5 st</text:span><text:span text:style-name="T2346">).</text:span></text:p>
      <text:p text:style-name="P40"><text:span text:style-name="Emphasis"><text:span text:style-name="T711">👣</text:span></text:span><text:span text:style-name="Emphasis"><text:span text:style-name="T712"><text:tab/>• </text:span></text:span><text:span text:style-name="Emphasis"><text:span text:style-name="T749">Stopy ještě</text:span></text:span><text:span text:style-name="Emphasis"><text:span text:style-name="T751">rcový</text:span></text:span><text:span text:style-name="Emphasis"><text:span text:style-name="T749">ch tlap</text:span></text:span></text:p>
      <text:p text:style-name="P200"><text:soft-page-break/>14</text:p>
      <text:p text:style-name="P406"><text:span text:style-name="Unicode_20_Character"><text:span text:style-name="T2336">🚪 </text:span></text:span><text:span text:style-name="T1660">Mříž </text:span><text:span text:style-name="T1661">s </text:span><text:span text:style-name="T1670">jednoduchým</text:span><text:span text:style-name="T1661"> železným zámkem (</text:span><text:span text:style-name="T1561">otevírání zámků •</text:span><text:span text:style-name="T1661">)</text:span><text:span text:style-name="T1660"> zamčen</text:span><text:span text:style-name="T1661">ým</text:span> <text:span text:style-name="T328">velkým</text:span><text:span text:style-name="T272"> </text:span><text:span text:style-name="T328">bronzovým klíčem</text:span>, <text:span text:style-name="T2347">(má ho retardovaný ještěrec v místnosti 13)</text:span>. <text:span text:style-name="T2349">Mříž n</text:span><text:span text:style-name="T2348">ejde vyrazit, </text:span><text:span text:style-name="T2349">zámek jde ulomit </text:span><text:span text:style-name="T2350">například</text:span><text:span text:style-name="T2349"> kovářskými nástroji.</text:span></text:p>
      <text:p text:style-name="P84">Prázdná cela</text:p>
      <text:h text:style-name="P447" text:outline-level="3">15</text:h>
      <text:p text:style-name="Standalone_20_Property"><text:span text:style-name="Unicode_20_Character"><text:span text:style-name="T2336">🚪 </text:span></text:span><text:span text:style-name="T1660">Mříž </text:span><text:span text:style-name="T1661">s </text:span><text:span text:style-name="T1670">jednoduchým</text:span><text:span text:style-name="T1661"> železným zámkem (</text:span><text:span text:style-name="T1561">otevírání zámků •</text:span><text:span text:style-name="T1661">)</text:span><text:span text:style-name="T1660"> zamčen</text:span><text:span text:style-name="T1661">ým</text:span> <text:span text:style-name="T328">velkým</text:span><text:span text:style-name="T272"> </text:span><text:span text:style-name="T328">bronzovým klíčem</text:span>, <text:span text:style-name="T2347">(má ho retardovaný ještěrec v místnosti 13)</text:span>. <text:span text:style-name="T2349">Mříž n</text:span><text:span text:style-name="T2348">ejde vyrazit, </text:span><text:span text:style-name="T2349">zámek jde ulomit </text:span><text:span text:style-name="T2350">například</text:span><text:span text:style-name="T2349"> kovářskými nástroji.</text:span></text:p>
      <text:p text:style-name="P414"><text:span text:style-name="T408">Pomalu se roztékající dlažba v rohu</text:span> &gt; <text:span text:style-name="Emphasis"><text:span text:style-name="T711">🔊 </text:span></text:span>Při úplné tichosti lze zaslechnout hmyzí cvakání. Pod povrchem je obří mravenec (velký jako osel) a postup<text:span text:style-name="T2062">n</text:span>ě kyselinou rozpouští podlahu.</text:p>
      <text:list xml:id="list4119358702" text:style-name="L180">
        <text:list-header>
          <text:p text:style-name="P683"><text:span text:style-name="T1680">Dělnice</text:span> <text:span text:style-name="T2373">obřího mravence</text:span></text:p>
          <text:p text:style-name="P1040"><text:span text:style-name="T408">Fyzička </text:span><text:span text:style-name="Brawn_20__28_Attributes_29_"><text:span text:style-name="T408">3</text:span></text:span><text:span text:style-name="T408">, Finesa </text:span><text:span text:style-name="Finesse_20__28_Attributes_29_"><text:span text:style-name="T408">2</text:span></text:span><text:span text:style-name="T408">, Duše </text:span><text:span text:style-name="Spirit_20__28_Attributes_29_"><text:span text:style-name="T408">–</text:span></text:span><text:span text:style-name="T408">, Životy 8</text:span></text:p>
          <text:p text:style-name="P1040"><text:span text:style-name="T408">🛡 </text:span>tělo 1, nohy a tykadla 0</text:p>
          <text:p text:style-name="P1040">⚔ Kusadla: <text:span text:style-name="Brawn_20__28_Attributes_29_">3</text:span> + k6, zranění 1</text:p>
        </text:list-header>
      </text:list>
      <text:p text:style-name="Standalone_20_Property"><text:span text:style-name="T408">Tři vězni schoulení v rohu místnosti</text:span> &gt; Starší sběrač hub, jeho dcera a mladík z Trossu, který neustále blábolí o změně člověka v ještěra.</text:p>
      <text:p text:style-name="P200">16</text:p>
      <text:p text:style-name="P285"><text:soft-page-break/><text:span text:style-name="Emphasis"><text:span text:style-name="T647">⬤ </text:span></text:span><text:span text:style-name="Emphasis"><text:span text:style-name="T648">J</text:span></text:span><text:span text:style-name="Emphasis"><text:span text:style-name="T646">e </text:span></text:span><text:span text:style-name="Emphasis"><text:span text:style-name="T648">zde</text:span></text:span><text:span text:style-name="Emphasis"><text:span text:style-name="T630"> tma.</text:span></text:span></text:p>
      <text:p text:style-name="P286"><text:span text:style-name="Emphasis"><text:span text:style-name="T814">♨</text:span></text:span><text:span text:style-name="Emphasis"><text:span text:style-name="T630"> </text:span></text:span><text:span text:style-name="T272">Mravenčí pach</text:span></text:p>
      <text:p text:style-name="Text_20_body"><text:span text:style-name="Emphasis"><text:span text:style-name="T350">👣 </text:span></text:span><text:span text:style-name="Emphasis">Otisky nohou obřího hmyzu</text:span></text:p>
      <text:p text:style-name="P379">6 obřích mravenců – <text:span text:style-name="T2374">2 s křídly </text:span><text:span text:style-name="T512">(samečci)</text:span><text:span text:style-name="T2374">, 4 bez křídel </text:span><text:span text:style-name="T512">(dělnice)</text:span></text:p>
      <text:list xml:id="list130005531983250" text:continue-numbering="true" text:style-name="L180">
        <text:list-header>
          <text:p text:style-name="P682"><text:span text:style-name="T1680">Dělnice</text:span> <text:span text:style-name="T2373">obřího mravence</text:span></text:p>
          <text:p text:style-name="P1039"><text:span text:style-name="T408">Fyzička </text:span><text:span text:style-name="Brawn_20__28_Attributes_29_"><text:span text:style-name="T408">3</text:span></text:span><text:span text:style-name="T408">, Finesa </text:span><text:span text:style-name="Finesse_20__28_Attributes_29_"><text:span text:style-name="T408">2</text:span></text:span><text:span text:style-name="T408">, Duše </text:span><text:span text:style-name="Spirit_20__28_Attributes_29_"><text:span text:style-name="T408">–</text:span></text:span><text:span text:style-name="T408">, Životy 8</text:span></text:p>
          <text:p text:style-name="P1039"><text:span text:style-name="T408">🛡 </text:span>tělo 1, nohy a tykadla 0</text:p>
          <text:p text:style-name="P1039">⚔ Kusadla: <text:span text:style-name="Brawn_20__28_Attributes_29_">3</text:span> + k6, zranění 1</text:p>
          <text:p text:style-name="P682">Sameček <text:span text:style-name="T2373">obřího mravence</text:span></text:p>
          <text:p text:style-name="P1039"><text:span text:style-name="T408">Fyzička </text:span><text:span text:style-name="Brawn_20__28_Attributes_29_"><text:span text:style-name="T408">4</text:span></text:span><text:span text:style-name="T408">, Finesa </text:span><text:span text:style-name="Finesse_20__28_Attributes_29_"><text:span text:style-name="T408">2</text:span></text:span><text:span text:style-name="T408">, Duše </text:span><text:span text:style-name="Spirit_20__28_Attributes_29_"><text:span text:style-name="T408">–</text:span></text:span><text:span text:style-name="T408">, Životy 10</text:span></text:p>
          <text:p text:style-name="P1039">🛡 tělo 1, nohy a tykadla 0</text:p>
          <text:p text:style-name="P1039">⚔ Kusadla: <text:span text:style-name="Brawn_20__28_Attributes_29_">4</text:span> + k6, zranění 1</text:p>
          <text:p text:style-name="P1041">Samečci mají křídla a dokáží létat.</text:p>
        </text:list-header>
      </text:list>
      <text:p text:style-name="Standard"/>
      <text:p text:style-name="Standalone_20_Property"><text:span text:style-name="T408">Královna obřích mravenců</text:span> &gt; Přišla o své impérium a chce získat korunu z 8, aby našla místo k uhnízd<text:span text:style-name="T2062">ě</text:span>ní. Umí telepaticky komunikovat (robotí hlas).</text:p>
      <text:list xml:id="list38020642" text:style-name="L181">
        <text:list-header>
          <text:p text:style-name="P684">Královna obřích mravenců</text:p>
          <text:p text:style-name="P1042"><text:span text:style-name="T408">Fyzička </text:span><text:span text:style-name="Brawn_20__28_Attributes_29_"><text:span text:style-name="T408">5</text:span></text:span><text:span text:style-name="T408">, Finesa </text:span><text:span text:style-name="Finesse_20__28_Attributes_29_"><text:span text:style-name="T408">1</text:span></text:span><text:span text:style-name="T408">, Duše </text:span><text:span text:style-name="Spirit_20__28_Attributes_29_"><text:span text:style-name="T408">6</text:span></text:span><text:span text:style-name="T408">, Životy 14</text:span></text:p>
          <text:p text:style-name="P1042"><text:span text:style-name="T408">🛡 </text:span>tělo 1, nohy a tykadla 0</text:p>
          <text:p text:style-name="P1042"><text:span text:style-name="T272">⚔ Kusadla:</text:span> <text:span text:style-name="Brawn_20__28_Attributes_29_">5</text:span> + k6, zranění 1</text:p>
          <text:p text:style-name="P1042"><text:soft-page-break/><text:span text:style-name="T272">🔹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200">17</text:p>
      <text:p text:style-name="P287"><text:span text:style-name="Emphasis"><text:span text:style-name="T647">⬤ </text:span></text:span><text:span text:style-name="Emphasis"><text:span text:style-name="T648">J</text:span></text:span><text:span text:style-name="Emphasis"><text:span text:style-name="T646">e </text:span></text:span><text:span text:style-name="Emphasis"><text:span text:style-name="T648">zde</text:span></text:span><text:span text:style-name="Emphasis"><text:span text:style-name="T630"> tma.</text:span></text:span></text:p>
      <text:p text:style-name="P287"><text:span text:style-name="Emphasis"><text:span text:style-name="T814">♨</text:span></text:span><text:span text:style-name="Emphasis"><text:span text:style-name="T630"> </text:span></text:span><text:span text:style-name="T272">Mravenčí pach</text:span></text:p>
      <text:p text:style-name="P287"><text:span text:style-name="Emphasis"><text:span text:style-name="T350">👣 </text:span></text:span><text:span text:style-name="Emphasis">Otisky nohou obřího hmyzu</text:span></text:p>
      <text:p text:style-name="P411"><text:span text:style-name="T408">Tunel vedoucí na jih od ještěřího tábora do blat</text:span> &gt; Prvních a posledních <text:span text:style-name="T1681">5</text:span> metrů je zatopených <text:span text:style-name="T2375">(</text:span><text:span text:style-name="T336">plavání ••</text:span><text:span text:style-name="T2375">)</text:span></text:p>
      <text:p text:style-name="P200">18</text:p>
      <text:p text:style-name="P288"><text:span text:style-name="Emphasis"><text:span text:style-name="T647">⬤ </text:span></text:span><text:span text:style-name="Emphasis"><text:span text:style-name="T648">J</text:span></text:span><text:span text:style-name="Emphasis"><text:span text:style-name="T646">e </text:span></text:span><text:span text:style-name="Emphasis"><text:span text:style-name="T648">zde</text:span></text:span><text:span text:style-name="Emphasis"><text:span text:style-name="T630"> tma.</text:span></text:span></text:p>
      <text:p text:style-name="P288"><text:span text:style-name="Emphasis"><text:span text:style-name="T814">♨</text:span></text:span><text:span text:style-name="Emphasis"><text:span text:style-name="T630"> </text:span></text:span><text:span text:style-name="Emphasis"><text:span text:style-name="T649">Z</text:span></text:span><text:span text:style-name="Emphasis"><text:span text:style-name="T631">ápach odpadků a výkalů</text:span></text:span><text:span text:style-name="Emphasis"><text:span text:style-name="T630"><text:line-break/><text:tab/></text:span></text:span><text:span text:style-name="T272">Mravenčí pach</text:span></text:p>
      <text:p text:style-name="Text_20_body"><text:span text:style-name="Emphasis"><text:span text:style-name="T350">👣 </text:span></text:span><text:span text:style-name="Emphasis">Otisky nohou obřího hmyzu</text:span></text:p>
      <text:p text:style-name="Standalone_20_Property"><text:span text:style-name="T408">Tunel vedoucí do díry přímo ve středu ještěřího tábora</text:span> &gt; Vyhazují tam výkaly, popel, kosti a další <text:span text:style-name="T2376">odpad</text:span></text:p>
      <text:p text:style-name="P200">19</text:p>
      <text:p text:style-name="Standalone_20_Property"><text:span text:style-name="Unicode_20_Character"><text:span text:style-name="T141">🚪 </text:span></text:span>Obyčejné dřevěné dveře s klikou.</text:p>
      <text:p text:style-name="P289"><text:span text:style-name="Emphasis"><text:span text:style-name="T647">⬤ </text:span></text:span><text:span text:style-name="Emphasis"><text:span text:style-name="T648">J</text:span></text:span><text:span text:style-name="Emphasis"><text:span text:style-name="T646">e </text:span></text:span><text:span text:style-name="Emphasis"><text:span text:style-name="T648">zde</text:span></text:span><text:span text:style-name="Emphasis"><text:span text:style-name="T630"> tma.</text:span></text:span></text:p>
      <text:p text:style-name="P377"><text:span text:style-name="T2069">K</text:span>nihy rozmáčené v mísách s vodou</text:p>
      <text:p text:style-name="P377">Z papírové kaše uplácaný srpek měsíce</text:p>
      <text:p text:style-name="P39"><text:soft-page-break/><text:span text:style-name="Emphasis"><text:span text:style-name="T711">👣</text:span></text:span><text:span text:style-name="Emphasis"><text:span text:style-name="T712"><text:tab/>• </text:span></text:span><text:span text:style-name="Emphasis"><text:span text:style-name="T749">Stopy ještěřích tlap</text:span></text:span><text:span text:style-name="Emphasis"><text:span text:style-name="T713"><text:line-break/></text:span></text:span><text:span text:style-name="Emphasis"><text:span text:style-name="T155"><text:tab/>•• </text:span></text:span><text:span text:style-name="Emphasis"><text:span text:style-name="T175">Zanechali je</text:span></text:span><text:span text:style-name="Emphasis"><text:span text:style-name="T155"> dvojno</text:span></text:span><text:span text:style-name="Emphasis"><text:span text:style-name="T174">zí ještěrci</text:span></text:span></text:p>
      <text:h text:style-name="P447" text:outline-level="3">20</text:h>
      <text:p text:style-name="P408"><text:span text:style-name="Emphasis"><text:span text:style-name="T711">🔊 </text:span></text:span><text:span text:style-name="Emphasis"><text:span text:style-name="T726">Skrz dveře je slab</text:span></text:span><text:span text:style-name="Emphasis"><text:span text:style-name="T795">ě</text:span></text:span><text:span text:style-name="Emphasis"><text:span text:style-name="T726"> slyšet </text:span></text:span><text:span text:style-name="Emphasis"><text:span text:style-name="T989">s</text:span></text:span><text:span text:style-name="T2361">yčivý </text:span><text:span text:style-name="T2362">mnohohlasný</text:span><text:span text:style-name="T2361"> </text:span><text:span text:style-name="T1672">chorál</text:span><text:span text:style-name="T2361">.</text:span></text:p>
      <text:p text:style-name="Standalone_20_Property"><text:span text:style-name="Emphasis"><text:span text:style-name="T711">♨ </text:span></text:span><text:span text:style-name="Emphasis"><text:span text:style-name="T134">Skrz dveře prosakuje </text:span></text:span><text:span text:style-name="Emphasis"><text:span text:style-name="T1570">slabý pach</text:span></text:span><text:span text:style-name="Emphasis"><text:span text:style-name="T134"> kadidla a omamných bylin</text:span></text:span></text:p>
      <text:p text:style-name="P407"><text:span text:style-name="Unicode_20_Character"><text:span text:style-name="T154">🚪</text:span></text:span><text:span text:style-name="Unicode_20_Character"><text:span text:style-name="T2245">+</text:span></text:span><text:span text:style-name="Unicode_20_Character"><text:span text:style-name="T2360">🔒</text:span></text:span><text:span text:style-name="Unicode_20_Character"><text:span text:style-name="T154"> </text:span></text:span><text:span text:style-name="T2343">Bytelné dřevěné d</text:span>veře <text:span text:style-name="T2352">s klikou a </text:span><text:span text:style-name="T1671">kvalitním</text:span><text:span text:style-name="T2352"> vnitřním zámkem </text:span><text:span text:style-name="T2340">(</text:span><text:span text:style-name="T327">otevírání zámků ••</text:span><text:span text:style-name="T2340">)</text:span>. <text:span text:style-name="T2353">Pasuje do něj </text:span><text:span text:style-name="T1558">mosazný klíč</text:span><text:span text:style-name="T1522"> </text:span><text:span text:style-name="T2342">(má ho ještěrec v místnosti 3)</text:span>. <text:span text:style-name="T2341">Jdou vyrazit </text:span><text:span text:style-name="T2344">jen beranidlem, případně roz</text:span><text:span text:style-name="T1657">mlátit</text:span><text:span text:style-name="T2341">.</text:span></text:p>
      <text:p text:style-name="P96">Po otevření dveří:</text:p>
      <text:p text:style-name="P402"><text:span text:style-name="Emphasis"><text:span text:style-name="T711">💡 </text:span></text:span><text:span text:style-name="Emphasis"><text:span text:style-name="T728">Kruhovou dírou ve vysokém klenutém stopě sem proniká světlo pochodní, </text:span></text:span><text:span text:style-name="Emphasis"><text:span text:style-name="T729">odráží se od mírně zvlněné hladiny v bazénku a vrhá na stěny krvavě rudé odlesky.</text:span></text:span></text:p>
      <text:p text:style-name="P408"><text:span text:style-name="Emphasis"><text:span text:style-name="T711">🔊 </text:span></text:span><text:span text:style-name="T1674">S</text:span><text:span text:style-name="T2361">yčivý </text:span><text:span text:style-name="T2362">mnohohlasný</text:span><text:span text:style-name="T2361"> </text:span><text:span text:style-name="T1672">chorál </text:span><text:span text:style-name="T1673">(</text:span><text:span text:style-name="T1675">o místnost výš</text:span><text:span text:style-name="T1673"> ho zpívá deset ještěřích mnichů)</text:span><text:span text:style-name="T2361">.</text:span></text:p>
      <text:p text:style-name="P283"><text:span text:style-name="Emphasis"><text:span text:style-name="T711">♨ </text:span></text:span><text:span text:style-name="Emphasis"><text:span text:style-name="T794">V</text:span></text:span><text:span text:style-name="Emphasis"><text:span text:style-name="T726">ůně kadidla a omamných bylin </text:span></text:span><text:span text:style-name="Emphasis"><text:span text:style-name="T727">(proniká sem dírou ve stropě) z místnosti 22)</text:span></text:span><text:span text:style-name="Emphasis"><text:span text:style-name="T726">.</text:span></text:span></text:p>
      <text:p text:style-name="P409"><text:span text:style-name="Emphasis"><text:span text:style-name="T743">Otvor ve stropě přímo nad bazénem</text:span></text:span><text:span text:style-name="Emphasis"><text:span text:style-name="T726"> </text:span></text:span><text:span text:style-name="Emphasis"><text:span text:style-name="T757">&gt; Je zhruba 6 metr</text:span></text:span><text:span text:style-name="Emphasis"><text:span text:style-name="T730">ů vysoko. Klenba je k</text:span></text:span><text:span text:style-name="Emphasis"><text:span text:style-name="T990">lenutá</text:span></text:span><text:span text:style-name="Emphasis"><text:span text:style-name="T730">. Bez šphacích pomůcek se nahoru vy</text:span></text:span><text:span text:style-name="Emphasis"><text:span text:style-name="T990">lézt</text:span></text:span><text:span text:style-name="Emphasis"><text:span text:style-name="T730"> nedá, s nimi je to úkol pro mistra (</text:span></text:span><text:span text:style-name="Emphasis"><text:span text:style-name="T750">šplhání •••</text:span></text:span><text:span text:style-name="Emphasis"><text:span text:style-name="T730">).</text:span></text:span></text:p>
      <text:p text:style-name="Standalone_20_Property"><text:span text:style-name="T408">Bazén krve</text:span> &gt; Pod hladinou spí gigantická anakonda ve službách dračího kultu. <text:span text:style-name="T2363">Pomocí </text:span><text:span text:style-name="T331">ovládacích kamenů</text:span><text:span text:style-name="T2363"> (karta) ji ovládá velekněz v místnosti 22.</text:span></text:p>
      <text:list xml:id="list2401289790" text:style-name="L182">
        <text:list-header>
          <text:p text:style-name="P685">Obří anakonda</text:p>
          <text:p text:style-name="P1043"><text:soft-page-break/><text:span text:style-name="T408">Fyzička </text:span><text:span text:style-name="Brawn_20__28_Attributes_29_"><text:span text:style-name="T408">7</text:span></text:span><text:span text:style-name="T408">, Finesa </text:span><text:span text:style-name="Finesse_20__28_Attributes_29_"><text:span text:style-name="T408">5</text:span></text:span><text:span text:style-name="T408">, Duše </text:span><text:span text:style-name="Spirit_20__28_Attributes_29_"><text:span text:style-name="T408">–</text:span></text:span><text:span text:style-name="T408">, Životy 17</text:span></text:p>
          <text:p text:style-name="P1043"><text:span text:style-name="T332">Vzhled:</text:span><text:span text:style-name="T2364"> </text:span>12 metrů dlouhý žlutohnědý had s mohutným tělem a okrouhlými tmavými skvrnami.</text:p>
          <text:p text:style-name="P1043">⚔ <text:span text:style-name="T272">Zuby</text:span><text:span text:style-name="T568">:</text:span><text:span text:style-name="T522"> </text:span><text:span text:style-name="Finesse_20__28_Attributes_29_"><text:span text:style-name="T522">5</text:span></text:span> + k6, zranění 2</text:p>
          <text:p text:style-name="P1043"><text:span text:style-name="T522">⚔ </text:span><text:span text:style-name="T272">Škrcení:</text:span> <text:span text:style-name="Brawn_20__28_Attributes_29_">7</text:span> + k6, zranění 3</text:p>
          <text:p text:style-name="P1043"><text:span text:style-name="T568">Skr</text:span><text:span text:style-name="T177">ývání</text:span><text:span text:style-name="T272">:</text:span> Když je anakonda ve vodě, umí být nenápadná, jako kdyby měla mistrovské <text:span text:style-name="T272">plížení</text:span>.</text:p>
          <text:p text:style-name="P1043"><text:span text:style-name="T272">Kořist:</text:span> <text:span text:style-name="T1676">V</text:span> břiše <text:span text:style-name="T2364">má</text:span> jeden ze dvou kouzelných chrysoprasů <text:span text:style-name="T522">(karta </text:span><text:span text:style-name="T272">ovládací kamen</text:span><text:span text:style-name="T568">y</text:span>).</text:p>
        </text:list-header>
      </text:list>
      <text:p text:style-name="P200">21</text:p>
      <text:p text:style-name="Standalone_20_Property"><text:span text:style-name="Unicode_20_Character"><text:span text:style-name="T2336">🚪</text:span></text:span><text:span text:style-name="Unicode_20_Character"><text:span text:style-name="T2245">+</text:span></text:span><text:span text:style-name="Unicode_20_Character"><text:span text:style-name="T2360">🔒</text:span></text:span><text:span text:style-name="Unicode_20_Character"><text:span text:style-name="T2336"> </text:span></text:span><text:span text:style-name="T1658">Masivní kamenné dveře se dvěma </text:span><text:span text:style-name="T1664">mistrovskými</text:span><text:span text:style-name="T1658"> </text:span><text:span text:style-name="T1663">vnitřními</text:span><text:span text:style-name="T1658"> zámky </text:span><text:span text:style-name="T1663">(</text:span><text:span text:style-name="T1559">otevíráním zámků •••</text:span><text:span text:style-name="T1523">)</text:span><text:span text:style-name="T1658">. Do jedno</text:span><text:span text:style-name="T1667">ho</text:span><text:span text:style-name="T1658"> pasuje </text:span><text:span text:style-name="T1562">malý zlatý</text:span><text:span text:style-name="T1559"> klíč</text:span><text:span text:style-name="T1658"> (má ho ještěrec v místnosti 3), do druhého </text:span><text:span text:style-name="T1563">malý stříbrný klíč</text:span><text:span text:style-name="T1658"> klíč (má ho </text:span><text:span text:style-name="T1666">retardovaný</text:span><text:span text:style-name="T1658"> ještěrec vmístnosti </text:span><text:span text:style-name="T1659">13</text:span><text:span text:style-name="T1658">). K otevření bez klíče jsou potřeba dvě postavy s </text:span><text:span text:style-name="T1665">mistrovským</text:span><text:span text:style-name="T1658"> </text:span><text:span text:style-name="T1559">otevíráním zámků</text:span><text:span text:style-name="T1520"> </text:span><text:span text:style-name="T1521">(nebo jedna a jeden z klíčů)</text:span><text:span text:style-name="T1658">, protože zámky jsou daleko od sebe a je třeba odemknout oba najednou</text:span>. <text:span text:style-name="T2345">Jdou vyrazit jen okovaným beranidlem nebo rozbít </text:span><text:span text:style-name="T2354">například</text:span><text:span text:style-name="T2345"> kamenickými nástroji.</text:span></text:p>
      <text:p text:style-name="P38">Po otevření dveří:</text:p>
      <text:p text:style-name="Standalone_20_Property"><text:span text:style-name="Emphasis"><text:span text:style-name="T711">🔊 </text:span></text:span><text:span text:style-name="T1674">S</text:span><text:span text:style-name="T2361">yčivý </text:span><text:span text:style-name="T2362">mnohohlasný</text:span><text:span text:style-name="T2361"> </text:span><text:span text:style-name="T1672">chorál </text:span><text:span text:style-name="T1673">(nahoře ho zpívá deset ještěřích mnichů)</text:span><text:span text:style-name="T2361">.</text:span></text:p>
      <text:p text:style-name="Standalone_20_Property"><text:span text:style-name="Emphasis"><text:span text:style-name="T711">💡 </text:span></text:span><text:span text:style-name="Emphasis"><text:span text:style-name="T724">Na </text:span></text:span><text:span text:style-name="Emphasis"><text:span text:style-name="T792">o</text:span></text:span><text:span text:style-name="Emphasis"><text:span text:style-name="T720">bě schodiště</text:span></text:span><text:span text:style-name="Emphasis"><text:span text:style-name="T722"> shora </text:span></text:span><text:span text:style-name="Emphasis"><text:span text:style-name="T793">dopadá</text:span></text:span><text:span text:style-name="Emphasis"><text:span text:style-name="T790"> svit</text:span></text:span><text:span text:style-name="Emphasis"><text:span text:style-name="T720"> pochodní </text:span></text:span><text:span text:style-name="Emphasis"><text:span text:style-name="T721">(</text:span></text:span><text:span text:style-name="Emphasis"><text:span text:style-name="T722">v místnosti </text:span></text:span><text:span text:style-name="Emphasis"><text:span text:style-name="T721">nad </text:span></text:span><text:span text:style-name="Emphasis"><text:span text:style-name="T790">nimi</text:span></text:span><text:span text:style-name="Emphasis"><text:span text:style-name="T721"> se svítí)</text:span></text:span><text:span text:style-name="Emphasis"><text:span text:style-name="T720">.</text:span></text:span></text:p>
      <text:p text:style-name="P282"><text:span text:style-name="Emphasis"><text:span text:style-name="T711">👣 </text:span></text:span><text:span text:style-name="Emphasis"><text:span text:style-name="T791">J</text:span></text:span><text:span text:style-name="Emphasis"><text:span text:style-name="T723">eštěrci tudy </text:span></text:span><text:span text:style-name="Emphasis"><text:span text:style-name="T725">nahoru</text:span></text:span><text:span text:style-name="Emphasis"><text:span text:style-name="T723"> často vláčejí zajatce.</text:span></text:span></text:p>
      <text:p text:style-name="P221"><text:soft-page-break/>22</text:p>
      <text:p text:style-name="Standalone_20_Property"><text:span text:style-name="Emphasis"><text:span text:style-name="T711">💡 </text:span></text:span><text:span text:style-name="Emphasis"><text:span text:style-name="T719">Místnost je dobře osvětlena pochodněmi na stěnách a na sloupech.</text:span></text:span></text:p>
      <text:p text:style-name="Standalone_20_Property"><text:span text:style-name="Emphasis"><text:span text:style-name="T711">♨ </text:span></text:span><text:span text:style-name="Emphasis"><text:span text:style-name="T726">Silná vůně kadidla a omamných bylin.</text:span></text:span></text:p>
      <text:p text:style-name="Standalone_20_Property"><text:span text:style-name="Emphasis"><text:span text:style-name="T711">🔊 </text:span></text:span><text:span text:style-name="T1729">S</text:span><text:span text:style-name="T508">yčivý </text:span><text:span text:style-name="T509">mnohohlasný</text:span><text:span text:style-name="T508"> </text:span><text:span text:style-name="T1728">chorál </text:span><text:span text:style-name="T1729">(zpívá ho deset ještěřích mnichů na </text:span><text:span text:style-name="T1730">jihu</text:span><text:span text:style-name="T1729"> </text:span><text:span text:style-name="T1730">místnosti</text:span><text:span text:style-name="T1729">)</text:span><text:span text:style-name="T508">.</text:span></text:p>
      <text:p text:style-name="Standalone_20_Property"><text:span text:style-name="Emphasis"><text:span text:style-name="T813">👣</text:span></text:span><text:span text:style-name="Emphasis"><text:span text:style-name="T652"> </text:span></text:span><text:span text:style-name="Emphasis"><text:span text:style-name="T653">Stopy mnoha ještěrců, kteří tu provádí obřady.</text:span></text:span></text:p>
      <text:p text:style-name="Standalone_20_Property"><text:span text:style-name="T408">U stěny uvázaní tři lidé</text:span><text:span text:style-name="T464"> </text:span><text:span text:style-name="T530">&gt; </text:span><text:span text:style-name="T535">Jsou zesl</text:span><text:span text:style-name="T171">áblí, ne</text:span><text:span text:style-name="T1731">dokáží</text:span><text:span text:style-name="T171"> bojovat.</text:span></text:p>
      <text:list xml:id="list2347579985" text:style-name="L183">
        <text:list-item>
          <text:p text:style-name="P1045">Ama<text:span text:style-name="T2366">l</text:span>ra, obchodnice z Trossu</text:p>
        </text:list-item>
        <text:list-item>
          <text:p text:style-name="P1045">Zek<text:span text:style-name="T2366">r</text:span>, rybář ze Sumpu</text:p>
        </text:list-item>
        <text:list-item>
          <text:p text:style-name="P1044"><text:span text:style-name="T510">Berkar, obtloustlý aristokrat z Trossu, který p</text:span><text:span text:style-name="T1732">odlehl</text:span><text:span text:style-name="T510"> Kuza</text:span><text:span text:style-name="T536">l’k’Takov</text:span><text:span text:style-name="T172">u verbování</text:span></text:p>
        </text:list-item>
      </text:list>
      <text:p text:style-name="Standalone_20_Property"><text:span text:style-name="T408">Trůn se sochou </text:span><text:span text:style-name="T460">vele</text:span><text:span text:style-name="T408">kněze</text:span> &gt; Není to socha. Je pokrytý vrstvou ztuhlého bahna. <text:span text:style-name="T2367">U pasu má zahnuté nože, n</text:span><text:span text:style-name="T1677">a krku má zavěšený</text:span> chryzopras – <text:span text:style-name="T2367">je to jeden ze dvojice </text:span><text:span text:style-name="T333">ovládacích kamenů</text:span><text:span text:style-name="T2367"> (karta), druhý má v břiše anakonda v </text:span><text:span text:style-name="T1677">bazénu</text:span><text:span text:style-name="T2367"> krve v místnosti 20</text:span>. <text:span text:style-name="T2382">V kapse má kouzelný </text:span><text:span text:style-name="T338">klíč ve tvaru pyramidy</text:span><text:span text:style-name="T2382"> (</text:span><text:span text:style-name="T1683">odemyká</text:span><text:span text:style-name="T2382"> masivní kamenné dveře </text:span><text:span text:style-name="T2383">na jihu místnosti, které vedou</text:span><text:span text:style-name="T2382"> ven na plošinu pod vrcholem zigguratu).</text:span></text:p>
      <text:list xml:id="list130006297928129" text:continue-list="list130004380395005" text:style-name="L173">
        <text:list-header>
          <text:p text:style-name="P1029"><text:span text:style-name="T272">Ještě</text:span><text:span text:style-name="T333">ří velekněz</text:span></text:p>
          <text:p text:style-name="P1029">Fyzička <text:span text:style-name="Brawn_20__28_Attributes_29_">3</text:span>, Finesa <text:span text:style-name="Finesse_20__28_Attributes_29_">4</text:span>, Duše <text:span text:style-name="Spirit_20__28_Attributes_29_"><text:span text:style-name="T2297">5</text:span></text:span>, Životy 9</text:p>
          <text:p text:style-name="P1029"><text:span text:style-name="T272">Zbroj:</text:span> 1</text:p>
          <text:p text:style-name="P1032">⚔ <text:span text:style-name="T1568">2 z</text:span><text:span text:style-name="T1556">ahnuté nože</text:span><text:span text:style-name="T272">:</text:span> <text:span text:style-name="Finesse_20__28_Attributes_29_">4</text:span> + k6, zranění <text:span text:style-name="T1651">2</text:span></text:p>
          <text:p text:style-name="P1026"><text:soft-page-break/><text:span text:style-name="T1556">K</text:span><text:span text:style-name="T1564">ouzla:<text:line-break/></text:span><text:span text:style-name="T1566"> <text:s text:c="5"/></text:span><text:span text:style-name="T1565">modrý blesk *Artak bárak* (1 cíl, 6kz </text:span><text:span text:style-name="Lightning_20__28_Damage_20_Types_29_"><text:span text:style-name="T2368">bleskem</text:span></text:span><text:span text:style-name="T1565">)<text:line-break/></text:span><text:span text:style-name="T1566"> <text:s text:c="5"/></text:span><text:span text:style-name="T1565">zelený blesk *Járak bárak* (1-2 cíle, 5kz </text:span><text:span text:style-name="Lightning_20__28_Damage_20_Types_29_"><text:span text:style-name="T2368">bleskem</text:span></text:span><text:span text:style-name="T1565">)<text:line-break/></text:span><text:span text:style-name="T1566"> <text:s text:c="5"/></text:span><text:span text:style-name="T1565">fialový blesk *Sagol bárak* (1-3 cíle, 4kz </text:span><text:span text:style-name="Lightning_20__28_Damage_20_Types_29_"><text:span text:style-name="T2368">bleskem</text:span></text:span><text:span text:style-name="T1565">)</text:span></text:p>
        </text:list-header>
      </text:list>
      <text:p text:style-name="Standalone_20_Property"><text:span text:style-name="T408">Trůn s nahou dívkou bez jediného chlupu či vlasu</text:span> &gt; Bleděmodrá kaše z misky na opěradle ji činí povolnou a submisivní. Dívka je nedospělý <text:span text:style-name="T1679">černý</text:span> drak. Když ji někdo zabije nebo těžce zraní, roztrhne se její křehká forma a změní se v draka bez šupin, jen svaly a krev <text:span text:style-name="T2371">(zůstane jí stejně velké zranění)</text:span>. Dokáže chrlit kyselinu <text:span text:style-name="T2371">a s radostí zasáhne celou místnost, ještěrců jí opravdu líto nebude</text:span>.</text:p>
      <text:list xml:id="list2294343131" text:style-name="L184">
        <text:list-header>
          <text:p text:style-name="P686"><text:span text:style-name="T141">Mladý</text:span> černý drak</text:p>
          <text:p text:style-name="P1047"><text:span text:style-name="T408">Fyzička </text:span><text:span text:style-name="Brawn_20__28_Attributes_29_"><text:span text:style-name="T408">7</text:span></text:span><text:span text:style-name="T408">, Finesa </text:span><text:span text:style-name="Finesse_20__28_Attributes_29_"><text:span text:style-name="T408">4</text:span></text:span><text:span text:style-name="T408">, Duše </text:span><text:span text:style-name="Spirit_20__28_Attributes_29_"><text:span text:style-name="T408">6</text:span></text:span><text:span text:style-name="T408">, Životy 18</text:span></text:p>
          <text:p text:style-name="P1046"><text:span text:style-name="T272">Zbroj:</text:span> 0</text:p>
          <text:p text:style-name="P1047">⚔ <text:span text:style-name="T272">Zuby nebo drápy:</text:span> <text:span text:style-name="Brawn_20__28_Attributes_29_">7</text:span> + k6, zranění 3</text:p>
          <text:p text:style-name="P1047">⚔ <text:span text:style-name="T272">Ocas</text:span> (obvykle sráží nebo odhazuje): <text:span text:style-name="Brawn_20__28_Attributes_29_">7</text:span> + k6, zranění 0</text:p>
          <text:p text:style-name="P1047">🏹 <text:span text:style-name="T272">Dech:</text:span> <text:span text:style-name="Finesse_20__28_Attributes_29_">4</text:span> + k6, zranění 6 kz <text:span text:style-name="Corrosive_20__28_Damage_20_Types_29_">žíravinou<text:line-break/> <text:s text:c="5"/></text:span><text:span text:style-name="T272">Rozsah:</text:span> všechno v krátké vzdálenosti před drakem<text:line-break/> <text:s text:c="5"/><text:span text:style-name="T272">Příprava:</text:span> jedno kolo hlubokého nádechu</text:p>
          <text:p text:style-name="P1047">⚔ <text:span text:style-name="T272">Děsivý řev:</text:span> <text:span text:style-name="Spirit_20__28_Attributes_29_">6</text:span> + k6 proti Duši<text:line-break/> <text:s text:c="5"/><text:span text:style-name="T272">Účinek:</text:span> strach (nevýhoda)</text:p>
        </text:list-header>
      </text:list>
      <text:p text:style-name="Standalone_20_Property"><text:span text:style-name="T408">Ještěří kněz</text:span> &gt; Odebírá dračí dívce krev a nutí ji pít lidským vězňům. Někteří se změní v ještěrce a jsou vítáni. Ostatní jsou shozeni k anakondě.</text:p>
      <text:list xml:id="list130006175880110" text:continue-list="list130006297928129" text:style-name="L173">
        <text:list-header>
          <text:p text:style-name="P1030"><text:span text:style-name="T272">Ještě</text:span><text:span text:style-name="T333">ří kněz</text:span></text:p>
          <text:p text:style-name="P1030"><text:soft-page-break/>Fyzička <text:span text:style-name="Brawn_20__28_Attributes_29_">3</text:span>, Finesa <text:span text:style-name="Finesse_20__28_Attributes_29_">4</text:span>, Duše <text:span text:style-name="Spirit_20__28_Attributes_29_"><text:span text:style-name="T2298">4</text:span></text:span>, Životy 9</text:p>
          <text:p text:style-name="P1030"><text:span text:style-name="T272">Zbroj:</text:span> 1</text:p>
          <text:p text:style-name="P1033">⚔ <text:span text:style-name="T335">2 z</text:span><text:span text:style-name="T1556">ahnuté nože</text:span><text:span text:style-name="T272">:</text:span> <text:span text:style-name="Finesse_20__28_Attributes_29_">4</text:span> + k6, zranění <text:span text:style-name="T1651">2</text:span></text:p>
          <text:p text:style-name="P1033"><text:span text:style-name="T1556">K</text:span><text:span text:style-name="T1564">ouzla:<text:line-break/></text:span><text:span text:style-name="T1566"> <text:s text:c="5"/></text:span><text:span text:style-name="T1565">modrý blesk *Artak bárak* (1 cíl, 6kz </text:span><text:span text:style-name="Lightning_20__28_Damage_20_Types_29_"><text:span text:style-name="T2368">bleskem</text:span></text:span><text:span text:style-name="T1565">)<text:line-break/></text:span><text:span text:style-name="T1566"> <text:s text:c="5"/></text:span><text:span text:style-name="T1565">zelený blesk *Járak bárak* (1-2 cíle, 5kz </text:span><text:span text:style-name="Lightning_20__28_Damage_20_Types_29_"><text:span text:style-name="T2368">bleskem</text:span></text:span><text:span text:style-name="T1565">)</text:span></text:p>
        </text:list-header>
      </text:list>
      <text:p text:style-name="Standalone_20_Property"><text:span text:style-name="T408">Deset ještěřích mnichů</text:span> &gt; Bílé malování, pláště a kostěné nože.</text:p>
      <text:list xml:id="list130005102576133" text:continue-numbering="true" text:style-name="L173">
        <text:list-header>
          <text:p text:style-name="P1029"><text:span text:style-name="T272">Ještě</text:span><text:span text:style-name="T1567">ří mnich</text:span></text:p>
          <text:p text:style-name="P1029">Fyzička <text:span text:style-name="Brawn_20__28_Attributes_29_">3</text:span>, Finesa <text:span text:style-name="Finesse_20__28_Attributes_29_">4</text:span>, Duše <text:span text:style-name="Spirit_20__28_Attributes_29_">2</text:span>, Životy 9</text:p>
          <text:p text:style-name="P1029"><text:span text:style-name="T272">Zbroj:</text:span> 1</text:p>
          <text:p text:style-name="P1029"><text:span text:style-name="T2365">⚔ </text:span><text:span text:style-name="T335">2 k</text:span><text:span text:style-name="T1568">ostěné</text:span><text:span text:style-name="T1556"> nože</text:span><text:span text:style-name="T334">:</text:span><text:span text:style-name="T2365"> </text:span><text:span text:style-name="Finesse_20__28_Attributes_29_"><text:span text:style-name="T2365">4</text:span></text:span><text:span text:style-name="T2365"> + k6, zranění </text:span><text:span text:style-name="T1678">1</text:span></text:p>
        </text:list-header>
      </text:list>
      <text:p text:style-name="Standalone_20_Property"><text:span text:style-name="Unicode_20_Character"><text:span text:style-name="T1778">🚪</text:span></text:span><text:span text:style-name="Unicode_20_Character"><text:span text:style-name="T1779">+</text:span></text:span><text:span text:style-name="Unicode_20_Character"><text:span text:style-name="T1780">🔒 </text:span></text:span><text:span text:style-name="T1720">V jižní stěně místnosti jsou masivní kamenné dveře</text:span><text:span text:style-name="T1749"> &gt;</text:span><text:span text:style-name="T1750"> </text:span><text:span text:style-name="T1749">Vedou </text:span><text:span text:style-name="T1751">ven na plošinu pod vrcholem zigguratu</text:span><text:span text:style-name="T1678">. </text:span><text:span text:style-name="T1684">Odemykají se kouzelným </text:span><text:span text:style-name="T1571">klíčem ve tvaru pyramidy</text:span><text:span text:style-name="T1684">, který má u sebe velekněz. </text:span><text:span text:style-name="T1685">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77">Humanoid s protáhlou plazí tváří, pevnou zelenou nebo hnědou kůží a mohutným ještěřím ocasem. Při tvorbě postavy vyber dvě schopnosti:</text:p>
      <text:list xml:id="list1857335868" text:style-name="L185">
        <text:list-item>
          <text:p text:style-name="P1048"><text:span text:style-name="T408">Regenerace</text:span><text:line-break/>Na rozdíl od lidí ti mohou plně dorůst i ztracené orgány a končetiny.</text:p>
        </text:list-item>
        <text:list-item>
          <text:p text:style-name="P1048"><text:span text:style-name="T408">Šupiny</text:span><text:line-break/>Tělo je pokryté silnou ochranou vrstvou.</text:p>
        </text:list-item>
        <text:list-item>
          <text:p text:style-name="P1048"><text:span text:style-name="T408">Čich</text:span><text:line-break/>Díky citlivému hadímu jazyku rozpoznáš bytosti i substance na velkou vzdálenost.</text:p>
        </text:list-item>
        <text:list-item>
          <text:p text:style-name="P1048"><text:span text:style-name="T408">Obojživelník</text:span><text:line-break/>Dokážeš libovolně dlouho dýchat pod vodou.</text:p>
        </text:list-item>
        <text:list-item>
          <text:p text:style-name="P1048"><text:span text:style-name="T408">Jed</text:span><text:line-break/>Namísto normálních zubů máš dva hadí a dokážeš kousnutím otrávit.</text:p>
        </text:list-item>
        <text:list-item>
          <text:p text:style-name="P1048"><text:span text:style-name="T408">Bodce</text:span><text:line-break/>Máš rohatou hlavu a ocas zakončený nebezpečnými ostny.</text:p>
        </text:list-item>
        <text:list-item>
          <text:p text:style-name="P1048"><text:span text:style-name="T408">Chameleon</text:span><text:line-break/>Můžeš během několika okamžiků změnit barvu.</text:p>
        </text:list-item>
        <text:list-item>
          <text:p text:style-name="P807"><text:soft-page-break/><text:span text:style-name="Emphasis"><text:span text:style-name="T759">Přísavky</text:span></text:span><text:span text:style-name="Emphasis"><text:span text:style-name="T761"><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5</text:page-number></text:p>
      </style:header>
      <style:header-left>
        <text:p text:style-name="MP2"><text:page-number text:select-page="current">66</text:page-number></text:p>
      </style:header-left>
      <style:footer>
        <text:p text:style-name="MP3"><text:chapter text:display="name" text:outline-level="3">Dračí kostr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1-02-03T22:27:35.557000000</dc:date>
    <meta:editing-cycles>17679</meta:editing-cycles>
    <meta:editing-duration>P59DT22H37M16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60" meta:paragraph-count="2086" meta:word-count="25051" meta:character-count="144559" meta:non-whitespace-character-count="122096"/>
  </office:meta>
</office:document-meta>
</file>